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59.76pt"/>
    </style:style>
    <style:style style:name="co3" style:family="table-column">
      <style:table-column-properties fo:break-before="auto" style:column-width="139.95pt"/>
    </style:style>
    <style:style style:name="co4" style:family="table-column">
      <style:table-column-properties fo:break-before="auto" style:column-width="120.05pt"/>
    </style:style>
    <style:style style:name="co5" style:family="table-column">
      <style:table-column-properties fo:break-before="auto" style:column-width="69.3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44.65pt"/>
    </style:style>
    <style:style style:name="co8" style:family="table-column">
      <style:table-column-properties fo:break-before="auto" style:column-width="156.1pt"/>
    </style:style>
    <style:style style:name="co9" style:family="table-column">
      <style:table-column-properties fo:break-before="auto" style:column-width="90.14pt"/>
    </style:style>
    <style:style style:name="co10" style:family="table-column">
      <style:table-column-properties fo:break-before="auto" style:column-width="86.8pt"/>
    </style:style>
    <style:style style:name="co11" style:family="table-column">
      <style:table-column-properties fo:break-before="auto" style:column-width="82.09pt"/>
    </style:style>
    <style:style style:name="co12" style:family="table-column">
      <style:table-column-properties fo:break-before="auto" style:column-width="164.21pt"/>
    </style:style>
    <style:style style:name="co13" style:family="table-column">
      <style:table-column-properties fo:break-before="auto" style:column-width="155pt"/>
    </style:style>
    <style:style style:name="co14" style:family="table-column">
      <style:table-column-properties fo:break-before="auto" style:column-width="72.65pt"/>
    </style:style>
    <style:style style:name="co15" style:family="table-column">
      <style:table-column-properties fo:break-before="auto" style:column-width="79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3"/>
    <style:style style:name="ce3" style:family="table-cell" style:parent-style-name="Default" style:data-style-name="N1"/>
  </office:automatic-styles>
  <office:body>
    <office:spreadsheet>
      <table:table table:name="Params&amp;Confi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Configuration and Parameters</text:p>
          </table:table-cell>
          <table:covered-table-cell/>
          <table:table-cell office:value-type="string" calcext:value-type="string">
            <text:p>Notes &amp; Comment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_CPU</text:p>
          </table:table-cell>
          <table:table-cell office:value-type="float" office:value="12000000" calcext:value-type="float">
            <text:p>1200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C_PRESCALER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C_FREQUENCY</text:p>
          </table:table-cell>
          <table:table-cell table:formula="of:=['Params&amp;Config'.C3]/['Params&amp;Config'.C4]" office:value-type="float" office:value="187500" calcext:value-type="float">
            <text:p>1875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C_FIRST_CONV_CYCLES</text:p>
          </table:table-cell>
          <table:table-cell table:formula="of:=13.5+25" office:value-type="float" office:value="38.5" calcext:value-type="float">
            <text:p>38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C_NORMAL_CONV_CYCLES</text:p>
          </table:table-cell>
          <table:table-cell table:formula="of:=1.5+13"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FT_N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_REF</text:p>
          </table:table-cell>
          <table:table-cell office:value-type="float" office:value="2.74" calcext:value-type="float">
            <text:p>2.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C_MAX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C_HALF_MAX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considers half the volt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C_SOURCE_MAX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</table:table>
      <table:table table:name="Performance Figures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Conversion (normal) frequency</text:p>
          </table:table-cell>
          <table:table-cell table:formula="of:=['Params&amp;Config'.C5]/['Params&amp;Config'.C7]" office:value-type="float" office:value="12931.0344827586" calcext:value-type="float">
            <text:p>12931.03</text:p>
          </table:table-cell>
        </table:table-row>
        <table:table-row table:style-name="ro1">
          <table:table-cell/>
          <table:table-cell office:value-type="string" calcext:value-type="string">
            <text:p>Niquyst frequency</text:p>
          </table:table-cell>
          <table:table-cell table:formula="of:=['Performance Figures'.C5]/2" office:value-type="float" office:value="6465.51724137931" calcext:value-type="float">
            <text:p>6465.52</text:p>
          </table:table-cell>
        </table:table-row>
        <table:table-row table:style-name="ro1">
          <table:table-cell/>
          <table:table-cell office:value-type="string" calcext:value-type="string">
            <text:p>FFT step (Hz)</text:p>
          </table:table-cell>
          <table:table-cell table:formula="of:=[.C6]/(['Params&amp;Config'.C8] / 2)" office:value-type="float" office:value="202.047413793103" calcext:value-type="float">
            <text:p>202.05</text:p>
          </table:table-cell>
        </table:table-row>
      </table:table>
      <table:table table:name="Input range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ADC Step</text:p>
          </table:table-cell>
          <table:table-cell table:style-name="Default" office:value-type="string" calcext:value-type="string">
            <text:p>ADC Voltage</text:p>
          </table:table-cell>
          <table:table-cell office:value-type="string" calcext:value-type="string">
            <text:p>Input Voltage (x2)</text:p>
          </table:table-cell>
          <table:table-cell office:value-type="string" calcext:value-type="string">
            <text:p>ADC RMS</text:p>
          </table:table-cell>
          <table:table-cell office:value-type="string" calcext:value-type="string">
            <text:p>Attenuation (dB) @ ADC Vref</text:p>
          </table:table-cell>
          <table:table-cell office:value-type="string" calcext:value-type="string">
            <text:p>Attenuation (dB) @ Source Vmax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(['Params&amp;Config'.$C$9]/['Params&amp;Config'.$C$10]) * [.C2]" office:value-type="float" office:value="0" calcext:value-type="float">
            <text:p>0.000</text:p>
          </table:table-cell>
          <table:table-cell table:style-name="ce2" table:formula="of:=[.D2]*2" office:value-type="float" office:value="0" calcext:value-type="float">
            <text:p>0.000</text:p>
          </table:table-cell>
          <table:table-cell table:style-name="ce2" table:formula="of:=[.D2]/1.4/2" office:value-type="float" office:value="0" calcext:value-type="float">
            <text:p>0.000</text:p>
          </table:table-cell>
          <table:table-cell table:formula="of:=20*LOG10([.C2]/['Params&amp;Config'.$C$11])" office:value-type="string" office:string-value="" calcext:value-type="error">
            <text:p>Err:502</text:p>
          </table:table-cell>
          <table:table-cell table:formula="of:=20*LOG10([.C2]/['Params&amp;Config'.$C$12]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(['Params&amp;Config'.$C$9]/['Params&amp;Config'.$C$10]) * [.C3]" office:value-type="float" office:value="0.00267578125" calcext:value-type="float">
            <text:p>0.003</text:p>
          </table:table-cell>
          <table:table-cell table:style-name="ce2" table:formula="of:=[.D3]*2" office:value-type="float" office:value="0.0053515625" calcext:value-type="float">
            <text:p>0.005</text:p>
          </table:table-cell>
          <table:table-cell table:style-name="ce2" table:formula="of:=[.D3]/1.4/2" office:value-type="float" office:value="0.000955636160714286" calcext:value-type="float">
            <text:p>0.001</text:p>
          </table:table-cell>
          <table:table-cell table:formula="of:=20*LOG10([.C3]/['Params&amp;Config'.$C$11])" office:value-type="float" office:value="-54.1853992195166" calcext:value-type="float">
            <text:p>-54.19</text:p>
          </table:table-cell>
          <table:table-cell table:formula="of:=20*LOG10([.C3]/['Params&amp;Config'.$C$12])" office:value-type="float" office:value="-36.9019608002851" calcext:value-type="float">
            <text:p>-36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(['Params&amp;Config'.$C$9]/['Params&amp;Config'.$C$10]) * [.C4]" office:value-type="float" office:value="0.0053515625" calcext:value-type="float">
            <text:p>0.005</text:p>
          </table:table-cell>
          <table:table-cell table:style-name="ce2" table:formula="of:=[.D4]*2" office:value-type="float" office:value="0.010703125" calcext:value-type="float">
            <text:p>0.011</text:p>
          </table:table-cell>
          <table:table-cell table:style-name="ce2" table:formula="of:=[.D4]/1.4/2" office:value-type="float" office:value="0.00191127232142857" calcext:value-type="float">
            <text:p>0.002</text:p>
          </table:table-cell>
          <table:table-cell table:formula="of:=20*LOG10([.C4]/['Params&amp;Config'.$C$11])" office:value-type="float" office:value="-48.164799306237" calcext:value-type="float">
            <text:p>-48.16</text:p>
          </table:table-cell>
          <table:table-cell table:formula="of:=20*LOG10([.C4]/['Params&amp;Config'.$C$12])" office:value-type="float" office:value="-30.8813608870055" calcext:value-type="float">
            <text:p>-30.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(['Params&amp;Config'.$C$9]/['Params&amp;Config'.$C$10]) * [.C5]" office:value-type="float" office:value="0.00802734375" calcext:value-type="float">
            <text:p>0.008</text:p>
          </table:table-cell>
          <table:table-cell table:style-name="ce2" table:formula="of:=[.D5]*2" office:value-type="float" office:value="0.0160546875" calcext:value-type="float">
            <text:p>0.016</text:p>
          </table:table-cell>
          <table:table-cell table:style-name="ce2" table:formula="of:=[.D5]/1.4/2" office:value-type="float" office:value="0.00286690848214286" calcext:value-type="float">
            <text:p>0.003</text:p>
          </table:table-cell>
          <table:table-cell table:formula="of:=20*LOG10([.C5]/['Params&amp;Config'.$C$11])" office:value-type="float" office:value="-44.6429741251234" calcext:value-type="float">
            <text:p>-44.64</text:p>
          </table:table-cell>
          <table:table-cell table:formula="of:=20*LOG10([.C5]/['Params&amp;Config'.$C$12])" office:value-type="float" office:value="-27.3595357058919" calcext:value-type="float">
            <text:p>-27.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(['Params&amp;Config'.$C$9]/['Params&amp;Config'.$C$10]) * [.C6]" office:value-type="float" office:value="0.010703125" calcext:value-type="float">
            <text:p>0.011</text:p>
          </table:table-cell>
          <table:table-cell table:style-name="ce2" table:formula="of:=[.D6]*2" office:value-type="float" office:value="0.02140625" calcext:value-type="float">
            <text:p>0.021</text:p>
          </table:table-cell>
          <table:table-cell table:style-name="ce2" table:formula="of:=[.D6]/1.4/2" office:value-type="float" office:value="0.00382254464285714" calcext:value-type="float">
            <text:p>0.004</text:p>
          </table:table-cell>
          <table:table-cell table:formula="of:=20*LOG10([.C6]/['Params&amp;Config'.$C$11])" office:value-type="float" office:value="-42.1441993929574" calcext:value-type="float">
            <text:p>-42.14</text:p>
          </table:table-cell>
          <table:table-cell table:formula="of:=20*LOG10([.C6]/['Params&amp;Config'.$C$12])" office:value-type="float" office:value="-24.8607609737259" calcext:value-type="float">
            <text:p>-24.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(['Params&amp;Config'.$C$9]/['Params&amp;Config'.$C$10]) * [.C7]" office:value-type="float" office:value="0.01337890625" calcext:value-type="float">
            <text:p>0.013</text:p>
          </table:table-cell>
          <table:table-cell table:style-name="ce2" table:formula="of:=[.D7]*2" office:value-type="float" office:value="0.0267578125" calcext:value-type="float">
            <text:p>0.027</text:p>
          </table:table-cell>
          <table:table-cell table:style-name="ce2" table:formula="of:=[.D7]/1.4/2" office:value-type="float" office:value="0.00477818080357143" calcext:value-type="float">
            <text:p>0.005</text:p>
          </table:table-cell>
          <table:table-cell table:formula="of:=20*LOG10([.C7]/['Params&amp;Config'.$C$11])" office:value-type="float" office:value="-40.2059991327962" calcext:value-type="float">
            <text:p>-40.21</text:p>
          </table:table-cell>
          <table:table-cell table:formula="of:=20*LOG10([.C7]/['Params&amp;Config'.$C$12])" office:value-type="float" office:value="-22.9225607135648" calcext:value-type="float">
            <text:p>-22.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(['Params&amp;Config'.$C$9]/['Params&amp;Config'.$C$10]) * [.C8]" office:value-type="float" office:value="0.0160546875" calcext:value-type="float">
            <text:p>0.016</text:p>
          </table:table-cell>
          <table:table-cell table:style-name="ce2" table:formula="of:=[.D8]*2" office:value-type="float" office:value="0.032109375" calcext:value-type="float">
            <text:p>0.032</text:p>
          </table:table-cell>
          <table:table-cell table:style-name="ce2" table:formula="of:=[.D8]/1.4/2" office:value-type="float" office:value="0.00573381696428571" calcext:value-type="float">
            <text:p>0.006</text:p>
          </table:table-cell>
          <table:table-cell table:formula="of:=20*LOG10([.C8]/['Params&amp;Config'.$C$11])" office:value-type="float" office:value="-38.6223742118437" calcext:value-type="float">
            <text:p>-38.62</text:p>
          </table:table-cell>
          <table:table-cell table:formula="of:=20*LOG10([.C8]/['Params&amp;Config'.$C$12])" office:value-type="float" office:value="-21.3389357926123" calcext:value-type="float">
            <text:p>-21.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(['Params&amp;Config'.$C$9]/['Params&amp;Config'.$C$10]) * [.C9]" office:value-type="float" office:value="0.01873046875" calcext:value-type="float">
            <text:p>0.019</text:p>
          </table:table-cell>
          <table:table-cell table:style-name="ce2" table:formula="of:=[.D9]*2" office:value-type="float" office:value="0.0374609375" calcext:value-type="float">
            <text:p>0.037</text:p>
          </table:table-cell>
          <table:table-cell table:style-name="ce2" table:formula="of:=[.D9]/1.4/2" office:value-type="float" office:value="0.006689453125" calcext:value-type="float">
            <text:p>0.007</text:p>
          </table:table-cell>
          <table:table-cell table:formula="of:=20*LOG10([.C9]/['Params&amp;Config'.$C$11])" office:value-type="float" office:value="-37.2834384192315" calcext:value-type="float">
            <text:p>-37.28</text:p>
          </table:table-cell>
          <table:table-cell table:formula="of:=20*LOG10([.C9]/['Params&amp;Config'.$C$12])" office:value-type="float" office:value="-20" calcext:value-type="float">
            <text:p>-20</text:p>
          </table:table-cell>
          <table:table-cell/>
          <table:table-cell office:value-type="string" calcext:value-type="string">
            <text:p>Display levels</text:p>
          </table:table-cell>
          <table:table-cell office:value-type="string" calcext:value-type="string">
            <text:p>ADC Step</text:p>
          </table:table-cell>
          <table:table-cell office:value-type="string" calcext:value-type="string">
            <text:p>Attenuation (dB)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(['Params&amp;Config'.$C$9]/['Params&amp;Config'.$C$10]) * [.C10]" office:value-type="float" office:value="0.02140625" calcext:value-type="float">
            <text:p>0.021</text:p>
          </table:table-cell>
          <table:table-cell table:style-name="ce2" table:formula="of:=[.D10]*2" office:value-type="float" office:value="0.0428125" calcext:value-type="float">
            <text:p>0.043</text:p>
          </table:table-cell>
          <table:table-cell table:style-name="ce2" table:formula="of:=[.D10]/1.4/2" office:value-type="float" office:value="0.00764508928571429" calcext:value-type="float">
            <text:p>0.008</text:p>
          </table:table-cell>
          <table:table-cell table:formula="of:=20*LOG10([.C10]/['Params&amp;Config'.$C$11])" office:value-type="float" office:value="-36.1235994796777" calcext:value-type="float">
            <text:p>-36.12</text:p>
          </table:table-cell>
          <table:table-cell table:formula="of:=20*LOG10([.C10]/['Params&amp;Config'.$C$12])" office:value-type="float" office:value="-18.8401610604463" calcext:value-type="float">
            <text:p>-18.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table:formula="of:=1024/7*([.J10]+1)" office:value-type="float" office:value="146.285714285714" calcext:value-type="float">
            <text:p>1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(['Params&amp;Config'.$C$9]/['Params&amp;Config'.$C$10]) * [.C11]" office:value-type="float" office:value="0.02408203125" calcext:value-type="float">
            <text:p>0.024</text:p>
          </table:table-cell>
          <table:table-cell table:style-name="ce2" table:formula="of:=[.D11]*2" office:value-type="float" office:value="0.0481640625" calcext:value-type="float">
            <text:p>0.048</text:p>
          </table:table-cell>
          <table:table-cell table:style-name="ce2" table:formula="of:=[.D11]/1.4/2" office:value-type="float" office:value="0.00860072544642857" calcext:value-type="float">
            <text:p>0.009</text:p>
          </table:table-cell>
          <table:table-cell table:formula="of:=20*LOG10([.C11]/['Params&amp;Config'.$C$11])" office:value-type="float" office:value="-35.1005490307301" calcext:value-type="float">
            <text:p>-35.1</text:p>
          </table:table-cell>
          <table:table-cell table:formula="of:=20*LOG10([.C11]/['Params&amp;Config'.$C$12])" office:value-type="float" office:value="-17.8171106114986" calcext:value-type="float">
            <text:p>-17.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1024/7*([.J11]+1)" office:value-type="float" office:value="292.571428571429" calcext:value-type="float">
            <text:p>2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(['Params&amp;Config'.$C$9]/['Params&amp;Config'.$C$10]) * [.C12]" office:value-type="float" office:value="0.0267578125" calcext:value-type="float">
            <text:p>0.027</text:p>
          </table:table-cell>
          <table:table-cell table:style-name="ce2" table:formula="of:=[.D12]*2" office:value-type="float" office:value="0.053515625" calcext:value-type="float">
            <text:p>0.054</text:p>
          </table:table-cell>
          <table:table-cell table:style-name="ce2" table:formula="of:=[.D12]/1.4/2" office:value-type="float" office:value="0.00955636160714286" calcext:value-type="float">
            <text:p>0.010</text:p>
          </table:table-cell>
          <table:table-cell table:formula="of:=20*LOG10([.C12]/['Params&amp;Config'.$C$11])" office:value-type="float" office:value="-34.1853992195166" calcext:value-type="float">
            <text:p>-34.19</text:p>
          </table:table-cell>
          <table:table-cell table:formula="of:=20*LOG10([.C12]/['Params&amp;Config'.$C$12])" office:value-type="float" office:value="-16.9019608002851" calcext:value-type="float">
            <text:p>-16.9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table:formula="of:=1024/7*([.J12]+1)" office:value-type="float" office:value="438.857142857143" calcext:value-type="float">
            <text:p>43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(['Params&amp;Config'.$C$9]/['Params&amp;Config'.$C$10]) * [.C13]" office:value-type="float" office:value="0.02943359375" calcext:value-type="float">
            <text:p>0.029</text:p>
          </table:table-cell>
          <table:table-cell table:style-name="ce2" table:formula="of:=[.D13]*2" office:value-type="float" office:value="0.0588671875" calcext:value-type="float">
            <text:p>0.059</text:p>
          </table:table-cell>
          <table:table-cell table:style-name="ce2" table:formula="of:=[.D13]/1.4/2" office:value-type="float" office:value="0.0105119977678571" calcext:value-type="float">
            <text:p>0.011</text:p>
          </table:table-cell>
          <table:table-cell table:formula="of:=20*LOG10([.C13]/['Params&amp;Config'.$C$11])" office:value-type="float" office:value="-33.3575455163521" calcext:value-type="float">
            <text:p>-33.36</text:p>
          </table:table-cell>
          <table:table-cell table:formula="of:=20*LOG10([.C13]/['Params&amp;Config'.$C$12])" office:value-type="float" office:value="-16.0741070971206" calcext:value-type="float">
            <text:p>-16.07</text:p>
          </table:table-cell>
          <table:table-cell/>
          <table:table-cell office:value-type="float" office:value="3" calcext:value-type="float">
            <text:p>3</text:p>
          </table:table-cell>
          <table:table-cell table:style-name="ce3" table:formula="of:=1024/7*([.J13]+1)" office:value-type="float" office:value="585.142857142857" calcext:value-type="float">
            <text:p>5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(['Params&amp;Config'.$C$9]/['Params&amp;Config'.$C$10]) * [.C14]" office:value-type="float" office:value="0.032109375" calcext:value-type="float">
            <text:p>0.032</text:p>
          </table:table-cell>
          <table:table-cell table:style-name="ce2" table:formula="of:=[.D14]*2" office:value-type="float" office:value="0.06421875" calcext:value-type="float">
            <text:p>0.064</text:p>
          </table:table-cell>
          <table:table-cell table:style-name="ce2" table:formula="of:=[.D14]/1.4/2" office:value-type="float" office:value="0.0114676339285714" calcext:value-type="float">
            <text:p>0.011</text:p>
          </table:table-cell>
          <table:table-cell table:formula="of:=20*LOG10([.C14]/['Params&amp;Config'.$C$11])" office:value-type="float" office:value="-32.6017742985641" calcext:value-type="float">
            <text:p>-32.6</text:p>
          </table:table-cell>
          <table:table-cell table:formula="of:=20*LOG10([.C14]/['Params&amp;Config'.$C$12])" office:value-type="float" office:value="-15.3183358793326" calcext:value-type="float">
            <text:p>-15.32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table:formula="of:=1024/7*([.J14]+1)" office:value-type="float" office:value="731.428571428571" calcext:value-type="float">
            <text:p>7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(['Params&amp;Config'.$C$9]/['Params&amp;Config'.$C$10]) * [.C15]" office:value-type="float" office:value="0.03478515625" calcext:value-type="float">
            <text:p>0.035</text:p>
          </table:table-cell>
          <table:table-cell table:style-name="ce2" table:formula="of:=[.D15]*2" office:value-type="float" office:value="0.0695703125" calcext:value-type="float">
            <text:p>0.070</text:p>
          </table:table-cell>
          <table:table-cell table:style-name="ce2" table:formula="of:=[.D15]/1.4/2" office:value-type="float" office:value="0.0124232700892857" calcext:value-type="float">
            <text:p>0.012</text:p>
          </table:table-cell>
          <table:table-cell table:formula="of:=20*LOG10([.C15]/['Params&amp;Config'.$C$11])" office:value-type="float" office:value="-31.9065321733799" calcext:value-type="float">
            <text:p>-31.91</text:p>
          </table:table-cell>
          <table:table-cell table:formula="of:=20*LOG10([.C15]/['Params&amp;Config'.$C$12])" office:value-type="float" office:value="-14.6230937541484" calcext:value-type="float">
            <text:p>-14.62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table:formula="of:=1024/7*([.J15]+1)" office:value-type="float" office:value="877.714285714286" calcext:value-type="float">
            <text:p>8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(['Params&amp;Config'.$C$9]/['Params&amp;Config'.$C$10]) * [.C16]" office:value-type="float" office:value="0.0374609375" calcext:value-type="float">
            <text:p>0.037</text:p>
          </table:table-cell>
          <table:table-cell table:style-name="ce2" table:formula="of:=[.D16]*2" office:value-type="float" office:value="0.074921875" calcext:value-type="float">
            <text:p>0.075</text:p>
          </table:table-cell>
          <table:table-cell table:style-name="ce2" table:formula="of:=[.D16]/1.4/2" office:value-type="float" office:value="0.01337890625" calcext:value-type="float">
            <text:p>0.013</text:p>
          </table:table-cell>
          <table:table-cell table:formula="of:=20*LOG10([.C16]/['Params&amp;Config'.$C$11])" office:value-type="float" office:value="-31.2628385059519" calcext:value-type="float">
            <text:p>-31.26</text:p>
          </table:table-cell>
          <table:table-cell table:formula="of:=20*LOG10([.C16]/['Params&amp;Config'.$C$12])" office:value-type="float" office:value="-13.9794000867204" calcext:value-type="float">
            <text:p>-13.98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table:formula="of:=1024/7*([.J16]+1)" office:value-type="float" office:value="1024" calcext:value-type="float">
            <text:p>10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(['Params&amp;Config'.$C$9]/['Params&amp;Config'.$C$10]) * [.C17]" office:value-type="float" office:value="0.04013671875" calcext:value-type="float">
            <text:p>0.040</text:p>
          </table:table-cell>
          <table:table-cell table:style-name="ce2" table:formula="of:=[.D17]*2" office:value-type="float" office:value="0.0802734375" calcext:value-type="float">
            <text:p>0.080</text:p>
          </table:table-cell>
          <table:table-cell table:style-name="ce2" table:formula="of:=[.D17]/1.4/2" office:value-type="float" office:value="0.0143345424107143" calcext:value-type="float">
            <text:p>0.014</text:p>
          </table:table-cell>
          <table:table-cell table:formula="of:=20*LOG10([.C17]/['Params&amp;Config'.$C$11])" office:value-type="float" office:value="-30.663574038403" calcext:value-type="float">
            <text:p>-30.66</text:p>
          </table:table-cell>
          <table:table-cell table:formula="of:=20*LOG10([.C17]/['Params&amp;Config'.$C$12])" office:value-type="float" office:value="-13.3801356191715" calcext:value-type="float">
            <text:p>-13.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(['Params&amp;Config'.$C$9]/['Params&amp;Config'.$C$10]) * [.C18]" office:value-type="float" office:value="0.0428125" calcext:value-type="float">
            <text:p>0.043</text:p>
          </table:table-cell>
          <table:table-cell table:style-name="ce2" table:formula="of:=[.D18]*2" office:value-type="float" office:value="0.085625" calcext:value-type="float">
            <text:p>0.086</text:p>
          </table:table-cell>
          <table:table-cell table:style-name="ce2" table:formula="of:=[.D18]/1.4/2" office:value-type="float" office:value="0.0152901785714286" calcext:value-type="float">
            <text:p>0.015</text:p>
          </table:table-cell>
          <table:table-cell table:formula="of:=20*LOG10([.C18]/['Params&amp;Config'.$C$11])" office:value-type="float" office:value="-30.1029995663981" calcext:value-type="float">
            <text:p>-30.1</text:p>
          </table:table-cell>
          <table:table-cell table:formula="of:=20*LOG10([.C18]/['Params&amp;Config'.$C$12])" office:value-type="float" office:value="-12.8195611471666" calcext:value-type="float">
            <text:p>-12.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(['Params&amp;Config'.$C$9]/['Params&amp;Config'.$C$10]) * [.C19]" office:value-type="float" office:value="0.04548828125" calcext:value-type="float">
            <text:p>0.045</text:p>
          </table:table-cell>
          <table:table-cell table:style-name="ce2" table:formula="of:=[.D19]*2" office:value-type="float" office:value="0.0909765625" calcext:value-type="float">
            <text:p>0.091</text:p>
          </table:table-cell>
          <table:table-cell table:style-name="ce2" table:formula="of:=[.D19]/1.4/2" office:value-type="float" office:value="0.0162458147321429" calcext:value-type="float">
            <text:p>0.016</text:p>
          </table:table-cell>
          <table:table-cell table:formula="of:=20*LOG10([.C19]/['Params&amp;Config'.$C$11])" office:value-type="float" office:value="-29.5764207919511" calcext:value-type="float">
            <text:p>-29.58</text:p>
          </table:table-cell>
          <table:table-cell table:formula="of:=20*LOG10([.C19]/['Params&amp;Config'.$C$12])" office:value-type="float" office:value="-12.2929823727197" calcext:value-type="float">
            <text:p>-12.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(['Params&amp;Config'.$C$9]/['Params&amp;Config'.$C$10]) * [.C20]" office:value-type="float" office:value="0.0481640625" calcext:value-type="float">
            <text:p>0.048</text:p>
          </table:table-cell>
          <table:table-cell table:style-name="ce2" table:formula="of:=[.D20]*2" office:value-type="float" office:value="0.096328125" calcext:value-type="float">
            <text:p>0.096</text:p>
          </table:table-cell>
          <table:table-cell table:style-name="ce2" table:formula="of:=[.D20]/1.4/2" office:value-type="float" office:value="0.0172014508928571" calcext:value-type="float">
            <text:p>0.017</text:p>
          </table:table-cell>
          <table:table-cell table:formula="of:=20*LOG10([.C20]/['Params&amp;Config'.$C$11])" office:value-type="float" office:value="-29.0799491174505" calcext:value-type="float">
            <text:p>-29.08</text:p>
          </table:table-cell>
          <table:table-cell table:formula="of:=20*LOG10([.C20]/['Params&amp;Config'.$C$12])" office:value-type="float" office:value="-11.796510698219" calcext:value-type="float">
            <text:p>-11.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(['Params&amp;Config'.$C$9]/['Params&amp;Config'.$C$10]) * [.C21]" office:value-type="float" office:value="0.05083984375" calcext:value-type="float">
            <text:p>0.051</text:p>
          </table:table-cell>
          <table:table-cell table:style-name="ce2" table:formula="of:=[.D21]*2" office:value-type="float" office:value="0.1016796875" calcext:value-type="float">
            <text:p>0.102</text:p>
          </table:table-cell>
          <table:table-cell table:style-name="ce2" table:formula="of:=[.D21]/1.4/2" office:value-type="float" office:value="0.0181570870535714" calcext:value-type="float">
            <text:p>0.018</text:p>
          </table:table-cell>
          <table:table-cell table:formula="of:=20*LOG10([.C21]/['Params&amp;Config'.$C$11])" office:value-type="float" office:value="-28.61032720046" calcext:value-type="float">
            <text:p>-28.61</text:p>
          </table:table-cell>
          <table:table-cell table:formula="of:=20*LOG10([.C21]/['Params&amp;Config'.$C$12])" office:value-type="float" office:value="-11.3268887812286" calcext:value-type="float">
            <text:p>-11.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(['Params&amp;Config'.$C$9]/['Params&amp;Config'.$C$10]) * [.C22]" office:value-type="float" office:value="0.053515625" calcext:value-type="float">
            <text:p>0.054</text:p>
          </table:table-cell>
          <table:table-cell table:style-name="ce2" table:formula="of:=[.D22]*2" office:value-type="float" office:value="0.10703125" calcext:value-type="float">
            <text:p>0.107</text:p>
          </table:table-cell>
          <table:table-cell table:style-name="ce2" table:formula="of:=[.D22]/1.4/2" office:value-type="float" office:value="0.0191127232142857" calcext:value-type="float">
            <text:p>0.019</text:p>
          </table:table-cell>
          <table:table-cell table:formula="of:=20*LOG10([.C22]/['Params&amp;Config'.$C$11])" office:value-type="float" office:value="-28.164799306237" calcext:value-type="float">
            <text:p>-28.16</text:p>
          </table:table-cell>
          <table:table-cell table:formula="of:=20*LOG10([.C22]/['Params&amp;Config'.$C$12])" office:value-type="float" office:value="-10.8813608870055" calcext:value-type="float">
            <text:p>-10.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(['Params&amp;Config'.$C$9]/['Params&amp;Config'.$C$10]) * [.C23]" office:value-type="float" office:value="0.05619140625" calcext:value-type="float">
            <text:p>0.056</text:p>
          </table:table-cell>
          <table:table-cell table:style-name="ce2" table:formula="of:=[.D23]*2" office:value-type="float" office:value="0.1123828125" calcext:value-type="float">
            <text:p>0.112</text:p>
          </table:table-cell>
          <table:table-cell table:style-name="ce2" table:formula="of:=[.D23]/1.4/2" office:value-type="float" office:value="0.020068359375" calcext:value-type="float">
            <text:p>0.020</text:p>
          </table:table-cell>
          <table:table-cell table:formula="of:=20*LOG10([.C23]/['Params&amp;Config'.$C$11])" office:value-type="float" office:value="-27.7410133248382" calcext:value-type="float">
            <text:p>-27.74</text:p>
          </table:table-cell>
          <table:table-cell table:formula="of:=20*LOG10([.C23]/['Params&amp;Config'.$C$12])" office:value-type="float" office:value="-10.4575749056068" calcext:value-type="float">
            <text:p>-10.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(['Params&amp;Config'.$C$9]/['Params&amp;Config'.$C$10]) * [.C24]" office:value-type="float" office:value="0.0588671875" calcext:value-type="float">
            <text:p>0.059</text:p>
          </table:table-cell>
          <table:table-cell table:style-name="ce2" table:formula="of:=[.D24]*2" office:value-type="float" office:value="0.117734375" calcext:value-type="float">
            <text:p>0.118</text:p>
          </table:table-cell>
          <table:table-cell table:style-name="ce2" table:formula="of:=[.D24]/1.4/2" office:value-type="float" office:value="0.0210239955357143" calcext:value-type="float">
            <text:p>0.021</text:p>
          </table:table-cell>
          <table:table-cell table:formula="of:=20*LOG10([.C24]/['Params&amp;Config'.$C$11])" office:value-type="float" office:value="-27.3369456030725" calcext:value-type="float">
            <text:p>-27.34</text:p>
          </table:table-cell>
          <table:table-cell table:formula="of:=20*LOG10([.C24]/['Params&amp;Config'.$C$12])" office:value-type="float" office:value="-10.053507183841" calcext:value-type="float">
            <text:p>-10.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formula="of:=(['Params&amp;Config'.$C$9]/['Params&amp;Config'.$C$10]) * [.C25]" office:value-type="float" office:value="0.06154296875" calcext:value-type="float">
            <text:p>0.062</text:p>
          </table:table-cell>
          <table:table-cell table:style-name="ce2" table:formula="of:=[.D25]*2" office:value-type="float" office:value="0.1230859375" calcext:value-type="float">
            <text:p>0.123</text:p>
          </table:table-cell>
          <table:table-cell table:style-name="ce2" table:formula="of:=[.D25]/1.4/2" office:value-type="float" office:value="0.0219796316964286" calcext:value-type="float">
            <text:p>0.022</text:p>
          </table:table-cell>
          <table:table-cell table:formula="of:=20*LOG10([.C25]/['Params&amp;Config'.$C$11])" office:value-type="float" office:value="-26.9508424991648" calcext:value-type="float">
            <text:p>-26.95</text:p>
          </table:table-cell>
          <table:table-cell table:formula="of:=20*LOG10([.C25]/['Params&amp;Config'.$C$12])" office:value-type="float" office:value="-9.66740407993328" calcext:value-type="float">
            <text:p>-9.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formula="of:=(['Params&amp;Config'.$C$9]/['Params&amp;Config'.$C$10]) * [.C26]" office:value-type="float" office:value="0.06421875" calcext:value-type="float">
            <text:p>0.064</text:p>
          </table:table-cell>
          <table:table-cell table:style-name="ce2" table:formula="of:=[.D26]*2" office:value-type="float" office:value="0.1284375" calcext:value-type="float">
            <text:p>0.128</text:p>
          </table:table-cell>
          <table:table-cell table:style-name="ce2" table:formula="of:=[.D26]/1.4/2" office:value-type="float" office:value="0.0229352678571429" calcext:value-type="float">
            <text:p>0.023</text:p>
          </table:table-cell>
          <table:table-cell table:formula="of:=20*LOG10([.C26]/['Params&amp;Config'.$C$11])" office:value-type="float" office:value="-26.5811743852845" calcext:value-type="float">
            <text:p>-26.58</text:p>
          </table:table-cell>
          <table:table-cell table:formula="of:=20*LOG10([.C26]/['Params&amp;Config'.$C$12])" office:value-type="float" office:value="-9.29773596605302" calcext:value-type="float">
            <text:p>-9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(['Params&amp;Config'.$C$9]/['Params&amp;Config'.$C$10]) * [.C27]" office:value-type="float" office:value="0.06689453125" calcext:value-type="float">
            <text:p>0.067</text:p>
          </table:table-cell>
          <table:table-cell table:style-name="ce2" table:formula="of:=[.D27]*2" office:value-type="float" office:value="0.1337890625" calcext:value-type="float">
            <text:p>0.134</text:p>
          </table:table-cell>
          <table:table-cell table:style-name="ce2" table:formula="of:=[.D27]/1.4/2" office:value-type="float" office:value="0.0238909040178571" calcext:value-type="float">
            <text:p>0.024</text:p>
          </table:table-cell>
          <table:table-cell table:formula="of:=20*LOG10([.C27]/['Params&amp;Config'.$C$11])" office:value-type="float" office:value="-26.2265990460759" calcext:value-type="float">
            <text:p>-26.23</text:p>
          </table:table-cell>
          <table:table-cell table:formula="of:=20*LOG10([.C27]/['Params&amp;Config'.$C$12])" office:value-type="float" office:value="-8.94316062684439" calcext:value-type="float">
            <text:p>-8.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formula="of:=(['Params&amp;Config'.$C$9]/['Params&amp;Config'.$C$10]) * [.C28]" office:value-type="float" office:value="0.0695703125" calcext:value-type="float">
            <text:p>0.070</text:p>
          </table:table-cell>
          <table:table-cell table:style-name="ce2" table:formula="of:=[.D28]*2" office:value-type="float" office:value="0.139140625" calcext:value-type="float">
            <text:p>0.139</text:p>
          </table:table-cell>
          <table:table-cell table:style-name="ce2" table:formula="of:=[.D28]/1.4/2" office:value-type="float" office:value="0.0248465401785714" calcext:value-type="float">
            <text:p>0.025</text:p>
          </table:table-cell>
          <table:table-cell table:formula="of:=20*LOG10([.C28]/['Params&amp;Config'.$C$11])" office:value-type="float" office:value="-25.8859322601003" calcext:value-type="float">
            <text:p>-25.89</text:p>
          </table:table-cell>
          <table:table-cell table:formula="of:=20*LOG10([.C28]/['Params&amp;Config'.$C$12])" office:value-type="float" office:value="-8.60249384086878" calcext:value-type="float">
            <text:p>-8.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formula="of:=(['Params&amp;Config'.$C$9]/['Params&amp;Config'.$C$10]) * [.C29]" office:value-type="float" office:value="0.07224609375" calcext:value-type="float">
            <text:p>0.072</text:p>
          </table:table-cell>
          <table:table-cell table:style-name="ce2" table:formula="of:=[.D29]*2" office:value-type="float" office:value="0.1444921875" calcext:value-type="float">
            <text:p>0.144</text:p>
          </table:table-cell>
          <table:table-cell table:style-name="ce2" table:formula="of:=[.D29]/1.4/2" office:value-type="float" office:value="0.0258021763392857" calcext:value-type="float">
            <text:p>0.026</text:p>
          </table:table-cell>
          <table:table-cell table:formula="of:=20*LOG10([.C29]/['Params&amp;Config'.$C$11])" office:value-type="float" office:value="-25.5581239363369" calcext:value-type="float">
            <text:p>-25.56</text:p>
          </table:table-cell>
          <table:table-cell table:formula="of:=20*LOG10([.C29]/['Params&amp;Config'.$C$12])" office:value-type="float" office:value="-8.27468551710539" calcext:value-type="float">
            <text:p>-8.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formula="of:=(['Params&amp;Config'.$C$9]/['Params&amp;Config'.$C$10]) * [.C30]" office:value-type="float" office:value="0.074921875" calcext:value-type="float">
            <text:p>0.075</text:p>
          </table:table-cell>
          <table:table-cell table:style-name="ce2" table:formula="of:=[.D30]*2" office:value-type="float" office:value="0.14984375" calcext:value-type="float">
            <text:p>0.150</text:p>
          </table:table-cell>
          <table:table-cell table:style-name="ce2" table:formula="of:=[.D30]/1.4/2" office:value-type="float" office:value="0.0267578125" calcext:value-type="float">
            <text:p>0.027</text:p>
          </table:table-cell>
          <table:table-cell table:formula="of:=20*LOG10([.C30]/['Params&amp;Config'.$C$11])" office:value-type="float" office:value="-25.2422385926722" calcext:value-type="float">
            <text:p>-25.24</text:p>
          </table:table-cell>
          <table:table-cell table:formula="of:=20*LOG10([.C30]/['Params&amp;Config'.$C$12])" office:value-type="float" office:value="-7.95880017344075" calcext:value-type="float">
            <text:p>-7.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formula="of:=(['Params&amp;Config'.$C$9]/['Params&amp;Config'.$C$10]) * [.C31]" office:value-type="float" office:value="0.07759765625" calcext:value-type="float">
            <text:p>0.078</text:p>
          </table:table-cell>
          <table:table-cell table:style-name="ce2" table:formula="of:=[.D31]*2" office:value-type="float" office:value="0.1551953125" calcext:value-type="float">
            <text:p>0.155</text:p>
          </table:table-cell>
          <table:table-cell table:style-name="ce2" table:formula="of:=[.D31]/1.4/2" office:value-type="float" office:value="0.0277134486607143" calcext:value-type="float">
            <text:p>0.028</text:p>
          </table:table-cell>
          <table:table-cell table:formula="of:=20*LOG10([.C31]/['Params&amp;Config'.$C$11])" office:value-type="float" office:value="-24.9374392615375" calcext:value-type="float">
            <text:p>-24.94</text:p>
          </table:table-cell>
          <table:table-cell table:formula="of:=20*LOG10([.C31]/['Params&amp;Config'.$C$12])" office:value-type="float" office:value="-7.65400084230602" calcext:value-type="float">
            <text:p>-7.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(['Params&amp;Config'.$C$9]/['Params&amp;Config'.$C$10]) * [.C32]" office:value-type="float" office:value="0.0802734375" calcext:value-type="float">
            <text:p>0.080</text:p>
          </table:table-cell>
          <table:table-cell table:style-name="ce2" table:formula="of:=[.D32]*2" office:value-type="float" office:value="0.160546875" calcext:value-type="float">
            <text:p>0.161</text:p>
          </table:table-cell>
          <table:table-cell table:style-name="ce2" table:formula="of:=[.D32]/1.4/2" office:value-type="float" office:value="0.0286690848214286" calcext:value-type="float">
            <text:p>0.029</text:p>
          </table:table-cell>
          <table:table-cell table:formula="of:=20*LOG10([.C32]/['Params&amp;Config'.$C$11])" office:value-type="float" office:value="-24.6429741251234" calcext:value-type="float">
            <text:p>-24.64</text:p>
          </table:table-cell>
          <table:table-cell table:formula="of:=20*LOG10([.C32]/['Params&amp;Config'.$C$12])" office:value-type="float" office:value="-7.35953570589189" calcext:value-type="float">
            <text:p>-7.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formula="of:=(['Params&amp;Config'.$C$9]/['Params&amp;Config'.$C$10]) * [.C33]" office:value-type="float" office:value="0.08294921875" calcext:value-type="float">
            <text:p>0.083</text:p>
          </table:table-cell>
          <table:table-cell table:style-name="ce2" table:formula="of:=[.D33]*2" office:value-type="float" office:value="0.1658984375" calcext:value-type="float">
            <text:p>0.166</text:p>
          </table:table-cell>
          <table:table-cell table:style-name="ce2" table:formula="of:=[.D33]/1.4/2" office:value-type="float" office:value="0.0296247209821429" calcext:value-type="float">
            <text:p>0.030</text:p>
          </table:table-cell>
          <table:table-cell table:formula="of:=20*LOG10([.C33]/['Params&amp;Config'.$C$11])" office:value-type="float" office:value="-24.3581653428312" calcext:value-type="float">
            <text:p>-24.36</text:p>
          </table:table-cell>
          <table:table-cell table:formula="of:=20*LOG10([.C33]/['Params&amp;Config'.$C$12])" office:value-type="float" office:value="-7.07472692359968" calcext:value-type="float">
            <text:p>-7.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formula="of:=(['Params&amp;Config'.$C$9]/['Params&amp;Config'.$C$10]) * [.C34]" office:value-type="float" office:value="0.085625" calcext:value-type="float">
            <text:p>0.086</text:p>
          </table:table-cell>
          <table:table-cell table:style-name="ce2" table:formula="of:=[.D34]*2" office:value-type="float" office:value="0.17125" calcext:value-type="float">
            <text:p>0.171</text:p>
          </table:table-cell>
          <table:table-cell table:style-name="ce2" table:formula="of:=[.D34]/1.4/2" office:value-type="float" office:value="0.0305803571428571" calcext:value-type="float">
            <text:p>0.031</text:p>
          </table:table-cell>
          <table:table-cell table:formula="of:=20*LOG10([.C34]/['Params&amp;Config'.$C$11])" office:value-type="float" office:value="-24.0823996531185" calcext:value-type="float">
            <text:p>-24.08</text:p>
          </table:table-cell>
          <table:table-cell table:formula="of:=20*LOG10([.C34]/['Params&amp;Config'.$C$12])" office:value-type="float" office:value="-6.79896123388702" calcext:value-type="float">
            <text:p>-6.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formula="of:=(['Params&amp;Config'.$C$9]/['Params&amp;Config'.$C$10]) * [.C35]" office:value-type="float" office:value="0.08830078125" calcext:value-type="float">
            <text:p>0.088</text:p>
          </table:table-cell>
          <table:table-cell table:style-name="ce2" table:formula="of:=[.D35]*2" office:value-type="float" office:value="0.1766015625" calcext:value-type="float">
            <text:p>0.177</text:p>
          </table:table-cell>
          <table:table-cell table:style-name="ce2" table:formula="of:=[.D35]/1.4/2" office:value-type="float" office:value="0.0315359933035714" calcext:value-type="float">
            <text:p>0.032</text:p>
          </table:table-cell>
          <table:table-cell table:formula="of:=20*LOG10([.C35]/['Params&amp;Config'.$C$11])" office:value-type="float" office:value="-23.8151204219589" calcext:value-type="float">
            <text:p>-23.82</text:p>
          </table:table-cell>
          <table:table-cell table:formula="of:=20*LOG10([.C35]/['Params&amp;Config'.$C$12])" office:value-type="float" office:value="-6.53168200272739" calcext:value-type="float">
            <text:p>-6.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formula="of:=(['Params&amp;Config'.$C$9]/['Params&amp;Config'.$C$10]) * [.C36]" office:value-type="float" office:value="0.0909765625" calcext:value-type="float">
            <text:p>0.091</text:p>
          </table:table-cell>
          <table:table-cell table:style-name="ce2" table:formula="of:=[.D36]*2" office:value-type="float" office:value="0.181953125" calcext:value-type="float">
            <text:p>0.182</text:p>
          </table:table-cell>
          <table:table-cell table:style-name="ce2" table:formula="of:=[.D36]/1.4/2" office:value-type="float" office:value="0.0324916294642857" calcext:value-type="float">
            <text:p>0.032</text:p>
          </table:table-cell>
          <table:table-cell table:formula="of:=20*LOG10([.C36]/['Params&amp;Config'.$C$11])" office:value-type="float" office:value="-23.5558208786715" calcext:value-type="float">
            <text:p>-23.56</text:p>
          </table:table-cell>
          <table:table-cell table:formula="of:=20*LOG10([.C36]/['Params&amp;Config'.$C$12])" office:value-type="float" office:value="-6.27238245944004" calcext:value-type="float">
            <text:p>-6.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(['Params&amp;Config'.$C$9]/['Params&amp;Config'.$C$10]) * [.C37]" office:value-type="float" office:value="0.09365234375" calcext:value-type="float">
            <text:p>0.094</text:p>
          </table:table-cell>
          <table:table-cell table:style-name="ce2" table:formula="of:=[.D37]*2" office:value-type="float" office:value="0.1873046875" calcext:value-type="float">
            <text:p>0.187</text:p>
          </table:table-cell>
          <table:table-cell table:style-name="ce2" table:formula="of:=[.D37]/1.4/2" office:value-type="float" office:value="0.033447265625" calcext:value-type="float">
            <text:p>0.033</text:p>
          </table:table-cell>
          <table:table-cell table:formula="of:=20*LOG10([.C37]/['Params&amp;Config'.$C$11])" office:value-type="float" office:value="-23.3040383325111" calcext:value-type="float">
            <text:p>-23.3</text:p>
          </table:table-cell>
          <table:table-cell table:formula="of:=20*LOG10([.C37]/['Params&amp;Config'.$C$12])" office:value-type="float" office:value="-6.02059991327962" calcext:value-type="float">
            <text:p>-6.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(['Params&amp;Config'.$C$9]/['Params&amp;Config'.$C$10]) * [.C38]" office:value-type="float" office:value="0.096328125" calcext:value-type="float">
            <text:p>0.096</text:p>
          </table:table-cell>
          <table:table-cell table:style-name="ce2" table:formula="of:=[.D38]*2" office:value-type="float" office:value="0.19265625" calcext:value-type="float">
            <text:p>0.193</text:p>
          </table:table-cell>
          <table:table-cell table:style-name="ce2" table:formula="of:=[.D38]/1.4/2" office:value-type="float" office:value="0.0344029017857143" calcext:value-type="float">
            <text:p>0.034</text:p>
          </table:table-cell>
          <table:table-cell table:formula="of:=20*LOG10([.C38]/['Params&amp;Config'.$C$11])" office:value-type="float" office:value="-23.0593492041709" calcext:value-type="float">
            <text:p>-23.06</text:p>
          </table:table-cell>
          <table:table-cell table:formula="of:=20*LOG10([.C38]/['Params&amp;Config'.$C$12])" office:value-type="float" office:value="-5.77591078493939" calcext:value-type="float">
            <text:p>-5.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(['Params&amp;Config'.$C$9]/['Params&amp;Config'.$C$10]) * [.C39]" office:value-type="float" office:value="0.09900390625" calcext:value-type="float">
            <text:p>0.099</text:p>
          </table:table-cell>
          <table:table-cell table:style-name="ce2" table:formula="of:=[.D39]*2" office:value-type="float" office:value="0.1980078125" calcext:value-type="float">
            <text:p>0.198</text:p>
          </table:table-cell>
          <table:table-cell table:style-name="ce2" table:formula="of:=[.D39]/1.4/2" office:value-type="float" office:value="0.0353585379464286" calcext:value-type="float">
            <text:p>0.035</text:p>
          </table:table-cell>
          <table:table-cell table:formula="of:=20*LOG10([.C39]/['Params&amp;Config'.$C$11])" office:value-type="float" office:value="-22.8213647381767" calcext:value-type="float">
            <text:p>-22.82</text:p>
          </table:table-cell>
          <table:table-cell table:formula="of:=20*LOG10([.C39]/['Params&amp;Config'.$C$12])" office:value-type="float" office:value="-5.53792631894524" calcext:value-type="float">
            <text:p>-5.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(['Params&amp;Config'.$C$9]/['Params&amp;Config'.$C$10]) * [.C40]" office:value-type="float" office:value="0.1016796875" calcext:value-type="float">
            <text:p>0.102</text:p>
          </table:table-cell>
          <table:table-cell table:style-name="ce2" table:formula="of:=[.D40]*2" office:value-type="float" office:value="0.203359375" calcext:value-type="float">
            <text:p>0.203</text:p>
          </table:table-cell>
          <table:table-cell table:style-name="ce2" table:formula="of:=[.D40]/1.4/2" office:value-type="float" office:value="0.0363141741071429" calcext:value-type="float">
            <text:p>0.036</text:p>
          </table:table-cell>
          <table:table-cell table:formula="of:=20*LOG10([.C40]/['Params&amp;Config'.$C$11])" office:value-type="float" office:value="-22.5897272871804" calcext:value-type="float">
            <text:p>-22.59</text:p>
          </table:table-cell>
          <table:table-cell table:formula="of:=20*LOG10([.C40]/['Params&amp;Config'.$C$12])" office:value-type="float" office:value="-5.30628886794893" calcext:value-type="float">
            <text:p>-5.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(['Params&amp;Config'.$C$9]/['Params&amp;Config'.$C$10]) * [.C41]" office:value-type="float" office:value="0.10435546875" calcext:value-type="float">
            <text:p>0.104</text:p>
          </table:table-cell>
          <table:table-cell table:style-name="ce2" table:formula="of:=[.D41]*2" office:value-type="float" office:value="0.2087109375" calcext:value-type="float">
            <text:p>0.209</text:p>
          </table:table-cell>
          <table:table-cell table:style-name="ce2" table:formula="of:=[.D41]/1.4/2" office:value-type="float" office:value="0.0372698102678571" calcext:value-type="float">
            <text:p>0.037</text:p>
          </table:table-cell>
          <table:table-cell table:formula="of:=20*LOG10([.C41]/['Params&amp;Config'.$C$11])" office:value-type="float" office:value="-22.3641070789866" calcext:value-type="float">
            <text:p>-22.36</text:p>
          </table:table-cell>
          <table:table-cell table:formula="of:=20*LOG10([.C41]/['Params&amp;Config'.$C$12])" office:value-type="float" office:value="-5.08066865975515" calcext:value-type="float">
            <text:p>-5.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(['Params&amp;Config'.$C$9]/['Params&amp;Config'.$C$10]) * [.C42]" office:value-type="float" office:value="0.10703125" calcext:value-type="float">
            <text:p>0.107</text:p>
          </table:table-cell>
          <table:table-cell table:style-name="ce2" table:formula="of:=[.D42]*2" office:value-type="float" office:value="0.2140625" calcext:value-type="float">
            <text:p>0.214</text:p>
          </table:table-cell>
          <table:table-cell table:style-name="ce2" table:formula="of:=[.D42]/1.4/2" office:value-type="float" office:value="0.0382254464285714" calcext:value-type="float">
            <text:p>0.038</text:p>
          </table:table-cell>
          <table:table-cell table:formula="of:=20*LOG10([.C42]/['Params&amp;Config'.$C$11])" office:value-type="float" office:value="-22.1441993929574" calcext:value-type="float">
            <text:p>-22.14</text:p>
          </table:table-cell>
          <table:table-cell table:formula="of:=20*LOG10([.C42]/['Params&amp;Config'.$C$12])" office:value-type="float" office:value="-4.86076097372589" calcext:value-type="float">
            <text:p>-4.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formula="of:=(['Params&amp;Config'.$C$9]/['Params&amp;Config'.$C$10]) * [.C43]" office:value-type="float" office:value="0.10970703125" calcext:value-type="float">
            <text:p>0.110</text:p>
          </table:table-cell>
          <table:table-cell table:style-name="ce2" table:formula="of:=[.D43]*2" office:value-type="float" office:value="0.2194140625" calcext:value-type="float">
            <text:p>0.219</text:p>
          </table:table-cell>
          <table:table-cell table:style-name="ce2" table:formula="of:=[.D43]/1.4/2" office:value-type="float" office:value="0.0391810825892857" calcext:value-type="float">
            <text:p>0.039</text:p>
          </table:table-cell>
          <table:table-cell table:formula="of:=20*LOG10([.C43]/['Params&amp;Config'.$C$11])" office:value-type="float" office:value="-21.9297220851219" calcext:value-type="float">
            <text:p>-21.93</text:p>
          </table:table-cell>
          <table:table-cell table:formula="of:=20*LOG10([.C43]/['Params&amp;Config'.$C$12])" office:value-type="float" office:value="-4.64628366589043" calcext:value-type="float">
            <text:p>-4.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formula="of:=(['Params&amp;Config'.$C$9]/['Params&amp;Config'.$C$10]) * [.C44]" office:value-type="float" office:value="0.1123828125" calcext:value-type="float">
            <text:p>0.112</text:p>
          </table:table-cell>
          <table:table-cell table:style-name="ce2" table:formula="of:=[.D44]*2" office:value-type="float" office:value="0.224765625" calcext:value-type="float">
            <text:p>0.225</text:p>
          </table:table-cell>
          <table:table-cell table:style-name="ce2" table:formula="of:=[.D44]/1.4/2" office:value-type="float" office:value="0.04013671875" calcext:value-type="float">
            <text:p>0.040</text:p>
          </table:table-cell>
          <table:table-cell table:formula="of:=20*LOG10([.C44]/['Params&amp;Config'.$C$11])" office:value-type="float" office:value="-21.7204134115586" calcext:value-type="float">
            <text:p>-21.72</text:p>
          </table:table-cell>
          <table:table-cell table:formula="of:=20*LOG10([.C44]/['Params&amp;Config'.$C$12])" office:value-type="float" office:value="-4.43697499232713" calcext:value-type="float">
            <text:p>-4.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table:formula="of:=(['Params&amp;Config'.$C$9]/['Params&amp;Config'.$C$10]) * [.C45]" office:value-type="float" office:value="0.11505859375" calcext:value-type="float">
            <text:p>0.115</text:p>
          </table:table-cell>
          <table:table-cell table:style-name="ce2" table:formula="of:=[.D45]*2" office:value-type="float" office:value="0.2301171875" calcext:value-type="float">
            <text:p>0.230</text:p>
          </table:table-cell>
          <table:table-cell table:style-name="ce2" table:formula="of:=[.D45]/1.4/2" office:value-type="float" office:value="0.0410923549107143" calcext:value-type="float">
            <text:p>0.041</text:p>
          </table:table-cell>
          <table:table-cell table:formula="of:=20*LOG10([.C45]/['Params&amp;Config'.$C$11])" office:value-type="float" office:value="-21.5160301079249" calcext:value-type="float">
            <text:p>-21.52</text:p>
          </table:table-cell>
          <table:table-cell table:formula="of:=20*LOG10([.C45]/['Params&amp;Config'.$C$12])" office:value-type="float" office:value="-4.23259168869341" calcext:value-type="float">
            <text:p>-4.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formula="of:=(['Params&amp;Config'.$C$9]/['Params&amp;Config'.$C$10]) * [.C46]" office:value-type="float" office:value="0.117734375" calcext:value-type="float">
            <text:p>0.118</text:p>
          </table:table-cell>
          <table:table-cell table:style-name="ce2" table:formula="of:=[.D46]*2" office:value-type="float" office:value="0.23546875" calcext:value-type="float">
            <text:p>0.235</text:p>
          </table:table-cell>
          <table:table-cell table:style-name="ce2" table:formula="of:=[.D46]/1.4/2" office:value-type="float" office:value="0.0420479910714286" calcext:value-type="float">
            <text:p>0.042</text:p>
          </table:table-cell>
          <table:table-cell table:formula="of:=20*LOG10([.C46]/['Params&amp;Config'.$C$11])" office:value-type="float" office:value="-21.3163456897929" calcext:value-type="float">
            <text:p>-21.32</text:p>
          </table:table-cell>
          <table:table-cell table:formula="of:=20*LOG10([.C46]/['Params&amp;Config'.$C$12])" office:value-type="float" office:value="-4.03290727056139" calcext:value-type="float">
            <text:p>-4.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(['Params&amp;Config'.$C$9]/['Params&amp;Config'.$C$10]) * [.C47]" office:value-type="float" office:value="0.12041015625" calcext:value-type="float">
            <text:p>0.120</text:p>
          </table:table-cell>
          <table:table-cell table:style-name="ce2" table:formula="of:=[.D47]*2" office:value-type="float" office:value="0.2408203125" calcext:value-type="float">
            <text:p>0.241</text:p>
          </table:table-cell>
          <table:table-cell table:style-name="ce2" table:formula="of:=[.D47]/1.4/2" office:value-type="float" office:value="0.0430036272321429" calcext:value-type="float">
            <text:p>0.043</text:p>
          </table:table-cell>
          <table:table-cell table:formula="of:=20*LOG10([.C47]/['Params&amp;Config'.$C$11])" office:value-type="float" office:value="-21.1211489440097" calcext:value-type="float">
            <text:p>-21.12</text:p>
          </table:table-cell>
          <table:table-cell table:formula="of:=20*LOG10([.C47]/['Params&amp;Config'.$C$12])" office:value-type="float" office:value="-3.83771052477826" calcext:value-type="float">
            <text:p>-3.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table:formula="of:=(['Params&amp;Config'.$C$9]/['Params&amp;Config'.$C$10]) * [.C48]" office:value-type="float" office:value="0.1230859375" calcext:value-type="float">
            <text:p>0.123</text:p>
          </table:table-cell>
          <table:table-cell table:style-name="ce2" table:formula="of:=[.D48]*2" office:value-type="float" office:value="0.246171875" calcext:value-type="float">
            <text:p>0.246</text:p>
          </table:table-cell>
          <table:table-cell table:style-name="ce2" table:formula="of:=[.D48]/1.4/2" office:value-type="float" office:value="0.0439592633928571" calcext:value-type="float">
            <text:p>0.044</text:p>
          </table:table-cell>
          <table:table-cell table:formula="of:=20*LOG10([.C48]/['Params&amp;Config'.$C$11])" office:value-type="float" office:value="-20.9302425858851" calcext:value-type="float">
            <text:p>-20.93</text:p>
          </table:table-cell>
          <table:table-cell table:formula="of:=20*LOG10([.C48]/['Params&amp;Config'.$C$12])" office:value-type="float" office:value="-3.64680416665365" calcext:value-type="float">
            <text:p>-3.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table:formula="of:=(['Params&amp;Config'.$C$9]/['Params&amp;Config'.$C$10]) * [.C49]" office:value-type="float" office:value="0.12576171875" calcext:value-type="float">
            <text:p>0.126</text:p>
          </table:table-cell>
          <table:table-cell table:style-name="ce2" table:formula="of:=[.D49]*2" office:value-type="float" office:value="0.2515234375" calcext:value-type="float">
            <text:p>0.252</text:p>
          </table:table-cell>
          <table:table-cell table:style-name="ce2" table:formula="of:=[.D49]/1.4/2" office:value-type="float" office:value="0.0449148995535714" calcext:value-type="float">
            <text:p>0.045</text:p>
          </table:table-cell>
          <table:table-cell table:formula="of:=20*LOG10([.C49]/['Params&amp;Config'.$C$11])" office:value-type="float" office:value="-20.7434420608023" calcext:value-type="float">
            <text:p>-20.74</text:p>
          </table:table-cell>
          <table:table-cell table:formula="of:=20*LOG10([.C49]/['Params&amp;Config'.$C$12])" office:value-type="float" office:value="-3.46000364157079" calcext:value-type="float">
            <text:p>-3.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formula="of:=(['Params&amp;Config'.$C$9]/['Params&amp;Config'.$C$10]) * [.C50]" office:value-type="float" office:value="0.1284375" calcext:value-type="float">
            <text:p>0.128</text:p>
          </table:table-cell>
          <table:table-cell table:style-name="ce2" table:formula="of:=[.D50]*2" office:value-type="float" office:value="0.256875" calcext:value-type="float">
            <text:p>0.257</text:p>
          </table:table-cell>
          <table:table-cell table:style-name="ce2" table:formula="of:=[.D50]/1.4/2" office:value-type="float" office:value="0.0458705357142857" calcext:value-type="float">
            <text:p>0.046</text:p>
          </table:table-cell>
          <table:table-cell table:formula="of:=20*LOG10([.C50]/['Params&amp;Config'.$C$11])" office:value-type="float" office:value="-20.5605744720049" calcext:value-type="float">
            <text:p>-20.56</text:p>
          </table:table-cell>
          <table:table-cell table:formula="of:=20*LOG10([.C50]/['Params&amp;Config'.$C$12])" office:value-type="float" office:value="-3.27713605277339" calcext:value-type="float">
            <text:p>-3.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formula="of:=(['Params&amp;Config'.$C$9]/['Params&amp;Config'.$C$10]) * [.C51]" office:value-type="float" office:value="0.13111328125" calcext:value-type="float">
            <text:p>0.131</text:p>
          </table:table-cell>
          <table:table-cell table:style-name="ce2" table:formula="of:=[.D51]*2" office:value-type="float" office:value="0.2622265625" calcext:value-type="float">
            <text:p>0.262</text:p>
          </table:table-cell>
          <table:table-cell table:style-name="ce2" table:formula="of:=[.D51]/1.4/2" office:value-type="float" office:value="0.046826171875" calcext:value-type="float">
            <text:p>0.047</text:p>
          </table:table-cell>
          <table:table-cell table:formula="of:=20*LOG10([.C51]/['Params&amp;Config'.$C$11])" office:value-type="float" office:value="-20.3814776189463" calcext:value-type="float">
            <text:p>-20.38</text:p>
          </table:table-cell>
          <table:table-cell table:formula="of:=20*LOG10([.C51]/['Params&amp;Config'.$C$12])" office:value-type="float" office:value="-3.09803919971486" calcext:value-type="float">
            <text:p>-3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(['Params&amp;Config'.$C$9]/['Params&amp;Config'.$C$10]) * [.C52]" office:value-type="float" office:value="0.1337890625" calcext:value-type="float">
            <text:p>0.134</text:p>
          </table:table-cell>
          <table:table-cell table:style-name="ce2" table:formula="of:=[.D52]*2" office:value-type="float" office:value="0.267578125" calcext:value-type="float">
            <text:p>0.268</text:p>
          </table:table-cell>
          <table:table-cell table:style-name="ce2" table:formula="of:=[.D52]/1.4/2" office:value-type="float" office:value="0.0477818080357143" calcext:value-type="float">
            <text:p>0.048</text:p>
          </table:table-cell>
          <table:table-cell table:formula="of:=20*LOG10([.C52]/['Params&amp;Config'.$C$11])" office:value-type="float" office:value="-20.2059991327962" calcext:value-type="float">
            <text:p>-20.21</text:p>
          </table:table-cell>
          <table:table-cell table:formula="of:=20*LOG10([.C52]/['Params&amp;Config'.$C$12])" office:value-type="float" office:value="-2.92256071356476" calcext:value-type="float">
            <text:p>-2.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table:formula="of:=(['Params&amp;Config'.$C$9]/['Params&amp;Config'.$C$10]) * [.C53]" office:value-type="float" office:value="0.13646484375" calcext:value-type="float">
            <text:p>0.136</text:p>
          </table:table-cell>
          <table:table-cell table:style-name="ce2" table:formula="of:=[.D53]*2" office:value-type="float" office:value="0.2729296875" calcext:value-type="float">
            <text:p>0.273</text:p>
          </table:table-cell>
          <table:table-cell table:style-name="ce2" table:formula="of:=[.D53]/1.4/2" office:value-type="float" office:value="0.0487374441964286" calcext:value-type="float">
            <text:p>0.049</text:p>
          </table:table-cell>
          <table:table-cell table:formula="of:=20*LOG10([.C53]/['Params&amp;Config'.$C$11])" office:value-type="float" office:value="-20.0339956975579" calcext:value-type="float">
            <text:p>-20.03</text:p>
          </table:table-cell>
          <table:table-cell table:formula="of:=20*LOG10([.C53]/['Params&amp;Config'.$C$12])" office:value-type="float" office:value="-2.75055727832641" calcext:value-type="float">
            <text:p>-2.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table:formula="of:=(['Params&amp;Config'.$C$9]/['Params&amp;Config'.$C$10]) * [.C54]" office:value-type="float" office:value="0.139140625" calcext:value-type="float">
            <text:p>0.139</text:p>
          </table:table-cell>
          <table:table-cell table:style-name="ce2" table:formula="of:=[.D54]*2" office:value-type="float" office:value="0.27828125" calcext:value-type="float">
            <text:p>0.278</text:p>
          </table:table-cell>
          <table:table-cell table:style-name="ce2" table:formula="of:=[.D54]/1.4/2" office:value-type="float" office:value="0.0496930803571429" calcext:value-type="float">
            <text:p>0.050</text:p>
          </table:table-cell>
          <table:table-cell table:formula="of:=20*LOG10([.C54]/['Params&amp;Config'.$C$11])" office:value-type="float" office:value="-19.8653323468206" calcext:value-type="float">
            <text:p>-19.87</text:p>
          </table:table-cell>
          <table:table-cell table:formula="of:=20*LOG10([.C54]/['Params&amp;Config'.$C$12])" office:value-type="float" office:value="-2.58189392758915" calcext:value-type="float">
            <text:p>-2.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formula="of:=(['Params&amp;Config'.$C$9]/['Params&amp;Config'.$C$10]) * [.C55]" office:value-type="float" office:value="0.14181640625" calcext:value-type="float">
            <text:p>0.142</text:p>
          </table:table-cell>
          <table:table-cell table:style-name="ce2" table:formula="of:=[.D55]*2" office:value-type="float" office:value="0.2836328125" calcext:value-type="float">
            <text:p>0.284</text:p>
          </table:table-cell>
          <table:table-cell table:style-name="ce2" table:formula="of:=[.D55]/1.4/2" office:value-type="float" office:value="0.0506487165178571" calcext:value-type="float">
            <text:p>0.051</text:p>
          </table:table-cell>
          <table:table-cell table:formula="of:=20*LOG10([.C55]/['Params&amp;Config'.$C$11])" office:value-type="float" office:value="-19.6998818275008" calcext:value-type="float">
            <text:p>-19.7</text:p>
          </table:table-cell>
          <table:table-cell table:formula="of:=20*LOG10([.C55]/['Params&amp;Config'.$C$12])" office:value-type="float" office:value="-2.41644340826936" calcext:value-type="float">
            <text:p>-2.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formula="of:=(['Params&amp;Config'.$C$9]/['Params&amp;Config'.$C$10]) * [.C56]" office:value-type="float" office:value="0.1444921875" calcext:value-type="float">
            <text:p>0.144</text:p>
          </table:table-cell>
          <table:table-cell table:style-name="ce2" table:formula="of:=[.D56]*2" office:value-type="float" office:value="0.288984375" calcext:value-type="float">
            <text:p>0.289</text:p>
          </table:table-cell>
          <table:table-cell table:style-name="ce2" table:formula="of:=[.D56]/1.4/2" office:value-type="float" office:value="0.0516043526785714" calcext:value-type="float">
            <text:p>0.052</text:p>
          </table:table-cell>
          <table:table-cell table:formula="of:=20*LOG10([.C56]/['Params&amp;Config'.$C$11])" office:value-type="float" office:value="-19.5375240230572" calcext:value-type="float">
            <text:p>-19.54</text:p>
          </table:table-cell>
          <table:table-cell table:formula="of:=20*LOG10([.C56]/['Params&amp;Config'.$C$12])" office:value-type="float" office:value="-2.25408560382577" calcext:value-type="float">
            <text:p>-2.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(['Params&amp;Config'.$C$9]/['Params&amp;Config'.$C$10]) * [.C57]" office:value-type="float" office:value="0.14716796875" calcext:value-type="float">
            <text:p>0.147</text:p>
          </table:table-cell>
          <table:table-cell table:style-name="ce2" table:formula="of:=[.D57]*2" office:value-type="float" office:value="0.2943359375" calcext:value-type="float">
            <text:p>0.294</text:p>
          </table:table-cell>
          <table:table-cell table:style-name="ce2" table:formula="of:=[.D57]/1.4/2" office:value-type="float" office:value="0.0525599888392857" calcext:value-type="float">
            <text:p>0.053</text:p>
          </table:table-cell>
          <table:table-cell table:formula="of:=20*LOG10([.C57]/['Params&amp;Config'.$C$11])" office:value-type="float" office:value="-19.3781454296317" calcext:value-type="float">
            <text:p>-19.38</text:p>
          </table:table-cell>
          <table:table-cell table:formula="of:=20*LOG10([.C57]/['Params&amp;Config'.$C$12])" office:value-type="float" office:value="-2.09470701040026" calcext:value-type="float">
            <text:p>-2.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table:formula="of:=(['Params&amp;Config'.$C$9]/['Params&amp;Config'.$C$10]) * [.C58]" office:value-type="float" office:value="0.14984375" calcext:value-type="float">
            <text:p>0.150</text:p>
          </table:table-cell>
          <table:table-cell table:style-name="ce2" table:formula="of:=[.D58]*2" office:value-type="float" office:value="0.2996875" calcext:value-type="float">
            <text:p>0.300</text:p>
          </table:table-cell>
          <table:table-cell table:style-name="ce2" table:formula="of:=[.D58]/1.4/2" office:value-type="float" office:value="0.053515625" calcext:value-type="float">
            <text:p>0.054</text:p>
          </table:table-cell>
          <table:table-cell table:formula="of:=20*LOG10([.C58]/['Params&amp;Config'.$C$11])" office:value-type="float" office:value="-19.2216386793926" calcext:value-type="float">
            <text:p>-19.22</text:p>
          </table:table-cell>
          <table:table-cell table:formula="of:=20*LOG10([.C58]/['Params&amp;Config'.$C$12])" office:value-type="float" office:value="-1.93820026016113" calcext:value-type="float">
            <text:p>-1.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formula="of:=(['Params&amp;Config'.$C$9]/['Params&amp;Config'.$C$10]) * [.C59]" office:value-type="float" office:value="0.15251953125" calcext:value-type="float">
            <text:p>0.153</text:p>
          </table:table-cell>
          <table:table-cell table:style-name="ce2" table:formula="of:=[.D59]*2" office:value-type="float" office:value="0.3050390625" calcext:value-type="float">
            <text:p>0.305</text:p>
          </table:table-cell>
          <table:table-cell table:style-name="ce2" table:formula="of:=[.D59]/1.4/2" office:value-type="float" office:value="0.0544712611607143" calcext:value-type="float">
            <text:p>0.054</text:p>
          </table:table-cell>
          <table:table-cell table:formula="of:=20*LOG10([.C59]/['Params&amp;Config'.$C$11])" office:value-type="float" office:value="-19.0679021060668" calcext:value-type="float">
            <text:p>-19.07</text:p>
          </table:table-cell>
          <table:table-cell table:formula="of:=20*LOG10([.C59]/['Params&amp;Config'.$C$12])" office:value-type="float" office:value="-1.78446368683531" calcext:value-type="float">
            <text:p>-1.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formula="of:=(['Params&amp;Config'.$C$9]/['Params&amp;Config'.$C$10]) * [.C60]" office:value-type="float" office:value="0.1551953125" calcext:value-type="float">
            <text:p>0.155</text:p>
          </table:table-cell>
          <table:table-cell table:style-name="ce2" table:formula="of:=[.D60]*2" office:value-type="float" office:value="0.310390625" calcext:value-type="float">
            <text:p>0.310</text:p>
          </table:table-cell>
          <table:table-cell table:style-name="ce2" table:formula="of:=[.D60]/1.4/2" office:value-type="float" office:value="0.0554268973214286" calcext:value-type="float">
            <text:p>0.055</text:p>
          </table:table-cell>
          <table:table-cell table:formula="of:=20*LOG10([.C60]/['Params&amp;Config'.$C$11])" office:value-type="float" office:value="-18.9168393482579" calcext:value-type="float">
            <text:p>-18.92</text:p>
          </table:table-cell>
          <table:table-cell table:formula="of:=20*LOG10([.C60]/['Params&amp;Config'.$C$12])" office:value-type="float" office:value="-1.63340092902639" calcext:value-type="float">
            <text:p>-1.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table:formula="of:=(['Params&amp;Config'.$C$9]/['Params&amp;Config'.$C$10]) * [.C61]" office:value-type="float" office:value="0.15787109375" calcext:value-type="float">
            <text:p>0.158</text:p>
          </table:table-cell>
          <table:table-cell table:style-name="ce2" table:formula="of:=[.D61]*2" office:value-type="float" office:value="0.3157421875" calcext:value-type="float">
            <text:p>0.316</text:p>
          </table:table-cell>
          <table:table-cell table:style-name="ce2" table:formula="of:=[.D61]/1.4/2" office:value-type="float" office:value="0.0563825334821429" calcext:value-type="float">
            <text:p>0.056</text:p>
          </table:table-cell>
          <table:table-cell table:formula="of:=20*LOG10([.C61]/['Params&amp;Config'.$C$11])" office:value-type="float" office:value="-18.7683589866737" calcext:value-type="float">
            <text:p>-18.77</text:p>
          </table:table-cell>
          <table:table-cell table:formula="of:=20*LOG10([.C61]/['Params&amp;Config'.$C$12])" office:value-type="float" office:value="-1.48492056744225" calcext:value-type="float">
            <text:p>-1.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(['Params&amp;Config'.$C$9]/['Params&amp;Config'.$C$10]) * [.C62]" office:value-type="float" office:value="0.160546875" calcext:value-type="float">
            <text:p>0.161</text:p>
          </table:table-cell>
          <table:table-cell table:style-name="ce2" table:formula="of:=[.D62]*2" office:value-type="float" office:value="0.32109375" calcext:value-type="float">
            <text:p>0.321</text:p>
          </table:table-cell>
          <table:table-cell table:style-name="ce2" table:formula="of:=[.D62]/1.4/2" office:value-type="float" office:value="0.0573381696428572" calcext:value-type="float">
            <text:p>0.057</text:p>
          </table:table-cell>
          <table:table-cell table:formula="of:=20*LOG10([.C62]/['Params&amp;Config'.$C$11])" office:value-type="float" office:value="-18.6223742118437" calcext:value-type="float">
            <text:p>-18.62</text:p>
          </table:table-cell>
          <table:table-cell table:formula="of:=20*LOG10([.C62]/['Params&amp;Config'.$C$12])" office:value-type="float" office:value="-1.33893579261226" calcext:value-type="float">
            <text:p>-1.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formula="of:=(['Params&amp;Config'.$C$9]/['Params&amp;Config'.$C$10]) * [.C63]" office:value-type="float" office:value="0.16322265625" calcext:value-type="float">
            <text:p>0.163</text:p>
          </table:table-cell>
          <table:table-cell table:style-name="ce2" table:formula="of:=[.D63]*2" office:value-type="float" office:value="0.3264453125" calcext:value-type="float">
            <text:p>0.326</text:p>
          </table:table-cell>
          <table:table-cell table:style-name="ce2" table:formula="of:=[.D63]/1.4/2" office:value-type="float" office:value="0.0582938058035714" calcext:value-type="float">
            <text:p>0.058</text:p>
          </table:table-cell>
          <table:table-cell table:formula="of:=20*LOG10([.C63]/['Params&amp;Config'.$C$11])" office:value-type="float" office:value="-18.4788025193013" calcext:value-type="float">
            <text:p>-18.48</text:p>
          </table:table-cell>
          <table:table-cell table:formula="of:=20*LOG10([.C63]/['Params&amp;Config'.$C$12])" office:value-type="float" office:value="-1.1953641000698" calcext:value-type="float">
            <text:p>-1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table:formula="of:=(['Params&amp;Config'.$C$9]/['Params&amp;Config'.$C$10]) * [.C64]" office:value-type="float" office:value="0.1658984375" calcext:value-type="float">
            <text:p>0.166</text:p>
          </table:table-cell>
          <table:table-cell table:style-name="ce2" table:formula="of:=[.D64]*2" office:value-type="float" office:value="0.331796875" calcext:value-type="float">
            <text:p>0.332</text:p>
          </table:table-cell>
          <table:table-cell table:style-name="ce2" table:formula="of:=[.D64]/1.4/2" office:value-type="float" office:value="0.0592494419642857" calcext:value-type="float">
            <text:p>0.059</text:p>
          </table:table-cell>
          <table:table-cell table:formula="of:=20*LOG10([.C64]/['Params&amp;Config'.$C$11])" office:value-type="float" office:value="-18.3375654295515" calcext:value-type="float">
            <text:p>-18.34</text:p>
          </table:table-cell>
          <table:table-cell table:formula="of:=20*LOG10([.C64]/['Params&amp;Config'.$C$12])" office:value-type="float" office:value="-1.05412701032006" calcext:value-type="float">
            <text:p>-1.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table:formula="of:=(['Params&amp;Config'.$C$9]/['Params&amp;Config'.$C$10]) * [.C65]" office:value-type="float" office:value="0.16857421875" calcext:value-type="float">
            <text:p>0.169</text:p>
          </table:table-cell>
          <table:table-cell table:style-name="ce2" table:formula="of:=[.D65]*2" office:value-type="float" office:value="0.3371484375" calcext:value-type="float">
            <text:p>0.337</text:p>
          </table:table-cell>
          <table:table-cell table:style-name="ce2" table:formula="of:=[.D65]/1.4/2" office:value-type="float" office:value="0.060205078125" calcext:value-type="float">
            <text:p>0.060</text:p>
          </table:table-cell>
          <table:table-cell table:formula="of:=20*LOG10([.C65]/['Params&amp;Config'.$C$11])" office:value-type="float" office:value="-18.198588230445" calcext:value-type="float">
            <text:p>-18.2</text:p>
          </table:table-cell>
          <table:table-cell table:formula="of:=20*LOG10([.C65]/['Params&amp;Config'.$C$12])" office:value-type="float" office:value="-0.915149811213502" calcext:value-type="float">
            <text:p>-0.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table:formula="of:=(['Params&amp;Config'.$C$9]/['Params&amp;Config'.$C$10]) * [.C66]" office:value-type="float" office:value="0.17125" calcext:value-type="float">
            <text:p>0.171</text:p>
          </table:table-cell>
          <table:table-cell table:style-name="ce2" table:formula="of:=[.D66]*2" office:value-type="float" office:value="0.3425" calcext:value-type="float">
            <text:p>0.343</text:p>
          </table:table-cell>
          <table:table-cell table:style-name="ce2" table:formula="of:=[.D66]/1.4/2" office:value-type="float" office:value="0.0611607142857143" calcext:value-type="float">
            <text:p>0.061</text:p>
          </table:table-cell>
          <table:table-cell table:formula="of:=20*LOG10([.C66]/['Params&amp;Config'.$C$11])" office:value-type="float" office:value="-18.0617997398389" calcext:value-type="float">
            <text:p>-18.06</text:p>
          </table:table-cell>
          <table:table-cell table:formula="of:=20*LOG10([.C66]/['Params&amp;Config'.$C$12])" office:value-type="float" office:value="-0.778361320607394" calcext:value-type="float">
            <text:p>-0.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(['Params&amp;Config'.$C$9]/['Params&amp;Config'.$C$10]) * [.C67]" office:value-type="float" office:value="0.17392578125" calcext:value-type="float">
            <text:p>0.174</text:p>
          </table:table-cell>
          <table:table-cell table:style-name="ce2" table:formula="of:=[.D67]*2" office:value-type="float" office:value="0.3478515625" calcext:value-type="float">
            <text:p>0.348</text:p>
          </table:table-cell>
          <table:table-cell table:style-name="ce2" table:formula="of:=[.D67]/1.4/2" office:value-type="float" office:value="0.0621163504464286" calcext:value-type="float">
            <text:p>0.062</text:p>
          </table:table-cell>
          <table:table-cell table:formula="of:=20*LOG10([.C67]/['Params&amp;Config'.$C$11])" office:value-type="float" office:value="-17.9271320866595" calcext:value-type="float">
            <text:p>-17.93</text:p>
          </table:table-cell>
          <table:table-cell table:formula="of:=20*LOG10([.C67]/['Params&amp;Config'.$C$12])" office:value-type="float" office:value="-0.643693667428025" calcext:value-type="float">
            <text:p>-0.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formula="of:=(['Params&amp;Config'.$C$9]/['Params&amp;Config'.$C$10]) * [.C68]" office:value-type="float" office:value="0.1766015625" calcext:value-type="float">
            <text:p>0.177</text:p>
          </table:table-cell>
          <table:table-cell table:style-name="ce2" table:formula="of:=[.D68]*2" office:value-type="float" office:value="0.353203125" calcext:value-type="float">
            <text:p>0.353</text:p>
          </table:table-cell>
          <table:table-cell table:style-name="ce2" table:formula="of:=[.D68]/1.4/2" office:value-type="float" office:value="0.0630719866071429" calcext:value-type="float">
            <text:p>0.063</text:p>
          </table:table-cell>
          <table:table-cell table:formula="of:=20*LOG10([.C68]/['Params&amp;Config'.$C$11])" office:value-type="float" office:value="-17.7945205086792" calcext:value-type="float">
            <text:p>-17.79</text:p>
          </table:table-cell>
          <table:table-cell table:formula="of:=20*LOG10([.C68]/['Params&amp;Config'.$C$12])" office:value-type="float" office:value="-0.511082089447763" calcext:value-type="float">
            <text:p>-0.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formula="of:=(['Params&amp;Config'.$C$9]/['Params&amp;Config'.$C$10]) * [.C69]" office:value-type="float" office:value="0.17927734375" calcext:value-type="float">
            <text:p>0.179</text:p>
          </table:table-cell>
          <table:table-cell table:style-name="ce2" table:formula="of:=[.D69]*2" office:value-type="float" office:value="0.3585546875" calcext:value-type="float">
            <text:p>0.359</text:p>
          </table:table-cell>
          <table:table-cell table:style-name="ce2" table:formula="of:=[.D69]/1.4/2" office:value-type="float" office:value="0.0640276227678571" calcext:value-type="float">
            <text:p>0.064</text:p>
          </table:table-cell>
          <table:table-cell table:formula="of:=20*LOG10([.C69]/['Params&amp;Config'.$C$11])" office:value-type="float" office:value="-17.6639031655001" calcext:value-type="float">
            <text:p>-17.66</text:p>
          </table:table-cell>
          <table:table-cell table:formula="of:=20*LOG10([.C69]/['Params&amp;Config'.$C$12])" office:value-type="float" office:value="-0.380464746268608" calcext:value-type="float">
            <text:p>-0.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formula="of:=(['Params&amp;Config'.$C$9]/['Params&amp;Config'.$C$10]) * [.C70]" office:value-type="float" office:value="0.181953125" calcext:value-type="float">
            <text:p>0.182</text:p>
          </table:table-cell>
          <table:table-cell table:style-name="ce2" table:formula="of:=[.D70]*2" office:value-type="float" office:value="0.36390625" calcext:value-type="float">
            <text:p>0.364</text:p>
          </table:table-cell>
          <table:table-cell table:style-name="ce2" table:formula="of:=[.D70]/1.4/2" office:value-type="float" office:value="0.0649832589285714" calcext:value-type="float">
            <text:p>0.065</text:p>
          </table:table-cell>
          <table:table-cell table:formula="of:=20*LOG10([.C70]/['Params&amp;Config'.$C$11])" office:value-type="float" office:value="-17.5352209653919" calcext:value-type="float">
            <text:p>-17.54</text:p>
          </table:table-cell>
          <table:table-cell table:formula="of:=20*LOG10([.C70]/['Params&amp;Config'.$C$12])" office:value-type="float" office:value="-0.25178254616041" calcext:value-type="float">
            <text:p>-0.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formula="of:=(['Params&amp;Config'.$C$9]/['Params&amp;Config'.$C$10]) * [.C71]" office:value-type="float" office:value="0.18462890625" calcext:value-type="float">
            <text:p>0.185</text:p>
          </table:table-cell>
          <table:table-cell table:style-name="ce2" table:formula="of:=[.D71]*2" office:value-type="float" office:value="0.3692578125" calcext:value-type="float">
            <text:p>0.369</text:p>
          </table:table-cell>
          <table:table-cell table:style-name="ce2" table:formula="of:=[.D71]/1.4/2" office:value-type="float" office:value="0.0659388950892857" calcext:value-type="float">
            <text:p>0.066</text:p>
          </table:table-cell>
          <table:table-cell table:formula="of:=20*LOG10([.C71]/['Params&amp;Config'.$C$11])" office:value-type="float" office:value="-17.4084174047715" calcext:value-type="float">
            <text:p>-17.41</text:p>
          </table:table-cell>
          <table:table-cell table:formula="of:=20*LOG10([.C71]/['Params&amp;Config'.$C$12])" office:value-type="float" office:value="-0.12497898554003" calcext:value-type="float">
            <text:p>-0.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(['Params&amp;Config'.$C$9]/['Params&amp;Config'.$C$10]) * [.C72]" office:value-type="float" office:value="0.1873046875" calcext:value-type="float">
            <text:p>0.187</text:p>
          </table:table-cell>
          <table:table-cell table:style-name="ce2" table:formula="of:=[.D72]*2" office:value-type="float" office:value="0.374609375" calcext:value-type="float">
            <text:p>0.375</text:p>
          </table:table-cell>
          <table:table-cell table:style-name="ce2" table:formula="of:=[.D72]/1.4/2" office:value-type="float" office:value="0.06689453125" calcext:value-type="float">
            <text:p>0.067</text:p>
          </table:table-cell>
          <table:table-cell table:formula="of:=20*LOG10([.C72]/['Params&amp;Config'.$C$11])" office:value-type="float" office:value="-17.2834384192315" calcext:value-type="float">
            <text:p>-17.28</text:p>
          </table:table-cell>
          <table:table-cell table:formula="of:=20*LOG10([.C72]/['Params&amp;Config'.$C$12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formula="of:=(['Params&amp;Config'.$C$9]/['Params&amp;Config'.$C$10]) * [.C73]" office:value-type="float" office:value="0.18998046875" calcext:value-type="float">
            <text:p>0.190</text:p>
          </table:table-cell>
          <table:table-cell table:style-name="ce2" table:formula="of:=[.D73]*2" office:value-type="float" office:value="0.3799609375" calcext:value-type="float">
            <text:p>0.380</text:p>
          </table:table-cell>
          <table:table-cell table:style-name="ce2" table:formula="of:=[.D73]/1.4/2" office:value-type="float" office:value="0.0678501674107143" calcext:value-type="float">
            <text:p>0.068</text:p>
          </table:table-cell>
          <table:table-cell table:formula="of:=20*LOG10([.C73]/['Params&amp;Config'.$C$11])" office:value-type="float" office:value="-17.1602322451351" calcext:value-type="float">
            <text:p>-17.16</text:p>
          </table:table-cell>
          <table:table-cell table:formula="of:=20*LOG10([.C73]/['Params&amp;Config'.$C$12])" office:value-type="float" office:value="0.123206174096369" calcext:value-type="float">
            <text:p>0.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formula="of:=(['Params&amp;Config'.$C$9]/['Params&amp;Config'.$C$10]) * [.C74]" office:value-type="float" office:value="0.19265625" calcext:value-type="float">
            <text:p>0.193</text:p>
          </table:table-cell>
          <table:table-cell table:style-name="ce2" table:formula="of:=[.D74]*2" office:value-type="float" office:value="0.3853125" calcext:value-type="float">
            <text:p>0.385</text:p>
          </table:table-cell>
          <table:table-cell table:style-name="ce2" table:formula="of:=[.D74]/1.4/2" office:value-type="float" office:value="0.0688058035714286" calcext:value-type="float">
            <text:p>0.069</text:p>
          </table:table-cell>
          <table:table-cell table:formula="of:=20*LOG10([.C74]/['Params&amp;Config'.$C$11])" office:value-type="float" office:value="-17.0387492908912" calcext:value-type="float">
            <text:p>-17.04</text:p>
          </table:table-cell>
          <table:table-cell table:formula="of:=20*LOG10([.C74]/['Params&amp;Config'.$C$12])" office:value-type="float" office:value="0.244689128340232" calcext:value-type="float">
            <text:p>0.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formula="of:=(['Params&amp;Config'.$C$9]/['Params&amp;Config'.$C$10]) * [.C75]" office:value-type="float" office:value="0.19533203125" calcext:value-type="float">
            <text:p>0.195</text:p>
          </table:table-cell>
          <table:table-cell table:style-name="ce2" table:formula="of:=[.D75]*2" office:value-type="float" office:value="0.3906640625" calcext:value-type="float">
            <text:p>0.391</text:p>
          </table:table-cell>
          <table:table-cell table:style-name="ce2" table:formula="of:=[.D75]/1.4/2" office:value-type="float" office:value="0.0697614397321429" calcext:value-type="float">
            <text:p>0.070</text:p>
          </table:table-cell>
          <table:table-cell table:formula="of:=20*LOG10([.C75]/['Params&amp;Config'.$C$11])" office:value-type="float" office:value="-16.9189420171075" calcext:value-type="float">
            <text:p>-16.92</text:p>
          </table:table-cell>
          <table:table-cell table:formula="of:=20*LOG10([.C75]/['Params&amp;Config'.$C$12])" office:value-type="float" office:value="0.364496402123982" calcext:value-type="float">
            <text:p>0.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formula="of:=(['Params&amp;Config'.$C$9]/['Params&amp;Config'.$C$10]) * [.C76]" office:value-type="float" office:value="0.1980078125" calcext:value-type="float">
            <text:p>0.198</text:p>
          </table:table-cell>
          <table:table-cell table:style-name="ce2" table:formula="of:=[.D76]*2" office:value-type="float" office:value="0.396015625" calcext:value-type="float">
            <text:p>0.396</text:p>
          </table:table-cell>
          <table:table-cell table:style-name="ce2" table:formula="of:=[.D76]/1.4/2" office:value-type="float" office:value="0.0707170758928572" calcext:value-type="float">
            <text:p>0.071</text:p>
          </table:table-cell>
          <table:table-cell table:formula="of:=20*LOG10([.C76]/['Params&amp;Config'.$C$11])" office:value-type="float" office:value="-16.8007648248971" calcext:value-type="float">
            <text:p>-16.8</text:p>
          </table:table-cell>
          <table:table-cell table:formula="of:=20*LOG10([.C76]/['Params&amp;Config'.$C$12])" office:value-type="float" office:value="0.482673594334387" calcext:value-type="float">
            <text:p>0.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(['Params&amp;Config'.$C$9]/['Params&amp;Config'.$C$10]) * [.C77]" office:value-type="float" office:value="0.20068359375" calcext:value-type="float">
            <text:p>0.201</text:p>
          </table:table-cell>
          <table:table-cell table:style-name="ce2" table:formula="of:=[.D77]*2" office:value-type="float" office:value="0.4013671875" calcext:value-type="float">
            <text:p>0.401</text:p>
          </table:table-cell>
          <table:table-cell table:style-name="ce2" table:formula="of:=[.D77]/1.4/2" office:value-type="float" office:value="0.0716727120535714" calcext:value-type="float">
            <text:p>0.072</text:p>
          </table:table-cell>
          <table:table-cell table:formula="of:=20*LOG10([.C77]/['Params&amp;Config'.$C$11])" office:value-type="float" office:value="-16.6841739516826" calcext:value-type="float">
            <text:p>-16.68</text:p>
          </table:table-cell>
          <table:table-cell table:formula="of:=20*LOG10([.C77]/['Params&amp;Config'.$C$12])" office:value-type="float" office:value="0.599264467548864" calcext:value-type="float">
            <text:p>0.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formula="of:=(['Params&amp;Config'.$C$9]/['Params&amp;Config'.$C$10]) * [.C78]" office:value-type="float" office:value="0.203359375" calcext:value-type="float">
            <text:p>0.203</text:p>
          </table:table-cell>
          <table:table-cell table:style-name="ce2" table:formula="of:=[.D78]*2" office:value-type="float" office:value="0.40671875" calcext:value-type="float">
            <text:p>0.407</text:p>
          </table:table-cell>
          <table:table-cell table:style-name="ce2" table:formula="of:=[.D78]/1.4/2" office:value-type="float" office:value="0.0726283482142857" calcext:value-type="float">
            <text:p>0.073</text:p>
          </table:table-cell>
          <table:table-cell table:formula="of:=20*LOG10([.C78]/['Params&amp;Config'.$C$11])" office:value-type="float" office:value="-16.5691273739008" calcext:value-type="float">
            <text:p>-16.57</text:p>
          </table:table-cell>
          <table:table-cell table:formula="of:=20*LOG10([.C78]/['Params&amp;Config'.$C$12])" office:value-type="float" office:value="0.71431104533069" calcext:value-type="float">
            <text:p>0.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formula="of:=(['Params&amp;Config'.$C$9]/['Params&amp;Config'.$C$10]) * [.C79]" office:value-type="float" office:value="0.20603515625" calcext:value-type="float">
            <text:p>0.206</text:p>
          </table:table-cell>
          <table:table-cell table:style-name="ce2" table:formula="of:=[.D79]*2" office:value-type="float" office:value="0.4120703125" calcext:value-type="float">
            <text:p>0.412</text:p>
          </table:table-cell>
          <table:table-cell table:style-name="ce2" table:formula="of:=[.D79]/1.4/2" office:value-type="float" office:value="0.073583984375" calcext:value-type="float">
            <text:p>0.074</text:p>
          </table:table-cell>
          <table:table-cell table:formula="of:=20*LOG10([.C79]/['Params&amp;Config'.$C$11])" office:value-type="float" office:value="-16.455584716067" calcext:value-type="float">
            <text:p>-16.46</text:p>
          </table:table-cell>
          <table:table-cell table:formula="of:=20*LOG10([.C79]/['Params&amp;Config'.$C$12])" office:value-type="float" office:value="0.827853703164501" calcext:value-type="float">
            <text:p>0.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formula="of:=(['Params&amp;Config'.$C$9]/['Params&amp;Config'.$C$10]) * [.C80]" office:value-type="float" office:value="0.2087109375" calcext:value-type="float">
            <text:p>0.209</text:p>
          </table:table-cell>
          <table:table-cell table:style-name="ce2" table:formula="of:=[.D80]*2" office:value-type="float" office:value="0.417421875" calcext:value-type="float">
            <text:p>0.417</text:p>
          </table:table-cell>
          <table:table-cell table:style-name="ce2" table:formula="of:=[.D80]/1.4/2" office:value-type="float" office:value="0.0745396205357143" calcext:value-type="float">
            <text:p>0.075</text:p>
          </table:table-cell>
          <table:table-cell table:formula="of:=20*LOG10([.C80]/['Params&amp;Config'.$C$11])" office:value-type="float" office:value="-16.343507165707" calcext:value-type="float">
            <text:p>-16.34</text:p>
          </table:table-cell>
          <table:table-cell table:formula="of:=20*LOG10([.C80]/['Params&amp;Config'.$C$12])" office:value-type="float" office:value="0.939931253524472" calcext:value-type="float">
            <text:p>0.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formula="of:=(['Params&amp;Config'.$C$9]/['Params&amp;Config'.$C$10]) * [.C81]" office:value-type="float" office:value="0.21138671875" calcext:value-type="float">
            <text:p>0.211</text:p>
          </table:table-cell>
          <table:table-cell table:style-name="ce2" table:formula="of:=[.D81]*2" office:value-type="float" office:value="0.4227734375" calcext:value-type="float">
            <text:p>0.423</text:p>
          </table:table-cell>
          <table:table-cell table:style-name="ce2" table:formula="of:=[.D81]/1.4/2" office:value-type="float" office:value="0.0754952566964286" calcext:value-type="float">
            <text:p>0.075</text:p>
          </table:table-cell>
          <table:table-cell table:formula="of:=20*LOG10([.C81]/['Params&amp;Config'.$C$11])" office:value-type="float" office:value="-16.2328573937078" calcext:value-type="float">
            <text:p>-16.23</text:p>
          </table:table-cell>
          <table:table-cell table:formula="of:=20*LOG10([.C81]/['Params&amp;Config'.$C$12])" office:value-type="float" office:value="1.05058102552369" calcext:value-type="float">
            <text:p>1.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(['Params&amp;Config'.$C$9]/['Params&amp;Config'.$C$10]) * [.C82]" office:value-type="float" office:value="0.2140625" calcext:value-type="float">
            <text:p>0.214</text:p>
          </table:table-cell>
          <table:table-cell table:style-name="ce2" table:formula="of:=[.D82]*2" office:value-type="float" office:value="0.428125" calcext:value-type="float">
            <text:p>0.428</text:p>
          </table:table-cell>
          <table:table-cell table:style-name="ce2" table:formula="of:=[.D82]/1.4/2" office:value-type="float" office:value="0.0764508928571429" calcext:value-type="float">
            <text:p>0.076</text:p>
          </table:table-cell>
          <table:table-cell table:formula="of:=20*LOG10([.C82]/['Params&amp;Config'.$C$11])" office:value-type="float" office:value="-16.1235994796777" calcext:value-type="float">
            <text:p>-16.12</text:p>
          </table:table-cell>
          <table:table-cell table:formula="of:=20*LOG10([.C82]/['Params&amp;Config'.$C$12])" office:value-type="float" office:value="1.15983893955373" calcext:value-type="float">
            <text:p>1.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formula="of:=(['Params&amp;Config'.$C$9]/['Params&amp;Config'.$C$10]) * [.C83]" office:value-type="float" office:value="0.21673828125" calcext:value-type="float">
            <text:p>0.217</text:p>
          </table:table-cell>
          <table:table-cell table:style-name="ce2" table:formula="of:=[.D83]*2" office:value-type="float" office:value="0.4334765625" calcext:value-type="float">
            <text:p>0.433</text:p>
          </table:table-cell>
          <table:table-cell table:style-name="ce2" table:formula="of:=[.D83]/1.4/2" office:value-type="float" office:value="0.0774065290178572" calcext:value-type="float">
            <text:p>0.077</text:p>
          </table:table-cell>
          <table:table-cell table:formula="of:=20*LOG10([.C83]/['Params&amp;Config'.$C$11])" office:value-type="float" office:value="-16.0156988419436" calcext:value-type="float">
            <text:p>-16.02</text:p>
          </table:table-cell>
          <table:table-cell table:formula="of:=20*LOG10([.C83]/['Params&amp;Config'.$C$12])" office:value-type="float" office:value="1.26773957728786" calcext:value-type="float">
            <text:p>1.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formula="of:=(['Params&amp;Config'.$C$9]/['Params&amp;Config'.$C$10]) * [.C84]" office:value-type="float" office:value="0.2194140625" calcext:value-type="float">
            <text:p>0.219</text:p>
          </table:table-cell>
          <table:table-cell table:style-name="ce2" table:formula="of:=[.D84]*2" office:value-type="float" office:value="0.438828125" calcext:value-type="float">
            <text:p>0.439</text:p>
          </table:table-cell>
          <table:table-cell table:style-name="ce2" table:formula="of:=[.D84]/1.4/2" office:value-type="float" office:value="0.0783621651785714" calcext:value-type="float">
            <text:p>0.078</text:p>
          </table:table-cell>
          <table:table-cell table:formula="of:=20*LOG10([.C84]/['Params&amp;Config'.$C$11])" office:value-type="float" office:value="-15.9091221718423" calcext:value-type="float">
            <text:p>-15.91</text:p>
          </table:table-cell>
          <table:table-cell table:formula="of:=20*LOG10([.C84]/['Params&amp;Config'.$C$12])" office:value-type="float" office:value="1.3743162473892" calcext:value-type="float">
            <text:p>1.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(['Params&amp;Config'.$C$9]/['Params&amp;Config'.$C$10]) * [.C85]" office:value-type="float" office:value="0.22208984375" calcext:value-type="float">
            <text:p>0.222</text:p>
          </table:table-cell>
          <table:table-cell table:style-name="ce2" table:formula="of:=[.D85]*2" office:value-type="float" office:value="0.4441796875" calcext:value-type="float">
            <text:p>0.444</text:p>
          </table:table-cell>
          <table:table-cell table:style-name="ce2" table:formula="of:=[.D85]/1.4/2" office:value-type="float" office:value="0.0793178013392857" calcext:value-type="float">
            <text:p>0.079</text:p>
          </table:table-cell>
          <table:table-cell table:formula="of:=20*LOG10([.C85]/['Params&amp;Config'.$C$11])" office:value-type="float" office:value="-15.8038373719951" calcext:value-type="float">
            <text:p>-15.8</text:p>
          </table:table-cell>
          <table:table-cell table:formula="of:=20*LOG10([.C85]/['Params&amp;Config'.$C$12])" office:value-type="float" office:value="1.47960104723634" calcext:value-type="float">
            <text:p>1.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(['Params&amp;Config'.$C$9]/['Params&amp;Config'.$C$10]) * [.C86]" office:value-type="float" office:value="0.224765625" calcext:value-type="float">
            <text:p>0.225</text:p>
          </table:table-cell>
          <table:table-cell table:style-name="ce2" table:formula="of:=[.D86]*2" office:value-type="float" office:value="0.44953125" calcext:value-type="float">
            <text:p>0.450</text:p>
          </table:table-cell>
          <table:table-cell table:style-name="ce2" table:formula="of:=[.D86]/1.4/2" office:value-type="float" office:value="0.0802734375" calcext:value-type="float">
            <text:p>0.080</text:p>
          </table:table-cell>
          <table:table-cell table:formula="of:=20*LOG10([.C86]/['Params&amp;Config'.$C$11])" office:value-type="float" office:value="-15.699813498279" calcext:value-type="float">
            <text:p>-15.7</text:p>
          </table:table-cell>
          <table:table-cell table:formula="of:=20*LOG10([.C86]/['Params&amp;Config'.$C$12])" office:value-type="float" office:value="1.5836249209525" calcext:value-type="float">
            <text:p>1.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(['Params&amp;Config'.$C$9]/['Params&amp;Config'.$C$10]) * [.C87]" office:value-type="float" office:value="0.22744140625" calcext:value-type="float">
            <text:p>0.227</text:p>
          </table:table-cell>
          <table:table-cell table:style-name="ce2" table:formula="of:=[.D87]*2" office:value-type="float" office:value="0.4548828125" calcext:value-type="float">
            <text:p>0.455</text:p>
          </table:table-cell>
          <table:table-cell table:style-name="ce2" table:formula="of:=[.D87]/1.4/2" office:value-type="float" office:value="0.0812290736607143" calcext:value-type="float">
            <text:p>0.081</text:p>
          </table:table-cell>
          <table:table-cell table:formula="of:=20*LOG10([.C87]/['Params&amp;Config'.$C$11])" office:value-type="float" office:value="-15.5970207052308" calcext:value-type="float">
            <text:p>-15.6</text:p>
          </table:table-cell>
          <table:table-cell table:formula="of:=20*LOG10([.C87]/['Params&amp;Config'.$C$12])" office:value-type="float" office:value="1.68641771400072" calcext:value-type="float">
            <text:p>1.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table:formula="of:=(['Params&amp;Config'.$C$9]/['Params&amp;Config'.$C$10]) * [.C88]" office:value-type="float" office:value="0.2301171875" calcext:value-type="float">
            <text:p>0.230</text:p>
          </table:table-cell>
          <table:table-cell table:style-name="ce2" table:formula="of:=[.D88]*2" office:value-type="float" office:value="0.460234375" calcext:value-type="float">
            <text:p>0.460</text:p>
          </table:table-cell>
          <table:table-cell table:style-name="ce2" table:formula="of:=[.D88]/1.4/2" office:value-type="float" office:value="0.0821847098214286" calcext:value-type="float">
            <text:p>0.082</text:p>
          </table:table-cell>
          <table:table-cell table:formula="of:=20*LOG10([.C88]/['Params&amp;Config'.$C$11])" office:value-type="float" office:value="-15.4954301946453" calcext:value-type="float">
            <text:p>-15.5</text:p>
          </table:table-cell>
          <table:table-cell table:formula="of:=20*LOG10([.C88]/['Params&amp;Config'.$C$12])" office:value-type="float" office:value="1.78800822458622" calcext:value-type="float">
            <text:p>1.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formula="of:=(['Params&amp;Config'.$C$9]/['Params&amp;Config'.$C$10]) * [.C89]" office:value-type="float" office:value="0.23279296875" calcext:value-type="float">
            <text:p>0.233</text:p>
          </table:table-cell>
          <table:table-cell table:style-name="ce2" table:formula="of:=[.D89]*2" office:value-type="float" office:value="0.4655859375" calcext:value-type="float">
            <text:p>0.466</text:p>
          </table:table-cell>
          <table:table-cell table:style-name="ce2" table:formula="of:=[.D89]/1.4/2" office:value-type="float" office:value="0.0831403459821429" calcext:value-type="float">
            <text:p>0.083</text:p>
          </table:table-cell>
          <table:table-cell table:formula="of:=20*LOG10([.C89]/['Params&amp;Config'.$C$11])" office:value-type="float" office:value="-15.3950141671442" calcext:value-type="float">
            <text:p>-15.4</text:p>
          </table:table-cell>
          <table:table-cell table:formula="of:=20*LOG10([.C89]/['Params&amp;Config'.$C$12])" office:value-type="float" office:value="1.88842425208723" calcext:value-type="float">
            <text:p>1.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formula="of:=(['Params&amp;Config'.$C$9]/['Params&amp;Config'.$C$10]) * [.C90]" office:value-type="float" office:value="0.23546875" calcext:value-type="float">
            <text:p>0.235</text:p>
          </table:table-cell>
          <table:table-cell table:style-name="ce2" table:formula="of:=[.D90]*2" office:value-type="float" office:value="0.4709375" calcext:value-type="float">
            <text:p>0.471</text:p>
          </table:table-cell>
          <table:table-cell table:style-name="ce2" table:formula="of:=[.D90]/1.4/2" office:value-type="float" office:value="0.0840959821428572" calcext:value-type="float">
            <text:p>0.084</text:p>
          </table:table-cell>
          <table:table-cell table:formula="of:=20*LOG10([.C90]/['Params&amp;Config'.$C$11])" office:value-type="float" office:value="-15.2957457765132" calcext:value-type="float">
            <text:p>-15.3</text:p>
          </table:table-cell>
          <table:table-cell table:formula="of:=20*LOG10([.C90]/['Params&amp;Config'.$C$12])" office:value-type="float" office:value="1.98769264271824" calcext:value-type="float">
            <text:p>1.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formula="of:=(['Params&amp;Config'.$C$9]/['Params&amp;Config'.$C$10]) * [.C91]" office:value-type="float" office:value="0.23814453125" calcext:value-type="float">
            <text:p>0.238</text:p>
          </table:table-cell>
          <table:table-cell table:style-name="ce2" table:formula="of:=[.D91]*2" office:value-type="float" office:value="0.4762890625" calcext:value-type="float">
            <text:p>0.476</text:p>
          </table:table-cell>
          <table:table-cell table:style-name="ce2" table:formula="of:=[.D91]/1.4/2" office:value-type="float" office:value="0.0850516183035714" calcext:value-type="float">
            <text:p>0.085</text:p>
          </table:table-cell>
          <table:table-cell table:formula="of:=20*LOG10([.C91]/['Params&amp;Config'.$C$11])" office:value-type="float" office:value="-15.1975990866184" calcext:value-type="float">
            <text:p>-15.2</text:p>
          </table:table-cell>
          <table:table-cell table:formula="of:=20*LOG10([.C91]/['Params&amp;Config'.$C$12])" office:value-type="float" office:value="2.08583933261312" calcext:value-type="float">
            <text:p>2.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(['Params&amp;Config'.$C$9]/['Params&amp;Config'.$C$10]) * [.C92]" office:value-type="float" office:value="0.2408203125" calcext:value-type="float">
            <text:p>0.241</text:p>
          </table:table-cell>
          <table:table-cell table:style-name="ce2" table:formula="of:=[.D92]*2" office:value-type="float" office:value="0.481640625" calcext:value-type="float">
            <text:p>0.482</text:p>
          </table:table-cell>
          <table:table-cell table:style-name="ce2" table:formula="of:=[.D92]/1.4/2" office:value-type="float" office:value="0.0860072544642857" calcext:value-type="float">
            <text:p>0.086</text:p>
          </table:table-cell>
          <table:table-cell table:formula="of:=20*LOG10([.C92]/['Params&amp;Config'.$C$11])" office:value-type="float" office:value="-15.1005490307301" calcext:value-type="float">
            <text:p>-15.1</text:p>
          </table:table-cell>
          <table:table-cell table:formula="of:=20*LOG10([.C92]/['Params&amp;Config'.$C$12])" office:value-type="float" office:value="2.18288938850136" calcext:value-type="float">
            <text:p>2.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formula="of:=(['Params&amp;Config'.$C$9]/['Params&amp;Config'.$C$10]) * [.C93]" office:value-type="float" office:value="0.24349609375" calcext:value-type="float">
            <text:p>0.243</text:p>
          </table:table-cell>
          <table:table-cell table:style-name="ce2" table:formula="of:=[.D93]*2" office:value-type="float" office:value="0.4869921875" calcext:value-type="float">
            <text:p>0.487</text:p>
          </table:table-cell>
          <table:table-cell table:style-name="ce2" table:formula="of:=[.D93]/1.4/2" office:value-type="float" office:value="0.086962890625" calcext:value-type="float">
            <text:p>0.087</text:p>
          </table:table-cell>
          <table:table-cell table:formula="of:=20*LOG10([.C93]/['Params&amp;Config'.$C$11])" office:value-type="float" office:value="-15.0045713730947" calcext:value-type="float">
            <text:p>-15</text:p>
          </table:table-cell>
          <table:table-cell table:formula="of:=20*LOG10([.C93]/['Params&amp;Config'.$C$12])" office:value-type="float" office:value="2.27886704613674" calcext:value-type="float">
            <text:p>2.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formula="of:=(['Params&amp;Config'.$C$9]/['Params&amp;Config'.$C$10]) * [.C94]" office:value-type="float" office:value="0.246171875" calcext:value-type="float">
            <text:p>0.246</text:p>
          </table:table-cell>
          <table:table-cell table:style-name="ce2" table:formula="of:=[.D94]*2" office:value-type="float" office:value="0.49234375" calcext:value-type="float">
            <text:p>0.492</text:p>
          </table:table-cell>
          <table:table-cell table:style-name="ce2" table:formula="of:=[.D94]/1.4/2" office:value-type="float" office:value="0.0879185267857143" calcext:value-type="float">
            <text:p>0.088</text:p>
          </table:table-cell>
          <table:table-cell table:formula="of:=20*LOG10([.C94]/['Params&amp;Config'.$C$11])" office:value-type="float" office:value="-14.9096426726055" calcext:value-type="float">
            <text:p>-14.91</text:p>
          </table:table-cell>
          <table:table-cell table:formula="of:=20*LOG10([.C94]/['Params&amp;Config'.$C$12])" office:value-type="float" office:value="2.37379574662597" calcext:value-type="float">
            <text:p>2.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formula="of:=(['Params&amp;Config'.$C$9]/['Params&amp;Config'.$C$10]) * [.C95]" office:value-type="float" office:value="0.24884765625" calcext:value-type="float">
            <text:p>0.249</text:p>
          </table:table-cell>
          <table:table-cell table:style-name="ce2" table:formula="of:=[.D95]*2" office:value-type="float" office:value="0.4976953125" calcext:value-type="float">
            <text:p>0.498</text:p>
          </table:table-cell>
          <table:table-cell table:style-name="ce2" table:formula="of:=[.D95]/1.4/2" office:value-type="float" office:value="0.0888741629464286" calcext:value-type="float">
            <text:p>0.089</text:p>
          </table:table-cell>
          <table:table-cell table:formula="of:=20*LOG10([.C95]/['Params&amp;Config'.$C$11])" office:value-type="float" office:value="-14.8157402484379" calcext:value-type="float">
            <text:p>-14.82</text:p>
          </table:table-cell>
          <table:table-cell table:formula="of:=20*LOG10([.C95]/['Params&amp;Config'.$C$12])" office:value-type="float" office:value="2.46769817079357" calcext:value-type="float">
            <text:p>2.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formula="of:=(['Params&amp;Config'.$C$9]/['Params&amp;Config'.$C$10]) * [.C96]" office:value-type="float" office:value="0.2515234375" calcext:value-type="float">
            <text:p>0.252</text:p>
          </table:table-cell>
          <table:table-cell table:style-name="ce2" table:formula="of:=[.D96]*2" office:value-type="float" office:value="0.503046875" calcext:value-type="float">
            <text:p>0.503</text:p>
          </table:table-cell>
          <table:table-cell table:style-name="ce2" table:formula="of:=[.D96]/1.4/2" office:value-type="float" office:value="0.0898297991071429" calcext:value-type="float">
            <text:p>0.090</text:p>
          </table:table-cell>
          <table:table-cell table:formula="of:=20*LOG10([.C96]/['Params&amp;Config'.$C$11])" office:value-type="float" office:value="-14.7228421475226" calcext:value-type="float">
            <text:p>-14.72</text:p>
          </table:table-cell>
          <table:table-cell table:formula="of:=20*LOG10([.C96]/['Params&amp;Config'.$C$12])" office:value-type="float" office:value="2.56059627170884" calcext:value-type="float">
            <text:p>2.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(['Params&amp;Config'.$C$9]/['Params&amp;Config'.$C$10]) * [.C97]" office:value-type="float" office:value="0.25419921875" calcext:value-type="float">
            <text:p>0.254</text:p>
          </table:table-cell>
          <table:table-cell table:style-name="ce2" table:formula="of:=[.D97]*2" office:value-type="float" office:value="0.5083984375" calcext:value-type="float">
            <text:p>0.508</text:p>
          </table:table-cell>
          <table:table-cell table:style-name="ce2" table:formula="of:=[.D97]/1.4/2" office:value-type="float" office:value="0.0907854352678572" calcext:value-type="float">
            <text:p>0.091</text:p>
          </table:table-cell>
          <table:table-cell table:formula="of:=20*LOG10([.C97]/['Params&amp;Config'.$C$11])" office:value-type="float" office:value="-14.6309271137397" calcext:value-type="float">
            <text:p>-14.63</text:p>
          </table:table-cell>
          <table:table-cell table:formula="of:=20*LOG10([.C97]/['Params&amp;Config'.$C$12])" office:value-type="float" office:value="2.65251130549182" calcext:value-type="float">
            <text:p>2.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formula="of:=(['Params&amp;Config'.$C$9]/['Params&amp;Config'.$C$10]) * [.C98]" office:value-type="float" office:value="0.256875" calcext:value-type="float">
            <text:p>0.257</text:p>
          </table:table-cell>
          <table:table-cell table:style-name="ce2" table:formula="of:=[.D98]*2" office:value-type="float" office:value="0.51375" calcext:value-type="float">
            <text:p>0.514</text:p>
          </table:table-cell>
          <table:table-cell table:style-name="ce2" table:formula="of:=[.D98]/1.4/2" office:value-type="float" office:value="0.0917410714285714" calcext:value-type="float">
            <text:p>0.092</text:p>
          </table:table-cell>
          <table:table-cell table:formula="of:=20*LOG10([.C98]/['Params&amp;Config'.$C$11])" office:value-type="float" office:value="-14.5399745587252" calcext:value-type="float">
            <text:p>-14.54</text:p>
          </table:table-cell>
          <table:table-cell table:formula="of:=20*LOG10([.C98]/['Params&amp;Config'.$C$12])" office:value-type="float" office:value="2.74346386050623" calcext:value-type="float">
            <text:p>2.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formula="of:=(['Params&amp;Config'.$C$9]/['Params&amp;Config'.$C$10]) * [.C99]" office:value-type="float" office:value="0.25955078125" calcext:value-type="float">
            <text:p>0.260</text:p>
          </table:table-cell>
          <table:table-cell table:style-name="ce2" table:formula="of:=[.D99]*2" office:value-type="float" office:value="0.5191015625" calcext:value-type="float">
            <text:p>0.519</text:p>
          </table:table-cell>
          <table:table-cell table:style-name="ce2" table:formula="of:=[.D99]/1.4/2" office:value-type="float" office:value="0.0926967075892857" calcext:value-type="float">
            <text:p>0.093</text:p>
          </table:table-cell>
          <table:table-cell table:formula="of:=20*LOG10([.C99]/['Params&amp;Config'.$C$11])" office:value-type="float" office:value="-14.4499645341917" calcext:value-type="float">
            <text:p>-14.45</text:p>
          </table:table-cell>
          <table:table-cell table:formula="of:=20*LOG10([.C99]/['Params&amp;Config'.$C$12])" office:value-type="float" office:value="2.83347388503976" calcext:value-type="float">
            <text:p>2.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formula="of:=(['Params&amp;Config'.$C$9]/['Params&amp;Config'.$C$10]) * [.C100]" office:value-type="float" office:value="0.2622265625" calcext:value-type="float">
            <text:p>0.262</text:p>
          </table:table-cell>
          <table:table-cell table:style-name="ce2" table:formula="of:=[.D100]*2" office:value-type="float" office:value="0.524453125" calcext:value-type="float">
            <text:p>0.524</text:p>
          </table:table-cell>
          <table:table-cell table:style-name="ce2" table:formula="of:=[.D100]/1.4/2" office:value-type="float" office:value="0.09365234375" calcext:value-type="float">
            <text:p>0.094</text:p>
          </table:table-cell>
          <table:table-cell table:formula="of:=20*LOG10([.C100]/['Params&amp;Config'.$C$11])" office:value-type="float" office:value="-14.3608777056667" calcext:value-type="float">
            <text:p>-14.36</text:p>
          </table:table-cell>
          <table:table-cell table:formula="of:=20*LOG10([.C100]/['Params&amp;Config'.$C$12])" office:value-type="float" office:value="2.92256071356476" calcext:value-type="float">
            <text:p>2.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formula="of:=(['Params&amp;Config'.$C$9]/['Params&amp;Config'.$C$10]) * [.C101]" office:value-type="float" office:value="0.26490234375" calcext:value-type="float">
            <text:p>0.265</text:p>
          </table:table-cell>
          <table:table-cell table:style-name="ce2" table:formula="of:=[.D101]*2" office:value-type="float" office:value="0.5298046875" calcext:value-type="float">
            <text:p>0.530</text:p>
          </table:table-cell>
          <table:table-cell table:style-name="ce2" table:formula="of:=[.D101]/1.4/2" office:value-type="float" office:value="0.0946079799107143" calcext:value-type="float">
            <text:p>0.095</text:p>
          </table:table-cell>
          <table:table-cell table:formula="of:=20*LOG10([.C101]/['Params&amp;Config'.$C$11])" office:value-type="float" office:value="-14.2726953275656" calcext:value-type="float">
            <text:p>-14.27</text:p>
          </table:table-cell>
          <table:table-cell table:formula="of:=20*LOG10([.C101]/['Params&amp;Config'.$C$12])" office:value-type="float" office:value="3.01074309166586" calcext:value-type="float">
            <text:p>3.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(['Params&amp;Config'.$C$9]/['Params&amp;Config'.$C$10]) * [.C102]" office:value-type="float" office:value="0.267578125" calcext:value-type="float">
            <text:p>0.268</text:p>
          </table:table-cell>
          <table:table-cell table:style-name="ce2" table:formula="of:=[.D102]*2" office:value-type="float" office:value="0.53515625" calcext:value-type="float">
            <text:p>0.535</text:p>
          </table:table-cell>
          <table:table-cell table:style-name="ce2" table:formula="of:=[.D102]/1.4/2" office:value-type="float" office:value="0.0955636160714286" calcext:value-type="float">
            <text:p>0.096</text:p>
          </table:table-cell>
          <table:table-cell table:formula="of:=20*LOG10([.C102]/['Params&amp;Config'.$C$11])" office:value-type="float" office:value="-14.1853992195166" calcext:value-type="float">
            <text:p>-14.19</text:p>
          </table:table-cell>
          <table:table-cell table:formula="of:=20*LOG10([.C102]/['Params&amp;Config'.$C$12])" office:value-type="float" office:value="3.09803919971486" calcext:value-type="float">
            <text:p>3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table:formula="of:=(['Params&amp;Config'.$C$9]/['Params&amp;Config'.$C$10]) * [.C103]" office:value-type="float" office:value="0.27025390625" calcext:value-type="float">
            <text:p>0.270</text:p>
          </table:table-cell>
          <table:table-cell table:style-name="ce2" table:formula="of:=[.D103]*2" office:value-type="float" office:value="0.5405078125" calcext:value-type="float">
            <text:p>0.541</text:p>
          </table:table-cell>
          <table:table-cell table:style-name="ce2" table:formula="of:=[.D103]/1.4/2" office:value-type="float" office:value="0.0965192522321429" calcext:value-type="float">
            <text:p>0.097</text:p>
          </table:table-cell>
          <table:table-cell table:formula="of:=20*LOG10([.C103]/['Params&amp;Config'.$C$11])" office:value-type="float" office:value="-14.0989717438638" calcext:value-type="float">
            <text:p>-14.1</text:p>
          </table:table-cell>
          <table:table-cell table:formula="of:=20*LOG10([.C103]/['Params&amp;Config'.$C$12])" office:value-type="float" office:value="3.18446667536771" calcext:value-type="float">
            <text:p>3.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table:formula="of:=(['Params&amp;Config'.$C$9]/['Params&amp;Config'.$C$10]) * [.C104]" office:value-type="float" office:value="0.2729296875" calcext:value-type="float">
            <text:p>0.273</text:p>
          </table:table-cell>
          <table:table-cell table:style-name="ce2" table:formula="of:=[.D104]*2" office:value-type="float" office:value="0.545859375" calcext:value-type="float">
            <text:p>0.546</text:p>
          </table:table-cell>
          <table:table-cell table:style-name="ce2" table:formula="of:=[.D104]/1.4/2" office:value-type="float" office:value="0.0974748883928572" calcext:value-type="float">
            <text:p>0.097</text:p>
          </table:table-cell>
          <table:table-cell table:formula="of:=20*LOG10([.C104]/['Params&amp;Config'.$C$11])" office:value-type="float" office:value="-14.0133957842783" calcext:value-type="float">
            <text:p>-14.01</text:p>
          </table:table-cell>
          <table:table-cell table:formula="of:=20*LOG10([.C104]/['Params&amp;Config'.$C$12])" office:value-type="float" office:value="3.27004263495321" calcext:value-type="float">
            <text:p>3.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table:formula="of:=(['Params&amp;Config'.$C$9]/['Params&amp;Config'.$C$10]) * [.C105]" office:value-type="float" office:value="0.27560546875" calcext:value-type="float">
            <text:p>0.276</text:p>
          </table:table-cell>
          <table:table-cell table:style-name="ce2" table:formula="of:=[.D105]*2" office:value-type="float" office:value="0.5512109375" calcext:value-type="float">
            <text:p>0.551</text:p>
          </table:table-cell>
          <table:table-cell table:style-name="ce2" table:formula="of:=[.D105]/1.4/2" office:value-type="float" office:value="0.0984305245535714" calcext:value-type="float">
            <text:p>0.098</text:p>
          </table:table-cell>
          <table:table-cell table:formula="of:=20*LOG10([.C105]/['Params&amp;Config'.$C$11])" office:value-type="float" office:value="-13.9286547254132" calcext:value-type="float">
            <text:p>-13.93</text:p>
          </table:table-cell>
          <table:table-cell table:formula="of:=20*LOG10([.C105]/['Params&amp;Config'.$C$12])" office:value-type="float" office:value="3.35478369381831" calcext:value-type="float">
            <text:p>3.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table:formula="of:=(['Params&amp;Config'.$C$9]/['Params&amp;Config'.$C$10]) * [.C106]" office:value-type="float" office:value="0.27828125" calcext:value-type="float">
            <text:p>0.278</text:p>
          </table:table-cell>
          <table:table-cell table:style-name="ce2" table:formula="of:=[.D106]*2" office:value-type="float" office:value="0.5565625" calcext:value-type="float">
            <text:p>0.557</text:p>
          </table:table-cell>
          <table:table-cell table:style-name="ce2" table:formula="of:=[.D106]/1.4/2" office:value-type="float" office:value="0.0993861607142857" calcext:value-type="float">
            <text:p>0.099</text:p>
          </table:table-cell>
          <table:table-cell table:formula="of:=20*LOG10([.C106]/['Params&amp;Config'.$C$11])" office:value-type="float" office:value="-13.844732433541" calcext:value-type="float">
            <text:p>-13.84</text:p>
          </table:table-cell>
          <table:table-cell table:formula="of:=20*LOG10([.C106]/['Params&amp;Config'.$C$12])" office:value-type="float" office:value="3.43870598569047" calcext:value-type="float">
            <text:p>3.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table:formula="of:=(['Params&amp;Config'.$C$9]/['Params&amp;Config'.$C$10]) * [.C107]" office:value-type="float" office:value="0.28095703125" calcext:value-type="float">
            <text:p>0.281</text:p>
          </table:table-cell>
          <table:table-cell table:style-name="ce2" table:formula="of:=[.D107]*2" office:value-type="float" office:value="0.5619140625" calcext:value-type="float">
            <text:p>0.562</text:p>
          </table:table-cell>
          <table:table-cell table:style-name="ce2" table:formula="of:=[.D107]/1.4/2" office:value-type="float" office:value="0.100341796875" calcext:value-type="float">
            <text:p>0.100</text:p>
          </table:table-cell>
          <table:table-cell table:formula="of:=20*LOG10([.C107]/['Params&amp;Config'.$C$11])" office:value-type="float" office:value="-13.7616132381179" calcext:value-type="float">
            <text:p>-13.76</text:p>
          </table:table-cell>
          <table:table-cell table:formula="of:=20*LOG10([.C107]/['Params&amp;Config'.$C$12])" office:value-type="float" office:value="3.52182518111362" calcext:value-type="float">
            <text:p>3.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table:formula="of:=(['Params&amp;Config'.$C$9]/['Params&amp;Config'.$C$10]) * [.C108]" office:value-type="float" office:value="0.2836328125" calcext:value-type="float">
            <text:p>0.284</text:p>
          </table:table-cell>
          <table:table-cell table:style-name="ce2" table:formula="of:=[.D108]*2" office:value-type="float" office:value="0.567265625" calcext:value-type="float">
            <text:p>0.567</text:p>
          </table:table-cell>
          <table:table-cell table:style-name="ce2" table:formula="of:=[.D108]/1.4/2" office:value-type="float" office:value="0.101297433035714" calcext:value-type="float">
            <text:p>0.101</text:p>
          </table:table-cell>
          <table:table-cell table:formula="of:=20*LOG10([.C108]/['Params&amp;Config'.$C$11])" office:value-type="float" office:value="-13.6792819142212" calcext:value-type="float">
            <text:p>-13.68</text:p>
          </table:table-cell>
          <table:table-cell table:formula="of:=20*LOG10([.C108]/['Params&amp;Config'.$C$12])" office:value-type="float" office:value="3.60415650501027" calcext:value-type="float">
            <text:p>3.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table:formula="of:=(['Params&amp;Config'.$C$9]/['Params&amp;Config'.$C$10]) * [.C109]" office:value-type="float" office:value="0.28630859375" calcext:value-type="float">
            <text:p>0.286</text:p>
          </table:table-cell>
          <table:table-cell table:style-name="ce2" table:formula="of:=[.D109]*2" office:value-type="float" office:value="0.5726171875" calcext:value-type="float">
            <text:p>0.573</text:p>
          </table:table-cell>
          <table:table-cell table:style-name="ce2" table:formula="of:=[.D109]/1.4/2" office:value-type="float" office:value="0.102253069196429" calcext:value-type="float">
            <text:p>0.102</text:p>
          </table:table-cell>
          <table:table-cell table:formula="of:=20*LOG10([.C109]/['Params&amp;Config'.$C$11])" office:value-type="float" office:value="-13.5977236658124" calcext:value-type="float">
            <text:p>-13.6</text:p>
          </table:table-cell>
          <table:table-cell table:formula="of:=20*LOG10([.C109]/['Params&amp;Config'.$C$12])" office:value-type="float" office:value="3.68571475341906" calcext:value-type="float">
            <text:p>3.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table:formula="of:=(['Params&amp;Config'.$C$9]/['Params&amp;Config'.$C$10]) * [.C110]" office:value-type="float" office:value="0.288984375" calcext:value-type="float">
            <text:p>0.289</text:p>
          </table:table-cell>
          <table:table-cell table:style-name="ce2" table:formula="of:=[.D110]*2" office:value-type="float" office:value="0.57796875" calcext:value-type="float">
            <text:p>0.578</text:p>
          </table:table-cell>
          <table:table-cell table:style-name="ce2" table:formula="of:=[.D110]/1.4/2" office:value-type="float" office:value="0.103208705357143" calcext:value-type="float">
            <text:p>0.103</text:p>
          </table:table-cell>
          <table:table-cell table:formula="of:=20*LOG10([.C110]/['Params&amp;Config'.$C$11])" office:value-type="float" office:value="-13.5169241097776" calcext:value-type="float">
            <text:p>-13.52</text:p>
          </table:table-cell>
          <table:table-cell table:formula="of:=20*LOG10([.C110]/['Params&amp;Config'.$C$12])" office:value-type="float" office:value="3.76651430945386" calcext:value-type="float">
            <text:p>3.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table:formula="of:=(['Params&amp;Config'.$C$9]/['Params&amp;Config'.$C$10]) * [.C111]" office:value-type="float" office:value="0.29166015625" calcext:value-type="float">
            <text:p>0.292</text:p>
          </table:table-cell>
          <table:table-cell table:style-name="ce2" table:formula="of:=[.D111]*2" office:value-type="float" office:value="0.5833203125" calcext:value-type="float">
            <text:p>0.583</text:p>
          </table:table-cell>
          <table:table-cell table:style-name="ce2" table:formula="of:=[.D111]/1.4/2" office:value-type="float" office:value="0.104164341517857" calcext:value-type="float">
            <text:p>0.104</text:p>
          </table:table-cell>
          <table:table-cell table:formula="of:=20*LOG10([.C111]/['Params&amp;Config'.$C$11])" office:value-type="float" office:value="-13.4368692607041" calcext:value-type="float">
            <text:p>-13.44</text:p>
          </table:table-cell>
          <table:table-cell table:formula="of:=20*LOG10([.C111]/['Params&amp;Config'.$C$12])" office:value-type="float" office:value="3.84656915852734" calcext:value-type="float">
            <text:p>3.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table:formula="of:=(['Params&amp;Config'.$C$9]/['Params&amp;Config'.$C$10]) * [.C112]" office:value-type="float" office:value="0.2943359375" calcext:value-type="float">
            <text:p>0.294</text:p>
          </table:table-cell>
          <table:table-cell table:style-name="ce2" table:formula="of:=[.D112]*2" office:value-type="float" office:value="0.588671875" calcext:value-type="float">
            <text:p>0.589</text:p>
          </table:table-cell>
          <table:table-cell table:style-name="ce2" table:formula="of:=[.D112]/1.4/2" office:value-type="float" office:value="0.105119977678571" calcext:value-type="float">
            <text:p>0.105</text:p>
          </table:table-cell>
          <table:table-cell table:formula="of:=20*LOG10([.C112]/['Params&amp;Config'.$C$11])" office:value-type="float" office:value="-13.3575455163521" calcext:value-type="float">
            <text:p>-13.36</text:p>
          </table:table-cell>
          <table:table-cell table:formula="of:=20*LOG10([.C112]/['Params&amp;Config'.$C$12])" office:value-type="float" office:value="3.92589290287936" calcext:value-type="float">
            <text:p>3.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table:formula="of:=(['Params&amp;Config'.$C$9]/['Params&amp;Config'.$C$10]) * [.C113]" office:value-type="float" office:value="0.29701171875" calcext:value-type="float">
            <text:p>0.297</text:p>
          </table:table-cell>
          <table:table-cell table:style-name="ce2" table:formula="of:=[.D113]*2" office:value-type="float" office:value="0.5940234375" calcext:value-type="float">
            <text:p>0.594</text:p>
          </table:table-cell>
          <table:table-cell table:style-name="ce2" table:formula="of:=[.D113]/1.4/2" office:value-type="float" office:value="0.106075613839286" calcext:value-type="float">
            <text:p>0.106</text:p>
          </table:table-cell>
          <table:table-cell table:formula="of:=20*LOG10([.C113]/['Params&amp;Config'.$C$11])" office:value-type="float" office:value="-13.2789396437835" calcext:value-type="float">
            <text:p>-13.28</text:p>
          </table:table-cell>
          <table:table-cell table:formula="of:=20*LOG10([.C113]/['Params&amp;Config'.$C$12])" office:value-type="float" office:value="4.00449877544801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table:formula="of:=(['Params&amp;Config'.$C$9]/['Params&amp;Config'.$C$10]) * [.C114]" office:value-type="float" office:value="0.2996875" calcext:value-type="float">
            <text:p>0.300</text:p>
          </table:table-cell>
          <table:table-cell table:style-name="ce2" table:formula="of:=[.D114]*2" office:value-type="float" office:value="0.599375" calcext:value-type="float">
            <text:p>0.599</text:p>
          </table:table-cell>
          <table:table-cell table:style-name="ce2" table:formula="of:=[.D114]/1.4/2" office:value-type="float" office:value="0.10703125" calcext:value-type="float">
            <text:p>0.107</text:p>
          </table:table-cell>
          <table:table-cell table:formula="of:=20*LOG10([.C114]/['Params&amp;Config'.$C$11])" office:value-type="float" office:value="-13.201038766113" calcext:value-type="float">
            <text:p>-13.2</text:p>
          </table:table-cell>
          <table:table-cell table:formula="of:=20*LOG10([.C114]/['Params&amp;Config'.$C$12])" office:value-type="float" office:value="4.0823996531185" calcext:value-type="float">
            <text:p>4.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table:formula="of:=(['Params&amp;Config'.$C$9]/['Params&amp;Config'.$C$10]) * [.C115]" office:value-type="float" office:value="0.30236328125" calcext:value-type="float">
            <text:p>0.302</text:p>
          </table:table-cell>
          <table:table-cell table:style-name="ce2" table:formula="of:=[.D115]*2" office:value-type="float" office:value="0.6047265625" calcext:value-type="float">
            <text:p>0.605</text:p>
          </table:table-cell>
          <table:table-cell table:style-name="ce2" table:formula="of:=[.D115]/1.4/2" office:value-type="float" office:value="0.107986886160714" calcext:value-type="float">
            <text:p>0.108</text:p>
          </table:table-cell>
          <table:table-cell table:formula="of:=20*LOG10([.C115]/['Params&amp;Config'.$C$11])" office:value-type="float" office:value="-13.1238303498482" calcext:value-type="float">
            <text:p>-13.12</text:p>
          </table:table-cell>
          <table:table-cell table:formula="of:=20*LOG10([.C115]/['Params&amp;Config'.$C$12])" office:value-type="float" office:value="4.15960806938326" calcext:value-type="float">
            <text:p>4.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table:formula="of:=(['Params&amp;Config'.$C$9]/['Params&amp;Config'.$C$10]) * [.C116]" office:value-type="float" office:value="0.3050390625" calcext:value-type="float">
            <text:p>0.305</text:p>
          </table:table-cell>
          <table:table-cell table:style-name="ce2" table:formula="of:=[.D116]*2" office:value-type="float" office:value="0.610078125" calcext:value-type="float">
            <text:p>0.610</text:p>
          </table:table-cell>
          <table:table-cell table:style-name="ce2" table:formula="of:=[.D116]/1.4/2" office:value-type="float" office:value="0.108942522321429" calcext:value-type="float">
            <text:p>0.109</text:p>
          </table:table-cell>
          <table:table-cell table:formula="of:=20*LOG10([.C116]/['Params&amp;Config'.$C$11])" office:value-type="float" office:value="-13.0473021927872" calcext:value-type="float">
            <text:p>-13.05</text:p>
          </table:table-cell>
          <table:table-cell table:formula="of:=20*LOG10([.C116]/['Params&amp;Config'.$C$12])" office:value-type="float" office:value="4.23613622644432" calcext:value-type="float">
            <text:p>4.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table:formula="of:=(['Params&amp;Config'.$C$9]/['Params&amp;Config'.$C$10]) * [.C117]" office:value-type="float" office:value="0.30771484375" calcext:value-type="float">
            <text:p>0.308</text:p>
          </table:table-cell>
          <table:table-cell table:style-name="ce2" table:formula="of:=[.D117]*2" office:value-type="float" office:value="0.6154296875" calcext:value-type="float">
            <text:p>0.615</text:p>
          </table:table-cell>
          <table:table-cell table:style-name="ce2" table:formula="of:=[.D117]/1.4/2" office:value-type="float" office:value="0.109898158482143" calcext:value-type="float">
            <text:p>0.110</text:p>
          </table:table-cell>
          <table:table-cell table:formula="of:=20*LOG10([.C117]/['Params&amp;Config'.$C$11])" office:value-type="float" office:value="-12.9714424124444" calcext:value-type="float">
            <text:p>-12.97</text:p>
          </table:table-cell>
          <table:table-cell table:formula="of:=20*LOG10([.C117]/['Params&amp;Config'.$C$12])" office:value-type="float" office:value="4.3119960067871" calcext:value-type="float">
            <text:p>4.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table:formula="of:=(['Params&amp;Config'.$C$9]/['Params&amp;Config'.$C$10]) * [.C118]" office:value-type="float" office:value="0.310390625" calcext:value-type="float">
            <text:p>0.310</text:p>
          </table:table-cell>
          <table:table-cell table:style-name="ce2" table:formula="of:=[.D118]*2" office:value-type="float" office:value="0.62078125" calcext:value-type="float">
            <text:p>0.621</text:p>
          </table:table-cell>
          <table:table-cell table:style-name="ce2" table:formula="of:=[.D118]/1.4/2" office:value-type="float" office:value="0.110853794642857" calcext:value-type="float">
            <text:p>0.111</text:p>
          </table:table-cell>
          <table:table-cell table:formula="of:=20*LOG10([.C118]/['Params&amp;Config'.$C$11])" office:value-type="float" office:value="-12.8962394349782" calcext:value-type="float">
            <text:p>-12.9</text:p>
          </table:table-cell>
          <table:table-cell table:formula="of:=20*LOG10([.C118]/['Params&amp;Config'.$C$12])" office:value-type="float" office:value="4.38719898425323" calcext:value-type="float">
            <text:p>4.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table:formula="of:=(['Params&amp;Config'.$C$9]/['Params&amp;Config'.$C$10]) * [.C119]" office:value-type="float" office:value="0.31306640625" calcext:value-type="float">
            <text:p>0.313</text:p>
          </table:table-cell>
          <table:table-cell table:style-name="ce2" table:formula="of:=[.D119]*2" office:value-type="float" office:value="0.6261328125" calcext:value-type="float">
            <text:p>0.626</text:p>
          </table:table-cell>
          <table:table-cell table:style-name="ce2" table:formula="of:=[.D119]/1.4/2" office:value-type="float" office:value="0.111809430803571" calcext:value-type="float">
            <text:p>0.112</text:p>
          </table:table-cell>
          <table:table-cell table:formula="of:=20*LOG10([.C119]/['Params&amp;Config'.$C$11])" office:value-type="float" office:value="-12.8216819845934" calcext:value-type="float">
            <text:p>-12.82</text:p>
          </table:table-cell>
          <table:table-cell table:formula="of:=20*LOG10([.C119]/['Params&amp;Config'.$C$12])" office:value-type="float" office:value="4.4617564346381" calcext:value-type="float">
            <text:p>4.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table:formula="of:=(['Params&amp;Config'.$C$9]/['Params&amp;Config'.$C$10]) * [.C120]" office:value-type="float" office:value="0.3157421875" calcext:value-type="float">
            <text:p>0.316</text:p>
          </table:table-cell>
          <table:table-cell table:style-name="ce2" table:formula="of:=[.D120]*2" office:value-type="float" office:value="0.631484375" calcext:value-type="float">
            <text:p>0.631</text:p>
          </table:table-cell>
          <table:table-cell table:style-name="ce2" table:formula="of:=[.D120]/1.4/2" office:value-type="float" office:value="0.112765066964286" calcext:value-type="float">
            <text:p>0.113</text:p>
          </table:table-cell>
          <table:table-cell table:formula="of:=20*LOG10([.C120]/['Params&amp;Config'.$C$11])" office:value-type="float" office:value="-12.7477590733941" calcext:value-type="float">
            <text:p>-12.75</text:p>
          </table:table-cell>
          <table:table-cell table:formula="of:=20*LOG10([.C120]/['Params&amp;Config'.$C$12])" office:value-type="float" office:value="4.53567934583737" calcext:value-type="float">
            <text:p>4.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table:formula="of:=(['Params&amp;Config'.$C$9]/['Params&amp;Config'.$C$10]) * [.C121]" office:value-type="float" office:value="0.31841796875" calcext:value-type="float">
            <text:p>0.318</text:p>
          </table:table-cell>
          <table:table-cell table:style-name="ce2" table:formula="of:=[.D121]*2" office:value-type="float" office:value="0.6368359375" calcext:value-type="float">
            <text:p>0.637</text:p>
          </table:table-cell>
          <table:table-cell table:style-name="ce2" table:formula="of:=[.D121]/1.4/2" office:value-type="float" office:value="0.113720703125" calcext:value-type="float">
            <text:p>0.114</text:p>
          </table:table-cell>
          <table:table-cell table:formula="of:=20*LOG10([.C121]/['Params&amp;Config'.$C$11])" office:value-type="float" office:value="-12.674459991666" calcext:value-type="float">
            <text:p>-12.67</text:p>
          </table:table-cell>
          <table:table-cell table:formula="of:=20*LOG10([.C121]/['Params&amp;Config'.$C$12])" office:value-type="float" office:value="4.60897842756548" calcext:value-type="float">
            <text:p>4.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table:formula="of:=(['Params&amp;Config'.$C$9]/['Params&amp;Config'.$C$10]) * [.C122]" office:value-type="float" office:value="0.32109375" calcext:value-type="float">
            <text:p>0.321</text:p>
          </table:table-cell>
          <table:table-cell table:style-name="ce2" table:formula="of:=[.D122]*2" office:value-type="float" office:value="0.6421875" calcext:value-type="float">
            <text:p>0.642</text:p>
          </table:table-cell>
          <table:table-cell table:style-name="ce2" table:formula="of:=[.D122]/1.4/2" office:value-type="float" office:value="0.114676339285714" calcext:value-type="float">
            <text:p>0.115</text:p>
          </table:table-cell>
          <table:table-cell table:formula="of:=20*LOG10([.C122]/['Params&amp;Config'.$C$11])" office:value-type="float" office:value="-12.6017742985641" calcext:value-type="float">
            <text:p>-12.6</text:p>
          </table:table-cell>
          <table:table-cell table:formula="of:=20*LOG10([.C122]/['Params&amp;Config'.$C$12])" office:value-type="float" office:value="4.68166412066736" calcext:value-type="float">
            <text:p>4.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table:formula="of:=(['Params&amp;Config'.$C$9]/['Params&amp;Config'.$C$10]) * [.C123]" office:value-type="float" office:value="0.32376953125" calcext:value-type="float">
            <text:p>0.324</text:p>
          </table:table-cell>
          <table:table-cell table:style-name="ce2" table:formula="of:=[.D123]*2" office:value-type="float" office:value="0.6475390625" calcext:value-type="float">
            <text:p>0.648</text:p>
          </table:table-cell>
          <table:table-cell table:style-name="ce2" table:formula="of:=[.D123]/1.4/2" office:value-type="float" office:value="0.115631975446429" calcext:value-type="float">
            <text:p>0.116</text:p>
          </table:table-cell>
          <table:table-cell table:formula="of:=20*LOG10([.C123]/['Params&amp;Config'.$C$11])" office:value-type="float" office:value="-12.5296918131876" calcext:value-type="float">
            <text:p>-12.53</text:p>
          </table:table-cell>
          <table:table-cell table:formula="of:=20*LOG10([.C123]/['Params&amp;Config'.$C$12])" office:value-type="float" office:value="4.75374660604387" calcext:value-type="float">
            <text:p>4.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table:formula="of:=(['Params&amp;Config'.$C$9]/['Params&amp;Config'.$C$10]) * [.C124]" office:value-type="float" office:value="0.3264453125" calcext:value-type="float">
            <text:p>0.326</text:p>
          </table:table-cell>
          <table:table-cell table:style-name="ce2" table:formula="of:=[.D124]*2" office:value-type="float" office:value="0.652890625" calcext:value-type="float">
            <text:p>0.653</text:p>
          </table:table-cell>
          <table:table-cell table:style-name="ce2" table:formula="of:=[.D124]/1.4/2" office:value-type="float" office:value="0.116587611607143" calcext:value-type="float">
            <text:p>0.117</text:p>
          </table:table-cell>
          <table:table-cell table:formula="of:=20*LOG10([.C124]/['Params&amp;Config'.$C$11])" office:value-type="float" office:value="-12.4582026060217" calcext:value-type="float">
            <text:p>-12.46</text:p>
          </table:table-cell>
          <table:table-cell table:formula="of:=20*LOG10([.C124]/['Params&amp;Config'.$C$12])" office:value-type="float" office:value="4.82523581320983" calcext:value-type="float">
            <text:p>4.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table:formula="of:=(['Params&amp;Config'.$C$9]/['Params&amp;Config'.$C$10]) * [.C125]" office:value-type="float" office:value="0.32912109375" calcext:value-type="float">
            <text:p>0.329</text:p>
          </table:table-cell>
          <table:table-cell table:style-name="ce2" table:formula="of:=[.D125]*2" office:value-type="float" office:value="0.6582421875" calcext:value-type="float">
            <text:p>0.658</text:p>
          </table:table-cell>
          <table:table-cell table:style-name="ce2" table:formula="of:=[.D125]/1.4/2" office:value-type="float" office:value="0.117543247767857" calcext:value-type="float">
            <text:p>0.118</text:p>
          </table:table-cell>
          <table:table-cell table:formula="of:=20*LOG10([.C125]/['Params&amp;Config'.$C$11])" office:value-type="float" office:value="-12.3872969907287" calcext:value-type="float">
            <text:p>-12.39</text:p>
          </table:table-cell>
          <table:table-cell table:formula="of:=20*LOG10([.C125]/['Params&amp;Config'.$C$12])" office:value-type="float" office:value="4.89614142850282" calcext:value-type="float">
            <text:p>4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table:formula="of:=(['Params&amp;Config'.$C$9]/['Params&amp;Config'.$C$10]) * [.C126]" office:value-type="float" office:value="0.331796875" calcext:value-type="float">
            <text:p>0.332</text:p>
          </table:table-cell>
          <table:table-cell table:style-name="ce2" table:formula="of:=[.D126]*2" office:value-type="float" office:value="0.66359375" calcext:value-type="float">
            <text:p>0.664</text:p>
          </table:table-cell>
          <table:table-cell table:style-name="ce2" table:formula="of:=[.D126]/1.4/2" office:value-type="float" office:value="0.118498883928571" calcext:value-type="float">
            <text:p>0.118</text:p>
          </table:table-cell>
          <table:table-cell table:formula="of:=20*LOG10([.C126]/['Params&amp;Config'.$C$11])" office:value-type="float" office:value="-12.3169655162719" calcext:value-type="float">
            <text:p>-12.32</text:p>
          </table:table-cell>
          <table:table-cell table:formula="of:=20*LOG10([.C126]/['Params&amp;Config'.$C$12])" office:value-type="float" office:value="4.96647290295956" calcext:value-type="float">
            <text:p>4.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table:formula="of:=(['Params&amp;Config'.$C$9]/['Params&amp;Config'.$C$10]) * [.C127]" office:value-type="float" office:value="0.33447265625" calcext:value-type="float">
            <text:p>0.334</text:p>
          </table:table-cell>
          <table:table-cell table:style-name="ce2" table:formula="of:=[.D127]*2" office:value-type="float" office:value="0.6689453125" calcext:value-type="float">
            <text:p>0.669</text:p>
          </table:table-cell>
          <table:table-cell table:style-name="ce2" table:formula="of:=[.D127]/1.4/2" office:value-type="float" office:value="0.119454520089286" calcext:value-type="float">
            <text:p>0.119</text:p>
          </table:table-cell>
          <table:table-cell table:formula="of:=20*LOG10([.C127]/['Params&amp;Config'.$C$11])" office:value-type="float" office:value="-12.2471989593555" calcext:value-type="float">
            <text:p>-12.25</text:p>
          </table:table-cell>
          <table:table-cell table:formula="of:=20*LOG10([.C127]/['Params&amp;Config'.$C$12])" office:value-type="float" office:value="5.03623945987599" calcext:value-type="float">
            <text:p>5.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table:formula="of:=(['Params&amp;Config'.$C$9]/['Params&amp;Config'.$C$10]) * [.C128]" office:value-type="float" office:value="0.3371484375" calcext:value-type="float">
            <text:p>0.337</text:p>
          </table:table-cell>
          <table:table-cell table:style-name="ce2" table:formula="of:=[.D128]*2" office:value-type="float" office:value="0.674296875" calcext:value-type="float">
            <text:p>0.674</text:p>
          </table:table-cell>
          <table:table-cell table:style-name="ce2" table:formula="of:=[.D128]/1.4/2" office:value-type="float" office:value="0.12041015625" calcext:value-type="float">
            <text:p>0.120</text:p>
          </table:table-cell>
          <table:table-cell table:formula="of:=20*LOG10([.C128]/['Params&amp;Config'.$C$11])" office:value-type="float" office:value="-12.1779883171654" calcext:value-type="float">
            <text:p>-12.18</text:p>
          </table:table-cell>
          <table:table-cell table:formula="of:=20*LOG10([.C128]/['Params&amp;Config'.$C$12])" office:value-type="float" office:value="5.10545010206612" calcext:value-type="float">
            <text:p>5.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table:formula="of:=(['Params&amp;Config'.$C$9]/['Params&amp;Config'.$C$10]) * [.C129]" office:value-type="float" office:value="0.33982421875" calcext:value-type="float">
            <text:p>0.340</text:p>
          </table:table-cell>
          <table:table-cell table:style-name="ce2" table:formula="of:=[.D129]*2" office:value-type="float" office:value="0.6796484375" calcext:value-type="float">
            <text:p>0.680</text:p>
          </table:table-cell>
          <table:table-cell table:style-name="ce2" table:formula="of:=[.D129]/1.4/2" office:value-type="float" office:value="0.121365792410714" calcext:value-type="float">
            <text:p>0.121</text:p>
          </table:table-cell>
          <table:table-cell table:formula="of:=20*LOG10([.C129]/['Params&amp;Config'.$C$11])" office:value-type="float" office:value="-12.1093248003975" calcext:value-type="float">
            <text:p>-12.11</text:p>
          </table:table-cell>
          <table:table-cell table:formula="of:=20*LOG10([.C129]/['Params&amp;Config'.$C$12])" office:value-type="float" office:value="5.174113618834" calcext:value-type="float">
            <text:p>5.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table:formula="of:=(['Params&amp;Config'.$C$9]/['Params&amp;Config'.$C$10]) * [.C130]" office:value-type="float" office:value="0.3425" calcext:value-type="float">
            <text:p>0.343</text:p>
          </table:table-cell>
          <table:table-cell table:style-name="ce2" table:formula="of:=[.D130]*2" office:value-type="float" office:value="0.685" calcext:value-type="float">
            <text:p>0.685</text:p>
          </table:table-cell>
          <table:table-cell table:style-name="ce2" table:formula="of:=[.D130]/1.4/2" office:value-type="float" office:value="0.122321428571429" calcext:value-type="float">
            <text:p>0.122</text:p>
          </table:table-cell>
          <table:table-cell table:formula="of:=20*LOG10([.C130]/['Params&amp;Config'.$C$11])" office:value-type="float" office:value="-12.0411998265592" calcext:value-type="float">
            <text:p>-12.04</text:p>
          </table:table-cell>
          <table:table-cell table:formula="of:=20*LOG10([.C130]/['Params&amp;Config'.$C$12])" office:value-type="float" office:value="5.24223859267223" calcext:value-type="float">
            <text:p>5.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table:formula="of:=(['Params&amp;Config'.$C$9]/['Params&amp;Config'.$C$10]) * [.C131]" office:value-type="float" office:value="0.34517578125" calcext:value-type="float">
            <text:p>0.345</text:p>
          </table:table-cell>
          <table:table-cell table:style-name="ce2" table:formula="of:=[.D131]*2" office:value-type="float" office:value="0.6903515625" calcext:value-type="float">
            <text:p>0.690</text:p>
          </table:table-cell>
          <table:table-cell table:style-name="ce2" table:formula="of:=[.D131]/1.4/2" office:value-type="float" office:value="0.123277064732143" calcext:value-type="float">
            <text:p>0.123</text:p>
          </table:table-cell>
          <table:table-cell table:formula="of:=20*LOG10([.C131]/['Params&amp;Config'.$C$11])" office:value-type="float" office:value="-11.9736050135316" calcext:value-type="float">
            <text:p>-11.97</text:p>
          </table:table-cell>
          <table:table-cell table:formula="of:=20*LOG10([.C131]/['Params&amp;Config'.$C$12])" office:value-type="float" office:value="5.30983340569984" calcext:value-type="float">
            <text:p>5.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table:formula="of:=(['Params&amp;Config'.$C$9]/['Params&amp;Config'.$C$10]) * [.C132]" office:value-type="float" office:value="0.3478515625" calcext:value-type="float">
            <text:p>0.348</text:p>
          </table:table-cell>
          <table:table-cell table:style-name="ce2" table:formula="of:=[.D132]*2" office:value-type="float" office:value="0.695703125" calcext:value-type="float">
            <text:p>0.696</text:p>
          </table:table-cell>
          <table:table-cell table:style-name="ce2" table:formula="of:=[.D132]/1.4/2" office:value-type="float" office:value="0.124232700892857" calcext:value-type="float">
            <text:p>0.124</text:p>
          </table:table-cell>
          <table:table-cell table:formula="of:=20*LOG10([.C132]/['Params&amp;Config'.$C$11])" office:value-type="float" office:value="-11.9065321733799" calcext:value-type="float">
            <text:p>-11.91</text:p>
          </table:table-cell>
          <table:table-cell table:formula="of:=20*LOG10([.C132]/['Params&amp;Config'.$C$12])" office:value-type="float" office:value="5.3769062458516" calcext:value-type="float">
            <text:p>5.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table:formula="of:=(['Params&amp;Config'.$C$9]/['Params&amp;Config'.$C$10]) * [.C133]" office:value-type="float" office:value="0.35052734375" calcext:value-type="float">
            <text:p>0.351</text:p>
          </table:table-cell>
          <table:table-cell table:style-name="ce2" table:formula="of:=[.D133]*2" office:value-type="float" office:value="0.7010546875" calcext:value-type="float">
            <text:p>0.701</text:p>
          </table:table-cell>
          <table:table-cell table:style-name="ce2" table:formula="of:=[.D133]/1.4/2" office:value-type="float" office:value="0.125188337053571" calcext:value-type="float">
            <text:p>0.125</text:p>
          </table:table-cell>
          <table:table-cell table:formula="of:=20*LOG10([.C133]/['Params&amp;Config'.$C$11])" office:value-type="float" office:value="-11.8399733064013" calcext:value-type="float">
            <text:p>-11.84</text:p>
          </table:table-cell>
          <table:table-cell table:formula="of:=20*LOG10([.C133]/['Params&amp;Config'.$C$12])" office:value-type="float" office:value="5.44346511283015" calcext:value-type="float">
            <text:p>5.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table:formula="of:=(['Params&amp;Config'.$C$9]/['Params&amp;Config'.$C$10]) * [.C134]" office:value-type="float" office:value="0.353203125" calcext:value-type="float">
            <text:p>0.353</text:p>
          </table:table-cell>
          <table:table-cell table:style-name="ce2" table:formula="of:=[.D134]*2" office:value-type="float" office:value="0.70640625" calcext:value-type="float">
            <text:p>0.706</text:p>
          </table:table-cell>
          <table:table-cell table:style-name="ce2" table:formula="of:=[.D134]/1.4/2" office:value-type="float" office:value="0.126143973214286" calcext:value-type="float">
            <text:p>0.126</text:p>
          </table:table-cell>
          <table:table-cell table:formula="of:=20*LOG10([.C134]/['Params&amp;Config'.$C$11])" office:value-type="float" office:value="-11.7739205953996" calcext:value-type="float">
            <text:p>-11.77</text:p>
          </table:table-cell>
          <table:table-cell table:formula="of:=20*LOG10([.C134]/['Params&amp;Config'.$C$12])" office:value-type="float" office:value="5.50951782383186" calcext:value-type="float">
            <text:p>5.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table:formula="of:=(['Params&amp;Config'.$C$9]/['Params&amp;Config'.$C$10]) * [.C135]" office:value-type="float" office:value="0.35587890625" calcext:value-type="float">
            <text:p>0.356</text:p>
          </table:table-cell>
          <table:table-cell table:style-name="ce2" table:formula="of:=[.D135]*2" office:value-type="float" office:value="0.7117578125" calcext:value-type="float">
            <text:p>0.712</text:p>
          </table:table-cell>
          <table:table-cell table:style-name="ce2" table:formula="of:=[.D135]/1.4/2" office:value-type="float" office:value="0.127099609375" calcext:value-type="float">
            <text:p>0.127</text:p>
          </table:table-cell>
          <table:table-cell table:formula="of:=20*LOG10([.C135]/['Params&amp;Config'.$C$11])" office:value-type="float" office:value="-11.7083664001749" calcext:value-type="float">
            <text:p>-11.71</text:p>
          </table:table-cell>
          <table:table-cell table:formula="of:=20*LOG10([.C135]/['Params&amp;Config'.$C$12])" office:value-type="float" office:value="5.57507201905658" calcext:value-type="float">
            <text:p>5.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table:formula="of:=(['Params&amp;Config'.$C$9]/['Params&amp;Config'.$C$10]) * [.C136]" office:value-type="float" office:value="0.3585546875" calcext:value-type="float">
            <text:p>0.359</text:p>
          </table:table-cell>
          <table:table-cell table:style-name="ce2" table:formula="of:=[.D136]*2" office:value-type="float" office:value="0.717109375" calcext:value-type="float">
            <text:p>0.717</text:p>
          </table:table-cell>
          <table:table-cell table:style-name="ce2" table:formula="of:=[.D136]/1.4/2" office:value-type="float" office:value="0.128055245535714" calcext:value-type="float">
            <text:p>0.128</text:p>
          </table:table-cell>
          <table:table-cell table:formula="of:=20*LOG10([.C136]/['Params&amp;Config'.$C$11])" office:value-type="float" office:value="-11.6433032522205" calcext:value-type="float">
            <text:p>-11.64</text:p>
          </table:table-cell>
          <table:table-cell table:formula="of:=20*LOG10([.C136]/['Params&amp;Config'.$C$12])" office:value-type="float" office:value="5.64013516701102" calcext:value-type="float">
            <text:p>5.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table:formula="of:=(['Params&amp;Config'.$C$9]/['Params&amp;Config'.$C$10]) * [.C137]" office:value-type="float" office:value="0.36123046875" calcext:value-type="float">
            <text:p>0.361</text:p>
          </table:table-cell>
          <table:table-cell table:style-name="ce2" table:formula="of:=[.D137]*2" office:value-type="float" office:value="0.7224609375" calcext:value-type="float">
            <text:p>0.722</text:p>
          </table:table-cell>
          <table:table-cell table:style-name="ce2" table:formula="of:=[.D137]/1.4/2" office:value-type="float" office:value="0.129010881696429" calcext:value-type="float">
            <text:p>0.129</text:p>
          </table:table-cell>
          <table:table-cell table:formula="of:=20*LOG10([.C137]/['Params&amp;Config'.$C$11])" office:value-type="float" office:value="-11.5787238496165" calcext:value-type="float">
            <text:p>-11.58</text:p>
          </table:table-cell>
          <table:table-cell table:formula="of:=20*LOG10([.C137]/['Params&amp;Config'.$C$12])" office:value-type="float" office:value="5.70471456961499" calcext:value-type="float">
            <text:p>5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table:formula="of:=(['Params&amp;Config'.$C$9]/['Params&amp;Config'.$C$10]) * [.C138]" office:value-type="float" office:value="0.36390625" calcext:value-type="float">
            <text:p>0.364</text:p>
          </table:table-cell>
          <table:table-cell table:style-name="ce2" table:formula="of:=[.D138]*2" office:value-type="float" office:value="0.7278125" calcext:value-type="float">
            <text:p>0.728</text:p>
          </table:table-cell>
          <table:table-cell table:style-name="ce2" table:formula="of:=[.D138]/1.4/2" office:value-type="float" office:value="0.129966517857143" calcext:value-type="float">
            <text:p>0.130</text:p>
          </table:table-cell>
          <table:table-cell table:formula="of:=20*LOG10([.C138]/['Params&amp;Config'.$C$11])" office:value-type="float" office:value="-11.5146210521123" calcext:value-type="float">
            <text:p>-11.51</text:p>
          </table:table-cell>
          <table:table-cell table:formula="of:=20*LOG10([.C138]/['Params&amp;Config'.$C$12])" office:value-type="float" office:value="5.76881736711921" calcext:value-type="float">
            <text:p>5.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table:formula="of:=(['Params&amp;Config'.$C$9]/['Params&amp;Config'.$C$10]) * [.C139]" office:value-type="float" office:value="0.36658203125" calcext:value-type="float">
            <text:p>0.367</text:p>
          </table:table-cell>
          <table:table-cell table:style-name="ce2" table:formula="of:=[.D139]*2" office:value-type="float" office:value="0.7331640625" calcext:value-type="float">
            <text:p>0.733</text:p>
          </table:table-cell>
          <table:table-cell table:style-name="ce2" table:formula="of:=[.D139]/1.4/2" office:value-type="float" office:value="0.130922154017857" calcext:value-type="float">
            <text:p>0.131</text:p>
          </table:table-cell>
          <table:table-cell table:formula="of:=20*LOG10([.C139]/['Params&amp;Config'.$C$11])" office:value-type="float" office:value="-11.4509878763885" calcext:value-type="float">
            <text:p>-11.45</text:p>
          </table:table-cell>
          <table:table-cell table:formula="of:=20*LOG10([.C139]/['Params&amp;Config'.$C$12])" office:value-type="float" office:value="5.832450542843" calcext:value-type="float">
            <text:p>5.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table:formula="of:=(['Params&amp;Config'.$C$9]/['Params&amp;Config'.$C$10]) * [.C140]" office:value-type="float" office:value="0.3692578125" calcext:value-type="float">
            <text:p>0.369</text:p>
          </table:table-cell>
          <table:table-cell table:style-name="ce2" table:formula="of:=[.D140]*2" office:value-type="float" office:value="0.738515625" calcext:value-type="float">
            <text:p>0.739</text:p>
          </table:table-cell>
          <table:table-cell table:style-name="ce2" table:formula="of:=[.D140]/1.4/2" office:value-type="float" office:value="0.131877790178571" calcext:value-type="float">
            <text:p>0.132</text:p>
          </table:table-cell>
          <table:table-cell table:formula="of:=20*LOG10([.C140]/['Params&amp;Config'.$C$11])" office:value-type="float" office:value="-11.3878174914919" calcext:value-type="float">
            <text:p>-11.39</text:p>
          </table:table-cell>
          <table:table-cell table:formula="of:=20*LOG10([.C140]/['Params&amp;Config'.$C$12])" office:value-type="float" office:value="5.89562092773959" calcext:value-type="float">
            <text:p>5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table:formula="of:=(['Params&amp;Config'.$C$9]/['Params&amp;Config'.$C$10]) * [.C141]" office:value-type="float" office:value="0.37193359375" calcext:value-type="float">
            <text:p>0.372</text:p>
          </table:table-cell>
          <table:table-cell table:style-name="ce2" table:formula="of:=[.D141]*2" office:value-type="float" office:value="0.7438671875" calcext:value-type="float">
            <text:p>0.744</text:p>
          </table:table-cell>
          <table:table-cell table:style-name="ce2" table:formula="of:=[.D141]/1.4/2" office:value-type="float" office:value="0.132833426339286" calcext:value-type="float">
            <text:p>0.133</text:p>
          </table:table-cell>
          <table:table-cell table:formula="of:=20*LOG10([.C141]/['Params&amp;Config'.$C$11])" office:value-type="float" office:value="-11.3251032144347" calcext:value-type="float">
            <text:p>-11.33</text:p>
          </table:table-cell>
          <table:table-cell table:formula="of:=20*LOG10([.C141]/['Params&amp;Config'.$C$12])" office:value-type="float" office:value="5.95833520479677" calcext:value-type="float">
            <text:p>5.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table:formula="of:=(['Params&amp;Config'.$C$9]/['Params&amp;Config'.$C$10]) * [.C142]" office:value-type="float" office:value="0.374609375" calcext:value-type="float">
            <text:p>0.375</text:p>
          </table:table-cell>
          <table:table-cell table:style-name="ce2" table:formula="of:=[.D142]*2" office:value-type="float" office:value="0.74921875" calcext:value-type="float">
            <text:p>0.749</text:p>
          </table:table-cell>
          <table:table-cell table:style-name="ce2" table:formula="of:=[.D142]/1.4/2" office:value-type="float" office:value="0.1337890625" calcext:value-type="float">
            <text:p>0.134</text:p>
          </table:table-cell>
          <table:table-cell table:formula="of:=20*LOG10([.C142]/['Params&amp;Config'.$C$11])" office:value-type="float" office:value="-11.2628385059519" calcext:value-type="float">
            <text:p>-11.26</text:p>
          </table:table-cell>
          <table:table-cell table:formula="of:=20*LOG10([.C142]/['Params&amp;Config'.$C$12])" office:value-type="float" office:value="6.02059991327962" calcext:value-type="float">
            <text:p>6.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table:formula="of:=(['Params&amp;Config'.$C$9]/['Params&amp;Config'.$C$10]) * [.C143]" office:value-type="float" office:value="0.37728515625" calcext:value-type="float">
            <text:p>0.377</text:p>
          </table:table-cell>
          <table:table-cell table:style-name="ce2" table:formula="of:=[.D143]*2" office:value-type="float" office:value="0.7545703125" calcext:value-type="float">
            <text:p>0.755</text:p>
          </table:table-cell>
          <table:table-cell table:style-name="ce2" table:formula="of:=[.D143]/1.4/2" office:value-type="float" office:value="0.134744698660714" calcext:value-type="float">
            <text:p>0.135</text:p>
          </table:table-cell>
          <table:table-cell table:formula="of:=20*LOG10([.C143]/['Params&amp;Config'.$C$11])" office:value-type="float" office:value="-11.201016966409" calcext:value-type="float">
            <text:p>-11.2</text:p>
          </table:table-cell>
          <table:table-cell table:formula="of:=20*LOG10([.C143]/['Params&amp;Config'.$C$12])" office:value-type="float" office:value="6.08242145282246" calcext:value-type="float">
            <text:p>6.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table:formula="of:=(['Params&amp;Config'.$C$9]/['Params&amp;Config'.$C$10]) * [.C144]" office:value-type="float" office:value="0.3799609375" calcext:value-type="float">
            <text:p>0.380</text:p>
          </table:table-cell>
          <table:table-cell table:style-name="ce2" table:formula="of:=[.D144]*2" office:value-type="float" office:value="0.759921875" calcext:value-type="float">
            <text:p>0.760</text:p>
          </table:table-cell>
          <table:table-cell table:style-name="ce2" table:formula="of:=[.D144]/1.4/2" office:value-type="float" office:value="0.135700334821429" calcext:value-type="float">
            <text:p>0.136</text:p>
          </table:table-cell>
          <table:table-cell table:formula="of:=20*LOG10([.C144]/['Params&amp;Config'.$C$11])" office:value-type="float" office:value="-11.1396323318555" calcext:value-type="float">
            <text:p>-11.14</text:p>
          </table:table-cell>
          <table:table-cell table:formula="of:=20*LOG10([.C144]/['Params&amp;Config'.$C$12])" office:value-type="float" office:value="6.14380608737599" calcext:value-type="float">
            <text:p>6.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table:formula="of:=(['Params&amp;Config'.$C$9]/['Params&amp;Config'.$C$10]) * [.C145]" office:value-type="float" office:value="0.38263671875" calcext:value-type="float">
            <text:p>0.383</text:p>
          </table:table-cell>
          <table:table-cell table:style-name="ce2" table:formula="of:=[.D145]*2" office:value-type="float" office:value="0.7652734375" calcext:value-type="float">
            <text:p>0.765</text:p>
          </table:table-cell>
          <table:table-cell table:style-name="ce2" table:formula="of:=[.D145]/1.4/2" office:value-type="float" office:value="0.136655970982143" calcext:value-type="float">
            <text:p>0.137</text:p>
          </table:table-cell>
          <table:table-cell table:formula="of:=20*LOG10([.C145]/['Params&amp;Config'.$C$11])" office:value-type="float" office:value="-11.0786784702154" calcext:value-type="float">
            <text:p>-11.08</text:p>
          </table:table-cell>
          <table:table-cell table:formula="of:=20*LOG10([.C145]/['Params&amp;Config'.$C$12])" office:value-type="float" office:value="6.2047599490161" calcext:value-type="float">
            <text:p>6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table:formula="of:=(['Params&amp;Config'.$C$9]/['Params&amp;Config'.$C$10]) * [.C146]" office:value-type="float" office:value="0.3853125" calcext:value-type="float">
            <text:p>0.385</text:p>
          </table:table-cell>
          <table:table-cell table:style-name="ce2" table:formula="of:=[.D146]*2" office:value-type="float" office:value="0.770625" calcext:value-type="float">
            <text:p>0.771</text:p>
          </table:table-cell>
          <table:table-cell table:style-name="ce2" table:formula="of:=[.D146]/1.4/2" office:value-type="float" office:value="0.137611607142857" calcext:value-type="float">
            <text:p>0.138</text:p>
          </table:table-cell>
          <table:table-cell table:formula="of:=20*LOG10([.C146]/['Params&amp;Config'.$C$11])" office:value-type="float" office:value="-11.0181493776116" calcext:value-type="float">
            <text:p>-11.02</text:p>
          </table:table-cell>
          <table:table-cell table:formula="of:=20*LOG10([.C146]/['Params&amp;Config'.$C$12])" office:value-type="float" office:value="6.26528904161986" calcext:value-type="float">
            <text:p>6.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table:formula="of:=(['Params&amp;Config'.$C$9]/['Params&amp;Config'.$C$10]) * [.C147]" office:value-type="float" office:value="0.38798828125" calcext:value-type="float">
            <text:p>0.388</text:p>
          </table:table-cell>
          <table:table-cell table:style-name="ce2" table:formula="of:=[.D147]*2" office:value-type="float" office:value="0.7759765625" calcext:value-type="float">
            <text:p>0.776</text:p>
          </table:table-cell>
          <table:table-cell table:style-name="ce2" table:formula="of:=[.D147]/1.4/2" office:value-type="float" office:value="0.138567243303571" calcext:value-type="float">
            <text:p>0.139</text:p>
          </table:table-cell>
          <table:table-cell table:formula="of:=20*LOG10([.C147]/['Params&amp;Config'.$C$11])" office:value-type="float" office:value="-10.9580391748171" calcext:value-type="float">
            <text:p>-10.96</text:p>
          </table:table-cell>
          <table:table-cell table:formula="of:=20*LOG10([.C147]/['Params&amp;Config'.$C$12])" office:value-type="float" office:value="6.32539924441436" calcext:value-type="float">
            <text:p>6.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table:formula="of:=(['Params&amp;Config'.$C$9]/['Params&amp;Config'.$C$10]) * [.C148]" office:value-type="float" office:value="0.3906640625" calcext:value-type="float">
            <text:p>0.391</text:p>
          </table:table-cell>
          <table:table-cell table:style-name="ce2" table:formula="of:=[.D148]*2" office:value-type="float" office:value="0.781328125" calcext:value-type="float">
            <text:p>0.781</text:p>
          </table:table-cell>
          <table:table-cell table:style-name="ce2" table:formula="of:=[.D148]/1.4/2" office:value-type="float" office:value="0.139522879464286" calcext:value-type="float">
            <text:p>0.140</text:p>
          </table:table-cell>
          <table:table-cell table:formula="of:=20*LOG10([.C148]/['Params&amp;Config'.$C$11])" office:value-type="float" office:value="-10.8983421038279" calcext:value-type="float">
            <text:p>-10.9</text:p>
          </table:table-cell>
          <table:table-cell table:formula="of:=20*LOG10([.C148]/['Params&amp;Config'.$C$12])" office:value-type="float" office:value="6.38509631540361" calcext:value-type="float">
            <text:p>6.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table:formula="of:=(['Params&amp;Config'.$C$9]/['Params&amp;Config'.$C$10]) * [.C149]" office:value-type="float" office:value="0.39333984375" calcext:value-type="float">
            <text:p>0.393</text:p>
          </table:table-cell>
          <table:table-cell table:style-name="ce2" table:formula="of:=[.D149]*2" office:value-type="float" office:value="0.7866796875" calcext:value-type="float">
            <text:p>0.787</text:p>
          </table:table-cell>
          <table:table-cell table:style-name="ce2" table:formula="of:=[.D149]/1.4/2" office:value-type="float" office:value="0.140478515625" calcext:value-type="float">
            <text:p>0.140</text:p>
          </table:table-cell>
          <table:table-cell table:formula="of:=20*LOG10([.C149]/['Params&amp;Config'.$C$11])" office:value-type="float" office:value="-10.8390525245531" calcext:value-type="float">
            <text:p>-10.84</text:p>
          </table:table-cell>
          <table:table-cell table:formula="of:=20*LOG10([.C149]/['Params&amp;Config'.$C$12])" office:value-type="float" office:value="6.44438589467839" calcext:value-type="float">
            <text:p>6.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table:formula="of:=(['Params&amp;Config'.$C$9]/['Params&amp;Config'.$C$10]) * [.C150]" office:value-type="float" office:value="0.396015625" calcext:value-type="float">
            <text:p>0.396</text:p>
          </table:table-cell>
          <table:table-cell table:style-name="ce2" table:formula="of:=[.D150]*2" office:value-type="float" office:value="0.79203125" calcext:value-type="float">
            <text:p>0.792</text:p>
          </table:table-cell>
          <table:table-cell table:style-name="ce2" table:formula="of:=[.D150]/1.4/2" office:value-type="float" office:value="0.141434151785714" calcext:value-type="float">
            <text:p>0.141</text:p>
          </table:table-cell>
          <table:table-cell table:formula="of:=20*LOG10([.C150]/['Params&amp;Config'.$C$11])" office:value-type="float" office:value="-10.7801649116175" calcext:value-type="float">
            <text:p>-10.78</text:p>
          </table:table-cell>
          <table:table-cell table:formula="of:=20*LOG10([.C150]/['Params&amp;Config'.$C$12])" office:value-type="float" office:value="6.50327350761401" calcext:value-type="float">
            <text:p>6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table:formula="of:=(['Params&amp;Config'.$C$9]/['Params&amp;Config'.$C$10]) * [.C151]" office:value-type="float" office:value="0.39869140625" calcext:value-type="float">
            <text:p>0.399</text:p>
          </table:table-cell>
          <table:table-cell table:style-name="ce2" table:formula="of:=[.D151]*2" office:value-type="float" office:value="0.7973828125" calcext:value-type="float">
            <text:p>0.797</text:p>
          </table:table-cell>
          <table:table-cell table:style-name="ce2" table:formula="of:=[.D151]/1.4/2" office:value-type="float" office:value="0.142389787946429" calcext:value-type="float">
            <text:p>0.142</text:p>
          </table:table-cell>
          <table:table-cell table:formula="of:=20*LOG10([.C151]/['Params&amp;Config'.$C$11])" office:value-type="float" office:value="-10.7216738512711" calcext:value-type="float">
            <text:p>-10.72</text:p>
          </table:table-cell>
          <table:table-cell table:formula="of:=20*LOG10([.C151]/['Params&amp;Config'.$C$12])" office:value-type="float" office:value="6.56176456796034" calcext:value-type="float">
            <text:p>6.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table:formula="of:=(['Params&amp;Config'.$C$9]/['Params&amp;Config'.$C$10]) * [.C152]" office:value-type="float" office:value="0.4013671875" calcext:value-type="float">
            <text:p>0.401</text:p>
          </table:table-cell>
          <table:table-cell table:style-name="ce2" table:formula="of:=[.D152]*2" office:value-type="float" office:value="0.802734375" calcext:value-type="float">
            <text:p>0.803</text:p>
          </table:table-cell>
          <table:table-cell table:style-name="ce2" table:formula="of:=[.D152]/1.4/2" office:value-type="float" office:value="0.143345424107143" calcext:value-type="float">
            <text:p>0.143</text:p>
          </table:table-cell>
          <table:table-cell table:formula="of:=20*LOG10([.C152]/['Params&amp;Config'.$C$11])" office:value-type="float" office:value="-10.663574038403" calcext:value-type="float">
            <text:p>-10.66</text:p>
          </table:table-cell>
          <table:table-cell table:formula="of:=20*LOG10([.C152]/['Params&amp;Config'.$C$12])" office:value-type="float" office:value="6.61986438082849" calcext:value-type="float">
            <text:p>6.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table:formula="of:=(['Params&amp;Config'.$C$9]/['Params&amp;Config'.$C$10]) * [.C153]" office:value-type="float" office:value="0.40404296875" calcext:value-type="float">
            <text:p>0.404</text:p>
          </table:table-cell>
          <table:table-cell table:style-name="ce2" table:formula="of:=[.D153]*2" office:value-type="float" office:value="0.8080859375" calcext:value-type="float">
            <text:p>0.808</text:p>
          </table:table-cell>
          <table:table-cell table:style-name="ce2" table:formula="of:=[.D153]/1.4/2" office:value-type="float" office:value="0.144301060267857" calcext:value-type="float">
            <text:p>0.144</text:p>
          </table:table-cell>
          <table:table-cell table:formula="of:=20*LOG10([.C153]/['Params&amp;Config'.$C$11])" office:value-type="float" office:value="-10.6058602736532" calcext:value-type="float">
            <text:p>-10.61</text:p>
          </table:table-cell>
          <table:table-cell table:formula="of:=20*LOG10([.C153]/['Params&amp;Config'.$C$12])" office:value-type="float" office:value="6.67757814557825" calcext:value-type="float">
            <text:p>6.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table:formula="of:=(['Params&amp;Config'.$C$9]/['Params&amp;Config'.$C$10]) * [.C154]" office:value-type="float" office:value="0.40671875" calcext:value-type="float">
            <text:p>0.407</text:p>
          </table:table-cell>
          <table:table-cell table:style-name="ce2" table:formula="of:=[.D154]*2" office:value-type="float" office:value="0.8134375" calcext:value-type="float">
            <text:p>0.813</text:p>
          </table:table-cell>
          <table:table-cell table:style-name="ce2" table:formula="of:=[.D154]/1.4/2" office:value-type="float" office:value="0.145256696428571" calcext:value-type="float">
            <text:p>0.145</text:p>
          </table:table-cell>
          <table:table-cell table:formula="of:=20*LOG10([.C154]/['Params&amp;Config'.$C$11])" office:value-type="float" office:value="-10.5485274606212" calcext:value-type="float">
            <text:p>-10.55</text:p>
          </table:table-cell>
          <table:table-cell table:formula="of:=20*LOG10([.C154]/['Params&amp;Config'.$C$12])" office:value-type="float" office:value="6.73491095861031" calcext:value-type="float">
            <text:p>6.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table:formula="of:=(['Params&amp;Config'.$C$9]/['Params&amp;Config'.$C$10]) * [.C155]" office:value-type="float" office:value="0.40939453125" calcext:value-type="float">
            <text:p>0.409</text:p>
          </table:table-cell>
          <table:table-cell table:style-name="ce2" table:formula="of:=[.D155]*2" office:value-type="float" office:value="0.8187890625" calcext:value-type="float">
            <text:p>0.819</text:p>
          </table:table-cell>
          <table:table-cell table:style-name="ce2" table:formula="of:=[.D155]/1.4/2" office:value-type="float" office:value="0.146212332589286" calcext:value-type="float">
            <text:p>0.146</text:p>
          </table:table-cell>
          <table:table-cell table:formula="of:=20*LOG10([.C155]/['Params&amp;Config'.$C$11])" office:value-type="float" office:value="-10.4915706031646" calcext:value-type="float">
            <text:p>-10.49</text:p>
          </table:table-cell>
          <table:table-cell table:formula="of:=20*LOG10([.C155]/['Params&amp;Config'.$C$12])" office:value-type="float" office:value="6.79186781606684" calcext:value-type="float">
            <text:p>6.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table:formula="of:=(['Params&amp;Config'.$C$9]/['Params&amp;Config'.$C$10]) * [.C156]" office:value-type="float" office:value="0.4120703125" calcext:value-type="float">
            <text:p>0.412</text:p>
          </table:table-cell>
          <table:table-cell table:style-name="ce2" table:formula="of:=[.D156]*2" office:value-type="float" office:value="0.824140625" calcext:value-type="float">
            <text:p>0.824</text:p>
          </table:table-cell>
          <table:table-cell table:style-name="ce2" table:formula="of:=[.D156]/1.4/2" office:value-type="float" office:value="0.14716796875" calcext:value-type="float">
            <text:p>0.147</text:p>
          </table:table-cell>
          <table:table-cell table:formula="of:=20*LOG10([.C156]/['Params&amp;Config'.$C$11])" office:value-type="float" office:value="-10.4349848027874" calcext:value-type="float">
            <text:p>-10.43</text:p>
          </table:table-cell>
          <table:table-cell table:formula="of:=20*LOG10([.C156]/['Params&amp;Config'.$C$12])" office:value-type="float" office:value="6.84845361644413" calcext:value-type="float">
            <text:p>6.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table:formula="of:=(['Params&amp;Config'.$C$9]/['Params&amp;Config'.$C$10]) * [.C157]" office:value-type="float" office:value="0.41474609375" calcext:value-type="float">
            <text:p>0.415</text:p>
          </table:table-cell>
          <table:table-cell table:style-name="ce2" table:formula="of:=[.D157]*2" office:value-type="float" office:value="0.8294921875" calcext:value-type="float">
            <text:p>0.829</text:p>
          </table:table-cell>
          <table:table-cell table:style-name="ce2" table:formula="of:=[.D157]/1.4/2" office:value-type="float" office:value="0.148123604910714" calcext:value-type="float">
            <text:p>0.148</text:p>
          </table:table-cell>
          <table:table-cell table:formula="of:=20*LOG10([.C157]/['Params&amp;Config'.$C$11])" office:value-type="float" office:value="-10.3787652561108" calcext:value-type="float">
            <text:p>-10.38</text:p>
          </table:table-cell>
          <table:table-cell table:formula="of:=20*LOG10([.C157]/['Params&amp;Config'.$C$12])" office:value-type="float" office:value="6.90467316312069" calcext:value-type="float">
            <text:p>6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table:formula="of:=(['Params&amp;Config'.$C$9]/['Params&amp;Config'.$C$10]) * [.C158]" office:value-type="float" office:value="0.417421875" calcext:value-type="float">
            <text:p>0.417</text:p>
          </table:table-cell>
          <table:table-cell table:style-name="ce2" table:formula="of:=[.D158]*2" office:value-type="float" office:value="0.83484375" calcext:value-type="float">
            <text:p>0.835</text:p>
          </table:table-cell>
          <table:table-cell table:style-name="ce2" table:formula="of:=[.D158]/1.4/2" office:value-type="float" office:value="0.149079241071429" calcext:value-type="float">
            <text:p>0.149</text:p>
          </table:table-cell>
          <table:table-cell table:formula="of:=20*LOG10([.C158]/['Params&amp;Config'.$C$11])" office:value-type="float" office:value="-10.3229072524274" calcext:value-type="float">
            <text:p>-10.32</text:p>
          </table:table-cell>
          <table:table-cell table:formula="of:=20*LOG10([.C158]/['Params&amp;Config'.$C$12])" office:value-type="float" office:value="6.9605311668041" calcext:value-type="float">
            <text:p>6.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table:formula="of:=(['Params&amp;Config'.$C$9]/['Params&amp;Config'.$C$10]) * [.C159]" office:value-type="float" office:value="0.42009765625" calcext:value-type="float">
            <text:p>0.420</text:p>
          </table:table-cell>
          <table:table-cell table:style-name="ce2" table:formula="of:=[.D159]*2" office:value-type="float" office:value="0.8401953125" calcext:value-type="float">
            <text:p>0.840</text:p>
          </table:table-cell>
          <table:table-cell table:style-name="ce2" table:formula="of:=[.D159]/1.4/2" office:value-type="float" office:value="0.150034877232143" calcext:value-type="float">
            <text:p>0.150</text:p>
          </table:table-cell>
          <table:table-cell table:formula="of:=20*LOG10([.C159]/['Params&amp;Config'.$C$11])" office:value-type="float" office:value="-10.2674061713319" calcext:value-type="float">
            <text:p>-10.27</text:p>
          </table:table-cell>
          <table:table-cell table:formula="of:=20*LOG10([.C159]/['Params&amp;Config'.$C$12])" office:value-type="float" office:value="7.01603224789954" calcext:value-type="float">
            <text:p>7.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table:formula="of:=(['Params&amp;Config'.$C$9]/['Params&amp;Config'.$C$10]) * [.C160]" office:value-type="float" office:value="0.4227734375" calcext:value-type="float">
            <text:p>0.423</text:p>
          </table:table-cell>
          <table:table-cell table:style-name="ce2" table:formula="of:=[.D160]*2" office:value-type="float" office:value="0.845546875" calcext:value-type="float">
            <text:p>0.846</text:p>
          </table:table-cell>
          <table:table-cell table:style-name="ce2" table:formula="of:=[.D160]/1.4/2" office:value-type="float" office:value="0.150990513392857" calcext:value-type="float">
            <text:p>0.151</text:p>
          </table:table-cell>
          <table:table-cell table:formula="of:=20*LOG10([.C160]/['Params&amp;Config'.$C$11])" office:value-type="float" office:value="-10.2122574804282" calcext:value-type="float">
            <text:p>-10.21</text:p>
          </table:table-cell>
          <table:table-cell table:formula="of:=20*LOG10([.C160]/['Params&amp;Config'.$C$12])" office:value-type="float" office:value="7.07118093880332" calcext:value-type="float">
            <text:p>7.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table:formula="of:=(['Params&amp;Config'.$C$9]/['Params&amp;Config'.$C$10]) * [.C161]" office:value-type="float" office:value="0.42544921875" calcext:value-type="float">
            <text:p>0.425</text:p>
          </table:table-cell>
          <table:table-cell table:style-name="ce2" table:formula="of:=[.D161]*2" office:value-type="float" office:value="0.8508984375" calcext:value-type="float">
            <text:p>0.851</text:p>
          </table:table-cell>
          <table:table-cell table:style-name="ce2" table:formula="of:=[.D161]/1.4/2" office:value-type="float" office:value="0.151946149553571" calcext:value-type="float">
            <text:p>0.152</text:p>
          </table:table-cell>
          <table:table-cell table:formula="of:=20*LOG10([.C161]/['Params&amp;Config'.$C$11])" office:value-type="float" office:value="-10.1574567331076" calcext:value-type="float">
            <text:p>-10.16</text:p>
          </table:table-cell>
          <table:table-cell table:formula="of:=20*LOG10([.C161]/['Params&amp;Config'.$C$12])" office:value-type="float" office:value="7.12598168612389" calcext:value-type="float">
            <text:p>7.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table:formula="of:=(['Params&amp;Config'.$C$9]/['Params&amp;Config'.$C$10]) * [.C162]" office:value-type="float" office:value="0.428125" calcext:value-type="float">
            <text:p>0.428</text:p>
          </table:table-cell>
          <table:table-cell table:style-name="ce2" table:formula="of:=[.D162]*2" office:value-type="float" office:value="0.85625" calcext:value-type="float">
            <text:p>0.856</text:p>
          </table:table-cell>
          <table:table-cell table:style-name="ce2" table:formula="of:=[.D162]/1.4/2" office:value-type="float" office:value="0.152901785714286" calcext:value-type="float">
            <text:p>0.153</text:p>
          </table:table-cell>
          <table:table-cell table:formula="of:=20*LOG10([.C162]/['Params&amp;Config'.$C$11])" office:value-type="float" office:value="-10.1029995663981" calcext:value-type="float">
            <text:p>-10.1</text:p>
          </table:table-cell>
          <table:table-cell table:formula="of:=20*LOG10([.C162]/['Params&amp;Config'.$C$12])" office:value-type="float" office:value="7.18043885283336" calcext:value-type="float">
            <text:p>7.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table:formula="of:=(['Params&amp;Config'.$C$9]/['Params&amp;Config'.$C$10]) * [.C163]" office:value-type="float" office:value="0.43080078125" calcext:value-type="float">
            <text:p>0.431</text:p>
          </table:table-cell>
          <table:table-cell table:style-name="ce2" table:formula="of:=[.D163]*2" office:value-type="float" office:value="0.8616015625" calcext:value-type="float">
            <text:p>0.862</text:p>
          </table:table-cell>
          <table:table-cell table:style-name="ce2" table:formula="of:=[.D163]/1.4/2" office:value-type="float" office:value="0.153857421875" calcext:value-type="float">
            <text:p>0.154</text:p>
          </table:table-cell>
          <table:table-cell table:formula="of:=20*LOG10([.C163]/['Params&amp;Config'.$C$11])" office:value-type="float" office:value="-10.0488816988796" calcext:value-type="float">
            <text:p>-10.05</text:p>
          </table:table-cell>
          <table:table-cell table:formula="of:=20*LOG10([.C163]/['Params&amp;Config'.$C$12])" office:value-type="float" office:value="7.23455672035186" calcext:value-type="float">
            <text:p>7.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table:formula="of:=(['Params&amp;Config'.$C$9]/['Params&amp;Config'.$C$10]) * [.C164]" office:value-type="float" office:value="0.4334765625" calcext:value-type="float">
            <text:p>0.433</text:p>
          </table:table-cell>
          <table:table-cell table:style-name="ce2" table:formula="of:=[.D164]*2" office:value-type="float" office:value="0.866953125" calcext:value-type="float">
            <text:p>0.867</text:p>
          </table:table-cell>
          <table:table-cell table:style-name="ce2" table:formula="of:=[.D164]/1.4/2" office:value-type="float" office:value="0.154813058035714" calcext:value-type="float">
            <text:p>0.155</text:p>
          </table:table-cell>
          <table:table-cell table:formula="of:=20*LOG10([.C164]/['Params&amp;Config'.$C$11])" office:value-type="float" office:value="-9.995098928664" calcext:value-type="float">
            <text:p>-10</text:p>
          </table:table-cell>
          <table:table-cell table:formula="of:=20*LOG10([.C164]/['Params&amp;Config'.$C$12])" office:value-type="float" office:value="7.28833949056748" calcext:value-type="float">
            <text:p>7.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table:formula="of:=(['Params&amp;Config'.$C$9]/['Params&amp;Config'.$C$10]) * [.C165]" office:value-type="float" office:value="0.43615234375" calcext:value-type="float">
            <text:p>0.436</text:p>
          </table:table-cell>
          <table:table-cell table:style-name="ce2" table:formula="of:=[.D165]*2" office:value-type="float" office:value="0.8723046875" calcext:value-type="float">
            <text:p>0.872</text:p>
          </table:table-cell>
          <table:table-cell table:style-name="ce2" table:formula="of:=[.D165]/1.4/2" office:value-type="float" office:value="0.155768694196429" calcext:value-type="float">
            <text:p>0.156</text:p>
          </table:table-cell>
          <table:table-cell table:formula="of:=20*LOG10([.C165]/['Params&amp;Config'.$C$11])" office:value-type="float" office:value="-9.94164713143746" calcext:value-type="float">
            <text:p>-9.94</text:p>
          </table:table-cell>
          <table:table-cell table:formula="of:=20*LOG10([.C165]/['Params&amp;Config'.$C$12])" office:value-type="float" office:value="7.34179128779402" calcext:value-type="float">
            <text:p>7.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  <table:table-cell table:formula="of:=(['Params&amp;Config'.$C$9]/['Params&amp;Config'.$C$10]) * [.C166]" office:value-type="float" office:value="0.438828125" calcext:value-type="float">
            <text:p>0.439</text:p>
          </table:table-cell>
          <table:table-cell table:style-name="ce2" table:formula="of:=[.D166]*2" office:value-type="float" office:value="0.87765625" calcext:value-type="float">
            <text:p>0.878</text:p>
          </table:table-cell>
          <table:table-cell table:style-name="ce2" table:formula="of:=[.D166]/1.4/2" office:value-type="float" office:value="0.156724330357143" calcext:value-type="float">
            <text:p>0.157</text:p>
          </table:table-cell>
          <table:table-cell table:formula="of:=20*LOG10([.C166]/['Params&amp;Config'.$C$11])" office:value-type="float" office:value="-9.88852225856266" calcext:value-type="float">
            <text:p>-9.89</text:p>
          </table:table-cell>
          <table:table-cell table:formula="of:=20*LOG10([.C166]/['Params&amp;Config'.$C$12])" office:value-type="float" office:value="7.39491616066882" calcext:value-type="float">
            <text:p>7.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table:formula="of:=(['Params&amp;Config'.$C$9]/['Params&amp;Config'.$C$10]) * [.C167]" office:value-type="float" office:value="0.44150390625" calcext:value-type="float">
            <text:p>0.442</text:p>
          </table:table-cell>
          <table:table-cell table:style-name="ce2" table:formula="of:=[.D167]*2" office:value-type="float" office:value="0.8830078125" calcext:value-type="float">
            <text:p>0.883</text:p>
          </table:table-cell>
          <table:table-cell table:style-name="ce2" table:formula="of:=[.D167]/1.4/2" office:value-type="float" office:value="0.157679966517857" calcext:value-type="float">
            <text:p>0.158</text:p>
          </table:table-cell>
          <table:table-cell table:formula="of:=20*LOG10([.C167]/['Params&amp;Config'.$C$11])" office:value-type="float" office:value="-9.83572033523849" calcext:value-type="float">
            <text:p>-9.84</text:p>
          </table:table-cell>
          <table:table-cell table:formula="of:=20*LOG10([.C167]/['Params&amp;Config'.$C$12])" office:value-type="float" office:value="7.44771808399299" calcext:value-type="float">
            <text:p>7.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table:formula="of:=(['Params&amp;Config'.$C$9]/['Params&amp;Config'.$C$10]) * [.C168]" office:value-type="float" office:value="0.4441796875" calcext:value-type="float">
            <text:p>0.444</text:p>
          </table:table-cell>
          <table:table-cell table:style-name="ce2" table:formula="of:=[.D168]*2" office:value-type="float" office:value="0.888359375" calcext:value-type="float">
            <text:p>0.888</text:p>
          </table:table-cell>
          <table:table-cell table:style-name="ce2" table:formula="of:=[.D168]/1.4/2" office:value-type="float" office:value="0.158635602678571" calcext:value-type="float">
            <text:p>0.159</text:p>
          </table:table-cell>
          <table:table-cell table:formula="of:=20*LOG10([.C168]/['Params&amp;Config'.$C$11])" office:value-type="float" office:value="-9.78323745871551" calcext:value-type="float">
            <text:p>-9.78</text:p>
          </table:table-cell>
          <table:table-cell table:formula="of:=20*LOG10([.C168]/['Params&amp;Config'.$C$12])" office:value-type="float" office:value="7.50020096051597" calcext:value-type="float">
            <text:p>7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table:formula="of:=(['Params&amp;Config'.$C$9]/['Params&amp;Config'.$C$10]) * [.C169]" office:value-type="float" office:value="0.44685546875" calcext:value-type="float">
            <text:p>0.447</text:p>
          </table:table-cell>
          <table:table-cell table:style-name="ce2" table:formula="of:=[.D169]*2" office:value-type="float" office:value="0.8937109375" calcext:value-type="float">
            <text:p>0.894</text:p>
          </table:table-cell>
          <table:table-cell table:style-name="ce2" table:formula="of:=[.D169]/1.4/2" office:value-type="float" office:value="0.159591238839286" calcext:value-type="float">
            <text:p>0.160</text:p>
          </table:table-cell>
          <table:table-cell table:formula="of:=20*LOG10([.C169]/['Params&amp;Config'.$C$11])" office:value-type="float" office:value="-9.73106979656495" calcext:value-type="float">
            <text:p>-9.73</text:p>
          </table:table-cell>
          <table:table-cell table:formula="of:=20*LOG10([.C169]/['Params&amp;Config'.$C$12])" office:value-type="float" office:value="7.55236862266653" calcext:value-type="float">
            <text:p>7.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  <table:table-cell table:formula="of:=(['Params&amp;Config'.$C$9]/['Params&amp;Config'.$C$10]) * [.C170]" office:value-type="float" office:value="0.44953125" calcext:value-type="float">
            <text:p>0.450</text:p>
          </table:table-cell>
          <table:table-cell table:style-name="ce2" table:formula="of:=[.D170]*2" office:value-type="float" office:value="0.8990625" calcext:value-type="float">
            <text:p>0.899</text:p>
          </table:table-cell>
          <table:table-cell table:style-name="ce2" table:formula="of:=[.D170]/1.4/2" office:value-type="float" office:value="0.160546875" calcext:value-type="float">
            <text:p>0.161</text:p>
          </table:table-cell>
          <table:table-cell table:formula="of:=20*LOG10([.C170]/['Params&amp;Config'.$C$11])" office:value-type="float" office:value="-9.67921358499936" calcext:value-type="float">
            <text:p>-9.68</text:p>
          </table:table-cell>
          <table:table-cell table:formula="of:=20*LOG10([.C170]/['Params&amp;Config'.$C$12])" office:value-type="float" office:value="7.60422483423212" calcext:value-type="float">
            <text:p>7.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table:formula="of:=(['Params&amp;Config'.$C$9]/['Params&amp;Config'.$C$10]) * [.C171]" office:value-type="float" office:value="0.45220703125" calcext:value-type="float">
            <text:p>0.452</text:p>
          </table:table-cell>
          <table:table-cell table:style-name="ce2" table:formula="of:=[.D171]*2" office:value-type="float" office:value="0.9044140625" calcext:value-type="float">
            <text:p>0.904</text:p>
          </table:table-cell>
          <table:table-cell table:style-name="ce2" table:formula="of:=[.D171]/1.4/2" office:value-type="float" office:value="0.161502511160714" calcext:value-type="float">
            <text:p>0.162</text:p>
          </table:table-cell>
          <table:table-cell table:formula="of:=20*LOG10([.C171]/['Params&amp;Config'.$C$11])" office:value-type="float" office:value="-9.62766512724314" calcext:value-type="float">
            <text:p>-9.63</text:p>
          </table:table-cell>
          <table:table-cell table:formula="of:=20*LOG10([.C171]/['Params&amp;Config'.$C$12])" office:value-type="float" office:value="7.65577329198833" calcext:value-type="float">
            <text:p>7.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table:formula="of:=(['Params&amp;Config'.$C$9]/['Params&amp;Config'.$C$10]) * [.C172]" office:value-type="float" office:value="0.4548828125" calcext:value-type="float">
            <text:p>0.455</text:p>
          </table:table-cell>
          <table:table-cell table:style-name="ce2" table:formula="of:=[.D172]*2" office:value-type="float" office:value="0.909765625" calcext:value-type="float">
            <text:p>0.910</text:p>
          </table:table-cell>
          <table:table-cell table:style-name="ce2" table:formula="of:=[.D172]/1.4/2" office:value-type="float" office:value="0.162458147321429" calcext:value-type="float">
            <text:p>0.162</text:p>
          </table:table-cell>
          <table:table-cell table:formula="of:=20*LOG10([.C172]/['Params&amp;Config'.$C$11])" office:value-type="float" office:value="-9.57642079195114" calcext:value-type="float">
            <text:p>-9.58</text:p>
          </table:table-cell>
          <table:table-cell table:formula="of:=20*LOG10([.C172]/['Params&amp;Config'.$C$12])" office:value-type="float" office:value="7.70701762728034" calcext:value-type="float">
            <text:p>7.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table:formula="of:=(['Params&amp;Config'.$C$9]/['Params&amp;Config'.$C$10]) * [.C173]" office:value-type="float" office:value="0.45755859375" calcext:value-type="float">
            <text:p>0.458</text:p>
          </table:table-cell>
          <table:table-cell table:style-name="ce2" table:formula="of:=[.D173]*2" office:value-type="float" office:value="0.9151171875" calcext:value-type="float">
            <text:p>0.915</text:p>
          </table:table-cell>
          <table:table-cell table:style-name="ce2" table:formula="of:=[.D173]/1.4/2" office:value-type="float" office:value="0.163413783482143" calcext:value-type="float">
            <text:p>0.163</text:p>
          </table:table-cell>
          <table:table-cell table:formula="of:=20*LOG10([.C173]/['Params&amp;Config'.$C$11])" office:value-type="float" office:value="-9.52547701167354" calcext:value-type="float">
            <text:p>-9.53</text:p>
          </table:table-cell>
          <table:table-cell table:formula="of:=20*LOG10([.C173]/['Params&amp;Config'.$C$12])" office:value-type="float" office:value="7.75796140755794" calcext:value-type="float">
            <text:p>7.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table:formula="of:=(['Params&amp;Config'.$C$9]/['Params&amp;Config'.$C$10]) * [.C174]" office:value-type="float" office:value="0.460234375" calcext:value-type="float">
            <text:p>0.460</text:p>
          </table:table-cell>
          <table:table-cell table:style-name="ce2" table:formula="of:=[.D174]*2" office:value-type="float" office:value="0.92046875" calcext:value-type="float">
            <text:p>0.920</text:p>
          </table:table-cell>
          <table:table-cell table:style-name="ce2" table:formula="of:=[.D174]/1.4/2" office:value-type="float" office:value="0.164369419642857" calcext:value-type="float">
            <text:p>0.164</text:p>
          </table:table-cell>
          <table:table-cell table:formula="of:=20*LOG10([.C174]/['Params&amp;Config'.$C$11])" office:value-type="float" office:value="-9.47483028136564" calcext:value-type="float">
            <text:p>-9.47</text:p>
          </table:table-cell>
          <table:table-cell table:formula="of:=20*LOG10([.C174]/['Params&amp;Config'.$C$12])" office:value-type="float" office:value="7.80860813786584" calcext:value-type="float">
            <text:p>7.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table:formula="of:=(['Params&amp;Config'.$C$9]/['Params&amp;Config'.$C$10]) * [.C175]" office:value-type="float" office:value="0.46291015625" calcext:value-type="float">
            <text:p>0.463</text:p>
          </table:table-cell>
          <table:table-cell table:style-name="ce2" table:formula="of:=[.D175]*2" office:value-type="float" office:value="0.9258203125" calcext:value-type="float">
            <text:p>0.926</text:p>
          </table:table-cell>
          <table:table-cell table:style-name="ce2" table:formula="of:=[.D175]/1.4/2" office:value-type="float" office:value="0.165325055803571" calcext:value-type="float">
            <text:p>0.165</text:p>
          </table:table-cell>
          <table:table-cell table:formula="of:=20*LOG10([.C175]/['Params&amp;Config'.$C$11])" office:value-type="float" office:value="-9.42447715694071" calcext:value-type="float">
            <text:p>-9.42</text:p>
          </table:table-cell>
          <table:table-cell table:formula="of:=20*LOG10([.C175]/['Params&amp;Config'.$C$12])" office:value-type="float" office:value="7.85896126229077" calcext:value-type="float">
            <text:p>7.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table:formula="of:=(['Params&amp;Config'.$C$9]/['Params&amp;Config'.$C$10]) * [.C176]" office:value-type="float" office:value="0.4655859375" calcext:value-type="float">
            <text:p>0.466</text:p>
          </table:table-cell>
          <table:table-cell table:style-name="ce2" table:formula="of:=[.D176]*2" office:value-type="float" office:value="0.931171875" calcext:value-type="float">
            <text:p>0.931</text:p>
          </table:table-cell>
          <table:table-cell table:style-name="ce2" table:formula="of:=[.D176]/1.4/2" office:value-type="float" office:value="0.166280691964286" calcext:value-type="float">
            <text:p>0.166</text:p>
          </table:table-cell>
          <table:table-cell table:formula="of:=20*LOG10([.C176]/['Params&amp;Config'.$C$11])" office:value-type="float" office:value="-9.37441425386462" calcext:value-type="float">
            <text:p>-9.37</text:p>
          </table:table-cell>
          <table:table-cell table:formula="of:=20*LOG10([.C176]/['Params&amp;Config'.$C$12])" office:value-type="float" office:value="7.90902416536686" calcext:value-type="float">
            <text:p>7.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table:formula="of:=(['Params&amp;Config'.$C$9]/['Params&amp;Config'.$C$10]) * [.C177]" office:value-type="float" office:value="0.46826171875" calcext:value-type="float">
            <text:p>0.468</text:p>
          </table:table-cell>
          <table:table-cell table:style-name="ce2" table:formula="of:=[.D177]*2" office:value-type="float" office:value="0.9365234375" calcext:value-type="float">
            <text:p>0.937</text:p>
          </table:table-cell>
          <table:table-cell table:style-name="ce2" table:formula="of:=[.D177]/1.4/2" office:value-type="float" office:value="0.167236328125" calcext:value-type="float">
            <text:p>0.167</text:p>
          </table:table-cell>
          <table:table-cell table:formula="of:=20*LOG10([.C177]/['Params&amp;Config'.$C$11])" office:value-type="float" office:value="-9.32463824579073" calcext:value-type="float">
            <text:p>-9.32</text:p>
          </table:table-cell>
          <table:table-cell table:formula="of:=20*LOG10([.C177]/['Params&amp;Config'.$C$12])" office:value-type="float" office:value="7.95880017344075" calcext:value-type="float">
            <text:p>7.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6" calcext:value-type="float">
            <text:p>176</text:p>
          </table:table-cell>
          <table:table-cell table:formula="of:=(['Params&amp;Config'.$C$9]/['Params&amp;Config'.$C$10]) * [.C178]" office:value-type="float" office:value="0.4709375" calcext:value-type="float">
            <text:p>0.471</text:p>
          </table:table-cell>
          <table:table-cell table:style-name="ce2" table:formula="of:=[.D178]*2" office:value-type="float" office:value="0.941875" calcext:value-type="float">
            <text:p>0.942</text:p>
          </table:table-cell>
          <table:table-cell table:style-name="ce2" table:formula="of:=[.D178]/1.4/2" office:value-type="float" office:value="0.168191964285714" calcext:value-type="float">
            <text:p>0.168</text:p>
          </table:table-cell>
          <table:table-cell table:formula="of:=20*LOG10([.C178]/['Params&amp;Config'.$C$11])" office:value-type="float" office:value="-9.27514586323362" calcext:value-type="float">
            <text:p>-9.28</text:p>
          </table:table-cell>
          <table:table-cell table:formula="of:=20*LOG10([.C178]/['Params&amp;Config'.$C$12])" office:value-type="float" office:value="8.00829255599786" calcext:value-type="float">
            <text:p>8.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table:formula="of:=(['Params&amp;Config'.$C$9]/['Params&amp;Config'.$C$10]) * [.C179]" office:value-type="float" office:value="0.47361328125" calcext:value-type="float">
            <text:p>0.474</text:p>
          </table:table-cell>
          <table:table-cell table:style-name="ce2" table:formula="of:=[.D179]*2" office:value-type="float" office:value="0.9472265625" calcext:value-type="float">
            <text:p>0.947</text:p>
          </table:table-cell>
          <table:table-cell table:style-name="ce2" table:formula="of:=[.D179]/1.4/2" office:value-type="float" office:value="0.169147600446429" calcext:value-type="float">
            <text:p>0.169</text:p>
          </table:table-cell>
          <table:table-cell table:formula="of:=20*LOG10([.C179]/['Params&amp;Config'.$C$11])" office:value-type="float" office:value="-9.22593389228048" calcext:value-type="float">
            <text:p>-9.23</text:p>
          </table:table-cell>
          <table:table-cell table:formula="of:=20*LOG10([.C179]/['Params&amp;Config'.$C$12])" office:value-type="float" office:value="8.057504526951" calcext:value-type="float">
            <text:p>8.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8" calcext:value-type="float">
            <text:p>178</text:p>
          </table:table-cell>
          <table:table-cell table:formula="of:=(['Params&amp;Config'.$C$9]/['Params&amp;Config'.$C$10]) * [.C180]" office:value-type="float" office:value="0.4762890625" calcext:value-type="float">
            <text:p>0.476</text:p>
          </table:table-cell>
          <table:table-cell table:style-name="ce2" table:formula="of:=[.D180]*2" office:value-type="float" office:value="0.952578125" calcext:value-type="float">
            <text:p>0.953</text:p>
          </table:table-cell>
          <table:table-cell table:style-name="ce2" table:formula="of:=[.D180]/1.4/2" office:value-type="float" office:value="0.170103236607143" calcext:value-type="float">
            <text:p>0.170</text:p>
          </table:table-cell>
          <table:table-cell table:formula="of:=20*LOG10([.C180]/['Params&amp;Config'.$C$11])" office:value-type="float" office:value="-9.17699917333874" calcext:value-type="float">
            <text:p>-9.18</text:p>
          </table:table-cell>
          <table:table-cell table:formula="of:=20*LOG10([.C180]/['Params&amp;Config'.$C$12])" office:value-type="float" office:value="8.10643924589274" calcext:value-type="float">
            <text:p>8.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table:formula="of:=(['Params&amp;Config'.$C$9]/['Params&amp;Config'.$C$10]) * [.C181]" office:value-type="float" office:value="0.47896484375" calcext:value-type="float">
            <text:p>0.479</text:p>
          </table:table-cell>
          <table:table-cell table:style-name="ce2" table:formula="of:=[.D181]*2" office:value-type="float" office:value="0.9579296875" calcext:value-type="float">
            <text:p>0.958</text:p>
          </table:table-cell>
          <table:table-cell table:style-name="ce2" table:formula="of:=[.D181]/1.4/2" office:value-type="float" office:value="0.171058872767857" calcext:value-type="float">
            <text:p>0.171</text:p>
          </table:table-cell>
          <table:table-cell table:formula="of:=20*LOG10([.C181]/['Params&amp;Config'.$C$11])" office:value-type="float" office:value="-9.12833859991875" calcext:value-type="float">
            <text:p>-9.13</text:p>
          </table:table-cell>
          <table:table-cell table:formula="of:=20*LOG10([.C181]/['Params&amp;Config'.$C$12])" office:value-type="float" office:value="8.15509981931273" calcext:value-type="float">
            <text:p>8.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table:formula="of:=(['Params&amp;Config'.$C$9]/['Params&amp;Config'.$C$10]) * [.C182]" office:value-type="float" office:value="0.481640625" calcext:value-type="float">
            <text:p>0.482</text:p>
          </table:table-cell>
          <table:table-cell table:style-name="ce2" table:formula="of:=[.D182]*2" office:value-type="float" office:value="0.96328125" calcext:value-type="float">
            <text:p>0.963</text:p>
          </table:table-cell>
          <table:table-cell table:style-name="ce2" table:formula="of:=[.D182]/1.4/2" office:value-type="float" office:value="0.172014508928571" calcext:value-type="float">
            <text:p>0.172</text:p>
          </table:table-cell>
          <table:table-cell table:formula="of:=20*LOG10([.C182]/['Params&amp;Config'.$C$11])" office:value-type="float" office:value="-9.0799491174505" calcext:value-type="float">
            <text:p>-9.08</text:p>
          </table:table-cell>
          <table:table-cell table:formula="of:=20*LOG10([.C182]/['Params&amp;Config'.$C$12])" office:value-type="float" office:value="8.20348930178099" calcext:value-type="float">
            <text:p>8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table:formula="of:=(['Params&amp;Config'.$C$9]/['Params&amp;Config'.$C$10]) * [.C183]" office:value-type="float" office:value="0.48431640625" calcext:value-type="float">
            <text:p>0.484</text:p>
          </table:table-cell>
          <table:table-cell table:style-name="ce2" table:formula="of:=[.D183]*2" office:value-type="float" office:value="0.9686328125" calcext:value-type="float">
            <text:p>0.969</text:p>
          </table:table-cell>
          <table:table-cell table:style-name="ce2" table:formula="of:=[.D183]/1.4/2" office:value-type="float" office:value="0.172970145089286" calcext:value-type="float">
            <text:p>0.173</text:p>
          </table:table-cell>
          <table:table-cell table:formula="of:=20*LOG10([.C183]/['Params&amp;Config'.$C$11])" office:value-type="float" office:value="-9.03182772213292" calcext:value-type="float">
            <text:p>-9.03</text:p>
          </table:table-cell>
          <table:table-cell table:formula="of:=20*LOG10([.C183]/['Params&amp;Config'.$C$12])" office:value-type="float" office:value="8.25161069709855" calcext:value-type="float">
            <text:p>8.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table:formula="of:=(['Params&amp;Config'.$C$9]/['Params&amp;Config'.$C$10]) * [.C184]" office:value-type="float" office:value="0.4869921875" calcext:value-type="float">
            <text:p>0.487</text:p>
          </table:table-cell>
          <table:table-cell table:style-name="ce2" table:formula="of:=[.D184]*2" office:value-type="float" office:value="0.973984375" calcext:value-type="float">
            <text:p>0.974</text:p>
          </table:table-cell>
          <table:table-cell table:style-name="ce2" table:formula="of:=[.D184]/1.4/2" office:value-type="float" office:value="0.17392578125" calcext:value-type="float">
            <text:p>0.174</text:p>
          </table:table-cell>
          <table:table-cell table:formula="of:=20*LOG10([.C184]/['Params&amp;Config'.$C$11])" office:value-type="float" office:value="-8.98397145981512" calcext:value-type="float">
            <text:p>-8.98</text:p>
          </table:table-cell>
          <table:table-cell table:formula="of:=20*LOG10([.C184]/['Params&amp;Config'.$C$12])" office:value-type="float" office:value="8.29946695941636" calcext:value-type="float">
            <text:p>8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table:formula="of:=(['Params&amp;Config'.$C$9]/['Params&amp;Config'.$C$10]) * [.C185]" office:value-type="float" office:value="0.48966796875" calcext:value-type="float">
            <text:p>0.490</text:p>
          </table:table-cell>
          <table:table-cell table:style-name="ce2" table:formula="of:=[.D185]*2" office:value-type="float" office:value="0.9793359375" calcext:value-type="float">
            <text:p>0.979</text:p>
          </table:table-cell>
          <table:table-cell table:style-name="ce2" table:formula="of:=[.D185]/1.4/2" office:value-type="float" office:value="0.174881417410714" calcext:value-type="float">
            <text:p>0.175</text:p>
          </table:table-cell>
          <table:table-cell table:formula="of:=20*LOG10([.C185]/['Params&amp;Config'.$C$11])" office:value-type="float" office:value="-8.93637742490803" calcext:value-type="float">
            <text:p>-8.94</text:p>
          </table:table-cell>
          <table:table-cell table:formula="of:=20*LOG10([.C185]/['Params&amp;Config'.$C$12])" office:value-type="float" office:value="8.34706099432345" calcext:value-type="float">
            <text:p>8.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table:formula="of:=(['Params&amp;Config'.$C$9]/['Params&amp;Config'.$C$10]) * [.C186]" office:value-type="float" office:value="0.49234375" calcext:value-type="float">
            <text:p>0.492</text:p>
          </table:table-cell>
          <table:table-cell table:style-name="ce2" table:formula="of:=[.D186]*2" office:value-type="float" office:value="0.9846875" calcext:value-type="float">
            <text:p>0.985</text:p>
          </table:table-cell>
          <table:table-cell table:style-name="ce2" table:formula="of:=[.D186]/1.4/2" office:value-type="float" office:value="0.175837053571429" calcext:value-type="float">
            <text:p>0.176</text:p>
          </table:table-cell>
          <table:table-cell table:formula="of:=20*LOG10([.C186]/['Params&amp;Config'.$C$11])" office:value-type="float" office:value="-8.88904275932589" calcext:value-type="float">
            <text:p>-8.89</text:p>
          </table:table-cell>
          <table:table-cell table:formula="of:=20*LOG10([.C186]/['Params&amp;Config'.$C$12])" office:value-type="float" office:value="8.39439565990559" calcext:value-type="float">
            <text:p>8.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table:formula="of:=(['Params&amp;Config'.$C$9]/['Params&amp;Config'.$C$10]) * [.C187]" office:value-type="float" office:value="0.49501953125" calcext:value-type="float">
            <text:p>0.495</text:p>
          </table:table-cell>
          <table:table-cell table:style-name="ce2" table:formula="of:=[.D187]*2" office:value-type="float" office:value="0.9900390625" calcext:value-type="float">
            <text:p>0.990</text:p>
          </table:table-cell>
          <table:table-cell table:style-name="ce2" table:formula="of:=[.D187]/1.4/2" office:value-type="float" office:value="0.176792689732143" calcext:value-type="float">
            <text:p>0.177</text:p>
          </table:table-cell>
          <table:table-cell table:formula="of:=20*LOG10([.C187]/['Params&amp;Config'.$C$11])" office:value-type="float" office:value="-8.84196465145634" calcext:value-type="float">
            <text:p>-8.84</text:p>
          </table:table-cell>
          <table:table-cell table:formula="of:=20*LOG10([.C187]/['Params&amp;Config'.$C$12])" office:value-type="float" office:value="8.44147376777514" calcext:value-type="float">
            <text:p>8.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table:formula="of:=(['Params&amp;Config'.$C$9]/['Params&amp;Config'.$C$10]) * [.C188]" office:value-type="float" office:value="0.4976953125" calcext:value-type="float">
            <text:p>0.498</text:p>
          </table:table-cell>
          <table:table-cell table:style-name="ce2" table:formula="of:=[.D188]*2" office:value-type="float" office:value="0.995390625" calcext:value-type="float">
            <text:p>0.995</text:p>
          </table:table-cell>
          <table:table-cell table:style-name="ce2" table:formula="of:=[.D188]/1.4/2" office:value-type="float" office:value="0.177748325892857" calcext:value-type="float">
            <text:p>0.178</text:p>
          </table:table-cell>
          <table:table-cell table:formula="of:=20*LOG10([.C188]/['Params&amp;Config'.$C$11])" office:value-type="float" office:value="-8.79514033515829" calcext:value-type="float">
            <text:p>-8.8</text:p>
          </table:table-cell>
          <table:table-cell table:formula="of:=20*LOG10([.C188]/['Params&amp;Config'.$C$12])" office:value-type="float" office:value="8.48829808407319" calcext:value-type="float">
            <text:p>8.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table:formula="of:=(['Params&amp;Config'.$C$9]/['Params&amp;Config'.$C$10]) * [.C189]" office:value-type="float" office:value="0.50037109375" calcext:value-type="float">
            <text:p>0.500</text:p>
          </table:table-cell>
          <table:table-cell table:style-name="ce2" table:formula="of:=[.D189]*2" office:value-type="float" office:value="1.0007421875" calcext:value-type="float">
            <text:p>1.001</text:p>
          </table:table-cell>
          <table:table-cell table:style-name="ce2" table:formula="of:=[.D189]/1.4/2" office:value-type="float" office:value="0.178703962053571" calcext:value-type="float">
            <text:p>0.179</text:p>
          </table:table-cell>
          <table:table-cell table:formula="of:=20*LOG10([.C189]/['Params&amp;Config'.$C$11])" office:value-type="float" office:value="-8.74856708878664" calcext:value-type="float">
            <text:p>-8.75</text:p>
          </table:table-cell>
          <table:table-cell table:formula="of:=20*LOG10([.C189]/['Params&amp;Config'.$C$12])" office:value-type="float" office:value="8.53487133044484" calcext:value-type="float">
            <text:p>8.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table:formula="of:=(['Params&amp;Config'.$C$9]/['Params&amp;Config'.$C$10]) * [.C190]" office:value-type="float" office:value="0.503046875" calcext:value-type="float">
            <text:p>0.503</text:p>
          </table:table-cell>
          <table:table-cell table:style-name="ce2" table:formula="of:=[.D190]*2" office:value-type="float" office:value="1.00609375" calcext:value-type="float">
            <text:p>1.006</text:p>
          </table:table-cell>
          <table:table-cell table:style-name="ce2" table:formula="of:=[.D190]/1.4/2" office:value-type="float" office:value="0.179659598214286" calcext:value-type="float">
            <text:p>0.180</text:p>
          </table:table-cell>
          <table:table-cell table:formula="of:=20*LOG10([.C190]/['Params&amp;Config'.$C$11])" office:value-type="float" office:value="-8.70224223424302" calcext:value-type="float">
            <text:p>-8.7</text:p>
          </table:table-cell>
          <table:table-cell table:formula="of:=20*LOG10([.C190]/['Params&amp;Config'.$C$12])" office:value-type="float" office:value="8.58119618498846" calcext:value-type="float">
            <text:p>8.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table:formula="of:=(['Params&amp;Config'.$C$9]/['Params&amp;Config'.$C$10]) * [.C191]" office:value-type="float" office:value="0.50572265625" calcext:value-type="float">
            <text:p>0.506</text:p>
          </table:table-cell>
          <table:table-cell table:style-name="ce2" table:formula="of:=[.D191]*2" office:value-type="float" office:value="1.0114453125" calcext:value-type="float">
            <text:p>1.011</text:p>
          </table:table-cell>
          <table:table-cell table:style-name="ce2" table:formula="of:=[.D191]/1.4/2" office:value-type="float" office:value="0.180615234375" calcext:value-type="float">
            <text:p>0.181</text:p>
          </table:table-cell>
          <table:table-cell table:formula="of:=20*LOG10([.C191]/['Params&amp;Config'.$C$11])" office:value-type="float" office:value="-8.65616313605173" calcext:value-type="float">
            <text:p>-8.66</text:p>
          </table:table-cell>
          <table:table-cell table:formula="of:=20*LOG10([.C191]/['Params&amp;Config'.$C$12])" office:value-type="float" office:value="8.62727528317975" calcext:value-type="float">
            <text:p>8.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table:formula="of:=(['Params&amp;Config'.$C$9]/['Params&amp;Config'.$C$10]) * [.C192]" office:value-type="float" office:value="0.5083984375" calcext:value-type="float">
            <text:p>0.508</text:p>
          </table:table-cell>
          <table:table-cell table:style-name="ce2" table:formula="of:=[.D192]*2" office:value-type="float" office:value="1.016796875" calcext:value-type="float">
            <text:p>1.017</text:p>
          </table:table-cell>
          <table:table-cell table:style-name="ce2" table:formula="of:=[.D192]/1.4/2" office:value-type="float" office:value="0.181570870535714" calcext:value-type="float">
            <text:p>0.182</text:p>
          </table:table-cell>
          <table:table-cell table:formula="of:=20*LOG10([.C192]/['Params&amp;Config'.$C$11])" office:value-type="float" office:value="-8.61032720046004" calcext:value-type="float">
            <text:p>-8.61</text:p>
          </table:table-cell>
          <table:table-cell table:formula="of:=20*LOG10([.C192]/['Params&amp;Config'.$C$12])" office:value-type="float" office:value="8.67311121877144" calcext:value-type="float">
            <text:p>8.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table:formula="of:=(['Params&amp;Config'.$C$9]/['Params&amp;Config'.$C$10]) * [.C193]" office:value-type="float" office:value="0.51107421875" calcext:value-type="float">
            <text:p>0.511</text:p>
          </table:table-cell>
          <table:table-cell table:style-name="ce2" table:formula="of:=[.D193]*2" office:value-type="float" office:value="1.0221484375" calcext:value-type="float">
            <text:p>1.022</text:p>
          </table:table-cell>
          <table:table-cell table:style-name="ce2" table:formula="of:=[.D193]/1.4/2" office:value-type="float" office:value="0.182526506696429" calcext:value-type="float">
            <text:p>0.183</text:p>
          </table:table-cell>
          <table:table-cell table:formula="of:=20*LOG10([.C193]/['Params&amp;Config'.$C$11])" office:value-type="float" office:value="-8.56473187456206" calcext:value-type="float">
            <text:p>-8.56</text:p>
          </table:table-cell>
          <table:table-cell table:formula="of:=20*LOG10([.C193]/['Params&amp;Config'.$C$12])" office:value-type="float" office:value="8.71870654466941" calcext:value-type="float">
            <text:p>8.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table:formula="of:=(['Params&amp;Config'.$C$9]/['Params&amp;Config'.$C$10]) * [.C194]" office:value-type="float" office:value="0.51375" calcext:value-type="float">
            <text:p>0.514</text:p>
          </table:table-cell>
          <table:table-cell table:style-name="ce2" table:formula="of:=[.D194]*2" office:value-type="float" office:value="1.0275" calcext:value-type="float">
            <text:p>1.028</text:p>
          </table:table-cell>
          <table:table-cell table:style-name="ce2" table:formula="of:=[.D194]/1.4/2" office:value-type="float" office:value="0.183482142857143" calcext:value-type="float">
            <text:p>0.183</text:p>
          </table:table-cell>
          <table:table-cell table:formula="of:=20*LOG10([.C194]/['Params&amp;Config'.$C$11])" office:value-type="float" office:value="-8.51937464544562" calcext:value-type="float">
            <text:p>-8.52</text:p>
          </table:table-cell>
          <table:table-cell table:formula="of:=20*LOG10([.C194]/['Params&amp;Config'.$C$12])" office:value-type="float" office:value="8.76406377378586" calcext:value-type="float">
            <text:p>8.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table:formula="of:=(['Params&amp;Config'.$C$9]/['Params&amp;Config'.$C$10]) * [.C195]" office:value-type="float" office:value="0.51642578125" calcext:value-type="float">
            <text:p>0.516</text:p>
          </table:table-cell>
          <table:table-cell table:style-name="ce2" table:formula="of:=[.D195]*2" office:value-type="float" office:value="1.0328515625" calcext:value-type="float">
            <text:p>1.033</text:p>
          </table:table-cell>
          <table:table-cell table:style-name="ce2" table:formula="of:=[.D195]/1.4/2" office:value-type="float" office:value="0.184437779017857" calcext:value-type="float">
            <text:p>0.184</text:p>
          </table:table-cell>
          <table:table-cell table:formula="of:=20*LOG10([.C195]/['Params&amp;Config'.$C$11])" office:value-type="float" office:value="-8.47425303936114" calcext:value-type="float">
            <text:p>-8.47</text:p>
          </table:table-cell>
          <table:table-cell table:formula="of:=20*LOG10([.C195]/['Params&amp;Config'.$C$12])" office:value-type="float" office:value="8.80918537987034" calcext:value-type="float">
            <text:p>8.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table:formula="of:=(['Params&amp;Config'.$C$9]/['Params&amp;Config'.$C$10]) * [.C196]" office:value-type="float" office:value="0.5191015625" calcext:value-type="float">
            <text:p>0.519</text:p>
          </table:table-cell>
          <table:table-cell table:style-name="ce2" table:formula="of:=[.D196]*2" office:value-type="float" office:value="1.038203125" calcext:value-type="float">
            <text:p>1.038</text:p>
          </table:table-cell>
          <table:table-cell table:style-name="ce2" table:formula="of:=[.D196]/1.4/2" office:value-type="float" office:value="0.185393415178571" calcext:value-type="float">
            <text:p>0.185</text:p>
          </table:table-cell>
          <table:table-cell table:formula="of:=20*LOG10([.C196]/['Params&amp;Config'.$C$11])" office:value-type="float" office:value="-8.4293646209121" calcext:value-type="float">
            <text:p>-8.43</text:p>
          </table:table-cell>
          <table:table-cell table:formula="of:=20*LOG10([.C196]/['Params&amp;Config'.$C$12])" office:value-type="float" office:value="8.85407379831938" calcext:value-type="float">
            <text:p>8.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table:formula="of:=(['Params&amp;Config'.$C$9]/['Params&amp;Config'.$C$10]) * [.C197]" office:value-type="float" office:value="0.52177734375" calcext:value-type="float">
            <text:p>0.522</text:p>
          </table:table-cell>
          <table:table-cell table:style-name="ce2" table:formula="of:=[.D197]*2" office:value-type="float" office:value="1.0435546875" calcext:value-type="float">
            <text:p>1.044</text:p>
          </table:table-cell>
          <table:table-cell table:style-name="ce2" table:formula="of:=[.D197]/1.4/2" office:value-type="float" office:value="0.186349051339286" calcext:value-type="float">
            <text:p>0.186</text:p>
          </table:table-cell>
          <table:table-cell table:formula="of:=20*LOG10([.C197]/['Params&amp;Config'.$C$11])" office:value-type="float" office:value="-8.38470699226626" calcext:value-type="float">
            <text:p>-8.38</text:p>
          </table:table-cell>
          <table:table-cell table:formula="of:=20*LOG10([.C197]/['Params&amp;Config'.$C$12])" office:value-type="float" office:value="8.89873142696522" calcext:value-type="float">
            <text:p>8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table:formula="of:=(['Params&amp;Config'.$C$9]/['Params&amp;Config'.$C$10]) * [.C198]" office:value-type="float" office:value="0.524453125" calcext:value-type="float">
            <text:p>0.524</text:p>
          </table:table-cell>
          <table:table-cell table:style-name="ce2" table:formula="of:=[.D198]*2" office:value-type="float" office:value="1.04890625" calcext:value-type="float">
            <text:p>1.049</text:p>
          </table:table-cell>
          <table:table-cell table:style-name="ce2" table:formula="of:=[.D198]/1.4/2" office:value-type="float" office:value="0.1873046875" calcext:value-type="float">
            <text:p>0.187</text:p>
          </table:table-cell>
          <table:table-cell table:formula="of:=20*LOG10([.C198]/['Params&amp;Config'.$C$11])" office:value-type="float" office:value="-8.3402777923871" calcext:value-type="float">
            <text:p>-8.34</text:p>
          </table:table-cell>
          <table:table-cell table:formula="of:=20*LOG10([.C198]/['Params&amp;Config'.$C$12])" office:value-type="float" office:value="8.94316062684439" calcext:value-type="float">
            <text:p>8.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table:formula="of:=(['Params&amp;Config'.$C$9]/['Params&amp;Config'.$C$10]) * [.C199]" office:value-type="float" office:value="0.52712890625" calcext:value-type="float">
            <text:p>0.527</text:p>
          </table:table-cell>
          <table:table-cell table:style-name="ce2" table:formula="of:=[.D199]*2" office:value-type="float" office:value="1.0542578125" calcext:value-type="float">
            <text:p>1.054</text:p>
          </table:table-cell>
          <table:table-cell table:style-name="ce2" table:formula="of:=[.D199]/1.4/2" office:value-type="float" office:value="0.188260323660714" calcext:value-type="float">
            <text:p>0.188</text:p>
          </table:table-cell>
          <table:table-cell table:formula="of:=20*LOG10([.C199]/['Params&amp;Config'.$C$11])" office:value-type="float" office:value="-8.29607469628476" calcext:value-type="float">
            <text:p>-8.3</text:p>
          </table:table-cell>
          <table:table-cell table:formula="of:=20*LOG10([.C199]/['Params&amp;Config'.$C$12])" office:value-type="float" office:value="8.98736372294672" calcext:value-type="float">
            <text:p>8.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table:formula="of:=(['Params&amp;Config'.$C$9]/['Params&amp;Config'.$C$10]) * [.C200]" office:value-type="float" office:value="0.5298046875" calcext:value-type="float">
            <text:p>0.530</text:p>
          </table:table-cell>
          <table:table-cell table:style-name="ce2" table:formula="of:=[.D200]*2" office:value-type="float" office:value="1.059609375" calcext:value-type="float">
            <text:p>1.060</text:p>
          </table:table-cell>
          <table:table-cell table:style-name="ce2" table:formula="of:=[.D200]/1.4/2" office:value-type="float" office:value="0.189215959821429" calcext:value-type="float">
            <text:p>0.189</text:p>
          </table:table-cell>
          <table:table-cell table:formula="of:=20*LOG10([.C200]/['Params&amp;Config'.$C$11])" office:value-type="float" office:value="-8.25209541428599" calcext:value-type="float">
            <text:p>-8.25</text:p>
          </table:table-cell>
          <table:table-cell table:formula="of:=20*LOG10([.C200]/['Params&amp;Config'.$C$12])" office:value-type="float" office:value="9.03134300494549" calcext:value-type="float">
            <text:p>9.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table:formula="of:=(['Params&amp;Config'.$C$9]/['Params&amp;Config'.$C$10]) * [.C201]" office:value-type="float" office:value="0.53248046875" calcext:value-type="float">
            <text:p>0.532</text:p>
          </table:table-cell>
          <table:table-cell table:style-name="ce2" table:formula="of:=[.D201]*2" office:value-type="float" office:value="1.0649609375" calcext:value-type="float">
            <text:p>1.065</text:p>
          </table:table-cell>
          <table:table-cell table:style-name="ce2" table:formula="of:=[.D201]/1.4/2" office:value-type="float" office:value="0.190171595982143" calcext:value-type="float">
            <text:p>0.190</text:p>
          </table:table-cell>
          <table:table-cell table:formula="of:=20*LOG10([.C201]/['Params&amp;Config'.$C$11])" office:value-type="float" office:value="-8.20833769132248" calcext:value-type="float">
            <text:p>-8.21</text:p>
          </table:table-cell>
          <table:table-cell table:formula="of:=20*LOG10([.C201]/['Params&amp;Config'.$C$12])" office:value-type="float" office:value="9.075100727909" calcext:value-type="float">
            <text:p>9.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formula="of:=(['Params&amp;Config'.$C$9]/['Params&amp;Config'.$C$10]) * [.C202]" office:value-type="float" office:value="0.53515625" calcext:value-type="float">
            <text:p>0.535</text:p>
          </table:table-cell>
          <table:table-cell table:style-name="ce2" table:formula="of:=[.D202]*2" office:value-type="float" office:value="1.0703125" calcext:value-type="float">
            <text:p>1.070</text:p>
          </table:table-cell>
          <table:table-cell table:style-name="ce2" table:formula="of:=[.D202]/1.4/2" office:value-type="float" office:value="0.191127232142857" calcext:value-type="float">
            <text:p>0.191</text:p>
          </table:table-cell>
          <table:table-cell table:formula="of:=20*LOG10([.C202]/['Params&amp;Config'.$C$11])" office:value-type="float" office:value="-8.16479930623699" calcext:value-type="float">
            <text:p>-8.16</text:p>
          </table:table-cell>
          <table:table-cell table:formula="of:=20*LOG10([.C202]/['Params&amp;Config'.$C$12])" office:value-type="float" office:value="9.11863911299449" calcext:value-type="float">
            <text:p>9.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  <table:table-cell table:formula="of:=(['Params&amp;Config'.$C$9]/['Params&amp;Config'.$C$10]) * [.C203]" office:value-type="float" office:value="0.53783203125" calcext:value-type="float">
            <text:p>0.538</text:p>
          </table:table-cell>
          <table:table-cell table:style-name="ce2" table:formula="of:=[.D203]*2" office:value-type="float" office:value="1.0756640625" calcext:value-type="float">
            <text:p>1.076</text:p>
          </table:table-cell>
          <table:table-cell table:style-name="ce2" table:formula="of:=[.D203]/1.4/2" office:value-type="float" office:value="0.192082868303571" calcext:value-type="float">
            <text:p>0.192</text:p>
          </table:table-cell>
          <table:table-cell table:formula="of:=20*LOG10([.C203]/['Params&amp;Config'.$C$11])" office:value-type="float" office:value="-8.12147807110684" calcext:value-type="float">
            <text:p>-8.12</text:p>
          </table:table-cell>
          <table:table-cell table:formula="of:=20*LOG10([.C203]/['Params&amp;Config'.$C$12])" office:value-type="float" office:value="9.16196034812464" calcext:value-type="float">
            <text:p>9.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table:formula="of:=(['Params&amp;Config'.$C$9]/['Params&amp;Config'.$C$10]) * [.C204]" office:value-type="float" office:value="0.5405078125" calcext:value-type="float">
            <text:p>0.541</text:p>
          </table:table-cell>
          <table:table-cell table:style-name="ce2" table:formula="of:=[.D204]*2" office:value-type="float" office:value="1.081015625" calcext:value-type="float">
            <text:p>1.081</text:p>
          </table:table-cell>
          <table:table-cell table:style-name="ce2" table:formula="of:=[.D204]/1.4/2" office:value-type="float" office:value="0.193038504464286" calcext:value-type="float">
            <text:p>0.193</text:p>
          </table:table-cell>
          <table:table-cell table:formula="of:=20*LOG10([.C204]/['Params&amp;Config'.$C$11])" office:value-type="float" office:value="-8.07837183058414" calcext:value-type="float">
            <text:p>-8.08</text:p>
          </table:table-cell>
          <table:table-cell table:formula="of:=20*LOG10([.C204]/['Params&amp;Config'.$C$12])" office:value-type="float" office:value="9.20506658864734" calcext:value-type="float">
            <text:p>9.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table:formula="of:=(['Params&amp;Config'.$C$9]/['Params&amp;Config'.$C$10]) * [.C205]" office:value-type="float" office:value="0.54318359375" calcext:value-type="float">
            <text:p>0.543</text:p>
          </table:table-cell>
          <table:table-cell table:style-name="ce2" table:formula="of:=[.D205]*2" office:value-type="float" office:value="1.0863671875" calcext:value-type="float">
            <text:p>1.086</text:p>
          </table:table-cell>
          <table:table-cell table:style-name="ce2" table:formula="of:=[.D205]/1.4/2" office:value-type="float" office:value="0.193994140625" calcext:value-type="float">
            <text:p>0.194</text:p>
          </table:table-cell>
          <table:table-cell table:formula="of:=20*LOG10([.C205]/['Params&amp;Config'.$C$11])" office:value-type="float" office:value="-8.03547846125236" calcext:value-type="float">
            <text:p>-8.04</text:p>
          </table:table-cell>
          <table:table-cell table:formula="of:=20*LOG10([.C205]/['Params&amp;Config'.$C$12])" office:value-type="float" office:value="9.24795995797912" calcext:value-type="float">
            <text:p>9.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table:formula="of:=(['Params&amp;Config'.$C$9]/['Params&amp;Config'.$C$10]) * [.C206]" office:value-type="float" office:value="0.545859375" calcext:value-type="float">
            <text:p>0.546</text:p>
          </table:table-cell>
          <table:table-cell table:style-name="ce2" table:formula="of:=[.D206]*2" office:value-type="float" office:value="1.09171875" calcext:value-type="float">
            <text:p>1.092</text:p>
          </table:table-cell>
          <table:table-cell table:style-name="ce2" table:formula="of:=[.D206]/1.4/2" office:value-type="float" office:value="0.194949776785714" calcext:value-type="float">
            <text:p>0.195</text:p>
          </table:table-cell>
          <table:table-cell table:formula="of:=20*LOG10([.C206]/['Params&amp;Config'.$C$11])" office:value-type="float" office:value="-7.99279587099864" calcext:value-type="float">
            <text:p>-7.99</text:p>
          </table:table-cell>
          <table:table-cell table:formula="of:=20*LOG10([.C206]/['Params&amp;Config'.$C$12])" office:value-type="float" office:value="9.29064254823284" calcext:value-type="float">
            <text:p>9.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table:formula="of:=(['Params&amp;Config'.$C$9]/['Params&amp;Config'.$C$10]) * [.C207]" office:value-type="float" office:value="0.54853515625" calcext:value-type="float">
            <text:p>0.549</text:p>
          </table:table-cell>
          <table:table-cell table:style-name="ce2" table:formula="of:=[.D207]*2" office:value-type="float" office:value="1.0970703125" calcext:value-type="float">
            <text:p>1.097</text:p>
          </table:table-cell>
          <table:table-cell table:style-name="ce2" table:formula="of:=[.D207]/1.4/2" office:value-type="float" office:value="0.195905412946429" calcext:value-type="float">
            <text:p>0.196</text:p>
          </table:table-cell>
          <table:table-cell table:formula="of:=20*LOG10([.C207]/['Params&amp;Config'.$C$11])" office:value-type="float" office:value="-7.95032199840153" calcext:value-type="float">
            <text:p>-7.95</text:p>
          </table:table-cell>
          <table:table-cell table:formula="of:=20*LOG10([.C207]/['Params&amp;Config'.$C$12])" office:value-type="float" office:value="9.33311642082995" calcext:value-type="float">
            <text:p>9.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table:formula="of:=(['Params&amp;Config'.$C$9]/['Params&amp;Config'.$C$10]) * [.C208]" office:value-type="float" office:value="0.5512109375" calcext:value-type="float">
            <text:p>0.551</text:p>
          </table:table-cell>
          <table:table-cell table:style-name="ce2" table:formula="of:=[.D208]*2" office:value-type="float" office:value="1.102421875" calcext:value-type="float">
            <text:p>1.102</text:p>
          </table:table-cell>
          <table:table-cell table:style-name="ce2" table:formula="of:=[.D208]/1.4/2" office:value-type="float" office:value="0.196861049107143" calcext:value-type="float">
            <text:p>0.197</text:p>
          </table:table-cell>
          <table:table-cell table:formula="of:=20*LOG10([.C208]/['Params&amp;Config'.$C$11])" office:value-type="float" office:value="-7.90805481213355" calcext:value-type="float">
            <text:p>-7.91</text:p>
          </table:table-cell>
          <table:table-cell table:formula="of:=20*LOG10([.C208]/['Params&amp;Config'.$C$12])" office:value-type="float" office:value="9.37538360709793" calcext:value-type="float">
            <text:p>9.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table:formula="of:=(['Params&amp;Config'.$C$9]/['Params&amp;Config'.$C$10]) * [.C209]" office:value-type="float" office:value="0.55388671875" calcext:value-type="float">
            <text:p>0.554</text:p>
          </table:table-cell>
          <table:table-cell table:style-name="ce2" table:formula="of:=[.D209]*2" office:value-type="float" office:value="1.1077734375" calcext:value-type="float">
            <text:p>1.108</text:p>
          </table:table-cell>
          <table:table-cell table:style-name="ce2" table:formula="of:=[.D209]/1.4/2" office:value-type="float" office:value="0.197816685267857" calcext:value-type="float">
            <text:p>0.198</text:p>
          </table:table-cell>
          <table:table-cell table:formula="of:=20*LOG10([.C209]/['Params&amp;Config'.$C$11])" office:value-type="float" office:value="-7.86599231037826" calcext:value-type="float">
            <text:p>-7.87</text:p>
          </table:table-cell>
          <table:table-cell table:formula="of:=20*LOG10([.C209]/['Params&amp;Config'.$C$12])" office:value-type="float" office:value="9.41744610885322" calcext:value-type="float">
            <text:p>9.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table:formula="of:=(['Params&amp;Config'.$C$9]/['Params&amp;Config'.$C$10]) * [.C210]" office:value-type="float" office:value="0.5565625" calcext:value-type="float">
            <text:p>0.557</text:p>
          </table:table-cell>
          <table:table-cell table:style-name="ce2" table:formula="of:=[.D210]*2" office:value-type="float" office:value="1.113125" calcext:value-type="float">
            <text:p>1.113</text:p>
          </table:table-cell>
          <table:table-cell table:style-name="ce2" table:formula="of:=[.D210]/1.4/2" office:value-type="float" office:value="0.198772321428571" calcext:value-type="float">
            <text:p>0.199</text:p>
          </table:table-cell>
          <table:table-cell table:formula="of:=20*LOG10([.C210]/['Params&amp;Config'.$C$11])" office:value-type="float" office:value="-7.82413252026139" calcext:value-type="float">
            <text:p>-7.82</text:p>
          </table:table-cell>
          <table:table-cell table:formula="of:=20*LOG10([.C210]/['Params&amp;Config'.$C$12])" office:value-type="float" office:value="9.45930589897009" calcext:value-type="float">
            <text:p>9.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table:formula="of:=(['Params&amp;Config'.$C$9]/['Params&amp;Config'.$C$10]) * [.C211]" office:value-type="float" office:value="0.55923828125" calcext:value-type="float">
            <text:p>0.559</text:p>
          </table:table-cell>
          <table:table-cell table:style-name="ce2" table:formula="of:=[.D211]*2" office:value-type="float" office:value="1.1184765625" calcext:value-type="float">
            <text:p>1.118</text:p>
          </table:table-cell>
          <table:table-cell table:style-name="ce2" table:formula="of:=[.D211]/1.4/2" office:value-type="float" office:value="0.199727957589286" calcext:value-type="float">
            <text:p>0.200</text:p>
          </table:table-cell>
          <table:table-cell table:formula="of:=20*LOG10([.C211]/['Params&amp;Config'.$C$11])" office:value-type="float" office:value="-7.78247349729553" calcext:value-type="float">
            <text:p>-7.78</text:p>
          </table:table-cell>
          <table:table-cell table:formula="of:=20*LOG10([.C211]/['Params&amp;Config'.$C$12])" office:value-type="float" office:value="9.50096492193594" calcext:value-type="float">
            <text:p>9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table:formula="of:=(['Params&amp;Config'.$C$9]/['Params&amp;Config'.$C$10]) * [.C212]" office:value-type="float" office:value="0.5619140625" calcext:value-type="float">
            <text:p>0.562</text:p>
          </table:table-cell>
          <table:table-cell table:style-name="ce2" table:formula="of:=[.D212]*2" office:value-type="float" office:value="1.123828125" calcext:value-type="float">
            <text:p>1.124</text:p>
          </table:table-cell>
          <table:table-cell table:style-name="ce2" table:formula="of:=[.D212]/1.4/2" office:value-type="float" office:value="0.20068359375" calcext:value-type="float">
            <text:p>0.201</text:p>
          </table:table-cell>
          <table:table-cell table:formula="of:=20*LOG10([.C212]/['Params&amp;Config'.$C$11])" office:value-type="float" office:value="-7.74101332483823" calcext:value-type="float">
            <text:p>-7.74</text:p>
          </table:table-cell>
          <table:table-cell table:formula="of:=20*LOG10([.C212]/['Params&amp;Config'.$C$12])" office:value-type="float" office:value="9.54242509439325" calcext:value-type="float">
            <text:p>9.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table:formula="of:=(['Params&amp;Config'.$C$9]/['Params&amp;Config'.$C$10]) * [.C213]" office:value-type="float" office:value="0.56458984375" calcext:value-type="float">
            <text:p>0.565</text:p>
          </table:table-cell>
          <table:table-cell table:style-name="ce2" table:formula="of:=[.D213]*2" office:value-type="float" office:value="1.1291796875" calcext:value-type="float">
            <text:p>1.129</text:p>
          </table:table-cell>
          <table:table-cell table:style-name="ce2" table:formula="of:=[.D213]/1.4/2" office:value-type="float" office:value="0.201639229910714" calcext:value-type="float">
            <text:p>0.202</text:p>
          </table:table-cell>
          <table:table-cell table:formula="of:=20*LOG10([.C213]/['Params&amp;Config'.$C$11])" office:value-type="float" office:value="-7.69975011356276" calcext:value-type="float">
            <text:p>-7.7</text:p>
          </table:table-cell>
          <table:table-cell table:formula="of:=20*LOG10([.C213]/['Params&amp;Config'.$C$12])" office:value-type="float" office:value="9.58368830566872" calcext:value-type="float">
            <text:p>9.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table:formula="of:=(['Params&amp;Config'.$C$9]/['Params&amp;Config'.$C$10]) * [.C214]" office:value-type="float" office:value="0.567265625" calcext:value-type="float">
            <text:p>0.567</text:p>
          </table:table-cell>
          <table:table-cell table:style-name="ce2" table:formula="of:=[.D214]*2" office:value-type="float" office:value="1.13453125" calcext:value-type="float">
            <text:p>1.135</text:p>
          </table:table-cell>
          <table:table-cell table:style-name="ce2" table:formula="of:=[.D214]/1.4/2" office:value-type="float" office:value="0.202594866071429" calcext:value-type="float">
            <text:p>0.203</text:p>
          </table:table-cell>
          <table:table-cell table:formula="of:=20*LOG10([.C214]/['Params&amp;Config'.$C$11])" office:value-type="float" office:value="-7.65868200094159" calcext:value-type="float">
            <text:p>-7.66</text:p>
          </table:table-cell>
          <table:table-cell table:formula="of:=20*LOG10([.C214]/['Params&amp;Config'.$C$12])" office:value-type="float" office:value="9.62475641828989" calcext:value-type="float">
            <text:p>9.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table:formula="of:=(['Params&amp;Config'.$C$9]/['Params&amp;Config'.$C$10]) * [.C215]" office:value-type="float" office:value="0.56994140625" calcext:value-type="float">
            <text:p>0.570</text:p>
          </table:table-cell>
          <table:table-cell table:style-name="ce2" table:formula="of:=[.D215]*2" office:value-type="float" office:value="1.1398828125" calcext:value-type="float">
            <text:p>1.140</text:p>
          </table:table-cell>
          <table:table-cell table:style-name="ce2" table:formula="of:=[.D215]/1.4/2" office:value-type="float" office:value="0.203550502232143" calcext:value-type="float">
            <text:p>0.204</text:p>
          </table:table-cell>
          <table:table-cell table:formula="of:=20*LOG10([.C215]/['Params&amp;Config'.$C$11])" office:value-type="float" office:value="-7.61780715074186" calcext:value-type="float">
            <text:p>-7.62</text:p>
          </table:table-cell>
          <table:table-cell table:formula="of:=20*LOG10([.C215]/['Params&amp;Config'.$C$12])" office:value-type="float" office:value="9.66563126848962" calcext:value-type="float">
            <text:p>9.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table:formula="of:=(['Params&amp;Config'.$C$9]/['Params&amp;Config'.$C$10]) * [.C216]" office:value-type="float" office:value="0.5726171875" calcext:value-type="float">
            <text:p>0.573</text:p>
          </table:table-cell>
          <table:table-cell table:style-name="ce2" table:formula="of:=[.D216]*2" office:value-type="float" office:value="1.145234375" calcext:value-type="float">
            <text:p>1.145</text:p>
          </table:table-cell>
          <table:table-cell table:style-name="ce2" table:formula="of:=[.D216]/1.4/2" office:value-type="float" office:value="0.204506138392857" calcext:value-type="float">
            <text:p>0.205</text:p>
          </table:table-cell>
          <table:table-cell table:formula="of:=20*LOG10([.C216]/['Params&amp;Config'.$C$11])" office:value-type="float" office:value="-7.5771237525328" calcext:value-type="float">
            <text:p>-7.58</text:p>
          </table:table-cell>
          <table:table-cell table:formula="of:=20*LOG10([.C216]/['Params&amp;Config'.$C$12])" office:value-type="float" office:value="9.70631466669868" calcext:value-type="float">
            <text:p>9.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table:formula="of:=(['Params&amp;Config'.$C$9]/['Params&amp;Config'.$C$10]) * [.C217]" office:value-type="float" office:value="0.57529296875" calcext:value-type="float">
            <text:p>0.575</text:p>
          </table:table-cell>
          <table:table-cell table:style-name="ce2" table:formula="of:=[.D217]*2" office:value-type="float" office:value="1.1505859375" calcext:value-type="float">
            <text:p>1.151</text:p>
          </table:table-cell>
          <table:table-cell table:style-name="ce2" table:formula="of:=[.D217]/1.4/2" office:value-type="float" office:value="0.205461774553571" calcext:value-type="float">
            <text:p>0.205</text:p>
          </table:table-cell>
          <table:table-cell table:formula="of:=20*LOG10([.C217]/['Params&amp;Config'.$C$11])" office:value-type="float" office:value="-7.53663002120451" calcext:value-type="float">
            <text:p>-7.54</text:p>
          </table:table-cell>
          <table:table-cell table:formula="of:=20*LOG10([.C217]/['Params&amp;Config'.$C$12])" office:value-type="float" office:value="9.74680839802697" calcext:value-type="float">
            <text:p>9.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table:formula="of:=(['Params&amp;Config'.$C$9]/['Params&amp;Config'.$C$10]) * [.C218]" office:value-type="float" office:value="0.57796875" calcext:value-type="float">
            <text:p>0.578</text:p>
          </table:table-cell>
          <table:table-cell table:style-name="ce2" table:formula="of:=[.D218]*2" office:value-type="float" office:value="1.1559375" calcext:value-type="float">
            <text:p>1.156</text:p>
          </table:table-cell>
          <table:table-cell table:style-name="ce2" table:formula="of:=[.D218]/1.4/2" office:value-type="float" office:value="0.206417410714286" calcext:value-type="float">
            <text:p>0.206</text:p>
          </table:table-cell>
          <table:table-cell table:formula="of:=20*LOG10([.C218]/['Params&amp;Config'.$C$11])" office:value-type="float" office:value="-7.496324196498" calcext:value-type="float">
            <text:p>-7.5</text:p>
          </table:table-cell>
          <table:table-cell table:formula="of:=20*LOG10([.C218]/['Params&amp;Config'.$C$12])" office:value-type="float" office:value="9.78711422273348" calcext:value-type="float">
            <text:p>9.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table:formula="of:=(['Params&amp;Config'.$C$9]/['Params&amp;Config'.$C$10]) * [.C219]" office:value-type="float" office:value="0.58064453125" calcext:value-type="float">
            <text:p>0.581</text:p>
          </table:table-cell>
          <table:table-cell table:style-name="ce2" table:formula="of:=[.D219]*2" office:value-type="float" office:value="1.1612890625" calcext:value-type="float">
            <text:p>1.161</text:p>
          </table:table-cell>
          <table:table-cell table:style-name="ce2" table:formula="of:=[.D219]/1.4/2" office:value-type="float" office:value="0.207373046875" calcext:value-type="float">
            <text:p>0.207</text:p>
          </table:table-cell>
          <table:table-cell table:formula="of:=20*LOG10([.C219]/['Params&amp;Config'.$C$11])" office:value-type="float" office:value="-7.45620454254603" calcext:value-type="float">
            <text:p>-7.46</text:p>
          </table:table-cell>
          <table:table-cell table:formula="of:=20*LOG10([.C219]/['Params&amp;Config'.$C$12])" office:value-type="float" office:value="9.82723387668545" calcext:value-type="float">
            <text:p>9.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table:formula="of:=(['Params&amp;Config'.$C$9]/['Params&amp;Config'.$C$10]) * [.C220]" office:value-type="float" office:value="0.5833203125" calcext:value-type="float">
            <text:p>0.583</text:p>
          </table:table-cell>
          <table:table-cell table:style-name="ce2" table:formula="of:=[.D220]*2" office:value-type="float" office:value="1.166640625" calcext:value-type="float">
            <text:p>1.167</text:p>
          </table:table-cell>
          <table:table-cell table:style-name="ce2" table:formula="of:=[.D220]/1.4/2" office:value-type="float" office:value="0.208328683035714" calcext:value-type="float">
            <text:p>0.208</text:p>
          </table:table-cell>
          <table:table-cell table:formula="of:=20*LOG10([.C220]/['Params&amp;Config'.$C$11])" office:value-type="float" office:value="-7.41626934742452" calcext:value-type="float">
            <text:p>-7.42</text:p>
          </table:table-cell>
          <table:table-cell table:formula="of:=20*LOG10([.C220]/['Params&amp;Config'.$C$12])" office:value-type="float" office:value="9.86716907180696" calcext:value-type="float">
            <text:p>9.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table:formula="of:=(['Params&amp;Config'.$C$9]/['Params&amp;Config'.$C$10]) * [.C221]" office:value-type="float" office:value="0.58599609375" calcext:value-type="float">
            <text:p>0.586</text:p>
          </table:table-cell>
          <table:table-cell table:style-name="ce2" table:formula="of:=[.D221]*2" office:value-type="float" office:value="1.1719921875" calcext:value-type="float">
            <text:p>1.172</text:p>
          </table:table-cell>
          <table:table-cell table:style-name="ce2" table:formula="of:=[.D221]/1.4/2" office:value-type="float" office:value="0.209284319196429" calcext:value-type="float">
            <text:p>0.209</text:p>
          </table:table-cell>
          <table:table-cell table:formula="of:=20*LOG10([.C221]/['Params&amp;Config'.$C$11])" office:value-type="float" office:value="-7.37651692271425" calcext:value-type="float">
            <text:p>-7.38</text:p>
          </table:table-cell>
          <table:table-cell table:formula="of:=20*LOG10([.C221]/['Params&amp;Config'.$C$12])" office:value-type="float" office:value="9.90692149651723" calcext:value-type="float">
            <text:p>9.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table:formula="of:=(['Params&amp;Config'.$C$9]/['Params&amp;Config'.$C$10]) * [.C222]" office:value-type="float" office:value="0.588671875" calcext:value-type="float">
            <text:p>0.589</text:p>
          </table:table-cell>
          <table:table-cell table:style-name="ce2" table:formula="of:=[.D222]*2" office:value-type="float" office:value="1.17734375" calcext:value-type="float">
            <text:p>1.177</text:p>
          </table:table-cell>
          <table:table-cell table:style-name="ce2" table:formula="of:=[.D222]/1.4/2" office:value-type="float" office:value="0.210239955357143" calcext:value-type="float">
            <text:p>0.210</text:p>
          </table:table-cell>
          <table:table-cell table:formula="of:=20*LOG10([.C222]/['Params&amp;Config'.$C$11])" office:value-type="float" office:value="-7.33694560307249" calcext:value-type="float">
            <text:p>-7.34</text:p>
          </table:table-cell>
          <table:table-cell table:formula="of:=20*LOG10([.C222]/['Params&amp;Config'.$C$12])" office:value-type="float" office:value="9.94649281615899" calcext:value-type="float">
            <text:p>9.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table:formula="of:=(['Params&amp;Config'.$C$9]/['Params&amp;Config'.$C$10]) * [.C223]" office:value-type="float" office:value="0.59134765625" calcext:value-type="float">
            <text:p>0.591</text:p>
          </table:table-cell>
          <table:table-cell table:style-name="ce2" table:formula="of:=[.D223]*2" office:value-type="float" office:value="1.1826953125" calcext:value-type="float">
            <text:p>1.183</text:p>
          </table:table-cell>
          <table:table-cell table:style-name="ce2" table:formula="of:=[.D223]/1.4/2" office:value-type="float" office:value="0.211195591517857" calcext:value-type="float">
            <text:p>0.211</text:p>
          </table:table-cell>
          <table:table-cell table:formula="of:=20*LOG10([.C223]/['Params&amp;Config'.$C$11])" office:value-type="float" office:value="-7.2975537458144" calcext:value-type="float">
            <text:p>-7.3</text:p>
          </table:table-cell>
          <table:table-cell table:formula="of:=20*LOG10([.C223]/['Params&amp;Config'.$C$12])" office:value-type="float" office:value="9.98588467341708" calcext:value-type="float">
            <text:p>9.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table:formula="of:=(['Params&amp;Config'.$C$9]/['Params&amp;Config'.$C$10]) * [.C224]" office:value-type="float" office:value="0.5940234375" calcext:value-type="float">
            <text:p>0.594</text:p>
          </table:table-cell>
          <table:table-cell table:style-name="ce2" table:formula="of:=[.D224]*2" office:value-type="float" office:value="1.188046875" calcext:value-type="float">
            <text:p>1.188</text:p>
          </table:table-cell>
          <table:table-cell table:style-name="ce2" table:formula="of:=[.D224]/1.4/2" office:value-type="float" office:value="0.212151227678571" calcext:value-type="float">
            <text:p>0.212</text:p>
          </table:table-cell>
          <table:table-cell table:formula="of:=20*LOG10([.C224]/['Params&amp;Config'.$C$11])" office:value-type="float" office:value="-7.25833973050384" calcext:value-type="float">
            <text:p>-7.26</text:p>
          </table:table-cell>
          <table:table-cell table:formula="of:=20*LOG10([.C224]/['Params&amp;Config'.$C$12])" office:value-type="float" office:value="10.0250986887276" calcext:value-type="float">
            <text:p>10.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table:formula="of:=(['Params&amp;Config'.$C$9]/['Params&amp;Config'.$C$10]) * [.C225]" office:value-type="float" office:value="0.59669921875" calcext:value-type="float">
            <text:p>0.597</text:p>
          </table:table-cell>
          <table:table-cell table:style-name="ce2" table:formula="of:=[.D225]*2" office:value-type="float" office:value="1.1933984375" calcext:value-type="float">
            <text:p>1.193</text:p>
          </table:table-cell>
          <table:table-cell table:style-name="ce2" table:formula="of:=[.D225]/1.4/2" office:value-type="float" office:value="0.213106863839286" calcext:value-type="float">
            <text:p>0.213</text:p>
          </table:table-cell>
          <table:table-cell table:formula="of:=20*LOG10([.C225]/['Params&amp;Config'.$C$11])" office:value-type="float" office:value="-7.2193019585534" calcext:value-type="float">
            <text:p>-7.22</text:p>
          </table:table-cell>
          <table:table-cell table:formula="of:=20*LOG10([.C225]/['Params&amp;Config'.$C$12])" office:value-type="float" office:value="10.0641364606781" calcext:value-type="float">
            <text:p>10.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table:formula="of:=(['Params&amp;Config'.$C$9]/['Params&amp;Config'.$C$10]) * [.C226]" office:value-type="float" office:value="0.599375" calcext:value-type="float">
            <text:p>0.599</text:p>
          </table:table-cell>
          <table:table-cell table:style-name="ce2" table:formula="of:=[.D226]*2" office:value-type="float" office:value="1.19875" calcext:value-type="float">
            <text:p>1.199</text:p>
          </table:table-cell>
          <table:table-cell table:style-name="ce2" table:formula="of:=[.D226]/1.4/2" office:value-type="float" office:value="0.2140625" calcext:value-type="float">
            <text:p>0.214</text:p>
          </table:table-cell>
          <table:table-cell table:formula="of:=20*LOG10([.C226]/['Params&amp;Config'.$C$11])" office:value-type="float" office:value="-7.18043885283336" calcext:value-type="float">
            <text:p>-7.18</text:p>
          </table:table-cell>
          <table:table-cell table:formula="of:=20*LOG10([.C226]/['Params&amp;Config'.$C$12])" office:value-type="float" office:value="10.1029995663981" calcext:value-type="float">
            <text:p>10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table:formula="of:=(['Params&amp;Config'.$C$9]/['Params&amp;Config'.$C$10]) * [.C227]" office:value-type="float" office:value="0.60205078125" calcext:value-type="float">
            <text:p>0.602</text:p>
          </table:table-cell>
          <table:table-cell table:style-name="ce2" table:formula="of:=[.D227]*2" office:value-type="float" office:value="1.2041015625" calcext:value-type="float">
            <text:p>1.204</text:p>
          </table:table-cell>
          <table:table-cell table:style-name="ce2" table:formula="of:=[.D227]/1.4/2" office:value-type="float" office:value="0.215018136160714" calcext:value-type="float">
            <text:p>0.215</text:p>
          </table:table-cell>
          <table:table-cell table:formula="of:=20*LOG10([.C227]/['Params&amp;Config'.$C$11])" office:value-type="float" office:value="-7.14174885728936" calcext:value-type="float">
            <text:p>-7.14</text:p>
          </table:table-cell>
          <table:table-cell table:formula="of:=20*LOG10([.C227]/['Params&amp;Config'.$C$12])" office:value-type="float" office:value="10.1416895619421" calcext:value-type="float">
            <text:p>10.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table:formula="of:=(['Params&amp;Config'.$C$9]/['Params&amp;Config'.$C$10]) * [.C228]" office:value-type="float" office:value="0.6047265625" calcext:value-type="float">
            <text:p>0.605</text:p>
          </table:table-cell>
          <table:table-cell table:style-name="ce2" table:formula="of:=[.D228]*2" office:value-type="float" office:value="1.209453125" calcext:value-type="float">
            <text:p>1.209</text:p>
          </table:table-cell>
          <table:table-cell table:style-name="ce2" table:formula="of:=[.D228]/1.4/2" office:value-type="float" office:value="0.215973772321429" calcext:value-type="float">
            <text:p>0.216</text:p>
          </table:table-cell>
          <table:table-cell table:formula="of:=20*LOG10([.C228]/['Params&amp;Config'.$C$11])" office:value-type="float" office:value="-7.1032304365686" calcext:value-type="float">
            <text:p>-7.1</text:p>
          </table:table-cell>
          <table:table-cell table:formula="of:=20*LOG10([.C228]/['Params&amp;Config'.$C$12])" office:value-type="float" office:value="10.1802079826629" calcext:value-type="float">
            <text:p>10.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  <table:table-cell table:formula="of:=(['Params&amp;Config'.$C$9]/['Params&amp;Config'.$C$10]) * [.C229]" office:value-type="float" office:value="0.60740234375" calcext:value-type="float">
            <text:p>0.607</text:p>
          </table:table-cell>
          <table:table-cell table:style-name="ce2" table:formula="of:=[.D229]*2" office:value-type="float" office:value="1.2148046875" calcext:value-type="float">
            <text:p>1.215</text:p>
          </table:table-cell>
          <table:table-cell table:style-name="ce2" table:formula="of:=[.D229]/1.4/2" office:value-type="float" office:value="0.216929408482143" calcext:value-type="float">
            <text:p>0.217</text:p>
          </table:table-cell>
          <table:table-cell table:formula="of:=20*LOG10([.C229]/['Params&amp;Config'.$C$11])" office:value-type="float" office:value="-7.06488207565416" calcext:value-type="float">
            <text:p>-7.06</text:p>
          </table:table-cell>
          <table:table-cell table:formula="of:=20*LOG10([.C229]/['Params&amp;Config'.$C$12])" office:value-type="float" office:value="10.2185563435773" calcext:value-type="float">
            <text:p>10.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table:formula="of:=(['Params&amp;Config'.$C$9]/['Params&amp;Config'.$C$10]) * [.C230]" office:value-type="float" office:value="0.610078125" calcext:value-type="float">
            <text:p>0.610</text:p>
          </table:table-cell>
          <table:table-cell table:style-name="ce2" table:formula="of:=[.D230]*2" office:value-type="float" office:value="1.22015625" calcext:value-type="float">
            <text:p>1.220</text:p>
          </table:table-cell>
          <table:table-cell table:style-name="ce2" table:formula="of:=[.D230]/1.4/2" office:value-type="float" office:value="0.217885044642857" calcext:value-type="float">
            <text:p>0.218</text:p>
          </table:table-cell>
          <table:table-cell table:formula="of:=20*LOG10([.C230]/['Params&amp;Config'.$C$11])" office:value-type="float" office:value="-7.02670227950754" calcext:value-type="float">
            <text:p>-7.03</text:p>
          </table:table-cell>
          <table:table-cell table:formula="of:=20*LOG10([.C230]/['Params&amp;Config'.$C$12])" office:value-type="float" office:value="10.2567361397239" calcext:value-type="float">
            <text:p>10.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table:formula="of:=(['Params&amp;Config'.$C$9]/['Params&amp;Config'.$C$10]) * [.C231]" office:value-type="float" office:value="0.61275390625" calcext:value-type="float">
            <text:p>0.613</text:p>
          </table:table-cell>
          <table:table-cell table:style-name="ce2" table:formula="of:=[.D231]*2" office:value-type="float" office:value="1.2255078125" calcext:value-type="float">
            <text:p>1.226</text:p>
          </table:table-cell>
          <table:table-cell table:style-name="ce2" table:formula="of:=[.D231]/1.4/2" office:value-type="float" office:value="0.218840680803571" calcext:value-type="float">
            <text:p>0.219</text:p>
          </table:table-cell>
          <table:table-cell table:formula="of:=20*LOG10([.C231]/['Params&amp;Config'.$C$11])" office:value-type="float" office:value="-6.98868957271886" calcext:value-type="float">
            <text:p>-6.99</text:p>
          </table:table-cell>
          <table:table-cell table:formula="of:=20*LOG10([.C231]/['Params&amp;Config'.$C$12])" office:value-type="float" office:value="10.2947488465126" calcext:value-type="float">
            <text:p>10.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table:formula="of:=(['Params&amp;Config'.$C$9]/['Params&amp;Config'.$C$10]) * [.C232]" office:value-type="float" office:value="0.6154296875" calcext:value-type="float">
            <text:p>0.615</text:p>
          </table:table-cell>
          <table:table-cell table:style-name="ce2" table:formula="of:=[.D232]*2" office:value-type="float" office:value="1.230859375" calcext:value-type="float">
            <text:p>1.231</text:p>
          </table:table-cell>
          <table:table-cell table:style-name="ce2" table:formula="of:=[.D232]/1.4/2" office:value-type="float" office:value="0.219796316964286" calcext:value-type="float">
            <text:p>0.220</text:p>
          </table:table-cell>
          <table:table-cell table:formula="of:=20*LOG10([.C232]/['Params&amp;Config'.$C$11])" office:value-type="float" office:value="-6.95084249916476" calcext:value-type="float">
            <text:p>-6.95</text:p>
          </table:table-cell>
          <table:table-cell table:formula="of:=20*LOG10([.C232]/['Params&amp;Config'.$C$12])" office:value-type="float" office:value="10.3325959200667" calcext:value-type="float">
            <text:p>10.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table:formula="of:=(['Params&amp;Config'.$C$9]/['Params&amp;Config'.$C$10]) * [.C233]" office:value-type="float" office:value="0.61810546875" calcext:value-type="float">
            <text:p>0.618</text:p>
          </table:table-cell>
          <table:table-cell table:style-name="ce2" table:formula="of:=[.D233]*2" office:value-type="float" office:value="1.2362109375" calcext:value-type="float">
            <text:p>1.236</text:p>
          </table:table-cell>
          <table:table-cell table:style-name="ce2" table:formula="of:=[.D233]/1.4/2" office:value-type="float" office:value="0.220751953125" calcext:value-type="float">
            <text:p>0.221</text:p>
          </table:table-cell>
          <table:table-cell table:formula="of:=20*LOG10([.C233]/['Params&amp;Config'.$C$11])" office:value-type="float" office:value="-6.91315962167373" calcext:value-type="float">
            <text:p>-6.91</text:p>
          </table:table-cell>
          <table:table-cell table:formula="of:=20*LOG10([.C233]/['Params&amp;Config'.$C$12])" office:value-type="float" office:value="10.3702787975577" calcext:value-type="float">
            <text:p>10.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table:formula="of:=(['Params&amp;Config'.$C$9]/['Params&amp;Config'.$C$10]) * [.C234]" office:value-type="float" office:value="0.62078125" calcext:value-type="float">
            <text:p>0.621</text:p>
          </table:table-cell>
          <table:table-cell table:style-name="ce2" table:formula="of:=[.D234]*2" office:value-type="float" office:value="1.2415625" calcext:value-type="float">
            <text:p>1.242</text:p>
          </table:table-cell>
          <table:table-cell table:style-name="ce2" table:formula="of:=[.D234]/1.4/2" office:value-type="float" office:value="0.221707589285714" calcext:value-type="float">
            <text:p>0.222</text:p>
          </table:table-cell>
          <table:table-cell table:formula="of:=20*LOG10([.C234]/['Params&amp;Config'.$C$11])" office:value-type="float" office:value="-6.87563952169862" calcext:value-type="float">
            <text:p>-6.88</text:p>
          </table:table-cell>
          <table:table-cell table:formula="of:=20*LOG10([.C234]/['Params&amp;Config'.$C$12])" office:value-type="float" office:value="10.4077988975329" calcext:value-type="float">
            <text:p>10.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  <table:table-cell table:formula="of:=(['Params&amp;Config'.$C$9]/['Params&amp;Config'.$C$10]) * [.C235]" office:value-type="float" office:value="0.62345703125" calcext:value-type="float">
            <text:p>0.623</text:p>
          </table:table-cell>
          <table:table-cell table:style-name="ce2" table:formula="of:=[.D235]*2" office:value-type="float" office:value="1.2469140625" calcext:value-type="float">
            <text:p>1.247</text:p>
          </table:table-cell>
          <table:table-cell table:style-name="ce2" table:formula="of:=[.D235]/1.4/2" office:value-type="float" office:value="0.222663225446429" calcext:value-type="float">
            <text:p>0.223</text:p>
          </table:table-cell>
          <table:table-cell table:formula="of:=20*LOG10([.C235]/['Params&amp;Config'.$C$11])" office:value-type="float" office:value="-6.83828079899624" calcext:value-type="float">
            <text:p>-6.84</text:p>
          </table:table-cell>
          <table:table-cell table:formula="of:=20*LOG10([.C235]/['Params&amp;Config'.$C$12])" office:value-type="float" office:value="10.4451576202352" calcext:value-type="float">
            <text:p>10.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table:formula="of:=(['Params&amp;Config'.$C$9]/['Params&amp;Config'.$C$10]) * [.C236]" office:value-type="float" office:value="0.6261328125" calcext:value-type="float">
            <text:p>0.626</text:p>
          </table:table-cell>
          <table:table-cell table:style-name="ce2" table:formula="of:=[.D236]*2" office:value-type="float" office:value="1.252265625" calcext:value-type="float">
            <text:p>1.252</text:p>
          </table:table-cell>
          <table:table-cell table:style-name="ce2" table:formula="of:=[.D236]/1.4/2" office:value-type="float" office:value="0.223618861607143" calcext:value-type="float">
            <text:p>0.224</text:p>
          </table:table-cell>
          <table:table-cell table:formula="of:=20*LOG10([.C236]/['Params&amp;Config'.$C$11])" office:value-type="float" office:value="-6.80108207131376" calcext:value-type="float">
            <text:p>-6.8</text:p>
          </table:table-cell>
          <table:table-cell table:formula="of:=20*LOG10([.C236]/['Params&amp;Config'.$C$12])" office:value-type="float" office:value="10.4823563479177" calcext:value-type="float">
            <text:p>10.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table:formula="of:=(['Params&amp;Config'.$C$9]/['Params&amp;Config'.$C$10]) * [.C237]" office:value-type="float" office:value="0.62880859375" calcext:value-type="float">
            <text:p>0.629</text:p>
          </table:table-cell>
          <table:table-cell table:style-name="ce2" table:formula="of:=[.D237]*2" office:value-type="float" office:value="1.2576171875" calcext:value-type="float">
            <text:p>1.258</text:p>
          </table:table-cell>
          <table:table-cell table:style-name="ce2" table:formula="of:=[.D237]/1.4/2" office:value-type="float" office:value="0.224574497767857" calcext:value-type="float">
            <text:p>0.225</text:p>
          </table:table-cell>
          <table:table-cell table:formula="of:=20*LOG10([.C237]/['Params&amp;Config'.$C$11])" office:value-type="float" office:value="-6.76404197408189" calcext:value-type="float">
            <text:p>-6.76</text:p>
          </table:table-cell>
          <table:table-cell table:formula="of:=20*LOG10([.C237]/['Params&amp;Config'.$C$12])" office:value-type="float" office:value="10.5193964451496" calcext:value-type="float">
            <text:p>10.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table:formula="of:=(['Params&amp;Config'.$C$9]/['Params&amp;Config'.$C$10]) * [.C238]" office:value-type="float" office:value="0.631484375" calcext:value-type="float">
            <text:p>0.631</text:p>
          </table:table-cell>
          <table:table-cell table:style-name="ce2" table:formula="of:=[.D238]*2" office:value-type="float" office:value="1.26296875" calcext:value-type="float">
            <text:p>1.263</text:p>
          </table:table-cell>
          <table:table-cell table:style-name="ce2" table:formula="of:=[.D238]/1.4/2" office:value-type="float" office:value="0.225530133928571" calcext:value-type="float">
            <text:p>0.226</text:p>
          </table:table-cell>
          <table:table-cell table:formula="of:=20*LOG10([.C238]/['Params&amp;Config'.$C$11])" office:value-type="float" office:value="-6.72715916011448" calcext:value-type="float">
            <text:p>-6.73</text:p>
          </table:table-cell>
          <table:table-cell table:formula="of:=20*LOG10([.C238]/['Params&amp;Config'.$C$12])" office:value-type="float" office:value="10.556279259117" calcext:value-type="float">
            <text:p>10.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table:formula="of:=(['Params&amp;Config'.$C$9]/['Params&amp;Config'.$C$10]) * [.C239]" office:value-type="float" office:value="0.63416015625" calcext:value-type="float">
            <text:p>0.634</text:p>
          </table:table-cell>
          <table:table-cell table:style-name="ce2" table:formula="of:=[.D239]*2" office:value-type="float" office:value="1.2683203125" calcext:value-type="float">
            <text:p>1.268</text:p>
          </table:table-cell>
          <table:table-cell table:style-name="ce2" table:formula="of:=[.D239]/1.4/2" office:value-type="float" office:value="0.226485770089286" calcext:value-type="float">
            <text:p>0.226</text:p>
          </table:table-cell>
          <table:table-cell table:formula="of:=20*LOG10([.C239]/['Params&amp;Config'.$C$11])" office:value-type="float" office:value="-6.69043229931454" calcext:value-type="float">
            <text:p>-6.69</text:p>
          </table:table-cell>
          <table:table-cell table:formula="of:=20*LOG10([.C239]/['Params&amp;Config'.$C$12])" office:value-type="float" office:value="10.5930061199169" calcext:value-type="float">
            <text:p>10.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8" calcext:value-type="float">
            <text:p>238</text:p>
          </table:table-cell>
          <table:table-cell table:formula="of:=(['Params&amp;Config'.$C$9]/['Params&amp;Config'.$C$10]) * [.C240]" office:value-type="float" office:value="0.6368359375" calcext:value-type="float">
            <text:p>0.637</text:p>
          </table:table-cell>
          <table:table-cell table:style-name="ce2" table:formula="of:=[.D240]*2" office:value-type="float" office:value="1.273671875" calcext:value-type="float">
            <text:p>1.274</text:p>
          </table:table-cell>
          <table:table-cell table:style-name="ce2" table:formula="of:=[.D240]/1.4/2" office:value-type="float" office:value="0.22744140625" calcext:value-type="float">
            <text:p>0.227</text:p>
          </table:table-cell>
          <table:table-cell table:formula="of:=20*LOG10([.C240]/['Params&amp;Config'.$C$11])" office:value-type="float" office:value="-6.65386007838638" calcext:value-type="float">
            <text:p>-6.65</text:p>
          </table:table-cell>
          <table:table-cell table:formula="of:=20*LOG10([.C240]/['Params&amp;Config'.$C$12])" office:value-type="float" office:value="10.6295783408451" calcext:value-type="float">
            <text:p>10.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table:formula="of:=(['Params&amp;Config'.$C$9]/['Params&amp;Config'.$C$10]) * [.C241]" office:value-type="float" office:value="0.63951171875" calcext:value-type="float">
            <text:p>0.640</text:p>
          </table:table-cell>
          <table:table-cell table:style-name="ce2" table:formula="of:=[.D241]*2" office:value-type="float" office:value="1.2790234375" calcext:value-type="float">
            <text:p>1.279</text:p>
          </table:table-cell>
          <table:table-cell table:style-name="ce2" table:formula="of:=[.D241]/1.4/2" office:value-type="float" office:value="0.228397042410714" calcext:value-type="float">
            <text:p>0.228</text:p>
          </table:table-cell>
          <table:table-cell table:formula="of:=20*LOG10([.C241]/['Params&amp;Config'.$C$11])" office:value-type="float" office:value="-6.61744120055386" calcext:value-type="float">
            <text:p>-6.62</text:p>
          </table:table-cell>
          <table:table-cell table:formula="of:=20*LOG10([.C241]/['Params&amp;Config'.$C$12])" office:value-type="float" office:value="10.6659972186776" calcext:value-type="float">
            <text:p>10.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table:formula="of:=(['Params&amp;Config'.$C$9]/['Params&amp;Config'.$C$10]) * [.C242]" office:value-type="float" office:value="0.6421875" calcext:value-type="float">
            <text:p>0.642</text:p>
          </table:table-cell>
          <table:table-cell table:style-name="ce2" table:formula="of:=[.D242]*2" office:value-type="float" office:value="1.284375" calcext:value-type="float">
            <text:p>1.284</text:p>
          </table:table-cell>
          <table:table-cell table:style-name="ce2" table:formula="of:=[.D242]/1.4/2" office:value-type="float" office:value="0.229352678571429" calcext:value-type="float">
            <text:p>0.229</text:p>
          </table:table-cell>
          <table:table-cell table:formula="of:=20*LOG10([.C242]/['Params&amp;Config'.$C$11])" office:value-type="float" office:value="-6.5811743852845" calcext:value-type="float">
            <text:p>-6.58</text:p>
          </table:table-cell>
          <table:table-cell table:formula="of:=20*LOG10([.C242]/['Params&amp;Config'.$C$12])" office:value-type="float" office:value="10.702264033947" calcext:value-type="float">
            <text:p>10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table:formula="of:=(['Params&amp;Config'.$C$9]/['Params&amp;Config'.$C$10]) * [.C243]" office:value-type="float" office:value="0.64486328125" calcext:value-type="float">
            <text:p>0.645</text:p>
          </table:table-cell>
          <table:table-cell table:style-name="ce2" table:formula="of:=[.D243]*2" office:value-type="float" office:value="1.2897265625" calcext:value-type="float">
            <text:p>1.290</text:p>
          </table:table-cell>
          <table:table-cell table:style-name="ce2" table:formula="of:=[.D243]/1.4/2" office:value-type="float" office:value="0.230308314732143" calcext:value-type="float">
            <text:p>0.230</text:p>
          </table:table-cell>
          <table:table-cell table:formula="of:=20*LOG10([.C243]/['Params&amp;Config'.$C$11])" office:value-type="float" office:value="-6.54505836801925" calcext:value-type="float">
            <text:p>-6.55</text:p>
          </table:table-cell>
          <table:table-cell table:formula="of:=20*LOG10([.C243]/['Params&amp;Config'.$C$12])" office:value-type="float" office:value="10.7383800512122" calcext:value-type="float">
            <text:p>10.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table:formula="of:=(['Params&amp;Config'.$C$9]/['Params&amp;Config'.$C$10]) * [.C244]" office:value-type="float" office:value="0.6475390625" calcext:value-type="float">
            <text:p>0.648</text:p>
          </table:table-cell>
          <table:table-cell table:style-name="ce2" table:formula="of:=[.D244]*2" office:value-type="float" office:value="1.295078125" calcext:value-type="float">
            <text:p>1.295</text:p>
          </table:table-cell>
          <table:table-cell table:style-name="ce2" table:formula="of:=[.D244]/1.4/2" office:value-type="float" office:value="0.231263950892857" calcext:value-type="float">
            <text:p>0.231</text:p>
          </table:table-cell>
          <table:table-cell table:formula="of:=20*LOG10([.C244]/['Params&amp;Config'.$C$11])" office:value-type="float" office:value="-6.50909189990799" calcext:value-type="float">
            <text:p>-6.51</text:p>
          </table:table-cell>
          <table:table-cell table:formula="of:=20*LOG10([.C244]/['Params&amp;Config'.$C$12])" office:value-type="float" office:value="10.7743465193235" calcext:value-type="float">
            <text:p>10.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  <table:table-cell table:formula="of:=(['Params&amp;Config'.$C$9]/['Params&amp;Config'.$C$10]) * [.C245]" office:value-type="float" office:value="0.65021484375" calcext:value-type="float">
            <text:p>0.650</text:p>
          </table:table-cell>
          <table:table-cell table:style-name="ce2" table:formula="of:=[.D245]*2" office:value-type="float" office:value="1.3004296875" calcext:value-type="float">
            <text:p>1.300</text:p>
          </table:table-cell>
          <table:table-cell table:style-name="ce2" table:formula="of:=[.D245]/1.4/2" office:value-type="float" office:value="0.232219587053571" calcext:value-type="float">
            <text:p>0.232</text:p>
          </table:table-cell>
          <table:table-cell table:formula="of:=20*LOG10([.C245]/['Params&amp;Config'.$C$11])" office:value-type="float" office:value="-6.47327374755037" calcext:value-type="float">
            <text:p>-6.47</text:p>
          </table:table-cell>
          <table:table-cell table:formula="of:=20*LOG10([.C245]/['Params&amp;Config'.$C$12])" office:value-type="float" office:value="10.8101646716811" calcext:value-type="float">
            <text:p>10.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  <table:table-cell table:formula="of:=(['Params&amp;Config'.$C$9]/['Params&amp;Config'.$C$10]) * [.C246]" office:value-type="float" office:value="0.652890625" calcext:value-type="float">
            <text:p>0.653</text:p>
          </table:table-cell>
          <table:table-cell table:style-name="ce2" table:formula="of:=[.D246]*2" office:value-type="float" office:value="1.30578125" calcext:value-type="float">
            <text:p>1.306</text:p>
          </table:table-cell>
          <table:table-cell table:style-name="ce2" table:formula="of:=[.D246]/1.4/2" office:value-type="float" office:value="0.233175223214286" calcext:value-type="float">
            <text:p>0.233</text:p>
          </table:table-cell>
          <table:table-cell table:formula="of:=20*LOG10([.C246]/['Params&amp;Config'.$C$11])" office:value-type="float" office:value="-6.43760269274203" calcext:value-type="float">
            <text:p>-6.44</text:p>
          </table:table-cell>
          <table:table-cell table:formula="of:=20*LOG10([.C246]/['Params&amp;Config'.$C$12])" office:value-type="float" office:value="10.8458357264895" calcext:value-type="float">
            <text:p>10.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table:formula="of:=(['Params&amp;Config'.$C$9]/['Params&amp;Config'.$C$10]) * [.C247]" office:value-type="float" office:value="0.65556640625" calcext:value-type="float">
            <text:p>0.656</text:p>
          </table:table-cell>
          <table:table-cell table:style-name="ce2" table:formula="of:=[.D247]*2" office:value-type="float" office:value="1.3111328125" calcext:value-type="float">
            <text:p>1.311</text:p>
          </table:table-cell>
          <table:table-cell table:style-name="ce2" table:formula="of:=[.D247]/1.4/2" office:value-type="float" office:value="0.234130859375" calcext:value-type="float">
            <text:p>0.234</text:p>
          </table:table-cell>
          <table:table-cell table:formula="of:=20*LOG10([.C247]/['Params&amp;Config'.$C$11])" office:value-type="float" office:value="-6.40207753222597" calcext:value-type="float">
            <text:p>-6.4</text:p>
          </table:table-cell>
          <table:table-cell table:formula="of:=20*LOG10([.C247]/['Params&amp;Config'.$C$12])" office:value-type="float" office:value="10.8813608870055" calcext:value-type="float">
            <text:p>10.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table:formula="of:=(['Params&amp;Config'.$C$9]/['Params&amp;Config'.$C$10]) * [.C248]" office:value-type="float" office:value="0.6582421875" calcext:value-type="float">
            <text:p>0.658</text:p>
          </table:table-cell>
          <table:table-cell table:style-name="ce2" table:formula="of:=[.D248]*2" office:value-type="float" office:value="1.316484375" calcext:value-type="float">
            <text:p>1.316</text:p>
          </table:table-cell>
          <table:table-cell table:style-name="ce2" table:formula="of:=[.D248]/1.4/2" office:value-type="float" office:value="0.235086495535714" calcext:value-type="float">
            <text:p>0.235</text:p>
          </table:table-cell>
          <table:table-cell table:formula="of:=20*LOG10([.C248]/['Params&amp;Config'.$C$11])" office:value-type="float" office:value="-6.36669707744903" calcext:value-type="float">
            <text:p>-6.37</text:p>
          </table:table-cell>
          <table:table-cell table:formula="of:=20*LOG10([.C248]/['Params&amp;Config'.$C$12])" office:value-type="float" office:value="10.9167413417824" calcext:value-type="float">
            <text:p>10.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table:formula="of:=(['Params&amp;Config'.$C$9]/['Params&amp;Config'.$C$10]) * [.C249]" office:value-type="float" office:value="0.66091796875" calcext:value-type="float">
            <text:p>0.661</text:p>
          </table:table-cell>
          <table:table-cell table:style-name="ce2" table:formula="of:=[.D249]*2" office:value-type="float" office:value="1.3218359375" calcext:value-type="float">
            <text:p>1.322</text:p>
          </table:table-cell>
          <table:table-cell table:style-name="ce2" table:formula="of:=[.D249]/1.4/2" office:value-type="float" office:value="0.236042131696429" calcext:value-type="float">
            <text:p>0.236</text:p>
          </table:table-cell>
          <table:table-cell table:formula="of:=20*LOG10([.C249]/['Params&amp;Config'.$C$11])" office:value-type="float" office:value="-6.3314601543233" calcext:value-type="float">
            <text:p>-6.33</text:p>
          </table:table-cell>
          <table:table-cell table:formula="of:=20*LOG10([.C249]/['Params&amp;Config'.$C$12])" office:value-type="float" office:value="10.9519782649082" calcext:value-type="float">
            <text:p>10.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table:formula="of:=(['Params&amp;Config'.$C$9]/['Params&amp;Config'.$C$10]) * [.C250]" office:value-type="float" office:value="0.66359375" calcext:value-type="float">
            <text:p>0.664</text:p>
          </table:table-cell>
          <table:table-cell table:style-name="ce2" table:formula="of:=[.D250]*2" office:value-type="float" office:value="1.3271875" calcext:value-type="float">
            <text:p>1.327</text:p>
          </table:table-cell>
          <table:table-cell table:style-name="ce2" table:formula="of:=[.D250]/1.4/2" office:value-type="float" office:value="0.236997767857143" calcext:value-type="float">
            <text:p>0.237</text:p>
          </table:table-cell>
          <table:table-cell table:formula="of:=20*LOG10([.C250]/['Params&amp;Config'.$C$11])" office:value-type="float" office:value="-6.29636560299229" calcext:value-type="float">
            <text:p>-6.3</text:p>
          </table:table-cell>
          <table:table-cell table:formula="of:=20*LOG10([.C250]/['Params&amp;Config'.$C$12])" office:value-type="float" office:value="10.9870728162392" calcext:value-type="float">
            <text:p>10.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table:formula="of:=(['Params&amp;Config'.$C$9]/['Params&amp;Config'.$C$10]) * [.C251]" office:value-type="float" office:value="0.66626953125" calcext:value-type="float">
            <text:p>0.666</text:p>
          </table:table-cell>
          <table:table-cell table:style-name="ce2" table:formula="of:=[.D251]*2" office:value-type="float" office:value="1.3325390625" calcext:value-type="float">
            <text:p>1.333</text:p>
          </table:table-cell>
          <table:table-cell table:style-name="ce2" table:formula="of:=[.D251]/1.4/2" office:value-type="float" office:value="0.237953404017857" calcext:value-type="float">
            <text:p>0.238</text:p>
          </table:table-cell>
          <table:table-cell table:formula="of:=20*LOG10([.C251]/['Params&amp;Config'.$C$11])" office:value-type="float" office:value="-6.26141227760189" calcext:value-type="float">
            <text:p>-6.26</text:p>
          </table:table-cell>
          <table:table-cell table:formula="of:=20*LOG10([.C251]/['Params&amp;Config'.$C$12])" office:value-type="float" office:value="11.0220261416296" calcext:value-type="float">
            <text:p>11.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table:formula="of:=(['Params&amp;Config'.$C$9]/['Params&amp;Config'.$C$10]) * [.C252]" office:value-type="float" office:value="0.6689453125" calcext:value-type="float">
            <text:p>0.669</text:p>
          </table:table-cell>
          <table:table-cell table:style-name="ce2" table:formula="of:=[.D252]*2" office:value-type="float" office:value="1.337890625" calcext:value-type="float">
            <text:p>1.338</text:p>
          </table:table-cell>
          <table:table-cell table:style-name="ce2" table:formula="of:=[.D252]/1.4/2" office:value-type="float" office:value="0.238909040178571" calcext:value-type="float">
            <text:p>0.239</text:p>
          </table:table-cell>
          <table:table-cell table:formula="of:=20*LOG10([.C252]/['Params&amp;Config'.$C$11])" office:value-type="float" office:value="-6.22659904607586" calcext:value-type="float">
            <text:p>-6.23</text:p>
          </table:table-cell>
          <table:table-cell table:formula="of:=20*LOG10([.C252]/['Params&amp;Config'.$C$12])" office:value-type="float" office:value="11.0568393731556" calcext:value-type="float">
            <text:p>11.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table:formula="of:=(['Params&amp;Config'.$C$9]/['Params&amp;Config'.$C$10]) * [.C253]" office:value-type="float" office:value="0.67162109375" calcext:value-type="float">
            <text:p>0.672</text:p>
          </table:table-cell>
          <table:table-cell table:style-name="ce2" table:formula="of:=[.D253]*2" office:value-type="float" office:value="1.3432421875" calcext:value-type="float">
            <text:p>1.343</text:p>
          </table:table-cell>
          <table:table-cell table:style-name="ce2" table:formula="of:=[.D253]/1.4/2" office:value-type="float" office:value="0.239864676339286" calcext:value-type="float">
            <text:p>0.240</text:p>
          </table:table-cell>
          <table:table-cell table:formula="of:=20*LOG10([.C253]/['Params&amp;Config'.$C$11])" office:value-type="float" office:value="-6.19192478989585" calcext:value-type="float">
            <text:p>-6.19</text:p>
          </table:table-cell>
          <table:table-cell table:formula="of:=20*LOG10([.C253]/['Params&amp;Config'.$C$12])" office:value-type="float" office:value="11.0915136293356" calcext:value-type="float">
            <text:p>11.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table:formula="of:=(['Params&amp;Config'.$C$9]/['Params&amp;Config'.$C$10]) * [.C254]" office:value-type="float" office:value="0.674296875" calcext:value-type="float">
            <text:p>0.674</text:p>
          </table:table-cell>
          <table:table-cell table:style-name="ce2" table:formula="of:=[.D254]*2" office:value-type="float" office:value="1.34859375" calcext:value-type="float">
            <text:p>1.349</text:p>
          </table:table-cell>
          <table:table-cell table:style-name="ce2" table:formula="of:=[.D254]/1.4/2" office:value-type="float" office:value="0.2408203125" calcext:value-type="float">
            <text:p>0.241</text:p>
          </table:table-cell>
          <table:table-cell table:formula="of:=20*LOG10([.C254]/['Params&amp;Config'.$C$11])" office:value-type="float" office:value="-6.15738840388573" calcext:value-type="float">
            <text:p>-6.16</text:p>
          </table:table-cell>
          <table:table-cell table:formula="of:=20*LOG10([.C254]/['Params&amp;Config'.$C$12])" office:value-type="float" office:value="11.1260500153457" calcext:value-type="float">
            <text:p>11.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table:formula="of:=(['Params&amp;Config'.$C$9]/['Params&amp;Config'.$C$10]) * [.C255]" office:value-type="float" office:value="0.67697265625" calcext:value-type="float">
            <text:p>0.677</text:p>
          </table:table-cell>
          <table:table-cell table:style-name="ce2" table:formula="of:=[.D255]*2" office:value-type="float" office:value="1.3539453125" calcext:value-type="float">
            <text:p>1.354</text:p>
          </table:table-cell>
          <table:table-cell table:style-name="ce2" table:formula="of:=[.D255]/1.4/2" office:value-type="float" office:value="0.241775948660714" calcext:value-type="float">
            <text:p>0.242</text:p>
          </table:table-cell>
          <table:table-cell table:formula="of:=20*LOG10([.C255]/['Params&amp;Config'.$C$11])" office:value-type="float" office:value="-6.12298879600026" calcext:value-type="float">
            <text:p>-6.12</text:p>
          </table:table-cell>
          <table:table-cell table:formula="of:=20*LOG10([.C255]/['Params&amp;Config'.$C$12])" office:value-type="float" office:value="11.1604496232312" calcext:value-type="float">
            <text:p>11.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table:formula="of:=(['Params&amp;Config'.$C$9]/['Params&amp;Config'.$C$10]) * [.C256]" office:value-type="float" office:value="0.6796484375" calcext:value-type="float">
            <text:p>0.680</text:p>
          </table:table-cell>
          <table:table-cell table:style-name="ce2" table:formula="of:=[.D256]*2" office:value-type="float" office:value="1.359296875" calcext:value-type="float">
            <text:p>1.359</text:p>
          </table:table-cell>
          <table:table-cell table:style-name="ce2" table:formula="of:=[.D256]/1.4/2" office:value-type="float" office:value="0.242731584821429" calcext:value-type="float">
            <text:p>0.243</text:p>
          </table:table-cell>
          <table:table-cell table:formula="of:=20*LOG10([.C256]/['Params&amp;Config'.$C$11])" office:value-type="float" office:value="-6.08872488711785" calcext:value-type="float">
            <text:p>-6.09</text:p>
          </table:table-cell>
          <table:table-cell table:formula="of:=20*LOG10([.C256]/['Params&amp;Config'.$C$12])" office:value-type="float" office:value="11.1947135321136" calcext:value-type="float">
            <text:p>11.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table:formula="of:=(['Params&amp;Config'.$C$9]/['Params&amp;Config'.$C$10]) * [.C257]" office:value-type="float" office:value="0.68232421875" calcext:value-type="float">
            <text:p>0.682</text:p>
          </table:table-cell>
          <table:table-cell table:style-name="ce2" table:formula="of:=[.D257]*2" office:value-type="float" office:value="1.3646484375" calcext:value-type="float">
            <text:p>1.365</text:p>
          </table:table-cell>
          <table:table-cell table:style-name="ce2" table:formula="of:=[.D257]/1.4/2" office:value-type="float" office:value="0.243687220982143" calcext:value-type="float">
            <text:p>0.244</text:p>
          </table:table-cell>
          <table:table-cell table:formula="of:=20*LOG10([.C257]/['Params&amp;Config'.$C$11])" office:value-type="float" office:value="-6.05459561083751" calcext:value-type="float">
            <text:p>-6.05</text:p>
          </table:table-cell>
          <table:table-cell table:formula="of:=20*LOG10([.C257]/['Params&amp;Config'.$C$12])" office:value-type="float" office:value="11.228842808394" calcext:value-type="float">
            <text:p>11.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formula="of:=(['Params&amp;Config'.$C$9]/['Params&amp;Config'.$C$10]) * [.C258]" office:value-type="float" office:value="0.685" calcext:value-type="float">
            <text:p>0.685</text:p>
          </table:table-cell>
          <table:table-cell table:style-name="ce2" table:formula="of:=[.D258]*2" office:value-type="float" office:value="1.37" calcext:value-type="float">
            <text:p>1.370</text:p>
          </table:table-cell>
          <table:table-cell table:style-name="ce2" table:formula="of:=[.D258]/1.4/2" office:value-type="float" office:value="0.244642857142857" calcext:value-type="float">
            <text:p>0.245</text:p>
          </table:table-cell>
          <table:table-cell table:formula="of:=20*LOG10([.C258]/['Params&amp;Config'.$C$11])" office:value-type="float" office:value="-6.02059991327962" calcext:value-type="float">
            <text:p>-6.02</text:p>
          </table:table-cell>
          <table:table-cell table:formula="of:=20*LOG10([.C258]/['Params&amp;Config'.$C$12])" office:value-type="float" office:value="11.2628385059519" calcext:value-type="float">
            <text:p>11.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7" calcext:value-type="float">
            <text:p>257</text:p>
          </table:table-cell>
          <table:table-cell table:formula="of:=(['Params&amp;Config'.$C$9]/['Params&amp;Config'.$C$10]) * [.C259]" office:value-type="float" office:value="0.68767578125" calcext:value-type="float">
            <text:p>0.688</text:p>
          </table:table-cell>
          <table:table-cell table:style-name="ce2" table:formula="of:=[.D259]*2" office:value-type="float" office:value="1.3753515625" calcext:value-type="float">
            <text:p>1.375</text:p>
          </table:table-cell>
          <table:table-cell table:style-name="ce2" table:formula="of:=[.D259]/1.4/2" office:value-type="float" office:value="0.245598493303571" calcext:value-type="float">
            <text:p>0.246</text:p>
          </table:table-cell>
          <table:table-cell table:formula="of:=20*LOG10([.C259]/['Params&amp;Config'.$C$11])" office:value-type="float" office:value="-5.98673675289072" calcext:value-type="float">
            <text:p>-5.99</text:p>
          </table:table-cell>
          <table:table-cell table:formula="of:=20*LOG10([.C259]/['Params&amp;Config'.$C$12])" office:value-type="float" office:value="11.2967016663408" calcext:value-type="float">
            <text:p>11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  <table:table-cell table:formula="of:=(['Params&amp;Config'.$C$9]/['Params&amp;Config'.$C$10]) * [.C260]" office:value-type="float" office:value="0.6903515625" calcext:value-type="float">
            <text:p>0.690</text:p>
          </table:table-cell>
          <table:table-cell table:style-name="ce2" table:formula="of:=[.D260]*2" office:value-type="float" office:value="1.380703125" calcext:value-type="float">
            <text:p>1.381</text:p>
          </table:table-cell>
          <table:table-cell table:style-name="ce2" table:formula="of:=[.D260]/1.4/2" office:value-type="float" office:value="0.246554129464286" calcext:value-type="float">
            <text:p>0.247</text:p>
          </table:table-cell>
          <table:table-cell table:formula="of:=20*LOG10([.C260]/['Params&amp;Config'.$C$11])" office:value-type="float" office:value="-5.95300510025201" calcext:value-type="float">
            <text:p>-5.95</text:p>
          </table:table-cell>
          <table:table-cell table:formula="of:=20*LOG10([.C260]/['Params&amp;Config'.$C$12])" office:value-type="float" office:value="11.3304333189795" calcext:value-type="float">
            <text:p>11.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  <table:table-cell table:formula="of:=(['Params&amp;Config'.$C$9]/['Params&amp;Config'.$C$10]) * [.C261]" office:value-type="float" office:value="0.69302734375" calcext:value-type="float">
            <text:p>0.693</text:p>
          </table:table-cell>
          <table:table-cell table:style-name="ce2" table:formula="of:=[.D261]*2" office:value-type="float" office:value="1.3860546875" calcext:value-type="float">
            <text:p>1.386</text:p>
          </table:table-cell>
          <table:table-cell table:style-name="ce2" table:formula="of:=[.D261]/1.4/2" office:value-type="float" office:value="0.247509765625" calcext:value-type="float">
            <text:p>0.248</text:p>
          </table:table-cell>
          <table:table-cell table:formula="of:=20*LOG10([.C261]/['Params&amp;Config'.$C$11])" office:value-type="float" office:value="-5.91940393789158" calcext:value-type="float">
            <text:p>-5.92</text:p>
          </table:table-cell>
          <table:table-cell table:formula="of:=20*LOG10([.C261]/['Params&amp;Config'.$C$12])" office:value-type="float" office:value="11.3640344813399" calcext:value-type="float">
            <text:p>11.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table:formula="of:=(['Params&amp;Config'.$C$9]/['Params&amp;Config'.$C$10]) * [.C262]" office:value-type="float" office:value="0.695703125" calcext:value-type="float">
            <text:p>0.696</text:p>
          </table:table-cell>
          <table:table-cell table:style-name="ce2" table:formula="of:=[.D262]*2" office:value-type="float" office:value="1.39140625" calcext:value-type="float">
            <text:p>1.391</text:p>
          </table:table-cell>
          <table:table-cell table:style-name="ce2" table:formula="of:=[.D262]/1.4/2" office:value-type="float" office:value="0.248465401785714" calcext:value-type="float">
            <text:p>0.248</text:p>
          </table:table-cell>
          <table:table-cell table:formula="of:=20*LOG10([.C262]/['Params&amp;Config'.$C$11])" office:value-type="float" office:value="-5.88593226010026" calcext:value-type="float">
            <text:p>-5.89</text:p>
          </table:table-cell>
          <table:table-cell table:formula="of:=20*LOG10([.C262]/['Params&amp;Config'.$C$12])" office:value-type="float" office:value="11.3975061591312" calcext:value-type="float">
            <text:p>1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table:formula="of:=(['Params&amp;Config'.$C$9]/['Params&amp;Config'.$C$10]) * [.C263]" office:value-type="float" office:value="0.69837890625" calcext:value-type="float">
            <text:p>0.698</text:p>
          </table:table-cell>
          <table:table-cell table:style-name="ce2" table:formula="of:=[.D263]*2" office:value-type="float" office:value="1.3967578125" calcext:value-type="float">
            <text:p>1.397</text:p>
          </table:table-cell>
          <table:table-cell table:style-name="ce2" table:formula="of:=[.D263]/1.4/2" office:value-type="float" office:value="0.249421037946429" calcext:value-type="float">
            <text:p>0.249</text:p>
          </table:table-cell>
          <table:table-cell table:formula="of:=20*LOG10([.C263]/['Params&amp;Config'.$C$11])" office:value-type="float" office:value="-5.852589072751" calcext:value-type="float">
            <text:p>-5.85</text:p>
          </table:table-cell>
          <table:table-cell table:formula="of:=20*LOG10([.C263]/['Params&amp;Config'.$C$12])" office:value-type="float" office:value="11.4308493464805" calcext:value-type="float">
            <text:p>11.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table:formula="of:=(['Params&amp;Config'.$C$9]/['Params&amp;Config'.$C$10]) * [.C264]" office:value-type="float" office:value="0.7010546875" calcext:value-type="float">
            <text:p>0.701</text:p>
          </table:table-cell>
          <table:table-cell table:style-name="ce2" table:formula="of:=[.D264]*2" office:value-type="float" office:value="1.402109375" calcext:value-type="float">
            <text:p>1.402</text:p>
          </table:table-cell>
          <table:table-cell table:style-name="ce2" table:formula="of:=[.D264]/1.4/2" office:value-type="float" office:value="0.250376674107143" calcext:value-type="float">
            <text:p>0.250</text:p>
          </table:table-cell>
          <table:table-cell table:formula="of:=20*LOG10([.C264]/['Params&amp;Config'.$C$11])" office:value-type="float" office:value="-5.8193733931217" calcext:value-type="float">
            <text:p>-5.82</text:p>
          </table:table-cell>
          <table:table-cell table:formula="of:=20*LOG10([.C264]/['Params&amp;Config'.$C$12])" office:value-type="float" office:value="11.4640650261098" calcext:value-type="float">
            <text:p>11.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table:formula="of:=(['Params&amp;Config'.$C$9]/['Params&amp;Config'.$C$10]) * [.C265]" office:value-type="float" office:value="0.70373046875" calcext:value-type="float">
            <text:p>0.704</text:p>
          </table:table-cell>
          <table:table-cell table:style-name="ce2" table:formula="of:=[.D265]*2" office:value-type="float" office:value="1.4074609375" calcext:value-type="float">
            <text:p>1.407</text:p>
          </table:table-cell>
          <table:table-cell table:style-name="ce2" table:formula="of:=[.D265]/1.4/2" office:value-type="float" office:value="0.251332310267857" calcext:value-type="float">
            <text:p>0.251</text:p>
          </table:table-cell>
          <table:table-cell table:formula="of:=20*LOG10([.C265]/['Params&amp;Config'.$C$11])" office:value-type="float" office:value="-5.78628424972146" calcext:value-type="float">
            <text:p>-5.79</text:p>
          </table:table-cell>
          <table:table-cell table:formula="of:=20*LOG10([.C265]/['Params&amp;Config'.$C$12])" office:value-type="float" office:value="11.49715416951" calcext:value-type="float">
            <text:p>11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table:formula="of:=(['Params&amp;Config'.$C$9]/['Params&amp;Config'.$C$10]) * [.C266]" office:value-type="float" office:value="0.70640625" calcext:value-type="float">
            <text:p>0.706</text:p>
          </table:table-cell>
          <table:table-cell table:style-name="ce2" table:formula="of:=[.D266]*2" office:value-type="float" office:value="1.4128125" calcext:value-type="float">
            <text:p>1.413</text:p>
          </table:table-cell>
          <table:table-cell table:style-name="ce2" table:formula="of:=[.D266]/1.4/2" office:value-type="float" office:value="0.252287946428571" calcext:value-type="float">
            <text:p>0.252</text:p>
          </table:table-cell>
          <table:table-cell table:formula="of:=20*LOG10([.C266]/['Params&amp;Config'.$C$11])" office:value-type="float" office:value="-5.75332068211999" calcext:value-type="float">
            <text:p>-5.75</text:p>
          </table:table-cell>
          <table:table-cell table:formula="of:=20*LOG10([.C266]/['Params&amp;Config'.$C$12])" office:value-type="float" office:value="11.5301177371115" calcext:value-type="float">
            <text:p>11.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table:formula="of:=(['Params&amp;Config'.$C$9]/['Params&amp;Config'.$C$10]) * [.C267]" office:value-type="float" office:value="0.70908203125" calcext:value-type="float">
            <text:p>0.709</text:p>
          </table:table-cell>
          <table:table-cell table:style-name="ce2" table:formula="of:=[.D267]*2" office:value-type="float" office:value="1.4181640625" calcext:value-type="float">
            <text:p>1.418</text:p>
          </table:table-cell>
          <table:table-cell table:style-name="ce2" table:formula="of:=[.D267]/1.4/2" office:value-type="float" office:value="0.253243582589286" calcext:value-type="float">
            <text:p>0.253</text:p>
          </table:table-cell>
          <table:table-cell table:formula="of:=20*LOG10([.C267]/['Params&amp;Config'.$C$11])" office:value-type="float" office:value="-5.72048174078046" calcext:value-type="float">
            <text:p>-5.72</text:p>
          </table:table-cell>
          <table:table-cell table:formula="of:=20*LOG10([.C267]/['Params&amp;Config'.$C$12])" office:value-type="float" office:value="11.562956678451" calcext:value-type="float">
            <text:p>11.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table:formula="of:=(['Params&amp;Config'.$C$9]/['Params&amp;Config'.$C$10]) * [.C268]" office:value-type="float" office:value="0.7117578125" calcext:value-type="float">
            <text:p>0.712</text:p>
          </table:table-cell>
          <table:table-cell table:style-name="ce2" table:formula="of:=[.D268]*2" office:value-type="float" office:value="1.423515625" calcext:value-type="float">
            <text:p>1.424</text:p>
          </table:table-cell>
          <table:table-cell table:style-name="ce2" table:formula="of:=[.D268]/1.4/2" office:value-type="float" office:value="0.25419921875" calcext:value-type="float">
            <text:p>0.254</text:p>
          </table:table-cell>
          <table:table-cell table:formula="of:=20*LOG10([.C268]/['Params&amp;Config'.$C$11])" office:value-type="float" office:value="-5.68776648689528" calcext:value-type="float">
            <text:p>-5.69</text:p>
          </table:table-cell>
          <table:table-cell table:formula="of:=20*LOG10([.C268]/['Params&amp;Config'.$C$12])" office:value-type="float" office:value="11.5956719323362" calcext:value-type="float">
            <text:p>11.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table:formula="of:=(['Params&amp;Config'.$C$9]/['Params&amp;Config'.$C$10]) * [.C269]" office:value-type="float" office:value="0.71443359375" calcext:value-type="float">
            <text:p>0.714</text:p>
          </table:table-cell>
          <table:table-cell table:style-name="ce2" table:formula="of:=[.D269]*2" office:value-type="float" office:value="1.4288671875" calcext:value-type="float">
            <text:p>1.429</text:p>
          </table:table-cell>
          <table:table-cell table:style-name="ce2" table:formula="of:=[.D269]/1.4/2" office:value-type="float" office:value="0.255154854910714" calcext:value-type="float">
            <text:p>0.255</text:p>
          </table:table-cell>
          <table:table-cell table:formula="of:=20*LOG10([.C269]/['Params&amp;Config'.$C$11])" office:value-type="float" office:value="-5.65517399222511" calcext:value-type="float">
            <text:p>-5.66</text:p>
          </table:table-cell>
          <table:table-cell table:formula="of:=20*LOG10([.C269]/['Params&amp;Config'.$C$12])" office:value-type="float" office:value="11.6282644270064" calcext:value-type="float">
            <text:p>11.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table:formula="of:=(['Params&amp;Config'.$C$9]/['Params&amp;Config'.$C$10]) * [.C270]" office:value-type="float" office:value="0.717109375" calcext:value-type="float">
            <text:p>0.717</text:p>
          </table:table-cell>
          <table:table-cell table:style-name="ce2" table:formula="of:=[.D270]*2" office:value-type="float" office:value="1.43421875" calcext:value-type="float">
            <text:p>1.434</text:p>
          </table:table-cell>
          <table:table-cell table:style-name="ce2" table:formula="of:=[.D270]/1.4/2" office:value-type="float" office:value="0.256110491071429" calcext:value-type="float">
            <text:p>0.256</text:p>
          </table:table-cell>
          <table:table-cell table:formula="of:=20*LOG10([.C270]/['Params&amp;Config'.$C$11])" office:value-type="float" office:value="-5.62270333894084" calcext:value-type="float">
            <text:p>-5.62</text:p>
          </table:table-cell>
          <table:table-cell table:formula="of:=20*LOG10([.C270]/['Params&amp;Config'.$C$12])" office:value-type="float" office:value="11.6607350802906" calcext:value-type="float">
            <text:p>11.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table:formula="of:=(['Params&amp;Config'.$C$9]/['Params&amp;Config'.$C$10]) * [.C271]" office:value-type="float" office:value="0.71978515625" calcext:value-type="float">
            <text:p>0.720</text:p>
          </table:table-cell>
          <table:table-cell table:style-name="ce2" table:formula="of:=[.D271]*2" office:value-type="float" office:value="1.4395703125" calcext:value-type="float">
            <text:p>1.440</text:p>
          </table:table-cell>
          <table:table-cell table:style-name="ce2" table:formula="of:=[.D271]/1.4/2" office:value-type="float" office:value="0.257066127232143" calcext:value-type="float">
            <text:p>0.257</text:p>
          </table:table-cell>
          <table:table-cell table:formula="of:=20*LOG10([.C271]/['Params&amp;Config'.$C$11])" office:value-type="float" office:value="-5.59035361946845" calcext:value-type="float">
            <text:p>-5.59</text:p>
          </table:table-cell>
          <table:table-cell table:formula="of:=20*LOG10([.C271]/['Params&amp;Config'.$C$12])" office:value-type="float" office:value="11.693084799763" calcext:value-type="float">
            <text:p>11.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table:formula="of:=(['Params&amp;Config'.$C$9]/['Params&amp;Config'.$C$10]) * [.C272]" office:value-type="float" office:value="0.7224609375" calcext:value-type="float">
            <text:p>0.722</text:p>
          </table:table-cell>
          <table:table-cell table:style-name="ce2" table:formula="of:=[.D272]*2" office:value-type="float" office:value="1.444921875" calcext:value-type="float">
            <text:p>1.445</text:p>
          </table:table-cell>
          <table:table-cell table:style-name="ce2" table:formula="of:=[.D272]/1.4/2" office:value-type="float" office:value="0.258021763392857" calcext:value-type="float">
            <text:p>0.258</text:p>
          </table:table-cell>
          <table:table-cell table:formula="of:=20*LOG10([.C272]/['Params&amp;Config'.$C$11])" office:value-type="float" office:value="-5.55812393633687" calcext:value-type="float">
            <text:p>-5.56</text:p>
          </table:table-cell>
          <table:table-cell table:formula="of:=20*LOG10([.C272]/['Params&amp;Config'.$C$12])" office:value-type="float" office:value="11.7253144828946" calcext:value-type="float">
            <text:p>11.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table:formula="of:=(['Params&amp;Config'.$C$9]/['Params&amp;Config'.$C$10]) * [.C273]" office:value-type="float" office:value="0.72513671875" calcext:value-type="float">
            <text:p>0.725</text:p>
          </table:table-cell>
          <table:table-cell table:style-name="ce2" table:formula="of:=[.D273]*2" office:value-type="float" office:value="1.4502734375" calcext:value-type="float">
            <text:p>1.450</text:p>
          </table:table-cell>
          <table:table-cell table:style-name="ce2" table:formula="of:=[.D273]/1.4/2" office:value-type="float" office:value="0.258977399553571" calcext:value-type="float">
            <text:p>0.259</text:p>
          </table:table-cell>
          <table:table-cell table:formula="of:=20*LOG10([.C273]/['Params&amp;Config'.$C$11])" office:value-type="float" office:value="-5.5260134020285" calcext:value-type="float">
            <text:p>-5.53</text:p>
          </table:table-cell>
          <table:table-cell table:formula="of:=20*LOG10([.C273]/['Params&amp;Config'.$C$12])" office:value-type="float" office:value="11.757425017203" calcext:value-type="float">
            <text:p>11.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table:formula="of:=(['Params&amp;Config'.$C$9]/['Params&amp;Config'.$C$10]) * [.C274]" office:value-type="float" office:value="0.7278125" calcext:value-type="float">
            <text:p>0.728</text:p>
          </table:table-cell>
          <table:table-cell table:style-name="ce2" table:formula="of:=[.D274]*2" office:value-type="float" office:value="1.455625" calcext:value-type="float">
            <text:p>1.456</text:p>
          </table:table-cell>
          <table:table-cell table:style-name="ce2" table:formula="of:=[.D274]/1.4/2" office:value-type="float" office:value="0.259933035714286" calcext:value-type="float">
            <text:p>0.260</text:p>
          </table:table-cell>
          <table:table-cell table:formula="of:=20*LOG10([.C274]/['Params&amp;Config'.$C$11])" office:value-type="float" office:value="-5.49402113883264" calcext:value-type="float">
            <text:p>-5.49</text:p>
          </table:table-cell>
          <table:table-cell table:formula="of:=20*LOG10([.C274]/['Params&amp;Config'.$C$12])" office:value-type="float" office:value="11.7894172803988" calcext:value-type="float">
            <text:p>11.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table:formula="of:=(['Params&amp;Config'.$C$9]/['Params&amp;Config'.$C$10]) * [.C275]" office:value-type="float" office:value="0.73048828125" calcext:value-type="float">
            <text:p>0.730</text:p>
          </table:table-cell>
          <table:table-cell table:style-name="ce2" table:formula="of:=[.D275]*2" office:value-type="float" office:value="1.4609765625" calcext:value-type="float">
            <text:p>1.461</text:p>
          </table:table-cell>
          <table:table-cell table:style-name="ce2" table:formula="of:=[.D275]/1.4/2" office:value-type="float" office:value="0.260888671875" calcext:value-type="float">
            <text:p>0.261</text:p>
          </table:table-cell>
          <table:table-cell table:formula="of:=20*LOG10([.C275]/['Params&amp;Config'.$C$11])" office:value-type="float" office:value="-5.46214627870149" calcext:value-type="float">
            <text:p>-5.46</text:p>
          </table:table-cell>
          <table:table-cell table:formula="of:=20*LOG10([.C275]/['Params&amp;Config'.$C$12])" office:value-type="float" office:value="11.82129214053" calcext:value-type="float">
            <text:p>11.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table:formula="of:=(['Params&amp;Config'.$C$9]/['Params&amp;Config'.$C$10]) * [.C276]" office:value-type="float" office:value="0.7331640625" calcext:value-type="float">
            <text:p>0.733</text:p>
          </table:table-cell>
          <table:table-cell table:style-name="ce2" table:formula="of:=[.D276]*2" office:value-type="float" office:value="1.466328125" calcext:value-type="float">
            <text:p>1.466</text:p>
          </table:table-cell>
          <table:table-cell table:style-name="ce2" table:formula="of:=[.D276]/1.4/2" office:value-type="float" office:value="0.261844308035714" calcext:value-type="float">
            <text:p>0.262</text:p>
          </table:table-cell>
          <table:table-cell table:formula="of:=20*LOG10([.C276]/['Params&amp;Config'.$C$11])" office:value-type="float" office:value="-5.43038796310886" calcext:value-type="float">
            <text:p>-5.43</text:p>
          </table:table-cell>
          <table:table-cell table:formula="of:=20*LOG10([.C276]/['Params&amp;Config'.$C$12])" office:value-type="float" office:value="11.8530504561226" calcext:value-type="float">
            <text:p>11.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table:formula="of:=(['Params&amp;Config'.$C$9]/['Params&amp;Config'.$C$10]) * [.C277]" office:value-type="float" office:value="0.73583984375" calcext:value-type="float">
            <text:p>0.736</text:p>
          </table:table-cell>
          <table:table-cell table:style-name="ce2" table:formula="of:=[.D277]*2" office:value-type="float" office:value="1.4716796875" calcext:value-type="float">
            <text:p>1.472</text:p>
          </table:table-cell>
          <table:table-cell table:style-name="ce2" table:formula="of:=[.D277]/1.4/2" office:value-type="float" office:value="0.262799944196429" calcext:value-type="float">
            <text:p>0.263</text:p>
          </table:table-cell>
          <table:table-cell table:formula="of:=20*LOG10([.C277]/['Params&amp;Config'.$C$11])" office:value-type="float" office:value="-5.39874534291136" calcext:value-type="float">
            <text:p>-5.4</text:p>
          </table:table-cell>
          <table:table-cell table:formula="of:=20*LOG10([.C277]/['Params&amp;Config'.$C$12])" office:value-type="float" office:value="11.8846930763201" calcext:value-type="float">
            <text:p>11.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table:formula="of:=(['Params&amp;Config'.$C$9]/['Params&amp;Config'.$C$10]) * [.C278]" office:value-type="float" office:value="0.738515625" calcext:value-type="float">
            <text:p>0.739</text:p>
          </table:table-cell>
          <table:table-cell table:style-name="ce2" table:formula="of:=[.D278]*2" office:value-type="float" office:value="1.47703125" calcext:value-type="float">
            <text:p>1.477</text:p>
          </table:table-cell>
          <table:table-cell table:style-name="ce2" table:formula="of:=[.D278]/1.4/2" office:value-type="float" office:value="0.263755580357143" calcext:value-type="float">
            <text:p>0.264</text:p>
          </table:table-cell>
          <table:table-cell table:formula="of:=20*LOG10([.C278]/['Params&amp;Config'.$C$11])" office:value-type="float" office:value="-5.36721757821226" calcext:value-type="float">
            <text:p>-5.37</text:p>
          </table:table-cell>
          <table:table-cell table:formula="of:=20*LOG10([.C278]/['Params&amp;Config'.$C$12])" office:value-type="float" office:value="11.9162208410192" calcext:value-type="float">
            <text:p>11.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table:formula="of:=(['Params&amp;Config'.$C$9]/['Params&amp;Config'.$C$10]) * [.C279]" office:value-type="float" office:value="0.74119140625" calcext:value-type="float">
            <text:p>0.741</text:p>
          </table:table-cell>
          <table:table-cell table:style-name="ce2" table:formula="of:=[.D279]*2" office:value-type="float" office:value="1.4823828125" calcext:value-type="float">
            <text:p>1.482</text:p>
          </table:table-cell>
          <table:table-cell table:style-name="ce2" table:formula="of:=[.D279]/1.4/2" office:value-type="float" office:value="0.264711216517857" calcext:value-type="float">
            <text:p>0.265</text:p>
          </table:table-cell>
          <table:table-cell table:formula="of:=20*LOG10([.C279]/['Params&amp;Config'.$C$11])" office:value-type="float" office:value="-5.33580383822764" calcext:value-type="float">
            <text:p>-5.34</text:p>
          </table:table-cell>
          <table:table-cell table:formula="of:=20*LOG10([.C279]/['Params&amp;Config'.$C$12])" office:value-type="float" office:value="11.9476345810038" calcext:value-type="float">
            <text:p>11.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  <table:table-cell table:formula="of:=(['Params&amp;Config'.$C$9]/['Params&amp;Config'.$C$10]) * [.C280]" office:value-type="float" office:value="0.7438671875" calcext:value-type="float">
            <text:p>0.744</text:p>
          </table:table-cell>
          <table:table-cell table:style-name="ce2" table:formula="of:=[.D280]*2" office:value-type="float" office:value="1.487734375" calcext:value-type="float">
            <text:p>1.488</text:p>
          </table:table-cell>
          <table:table-cell table:style-name="ce2" table:formula="of:=[.D280]/1.4/2" office:value-type="float" office:value="0.265666852678571" calcext:value-type="float">
            <text:p>0.266</text:p>
          </table:table-cell>
          <table:table-cell table:formula="of:=20*LOG10([.C280]/['Params&amp;Config'.$C$11])" office:value-type="float" office:value="-5.30450330115509" calcext:value-type="float">
            <text:p>-5.3</text:p>
          </table:table-cell>
          <table:table-cell table:formula="of:=20*LOG10([.C280]/['Params&amp;Config'.$C$12])" office:value-type="float" office:value="11.9789351180764" calcext:value-type="float">
            <text:p>11.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table:formula="of:=(['Params&amp;Config'.$C$9]/['Params&amp;Config'.$C$10]) * [.C281]" office:value-type="float" office:value="0.74654296875" calcext:value-type="float">
            <text:p>0.747</text:p>
          </table:table-cell>
          <table:table-cell table:style-name="ce2" table:formula="of:=[.D281]*2" office:value-type="float" office:value="1.4930859375" calcext:value-type="float">
            <text:p>1.493</text:p>
          </table:table-cell>
          <table:table-cell table:style-name="ce2" table:formula="of:=[.D281]/1.4/2" office:value-type="float" office:value="0.266622488839286" calcext:value-type="float">
            <text:p>0.267</text:p>
          </table:table-cell>
          <table:table-cell table:formula="of:=20*LOG10([.C281]/['Params&amp;Config'.$C$11])" office:value-type="float" office:value="-5.27331515404466" calcext:value-type="float">
            <text:p>-5.27</text:p>
          </table:table-cell>
          <table:table-cell table:formula="of:=20*LOG10([.C281]/['Params&amp;Config'.$C$12])" office:value-type="float" office:value="12.0101232651868" calcext:value-type="float">
            <text:p>12.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table:formula="of:=(['Params&amp;Config'.$C$9]/['Params&amp;Config'.$C$10]) * [.C282]" office:value-type="float" office:value="0.74921875" calcext:value-type="float">
            <text:p>0.749</text:p>
          </table:table-cell>
          <table:table-cell table:style-name="ce2" table:formula="of:=[.D282]*2" office:value-type="float" office:value="1.4984375" calcext:value-type="float">
            <text:p>1.498</text:p>
          </table:table-cell>
          <table:table-cell table:style-name="ce2" table:formula="of:=[.D282]/1.4/2" office:value-type="float" office:value="0.267578125" calcext:value-type="float">
            <text:p>0.268</text:p>
          </table:table-cell>
          <table:table-cell table:formula="of:=20*LOG10([.C282]/['Params&amp;Config'.$C$11])" office:value-type="float" office:value="-5.24223859267223" calcext:value-type="float">
            <text:p>-5.24</text:p>
          </table:table-cell>
          <table:table-cell table:formula="of:=20*LOG10([.C282]/['Params&amp;Config'.$C$12])" office:value-type="float" office:value="12.0411998265592" calcext:value-type="float">
            <text:p>12.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  <table:table-cell table:formula="of:=(['Params&amp;Config'.$C$9]/['Params&amp;Config'.$C$10]) * [.C283]" office:value-type="float" office:value="0.75189453125" calcext:value-type="float">
            <text:p>0.752</text:p>
          </table:table-cell>
          <table:table-cell table:style-name="ce2" table:formula="of:=[.D283]*2" office:value-type="float" office:value="1.5037890625" calcext:value-type="float">
            <text:p>1.504</text:p>
          </table:table-cell>
          <table:table-cell table:style-name="ce2" table:formula="of:=[.D283]/1.4/2" office:value-type="float" office:value="0.268533761160714" calcext:value-type="float">
            <text:p>0.269</text:p>
          </table:table-cell>
          <table:table-cell table:formula="of:=20*LOG10([.C283]/['Params&amp;Config'.$C$11])" office:value-type="float" office:value="-5.21127282141502" calcext:value-type="float">
            <text:p>-5.21</text:p>
          </table:table-cell>
          <table:table-cell table:formula="of:=20*LOG10([.C283]/['Params&amp;Config'.$C$12])" office:value-type="float" office:value="12.0721655978165" calcext:value-type="float">
            <text:p>12.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  <table:table-cell table:formula="of:=(['Params&amp;Config'.$C$9]/['Params&amp;Config'.$C$10]) * [.C284]" office:value-type="float" office:value="0.7545703125" calcext:value-type="float">
            <text:p>0.755</text:p>
          </table:table-cell>
          <table:table-cell table:style-name="ce2" table:formula="of:=[.D284]*2" office:value-type="float" office:value="1.509140625" calcext:value-type="float">
            <text:p>1.509</text:p>
          </table:table-cell>
          <table:table-cell table:style-name="ce2" table:formula="of:=[.D284]/1.4/2" office:value-type="float" office:value="0.269489397321429" calcext:value-type="float">
            <text:p>0.269</text:p>
          </table:table-cell>
          <table:table-cell table:formula="of:=20*LOG10([.C284]/['Params&amp;Config'.$C$11])" office:value-type="float" office:value="-5.18041705312939" calcext:value-type="float">
            <text:p>-5.18</text:p>
          </table:table-cell>
          <table:table-cell table:formula="of:=20*LOG10([.C284]/['Params&amp;Config'.$C$12])" office:value-type="float" office:value="12.1030213661021" calcext:value-type="float">
            <text:p>12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3" calcext:value-type="float">
            <text:p>283</text:p>
          </table:table-cell>
          <table:table-cell table:formula="of:=(['Params&amp;Config'.$C$9]/['Params&amp;Config'.$C$10]) * [.C285]" office:value-type="float" office:value="0.75724609375" calcext:value-type="float">
            <text:p>0.757</text:p>
          </table:table-cell>
          <table:table-cell table:style-name="ce2" table:formula="of:=[.D285]*2" office:value-type="float" office:value="1.5144921875" calcext:value-type="float">
            <text:p>1.514</text:p>
          </table:table-cell>
          <table:table-cell table:style-name="ce2" table:formula="of:=[.D285]/1.4/2" office:value-type="float" office:value="0.270445033482143" calcext:value-type="float">
            <text:p>0.270</text:p>
          </table:table-cell>
          <table:table-cell table:formula="of:=20*LOG10([.C285]/['Params&amp;Config'.$C$11])" office:value-type="float" office:value="-5.14967050903081" calcext:value-type="float">
            <text:p>-5.15</text:p>
          </table:table-cell>
          <table:table-cell table:formula="of:=20*LOG10([.C285]/['Params&amp;Config'.$C$12])" office:value-type="float" office:value="12.1337679102007" calcext:value-type="float">
            <text:p>12.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table:formula="of:=(['Params&amp;Config'.$C$9]/['Params&amp;Config'.$C$10]) * [.C286]" office:value-type="float" office:value="0.759921875" calcext:value-type="float">
            <text:p>0.760</text:p>
          </table:table-cell>
          <table:table-cell table:style-name="ce2" table:formula="of:=[.D286]*2" office:value-type="float" office:value="1.51984375" calcext:value-type="float">
            <text:p>1.520</text:p>
          </table:table-cell>
          <table:table-cell table:style-name="ce2" table:formula="of:=[.D286]/1.4/2" office:value-type="float" office:value="0.271400669642857" calcext:value-type="float">
            <text:p>0.271</text:p>
          </table:table-cell>
          <table:table-cell table:formula="of:=20*LOG10([.C286]/['Params&amp;Config'.$C$11])" office:value-type="float" office:value="-5.11903241857586" calcext:value-type="float">
            <text:p>-5.12</text:p>
          </table:table-cell>
          <table:table-cell table:formula="of:=20*LOG10([.C286]/['Params&amp;Config'.$C$12])" office:value-type="float" office:value="12.1644060006556" calcext:value-type="float">
            <text:p>12.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table:formula="of:=(['Params&amp;Config'.$C$9]/['Params&amp;Config'.$C$10]) * [.C287]" office:value-type="float" office:value="0.76259765625" calcext:value-type="float">
            <text:p>0.763</text:p>
          </table:table-cell>
          <table:table-cell table:style-name="ce2" table:formula="of:=[.D287]*2" office:value-type="float" office:value="1.5251953125" calcext:value-type="float">
            <text:p>1.525</text:p>
          </table:table-cell>
          <table:table-cell table:style-name="ce2" table:formula="of:=[.D287]/1.4/2" office:value-type="float" office:value="0.272356305803571" calcext:value-type="float">
            <text:p>0.272</text:p>
          </table:table-cell>
          <table:table-cell table:formula="of:=20*LOG10([.C287]/['Params&amp;Config'.$C$11])" office:value-type="float" office:value="-5.08850201934641" calcext:value-type="float">
            <text:p>-5.09</text:p>
          </table:table-cell>
          <table:table-cell table:formula="of:=20*LOG10([.C287]/['Params&amp;Config'.$C$12])" office:value-type="float" office:value="12.1949363998851" calcext:value-type="float">
            <text:p>12.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table:formula="of:=(['Params&amp;Config'.$C$9]/['Params&amp;Config'.$C$10]) * [.C288]" office:value-type="float" office:value="0.7652734375" calcext:value-type="float">
            <text:p>0.765</text:p>
          </table:table-cell>
          <table:table-cell table:style-name="ce2" table:formula="of:=[.D288]*2" office:value-type="float" office:value="1.530546875" calcext:value-type="float">
            <text:p>1.531</text:p>
          </table:table-cell>
          <table:table-cell table:style-name="ce2" table:formula="of:=[.D288]/1.4/2" office:value-type="float" office:value="0.273311941964286" calcext:value-type="float">
            <text:p>0.273</text:p>
          </table:table-cell>
          <table:table-cell table:formula="of:=20*LOG10([.C288]/['Params&amp;Config'.$C$11])" office:value-type="float" office:value="-5.05807855693576" calcext:value-type="float">
            <text:p>-5.06</text:p>
          </table:table-cell>
          <table:table-cell table:formula="of:=20*LOG10([.C288]/['Params&amp;Config'.$C$12])" office:value-type="float" office:value="12.2253598622957" calcext:value-type="float">
            <text:p>12.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 table:formula="of:=(['Params&amp;Config'.$C$9]/['Params&amp;Config'.$C$10]) * [.C289]" office:value-type="float" office:value="0.76794921875" calcext:value-type="float">
            <text:p>0.768</text:p>
          </table:table-cell>
          <table:table-cell table:style-name="ce2" table:formula="of:=[.D289]*2" office:value-type="float" office:value="1.5358984375" calcext:value-type="float">
            <text:p>1.536</text:p>
          </table:table-cell>
          <table:table-cell table:style-name="ce2" table:formula="of:=[.D289]/1.4/2" office:value-type="float" office:value="0.274267578125" calcext:value-type="float">
            <text:p>0.274</text:p>
          </table:table-cell>
          <table:table-cell table:formula="of:=20*LOG10([.C289]/['Params&amp;Config'.$C$11])" office:value-type="float" office:value="-5.02776128483677" calcext:value-type="float">
            <text:p>-5.03</text:p>
          </table:table-cell>
          <table:table-cell table:formula="of:=20*LOG10([.C289]/['Params&amp;Config'.$C$12])" office:value-type="float" office:value="12.2556771343947" calcext:value-type="float">
            <text:p>12.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table:formula="of:=(['Params&amp;Config'.$C$9]/['Params&amp;Config'.$C$10]) * [.C290]" office:value-type="float" office:value="0.770625" calcext:value-type="float">
            <text:p>0.771</text:p>
          </table:table-cell>
          <table:table-cell table:style-name="ce2" table:formula="of:=[.D290]*2" office:value-type="float" office:value="1.54125" calcext:value-type="float">
            <text:p>1.541</text:p>
          </table:table-cell>
          <table:table-cell table:style-name="ce2" table:formula="of:=[.D290]/1.4/2" office:value-type="float" office:value="0.275223214285714" calcext:value-type="float">
            <text:p>0.275</text:p>
          </table:table-cell>
          <table:table-cell table:formula="of:=20*LOG10([.C290]/['Params&amp;Config'.$C$11])" office:value-type="float" office:value="-4.997549464332" calcext:value-type="float">
            <text:p>-5</text:p>
          </table:table-cell>
          <table:table-cell table:formula="of:=20*LOG10([.C290]/['Params&amp;Config'.$C$12])" office:value-type="float" office:value="12.2858889548995" calcext:value-type="float">
            <text:p>12.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  <table:table-cell table:formula="of:=(['Params&amp;Config'.$C$9]/['Params&amp;Config'.$C$10]) * [.C291]" office:value-type="float" office:value="0.77330078125" calcext:value-type="float">
            <text:p>0.773</text:p>
          </table:table-cell>
          <table:table-cell table:style-name="ce2" table:formula="of:=[.D291]*2" office:value-type="float" office:value="1.5466015625" calcext:value-type="float">
            <text:p>1.547</text:p>
          </table:table-cell>
          <table:table-cell table:style-name="ce2" table:formula="of:=[.D291]/1.4/2" office:value-type="float" office:value="0.276178850446429" calcext:value-type="float">
            <text:p>0.276</text:p>
          </table:table-cell>
          <table:table-cell table:formula="of:=20*LOG10([.C291]/['Params&amp;Config'.$C$11])" office:value-type="float" office:value="-4.96744236438566" calcext:value-type="float">
            <text:p>-4.97</text:p>
          </table:table-cell>
          <table:table-cell table:formula="of:=20*LOG10([.C291]/['Params&amp;Config'.$C$12])" office:value-type="float" office:value="12.3159960548458" calcext:value-type="float">
            <text:p>12.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table:formula="of:=(['Params&amp;Config'.$C$9]/['Params&amp;Config'.$C$10]) * [.C292]" office:value-type="float" office:value="0.7759765625" calcext:value-type="float">
            <text:p>0.776</text:p>
          </table:table-cell>
          <table:table-cell table:style-name="ce2" table:formula="of:=[.D292]*2" office:value-type="float" office:value="1.551953125" calcext:value-type="float">
            <text:p>1.552</text:p>
          </table:table-cell>
          <table:table-cell table:style-name="ce2" table:formula="of:=[.D292]/1.4/2" office:value-type="float" office:value="0.277134486607143" calcext:value-type="float">
            <text:p>0.277</text:p>
          </table:table-cell>
          <table:table-cell table:formula="of:=20*LOG10([.C292]/['Params&amp;Config'.$C$11])" office:value-type="float" office:value="-4.93743926153749" calcext:value-type="float">
            <text:p>-4.94</text:p>
          </table:table-cell>
          <table:table-cell table:formula="of:=20*LOG10([.C292]/['Params&amp;Config'.$C$12])" office:value-type="float" office:value="12.345999157694" calcext:value-type="float">
            <text:p>12.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1" calcext:value-type="float">
            <text:p>291</text:p>
          </table:table-cell>
          <table:table-cell table:formula="of:=(['Params&amp;Config'.$C$9]/['Params&amp;Config'.$C$10]) * [.C293]" office:value-type="float" office:value="0.77865234375" calcext:value-type="float">
            <text:p>0.779</text:p>
          </table:table-cell>
          <table:table-cell table:style-name="ce2" table:formula="of:=[.D293]*2" office:value-type="float" office:value="1.5573046875" calcext:value-type="float">
            <text:p>1.557</text:p>
          </table:table-cell>
          <table:table-cell table:style-name="ce2" table:formula="of:=[.D293]/1.4/2" office:value-type="float" office:value="0.278090122767857" calcext:value-type="float">
            <text:p>0.278</text:p>
          </table:table-cell>
          <table:table-cell table:formula="of:=20*LOG10([.C293]/['Params&amp;Config'.$C$11])" office:value-type="float" office:value="-4.90753943979847" calcext:value-type="float">
            <text:p>-4.91</text:p>
          </table:table-cell>
          <table:table-cell table:formula="of:=20*LOG10([.C293]/['Params&amp;Config'.$C$12])" office:value-type="float" office:value="12.375898979433" calcext:value-type="float">
            <text:p>12.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 table:formula="of:=(['Params&amp;Config'.$C$9]/['Params&amp;Config'.$C$10]) * [.C294]" office:value-type="float" office:value="0.781328125" calcext:value-type="float">
            <text:p>0.781</text:p>
          </table:table-cell>
          <table:table-cell table:style-name="ce2" table:formula="of:=[.D294]*2" office:value-type="float" office:value="1.56265625" calcext:value-type="float">
            <text:p>1.563</text:p>
          </table:table-cell>
          <table:table-cell table:style-name="ce2" table:formula="of:=[.D294]/1.4/2" office:value-type="float" office:value="0.279045758928571" calcext:value-type="float">
            <text:p>0.279</text:p>
          </table:table-cell>
          <table:table-cell table:formula="of:=20*LOG10([.C294]/['Params&amp;Config'.$C$11])" office:value-type="float" office:value="-4.87774219054825" calcext:value-type="float">
            <text:p>-4.88</text:p>
          </table:table-cell>
          <table:table-cell table:formula="of:=20*LOG10([.C294]/['Params&amp;Config'.$C$12])" office:value-type="float" office:value="12.4056962286832" calcext:value-type="float">
            <text:p>12.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  <table:table-cell table:formula="of:=(['Params&amp;Config'.$C$9]/['Params&amp;Config'.$C$10]) * [.C295]" office:value-type="float" office:value="0.78400390625" calcext:value-type="float">
            <text:p>0.784</text:p>
          </table:table-cell>
          <table:table-cell table:style-name="ce2" table:formula="of:=[.D295]*2" office:value-type="float" office:value="1.5680078125" calcext:value-type="float">
            <text:p>1.568</text:p>
          </table:table-cell>
          <table:table-cell table:style-name="ce2" table:formula="of:=[.D295]/1.4/2" office:value-type="float" office:value="0.280001395089286" calcext:value-type="float">
            <text:p>0.280</text:p>
          </table:table-cell>
          <table:table-cell table:formula="of:=20*LOG10([.C295]/['Params&amp;Config'.$C$11])" office:value-type="float" office:value="-4.84804681243443" calcext:value-type="float">
            <text:p>-4.85</text:p>
          </table:table-cell>
          <table:table-cell table:formula="of:=20*LOG10([.C295]/['Params&amp;Config'.$C$12])" office:value-type="float" office:value="12.4353916067971" calcext:value-type="float">
            <text:p>12.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table:formula="of:=(['Params&amp;Config'.$C$9]/['Params&amp;Config'.$C$10]) * [.C296]" office:value-type="float" office:value="0.7866796875" calcext:value-type="float">
            <text:p>0.787</text:p>
          </table:table-cell>
          <table:table-cell table:style-name="ce2" table:formula="of:=[.D296]*2" office:value-type="float" office:value="1.573359375" calcext:value-type="float">
            <text:p>1.573</text:p>
          </table:table-cell>
          <table:table-cell table:style-name="ce2" table:formula="of:=[.D296]/1.4/2" office:value-type="float" office:value="0.28095703125" calcext:value-type="float">
            <text:p>0.281</text:p>
          </table:table-cell>
          <table:table-cell table:formula="of:=20*LOG10([.C296]/['Params&amp;Config'.$C$11])" office:value-type="float" office:value="-4.81845261127347" calcext:value-type="float">
            <text:p>-4.82</text:p>
          </table:table-cell>
          <table:table-cell table:formula="of:=20*LOG10([.C296]/['Params&amp;Config'.$C$12])" office:value-type="float" office:value="12.464985807958" calcext:value-type="float">
            <text:p>12.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table:formula="of:=(['Params&amp;Config'.$C$9]/['Params&amp;Config'.$C$10]) * [.C297]" office:value-type="float" office:value="0.78935546875" calcext:value-type="float">
            <text:p>0.789</text:p>
          </table:table-cell>
          <table:table-cell table:style-name="ce2" table:formula="of:=[.D297]*2" office:value-type="float" office:value="1.5787109375" calcext:value-type="float">
            <text:p>1.579</text:p>
          </table:table-cell>
          <table:table-cell table:style-name="ce2" table:formula="of:=[.D297]/1.4/2" office:value-type="float" office:value="0.281912667410714" calcext:value-type="float">
            <text:p>0.282</text:p>
          </table:table-cell>
          <table:table-cell table:formula="of:=20*LOG10([.C297]/['Params&amp;Config'.$C$11])" office:value-type="float" office:value="-4.78895889995336" calcext:value-type="float">
            <text:p>-4.79</text:p>
          </table:table-cell>
          <table:table-cell table:formula="of:=20*LOG10([.C297]/['Params&amp;Config'.$C$12])" office:value-type="float" office:value="12.4944795192781" calcext:value-type="float">
            <text:p>12.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table:formula="of:=(['Params&amp;Config'.$C$9]/['Params&amp;Config'.$C$10]) * [.C298]" office:value-type="float" office:value="0.79203125" calcext:value-type="float">
            <text:p>0.792</text:p>
          </table:table-cell>
          <table:table-cell table:style-name="ce2" table:formula="of:=[.D298]*2" office:value-type="float" office:value="1.5840625" calcext:value-type="float">
            <text:p>1.584</text:p>
          </table:table-cell>
          <table:table-cell table:style-name="ce2" table:formula="of:=[.D298]/1.4/2" office:value-type="float" office:value="0.282868303571429" calcext:value-type="float">
            <text:p>0.283</text:p>
          </table:table-cell>
          <table:table-cell table:formula="of:=20*LOG10([.C298]/['Params&amp;Config'.$C$11])" office:value-type="float" office:value="-4.75956499833784" calcext:value-type="float">
            <text:p>-4.76</text:p>
          </table:table-cell>
          <table:table-cell table:formula="of:=20*LOG10([.C298]/['Params&amp;Config'.$C$12])" office:value-type="float" office:value="12.5238734208936" calcext:value-type="float">
            <text:p>12.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table:formula="of:=(['Params&amp;Config'.$C$9]/['Params&amp;Config'.$C$10]) * [.C299]" office:value-type="float" office:value="0.79470703125" calcext:value-type="float">
            <text:p>0.795</text:p>
          </table:table-cell>
          <table:table-cell table:style-name="ce2" table:formula="of:=[.D299]*2" office:value-type="float" office:value="1.5894140625" calcext:value-type="float">
            <text:p>1.589</text:p>
          </table:table-cell>
          <table:table-cell table:style-name="ce2" table:formula="of:=[.D299]/1.4/2" office:value-type="float" office:value="0.283823939732143" calcext:value-type="float">
            <text:p>0.284</text:p>
          </table:table-cell>
          <table:table-cell table:formula="of:=20*LOG10([.C299]/['Params&amp;Config'.$C$11])" office:value-type="float" office:value="-4.73027023317237" calcext:value-type="float">
            <text:p>-4.73</text:p>
          </table:table-cell>
          <table:table-cell table:formula="of:=20*LOG10([.C299]/['Params&amp;Config'.$C$12])" office:value-type="float" office:value="12.5531681860591" calcext:value-type="float">
            <text:p>12.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table:formula="of:=(['Params&amp;Config'.$C$9]/['Params&amp;Config'.$C$10]) * [.C300]" office:value-type="float" office:value="0.7973828125" calcext:value-type="float">
            <text:p>0.797</text:p>
          </table:table-cell>
          <table:table-cell table:style-name="ce2" table:formula="of:=[.D300]*2" office:value-type="float" office:value="1.594765625" calcext:value-type="float">
            <text:p>1.595</text:p>
          </table:table-cell>
          <table:table-cell table:style-name="ce2" table:formula="of:=[.D300]/1.4/2" office:value-type="float" office:value="0.284779575892857" calcext:value-type="float">
            <text:p>0.285</text:p>
          </table:table-cell>
          <table:table-cell table:formula="of:=20*LOG10([.C300]/['Params&amp;Config'.$C$11])" office:value-type="float" office:value="-4.70107393799151" calcext:value-type="float">
            <text:p>-4.7</text:p>
          </table:table-cell>
          <table:table-cell table:formula="of:=20*LOG10([.C300]/['Params&amp;Config'.$C$12])" office:value-type="float" office:value="12.58236448124" calcext:value-type="float">
            <text:p>12.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table:formula="of:=(['Params&amp;Config'.$C$9]/['Params&amp;Config'.$C$10]) * [.C301]" office:value-type="float" office:value="0.80005859375" calcext:value-type="float">
            <text:p>0.800</text:p>
          </table:table-cell>
          <table:table-cell table:style-name="ce2" table:formula="of:=[.D301]*2" office:value-type="float" office:value="1.6001171875" calcext:value-type="float">
            <text:p>1.600</text:p>
          </table:table-cell>
          <table:table-cell table:style-name="ce2" table:formula="of:=[.D301]/1.4/2" office:value-type="float" office:value="0.285735212053571" calcext:value-type="float">
            <text:p>0.286</text:p>
          </table:table-cell>
          <table:table-cell table:formula="of:=20*LOG10([.C301]/['Params&amp;Config'.$C$11])" office:value-type="float" office:value="-4.67197545302802" calcext:value-type="float">
            <text:p>-4.67</text:p>
          </table:table-cell>
          <table:table-cell table:formula="of:=20*LOG10([.C301]/['Params&amp;Config'.$C$12])" office:value-type="float" office:value="12.6114629662035" calcext:value-type="float">
            <text:p>12.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table:formula="of:=(['Params&amp;Config'.$C$9]/['Params&amp;Config'.$C$10]) * [.C302]" office:value-type="float" office:value="0.802734375" calcext:value-type="float">
            <text:p>0.803</text:p>
          </table:table-cell>
          <table:table-cell table:style-name="ce2" table:formula="of:=[.D302]*2" office:value-type="float" office:value="1.60546875" calcext:value-type="float">
            <text:p>1.605</text:p>
          </table:table-cell>
          <table:table-cell table:style-name="ce2" table:formula="of:=[.D302]/1.4/2" office:value-type="float" office:value="0.286690848214286" calcext:value-type="float">
            <text:p>0.287</text:p>
          </table:table-cell>
          <table:table-cell table:formula="of:=20*LOG10([.C302]/['Params&amp;Config'.$C$11])" office:value-type="float" office:value="-4.64297412512337" calcext:value-type="float">
            <text:p>-4.64</text:p>
          </table:table-cell>
          <table:table-cell table:formula="of:=20*LOG10([.C302]/['Params&amp;Config'.$C$12])" office:value-type="float" office:value="12.6404642941081" calcext:value-type="float">
            <text:p>12.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table:formula="of:=(['Params&amp;Config'.$C$9]/['Params&amp;Config'.$C$10]) * [.C303]" office:value-type="float" office:value="0.80541015625" calcext:value-type="float">
            <text:p>0.805</text:p>
          </table:table-cell>
          <table:table-cell table:style-name="ce2" table:formula="of:=[.D303]*2" office:value-type="float" office:value="1.6108203125" calcext:value-type="float">
            <text:p>1.611</text:p>
          </table:table-cell>
          <table:table-cell table:style-name="ce2" table:formula="of:=[.D303]/1.4/2" office:value-type="float" office:value="0.287646484375" calcext:value-type="float">
            <text:p>0.288</text:p>
          </table:table-cell>
          <table:table-cell table:formula="of:=20*LOG10([.C303]/['Params&amp;Config'.$C$11])" office:value-type="float" office:value="-4.61406930763975" calcext:value-type="float">
            <text:p>-4.61</text:p>
          </table:table-cell>
          <table:table-cell table:formula="of:=20*LOG10([.C303]/['Params&amp;Config'.$C$12])" office:value-type="float" office:value="12.6693691115917" calcext:value-type="float">
            <text:p>12.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table:formula="of:=(['Params&amp;Config'.$C$9]/['Params&amp;Config'.$C$10]) * [.C304]" office:value-type="float" office:value="0.8080859375" calcext:value-type="float">
            <text:p>0.808</text:p>
          </table:table-cell>
          <table:table-cell table:style-name="ce2" table:formula="of:=[.D304]*2" office:value-type="float" office:value="1.616171875" calcext:value-type="float">
            <text:p>1.616</text:p>
          </table:table-cell>
          <table:table-cell table:style-name="ce2" table:formula="of:=[.D304]/1.4/2" office:value-type="float" office:value="0.288602120535714" calcext:value-type="float">
            <text:p>0.289</text:p>
          </table:table-cell>
          <table:table-cell table:formula="of:=20*LOG10([.C304]/['Params&amp;Config'.$C$11])" office:value-type="float" office:value="-4.5852603603736" calcext:value-type="float">
            <text:p>-4.59</text:p>
          </table:table-cell>
          <table:table-cell table:formula="of:=20*LOG10([.C304]/['Params&amp;Config'.$C$12])" office:value-type="float" office:value="12.6981780588579" calcext:value-type="float">
            <text:p>12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3" calcext:value-type="float">
            <text:p>303</text:p>
          </table:table-cell>
          <table:table-cell table:formula="of:=(['Params&amp;Config'.$C$9]/['Params&amp;Config'.$C$10]) * [.C305]" office:value-type="float" office:value="0.81076171875" calcext:value-type="float">
            <text:p>0.811</text:p>
          </table:table-cell>
          <table:table-cell table:style-name="ce2" table:formula="of:=[.D305]*2" office:value-type="float" office:value="1.6215234375" calcext:value-type="float">
            <text:p>1.622</text:p>
          </table:table-cell>
          <table:table-cell table:style-name="ce2" table:formula="of:=[.D305]/1.4/2" office:value-type="float" office:value="0.289557756696429" calcext:value-type="float">
            <text:p>0.290</text:p>
          </table:table-cell>
          <table:table-cell table:formula="of:=20*LOG10([.C305]/['Params&amp;Config'.$C$11])" office:value-type="float" office:value="-4.55654664947052" calcext:value-type="float">
            <text:p>-4.56</text:p>
          </table:table-cell>
          <table:table-cell table:formula="of:=20*LOG10([.C305]/['Params&amp;Config'.$C$12])" office:value-type="float" office:value="12.726891769761" calcext:value-type="float">
            <text:p>12.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table:formula="of:=(['Params&amp;Config'.$C$9]/['Params&amp;Config'.$C$10]) * [.C306]" office:value-type="float" office:value="0.8134375" calcext:value-type="float">
            <text:p>0.813</text:p>
          </table:table-cell>
          <table:table-cell table:style-name="ce2" table:formula="of:=[.D306]*2" office:value-type="float" office:value="1.626875" calcext:value-type="float">
            <text:p>1.627</text:p>
          </table:table-cell>
          <table:table-cell table:style-name="ce2" table:formula="of:=[.D306]/1.4/2" office:value-type="float" office:value="0.290513392857143" calcext:value-type="float">
            <text:p>0.291</text:p>
          </table:table-cell>
          <table:table-cell table:formula="of:=20*LOG10([.C306]/['Params&amp;Config'.$C$11])" office:value-type="float" office:value="-4.52792754734154" calcext:value-type="float">
            <text:p>-4.53</text:p>
          </table:table-cell>
          <table:table-cell table:formula="of:=20*LOG10([.C306]/['Params&amp;Config'.$C$12])" office:value-type="float" office:value="12.7555108718899" calcext:value-type="float">
            <text:p>12.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table:formula="of:=(['Params&amp;Config'.$C$9]/['Params&amp;Config'.$C$10]) * [.C307]" office:value-type="float" office:value="0.81611328125" calcext:value-type="float">
            <text:p>0.816</text:p>
          </table:table-cell>
          <table:table-cell table:style-name="ce2" table:formula="of:=[.D307]*2" office:value-type="float" office:value="1.6322265625" calcext:value-type="float">
            <text:p>1.632</text:p>
          </table:table-cell>
          <table:table-cell table:style-name="ce2" table:formula="of:=[.D307]/1.4/2" office:value-type="float" office:value="0.291469029017857" calcext:value-type="float">
            <text:p>0.291</text:p>
          </table:table-cell>
          <table:table-cell table:formula="of:=20*LOG10([.C307]/['Params&amp;Config'.$C$11])" office:value-type="float" office:value="-4.4994024325809" calcext:value-type="float">
            <text:p>-4.5</text:p>
          </table:table-cell>
          <table:table-cell table:formula="of:=20*LOG10([.C307]/['Params&amp;Config'.$C$12])" office:value-type="float" office:value="12.7840359866506" calcext:value-type="float">
            <text:p>12.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table:formula="of:=(['Params&amp;Config'.$C$9]/['Params&amp;Config'.$C$10]) * [.C308]" office:value-type="float" office:value="0.8187890625" calcext:value-type="float">
            <text:p>0.819</text:p>
          </table:table-cell>
          <table:table-cell table:style-name="ce2" table:formula="of:=[.D308]*2" office:value-type="float" office:value="1.637578125" calcext:value-type="float">
            <text:p>1.638</text:p>
          </table:table-cell>
          <table:table-cell table:style-name="ce2" table:formula="of:=[.D308]/1.4/2" office:value-type="float" office:value="0.292424665178571" calcext:value-type="float">
            <text:p>0.292</text:p>
          </table:table-cell>
          <table:table-cell table:formula="of:=20*LOG10([.C308]/['Params&amp;Config'.$C$11])" office:value-type="float" office:value="-4.47097068988502" calcext:value-type="float">
            <text:p>-4.47</text:p>
          </table:table-cell>
          <table:table-cell table:formula="of:=20*LOG10([.C308]/['Params&amp;Config'.$C$12])" office:value-type="float" office:value="12.8124677293465" calcext:value-type="float">
            <text:p>12.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table:formula="of:=(['Params&amp;Config'.$C$9]/['Params&amp;Config'.$C$10]) * [.C309]" office:value-type="float" office:value="0.82146484375" calcext:value-type="float">
            <text:p>0.821</text:p>
          </table:table-cell>
          <table:table-cell table:style-name="ce2" table:formula="of:=[.D309]*2" office:value-type="float" office:value="1.6429296875" calcext:value-type="float">
            <text:p>1.643</text:p>
          </table:table-cell>
          <table:table-cell table:style-name="ce2" table:formula="of:=[.D309]/1.4/2" office:value-type="float" office:value="0.293380301339286" calcext:value-type="float">
            <text:p>0.293</text:p>
          </table:table-cell>
          <table:table-cell table:formula="of:=20*LOG10([.C309]/['Params&amp;Config'.$C$11])" office:value-type="float" office:value="-4.44263170997289" calcext:value-type="float">
            <text:p>-4.44</text:p>
          </table:table-cell>
          <table:table-cell table:formula="of:=20*LOG10([.C309]/['Params&amp;Config'.$C$12])" office:value-type="float" office:value="12.8408067092586" calcext:value-type="float">
            <text:p>12.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table:formula="of:=(['Params&amp;Config'.$C$9]/['Params&amp;Config'.$C$10]) * [.C310]" office:value-type="float" office:value="0.824140625" calcext:value-type="float">
            <text:p>0.824</text:p>
          </table:table-cell>
          <table:table-cell table:style-name="ce2" table:formula="of:=[.D310]*2" office:value-type="float" office:value="1.64828125" calcext:value-type="float">
            <text:p>1.648</text:p>
          </table:table-cell>
          <table:table-cell table:style-name="ce2" table:formula="of:=[.D310]/1.4/2" office:value-type="float" office:value="0.2943359375" calcext:value-type="float">
            <text:p>0.294</text:p>
          </table:table-cell>
          <table:table-cell table:formula="of:=20*LOG10([.C310]/['Params&amp;Config'.$C$11])" office:value-type="float" office:value="-4.41438488950773" calcext:value-type="float">
            <text:p>-4.41</text:p>
          </table:table-cell>
          <table:table-cell table:formula="of:=20*LOG10([.C310]/['Params&amp;Config'.$C$12])" office:value-type="float" office:value="12.8690535297237" calcext:value-type="float">
            <text:p>12.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table:formula="of:=(['Params&amp;Config'.$C$9]/['Params&amp;Config'.$C$10]) * [.C311]" office:value-type="float" office:value="0.82681640625" calcext:value-type="float">
            <text:p>0.827</text:p>
          </table:table-cell>
          <table:table-cell table:style-name="ce2" table:formula="of:=[.D311]*2" office:value-type="float" office:value="1.6536328125" calcext:value-type="float">
            <text:p>1.654</text:p>
          </table:table-cell>
          <table:table-cell table:style-name="ce2" table:formula="of:=[.D311]/1.4/2" office:value-type="float" office:value="0.295291573660714" calcext:value-type="float">
            <text:p>0.295</text:p>
          </table:table-cell>
          <table:table-cell table:formula="of:=20*LOG10([.C311]/['Params&amp;Config'.$C$11])" office:value-type="float" office:value="-4.38622963101992" calcext:value-type="float">
            <text:p>-4.39</text:p>
          </table:table-cell>
          <table:table-cell table:formula="of:=20*LOG10([.C311]/['Params&amp;Config'.$C$12])" office:value-type="float" office:value="12.8972087882116" calcext:value-type="float">
            <text:p>12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table:formula="of:=(['Params&amp;Config'.$C$9]/['Params&amp;Config'.$C$10]) * [.C312]" office:value-type="float" office:value="0.8294921875" calcext:value-type="float">
            <text:p>0.829</text:p>
          </table:table-cell>
          <table:table-cell table:style-name="ce2" table:formula="of:=[.D312]*2" office:value-type="float" office:value="1.658984375" calcext:value-type="float">
            <text:p>1.659</text:p>
          </table:table-cell>
          <table:table-cell table:style-name="ce2" table:formula="of:=[.D312]/1.4/2" office:value-type="float" office:value="0.296247209821429" calcext:value-type="float">
            <text:p>0.296</text:p>
          </table:table-cell>
          <table:table-cell table:formula="of:=20*LOG10([.C312]/['Params&amp;Config'.$C$11])" office:value-type="float" office:value="-4.35816534283116" calcext:value-type="float">
            <text:p>-4.36</text:p>
          </table:table-cell>
          <table:table-cell table:formula="of:=20*LOG10([.C312]/['Params&amp;Config'.$C$12])" office:value-type="float" office:value="12.9252730764003" calcext:value-type="float">
            <text:p>12.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table:formula="of:=(['Params&amp;Config'.$C$9]/['Params&amp;Config'.$C$10]) * [.C313]" office:value-type="float" office:value="0.83216796875" calcext:value-type="float">
            <text:p>0.832</text:p>
          </table:table-cell>
          <table:table-cell table:style-name="ce2" table:formula="of:=[.D313]*2" office:value-type="float" office:value="1.6643359375" calcext:value-type="float">
            <text:p>1.664</text:p>
          </table:table-cell>
          <table:table-cell table:style-name="ce2" table:formula="of:=[.D313]/1.4/2" office:value-type="float" office:value="0.297202845982143" calcext:value-type="float">
            <text:p>0.297</text:p>
          </table:table-cell>
          <table:table-cell table:formula="of:=20*LOG10([.C313]/['Params&amp;Config'.$C$11])" office:value-type="float" office:value="-4.33019143897987" calcext:value-type="float">
            <text:p>-4.33</text:p>
          </table:table-cell>
          <table:table-cell table:formula="of:=20*LOG10([.C313]/['Params&amp;Config'.$C$12])" office:value-type="float" office:value="12.9532469802516" calcext:value-type="float">
            <text:p>12.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formula="of:=(['Params&amp;Config'.$C$9]/['Params&amp;Config'.$C$10]) * [.C314]" office:value-type="float" office:value="0.83484375" calcext:value-type="float">
            <text:p>0.835</text:p>
          </table:table-cell>
          <table:table-cell table:style-name="ce2" table:formula="of:=[.D314]*2" office:value-type="float" office:value="1.6696875" calcext:value-type="float">
            <text:p>1.670</text:p>
          </table:table-cell>
          <table:table-cell table:style-name="ce2" table:formula="of:=[.D314]/1.4/2" office:value-type="float" office:value="0.298158482142857" calcext:value-type="float">
            <text:p>0.298</text:p>
          </table:table-cell>
          <table:table-cell table:formula="of:=20*LOG10([.C314]/['Params&amp;Config'.$C$11])" office:value-type="float" office:value="-4.30230733914776" calcext:value-type="float">
            <text:p>-4.3</text:p>
          </table:table-cell>
          <table:table-cell table:formula="of:=20*LOG10([.C314]/['Params&amp;Config'.$C$12])" office:value-type="float" office:value="12.9811310800837" calcext:value-type="float">
            <text:p>12.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table:formula="of:=(['Params&amp;Config'.$C$9]/['Params&amp;Config'.$C$10]) * [.C315]" office:value-type="float" office:value="0.83751953125" calcext:value-type="float">
            <text:p>0.838</text:p>
          </table:table-cell>
          <table:table-cell table:style-name="ce2" table:formula="of:=[.D315]*2" office:value-type="float" office:value="1.6750390625" calcext:value-type="float">
            <text:p>1.675</text:p>
          </table:table-cell>
          <table:table-cell table:style-name="ce2" table:formula="of:=[.D315]/1.4/2" office:value-type="float" office:value="0.299114118303571" calcext:value-type="float">
            <text:p>0.299</text:p>
          </table:table-cell>
          <table:table-cell table:formula="of:=20*LOG10([.C315]/['Params&amp;Config'.$C$11])" office:value-type="float" office:value="-4.27451246858765" calcext:value-type="float">
            <text:p>-4.27</text:p>
          </table:table-cell>
          <table:table-cell table:formula="of:=20*LOG10([.C315]/['Params&amp;Config'.$C$12])" office:value-type="float" office:value="13.0089259506438" calcext:value-type="float">
            <text:p>13.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table:formula="of:=(['Params&amp;Config'.$C$9]/['Params&amp;Config'.$C$10]) * [.C316]" office:value-type="float" office:value="0.8401953125" calcext:value-type="float">
            <text:p>0.840</text:p>
          </table:table-cell>
          <table:table-cell table:style-name="ce2" table:formula="of:=[.D316]*2" office:value-type="float" office:value="1.680390625" calcext:value-type="float">
            <text:p>1.680</text:p>
          </table:table-cell>
          <table:table-cell table:style-name="ce2" table:formula="of:=[.D316]/1.4/2" office:value-type="float" office:value="0.300069754464286" calcext:value-type="float">
            <text:p>0.300</text:p>
          </table:table-cell>
          <table:table-cell table:formula="of:=20*LOG10([.C316]/['Params&amp;Config'.$C$11])" office:value-type="float" office:value="-4.24680625805232" calcext:value-type="float">
            <text:p>-4.25</text:p>
          </table:table-cell>
          <table:table-cell table:formula="of:=20*LOG10([.C316]/['Params&amp;Config'.$C$12])" office:value-type="float" office:value="13.0366321611792" calcext:value-type="float">
            <text:p>13.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table:formula="of:=(['Params&amp;Config'.$C$9]/['Params&amp;Config'.$C$10]) * [.C317]" office:value-type="float" office:value="0.84287109375" calcext:value-type="float">
            <text:p>0.843</text:p>
          </table:table-cell>
          <table:table-cell table:style-name="ce2" table:formula="of:=[.D317]*2" office:value-type="float" office:value="1.6857421875" calcext:value-type="float">
            <text:p>1.686</text:p>
          </table:table-cell>
          <table:table-cell table:style-name="ce2" table:formula="of:=[.D317]/1.4/2" office:value-type="float" office:value="0.301025390625" calcext:value-type="float">
            <text:p>0.301</text:p>
          </table:table-cell>
          <table:table-cell table:formula="of:=20*LOG10([.C317]/['Params&amp;Config'.$C$11])" office:value-type="float" office:value="-4.2191881437246" calcext:value-type="float">
            <text:p>-4.22</text:p>
          </table:table-cell>
          <table:table-cell table:formula="of:=20*LOG10([.C317]/['Params&amp;Config'.$C$12])" office:value-type="float" office:value="13.0642502755069" calcext:value-type="float">
            <text:p>13.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table:formula="of:=(['Params&amp;Config'.$C$9]/['Params&amp;Config'.$C$10]) * [.C318]" office:value-type="float" office:value="0.845546875" calcext:value-type="float">
            <text:p>0.846</text:p>
          </table:table-cell>
          <table:table-cell table:style-name="ce2" table:formula="of:=[.D318]*2" office:value-type="float" office:value="1.69109375" calcext:value-type="float">
            <text:p>1.691</text:p>
          </table:table-cell>
          <table:table-cell table:style-name="ce2" table:formula="of:=[.D318]/1.4/2" office:value-type="float" office:value="0.301981026785714" calcext:value-type="float">
            <text:p>0.302</text:p>
          </table:table-cell>
          <table:table-cell table:formula="of:=20*LOG10([.C318]/['Params&amp;Config'.$C$11])" office:value-type="float" office:value="-4.19165756714854" calcext:value-type="float">
            <text:p>-4.19</text:p>
          </table:table-cell>
          <table:table-cell table:formula="of:=20*LOG10([.C318]/['Params&amp;Config'.$C$12])" office:value-type="float" office:value="13.0917808520829" calcext:value-type="float">
            <text:p>13.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table:formula="of:=(['Params&amp;Config'.$C$9]/['Params&amp;Config'.$C$10]) * [.C319]" office:value-type="float" office:value="0.84822265625" calcext:value-type="float">
            <text:p>0.848</text:p>
          </table:table-cell>
          <table:table-cell table:style-name="ce2" table:formula="of:=[.D319]*2" office:value-type="float" office:value="1.6964453125" calcext:value-type="float">
            <text:p>1.696</text:p>
          </table:table-cell>
          <table:table-cell table:style-name="ce2" table:formula="of:=[.D319]/1.4/2" office:value-type="float" office:value="0.302936662946429" calcext:value-type="float">
            <text:p>0.303</text:p>
          </table:table-cell>
          <table:table-cell table:formula="of:=20*LOG10([.C319]/['Params&amp;Config'.$C$11])" office:value-type="float" office:value="-4.16421397516159" calcext:value-type="float">
            <text:p>-4.16</text:p>
          </table:table-cell>
          <table:table-cell table:formula="of:=20*LOG10([.C319]/['Params&amp;Config'.$C$12])" office:value-type="float" office:value="13.1192244440699" calcext:value-type="float">
            <text:p>13.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table:formula="of:=(['Params&amp;Config'.$C$9]/['Params&amp;Config'.$C$10]) * [.C320]" office:value-type="float" office:value="0.8508984375" calcext:value-type="float">
            <text:p>0.851</text:p>
          </table:table-cell>
          <table:table-cell table:style-name="ce2" table:formula="of:=[.D320]*2" office:value-type="float" office:value="1.701796875" calcext:value-type="float">
            <text:p>1.702</text:p>
          </table:table-cell>
          <table:table-cell table:style-name="ce2" table:formula="of:=[.D320]/1.4/2" office:value-type="float" office:value="0.303892299107143" calcext:value-type="float">
            <text:p>0.304</text:p>
          </table:table-cell>
          <table:table-cell table:formula="of:=20*LOG10([.C320]/['Params&amp;Config'.$C$11])" office:value-type="float" office:value="-4.13685681982796" calcext:value-type="float">
            <text:p>-4.14</text:p>
          </table:table-cell>
          <table:table-cell table:formula="of:=20*LOG10([.C320]/['Params&amp;Config'.$C$12])" office:value-type="float" office:value="13.1465815994035" calcext:value-type="float">
            <text:p>13.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table:formula="of:=(['Params&amp;Config'.$C$9]/['Params&amp;Config'.$C$10]) * [.C321]" office:value-type="float" office:value="0.85357421875" calcext:value-type="float">
            <text:p>0.854</text:p>
          </table:table-cell>
          <table:table-cell table:style-name="ce2" table:formula="of:=[.D321]*2" office:value-type="float" office:value="1.7071484375" calcext:value-type="float">
            <text:p>1.707</text:p>
          </table:table-cell>
          <table:table-cell table:style-name="ce2" table:formula="of:=[.D321]/1.4/2" office:value-type="float" office:value="0.304847935267857" calcext:value-type="float">
            <text:p>0.305</text:p>
          </table:table-cell>
          <table:table-cell table:formula="of:=20*LOG10([.C321]/['Params&amp;Config'.$C$11])" office:value-type="float" office:value="-4.10958555837299" calcext:value-type="float">
            <text:p>-4.11</text:p>
          </table:table-cell>
          <table:table-cell table:formula="of:=20*LOG10([.C321]/['Params&amp;Config'.$C$12])" office:value-type="float" office:value="13.1738528608585" calcext:value-type="float">
            <text:p>13.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table:formula="of:=(['Params&amp;Config'.$C$9]/['Params&amp;Config'.$C$10]) * [.C322]" office:value-type="float" office:value="0.85625" calcext:value-type="float">
            <text:p>0.856</text:p>
          </table:table-cell>
          <table:table-cell table:style-name="ce2" table:formula="of:=[.D322]*2" office:value-type="float" office:value="1.7125" calcext:value-type="float">
            <text:p>1.713</text:p>
          </table:table-cell>
          <table:table-cell table:style-name="ce2" table:formula="of:=[.D322]/1.4/2" office:value-type="float" office:value="0.305803571428571" calcext:value-type="float">
            <text:p>0.306</text:p>
          </table:table-cell>
          <table:table-cell table:formula="of:=20*LOG10([.C322]/['Params&amp;Config'.$C$11])" office:value-type="float" office:value="-4.0823996531185" calcext:value-type="float">
            <text:p>-4.08</text:p>
          </table:table-cell>
          <table:table-cell table:formula="of:=20*LOG10([.C322]/['Params&amp;Config'.$C$12])" office:value-type="float" office:value="13.201038766113" calcext:value-type="float">
            <text:p>13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 table:formula="of:=(['Params&amp;Config'.$C$9]/['Params&amp;Config'.$C$10]) * [.C323]" office:value-type="float" office:value="0.85892578125" calcext:value-type="float">
            <text:p>0.859</text:p>
          </table:table-cell>
          <table:table-cell table:style-name="ce2" table:formula="of:=[.D323]*2" office:value-type="float" office:value="1.7178515625" calcext:value-type="float">
            <text:p>1.718</text:p>
          </table:table-cell>
          <table:table-cell table:style-name="ce2" table:formula="of:=[.D323]/1.4/2" office:value-type="float" office:value="0.306759207589286" calcext:value-type="float">
            <text:p>0.307</text:p>
          </table:table-cell>
          <table:table-cell table:formula="of:=20*LOG10([.C323]/['Params&amp;Config'.$C$11])" office:value-type="float" office:value="-4.05529857141917" calcext:value-type="float">
            <text:p>-4.06</text:p>
          </table:table-cell>
          <table:table-cell table:formula="of:=20*LOG10([.C323]/['Params&amp;Config'.$C$12])" office:value-type="float" office:value="13.2281398478123" calcext:value-type="float">
            <text:p>13.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table:formula="of:=(['Params&amp;Config'.$C$9]/['Params&amp;Config'.$C$10]) * [.C324]" office:value-type="float" office:value="0.8616015625" calcext:value-type="float">
            <text:p>0.862</text:p>
          </table:table-cell>
          <table:table-cell table:style-name="ce2" table:formula="of:=[.D324]*2" office:value-type="float" office:value="1.723203125" calcext:value-type="float">
            <text:p>1.723</text:p>
          </table:table-cell>
          <table:table-cell table:style-name="ce2" table:formula="of:=[.D324]/1.4/2" office:value-type="float" office:value="0.30771484375" calcext:value-type="float">
            <text:p>0.308</text:p>
          </table:table-cell>
          <table:table-cell table:formula="of:=20*LOG10([.C324]/['Params&amp;Config'.$C$11])" office:value-type="float" office:value="-4.0282817856" calcext:value-type="float">
            <text:p>-4.03</text:p>
          </table:table-cell>
          <table:table-cell table:formula="of:=20*LOG10([.C324]/['Params&amp;Config'.$C$12])" office:value-type="float" office:value="13.2551566336315" calcext:value-type="float">
            <text:p>13.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table:formula="of:=(['Params&amp;Config'.$C$9]/['Params&amp;Config'.$C$10]) * [.C325]" office:value-type="float" office:value="0.86427734375" calcext:value-type="float">
            <text:p>0.864</text:p>
          </table:table-cell>
          <table:table-cell table:style-name="ce2" table:formula="of:=[.D325]*2" office:value-type="float" office:value="1.7285546875" calcext:value-type="float">
            <text:p>1.729</text:p>
          </table:table-cell>
          <table:table-cell table:style-name="ce2" table:formula="of:=[.D325]/1.4/2" office:value-type="float" office:value="0.308670479910714" calcext:value-type="float">
            <text:p>0.309</text:p>
          </table:table-cell>
          <table:table-cell table:formula="of:=20*LOG10([.C325]/['Params&amp;Config'.$C$11])" office:value-type="float" office:value="-4.00134877289456" calcext:value-type="float">
            <text:p>-4</text:p>
          </table:table-cell>
          <table:table-cell table:formula="of:=20*LOG10([.C325]/['Params&amp;Config'.$C$12])" office:value-type="float" office:value="13.2820896463369" calcext:value-type="float">
            <text:p>13.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table:formula="of:=(['Params&amp;Config'.$C$9]/['Params&amp;Config'.$C$10]) * [.C326]" office:value-type="float" office:value="0.866953125" calcext:value-type="float">
            <text:p>0.867</text:p>
          </table:table-cell>
          <table:table-cell table:style-name="ce2" table:formula="of:=[.D326]*2" office:value-type="float" office:value="1.73390625" calcext:value-type="float">
            <text:p>1.734</text:p>
          </table:table-cell>
          <table:table-cell table:style-name="ce2" table:formula="of:=[.D326]/1.4/2" office:value-type="float" office:value="0.309626116071429" calcext:value-type="float">
            <text:p>0.310</text:p>
          </table:table-cell>
          <table:table-cell table:formula="of:=20*LOG10([.C326]/['Params&amp;Config'.$C$11])" office:value-type="float" office:value="-3.97449901538437" calcext:value-type="float">
            <text:p>-3.97</text:p>
          </table:table-cell>
          <table:table-cell table:formula="of:=20*LOG10([.C326]/['Params&amp;Config'.$C$12])" office:value-type="float" office:value="13.3089394038471" calcext:value-type="float">
            <text:p>13.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table:formula="of:=(['Params&amp;Config'.$C$9]/['Params&amp;Config'.$C$10]) * [.C327]" office:value-type="float" office:value="0.86962890625" calcext:value-type="float">
            <text:p>0.870</text:p>
          </table:table-cell>
          <table:table-cell table:style-name="ce2" table:formula="of:=[.D327]*2" office:value-type="float" office:value="1.7392578125" calcext:value-type="float">
            <text:p>1.739</text:p>
          </table:table-cell>
          <table:table-cell table:style-name="ce2" table:formula="of:=[.D327]/1.4/2" office:value-type="float" office:value="0.310581752232143" calcext:value-type="float">
            <text:p>0.311</text:p>
          </table:table-cell>
          <table:table-cell table:formula="of:=20*LOG10([.C327]/['Params&amp;Config'.$C$11])" office:value-type="float" office:value="-3.94773199993913" calcext:value-type="float">
            <text:p>-3.95</text:p>
          </table:table-cell>
          <table:table-cell table:formula="of:=20*LOG10([.C327]/['Params&amp;Config'.$C$12])" office:value-type="float" office:value="13.3357064192924" calcext:value-type="float">
            <text:p>13.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table:formula="of:=(['Params&amp;Config'.$C$9]/['Params&amp;Config'.$C$10]) * [.C328]" office:value-type="float" office:value="0.8723046875" calcext:value-type="float">
            <text:p>0.872</text:p>
          </table:table-cell>
          <table:table-cell table:style-name="ce2" table:formula="of:=[.D328]*2" office:value-type="float" office:value="1.744609375" calcext:value-type="float">
            <text:p>1.745</text:p>
          </table:table-cell>
          <table:table-cell table:style-name="ce2" table:formula="of:=[.D328]/1.4/2" office:value-type="float" office:value="0.311537388392857" calcext:value-type="float">
            <text:p>0.312</text:p>
          </table:table-cell>
          <table:table-cell table:formula="of:=20*LOG10([.C328]/['Params&amp;Config'.$C$11])" office:value-type="float" office:value="-3.92104721815783" calcext:value-type="float">
            <text:p>-3.92</text:p>
          </table:table-cell>
          <table:table-cell table:formula="of:=20*LOG10([.C328]/['Params&amp;Config'.$C$12])" office:value-type="float" office:value="13.3623912010736" calcext:value-type="float">
            <text:p>13.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table:formula="of:=(['Params&amp;Config'.$C$9]/['Params&amp;Config'.$C$10]) * [.C329]" office:value-type="float" office:value="0.87498046875" calcext:value-type="float">
            <text:p>0.875</text:p>
          </table:table-cell>
          <table:table-cell table:style-name="ce2" table:formula="of:=[.D329]*2" office:value-type="float" office:value="1.7499609375" calcext:value-type="float">
            <text:p>1.750</text:p>
          </table:table-cell>
          <table:table-cell table:style-name="ce2" table:formula="of:=[.D329]/1.4/2" office:value-type="float" office:value="0.312493024553571" calcext:value-type="float">
            <text:p>0.312</text:p>
          </table:table-cell>
          <table:table-cell table:formula="of:=20*LOG10([.C329]/['Params&amp;Config'.$C$11])" office:value-type="float" office:value="-3.89444416631089" calcext:value-type="float">
            <text:p>-3.89</text:p>
          </table:table-cell>
          <table:table-cell table:formula="of:=20*LOG10([.C329]/['Params&amp;Config'.$C$12])" office:value-type="float" office:value="13.3889942529206" calcext:value-type="float">
            <text:p>13.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table:formula="of:=(['Params&amp;Config'.$C$9]/['Params&amp;Config'.$C$10]) * [.C330]" office:value-type="float" office:value="0.87765625" calcext:value-type="float">
            <text:p>0.878</text:p>
          </table:table-cell>
          <table:table-cell table:style-name="ce2" table:formula="of:=[.D330]*2" office:value-type="float" office:value="1.7553125" calcext:value-type="float">
            <text:p>1.755</text:p>
          </table:table-cell>
          <table:table-cell table:style-name="ce2" table:formula="of:=[.D330]/1.4/2" office:value-type="float" office:value="0.313448660714286" calcext:value-type="float">
            <text:p>0.313</text:p>
          </table:table-cell>
          <table:table-cell table:formula="of:=20*LOG10([.C330]/['Params&amp;Config'.$C$11])" office:value-type="float" office:value="-3.86792234528303" calcext:value-type="float">
            <text:p>-3.87</text:p>
          </table:table-cell>
          <table:table-cell table:formula="of:=20*LOG10([.C330]/['Params&amp;Config'.$C$12])" office:value-type="float" office:value="13.4155160739484" calcext:value-type="float">
            <text:p>13.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 table:formula="of:=(['Params&amp;Config'.$C$9]/['Params&amp;Config'.$C$10]) * [.C331]" office:value-type="float" office:value="0.88033203125" calcext:value-type="float">
            <text:p>0.880</text:p>
          </table:table-cell>
          <table:table-cell table:style-name="ce2" table:formula="of:=[.D331]*2" office:value-type="float" office:value="1.7606640625" calcext:value-type="float">
            <text:p>1.761</text:p>
          </table:table-cell>
          <table:table-cell table:style-name="ce2" table:formula="of:=[.D331]/1.4/2" office:value-type="float" office:value="0.314404296875" calcext:value-type="float">
            <text:p>0.314</text:p>
          </table:table-cell>
          <table:table-cell table:formula="of:=20*LOG10([.C331]/['Params&amp;Config'.$C$11])" office:value-type="float" office:value="-3.84148126051713" calcext:value-type="float">
            <text:p>-3.84</text:p>
          </table:table-cell>
          <table:table-cell table:formula="of:=20*LOG10([.C331]/['Params&amp;Config'.$C$12])" office:value-type="float" office:value="13.4419571587144" calcext:value-type="float">
            <text:p>13.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table:formula="of:=(['Params&amp;Config'.$C$9]/['Params&amp;Config'.$C$10]) * [.C332]" office:value-type="float" office:value="0.8830078125" calcext:value-type="float">
            <text:p>0.883</text:p>
          </table:table-cell>
          <table:table-cell table:style-name="ce2" table:formula="of:=[.D332]*2" office:value-type="float" office:value="1.766015625" calcext:value-type="float">
            <text:p>1.766</text:p>
          </table:table-cell>
          <table:table-cell table:style-name="ce2" table:formula="of:=[.D332]/1.4/2" office:value-type="float" office:value="0.315359933035714" calcext:value-type="float">
            <text:p>0.315</text:p>
          </table:table-cell>
          <table:table-cell table:formula="of:=20*LOG10([.C332]/['Params&amp;Config'.$C$11])" office:value-type="float" office:value="-3.81512042195887" calcext:value-type="float">
            <text:p>-3.82</text:p>
          </table:table-cell>
          <table:table-cell table:formula="of:=20*LOG10([.C332]/['Params&amp;Config'.$C$12])" office:value-type="float" office:value="13.4683179972726" calcext:value-type="float">
            <text:p>13.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table:formula="of:=(['Params&amp;Config'.$C$9]/['Params&amp;Config'.$C$10]) * [.C333]" office:value-type="float" office:value="0.88568359375" calcext:value-type="float">
            <text:p>0.886</text:p>
          </table:table-cell>
          <table:table-cell table:style-name="ce2" table:formula="of:=[.D333]*2" office:value-type="float" office:value="1.7713671875" calcext:value-type="float">
            <text:p>1.771</text:p>
          </table:table-cell>
          <table:table-cell table:style-name="ce2" table:formula="of:=[.D333]/1.4/2" office:value-type="float" office:value="0.316315569196429" calcext:value-type="float">
            <text:p>0.316</text:p>
          </table:table-cell>
          <table:table-cell table:formula="of:=20*LOG10([.C333]/['Params&amp;Config'.$C$11])" office:value-type="float" office:value="-3.78883934400224" calcext:value-type="float">
            <text:p>-3.79</text:p>
          </table:table-cell>
          <table:table-cell table:formula="of:=20*LOG10([.C333]/['Params&amp;Config'.$C$12])" office:value-type="float" office:value="13.4945990752292" calcext:value-type="float">
            <text:p>13.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table:formula="of:=(['Params&amp;Config'.$C$9]/['Params&amp;Config'.$C$10]) * [.C334]" office:value-type="float" office:value="0.888359375" calcext:value-type="float">
            <text:p>0.888</text:p>
          </table:table-cell>
          <table:table-cell table:style-name="ce2" table:formula="of:=[.D334]*2" office:value-type="float" office:value="1.77671875" calcext:value-type="float">
            <text:p>1.777</text:p>
          </table:table-cell>
          <table:table-cell table:style-name="ce2" table:formula="of:=[.D334]/1.4/2" office:value-type="float" office:value="0.317271205357143" calcext:value-type="float">
            <text:p>0.317</text:p>
          </table:table-cell>
          <table:table-cell table:formula="of:=20*LOG10([.C334]/['Params&amp;Config'.$C$11])" office:value-type="float" office:value="-3.76263754543589" calcext:value-type="float">
            <text:p>-3.76</text:p>
          </table:table-cell>
          <table:table-cell table:formula="of:=20*LOG10([.C334]/['Params&amp;Config'.$C$12])" office:value-type="float" office:value="13.5208008737956" calcext:value-type="float">
            <text:p>13.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table:formula="of:=(['Params&amp;Config'.$C$9]/['Params&amp;Config'.$C$10]) * [.C335]" office:value-type="float" office:value="0.89103515625" calcext:value-type="float">
            <text:p>0.891</text:p>
          </table:table-cell>
          <table:table-cell table:style-name="ce2" table:formula="of:=[.D335]*2" office:value-type="float" office:value="1.7820703125" calcext:value-type="float">
            <text:p>1.782</text:p>
          </table:table-cell>
          <table:table-cell table:style-name="ce2" table:formula="of:=[.D335]/1.4/2" office:value-type="float" office:value="0.318226841517857" calcext:value-type="float">
            <text:p>0.318</text:p>
          </table:table-cell>
          <table:table-cell table:formula="of:=20*LOG10([.C335]/['Params&amp;Config'.$C$11])" office:value-type="float" office:value="-3.73651454939022" calcext:value-type="float">
            <text:p>-3.74</text:p>
          </table:table-cell>
          <table:table-cell table:formula="of:=20*LOG10([.C335]/['Params&amp;Config'.$C$12])" office:value-type="float" office:value="13.5469238698413" calcext:value-type="float">
            <text:p>13.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 table:formula="of:=(['Params&amp;Config'.$C$9]/['Params&amp;Config'.$C$10]) * [.C336]" office:value-type="float" office:value="0.8937109375" calcext:value-type="float">
            <text:p>0.894</text:p>
          </table:table-cell>
          <table:table-cell table:style-name="ce2" table:formula="of:=[.D336]*2" office:value-type="float" office:value="1.787421875" calcext:value-type="float">
            <text:p>1.787</text:p>
          </table:table-cell>
          <table:table-cell table:style-name="ce2" table:formula="of:=[.D336]/1.4/2" office:value-type="float" office:value="0.319182477678571" calcext:value-type="float">
            <text:p>0.319</text:p>
          </table:table-cell>
          <table:table-cell table:formula="of:=20*LOG10([.C336]/['Params&amp;Config'.$C$11])" office:value-type="float" office:value="-3.71046988328533" calcext:value-type="float">
            <text:p>-3.71</text:p>
          </table:table-cell>
          <table:table-cell table:formula="of:=20*LOG10([.C336]/['Params&amp;Config'.$C$12])" office:value-type="float" office:value="13.5729685359462" calcext:value-type="float">
            <text:p>13.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 table:formula="of:=(['Params&amp;Config'.$C$9]/['Params&amp;Config'.$C$10]) * [.C337]" office:value-type="float" office:value="0.89638671875" calcext:value-type="float">
            <text:p>0.896</text:p>
          </table:table-cell>
          <table:table-cell table:style-name="ce2" table:formula="of:=[.D337]*2" office:value-type="float" office:value="1.7927734375" calcext:value-type="float">
            <text:p>1.793</text:p>
          </table:table-cell>
          <table:table-cell table:style-name="ce2" table:formula="of:=[.D337]/1.4/2" office:value-type="float" office:value="0.320138113839286" calcext:value-type="float">
            <text:p>0.320</text:p>
          </table:table-cell>
          <table:table-cell table:formula="of:=20*LOG10([.C337]/['Params&amp;Config'.$C$11])" office:value-type="float" office:value="-3.68450307877971" calcext:value-type="float">
            <text:p>-3.68</text:p>
          </table:table-cell>
          <table:table-cell table:formula="of:=20*LOG10([.C337]/['Params&amp;Config'.$C$12])" office:value-type="float" office:value="13.5989353404518" calcext:value-type="float">
            <text:p>13.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  <table:table-cell table:formula="of:=(['Params&amp;Config'.$C$9]/['Params&amp;Config'.$C$10]) * [.C338]" office:value-type="float" office:value="0.8990625" calcext:value-type="float">
            <text:p>0.899</text:p>
          </table:table-cell>
          <table:table-cell table:style-name="ce2" table:formula="of:=[.D338]*2" office:value-type="float" office:value="1.798125" calcext:value-type="float">
            <text:p>1.798</text:p>
          </table:table-cell>
          <table:table-cell table:style-name="ce2" table:formula="of:=[.D338]/1.4/2" office:value-type="float" office:value="0.32109375" calcext:value-type="float">
            <text:p>0.321</text:p>
          </table:table-cell>
          <table:table-cell table:formula="of:=20*LOG10([.C338]/['Params&amp;Config'.$C$11])" office:value-type="float" office:value="-3.65861367171973" calcext:value-type="float">
            <text:p>-3.66</text:p>
          </table:table-cell>
          <table:table-cell table:formula="of:=20*LOG10([.C338]/['Params&amp;Config'.$C$12])" office:value-type="float" office:value="13.6248247475117" calcext:value-type="float">
            <text:p>13.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table:formula="of:=(['Params&amp;Config'.$C$9]/['Params&amp;Config'.$C$10]) * [.C339]" office:value-type="float" office:value="0.90173828125" calcext:value-type="float">
            <text:p>0.902</text:p>
          </table:table-cell>
          <table:table-cell table:style-name="ce2" table:formula="of:=[.D339]*2" office:value-type="float" office:value="1.8034765625" calcext:value-type="float">
            <text:p>1.803</text:p>
          </table:table-cell>
          <table:table-cell table:style-name="ce2" table:formula="of:=[.D339]/1.4/2" office:value-type="float" office:value="0.322049386160714" calcext:value-type="float">
            <text:p>0.322</text:p>
          </table:table-cell>
          <table:table-cell table:formula="of:=20*LOG10([.C339]/['Params&amp;Config'.$C$11])" office:value-type="float" office:value="-3.63280120208984" calcext:value-type="float">
            <text:p>-3.63</text:p>
          </table:table-cell>
          <table:table-cell table:formula="of:=20*LOG10([.C339]/['Params&amp;Config'.$C$12])" office:value-type="float" office:value="13.6506372171416" calcext:value-type="float">
            <text:p>13.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8" calcext:value-type="float">
            <text:p>338</text:p>
          </table:table-cell>
          <table:table-cell table:formula="of:=(['Params&amp;Config'.$C$9]/['Params&amp;Config'.$C$10]) * [.C340]" office:value-type="float" office:value="0.9044140625" calcext:value-type="float">
            <text:p>0.904</text:p>
          </table:table-cell>
          <table:table-cell table:style-name="ce2" table:formula="of:=[.D340]*2" office:value-type="float" office:value="1.808828125" calcext:value-type="float">
            <text:p>1.809</text:p>
          </table:table-cell>
          <table:table-cell table:style-name="ce2" table:formula="of:=[.D340]/1.4/2" office:value-type="float" office:value="0.323005022321429" calcext:value-type="float">
            <text:p>0.323</text:p>
          </table:table-cell>
          <table:table-cell table:formula="of:=20*LOG10([.C340]/['Params&amp;Config'.$C$11])" office:value-type="float" office:value="-3.60706521396352" calcext:value-type="float">
            <text:p>-3.61</text:p>
          </table:table-cell>
          <table:table-cell table:formula="of:=20*LOG10([.C340]/['Params&amp;Config'.$C$12])" office:value-type="float" office:value="13.676373205268" calcext:value-type="float">
            <text:p>13.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 table:formula="of:=(['Params&amp;Config'.$C$9]/['Params&amp;Config'.$C$10]) * [.C341]" office:value-type="float" office:value="0.90708984375" calcext:value-type="float">
            <text:p>0.907</text:p>
          </table:table-cell>
          <table:table-cell table:style-name="ce2" table:formula="of:=[.D341]*2" office:value-type="float" office:value="1.8141796875" calcext:value-type="float">
            <text:p>1.814</text:p>
          </table:table-cell>
          <table:table-cell table:style-name="ce2" table:formula="of:=[.D341]/1.4/2" office:value-type="float" office:value="0.323960658482143" calcext:value-type="float">
            <text:p>0.324</text:p>
          </table:table-cell>
          <table:table-cell table:formula="of:=20*LOG10([.C341]/['Params&amp;Config'.$C$11])" office:value-type="float" office:value="-3.58140525545497" calcext:value-type="float">
            <text:p>-3.58</text:p>
          </table:table-cell>
          <table:table-cell table:formula="of:=20*LOG10([.C341]/['Params&amp;Config'.$C$12])" office:value-type="float" office:value="13.7020331637765" calcext:value-type="float">
            <text:p>13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table:formula="of:=(['Params&amp;Config'.$C$9]/['Params&amp;Config'.$C$10]) * [.C342]" office:value-type="float" office:value="0.909765625" calcext:value-type="float">
            <text:p>0.910</text:p>
          </table:table-cell>
          <table:table-cell table:style-name="ce2" table:formula="of:=[.D342]*2" office:value-type="float" office:value="1.81953125" calcext:value-type="float">
            <text:p>1.820</text:p>
          </table:table-cell>
          <table:table-cell table:style-name="ce2" table:formula="of:=[.D342]/1.4/2" office:value-type="float" office:value="0.324916294642857" calcext:value-type="float">
            <text:p>0.325</text:p>
          </table:table-cell>
          <table:table-cell table:formula="of:=20*LOG10([.C342]/['Params&amp;Config'.$C$11])" office:value-type="float" office:value="-3.55582087867151" calcext:value-type="float">
            <text:p>-3.56</text:p>
          </table:table-cell>
          <table:table-cell table:formula="of:=20*LOG10([.C342]/['Params&amp;Config'.$C$12])" office:value-type="float" office:value="13.72761754056" calcext:value-type="float">
            <text:p>13.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table:formula="of:=(['Params&amp;Config'.$C$9]/['Params&amp;Config'.$C$10]) * [.C343]" office:value-type="float" office:value="0.91244140625" calcext:value-type="float">
            <text:p>0.912</text:p>
          </table:table-cell>
          <table:table-cell table:style-name="ce2" table:formula="of:=[.D343]*2" office:value-type="float" office:value="1.8248828125" calcext:value-type="float">
            <text:p>1.825</text:p>
          </table:table-cell>
          <table:table-cell table:style-name="ce2" table:formula="of:=[.D343]/1.4/2" office:value-type="float" office:value="0.325871930803571" calcext:value-type="float">
            <text:p>0.326</text:p>
          </table:table-cell>
          <table:table-cell table:formula="of:=20*LOG10([.C343]/['Params&amp;Config'.$C$11])" office:value-type="float" office:value="-3.53031163966666" calcext:value-type="float">
            <text:p>-3.53</text:p>
          </table:table-cell>
          <table:table-cell table:formula="of:=20*LOG10([.C343]/['Params&amp;Config'.$C$12])" office:value-type="float" office:value="13.7531267795648" calcext:value-type="float">
            <text:p>13.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  <table:table-cell table:formula="of:=(['Params&amp;Config'.$C$9]/['Params&amp;Config'.$C$10]) * [.C344]" office:value-type="float" office:value="0.9151171875" calcext:value-type="float">
            <text:p>0.915</text:p>
          </table:table-cell>
          <table:table-cell table:style-name="ce2" table:formula="of:=[.D344]*2" office:value-type="float" office:value="1.830234375" calcext:value-type="float">
            <text:p>1.830</text:p>
          </table:table-cell>
          <table:table-cell table:style-name="ce2" table:formula="of:=[.D344]/1.4/2" office:value-type="float" office:value="0.326827566964286" calcext:value-type="float">
            <text:p>0.327</text:p>
          </table:table-cell>
          <table:table-cell table:formula="of:=20*LOG10([.C344]/['Params&amp;Config'.$C$11])" office:value-type="float" office:value="-3.50487709839391" calcext:value-type="float">
            <text:p>-3.5</text:p>
          </table:table-cell>
          <table:table-cell table:formula="of:=20*LOG10([.C344]/['Params&amp;Config'.$C$12])" office:value-type="float" office:value="13.7785613208376" calcext:value-type="float">
            <text:p>13.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  <table:table-cell table:formula="of:=(['Params&amp;Config'.$C$9]/['Params&amp;Config'.$C$10]) * [.C345]" office:value-type="float" office:value="0.91779296875" calcext:value-type="float">
            <text:p>0.918</text:p>
          </table:table-cell>
          <table:table-cell table:style-name="ce2" table:formula="of:=[.D345]*2" office:value-type="float" office:value="1.8355859375" calcext:value-type="float">
            <text:p>1.836</text:p>
          </table:table-cell>
          <table:table-cell table:style-name="ce2" table:formula="of:=[.D345]/1.4/2" office:value-type="float" office:value="0.327783203125" calcext:value-type="float">
            <text:p>0.328</text:p>
          </table:table-cell>
          <table:table-cell table:formula="of:=20*LOG10([.C345]/['Params&amp;Config'.$C$11])" office:value-type="float" office:value="-3.47951681866121" calcext:value-type="float">
            <text:p>-3.48</text:p>
          </table:table-cell>
          <table:table-cell table:formula="of:=20*LOG10([.C345]/['Params&amp;Config'.$C$12])" office:value-type="float" office:value="13.8039216005703" calcext:value-type="float">
            <text:p>13.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4" calcext:value-type="float">
            <text:p>344</text:p>
          </table:table-cell>
          <table:table-cell table:formula="of:=(['Params&amp;Config'.$C$9]/['Params&amp;Config'.$C$10]) * [.C346]" office:value-type="float" office:value="0.92046875" calcext:value-type="float">
            <text:p>0.920</text:p>
          </table:table-cell>
          <table:table-cell table:style-name="ce2" table:formula="of:=[.D346]*2" office:value-type="float" office:value="1.8409375" calcext:value-type="float">
            <text:p>1.841</text:p>
          </table:table-cell>
          <table:table-cell table:style-name="ce2" table:formula="of:=[.D346]/1.4/2" office:value-type="float" office:value="0.328738839285714" calcext:value-type="float">
            <text:p>0.329</text:p>
          </table:table-cell>
          <table:table-cell table:formula="of:=20*LOG10([.C346]/['Params&amp;Config'.$C$11])" office:value-type="float" office:value="-3.45423036808601" calcext:value-type="float">
            <text:p>-3.45</text:p>
          </table:table-cell>
          <table:table-cell table:formula="of:=20*LOG10([.C346]/['Params&amp;Config'.$C$12])" office:value-type="float" office:value="13.8292080511455" calcext:value-type="float">
            <text:p>13.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table:formula="of:=(['Params&amp;Config'.$C$9]/['Params&amp;Config'.$C$10]) * [.C347]" office:value-type="float" office:value="0.92314453125" calcext:value-type="float">
            <text:p>0.923</text:p>
          </table:table-cell>
          <table:table-cell table:style-name="ce2" table:formula="of:=[.D347]*2" office:value-type="float" office:value="1.8462890625" calcext:value-type="float">
            <text:p>1.846</text:p>
          </table:table-cell>
          <table:table-cell table:style-name="ce2" table:formula="of:=[.D347]/1.4/2" office:value-type="float" office:value="0.329694475446429" calcext:value-type="float">
            <text:p>0.330</text:p>
          </table:table-cell>
          <table:table-cell table:formula="of:=20*LOG10([.C347]/['Params&amp;Config'.$C$11])" office:value-type="float" office:value="-3.42901731805113" calcext:value-type="float">
            <text:p>-3.43</text:p>
          </table:table-cell>
          <table:table-cell table:formula="of:=20*LOG10([.C347]/['Params&amp;Config'.$C$12])" office:value-type="float" office:value="13.8544211011803" calcext:value-type="float">
            <text:p>13.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table:formula="of:=(['Params&amp;Config'.$C$9]/['Params&amp;Config'.$C$10]) * [.C348]" office:value-type="float" office:value="0.9258203125" calcext:value-type="float">
            <text:p>0.926</text:p>
          </table:table-cell>
          <table:table-cell table:style-name="ce2" table:formula="of:=[.D348]*2" office:value-type="float" office:value="1.851640625" calcext:value-type="float">
            <text:p>1.852</text:p>
          </table:table-cell>
          <table:table-cell table:style-name="ce2" table:formula="of:=[.D348]/1.4/2" office:value-type="float" office:value="0.330650111607143" calcext:value-type="float">
            <text:p>0.331</text:p>
          </table:table-cell>
          <table:table-cell table:formula="of:=20*LOG10([.C348]/['Params&amp;Config'.$C$11])" office:value-type="float" office:value="-3.40387724366108" calcext:value-type="float">
            <text:p>-3.4</text:p>
          </table:table-cell>
          <table:table-cell table:formula="of:=20*LOG10([.C348]/['Params&amp;Config'.$C$12])" office:value-type="float" office:value="13.8795611755704" calcext:value-type="float">
            <text:p>13.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table:formula="of:=(['Params&amp;Config'.$C$9]/['Params&amp;Config'.$C$10]) * [.C349]" office:value-type="float" office:value="0.92849609375" calcext:value-type="float">
            <text:p>0.928</text:p>
          </table:table-cell>
          <table:table-cell table:style-name="ce2" table:formula="of:=[.D349]*2" office:value-type="float" office:value="1.8569921875" calcext:value-type="float">
            <text:p>1.857</text:p>
          </table:table-cell>
          <table:table-cell table:style-name="ce2" table:formula="of:=[.D349]/1.4/2" office:value-type="float" office:value="0.331605747767857" calcext:value-type="float">
            <text:p>0.332</text:p>
          </table:table-cell>
          <table:table-cell table:formula="of:=20*LOG10([.C349]/['Params&amp;Config'.$C$11])" office:value-type="float" office:value="-3.37880972369914" calcext:value-type="float">
            <text:p>-3.38</text:p>
          </table:table-cell>
          <table:table-cell table:formula="of:=20*LOG10([.C349]/['Params&amp;Config'.$C$12])" office:value-type="float" office:value="13.9046286955323" calcext:value-type="float">
            <text:p>13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8" calcext:value-type="float">
            <text:p>348</text:p>
          </table:table-cell>
          <table:table-cell table:formula="of:=(['Params&amp;Config'.$C$9]/['Params&amp;Config'.$C$10]) * [.C350]" office:value-type="float" office:value="0.931171875" calcext:value-type="float">
            <text:p>0.931</text:p>
          </table:table-cell>
          <table:table-cell table:style-name="ce2" table:formula="of:=[.D350]*2" office:value-type="float" office:value="1.86234375" calcext:value-type="float">
            <text:p>1.862</text:p>
          </table:table-cell>
          <table:table-cell table:style-name="ce2" table:formula="of:=[.D350]/1.4/2" office:value-type="float" office:value="0.332561383928571" calcext:value-type="float">
            <text:p>0.333</text:p>
          </table:table-cell>
          <table:table-cell table:formula="of:=20*LOG10([.C350]/['Params&amp;Config'.$C$11])" office:value-type="float" office:value="-3.353814340585" calcext:value-type="float">
            <text:p>-3.35</text:p>
          </table:table-cell>
          <table:table-cell table:formula="of:=20*LOG10([.C350]/['Params&amp;Config'.$C$12])" office:value-type="float" office:value="13.9296240786465" calcext:value-type="float">
            <text:p>13.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9" calcext:value-type="float">
            <text:p>349</text:p>
          </table:table-cell>
          <table:table-cell table:formula="of:=(['Params&amp;Config'.$C$9]/['Params&amp;Config'.$C$10]) * [.C351]" office:value-type="float" office:value="0.93384765625" calcext:value-type="float">
            <text:p>0.934</text:p>
          </table:table-cell>
          <table:table-cell table:style-name="ce2" table:formula="of:=[.D351]*2" office:value-type="float" office:value="1.8676953125" calcext:value-type="float">
            <text:p>1.868</text:p>
          </table:table-cell>
          <table:table-cell table:style-name="ce2" table:formula="of:=[.D351]/1.4/2" office:value-type="float" office:value="0.333517020089286" calcext:value-type="float">
            <text:p>0.334</text:p>
          </table:table-cell>
          <table:table-cell table:formula="of:=20*LOG10([.C351]/['Params&amp;Config'.$C$11])" office:value-type="float" office:value="-3.32889068033302" calcext:value-type="float">
            <text:p>-3.33</text:p>
          </table:table-cell>
          <table:table-cell table:formula="of:=20*LOG10([.C351]/['Params&amp;Config'.$C$12])" office:value-type="float" office:value="13.9545477388985" calcext:value-type="float">
            <text:p>13.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table:formula="of:=(['Params&amp;Config'.$C$9]/['Params&amp;Config'.$C$10]) * [.C352]" office:value-type="float" office:value="0.9365234375" calcext:value-type="float">
            <text:p>0.937</text:p>
          </table:table-cell>
          <table:table-cell table:style-name="ce2" table:formula="of:=[.D352]*2" office:value-type="float" office:value="1.873046875" calcext:value-type="float">
            <text:p>1.873</text:p>
          </table:table-cell>
          <table:table-cell table:style-name="ce2" table:formula="of:=[.D352]/1.4/2" office:value-type="float" office:value="0.33447265625" calcext:value-type="float">
            <text:p>0.334</text:p>
          </table:table-cell>
          <table:table-cell table:formula="of:=20*LOG10([.C352]/['Params&amp;Config'.$C$11])" office:value-type="float" office:value="-3.3040383325111" calcext:value-type="float">
            <text:p>-3.3</text:p>
          </table:table-cell>
          <table:table-cell table:formula="of:=20*LOG10([.C352]/['Params&amp;Config'.$C$12])" office:value-type="float" office:value="13.9794000867204" calcext:value-type="float">
            <text:p>13.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1" calcext:value-type="float">
            <text:p>351</text:p>
          </table:table-cell>
          <table:table-cell table:formula="of:=(['Params&amp;Config'.$C$9]/['Params&amp;Config'.$C$10]) * [.C353]" office:value-type="float" office:value="0.93919921875" calcext:value-type="float">
            <text:p>0.939</text:p>
          </table:table-cell>
          <table:table-cell table:style-name="ce2" table:formula="of:=[.D353]*2" office:value-type="float" office:value="1.8783984375" calcext:value-type="float">
            <text:p>1.878</text:p>
          </table:table-cell>
          <table:table-cell table:style-name="ce2" table:formula="of:=[.D353]/1.4/2" office:value-type="float" office:value="0.335428292410714" calcext:value-type="float">
            <text:p>0.335</text:p>
          </table:table-cell>
          <table:table-cell table:formula="of:=20*LOG10([.C353]/['Params&amp;Config'.$C$11])" office:value-type="float" office:value="-3.27925689020013" calcext:value-type="float">
            <text:p>-3.28</text:p>
          </table:table-cell>
          <table:table-cell table:formula="of:=20*LOG10([.C353]/['Params&amp;Config'.$C$12])" office:value-type="float" office:value="14.0041815290313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table:formula="of:=(['Params&amp;Config'.$C$9]/['Params&amp;Config'.$C$10]) * [.C354]" office:value-type="float" office:value="0.941875" calcext:value-type="float">
            <text:p>0.942</text:p>
          </table:table-cell>
          <table:table-cell table:style-name="ce2" table:formula="of:=[.D354]*2" office:value-type="float" office:value="1.88375" calcext:value-type="float">
            <text:p>1.884</text:p>
          </table:table-cell>
          <table:table-cell table:style-name="ce2" table:formula="of:=[.D354]/1.4/2" office:value-type="float" office:value="0.336383928571429" calcext:value-type="float">
            <text:p>0.336</text:p>
          </table:table-cell>
          <table:table-cell table:formula="of:=20*LOG10([.C354]/['Params&amp;Config'.$C$11])" office:value-type="float" office:value="-3.25454594995399" calcext:value-type="float">
            <text:p>-3.25</text:p>
          </table:table-cell>
          <table:table-cell table:formula="of:=20*LOG10([.C354]/['Params&amp;Config'.$C$12])" office:value-type="float" office:value="14.0288924692775" calcext:value-type="float">
            <text:p>14.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  <table:table-cell table:formula="of:=(['Params&amp;Config'.$C$9]/['Params&amp;Config'.$C$10]) * [.C355]" office:value-type="float" office:value="0.94455078125" calcext:value-type="float">
            <text:p>0.945</text:p>
          </table:table-cell>
          <table:table-cell table:style-name="ce2" table:formula="of:=[.D355]*2" office:value-type="float" office:value="1.8891015625" calcext:value-type="float">
            <text:p>1.889</text:p>
          </table:table-cell>
          <table:table-cell table:style-name="ce2" table:formula="of:=[.D355]/1.4/2" office:value-type="float" office:value="0.337339564732143" calcext:value-type="float">
            <text:p>0.337</text:p>
          </table:table-cell>
          <table:table-cell table:formula="of:=20*LOG10([.C355]/['Params&amp;Config'.$C$11])" office:value-type="float" office:value="-3.22990511176016" calcext:value-type="float">
            <text:p>-3.23</text:p>
          </table:table-cell>
          <table:table-cell table:formula="of:=20*LOG10([.C355]/['Params&amp;Config'.$C$12])" office:value-type="float" office:value="14.0535333074713" calcext:value-type="float">
            <text:p>14.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4" calcext:value-type="float">
            <text:p>354</text:p>
          </table:table-cell>
          <table:table-cell table:formula="of:=(['Params&amp;Config'.$C$9]/['Params&amp;Config'.$C$10]) * [.C356]" office:value-type="float" office:value="0.9472265625" calcext:value-type="float">
            <text:p>0.947</text:p>
          </table:table-cell>
          <table:table-cell table:style-name="ce2" table:formula="of:=[.D356]*2" office:value-type="float" office:value="1.894453125" calcext:value-type="float">
            <text:p>1.894</text:p>
          </table:table-cell>
          <table:table-cell table:style-name="ce2" table:formula="of:=[.D356]/1.4/2" office:value-type="float" office:value="0.338295200892857" calcext:value-type="float">
            <text:p>0.338</text:p>
          </table:table-cell>
          <table:table-cell table:formula="of:=20*LOG10([.C356]/['Params&amp;Config'.$C$11])" office:value-type="float" office:value="-3.20533397900086" calcext:value-type="float">
            <text:p>-3.21</text:p>
          </table:table-cell>
          <table:table-cell table:formula="of:=20*LOG10([.C356]/['Params&amp;Config'.$C$12])" office:value-type="float" office:value="14.0781044402306" calcext:value-type="float">
            <text:p>14.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 table:formula="of:=(['Params&amp;Config'.$C$9]/['Params&amp;Config'.$C$10]) * [.C357]" office:value-type="float" office:value="0.94990234375" calcext:value-type="float">
            <text:p>0.950</text:p>
          </table:table-cell>
          <table:table-cell table:style-name="ce2" table:formula="of:=[.D357]*2" office:value-type="float" office:value="1.8998046875" calcext:value-type="float">
            <text:p>1.900</text:p>
          </table:table-cell>
          <table:table-cell table:style-name="ce2" table:formula="of:=[.D357]/1.4/2" office:value-type="float" office:value="0.339250837053571" calcext:value-type="float">
            <text:p>0.339</text:p>
          </table:table-cell>
          <table:table-cell table:formula="of:=20*LOG10([.C357]/['Params&amp;Config'.$C$11])" office:value-type="float" office:value="-3.18083215841473" calcext:value-type="float">
            <text:p>-3.18</text:p>
          </table:table-cell>
          <table:table-cell table:formula="of:=20*LOG10([.C357]/['Params&amp;Config'.$C$12])" office:value-type="float" office:value="14.1026062608167" calcext:value-type="float">
            <text:p>14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  <table:table-cell table:formula="of:=(['Params&amp;Config'.$C$9]/['Params&amp;Config'.$C$10]) * [.C358]" office:value-type="float" office:value="0.952578125" calcext:value-type="float">
            <text:p>0.953</text:p>
          </table:table-cell>
          <table:table-cell table:style-name="ce2" table:formula="of:=[.D358]*2" office:value-type="float" office:value="1.90515625" calcext:value-type="float">
            <text:p>1.905</text:p>
          </table:table-cell>
          <table:table-cell table:style-name="ce2" table:formula="of:=[.D358]/1.4/2" office:value-type="float" office:value="0.340206473214286" calcext:value-type="float">
            <text:p>0.340</text:p>
          </table:table-cell>
          <table:table-cell table:formula="of:=20*LOG10([.C358]/['Params&amp;Config'.$C$11])" office:value-type="float" office:value="-3.15639926005911" calcext:value-type="float">
            <text:p>-3.16</text:p>
          </table:table-cell>
          <table:table-cell table:formula="of:=20*LOG10([.C358]/['Params&amp;Config'.$C$12])" office:value-type="float" office:value="14.1270391591724" calcext:value-type="float">
            <text:p>14.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 table:formula="of:=(['Params&amp;Config'.$C$9]/['Params&amp;Config'.$C$10]) * [.C359]" office:value-type="float" office:value="0.95525390625" calcext:value-type="float">
            <text:p>0.955</text:p>
          </table:table-cell>
          <table:table-cell table:style-name="ce2" table:formula="of:=[.D359]*2" office:value-type="float" office:value="1.9105078125" calcext:value-type="float">
            <text:p>1.911</text:p>
          </table:table-cell>
          <table:table-cell table:style-name="ce2" table:formula="of:=[.D359]/1.4/2" office:value-type="float" office:value="0.341162109375" calcext:value-type="float">
            <text:p>0.341</text:p>
          </table:table-cell>
          <table:table-cell table:formula="of:=20*LOG10([.C359]/['Params&amp;Config'.$C$11])" office:value-type="float" office:value="-3.13203489727275" calcext:value-type="float">
            <text:p>-3.13</text:p>
          </table:table-cell>
          <table:table-cell table:formula="of:=20*LOG10([.C359]/['Params&amp;Config'.$C$12])" office:value-type="float" office:value="14.1514035219587" calcext:value-type="float">
            <text:p>14.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 table:formula="of:=(['Params&amp;Config'.$C$9]/['Params&amp;Config'.$C$10]) * [.C360]" office:value-type="float" office:value="0.9579296875" calcext:value-type="float">
            <text:p>0.958</text:p>
          </table:table-cell>
          <table:table-cell table:style-name="ce2" table:formula="of:=[.D360]*2" office:value-type="float" office:value="1.915859375" calcext:value-type="float">
            <text:p>1.916</text:p>
          </table:table-cell>
          <table:table-cell table:style-name="ce2" table:formula="of:=[.D360]/1.4/2" office:value-type="float" office:value="0.342117745535714" calcext:value-type="float">
            <text:p>0.342</text:p>
          </table:table-cell>
          <table:table-cell table:formula="of:=20*LOG10([.C360]/['Params&amp;Config'.$C$11])" office:value-type="float" office:value="-3.10773868663913" calcext:value-type="float">
            <text:p>-3.11</text:p>
          </table:table-cell>
          <table:table-cell table:formula="of:=20*LOG10([.C360]/['Params&amp;Config'.$C$12])" office:value-type="float" office:value="14.1756997325924" calcext:value-type="float">
            <text:p>14.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 table:formula="of:=(['Params&amp;Config'.$C$9]/['Params&amp;Config'.$C$10]) * [.C361]" office:value-type="float" office:value="0.96060546875" calcext:value-type="float">
            <text:p>0.961</text:p>
          </table:table-cell>
          <table:table-cell table:style-name="ce2" table:formula="of:=[.D361]*2" office:value-type="float" office:value="1.9212109375" calcext:value-type="float">
            <text:p>1.921</text:p>
          </table:table-cell>
          <table:table-cell table:style-name="ce2" table:formula="of:=[.D361]/1.4/2" office:value-type="float" office:value="0.343073381696429" calcext:value-type="float">
            <text:p>0.343</text:p>
          </table:table-cell>
          <table:table-cell table:formula="of:=20*LOG10([.C361]/['Params&amp;Config'.$C$11])" office:value-type="float" office:value="-3.08351024795023" calcext:value-type="float">
            <text:p>-3.08</text:p>
          </table:table-cell>
          <table:table-cell table:formula="of:=20*LOG10([.C361]/['Params&amp;Config'.$C$12])" office:value-type="float" office:value="14.1999281712812" calcext:value-type="float">
            <text:p>14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table:formula="of:=(['Params&amp;Config'.$C$9]/['Params&amp;Config'.$C$10]) * [.C362]" office:value-type="float" office:value="0.96328125" calcext:value-type="float">
            <text:p>0.963</text:p>
          </table:table-cell>
          <table:table-cell table:style-name="ce2" table:formula="of:=[.D362]*2" office:value-type="float" office:value="1.9265625" calcext:value-type="float">
            <text:p>1.927</text:p>
          </table:table-cell>
          <table:table-cell table:style-name="ce2" table:formula="of:=[.D362]/1.4/2" office:value-type="float" office:value="0.344029017857143" calcext:value-type="float">
            <text:p>0.344</text:p>
          </table:table-cell>
          <table:table-cell table:formula="of:=20*LOG10([.C362]/['Params&amp;Config'.$C$11])" office:value-type="float" office:value="-3.05934920417087" calcext:value-type="float">
            <text:p>-3.06</text:p>
          </table:table-cell>
          <table:table-cell table:formula="of:=20*LOG10([.C362]/['Params&amp;Config'.$C$12])" office:value-type="float" office:value="14.2240892150606" calcext:value-type="float">
            <text:p>14.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1" calcext:value-type="float">
            <text:p>361</text:p>
          </table:table-cell>
          <table:table-cell table:formula="of:=(['Params&amp;Config'.$C$9]/['Params&amp;Config'.$C$10]) * [.C363]" office:value-type="float" office:value="0.96595703125" calcext:value-type="float">
            <text:p>0.966</text:p>
          </table:table-cell>
          <table:table-cell table:style-name="ce2" table:formula="of:=[.D363]*2" office:value-type="float" office:value="1.9319140625" calcext:value-type="float">
            <text:p>1.932</text:p>
          </table:table-cell>
          <table:table-cell table:style-name="ce2" table:formula="of:=[.D363]/1.4/2" office:value-type="float" office:value="0.344984654017857" calcext:value-type="float">
            <text:p>0.345</text:p>
          </table:table-cell>
          <table:table-cell table:formula="of:=20*LOG10([.C363]/['Params&amp;Config'.$C$11])" office:value-type="float" office:value="-3.03525518140346" calcext:value-type="float">
            <text:p>-3.04</text:p>
          </table:table-cell>
          <table:table-cell table:formula="of:=20*LOG10([.C363]/['Params&amp;Config'.$C$12])" office:value-type="float" office:value="14.248183237828" calcext:value-type="float">
            <text:p>14.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2" calcext:value-type="float">
            <text:p>362</text:p>
          </table:table-cell>
          <table:table-cell table:formula="of:=(['Params&amp;Config'.$C$9]/['Params&amp;Config'.$C$10]) * [.C364]" office:value-type="float" office:value="0.9686328125" calcext:value-type="float">
            <text:p>0.969</text:p>
          </table:table-cell>
          <table:table-cell table:style-name="ce2" table:formula="of:=[.D364]*2" office:value-type="float" office:value="1.937265625" calcext:value-type="float">
            <text:p>1.937</text:p>
          </table:table-cell>
          <table:table-cell table:style-name="ce2" table:formula="of:=[.D364]/1.4/2" office:value-type="float" office:value="0.345940290178571" calcext:value-type="float">
            <text:p>0.346</text:p>
          </table:table-cell>
          <table:table-cell table:formula="of:=20*LOG10([.C364]/['Params&amp;Config'.$C$11])" office:value-type="float" office:value="-3.0112278088533" calcext:value-type="float">
            <text:p>-3.01</text:p>
          </table:table-cell>
          <table:table-cell table:formula="of:=20*LOG10([.C364]/['Params&amp;Config'.$C$12])" office:value-type="float" office:value="14.2722106103782" calcext:value-type="float">
            <text:p>14.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3" calcext:value-type="float">
            <text:p>363</text:p>
          </table:table-cell>
          <table:table-cell table:formula="of:=(['Params&amp;Config'.$C$9]/['Params&amp;Config'.$C$10]) * [.C365]" office:value-type="float" office:value="0.97130859375" calcext:value-type="float">
            <text:p>0.971</text:p>
          </table:table-cell>
          <table:table-cell table:style-name="ce2" table:formula="of:=[.D365]*2" office:value-type="float" office:value="1.9426171875" calcext:value-type="float">
            <text:p>1.943</text:p>
          </table:table-cell>
          <table:table-cell table:style-name="ce2" table:formula="of:=[.D365]/1.4/2" office:value-type="float" office:value="0.346895926339286" calcext:value-type="float">
            <text:p>0.347</text:p>
          </table:table-cell>
          <table:table-cell table:formula="of:=20*LOG10([.C365]/['Params&amp;Config'.$C$11])" office:value-type="float" office:value="-2.98726671879436" calcext:value-type="float">
            <text:p>-2.99</text:p>
          </table:table-cell>
          <table:table-cell table:formula="of:=20*LOG10([.C365]/['Params&amp;Config'.$C$12])" office:value-type="float" office:value="14.2961717004371" calcext:value-type="float">
            <text:p>14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4" calcext:value-type="float">
            <text:p>364</text:p>
          </table:table-cell>
          <table:table-cell table:formula="of:=(['Params&amp;Config'.$C$9]/['Params&amp;Config'.$C$10]) * [.C366]" office:value-type="float" office:value="0.973984375" calcext:value-type="float">
            <text:p>0.974</text:p>
          </table:table-cell>
          <table:table-cell table:style-name="ce2" table:formula="of:=[.D366]*2" office:value-type="float" office:value="1.94796875" calcext:value-type="float">
            <text:p>1.948</text:p>
          </table:table-cell>
          <table:table-cell table:style-name="ce2" table:formula="of:=[.D366]/1.4/2" office:value-type="float" office:value="0.3478515625" calcext:value-type="float">
            <text:p>0.348</text:p>
          </table:table-cell>
          <table:table-cell table:formula="of:=20*LOG10([.C366]/['Params&amp;Config'.$C$11])" office:value-type="float" office:value="-2.9633715465355" calcext:value-type="float">
            <text:p>-2.96</text:p>
          </table:table-cell>
          <table:table-cell table:formula="of:=20*LOG10([.C366]/['Params&amp;Config'.$C$12])" office:value-type="float" office:value="14.320066872696" calcext:value-type="float">
            <text:p>14.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table:formula="of:=(['Params&amp;Config'.$C$9]/['Params&amp;Config'.$C$10]) * [.C367]" office:value-type="float" office:value="0.97666015625" calcext:value-type="float">
            <text:p>0.977</text:p>
          </table:table-cell>
          <table:table-cell table:style-name="ce2" table:formula="of:=[.D367]*2" office:value-type="float" office:value="1.9533203125" calcext:value-type="float">
            <text:p>1.953</text:p>
          </table:table-cell>
          <table:table-cell table:style-name="ce2" table:formula="of:=[.D367]/1.4/2" office:value-type="float" office:value="0.348807198660714" calcext:value-type="float">
            <text:p>0.349</text:p>
          </table:table-cell>
          <table:table-cell table:formula="of:=20*LOG10([.C367]/['Params&amp;Config'.$C$11])" office:value-type="float" office:value="-2.93954193038712" calcext:value-type="float">
            <text:p>-2.94</text:p>
          </table:table-cell>
          <table:table-cell table:formula="of:=20*LOG10([.C367]/['Params&amp;Config'.$C$12])" office:value-type="float" office:value="14.3438964888444" calcext:value-type="float">
            <text:p>14.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6" calcext:value-type="float">
            <text:p>366</text:p>
          </table:table-cell>
          <table:table-cell table:formula="of:=(['Params&amp;Config'.$C$9]/['Params&amp;Config'.$C$10]) * [.C368]" office:value-type="float" office:value="0.9793359375" calcext:value-type="float">
            <text:p>0.979</text:p>
          </table:table-cell>
          <table:table-cell table:style-name="ce2" table:formula="of:=[.D368]*2" office:value-type="float" office:value="1.958671875" calcext:value-type="float">
            <text:p>1.959</text:p>
          </table:table-cell>
          <table:table-cell table:style-name="ce2" table:formula="of:=[.D368]/1.4/2" office:value-type="float" office:value="0.349762834821429" calcext:value-type="float">
            <text:p>0.350</text:p>
          </table:table-cell>
          <table:table-cell table:formula="of:=20*LOG10([.C368]/['Params&amp;Config'.$C$11])" office:value-type="float" office:value="-2.9157775116284" calcext:value-type="float">
            <text:p>-2.92</text:p>
          </table:table-cell>
          <table:table-cell table:formula="of:=20*LOG10([.C368]/['Params&amp;Config'.$C$12])" office:value-type="float" office:value="14.3676609076031" calcext:value-type="float">
            <text:p>14.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7" calcext:value-type="float">
            <text:p>367</text:p>
          </table:table-cell>
          <table:table-cell table:formula="of:=(['Params&amp;Config'.$C$9]/['Params&amp;Config'.$C$10]) * [.C369]" office:value-type="float" office:value="0.98201171875" calcext:value-type="float">
            <text:p>0.982</text:p>
          </table:table-cell>
          <table:table-cell table:style-name="ce2" table:formula="of:=[.D369]*2" office:value-type="float" office:value="1.9640234375" calcext:value-type="float">
            <text:p>1.964</text:p>
          </table:table-cell>
          <table:table-cell table:style-name="ce2" table:formula="of:=[.D369]/1.4/2" office:value-type="float" office:value="0.350718470982143" calcext:value-type="float">
            <text:p>0.351</text:p>
          </table:table-cell>
          <table:table-cell table:formula="of:=20*LOG10([.C369]/['Params&amp;Config'.$C$11])" office:value-type="float" office:value="-2.89207793447483" calcext:value-type="float">
            <text:p>-2.89</text:p>
          </table:table-cell>
          <table:table-cell table:formula="of:=20*LOG10([.C369]/['Params&amp;Config'.$C$12])" office:value-type="float" office:value="14.3913604847567" calcext:value-type="float">
            <text:p>14.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8" calcext:value-type="float">
            <text:p>368</text:p>
          </table:table-cell>
          <table:table-cell table:formula="of:=(['Params&amp;Config'.$C$9]/['Params&amp;Config'.$C$10]) * [.C370]" office:value-type="float" office:value="0.9846875" calcext:value-type="float">
            <text:p>0.985</text:p>
          </table:table-cell>
          <table:table-cell table:style-name="ce2" table:formula="of:=[.D370]*2" office:value-type="float" office:value="1.969375" calcext:value-type="float">
            <text:p>1.969</text:p>
          </table:table-cell>
          <table:table-cell table:style-name="ce2" table:formula="of:=[.D370]/1.4/2" office:value-type="float" office:value="0.351674107142857" calcext:value-type="float">
            <text:p>0.352</text:p>
          </table:table-cell>
          <table:table-cell table:formula="of:=20*LOG10([.C370]/['Params&amp;Config'.$C$11])" office:value-type="float" office:value="-2.86844284604626" calcext:value-type="float">
            <text:p>-2.87</text:p>
          </table:table-cell>
          <table:table-cell table:formula="of:=20*LOG10([.C370]/['Params&amp;Config'.$C$12])" office:value-type="float" office:value="14.4149955731852" calcext:value-type="float">
            <text:p>14.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69" calcext:value-type="float">
            <text:p>369</text:p>
          </table:table-cell>
          <table:table-cell table:formula="of:=(['Params&amp;Config'.$C$9]/['Params&amp;Config'.$C$10]) * [.C371]" office:value-type="float" office:value="0.98736328125" calcext:value-type="float">
            <text:p>0.987</text:p>
          </table:table-cell>
          <table:table-cell table:style-name="ce2" table:formula="of:=[.D371]*2" office:value-type="float" office:value="1.9747265625" calcext:value-type="float">
            <text:p>1.975</text:p>
          </table:table-cell>
          <table:table-cell table:style-name="ce2" table:formula="of:=[.D371]/1.4/2" office:value-type="float" office:value="0.352629743303571" calcext:value-type="float">
            <text:p>0.353</text:p>
          </table:table-cell>
          <table:table-cell table:formula="of:=20*LOG10([.C371]/['Params&amp;Config'.$C$11])" office:value-type="float" office:value="-2.84487189633541" calcext:value-type="float">
            <text:p>-2.84</text:p>
          </table:table-cell>
          <table:table-cell table:formula="of:=20*LOG10([.C371]/['Params&amp;Config'.$C$12])" office:value-type="float" office:value="14.4385665228961" calcext:value-type="float">
            <text:p>14.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table:formula="of:=(['Params&amp;Config'.$C$9]/['Params&amp;Config'.$C$10]) * [.C372]" office:value-type="float" office:value="0.9900390625" calcext:value-type="float">
            <text:p>0.990</text:p>
          </table:table-cell>
          <table:table-cell table:style-name="ce2" table:formula="of:=[.D372]*2" office:value-type="float" office:value="1.980078125" calcext:value-type="float">
            <text:p>1.980</text:p>
          </table:table-cell>
          <table:table-cell table:style-name="ce2" table:formula="of:=[.D372]/1.4/2" office:value-type="float" office:value="0.353585379464286" calcext:value-type="float">
            <text:p>0.354</text:p>
          </table:table-cell>
          <table:table-cell table:formula="of:=20*LOG10([.C372]/['Params&amp;Config'.$C$11])" office:value-type="float" office:value="-2.82136473817672" calcext:value-type="float">
            <text:p>-2.82</text:p>
          </table:table-cell>
          <table:table-cell table:formula="of:=20*LOG10([.C372]/['Params&amp;Config'.$C$12])" office:value-type="float" office:value="14.4620736810548" calcext:value-type="float">
            <text:p>14.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formula="of:=(['Params&amp;Config'.$C$9]/['Params&amp;Config'.$C$10]) * [.C373]" office:value-type="float" office:value="0.99271484375" calcext:value-type="float">
            <text:p>0.993</text:p>
          </table:table-cell>
          <table:table-cell table:style-name="ce2" table:formula="of:=[.D373]*2" office:value-type="float" office:value="1.9854296875" calcext:value-type="float">
            <text:p>1.985</text:p>
          </table:table-cell>
          <table:table-cell table:style-name="ce2" table:formula="of:=[.D373]/1.4/2" office:value-type="float" office:value="0.354541015625" calcext:value-type="float">
            <text:p>0.355</text:p>
          </table:table-cell>
          <table:table-cell table:formula="of:=20*LOG10([.C373]/['Params&amp;Config'.$C$11])" office:value-type="float" office:value="-2.7979210272157" calcext:value-type="float">
            <text:p>-2.8</text:p>
          </table:table-cell>
          <table:table-cell table:formula="of:=20*LOG10([.C373]/['Params&amp;Config'.$C$12])" office:value-type="float" office:value="14.4855173920158" calcext:value-type="float">
            <text:p>14.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2" calcext:value-type="float">
            <text:p>372</text:p>
          </table:table-cell>
          <table:table-cell table:formula="of:=(['Params&amp;Config'.$C$9]/['Params&amp;Config'.$C$10]) * [.C374]" office:value-type="float" office:value="0.995390625" calcext:value-type="float">
            <text:p>0.995</text:p>
          </table:table-cell>
          <table:table-cell table:style-name="ce2" table:formula="of:=[.D374]*2" office:value-type="float" office:value="1.99078125" calcext:value-type="float">
            <text:p>1.991</text:p>
          </table:table-cell>
          <table:table-cell table:style-name="ce2" table:formula="of:=[.D374]/1.4/2" office:value-type="float" office:value="0.355496651785714" calcext:value-type="float">
            <text:p>0.355</text:p>
          </table:table-cell>
          <table:table-cell table:formula="of:=20*LOG10([.C374]/['Params&amp;Config'.$C$11])" office:value-type="float" office:value="-2.77454042187867" calcext:value-type="float">
            <text:p>-2.77</text:p>
          </table:table-cell>
          <table:table-cell table:formula="of:=20*LOG10([.C374]/['Params&amp;Config'.$C$12])" office:value-type="float" office:value="14.5088979973528" calcext:value-type="float">
            <text:p>14.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3" calcext:value-type="float">
            <text:p>373</text:p>
          </table:table-cell>
          <table:table-cell table:formula="of:=(['Params&amp;Config'.$C$9]/['Params&amp;Config'.$C$10]) * [.C375]" office:value-type="float" office:value="0.99806640625" calcext:value-type="float">
            <text:p>0.998</text:p>
          </table:table-cell>
          <table:table-cell table:style-name="ce2" table:formula="of:=[.D375]*2" office:value-type="float" office:value="1.9961328125" calcext:value-type="float">
            <text:p>1.996</text:p>
          </table:table-cell>
          <table:table-cell table:style-name="ce2" table:formula="of:=[.D375]/1.4/2" office:value-type="float" office:value="0.356452287946429" calcext:value-type="float">
            <text:p>0.356</text:p>
          </table:table-cell>
          <table:table-cell table:formula="of:=20*LOG10([.C375]/['Params&amp;Config'.$C$11])" office:value-type="float" office:value="-2.75122258334286" calcext:value-type="float">
            <text:p>-2.75</text:p>
          </table:table-cell>
          <table:table-cell table:formula="of:=20*LOG10([.C375]/['Params&amp;Config'.$C$12])" office:value-type="float" office:value="14.5322158358886" calcext:value-type="float">
            <text:p>14.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4" calcext:value-type="float">
            <text:p>374</text:p>
          </table:table-cell>
          <table:table-cell table:formula="of:=(['Params&amp;Config'.$C$9]/['Params&amp;Config'.$C$10]) * [.C376]" office:value-type="float" office:value="1.0007421875" calcext:value-type="float">
            <text:p>1.001</text:p>
          </table:table-cell>
          <table:table-cell table:style-name="ce2" table:formula="of:=[.D376]*2" office:value-type="float" office:value="2.001484375" calcext:value-type="float">
            <text:p>2.001</text:p>
          </table:table-cell>
          <table:table-cell table:style-name="ce2" table:formula="of:=[.D376]/1.4/2" office:value-type="float" office:value="0.357407924107143" calcext:value-type="float">
            <text:p>0.357</text:p>
          </table:table-cell>
          <table:table-cell table:formula="of:=20*LOG10([.C376]/['Params&amp;Config'.$C$11])" office:value-type="float" office:value="-2.72796717550701" calcext:value-type="float">
            <text:p>-2.73</text:p>
          </table:table-cell>
          <table:table-cell table:formula="of:=20*LOG10([.C376]/['Params&amp;Config'.$C$12])" office:value-type="float" office:value="14.5554712437245" calcext:value-type="float">
            <text:p>14.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5" calcext:value-type="float">
            <text:p>375</text:p>
          </table:table-cell>
          <table:table-cell table:formula="of:=(['Params&amp;Config'.$C$9]/['Params&amp;Config'.$C$10]) * [.C377]" office:value-type="float" office:value="1.00341796875" calcext:value-type="float">
            <text:p>1.003</text:p>
          </table:table-cell>
          <table:table-cell table:style-name="ce2" table:formula="of:=[.D377]*2" office:value-type="float" office:value="2.0068359375" calcext:value-type="float">
            <text:p>2.007</text:p>
          </table:table-cell>
          <table:table-cell table:style-name="ce2" table:formula="of:=[.D377]/1.4/2" office:value-type="float" office:value="0.358363560267857" calcext:value-type="float">
            <text:p>0.358</text:p>
          </table:table-cell>
          <table:table-cell table:formula="of:=20*LOG10([.C377]/['Params&amp;Config'.$C$11])" office:value-type="float" office:value="-2.70477386496224" calcext:value-type="float">
            <text:p>-2.7</text:p>
          </table:table-cell>
          <table:table-cell table:formula="of:=20*LOG10([.C377]/['Params&amp;Config'.$C$12])" office:value-type="float" office:value="14.5786645542692" calcext:value-type="float">
            <text:p>14.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6" calcext:value-type="float">
            <text:p>376</text:p>
          </table:table-cell>
          <table:table-cell table:formula="of:=(['Params&amp;Config'.$C$9]/['Params&amp;Config'.$C$10]) * [.C378]" office:value-type="float" office:value="1.00609375" calcext:value-type="float">
            <text:p>1.006</text:p>
          </table:table-cell>
          <table:table-cell table:style-name="ce2" table:formula="of:=[.D378]*2" office:value-type="float" office:value="2.0121875" calcext:value-type="float">
            <text:p>2.012</text:p>
          </table:table-cell>
          <table:table-cell table:style-name="ce2" table:formula="of:=[.D378]/1.4/2" office:value-type="float" office:value="0.359319196428571" calcext:value-type="float">
            <text:p>0.359</text:p>
          </table:table-cell>
          <table:table-cell table:formula="of:=20*LOG10([.C378]/['Params&amp;Config'.$C$11])" office:value-type="float" office:value="-2.68164232096339" calcext:value-type="float">
            <text:p>-2.68</text:p>
          </table:table-cell>
          <table:table-cell table:formula="of:=20*LOG10([.C378]/['Params&amp;Config'.$C$12])" office:value-type="float" office:value="14.6017960982681" calcext:value-type="float">
            <text:p>14.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7" calcext:value-type="float">
            <text:p>377</text:p>
          </table:table-cell>
          <table:table-cell table:formula="of:=(['Params&amp;Config'.$C$9]/['Params&amp;Config'.$C$10]) * [.C379]" office:value-type="float" office:value="1.00876953125" calcext:value-type="float">
            <text:p>1.009</text:p>
          </table:table-cell>
          <table:table-cell table:style-name="ce2" table:formula="of:=[.D379]*2" office:value-type="float" office:value="2.0175390625" calcext:value-type="float">
            <text:p>2.018</text:p>
          </table:table-cell>
          <table:table-cell table:style-name="ce2" table:formula="of:=[.D379]/1.4/2" office:value-type="float" office:value="0.360274832589286" calcext:value-type="float">
            <text:p>0.360</text:p>
          </table:table-cell>
          <table:table-cell table:formula="of:=20*LOG10([.C379]/['Params&amp;Config'.$C$11])" office:value-type="float" office:value="-2.65857221540076" calcext:value-type="float">
            <text:p>-2.66</text:p>
          </table:table-cell>
          <table:table-cell table:formula="of:=20*LOG10([.C379]/['Params&amp;Config'.$C$12])" office:value-type="float" office:value="14.6248662038307" calcext:value-type="float">
            <text:p>14.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8" calcext:value-type="float">
            <text:p>378</text:p>
          </table:table-cell>
          <table:table-cell table:formula="of:=(['Params&amp;Config'.$C$9]/['Params&amp;Config'.$C$10]) * [.C380]" office:value-type="float" office:value="1.0114453125" calcext:value-type="float">
            <text:p>1.011</text:p>
          </table:table-cell>
          <table:table-cell table:style-name="ce2" table:formula="of:=[.D380]*2" office:value-type="float" office:value="2.022890625" calcext:value-type="float">
            <text:p>2.023</text:p>
          </table:table-cell>
          <table:table-cell table:style-name="ce2" table:formula="of:=[.D380]/1.4/2" office:value-type="float" office:value="0.36123046875" calcext:value-type="float">
            <text:p>0.361</text:p>
          </table:table-cell>
          <table:table-cell table:formula="of:=20*LOG10([.C380]/['Params&amp;Config'.$C$11])" office:value-type="float" office:value="-2.63556322277211" calcext:value-type="float">
            <text:p>-2.64</text:p>
          </table:table-cell>
          <table:table-cell table:formula="of:=20*LOG10([.C380]/['Params&amp;Config'.$C$12])" office:value-type="float" office:value="14.6478751964594" calcext:value-type="float">
            <text:p>14.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79" calcext:value-type="float">
            <text:p>379</text:p>
          </table:table-cell>
          <table:table-cell table:formula="of:=(['Params&amp;Config'.$C$9]/['Params&amp;Config'.$C$10]) * [.C381]" office:value-type="float" office:value="1.01412109375" calcext:value-type="float">
            <text:p>1.014</text:p>
          </table:table-cell>
          <table:table-cell table:style-name="ce2" table:formula="of:=[.D381]*2" office:value-type="float" office:value="2.0282421875" calcext:value-type="float">
            <text:p>2.028</text:p>
          </table:table-cell>
          <table:table-cell table:style-name="ce2" table:formula="of:=[.D381]/1.4/2" office:value-type="float" office:value="0.362186104910714" calcext:value-type="float">
            <text:p>0.362</text:p>
          </table:table-cell>
          <table:table-cell table:formula="of:=20*LOG10([.C381]/['Params&amp;Config'.$C$11])" office:value-type="float" office:value="-2.61261502015517" calcext:value-type="float">
            <text:p>-2.61</text:p>
          </table:table-cell>
          <table:table-cell table:formula="of:=20*LOG10([.C381]/['Params&amp;Config'.$C$12])" office:value-type="float" office:value="14.6708233990763" calcext:value-type="float">
            <text:p>14.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table:formula="of:=(['Params&amp;Config'.$C$9]/['Params&amp;Config'.$C$10]) * [.C382]" office:value-type="float" office:value="1.016796875" calcext:value-type="float">
            <text:p>1.017</text:p>
          </table:table-cell>
          <table:table-cell table:style-name="ce2" table:formula="of:=[.D382]*2" office:value-type="float" office:value="2.03359375" calcext:value-type="float">
            <text:p>2.034</text:p>
          </table:table-cell>
          <table:table-cell table:style-name="ce2" table:formula="of:=[.D382]/1.4/2" office:value-type="float" office:value="0.363141741071429" calcext:value-type="float">
            <text:p>0.363</text:p>
          </table:table-cell>
          <table:table-cell table:formula="of:=20*LOG10([.C382]/['Params&amp;Config'.$C$11])" office:value-type="float" office:value="-2.58972728718041" calcext:value-type="float">
            <text:p>-2.59</text:p>
          </table:table-cell>
          <table:table-cell table:formula="of:=20*LOG10([.C382]/['Params&amp;Config'.$C$12])" office:value-type="float" office:value="14.6937111320511" calcext:value-type="float">
            <text:p>14.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 table:formula="of:=(['Params&amp;Config'.$C$9]/['Params&amp;Config'.$C$10]) * [.C383]" office:value-type="float" office:value="1.01947265625" calcext:value-type="float">
            <text:p>1.019</text:p>
          </table:table-cell>
          <table:table-cell table:style-name="ce2" table:formula="of:=[.D383]*2" office:value-type="float" office:value="2.0389453125" calcext:value-type="float">
            <text:p>2.039</text:p>
          </table:table-cell>
          <table:table-cell table:style-name="ce2" table:formula="of:=[.D383]/1.4/2" office:value-type="float" office:value="0.364097377232143" calcext:value-type="float">
            <text:p>0.364</text:p>
          </table:table-cell>
          <table:table-cell table:formula="of:=20*LOG10([.C383]/['Params&amp;Config'.$C$11])" office:value-type="float" office:value="-2.56689970600423" calcext:value-type="float">
            <text:p>-2.57</text:p>
          </table:table-cell>
          <table:table-cell table:formula="of:=20*LOG10([.C383]/['Params&amp;Config'.$C$12])" office:value-type="float" office:value="14.7165387132273" calcext:value-type="float">
            <text:p>14.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 table:formula="of:=(['Params&amp;Config'.$C$9]/['Params&amp;Config'.$C$10]) * [.C384]" office:value-type="float" office:value="1.0221484375" calcext:value-type="float">
            <text:p>1.022</text:p>
          </table:table-cell>
          <table:table-cell table:style-name="ce2" table:formula="of:=[.D384]*2" office:value-type="float" office:value="2.044296875" calcext:value-type="float">
            <text:p>2.044</text:p>
          </table:table-cell>
          <table:table-cell table:style-name="ce2" table:formula="of:=[.D384]/1.4/2" office:value-type="float" office:value="0.365053013392857" calcext:value-type="float">
            <text:p>0.365</text:p>
          </table:table-cell>
          <table:table-cell table:formula="of:=20*LOG10([.C384]/['Params&amp;Config'.$C$11])" office:value-type="float" office:value="-2.54413196128244" calcext:value-type="float">
            <text:p>-2.54</text:p>
          </table:table-cell>
          <table:table-cell table:formula="of:=20*LOG10([.C384]/['Params&amp;Config'.$C$12])" office:value-type="float" office:value="14.739306457949" calcext:value-type="float">
            <text:p>14.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 table:formula="of:=(['Params&amp;Config'.$C$9]/['Params&amp;Config'.$C$10]) * [.C385]" office:value-type="float" office:value="1.02482421875" calcext:value-type="float">
            <text:p>1.025</text:p>
          </table:table-cell>
          <table:table-cell table:style-name="ce2" table:formula="of:=[.D385]*2" office:value-type="float" office:value="2.0496484375" calcext:value-type="float">
            <text:p>2.050</text:p>
          </table:table-cell>
          <table:table-cell table:style-name="ce2" table:formula="of:=[.D385]/1.4/2" office:value-type="float" office:value="0.366008649553571" calcext:value-type="float">
            <text:p>0.366</text:p>
          </table:table-cell>
          <table:table-cell table:formula="of:=20*LOG10([.C385]/['Params&amp;Config'.$C$11])" office:value-type="float" office:value="-2.52142374014416" calcext:value-type="float">
            <text:p>-2.52</text:p>
          </table:table-cell>
          <table:table-cell table:formula="of:=20*LOG10([.C385]/['Params&amp;Config'.$C$12])" office:value-type="float" office:value="14.7620146790873" calcext:value-type="float">
            <text:p>14.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4" calcext:value-type="float">
            <text:p>384</text:p>
          </table:table-cell>
          <table:table-cell table:formula="of:=(['Params&amp;Config'.$C$9]/['Params&amp;Config'.$C$10]) * [.C386]" office:value-type="float" office:value="1.0275" calcext:value-type="float">
            <text:p>1.028</text:p>
          </table:table-cell>
          <table:table-cell table:style-name="ce2" table:formula="of:=[.D386]*2" office:value-type="float" office:value="2.055" calcext:value-type="float">
            <text:p>2.055</text:p>
          </table:table-cell>
          <table:table-cell table:style-name="ce2" table:formula="of:=[.D386]/1.4/2" office:value-type="float" office:value="0.366964285714286" calcext:value-type="float">
            <text:p>0.367</text:p>
          </table:table-cell>
          <table:table-cell table:formula="of:=20*LOG10([.C386]/['Params&amp;Config'.$C$11])" office:value-type="float" office:value="-2.498774732166" calcext:value-type="float">
            <text:p>-2.5</text:p>
          </table:table-cell>
          <table:table-cell table:formula="of:=20*LOG10([.C386]/['Params&amp;Config'.$C$12])" office:value-type="float" office:value="14.7846636870655" calcext:value-type="float">
            <text:p>14.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table:formula="of:=(['Params&amp;Config'.$C$9]/['Params&amp;Config'.$C$10]) * [.C387]" office:value-type="float" office:value="1.03017578125" calcext:value-type="float">
            <text:p>1.030</text:p>
          </table:table-cell>
          <table:table-cell table:style-name="ce2" table:formula="of:=[.D387]*2" office:value-type="float" office:value="2.0603515625" calcext:value-type="float">
            <text:p>2.060</text:p>
          </table:table-cell>
          <table:table-cell table:style-name="ce2" table:formula="of:=[.D387]/1.4/2" office:value-type="float" office:value="0.367919921875" calcext:value-type="float">
            <text:p>0.368</text:p>
          </table:table-cell>
          <table:table-cell table:formula="of:=20*LOG10([.C387]/['Params&amp;Config'.$C$11])" office:value-type="float" office:value="-2.4761846293466" calcext:value-type="float">
            <text:p>-2.48</text:p>
          </table:table-cell>
          <table:table-cell table:formula="of:=20*LOG10([.C387]/['Params&amp;Config'.$C$12])" office:value-type="float" office:value="14.8072537898849" calcext:value-type="float">
            <text:p>14.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6" calcext:value-type="float">
            <text:p>386</text:p>
          </table:table-cell>
          <table:table-cell table:formula="of:=(['Params&amp;Config'.$C$9]/['Params&amp;Config'.$C$10]) * [.C388]" office:value-type="float" office:value="1.0328515625" calcext:value-type="float">
            <text:p>1.033</text:p>
          </table:table-cell>
          <table:table-cell table:style-name="ce2" table:formula="of:=[.D388]*2" office:value-type="float" office:value="2.065703125" calcext:value-type="float">
            <text:p>2.066</text:p>
          </table:table-cell>
          <table:table-cell table:style-name="ce2" table:formula="of:=[.D388]/1.4/2" office:value-type="float" office:value="0.368875558035714" calcext:value-type="float">
            <text:p>0.369</text:p>
          </table:table-cell>
          <table:table-cell table:formula="of:=20*LOG10([.C388]/['Params&amp;Config'.$C$11])" office:value-type="float" office:value="-2.45365312608152" calcext:value-type="float">
            <text:p>-2.45</text:p>
          </table:table-cell>
          <table:table-cell table:formula="of:=20*LOG10([.C388]/['Params&amp;Config'.$C$12])" office:value-type="float" office:value="14.82978529315" calcext:value-type="float">
            <text:p>14.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 table:formula="of:=(['Params&amp;Config'.$C$9]/['Params&amp;Config'.$C$10]) * [.C389]" office:value-type="float" office:value="1.03552734375" calcext:value-type="float">
            <text:p>1.036</text:p>
          </table:table-cell>
          <table:table-cell table:style-name="ce2" table:formula="of:=[.D389]*2" office:value-type="float" office:value="2.0710546875" calcext:value-type="float">
            <text:p>2.071</text:p>
          </table:table-cell>
          <table:table-cell table:style-name="ce2" table:formula="of:=[.D389]/1.4/2" office:value-type="float" office:value="0.369831194196429" calcext:value-type="float">
            <text:p>0.370</text:p>
          </table:table-cell>
          <table:table-cell table:formula="of:=20*LOG10([.C389]/['Params&amp;Config'.$C$11])" office:value-type="float" office:value="-2.43117991913839" calcext:value-type="float">
            <text:p>-2.43</text:p>
          </table:table-cell>
          <table:table-cell table:formula="of:=20*LOG10([.C389]/['Params&amp;Config'.$C$12])" office:value-type="float" office:value="14.8522585000931" calcext:value-type="float">
            <text:p>14.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8" calcext:value-type="float">
            <text:p>388</text:p>
          </table:table-cell>
          <table:table-cell table:formula="of:=(['Params&amp;Config'.$C$9]/['Params&amp;Config'.$C$10]) * [.C390]" office:value-type="float" office:value="1.038203125" calcext:value-type="float">
            <text:p>1.038</text:p>
          </table:table-cell>
          <table:table-cell table:style-name="ce2" table:formula="of:=[.D390]*2" office:value-type="float" office:value="2.07640625" calcext:value-type="float">
            <text:p>2.076</text:p>
          </table:table-cell>
          <table:table-cell table:style-name="ce2" table:formula="of:=[.D390]/1.4/2" office:value-type="float" office:value="0.370786830357143" calcext:value-type="float">
            <text:p>0.371</text:p>
          </table:table-cell>
          <table:table-cell table:formula="of:=20*LOG10([.C390]/['Params&amp;Config'.$C$11])" office:value-type="float" office:value="-2.40876470763247" calcext:value-type="float">
            <text:p>-2.41</text:p>
          </table:table-cell>
          <table:table-cell table:formula="of:=20*LOG10([.C390]/['Params&amp;Config'.$C$12])" office:value-type="float" office:value="14.874673711599" calcext:value-type="float">
            <text:p>14.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89" calcext:value-type="float">
            <text:p>389</text:p>
          </table:table-cell>
          <table:table-cell table:formula="of:=(['Params&amp;Config'.$C$9]/['Params&amp;Config'.$C$10]) * [.C391]" office:value-type="float" office:value="1.04087890625" calcext:value-type="float">
            <text:p>1.041</text:p>
          </table:table-cell>
          <table:table-cell table:style-name="ce2" table:formula="of:=[.D391]*2" office:value-type="float" office:value="2.0817578125" calcext:value-type="float">
            <text:p>2.082</text:p>
          </table:table-cell>
          <table:table-cell table:style-name="ce2" table:formula="of:=[.D391]/1.4/2" office:value-type="float" office:value="0.371742466517857" calcext:value-type="float">
            <text:p>0.372</text:p>
          </table:table-cell>
          <table:table-cell table:formula="of:=20*LOG10([.C391]/['Params&amp;Config'.$C$11])" office:value-type="float" office:value="-2.38640719300246" calcext:value-type="float">
            <text:p>-2.39</text:p>
          </table:table-cell>
          <table:table-cell table:formula="of:=20*LOG10([.C391]/['Params&amp;Config'.$C$12])" office:value-type="float" office:value="14.897031226229" calcext:value-type="float">
            <text:p>14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table:formula="of:=(['Params&amp;Config'.$C$9]/['Params&amp;Config'.$C$10]) * [.C392]" office:value-type="float" office:value="1.0435546875" calcext:value-type="float">
            <text:p>1.044</text:p>
          </table:table-cell>
          <table:table-cell table:style-name="ce2" table:formula="of:=[.D392]*2" office:value-type="float" office:value="2.087109375" calcext:value-type="float">
            <text:p>2.087</text:p>
          </table:table-cell>
          <table:table-cell table:style-name="ce2" table:formula="of:=[.D392]/1.4/2" office:value-type="float" office:value="0.372698102678571" calcext:value-type="float">
            <text:p>0.373</text:p>
          </table:table-cell>
          <table:table-cell table:formula="of:=20*LOG10([.C392]/['Params&amp;Config'.$C$11])" office:value-type="float" office:value="-2.36410707898663" calcext:value-type="float">
            <text:p>-2.36</text:p>
          </table:table-cell>
          <table:table-cell table:formula="of:=20*LOG10([.C392]/['Params&amp;Config'.$C$12])" office:value-type="float" office:value="14.9193313402448" calcext:value-type="float">
            <text:p>14.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1" calcext:value-type="float">
            <text:p>391</text:p>
          </table:table-cell>
          <table:table-cell table:formula="of:=(['Params&amp;Config'.$C$9]/['Params&amp;Config'.$C$10]) * [.C393]" office:value-type="float" office:value="1.04623046875" calcext:value-type="float">
            <text:p>1.046</text:p>
          </table:table-cell>
          <table:table-cell table:style-name="ce2" table:formula="of:=[.D393]*2" office:value-type="float" office:value="2.0924609375" calcext:value-type="float">
            <text:p>2.092</text:p>
          </table:table-cell>
          <table:table-cell table:style-name="ce2" table:formula="of:=[.D393]/1.4/2" office:value-type="float" office:value="0.373653738839286" calcext:value-type="float">
            <text:p>0.374</text:p>
          </table:table-cell>
          <table:table-cell table:formula="of:=20*LOG10([.C393]/['Params&amp;Config'.$C$11])" office:value-type="float" office:value="-2.34186407159928" calcext:value-type="float">
            <text:p>-2.34</text:p>
          </table:table-cell>
          <table:table-cell table:formula="of:=20*LOG10([.C393]/['Params&amp;Config'.$C$12])" office:value-type="float" office:value="14.9415743476322" calcext:value-type="float">
            <text:p>14.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2" calcext:value-type="float">
            <text:p>392</text:p>
          </table:table-cell>
          <table:table-cell table:formula="of:=(['Params&amp;Config'.$C$9]/['Params&amp;Config'.$C$10]) * [.C394]" office:value-type="float" office:value="1.04890625" calcext:value-type="float">
            <text:p>1.049</text:p>
          </table:table-cell>
          <table:table-cell table:style-name="ce2" table:formula="of:=[.D394]*2" office:value-type="float" office:value="2.0978125" calcext:value-type="float">
            <text:p>2.098</text:p>
          </table:table-cell>
          <table:table-cell table:style-name="ce2" table:formula="of:=[.D394]/1.4/2" office:value-type="float" office:value="0.374609375" calcext:value-type="float">
            <text:p>0.375</text:p>
          </table:table-cell>
          <table:table-cell table:formula="of:=20*LOG10([.C394]/['Params&amp;Config'.$C$11])" office:value-type="float" office:value="-2.31967787910747" calcext:value-type="float">
            <text:p>-2.32</text:p>
          </table:table-cell>
          <table:table-cell table:formula="of:=20*LOG10([.C394]/['Params&amp;Config'.$C$12])" office:value-type="float" office:value="14.963760540124" calcext:value-type="float">
            <text:p>14.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3" calcext:value-type="float">
            <text:p>393</text:p>
          </table:table-cell>
          <table:table-cell table:formula="of:=(['Params&amp;Config'.$C$9]/['Params&amp;Config'.$C$10]) * [.C395]" office:value-type="float" office:value="1.05158203125" calcext:value-type="float">
            <text:p>1.052</text:p>
          </table:table-cell>
          <table:table-cell table:style-name="ce2" table:formula="of:=[.D395]*2" office:value-type="float" office:value="2.1031640625" calcext:value-type="float">
            <text:p>2.103</text:p>
          </table:table-cell>
          <table:table-cell table:style-name="ce2" table:formula="of:=[.D395]/1.4/2" office:value-type="float" office:value="0.375565011160714" calcext:value-type="float">
            <text:p>0.376</text:p>
          </table:table-cell>
          <table:table-cell table:formula="of:=20*LOG10([.C395]/['Params&amp;Config'.$C$11])" office:value-type="float" office:value="-2.29754821200808" calcext:value-type="float">
            <text:p>-2.3</text:p>
          </table:table-cell>
          <table:table-cell table:formula="of:=20*LOG10([.C395]/['Params&amp;Config'.$C$12])" office:value-type="float" office:value="14.9858902072234" calcext:value-type="float">
            <text:p>14.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table:formula="of:=(['Params&amp;Config'.$C$9]/['Params&amp;Config'.$C$10]) * [.C396]" office:value-type="float" office:value="1.0542578125" calcext:value-type="float">
            <text:p>1.054</text:p>
          </table:table-cell>
          <table:table-cell table:style-name="ce2" table:formula="of:=[.D396]*2" office:value-type="float" office:value="2.108515625" calcext:value-type="float">
            <text:p>2.109</text:p>
          </table:table-cell>
          <table:table-cell table:style-name="ce2" table:formula="of:=[.D396]/1.4/2" office:value-type="float" office:value="0.376520647321429" calcext:value-type="float">
            <text:p>0.377</text:p>
          </table:table-cell>
          <table:table-cell table:formula="of:=20*LOG10([.C396]/['Params&amp;Config'.$C$11])" office:value-type="float" office:value="-2.27547478300513" calcext:value-type="float">
            <text:p>-2.28</text:p>
          </table:table-cell>
          <table:table-cell table:formula="of:=20*LOG10([.C396]/['Params&amp;Config'.$C$12])" office:value-type="float" office:value="15.0079636362263" calcext:value-type="float">
            <text:p>15.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 table:formula="of:=(['Params&amp;Config'.$C$9]/['Params&amp;Config'.$C$10]) * [.C397]" office:value-type="float" office:value="1.05693359375" calcext:value-type="float">
            <text:p>1.057</text:p>
          </table:table-cell>
          <table:table-cell table:style-name="ce2" table:formula="of:=[.D397]*2" office:value-type="float" office:value="2.1138671875" calcext:value-type="float">
            <text:p>2.114</text:p>
          </table:table-cell>
          <table:table-cell table:style-name="ce2" table:formula="of:=[.D397]/1.4/2" office:value-type="float" office:value="0.377476283482143" calcext:value-type="float">
            <text:p>0.377</text:p>
          </table:table-cell>
          <table:table-cell table:formula="of:=20*LOG10([.C397]/['Params&amp;Config'.$C$11])" office:value-type="float" office:value="-2.25345730698741" calcext:value-type="float">
            <text:p>-2.25</text:p>
          </table:table-cell>
          <table:table-cell table:formula="of:=20*LOG10([.C397]/['Params&amp;Config'.$C$12])" office:value-type="float" office:value="15.0299811122441" calcext:value-type="float">
            <text:p>15.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 table:formula="of:=(['Params&amp;Config'.$C$9]/['Params&amp;Config'.$C$10]) * [.C398]" office:value-type="float" office:value="1.059609375" calcext:value-type="float">
            <text:p>1.060</text:p>
          </table:table-cell>
          <table:table-cell table:style-name="ce2" table:formula="of:=[.D398]*2" office:value-type="float" office:value="2.11921875" calcext:value-type="float">
            <text:p>2.119</text:p>
          </table:table-cell>
          <table:table-cell table:style-name="ce2" table:formula="of:=[.D398]/1.4/2" office:value-type="float" office:value="0.378431919642857" calcext:value-type="float">
            <text:p>0.378</text:p>
          </table:table-cell>
          <table:table-cell table:formula="of:=20*LOG10([.C398]/['Params&amp;Config'.$C$11])" office:value-type="float" office:value="-2.23149550100637" calcext:value-type="float">
            <text:p>-2.23</text:p>
          </table:table-cell>
          <table:table-cell table:formula="of:=20*LOG10([.C398]/['Params&amp;Config'.$C$12])" office:value-type="float" office:value="15.0519429182251" calcext:value-type="float">
            <text:p>15.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7" calcext:value-type="float">
            <text:p>397</text:p>
          </table:table-cell>
          <table:table-cell table:formula="of:=(['Params&amp;Config'.$C$9]/['Params&amp;Config'.$C$10]) * [.C399]" office:value-type="float" office:value="1.06228515625" calcext:value-type="float">
            <text:p>1.062</text:p>
          </table:table-cell>
          <table:table-cell table:style-name="ce2" table:formula="of:=[.D399]*2" office:value-type="float" office:value="2.1245703125" calcext:value-type="float">
            <text:p>2.125</text:p>
          </table:table-cell>
          <table:table-cell table:style-name="ce2" table:formula="of:=[.D399]/1.4/2" office:value-type="float" office:value="0.379387555803571" calcext:value-type="float">
            <text:p>0.379</text:p>
          </table:table-cell>
          <table:table-cell table:formula="of:=20*LOG10([.C399]/['Params&amp;Config'.$C$11])" office:value-type="float" office:value="-2.20958908425431" calcext:value-type="float">
            <text:p>-2.21</text:p>
          </table:table-cell>
          <table:table-cell table:formula="of:=20*LOG10([.C399]/['Params&amp;Config'.$C$12])" office:value-type="float" office:value="15.0738493349772" calcext:value-type="float">
            <text:p>15.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8" calcext:value-type="float">
            <text:p>398</text:p>
          </table:table-cell>
          <table:table-cell table:formula="of:=(['Params&amp;Config'.$C$9]/['Params&amp;Config'.$C$10]) * [.C400]" office:value-type="float" office:value="1.0649609375" calcext:value-type="float">
            <text:p>1.065</text:p>
          </table:table-cell>
          <table:table-cell table:style-name="ce2" table:formula="of:=[.D400]*2" office:value-type="float" office:value="2.129921875" calcext:value-type="float">
            <text:p>2.130</text:p>
          </table:table-cell>
          <table:table-cell table:style-name="ce2" table:formula="of:=[.D400]/1.4/2" office:value-type="float" office:value="0.380343191964286" calcext:value-type="float">
            <text:p>0.380</text:p>
          </table:table-cell>
          <table:table-cell table:formula="of:=20*LOG10([.C400]/['Params&amp;Config'.$C$11])" office:value-type="float" office:value="-2.18773777804286" calcext:value-type="float">
            <text:p>-2.19</text:p>
          </table:table-cell>
          <table:table-cell table:formula="of:=20*LOG10([.C400]/['Params&amp;Config'.$C$12])" office:value-type="float" office:value="15.0957006411886" calcext:value-type="float">
            <text:p>15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9" calcext:value-type="float">
            <text:p>399</text:p>
          </table:table-cell>
          <table:table-cell table:formula="of:=(['Params&amp;Config'.$C$9]/['Params&amp;Config'.$C$10]) * [.C401]" office:value-type="float" office:value="1.06763671875" calcext:value-type="float">
            <text:p>1.068</text:p>
          </table:table-cell>
          <table:table-cell table:style-name="ce2" table:formula="of:=[.D401]*2" office:value-type="float" office:value="2.1352734375" calcext:value-type="float">
            <text:p>2.135</text:p>
          </table:table-cell>
          <table:table-cell table:style-name="ce2" table:formula="of:=[.D401]/1.4/2" office:value-type="float" office:value="0.381298828125" calcext:value-type="float">
            <text:p>0.381</text:p>
          </table:table-cell>
          <table:table-cell table:formula="of:=20*LOG10([.C401]/['Params&amp;Config'.$C$11])" office:value-type="float" office:value="-2.16594130578165" calcext:value-type="float">
            <text:p>-2.17</text:p>
          </table:table-cell>
          <table:table-cell table:formula="of:=20*LOG10([.C401]/['Params&amp;Config'.$C$12])" office:value-type="float" office:value="15.1174971134498" calcext:value-type="float">
            <text:p>15.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table:formula="of:=(['Params&amp;Config'.$C$9]/['Params&amp;Config'.$C$10]) * [.C402]" office:value-type="float" office:value="1.0703125" calcext:value-type="float">
            <text:p>1.070</text:p>
          </table:table-cell>
          <table:table-cell table:style-name="ce2" table:formula="of:=[.D402]*2" office:value-type="float" office:value="2.140625" calcext:value-type="float">
            <text:p>2.141</text:p>
          </table:table-cell>
          <table:table-cell table:style-name="ce2" table:formula="of:=[.D402]/1.4/2" office:value-type="float" office:value="0.382254464285714" calcext:value-type="float">
            <text:p>0.382</text:p>
          </table:table-cell>
          <table:table-cell table:formula="of:=20*LOG10([.C402]/['Params&amp;Config'.$C$11])" office:value-type="float" office:value="-2.14419939295737" calcext:value-type="float">
            <text:p>-2.14</text:p>
          </table:table-cell>
          <table:table-cell table:formula="of:=20*LOG10([.C402]/['Params&amp;Config'.$C$12])" office:value-type="float" office:value="15.1392390262741" calcext:value-type="float">
            <text:p>15.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 table:formula="of:=(['Params&amp;Config'.$C$9]/['Params&amp;Config'.$C$10]) * [.C403]" office:value-type="float" office:value="1.07298828125" calcext:value-type="float">
            <text:p>1.073</text:p>
          </table:table-cell>
          <table:table-cell table:style-name="ce2" table:formula="of:=[.D403]*2" office:value-type="float" office:value="2.1459765625" calcext:value-type="float">
            <text:p>2.146</text:p>
          </table:table-cell>
          <table:table-cell table:style-name="ce2" table:formula="of:=[.D403]/1.4/2" office:value-type="float" office:value="0.383210100446429" calcext:value-type="float">
            <text:p>0.383</text:p>
          </table:table-cell>
          <table:table-cell table:formula="of:=20*LOG10([.C403]/['Params&amp;Config'.$C$11])" office:value-type="float" office:value="-2.12251176711297" calcext:value-type="float">
            <text:p>-2.12</text:p>
          </table:table-cell>
          <table:table-cell table:formula="of:=20*LOG10([.C403]/['Params&amp;Config'.$C$12])" office:value-type="float" office:value="15.1609266521185" calcext:value-type="float">
            <text:p>15.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2" calcext:value-type="float">
            <text:p>402</text:p>
          </table:table-cell>
          <table:table-cell table:formula="of:=(['Params&amp;Config'.$C$9]/['Params&amp;Config'.$C$10]) * [.C404]" office:value-type="float" office:value="1.0756640625" calcext:value-type="float">
            <text:p>1.076</text:p>
          </table:table-cell>
          <table:table-cell table:style-name="ce2" table:formula="of:=[.D404]*2" office:value-type="float" office:value="2.151328125" calcext:value-type="float">
            <text:p>2.151</text:p>
          </table:table-cell>
          <table:table-cell table:style-name="ce2" table:formula="of:=[.D404]/1.4/2" office:value-type="float" office:value="0.384165736607143" calcext:value-type="float">
            <text:p>0.384</text:p>
          </table:table-cell>
          <table:table-cell table:formula="of:=20*LOG10([.C404]/['Params&amp;Config'.$C$11])" office:value-type="float" office:value="-2.10087815782721" calcext:value-type="float">
            <text:p>-2.1</text:p>
          </table:table-cell>
          <table:table-cell table:formula="of:=20*LOG10([.C404]/['Params&amp;Config'.$C$12])" office:value-type="float" office:value="15.1825602614043" calcext:value-type="float">
            <text:p>15.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3" calcext:value-type="float">
            <text:p>403</text:p>
          </table:table-cell>
          <table:table-cell table:formula="of:=(['Params&amp;Config'.$C$9]/['Params&amp;Config'.$C$10]) * [.C405]" office:value-type="float" office:value="1.07833984375" calcext:value-type="float">
            <text:p>1.078</text:p>
          </table:table-cell>
          <table:table-cell table:style-name="ce2" table:formula="of:=[.D405]*2" office:value-type="float" office:value="2.1566796875" calcext:value-type="float">
            <text:p>2.157</text:p>
          </table:table-cell>
          <table:table-cell table:style-name="ce2" table:formula="of:=[.D405]/1.4/2" office:value-type="float" office:value="0.385121372767857" calcext:value-type="float">
            <text:p>0.385</text:p>
          </table:table-cell>
          <table:table-cell table:formula="of:=20*LOG10([.C405]/['Params&amp;Config'.$C$11])" office:value-type="float" office:value="-2.07929829669443" calcext:value-type="float">
            <text:p>-2.08</text:p>
          </table:table-cell>
          <table:table-cell table:formula="of:=20*LOG10([.C405]/['Params&amp;Config'.$C$12])" office:value-type="float" office:value="15.2041401225371" calcext:value-type="float">
            <text:p>15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table:formula="of:=(['Params&amp;Config'.$C$9]/['Params&amp;Config'.$C$10]) * [.C406]" office:value-type="float" office:value="1.081015625" calcext:value-type="float">
            <text:p>1.081</text:p>
          </table:table-cell>
          <table:table-cell table:style-name="ce2" table:formula="of:=[.D406]*2" office:value-type="float" office:value="2.16203125" calcext:value-type="float">
            <text:p>2.162</text:p>
          </table:table-cell>
          <table:table-cell table:style-name="ce2" table:formula="of:=[.D406]/1.4/2" office:value-type="float" office:value="0.386077008928571" calcext:value-type="float">
            <text:p>0.386</text:p>
          </table:table-cell>
          <table:table-cell table:formula="of:=20*LOG10([.C406]/['Params&amp;Config'.$C$11])" office:value-type="float" office:value="-2.05777191730452" calcext:value-type="float">
            <text:p>-2.06</text:p>
          </table:table-cell>
          <table:table-cell table:formula="of:=20*LOG10([.C406]/['Params&amp;Config'.$C$12])" office:value-type="float" office:value="15.225666501927" calcext:value-type="float">
            <text:p>15.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5" calcext:value-type="float">
            <text:p>405</text:p>
          </table:table-cell>
          <table:table-cell table:formula="of:=(['Params&amp;Config'.$C$9]/['Params&amp;Config'.$C$10]) * [.C407]" office:value-type="float" office:value="1.08369140625" calcext:value-type="float">
            <text:p>1.084</text:p>
          </table:table-cell>
          <table:table-cell table:style-name="ce2" table:formula="of:=[.D407]*2" office:value-type="float" office:value="2.1673828125" calcext:value-type="float">
            <text:p>2.167</text:p>
          </table:table-cell>
          <table:table-cell table:style-name="ce2" table:formula="of:=[.D407]/1.4/2" office:value-type="float" office:value="0.387032645089286" calcext:value-type="float">
            <text:p>0.387</text:p>
          </table:table-cell>
          <table:table-cell table:formula="of:=20*LOG10([.C407]/['Params&amp;Config'.$C$11])" office:value-type="float" office:value="-2.03629875522324" calcext:value-type="float">
            <text:p>-2.04</text:p>
          </table:table-cell>
          <table:table-cell table:formula="of:=20*LOG10([.C407]/['Params&amp;Config'.$C$12])" office:value-type="float" office:value="15.2471396640082" calcext:value-type="float">
            <text:p>15.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6" calcext:value-type="float">
            <text:p>406</text:p>
          </table:table-cell>
          <table:table-cell table:formula="of:=(['Params&amp;Config'.$C$9]/['Params&amp;Config'.$C$10]) * [.C408]" office:value-type="float" office:value="1.0863671875" calcext:value-type="float">
            <text:p>1.086</text:p>
          </table:table-cell>
          <table:table-cell table:style-name="ce2" table:formula="of:=[.D408]*2" office:value-type="float" office:value="2.172734375" calcext:value-type="float">
            <text:p>2.173</text:p>
          </table:table-cell>
          <table:table-cell table:style-name="ce2" table:formula="of:=[.D408]/1.4/2" office:value-type="float" office:value="0.38798828125" calcext:value-type="float">
            <text:p>0.388</text:p>
          </table:table-cell>
          <table:table-cell table:formula="of:=20*LOG10([.C408]/['Params&amp;Config'.$C$11])" office:value-type="float" office:value="-2.01487854797273" calcext:value-type="float">
            <text:p>-2.01</text:p>
          </table:table-cell>
          <table:table-cell table:formula="of:=20*LOG10([.C408]/['Params&amp;Config'.$C$12])" office:value-type="float" office:value="15.2685598712587" calcext:value-type="float">
            <text:p>15.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7" calcext:value-type="float">
            <text:p>407</text:p>
          </table:table-cell>
          <table:table-cell table:formula="of:=(['Params&amp;Config'.$C$9]/['Params&amp;Config'.$C$10]) * [.C409]" office:value-type="float" office:value="1.08904296875" calcext:value-type="float">
            <text:p>1.089</text:p>
          </table:table-cell>
          <table:table-cell table:style-name="ce2" table:formula="of:=[.D409]*2" office:value-type="float" office:value="2.1780859375" calcext:value-type="float">
            <text:p>2.178</text:p>
          </table:table-cell>
          <table:table-cell table:style-name="ce2" table:formula="of:=[.D409]/1.4/2" office:value-type="float" office:value="0.388943917410714" calcext:value-type="float">
            <text:p>0.389</text:p>
          </table:table-cell>
          <table:table-cell table:formula="of:=20*LOG10([.C409]/['Params&amp;Config'.$C$11])" office:value-type="float" office:value="-1.99351103501221" calcext:value-type="float">
            <text:p>-1.99</text:p>
          </table:table-cell>
          <table:table-cell table:formula="of:=20*LOG10([.C409]/['Params&amp;Config'.$C$12])" office:value-type="float" office:value="15.2899273842193" calcext:value-type="float">
            <text:p>15.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8" calcext:value-type="float">
            <text:p>408</text:p>
          </table:table-cell>
          <table:table-cell table:formula="of:=(['Params&amp;Config'.$C$9]/['Params&amp;Config'.$C$10]) * [.C410]" office:value-type="float" office:value="1.09171875" calcext:value-type="float">
            <text:p>1.092</text:p>
          </table:table-cell>
          <table:table-cell table:style-name="ce2" table:formula="of:=[.D410]*2" office:value-type="float" office:value="2.1834375" calcext:value-type="float">
            <text:p>2.183</text:p>
          </table:table-cell>
          <table:table-cell table:style-name="ce2" table:formula="of:=[.D410]/1.4/2" office:value-type="float" office:value="0.389899553571429" calcext:value-type="float">
            <text:p>0.390</text:p>
          </table:table-cell>
          <table:table-cell table:formula="of:=20*LOG10([.C410]/['Params&amp;Config'.$C$11])" office:value-type="float" office:value="-1.97219595771902" calcext:value-type="float">
            <text:p>-1.97</text:p>
          </table:table-cell>
          <table:table-cell table:formula="of:=20*LOG10([.C410]/['Params&amp;Config'.$C$12])" office:value-type="float" office:value="15.3112424615125" calcext:value-type="float">
            <text:p>15.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9" calcext:value-type="float">
            <text:p>409</text:p>
          </table:table-cell>
          <table:table-cell table:formula="of:=(['Params&amp;Config'.$C$9]/['Params&amp;Config'.$C$10]) * [.C411]" office:value-type="float" office:value="1.09439453125" calcext:value-type="float">
            <text:p>1.094</text:p>
          </table:table-cell>
          <table:table-cell table:style-name="ce2" table:formula="of:=[.D411]*2" office:value-type="float" office:value="2.1887890625" calcext:value-type="float">
            <text:p>2.189</text:p>
          </table:table-cell>
          <table:table-cell table:style-name="ce2" table:formula="of:=[.D411]/1.4/2" office:value-type="float" office:value="0.390855189732143" calcext:value-type="float">
            <text:p>0.391</text:p>
          </table:table-cell>
          <table:table-cell table:formula="of:=20*LOG10([.C411]/['Params&amp;Config'.$C$11])" office:value-type="float" office:value="-1.95093305936978" calcext:value-type="float">
            <text:p>-1.95</text:p>
          </table:table-cell>
          <table:table-cell table:formula="of:=20*LOG10([.C411]/['Params&amp;Config'.$C$12])" office:value-type="float" office:value="15.3325053598617" calcext:value-type="float">
            <text:p>15.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0" calcext:value-type="float">
            <text:p>410</text:p>
          </table:table-cell>
          <table:table-cell table:formula="of:=(['Params&amp;Config'.$C$9]/['Params&amp;Config'.$C$10]) * [.C412]" office:value-type="float" office:value="1.0970703125" calcext:value-type="float">
            <text:p>1.097</text:p>
          </table:table-cell>
          <table:table-cell table:style-name="ce2" table:formula="of:=[.D412]*2" office:value-type="float" office:value="2.194140625" calcext:value-type="float">
            <text:p>2.194</text:p>
          </table:table-cell>
          <table:table-cell table:style-name="ce2" table:formula="of:=[.D412]/1.4/2" office:value-type="float" office:value="0.391810825892857" calcext:value-type="float">
            <text:p>0.392</text:p>
          </table:table-cell>
          <table:table-cell table:formula="of:=20*LOG10([.C412]/['Params&amp;Config'.$C$11])" office:value-type="float" office:value="-1.92972208512191" calcext:value-type="float">
            <text:p>-1.93</text:p>
          </table:table-cell>
          <table:table-cell table:formula="of:=20*LOG10([.C412]/['Params&amp;Config'.$C$12])" office:value-type="float" office:value="15.3537163341096" calcext:value-type="float">
            <text:p>15.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1" calcext:value-type="float">
            <text:p>411</text:p>
          </table:table-cell>
          <table:table-cell table:formula="of:=(['Params&amp;Config'.$C$9]/['Params&amp;Config'.$C$10]) * [.C413]" office:value-type="float" office:value="1.09974609375" calcext:value-type="float">
            <text:p>1.100</text:p>
          </table:table-cell>
          <table:table-cell table:style-name="ce2" table:formula="of:=[.D413]*2" office:value-type="float" office:value="2.1994921875" calcext:value-type="float">
            <text:p>2.199</text:p>
          </table:table-cell>
          <table:table-cell table:style-name="ce2" table:formula="of:=[.D413]/1.4/2" office:value-type="float" office:value="0.392766462053571" calcext:value-type="float">
            <text:p>0.393</text:p>
          </table:table-cell>
          <table:table-cell table:formula="of:=20*LOG10([.C413]/['Params&amp;Config'.$C$11])" office:value-type="float" office:value="-1.90856278199523" calcext:value-type="float">
            <text:p>-1.91</text:p>
          </table:table-cell>
          <table:table-cell table:formula="of:=20*LOG10([.C413]/['Params&amp;Config'.$C$12])" office:value-type="float" office:value="15.3748756372362" calcext:value-type="float">
            <text:p>15.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2" calcext:value-type="float">
            <text:p>412</text:p>
          </table:table-cell>
          <table:table-cell table:formula="of:=(['Params&amp;Config'.$C$9]/['Params&amp;Config'.$C$10]) * [.C414]" office:value-type="float" office:value="1.102421875" calcext:value-type="float">
            <text:p>1.102</text:p>
          </table:table-cell>
          <table:table-cell table:style-name="ce2" table:formula="of:=[.D414]*2" office:value-type="float" office:value="2.20484375" calcext:value-type="float">
            <text:p>2.205</text:p>
          </table:table-cell>
          <table:table-cell table:style-name="ce2" table:formula="of:=[.D414]/1.4/2" office:value-type="float" office:value="0.393722098214286" calcext:value-type="float">
            <text:p>0.394</text:p>
          </table:table-cell>
          <table:table-cell table:formula="of:=20*LOG10([.C414]/['Params&amp;Config'.$C$11])" office:value-type="float" office:value="-1.88745489885392" calcext:value-type="float">
            <text:p>-1.89</text:p>
          </table:table-cell>
          <table:table-cell table:formula="of:=20*LOG10([.C414]/['Params&amp;Config'.$C$12])" office:value-type="float" office:value="15.3959835203776" calcext:value-type="float">
            <text:p>15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3" calcext:value-type="float">
            <text:p>413</text:p>
          </table:table-cell>
          <table:table-cell table:formula="of:=(['Params&amp;Config'.$C$9]/['Params&amp;Config'.$C$10]) * [.C415]" office:value-type="float" office:value="1.10509765625" calcext:value-type="float">
            <text:p>1.105</text:p>
          </table:table-cell>
          <table:table-cell table:style-name="ce2" table:formula="of:=[.D415]*2" office:value-type="float" office:value="2.2101953125" calcext:value-type="float">
            <text:p>2.210</text:p>
          </table:table-cell>
          <table:table-cell table:style-name="ce2" table:formula="of:=[.D415]/1.4/2" office:value-type="float" office:value="0.394677734375" calcext:value-type="float">
            <text:p>0.395</text:p>
          </table:table-cell>
          <table:table-cell table:formula="of:=20*LOG10([.C415]/['Params&amp;Config'.$C$11])" office:value-type="float" office:value="-1.86639818638859" calcext:value-type="float">
            <text:p>-1.87</text:p>
          </table:table-cell>
          <table:table-cell table:formula="of:=20*LOG10([.C415]/['Params&amp;Config'.$C$12])" office:value-type="float" office:value="15.4170402328429" calcext:value-type="float">
            <text:p>15.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4" calcext:value-type="float">
            <text:p>414</text:p>
          </table:table-cell>
          <table:table-cell table:formula="of:=(['Params&amp;Config'.$C$9]/['Params&amp;Config'.$C$10]) * [.C416]" office:value-type="float" office:value="1.1077734375" calcext:value-type="float">
            <text:p>1.108</text:p>
          </table:table-cell>
          <table:table-cell table:style-name="ce2" table:formula="of:=[.D416]*2" office:value-type="float" office:value="2.215546875" calcext:value-type="float">
            <text:p>2.216</text:p>
          </table:table-cell>
          <table:table-cell table:style-name="ce2" table:formula="of:=[.D416]/1.4/2" office:value-type="float" office:value="0.395633370535714" calcext:value-type="float">
            <text:p>0.396</text:p>
          </table:table-cell>
          <table:table-cell table:formula="of:=20*LOG10([.C416]/['Params&amp;Config'.$C$11])" office:value-type="float" office:value="-1.84539239709864" calcext:value-type="float">
            <text:p>-1.85</text:p>
          </table:table-cell>
          <table:table-cell table:formula="of:=20*LOG10([.C416]/['Params&amp;Config'.$C$12])" office:value-type="float" office:value="15.4380460221328" calcext:value-type="float">
            <text:p>15.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5" calcext:value-type="float">
            <text:p>415</text:p>
          </table:table-cell>
          <table:table-cell table:formula="of:=(['Params&amp;Config'.$C$9]/['Params&amp;Config'.$C$10]) * [.C417]" office:value-type="float" office:value="1.11044921875" calcext:value-type="float">
            <text:p>1.110</text:p>
          </table:table-cell>
          <table:table-cell table:style-name="ce2" table:formula="of:=[.D417]*2" office:value-type="float" office:value="2.2208984375" calcext:value-type="float">
            <text:p>2.221</text:p>
          </table:table-cell>
          <table:table-cell table:style-name="ce2" table:formula="of:=[.D417]/1.4/2" office:value-type="float" office:value="0.396589006696429" calcext:value-type="float">
            <text:p>0.397</text:p>
          </table:table-cell>
          <table:table-cell table:formula="of:=20*LOG10([.C417]/['Params&amp;Config'.$C$11])" office:value-type="float" office:value="-1.82443728527476" calcext:value-type="float">
            <text:p>-1.82</text:p>
          </table:table-cell>
          <table:table-cell table:formula="of:=20*LOG10([.C417]/['Params&amp;Config'.$C$12])" office:value-type="float" office:value="15.4590011339567" calcext:value-type="float">
            <text:p>15.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6" calcext:value-type="float">
            <text:p>416</text:p>
          </table:table-cell>
          <table:table-cell table:formula="of:=(['Params&amp;Config'.$C$9]/['Params&amp;Config'.$C$10]) * [.C418]" office:value-type="float" office:value="1.113125" calcext:value-type="float">
            <text:p>1.113</text:p>
          </table:table-cell>
          <table:table-cell table:style-name="ce2" table:formula="of:=[.D418]*2" office:value-type="float" office:value="2.22625" calcext:value-type="float">
            <text:p>2.226</text:p>
          </table:table-cell>
          <table:table-cell table:style-name="ce2" table:formula="of:=[.D418]/1.4/2" office:value-type="float" office:value="0.397544642857143" calcext:value-type="float">
            <text:p>0.398</text:p>
          </table:table-cell>
          <table:table-cell table:formula="of:=20*LOG10([.C418]/['Params&amp;Config'.$C$11])" office:value-type="float" office:value="-1.80353260698176" calcext:value-type="float">
            <text:p>-1.8</text:p>
          </table:table-cell>
          <table:table-cell table:formula="of:=20*LOG10([.C418]/['Params&amp;Config'.$C$12])" office:value-type="float" office:value="15.4799058122497" calcext:value-type="float">
            <text:p>15.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table:formula="of:=(['Params&amp;Config'.$C$9]/['Params&amp;Config'.$C$10]) * [.C419]" office:value-type="float" office:value="1.11580078125" calcext:value-type="float">
            <text:p>1.116</text:p>
          </table:table-cell>
          <table:table-cell table:style-name="ce2" table:formula="of:=[.D419]*2" office:value-type="float" office:value="2.2316015625" calcext:value-type="float">
            <text:p>2.232</text:p>
          </table:table-cell>
          <table:table-cell table:style-name="ce2" table:formula="of:=[.D419]/1.4/2" office:value-type="float" office:value="0.398500279017857" calcext:value-type="float">
            <text:p>0.399</text:p>
          </table:table-cell>
          <table:table-cell table:formula="of:=20*LOG10([.C419]/['Params&amp;Config'.$C$11])" office:value-type="float" office:value="-1.78267812004146" calcext:value-type="float">
            <text:p>-1.78</text:p>
          </table:table-cell>
          <table:table-cell table:formula="of:=20*LOG10([.C419]/['Params&amp;Config'.$C$12])" office:value-type="float" office:value="15.50076029919" calcext:value-type="float">
            <text:p>15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8" calcext:value-type="float">
            <text:p>418</text:p>
          </table:table-cell>
          <table:table-cell table:formula="of:=(['Params&amp;Config'.$C$9]/['Params&amp;Config'.$C$10]) * [.C420]" office:value-type="float" office:value="1.1184765625" calcext:value-type="float">
            <text:p>1.118</text:p>
          </table:table-cell>
          <table:table-cell table:style-name="ce2" table:formula="of:=[.D420]*2" office:value-type="float" office:value="2.236953125" calcext:value-type="float">
            <text:p>2.237</text:p>
          </table:table-cell>
          <table:table-cell table:style-name="ce2" table:formula="of:=[.D420]/1.4/2" office:value-type="float" office:value="0.399455915178571" calcext:value-type="float">
            <text:p>0.399</text:p>
          </table:table-cell>
          <table:table-cell table:formula="of:=20*LOG10([.C420]/['Params&amp;Config'.$C$11])" office:value-type="float" office:value="-1.76187358401591" calcext:value-type="float">
            <text:p>-1.76</text:p>
          </table:table-cell>
          <table:table-cell table:formula="of:=20*LOG10([.C420]/['Params&amp;Config'.$C$12])" office:value-type="float" office:value="15.5215648352156" calcext:value-type="float">
            <text:p>15.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19" calcext:value-type="float">
            <text:p>419</text:p>
          </table:table-cell>
          <table:table-cell table:formula="of:=(['Params&amp;Config'.$C$9]/['Params&amp;Config'.$C$10]) * [.C421]" office:value-type="float" office:value="1.12115234375" calcext:value-type="float">
            <text:p>1.121</text:p>
          </table:table-cell>
          <table:table-cell table:style-name="ce2" table:formula="of:=[.D421]*2" office:value-type="float" office:value="2.2423046875" calcext:value-type="float">
            <text:p>2.242</text:p>
          </table:table-cell>
          <table:table-cell table:style-name="ce2" table:formula="of:=[.D421]/1.4/2" office:value-type="float" office:value="0.400411551339286" calcext:value-type="float">
            <text:p>0.400</text:p>
          </table:table-cell>
          <table:table-cell table:formula="of:=20*LOG10([.C421]/['Params&amp;Config'.$C$11])" office:value-type="float" office:value="-1.74111876019071" calcext:value-type="float">
            <text:p>-1.74</text:p>
          </table:table-cell>
          <table:table-cell table:formula="of:=20*LOG10([.C421]/['Params&amp;Config'.$C$12])" office:value-type="float" office:value="15.5423196590408" calcext:value-type="float">
            <text:p>15.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table:formula="of:=(['Params&amp;Config'.$C$9]/['Params&amp;Config'.$C$10]) * [.C422]" office:value-type="float" office:value="1.123828125" calcext:value-type="float">
            <text:p>1.124</text:p>
          </table:table-cell>
          <table:table-cell table:style-name="ce2" table:formula="of:=[.D422]*2" office:value-type="float" office:value="2.24765625" calcext:value-type="float">
            <text:p>2.248</text:p>
          </table:table-cell>
          <table:table-cell table:style-name="ce2" table:formula="of:=[.D422]/1.4/2" office:value-type="float" office:value="0.4013671875" calcext:value-type="float">
            <text:p>0.401</text:p>
          </table:table-cell>
          <table:table-cell table:formula="of:=20*LOG10([.C422]/['Params&amp;Config'.$C$11])" office:value-type="float" office:value="-1.72041341155861" calcext:value-type="float">
            <text:p>-1.72</text:p>
          </table:table-cell>
          <table:table-cell table:formula="of:=20*LOG10([.C422]/['Params&amp;Config'.$C$12])" office:value-type="float" office:value="15.5630250076729" calcext:value-type="float">
            <text:p>15.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table:formula="of:=(['Params&amp;Config'.$C$9]/['Params&amp;Config'.$C$10]) * [.C423]" office:value-type="float" office:value="1.12650390625" calcext:value-type="float">
            <text:p>1.127</text:p>
          </table:table-cell>
          <table:table-cell table:style-name="ce2" table:formula="of:=[.D423]*2" office:value-type="float" office:value="2.2530078125" calcext:value-type="float">
            <text:p>2.253</text:p>
          </table:table-cell>
          <table:table-cell table:style-name="ce2" table:formula="of:=[.D423]/1.4/2" office:value-type="float" office:value="0.402322823660714" calcext:value-type="float">
            <text:p>0.402</text:p>
          </table:table-cell>
          <table:table-cell table:formula="of:=20*LOG10([.C423]/['Params&amp;Config'.$C$11])" office:value-type="float" office:value="-1.69975730280325" calcext:value-type="float">
            <text:p>-1.7</text:p>
          </table:table-cell>
          <table:table-cell table:formula="of:=20*LOG10([.C423]/['Params&amp;Config'.$C$12])" office:value-type="float" office:value="15.5836811164282" calcext:value-type="float">
            <text:p>15.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2" calcext:value-type="float">
            <text:p>422</text:p>
          </table:table-cell>
          <table:table-cell table:formula="of:=(['Params&amp;Config'.$C$9]/['Params&amp;Config'.$C$10]) * [.C424]" office:value-type="float" office:value="1.1291796875" calcext:value-type="float">
            <text:p>1.129</text:p>
          </table:table-cell>
          <table:table-cell table:style-name="ce2" table:formula="of:=[.D424]*2" office:value-type="float" office:value="2.258359375" calcext:value-type="float">
            <text:p>2.258</text:p>
          </table:table-cell>
          <table:table-cell table:style-name="ce2" table:formula="of:=[.D424]/1.4/2" office:value-type="float" office:value="0.403278459821429" calcext:value-type="float">
            <text:p>0.403</text:p>
          </table:table-cell>
          <table:table-cell table:formula="of:=20*LOG10([.C424]/['Params&amp;Config'.$C$11])" office:value-type="float" office:value="-1.67915020028314" calcext:value-type="float">
            <text:p>-1.68</text:p>
          </table:table-cell>
          <table:table-cell table:formula="of:=20*LOG10([.C424]/['Params&amp;Config'.$C$12])" office:value-type="float" office:value="15.6042882189483" calcext:value-type="float">
            <text:p>15.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3" calcext:value-type="float">
            <text:p>423</text:p>
          </table:table-cell>
          <table:table-cell table:formula="of:=(['Params&amp;Config'.$C$9]/['Params&amp;Config'.$C$10]) * [.C425]" office:value-type="float" office:value="1.13185546875" calcext:value-type="float">
            <text:p>1.132</text:p>
          </table:table-cell>
          <table:table-cell table:style-name="ce2" table:formula="of:=[.D425]*2" office:value-type="float" office:value="2.2637109375" calcext:value-type="float">
            <text:p>2.264</text:p>
          </table:table-cell>
          <table:table-cell table:style-name="ce2" table:formula="of:=[.D425]/1.4/2" office:value-type="float" office:value="0.404234095982143" calcext:value-type="float">
            <text:p>0.404</text:p>
          </table:table-cell>
          <table:table-cell table:formula="of:=20*LOG10([.C425]/['Params&amp;Config'.$C$11])" office:value-type="float" office:value="-1.65859187201577" calcext:value-type="float">
            <text:p>-1.66</text:p>
          </table:table-cell>
          <table:table-cell table:formula="of:=20*LOG10([.C425]/['Params&amp;Config'.$C$12])" office:value-type="float" office:value="15.6248465472157" calcext:value-type="float">
            <text:p>15.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4" calcext:value-type="float">
            <text:p>424</text:p>
          </table:table-cell>
          <table:table-cell table:formula="of:=(['Params&amp;Config'.$C$9]/['Params&amp;Config'.$C$10]) * [.C426]" office:value-type="float" office:value="1.13453125" calcext:value-type="float">
            <text:p>1.135</text:p>
          </table:table-cell>
          <table:table-cell table:style-name="ce2" table:formula="of:=[.D426]*2" office:value-type="float" office:value="2.2690625" calcext:value-type="float">
            <text:p>2.269</text:p>
          </table:table-cell>
          <table:table-cell table:style-name="ce2" table:formula="of:=[.D426]/1.4/2" office:value-type="float" office:value="0.405189732142857" calcext:value-type="float">
            <text:p>0.405</text:p>
          </table:table-cell>
          <table:table-cell table:formula="of:=20*LOG10([.C426]/['Params&amp;Config'.$C$11])" office:value-type="float" office:value="-1.63808208766196" calcext:value-type="float">
            <text:p>-1.64</text:p>
          </table:table-cell>
          <table:table-cell table:formula="of:=20*LOG10([.C426]/['Params&amp;Config'.$C$12])" office:value-type="float" office:value="15.6453563315695" calcext:value-type="float">
            <text:p>15.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table:formula="of:=(['Params&amp;Config'.$C$9]/['Params&amp;Config'.$C$10]) * [.C427]" office:value-type="float" office:value="1.13720703125" calcext:value-type="float">
            <text:p>1.137</text:p>
          </table:table-cell>
          <table:table-cell table:style-name="ce2" table:formula="of:=[.D427]*2" office:value-type="float" office:value="2.2744140625" calcext:value-type="float">
            <text:p>2.274</text:p>
          </table:table-cell>
          <table:table-cell table:style-name="ce2" table:formula="of:=[.D427]/1.4/2" office:value-type="float" office:value="0.406145368303571" calcext:value-type="float">
            <text:p>0.406</text:p>
          </table:table-cell>
          <table:table-cell table:formula="of:=20*LOG10([.C427]/['Params&amp;Config'.$C$11])" office:value-type="float" office:value="-1.61762061851038" calcext:value-type="float">
            <text:p>-1.62</text:p>
          </table:table-cell>
          <table:table-cell table:formula="of:=20*LOG10([.C427]/['Params&amp;Config'.$C$12])" office:value-type="float" office:value="15.6658178007211" calcext:value-type="float">
            <text:p>15.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6" calcext:value-type="float">
            <text:p>426</text:p>
          </table:table-cell>
          <table:table-cell table:formula="of:=(['Params&amp;Config'.$C$9]/['Params&amp;Config'.$C$10]) * [.C428]" office:value-type="float" office:value="1.1398828125" calcext:value-type="float">
            <text:p>1.140</text:p>
          </table:table-cell>
          <table:table-cell table:style-name="ce2" table:formula="of:=[.D428]*2" office:value-type="float" office:value="2.279765625" calcext:value-type="float">
            <text:p>2.280</text:p>
          </table:table-cell>
          <table:table-cell table:style-name="ce2" table:formula="of:=[.D428]/1.4/2" office:value-type="float" office:value="0.407101004464286" calcext:value-type="float">
            <text:p>0.407</text:p>
          </table:table-cell>
          <table:table-cell table:formula="of:=20*LOG10([.C428]/['Params&amp;Config'.$C$11])" office:value-type="float" office:value="-1.59720723746224" calcext:value-type="float">
            <text:p>-1.6</text:p>
          </table:table-cell>
          <table:table-cell table:formula="of:=20*LOG10([.C428]/['Params&amp;Config'.$C$12])" office:value-type="float" office:value="15.6862311817692" calcext:value-type="float">
            <text:p>15.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7" calcext:value-type="float">
            <text:p>427</text:p>
          </table:table-cell>
          <table:table-cell table:formula="of:=(['Params&amp;Config'.$C$9]/['Params&amp;Config'.$C$10]) * [.C429]" office:value-type="float" office:value="1.14255859375" calcext:value-type="float">
            <text:p>1.143</text:p>
          </table:table-cell>
          <table:table-cell table:style-name="ce2" table:formula="of:=[.D429]*2" office:value-type="float" office:value="2.2851171875" calcext:value-type="float">
            <text:p>2.285</text:p>
          </table:table-cell>
          <table:table-cell table:style-name="ce2" table:formula="of:=[.D429]/1.4/2" office:value-type="float" office:value="0.408056640625" calcext:value-type="float">
            <text:p>0.408</text:p>
          </table:table-cell>
          <table:table-cell table:formula="of:=20*LOG10([.C429]/['Params&amp;Config'.$C$11])" office:value-type="float" office:value="-1.57684171901614" calcext:value-type="float">
            <text:p>-1.58</text:p>
          </table:table-cell>
          <table:table-cell table:formula="of:=20*LOG10([.C429]/['Params&amp;Config'.$C$12])" office:value-type="float" office:value="15.7065967002153" calcext:value-type="float">
            <text:p>15.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8" calcext:value-type="float">
            <text:p>428</text:p>
          </table:table-cell>
          <table:table-cell table:formula="of:=(['Params&amp;Config'.$C$9]/['Params&amp;Config'.$C$10]) * [.C430]" office:value-type="float" office:value="1.145234375" calcext:value-type="float">
            <text:p>1.145</text:p>
          </table:table-cell>
          <table:table-cell table:style-name="ce2" table:formula="of:=[.D430]*2" office:value-type="float" office:value="2.29046875" calcext:value-type="float">
            <text:p>2.290</text:p>
          </table:table-cell>
          <table:table-cell table:style-name="ce2" table:formula="of:=[.D430]/1.4/2" office:value-type="float" office:value="0.409012276785714" calcext:value-type="float">
            <text:p>0.409</text:p>
          </table:table-cell>
          <table:table-cell table:formula="of:=20*LOG10([.C430]/['Params&amp;Config'.$C$11])" office:value-type="float" office:value="-1.55652383925317" calcext:value-type="float">
            <text:p>-1.56</text:p>
          </table:table-cell>
          <table:table-cell table:formula="of:=20*LOG10([.C430]/['Params&amp;Config'.$C$12])" office:value-type="float" office:value="15.7269145799783" calcext:value-type="float">
            <text:p>15.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29" calcext:value-type="float">
            <text:p>429</text:p>
          </table:table-cell>
          <table:table-cell table:formula="of:=(['Params&amp;Config'.$C$9]/['Params&amp;Config'.$C$10]) * [.C431]" office:value-type="float" office:value="1.14791015625" calcext:value-type="float">
            <text:p>1.148</text:p>
          </table:table-cell>
          <table:table-cell table:style-name="ce2" table:formula="of:=[.D431]*2" office:value-type="float" office:value="2.2958203125" calcext:value-type="float">
            <text:p>2.296</text:p>
          </table:table-cell>
          <table:table-cell table:style-name="ce2" table:formula="of:=[.D431]/1.4/2" office:value-type="float" office:value="0.409967912946429" calcext:value-type="float">
            <text:p>0.410</text:p>
          </table:table-cell>
          <table:table-cell table:formula="of:=20*LOG10([.C431]/['Params&amp;Config'.$C$11])" office:value-type="float" office:value="-1.53625337582213" calcext:value-type="float">
            <text:p>-1.54</text:p>
          </table:table-cell>
          <table:table-cell table:formula="of:=20*LOG10([.C431]/['Params&amp;Config'.$C$12])" office:value-type="float" office:value="15.7471850434093" calcext:value-type="float">
            <text:p>15.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table:formula="of:=(['Params&amp;Config'.$C$9]/['Params&amp;Config'.$C$10]) * [.C432]" office:value-type="float" office:value="1.1505859375" calcext:value-type="float">
            <text:p>1.151</text:p>
          </table:table-cell>
          <table:table-cell table:style-name="ce2" table:formula="of:=[.D432]*2" office:value-type="float" office:value="2.301171875" calcext:value-type="float">
            <text:p>2.301</text:p>
          </table:table-cell>
          <table:table-cell table:style-name="ce2" table:formula="of:=[.D432]/1.4/2" office:value-type="float" office:value="0.410923549107143" calcext:value-type="float">
            <text:p>0.411</text:p>
          </table:table-cell>
          <table:table-cell table:formula="of:=20*LOG10([.C432]/['Params&amp;Config'.$C$11])" office:value-type="float" office:value="-1.51603010792488" calcext:value-type="float">
            <text:p>-1.52</text:p>
          </table:table-cell>
          <table:table-cell table:formula="of:=20*LOG10([.C432]/['Params&amp;Config'.$C$12])" office:value-type="float" office:value="15.7674083113066" calcext:value-type="float">
            <text:p>15.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1" calcext:value-type="float">
            <text:p>431</text:p>
          </table:table-cell>
          <table:table-cell table:formula="of:=(['Params&amp;Config'.$C$9]/['Params&amp;Config'.$C$10]) * [.C433]" office:value-type="float" office:value="1.15326171875" calcext:value-type="float">
            <text:p>1.153</text:p>
          </table:table-cell>
          <table:table-cell table:style-name="ce2" table:formula="of:=[.D433]*2" office:value-type="float" office:value="2.3065234375" calcext:value-type="float">
            <text:p>2.307</text:p>
          </table:table-cell>
          <table:table-cell table:style-name="ce2" table:formula="of:=[.D433]/1.4/2" office:value-type="float" office:value="0.411879185267857" calcext:value-type="float">
            <text:p>0.412</text:p>
          </table:table-cell>
          <table:table-cell table:formula="of:=20*LOG10([.C433]/['Params&amp;Config'.$C$11])" office:value-type="float" office:value="-1.49585381630198" calcext:value-type="float">
            <text:p>-1.5</text:p>
          </table:table-cell>
          <table:table-cell table:formula="of:=20*LOG10([.C433]/['Params&amp;Config'.$C$12])" office:value-type="float" office:value="15.7875846029295" calcext:value-type="float">
            <text:p>15.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2" calcext:value-type="float">
            <text:p>432</text:p>
          </table:table-cell>
          <table:table-cell table:formula="of:=(['Params&amp;Config'.$C$9]/['Params&amp;Config'.$C$10]) * [.C434]" office:value-type="float" office:value="1.1559375" calcext:value-type="float">
            <text:p>1.156</text:p>
          </table:table-cell>
          <table:table-cell table:style-name="ce2" table:formula="of:=[.D434]*2" office:value-type="float" office:value="2.311875" calcext:value-type="float">
            <text:p>2.312</text:p>
          </table:table-cell>
          <table:table-cell table:style-name="ce2" table:formula="of:=[.D434]/1.4/2" office:value-type="float" office:value="0.412834821428571" calcext:value-type="float">
            <text:p>0.413</text:p>
          </table:table-cell>
          <table:table-cell table:formula="of:=20*LOG10([.C434]/['Params&amp;Config'.$C$11])" office:value-type="float" office:value="-1.47572428321837" calcext:value-type="float">
            <text:p>-1.48</text:p>
          </table:table-cell>
          <table:table-cell table:formula="of:=20*LOG10([.C434]/['Params&amp;Config'.$C$12])" office:value-type="float" office:value="15.8077141360131" calcext:value-type="float">
            <text:p>15.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3" calcext:value-type="float">
            <text:p>433</text:p>
          </table:table-cell>
          <table:table-cell table:formula="of:=(['Params&amp;Config'.$C$9]/['Params&amp;Config'.$C$10]) * [.C435]" office:value-type="float" office:value="1.15861328125" calcext:value-type="float">
            <text:p>1.159</text:p>
          </table:table-cell>
          <table:table-cell table:style-name="ce2" table:formula="of:=[.D435]*2" office:value-type="float" office:value="2.3172265625" calcext:value-type="float">
            <text:p>2.317</text:p>
          </table:table-cell>
          <table:table-cell table:style-name="ce2" table:formula="of:=[.D435]/1.4/2" office:value-type="float" office:value="0.413790457589286" calcext:value-type="float">
            <text:p>0.414</text:p>
          </table:table-cell>
          <table:table-cell table:formula="of:=20*LOG10([.C435]/['Params&amp;Config'.$C$11])" office:value-type="float" office:value="-1.45564129244931" calcext:value-type="float">
            <text:p>-1.46</text:p>
          </table:table-cell>
          <table:table-cell table:formula="of:=20*LOG10([.C435]/['Params&amp;Config'.$C$12])" office:value-type="float" office:value="15.8277971267822" calcext:value-type="float">
            <text:p>15.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4" calcext:value-type="float">
            <text:p>434</text:p>
          </table:table-cell>
          <table:table-cell table:formula="of:=(['Params&amp;Config'.$C$9]/['Params&amp;Config'.$C$10]) * [.C436]" office:value-type="float" office:value="1.1612890625" calcext:value-type="float">
            <text:p>1.161</text:p>
          </table:table-cell>
          <table:table-cell table:style-name="ce2" table:formula="of:=[.D436]*2" office:value-type="float" office:value="2.322578125" calcext:value-type="float">
            <text:p>2.323</text:p>
          </table:table-cell>
          <table:table-cell table:style-name="ce2" table:formula="of:=[.D436]/1.4/2" office:value-type="float" office:value="0.41474609375" calcext:value-type="float">
            <text:p>0.415</text:p>
          </table:table-cell>
          <table:table-cell table:formula="of:=20*LOG10([.C436]/['Params&amp;Config'.$C$11])" office:value-type="float" office:value="-1.4356046292664" calcext:value-type="float">
            <text:p>-1.44</text:p>
          </table:table-cell>
          <table:table-cell table:formula="of:=20*LOG10([.C436]/['Params&amp;Config'.$C$12])" office:value-type="float" office:value="15.8478337899651" calcext:value-type="float">
            <text:p>15.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5" calcext:value-type="float">
            <text:p>435</text:p>
          </table:table-cell>
          <table:table-cell table:formula="of:=(['Params&amp;Config'.$C$9]/['Params&amp;Config'.$C$10]) * [.C437]" office:value-type="float" office:value="1.16396484375" calcext:value-type="float">
            <text:p>1.164</text:p>
          </table:table-cell>
          <table:table-cell table:style-name="ce2" table:formula="of:=[.D437]*2" office:value-type="float" office:value="2.3279296875" calcext:value-type="float">
            <text:p>2.328</text:p>
          </table:table-cell>
          <table:table-cell table:style-name="ce2" table:formula="of:=[.D437]/1.4/2" office:value-type="float" office:value="0.415701729910714" calcext:value-type="float">
            <text:p>0.416</text:p>
          </table:table-cell>
          <table:table-cell table:formula="of:=20*LOG10([.C437]/['Params&amp;Config'.$C$11])" office:value-type="float" office:value="-1.41561408042387" calcext:value-type="float">
            <text:p>-1.42</text:p>
          </table:table-cell>
          <table:table-cell table:formula="of:=20*LOG10([.C437]/['Params&amp;Config'.$C$12])" office:value-type="float" office:value="15.8678243388076" calcext:value-type="float">
            <text:p>15.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6" calcext:value-type="float">
            <text:p>436</text:p>
          </table:table-cell>
          <table:table-cell table:formula="of:=(['Params&amp;Config'.$C$9]/['Params&amp;Config'.$C$10]) * [.C438]" office:value-type="float" office:value="1.166640625" calcext:value-type="float">
            <text:p>1.167</text:p>
          </table:table-cell>
          <table:table-cell table:style-name="ce2" table:formula="of:=[.D438]*2" office:value-type="float" office:value="2.33328125" calcext:value-type="float">
            <text:p>2.333</text:p>
          </table:table-cell>
          <table:table-cell table:style-name="ce2" table:formula="of:=[.D438]/1.4/2" office:value-type="float" office:value="0.416657366071429" calcext:value-type="float">
            <text:p>0.417</text:p>
          </table:table-cell>
          <table:table-cell table:formula="of:=20*LOG10([.C438]/['Params&amp;Config'.$C$11])" office:value-type="float" office:value="-1.39566943414489" calcext:value-type="float">
            <text:p>-1.4</text:p>
          </table:table-cell>
          <table:table-cell table:formula="of:=20*LOG10([.C438]/['Params&amp;Config'.$C$12])" office:value-type="float" office:value="15.8877689850866" calcext:value-type="float">
            <text:p>15.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7" calcext:value-type="float">
            <text:p>437</text:p>
          </table:table-cell>
          <table:table-cell table:formula="of:=(['Params&amp;Config'.$C$9]/['Params&amp;Config'.$C$10]) * [.C439]" office:value-type="float" office:value="1.16931640625" calcext:value-type="float">
            <text:p>1.169</text:p>
          </table:table-cell>
          <table:table-cell table:style-name="ce2" table:formula="of:=[.D439]*2" office:value-type="float" office:value="2.3386328125" calcext:value-type="float">
            <text:p>2.339</text:p>
          </table:table-cell>
          <table:table-cell table:style-name="ce2" table:formula="of:=[.D439]/1.4/2" office:value-type="float" office:value="0.417613002232143" calcext:value-type="float">
            <text:p>0.418</text:p>
          </table:table-cell>
          <table:table-cell table:formula="of:=20*LOG10([.C439]/['Params&amp;Config'.$C$11])" office:value-type="float" office:value="-1.37577048010818" calcext:value-type="float">
            <text:p>-1.38</text:p>
          </table:table-cell>
          <table:table-cell table:formula="of:=20*LOG10([.C439]/['Params&amp;Config'.$C$12])" office:value-type="float" office:value="15.9076679391233" calcext:value-type="float">
            <text:p>15.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8" calcext:value-type="float">
            <text:p>438</text:p>
          </table:table-cell>
          <table:table-cell table:formula="of:=(['Params&amp;Config'.$C$9]/['Params&amp;Config'.$C$10]) * [.C440]" office:value-type="float" office:value="1.1719921875" calcext:value-type="float">
            <text:p>1.172</text:p>
          </table:table-cell>
          <table:table-cell table:style-name="ce2" table:formula="of:=[.D440]*2" office:value-type="float" office:value="2.343984375" calcext:value-type="float">
            <text:p>2.344</text:p>
          </table:table-cell>
          <table:table-cell table:style-name="ce2" table:formula="of:=[.D440]/1.4/2" office:value-type="float" office:value="0.418568638392857" calcext:value-type="float">
            <text:p>0.419</text:p>
          </table:table-cell>
          <table:table-cell table:formula="of:=20*LOG10([.C440]/['Params&amp;Config'.$C$11])" office:value-type="float" office:value="-1.35591700943462" calcext:value-type="float">
            <text:p>-1.36</text:p>
          </table:table-cell>
          <table:table-cell table:formula="of:=20*LOG10([.C440]/['Params&amp;Config'.$C$12])" office:value-type="float" office:value="15.9275214097969" calcext:value-type="float">
            <text:p>15.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39" calcext:value-type="float">
            <text:p>439</text:p>
          </table:table-cell>
          <table:table-cell table:formula="of:=(['Params&amp;Config'.$C$9]/['Params&amp;Config'.$C$10]) * [.C441]" office:value-type="float" office:value="1.17466796875" calcext:value-type="float">
            <text:p>1.175</text:p>
          </table:table-cell>
          <table:table-cell table:style-name="ce2" table:formula="of:=[.D441]*2" office:value-type="float" office:value="2.3493359375" calcext:value-type="float">
            <text:p>2.349</text:p>
          </table:table-cell>
          <table:table-cell table:style-name="ce2" table:formula="of:=[.D441]/1.4/2" office:value-type="float" office:value="0.419524274553571" calcext:value-type="float">
            <text:p>0.420</text:p>
          </table:table-cell>
          <table:table-cell table:formula="of:=20*LOG10([.C441]/['Params&amp;Config'.$C$11])" office:value-type="float" office:value="-1.33610881467419" calcext:value-type="float">
            <text:p>-1.34</text:p>
          </table:table-cell>
          <table:table-cell table:formula="of:=20*LOG10([.C441]/['Params&amp;Config'.$C$12])" office:value-type="float" office:value="15.9473296045573" calcext:value-type="float">
            <text:p>15.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table:formula="of:=(['Params&amp;Config'.$C$9]/['Params&amp;Config'.$C$10]) * [.C442]" office:value-type="float" office:value="1.17734375" calcext:value-type="float">
            <text:p>1.177</text:p>
          </table:table-cell>
          <table:table-cell table:style-name="ce2" table:formula="of:=[.D442]*2" office:value-type="float" office:value="2.3546875" calcext:value-type="float">
            <text:p>2.355</text:p>
          </table:table-cell>
          <table:table-cell table:style-name="ce2" table:formula="of:=[.D442]/1.4/2" office:value-type="float" office:value="0.420479910714286" calcext:value-type="float">
            <text:p>0.420</text:p>
          </table:table-cell>
          <table:table-cell table:formula="of:=20*LOG10([.C442]/['Params&amp;Config'.$C$11])" office:value-type="float" office:value="-1.31634568979287" calcext:value-type="float">
            <text:p>-1.32</text:p>
          </table:table-cell>
          <table:table-cell table:formula="of:=20*LOG10([.C442]/['Params&amp;Config'.$C$12])" office:value-type="float" office:value="15.9670927294386" calcext:value-type="float">
            <text:p>15.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1" calcext:value-type="float">
            <text:p>441</text:p>
          </table:table-cell>
          <table:table-cell table:formula="of:=(['Params&amp;Config'.$C$9]/['Params&amp;Config'.$C$10]) * [.C443]" office:value-type="float" office:value="1.18001953125" calcext:value-type="float">
            <text:p>1.180</text:p>
          </table:table-cell>
          <table:table-cell table:style-name="ce2" table:formula="of:=[.D443]*2" office:value-type="float" office:value="2.3600390625" calcext:value-type="float">
            <text:p>2.360</text:p>
          </table:table-cell>
          <table:table-cell table:style-name="ce2" table:formula="of:=[.D443]/1.4/2" office:value-type="float" office:value="0.421435546875" calcext:value-type="float">
            <text:p>0.421</text:p>
          </table:table-cell>
          <table:table-cell table:formula="of:=20*LOG10([.C443]/['Params&amp;Config'.$C$11])" office:value-type="float" office:value="-1.29662743015984" calcext:value-type="float">
            <text:p>-1.3</text:p>
          </table:table-cell>
          <table:table-cell table:formula="of:=20*LOG10([.C443]/['Params&amp;Config'.$C$12])" office:value-type="float" office:value="15.9868109890716" calcext:value-type="float">
            <text:p>15.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 table:formula="of:=(['Params&amp;Config'.$C$9]/['Params&amp;Config'.$C$10]) * [.C444]" office:value-type="float" office:value="1.1826953125" calcext:value-type="float">
            <text:p>1.183</text:p>
          </table:table-cell>
          <table:table-cell table:style-name="ce2" table:formula="of:=[.D444]*2" office:value-type="float" office:value="2.365390625" calcext:value-type="float">
            <text:p>2.365</text:p>
          </table:table-cell>
          <table:table-cell table:style-name="ce2" table:formula="of:=[.D444]/1.4/2" office:value-type="float" office:value="0.422391183035714" calcext:value-type="float">
            <text:p>0.422</text:p>
          </table:table-cell>
          <table:table-cell table:formula="of:=20*LOG10([.C444]/['Params&amp;Config'.$C$11])" office:value-type="float" office:value="-1.27695383253478" calcext:value-type="float">
            <text:p>-1.28</text:p>
          </table:table-cell>
          <table:table-cell table:formula="of:=20*LOG10([.C444]/['Params&amp;Config'.$C$12])" office:value-type="float" office:value="16.0064845866967" calcext:value-type="float">
            <text:p>16.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3" calcext:value-type="float">
            <text:p>443</text:p>
          </table:table-cell>
          <table:table-cell table:formula="of:=(['Params&amp;Config'.$C$9]/['Params&amp;Config'.$C$10]) * [.C445]" office:value-type="float" office:value="1.18537109375" calcext:value-type="float">
            <text:p>1.185</text:p>
          </table:table-cell>
          <table:table-cell table:style-name="ce2" table:formula="of:=[.D445]*2" office:value-type="float" office:value="2.3707421875" calcext:value-type="float">
            <text:p>2.371</text:p>
          </table:table-cell>
          <table:table-cell table:style-name="ce2" table:formula="of:=[.D445]/1.4/2" office:value-type="float" office:value="0.423346819196429" calcext:value-type="float">
            <text:p>0.423</text:p>
          </table:table-cell>
          <table:table-cell table:formula="of:=20*LOG10([.C445]/['Params&amp;Config'.$C$11])" office:value-type="float" office:value="-1.25732469505522" calcext:value-type="float">
            <text:p>-1.26</text:p>
          </table:table-cell>
          <table:table-cell table:formula="of:=20*LOG10([.C445]/['Params&amp;Config'.$C$12])" office:value-type="float" office:value="16.0261137241763" calcext:value-type="float">
            <text:p>16.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4" calcext:value-type="float">
            <text:p>444</text:p>
          </table:table-cell>
          <table:table-cell table:formula="of:=(['Params&amp;Config'.$C$9]/['Params&amp;Config'.$C$10]) * [.C446]" office:value-type="float" office:value="1.188046875" calcext:value-type="float">
            <text:p>1.188</text:p>
          </table:table-cell>
          <table:table-cell table:style-name="ce2" table:formula="of:=[.D446]*2" office:value-type="float" office:value="2.37609375" calcext:value-type="float">
            <text:p>2.376</text:p>
          </table:table-cell>
          <table:table-cell table:style-name="ce2" table:formula="of:=[.D446]/1.4/2" office:value-type="float" office:value="0.424302455357143" calcext:value-type="float">
            <text:p>0.424</text:p>
          </table:table-cell>
          <table:table-cell table:formula="of:=20*LOG10([.C446]/['Params&amp;Config'.$C$11])" office:value-type="float" office:value="-1.23773981722422" calcext:value-type="float">
            <text:p>-1.24</text:p>
          </table:table-cell>
          <table:table-cell table:formula="of:=20*LOG10([.C446]/['Params&amp;Config'.$C$12])" office:value-type="float" office:value="16.0456986020073" calcext:value-type="float">
            <text:p>16.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table:formula="of:=(['Params&amp;Config'.$C$9]/['Params&amp;Config'.$C$10]) * [.C447]" office:value-type="float" office:value="1.19072265625" calcext:value-type="float">
            <text:p>1.191</text:p>
          </table:table-cell>
          <table:table-cell table:style-name="ce2" table:formula="of:=[.D447]*2" office:value-type="float" office:value="2.3814453125" calcext:value-type="float">
            <text:p>2.381</text:p>
          </table:table-cell>
          <table:table-cell table:style-name="ce2" table:formula="of:=[.D447]/1.4/2" office:value-type="float" office:value="0.425258091517857" calcext:value-type="float">
            <text:p>0.425</text:p>
          </table:table-cell>
          <table:table-cell table:formula="of:=20*LOG10([.C447]/['Params&amp;Config'.$C$11])" office:value-type="float" office:value="-1.21819899989798" calcext:value-type="float">
            <text:p>-1.22</text:p>
          </table:table-cell>
          <table:table-cell table:formula="of:=20*LOG10([.C447]/['Params&amp;Config'.$C$12])" office:value-type="float" office:value="16.0652394193335" calcext:value-type="float">
            <text:p>16.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6" calcext:value-type="float">
            <text:p>446</text:p>
          </table:table-cell>
          <table:table-cell table:formula="of:=(['Params&amp;Config'.$C$9]/['Params&amp;Config'.$C$10]) * [.C448]" office:value-type="float" office:value="1.1933984375" calcext:value-type="float">
            <text:p>1.193</text:p>
          </table:table-cell>
          <table:table-cell table:style-name="ce2" table:formula="of:=[.D448]*2" office:value-type="float" office:value="2.386796875" calcext:value-type="float">
            <text:p>2.387</text:p>
          </table:table-cell>
          <table:table-cell table:style-name="ce2" table:formula="of:=[.D448]/1.4/2" office:value-type="float" office:value="0.426213727678572" calcext:value-type="float">
            <text:p>0.426</text:p>
          </table:table-cell>
          <table:table-cell table:formula="of:=20*LOG10([.C448]/['Params&amp;Config'.$C$11])" office:value-type="float" office:value="-1.19870204527378" calcext:value-type="float">
            <text:p>-1.2</text:p>
          </table:table-cell>
          <table:table-cell table:formula="of:=20*LOG10([.C448]/['Params&amp;Config'.$C$12])" office:value-type="float" office:value="16.0847363739577" calcext:value-type="float">
            <text:p>16.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7" calcext:value-type="float">
            <text:p>447</text:p>
          </table:table-cell>
          <table:table-cell table:formula="of:=(['Params&amp;Config'.$C$9]/['Params&amp;Config'.$C$10]) * [.C449]" office:value-type="float" office:value="1.19607421875" calcext:value-type="float">
            <text:p>1.196</text:p>
          </table:table-cell>
          <table:table-cell table:style-name="ce2" table:formula="of:=[.D449]*2" office:value-type="float" office:value="2.3921484375" calcext:value-type="float">
            <text:p>2.392</text:p>
          </table:table-cell>
          <table:table-cell table:style-name="ce2" table:formula="of:=[.D449]/1.4/2" office:value-type="float" office:value="0.427169363839286" calcext:value-type="float">
            <text:p>0.427</text:p>
          </table:table-cell>
          <table:table-cell table:formula="of:=20*LOG10([.C449]/['Params&amp;Config'.$C$11])" office:value-type="float" office:value="-1.17924875687789" calcext:value-type="float">
            <text:p>-1.18</text:p>
          </table:table-cell>
          <table:table-cell table:formula="of:=20*LOG10([.C449]/['Params&amp;Config'.$C$12])" office:value-type="float" office:value="16.1041896623536" calcext:value-type="float">
            <text:p>16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8" calcext:value-type="float">
            <text:p>448</text:p>
          </table:table-cell>
          <table:table-cell table:formula="of:=(['Params&amp;Config'.$C$9]/['Params&amp;Config'.$C$10]) * [.C450]" office:value-type="float" office:value="1.19875" calcext:value-type="float">
            <text:p>1.199</text:p>
          </table:table-cell>
          <table:table-cell table:style-name="ce2" table:formula="of:=[.D450]*2" office:value-type="float" office:value="2.3975" calcext:value-type="float">
            <text:p>2.398</text:p>
          </table:table-cell>
          <table:table-cell table:style-name="ce2" table:formula="of:=[.D450]/1.4/2" office:value-type="float" office:value="0.428125" calcext:value-type="float">
            <text:p>0.428</text:p>
          </table:table-cell>
          <table:table-cell table:formula="of:=20*LOG10([.C450]/['Params&amp;Config'.$C$11])" office:value-type="float" office:value="-1.15983893955374" calcext:value-type="float">
            <text:p>-1.16</text:p>
          </table:table-cell>
          <table:table-cell table:formula="of:=20*LOG10([.C450]/['Params&amp;Config'.$C$12])" office:value-type="float" office:value="16.1235994796777" calcext:value-type="float">
            <text:p>16.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49" calcext:value-type="float">
            <text:p>449</text:p>
          </table:table-cell>
          <table:table-cell table:formula="of:=(['Params&amp;Config'.$C$9]/['Params&amp;Config'.$C$10]) * [.C451]" office:value-type="float" office:value="1.20142578125" calcext:value-type="float">
            <text:p>1.201</text:p>
          </table:table-cell>
          <table:table-cell table:style-name="ce2" table:formula="of:=[.D451]*2" office:value-type="float" office:value="2.4028515625" calcext:value-type="float">
            <text:p>2.403</text:p>
          </table:table-cell>
          <table:table-cell table:style-name="ce2" table:formula="of:=[.D451]/1.4/2" office:value-type="float" office:value="0.429080636160714" calcext:value-type="float">
            <text:p>0.429</text:p>
          </table:table-cell>
          <table:table-cell table:formula="of:=20*LOG10([.C451]/['Params&amp;Config'.$C$11])" office:value-type="float" office:value="-1.14047239945015" calcext:value-type="float">
            <text:p>-1.14</text:p>
          </table:table-cell>
          <table:table-cell table:formula="of:=20*LOG10([.C451]/['Params&amp;Config'.$C$12])" office:value-type="float" office:value="16.1429660197813" calcext:value-type="float">
            <text:p>16.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table:formula="of:=(['Params&amp;Config'.$C$9]/['Params&amp;Config'.$C$10]) * [.C452]" office:value-type="float" office:value="1.2041015625" calcext:value-type="float">
            <text:p>1.204</text:p>
          </table:table-cell>
          <table:table-cell table:style-name="ce2" table:formula="of:=[.D452]*2" office:value-type="float" office:value="2.408203125" calcext:value-type="float">
            <text:p>2.408</text:p>
          </table:table-cell>
          <table:table-cell table:style-name="ce2" table:formula="of:=[.D452]/1.4/2" office:value-type="float" office:value="0.430036272321429" calcext:value-type="float">
            <text:p>0.430</text:p>
          </table:table-cell>
          <table:table-cell table:formula="of:=20*LOG10([.C452]/['Params&amp;Config'.$C$11])" office:value-type="float" office:value="-1.12114894400974" calcext:value-type="float">
            <text:p>-1.12</text:p>
          </table:table-cell>
          <table:table-cell table:formula="of:=20*LOG10([.C452]/['Params&amp;Config'.$C$12])" office:value-type="float" office:value="16.1622894752217" calcext:value-type="float">
            <text:p>16.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1" calcext:value-type="float">
            <text:p>451</text:p>
          </table:table-cell>
          <table:table-cell table:formula="of:=(['Params&amp;Config'.$C$9]/['Params&amp;Config'.$C$10]) * [.C453]" office:value-type="float" office:value="1.20677734375" calcext:value-type="float">
            <text:p>1.207</text:p>
          </table:table-cell>
          <table:table-cell table:style-name="ce2" table:formula="of:=[.D453]*2" office:value-type="float" office:value="2.4135546875" calcext:value-type="float">
            <text:p>2.414</text:p>
          </table:table-cell>
          <table:table-cell table:style-name="ce2" table:formula="of:=[.D453]/1.4/2" office:value-type="float" office:value="0.430991908482143" calcext:value-type="float">
            <text:p>0.431</text:p>
          </table:table-cell>
          <table:table-cell table:formula="of:=20*LOG10([.C453]/['Params&amp;Config'.$C$11])" office:value-type="float" office:value="-1.1018683819574" calcext:value-type="float">
            <text:p>-1.1</text:p>
          </table:table-cell>
          <table:table-cell table:formula="of:=20*LOG10([.C453]/['Params&amp;Config'.$C$12])" office:value-type="float" office:value="16.1815700372741" calcext:value-type="float">
            <text:p>16.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2" calcext:value-type="float">
            <text:p>452</text:p>
          </table:table-cell>
          <table:table-cell table:formula="of:=(['Params&amp;Config'.$C$9]/['Params&amp;Config'.$C$10]) * [.C454]" office:value-type="float" office:value="1.209453125" calcext:value-type="float">
            <text:p>1.209</text:p>
          </table:table-cell>
          <table:table-cell table:style-name="ce2" table:formula="of:=[.D454]*2" office:value-type="float" office:value="2.41890625" calcext:value-type="float">
            <text:p>2.419</text:p>
          </table:table-cell>
          <table:table-cell table:style-name="ce2" table:formula="of:=[.D454]/1.4/2" office:value-type="float" office:value="0.431947544642857" calcext:value-type="float">
            <text:p>0.432</text:p>
          </table:table-cell>
          <table:table-cell table:formula="of:=20*LOG10([.C454]/['Params&amp;Config'.$C$11])" office:value-type="float" office:value="-1.08263052328897" calcext:value-type="float">
            <text:p>-1.08</text:p>
          </table:table-cell>
          <table:table-cell table:formula="of:=20*LOG10([.C454]/['Params&amp;Config'.$C$12])" office:value-type="float" office:value="16.2008078959425" calcext:value-type="float">
            <text:p>16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3" calcext:value-type="float">
            <text:p>453</text:p>
          </table:table-cell>
          <table:table-cell table:formula="of:=(['Params&amp;Config'.$C$9]/['Params&amp;Config'.$C$10]) * [.C455]" office:value-type="float" office:value="1.21212890625" calcext:value-type="float">
            <text:p>1.212</text:p>
          </table:table-cell>
          <table:table-cell table:style-name="ce2" table:formula="of:=[.D455]*2" office:value-type="float" office:value="2.4242578125" calcext:value-type="float">
            <text:p>2.424</text:p>
          </table:table-cell>
          <table:table-cell table:style-name="ce2" table:formula="of:=[.D455]/1.4/2" office:value-type="float" office:value="0.432903180803571" calcext:value-type="float">
            <text:p>0.433</text:p>
          </table:table-cell>
          <table:table-cell table:formula="of:=20*LOG10([.C455]/['Params&amp;Config'.$C$11])" office:value-type="float" office:value="-1.06343517925998" calcext:value-type="float">
            <text:p>-1.06</text:p>
          </table:table-cell>
          <table:table-cell table:formula="of:=20*LOG10([.C455]/['Params&amp;Config'.$C$12])" office:value-type="float" office:value="16.2200032399715" calcext:value-type="float">
            <text:p>16.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4" calcext:value-type="float">
            <text:p>454</text:p>
          </table:table-cell>
          <table:table-cell table:formula="of:=(['Params&amp;Config'.$C$9]/['Params&amp;Config'.$C$10]) * [.C456]" office:value-type="float" office:value="1.2148046875" calcext:value-type="float">
            <text:p>1.215</text:p>
          </table:table-cell>
          <table:table-cell table:style-name="ce2" table:formula="of:=[.D456]*2" office:value-type="float" office:value="2.429609375" calcext:value-type="float">
            <text:p>2.430</text:p>
          </table:table-cell>
          <table:table-cell table:style-name="ce2" table:formula="of:=[.D456]/1.4/2" office:value-type="float" office:value="0.433858816964286" calcext:value-type="float">
            <text:p>0.434</text:p>
          </table:table-cell>
          <table:table-cell table:formula="of:=20*LOG10([.C456]/['Params&amp;Config'.$C$11])" office:value-type="float" office:value="-1.04428216237454" calcext:value-type="float">
            <text:p>-1.04</text:p>
          </table:table-cell>
          <table:table-cell table:formula="of:=20*LOG10([.C456]/['Params&amp;Config'.$C$12])" office:value-type="float" office:value="16.2391562568569" calcext:value-type="float">
            <text:p>16.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table:formula="of:=(['Params&amp;Config'.$C$9]/['Params&amp;Config'.$C$10]) * [.C457]" office:value-type="float" office:value="1.21748046875" calcext:value-type="float">
            <text:p>1.217</text:p>
          </table:table-cell>
          <table:table-cell table:style-name="ce2" table:formula="of:=[.D457]*2" office:value-type="float" office:value="2.4349609375" calcext:value-type="float">
            <text:p>2.435</text:p>
          </table:table-cell>
          <table:table-cell table:style-name="ce2" table:formula="of:=[.D457]/1.4/2" office:value-type="float" office:value="0.434814453125" calcext:value-type="float">
            <text:p>0.435</text:p>
          </table:table-cell>
          <table:table-cell table:formula="of:=20*LOG10([.C457]/['Params&amp;Config'.$C$11])" office:value-type="float" office:value="-1.02517128637437" calcext:value-type="float">
            <text:p>-1.03</text:p>
          </table:table-cell>
          <table:table-cell table:formula="of:=20*LOG10([.C457]/['Params&amp;Config'.$C$12])" office:value-type="float" office:value="16.2582671328571" calcext:value-type="float">
            <text:p>16.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6" calcext:value-type="float">
            <text:p>456</text:p>
          </table:table-cell>
          <table:table-cell table:formula="of:=(['Params&amp;Config'.$C$9]/['Params&amp;Config'.$C$10]) * [.C458]" office:value-type="float" office:value="1.22015625" calcext:value-type="float">
            <text:p>1.220</text:p>
          </table:table-cell>
          <table:table-cell table:style-name="ce2" table:formula="of:=[.D458]*2" office:value-type="float" office:value="2.4403125" calcext:value-type="float">
            <text:p>2.440</text:p>
          </table:table-cell>
          <table:table-cell table:style-name="ce2" table:formula="of:=[.D458]/1.4/2" office:value-type="float" office:value="0.435770089285714" calcext:value-type="float">
            <text:p>0.436</text:p>
          </table:table-cell>
          <table:table-cell table:formula="of:=20*LOG10([.C458]/['Params&amp;Config'.$C$11])" office:value-type="float" office:value="-1.00610236622792" calcext:value-type="float">
            <text:p>-1.01</text:p>
          </table:table-cell>
          <table:table-cell table:formula="of:=20*LOG10([.C458]/['Params&amp;Config'.$C$12])" office:value-type="float" office:value="16.2773360530036" calcext:value-type="float">
            <text:p>16.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7" calcext:value-type="float">
            <text:p>457</text:p>
          </table:table-cell>
          <table:table-cell table:formula="of:=(['Params&amp;Config'.$C$9]/['Params&amp;Config'.$C$10]) * [.C459]" office:value-type="float" office:value="1.22283203125" calcext:value-type="float">
            <text:p>1.223</text:p>
          </table:table-cell>
          <table:table-cell table:style-name="ce2" table:formula="of:=[.D459]*2" office:value-type="float" office:value="2.4456640625" calcext:value-type="float">
            <text:p>2.446</text:p>
          </table:table-cell>
          <table:table-cell table:style-name="ce2" table:formula="of:=[.D459]/1.4/2" office:value-type="float" office:value="0.436725725446429" calcext:value-type="float">
            <text:p>0.437</text:p>
          </table:table-cell>
          <table:table-cell table:formula="of:=20*LOG10([.C459]/['Params&amp;Config'.$C$11])" office:value-type="float" office:value="-0.987075218119611" calcext:value-type="float">
            <text:p>-0.99</text:p>
          </table:table-cell>
          <table:table-cell table:formula="of:=20*LOG10([.C459]/['Params&amp;Config'.$C$12])" office:value-type="float" office:value="16.2963632011119" calcext:value-type="float">
            <text:p>16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8" calcext:value-type="float">
            <text:p>458</text:p>
          </table:table-cell>
          <table:table-cell table:formula="of:=(['Params&amp;Config'.$C$9]/['Params&amp;Config'.$C$10]) * [.C460]" office:value-type="float" office:value="1.2255078125" calcext:value-type="float">
            <text:p>1.226</text:p>
          </table:table-cell>
          <table:table-cell table:style-name="ce2" table:formula="of:=[.D460]*2" office:value-type="float" office:value="2.451015625" calcext:value-type="float">
            <text:p>2.451</text:p>
          </table:table-cell>
          <table:table-cell table:style-name="ce2" table:formula="of:=[.D460]/1.4/2" office:value-type="float" office:value="0.437681361607143" calcext:value-type="float">
            <text:p>0.438</text:p>
          </table:table-cell>
          <table:table-cell table:formula="of:=20*LOG10([.C460]/['Params&amp;Config'.$C$11])" office:value-type="float" office:value="-0.968089659439231" calcext:value-type="float">
            <text:p>-0.97</text:p>
          </table:table-cell>
          <table:table-cell table:formula="of:=20*LOG10([.C460]/['Params&amp;Config'.$C$12])" office:value-type="float" office:value="16.3153487597922" calcext:value-type="float">
            <text:p>16.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59" calcext:value-type="float">
            <text:p>459</text:p>
          </table:table-cell>
          <table:table-cell table:formula="of:=(['Params&amp;Config'.$C$9]/['Params&amp;Config'.$C$10]) * [.C461]" office:value-type="float" office:value="1.22818359375" calcext:value-type="float">
            <text:p>1.228</text:p>
          </table:table-cell>
          <table:table-cell table:style-name="ce2" table:formula="of:=[.D461]*2" office:value-type="float" office:value="2.4563671875" calcext:value-type="float">
            <text:p>2.456</text:p>
          </table:table-cell>
          <table:table-cell table:style-name="ce2" table:formula="of:=[.D461]/1.4/2" office:value-type="float" office:value="0.438636997767857" calcext:value-type="float">
            <text:p>0.439</text:p>
          </table:table-cell>
          <table:table-cell table:formula="of:=20*LOG10([.C461]/['Params&amp;Config'.$C$11])" office:value-type="float" office:value="-0.94914550877139" calcext:value-type="float">
            <text:p>-0.95</text:p>
          </table:table-cell>
          <table:table-cell table:formula="of:=20*LOG10([.C461]/['Params&amp;Config'.$C$12])" office:value-type="float" office:value="16.3342929104601" calcext:value-type="float">
            <text:p>16.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table:formula="of:=(['Params&amp;Config'.$C$9]/['Params&amp;Config'.$C$10]) * [.C462]" office:value-type="float" office:value="1.230859375" calcext:value-type="float">
            <text:p>1.231</text:p>
          </table:table-cell>
          <table:table-cell table:style-name="ce2" table:formula="of:=[.D462]*2" office:value-type="float" office:value="2.46171875" calcext:value-type="float">
            <text:p>2.462</text:p>
          </table:table-cell>
          <table:table-cell table:style-name="ce2" table:formula="of:=[.D462]/1.4/2" office:value-type="float" office:value="0.439592633928571" calcext:value-type="float">
            <text:p>0.440</text:p>
          </table:table-cell>
          <table:table-cell table:formula="of:=20*LOG10([.C462]/['Params&amp;Config'.$C$11])" office:value-type="float" office:value="-0.930242585885134" calcext:value-type="float">
            <text:p>-0.93</text:p>
          </table:table-cell>
          <table:table-cell table:formula="of:=20*LOG10([.C462]/['Params&amp;Config'.$C$12])" office:value-type="float" office:value="16.3531958333463" calcext:value-type="float">
            <text:p>16.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1" calcext:value-type="float">
            <text:p>461</text:p>
          </table:table-cell>
          <table:table-cell table:formula="of:=(['Params&amp;Config'.$C$9]/['Params&amp;Config'.$C$10]) * [.C463]" office:value-type="float" office:value="1.23353515625" calcext:value-type="float">
            <text:p>1.234</text:p>
          </table:table-cell>
          <table:table-cell table:style-name="ce2" table:formula="of:=[.D463]*2" office:value-type="float" office:value="2.4670703125" calcext:value-type="float">
            <text:p>2.467</text:p>
          </table:table-cell>
          <table:table-cell table:style-name="ce2" table:formula="of:=[.D463]/1.4/2" office:value-type="float" office:value="0.440548270089286" calcext:value-type="float">
            <text:p>0.441</text:p>
          </table:table-cell>
          <table:table-cell table:formula="of:=20*LOG10([.C463]/['Params&amp;Config'.$C$11])" office:value-type="float" office:value="-0.911380711723652" calcext:value-type="float">
            <text:p>-0.91</text:p>
          </table:table-cell>
          <table:table-cell table:formula="of:=20*LOG10([.C463]/['Params&amp;Config'.$C$12])" office:value-type="float" office:value="16.3720577075078" calcext:value-type="float">
            <text:p>16.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 table:formula="of:=(['Params&amp;Config'.$C$9]/['Params&amp;Config'.$C$10]) * [.C464]" office:value-type="float" office:value="1.2362109375" calcext:value-type="float">
            <text:p>1.236</text:p>
          </table:table-cell>
          <table:table-cell table:style-name="ce2" table:formula="of:=[.D464]*2" office:value-type="float" office:value="2.472421875" calcext:value-type="float">
            <text:p>2.472</text:p>
          </table:table-cell>
          <table:table-cell table:style-name="ce2" table:formula="of:=[.D464]/1.4/2" office:value-type="float" office:value="0.44150390625" calcext:value-type="float">
            <text:p>0.442</text:p>
          </table:table-cell>
          <table:table-cell table:formula="of:=20*LOG10([.C464]/['Params&amp;Config'.$C$11])" office:value-type="float" office:value="-0.892559708394105" calcext:value-type="float">
            <text:p>-0.89</text:p>
          </table:table-cell>
          <table:table-cell table:formula="of:=20*LOG10([.C464]/['Params&amp;Config'.$C$12])" office:value-type="float" office:value="16.3908787108374" calcext:value-type="float">
            <text:p>16.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3" calcext:value-type="float">
            <text:p>463</text:p>
          </table:table-cell>
          <table:table-cell table:formula="of:=(['Params&amp;Config'.$C$9]/['Params&amp;Config'.$C$10]) * [.C465]" office:value-type="float" office:value="1.23888671875" calcext:value-type="float">
            <text:p>1.239</text:p>
          </table:table-cell>
          <table:table-cell table:style-name="ce2" table:formula="of:=[.D465]*2" office:value-type="float" office:value="2.4777734375" calcext:value-type="float">
            <text:p>2.478</text:p>
          </table:table-cell>
          <table:table-cell table:style-name="ce2" table:formula="of:=[.D465]/1.4/2" office:value-type="float" office:value="0.442459542410714" calcext:value-type="float">
            <text:p>0.442</text:p>
          </table:table-cell>
          <table:table-cell table:formula="of:=20*LOG10([.C465]/['Params&amp;Config'.$C$11])" office:value-type="float" office:value="-0.873779399157552" calcext:value-type="float">
            <text:p>-0.87</text:p>
          </table:table-cell>
          <table:table-cell table:formula="of:=20*LOG10([.C465]/['Params&amp;Config'.$C$12])" office:value-type="float" office:value="16.4096590200739" calcext:value-type="float">
            <text:p>16.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4" calcext:value-type="float">
            <text:p>464</text:p>
          </table:table-cell>
          <table:table-cell table:formula="of:=(['Params&amp;Config'.$C$9]/['Params&amp;Config'.$C$10]) * [.C466]" office:value-type="float" office:value="1.2415625" calcext:value-type="float">
            <text:p>1.242</text:p>
          </table:table-cell>
          <table:table-cell table:style-name="ce2" table:formula="of:=[.D466]*2" office:value-type="float" office:value="2.483125" calcext:value-type="float">
            <text:p>2.483</text:p>
          </table:table-cell>
          <table:table-cell table:style-name="ce2" table:formula="of:=[.D466]/1.4/2" office:value-type="float" office:value="0.443415178571429" calcext:value-type="float">
            <text:p>0.443</text:p>
          </table:table-cell>
          <table:table-cell table:formula="of:=20*LOG10([.C466]/['Params&amp;Config'.$C$11])" office:value-type="float" office:value="-0.855039608418998" calcext:value-type="float">
            <text:p>-0.86</text:p>
          </table:table-cell>
          <table:table-cell table:formula="of:=20*LOG10([.C466]/['Params&amp;Config'.$C$12])" office:value-type="float" office:value="16.4283988108125" calcext:value-type="float">
            <text:p>16.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table:formula="of:=(['Params&amp;Config'.$C$9]/['Params&amp;Config'.$C$10]) * [.C467]" office:value-type="float" office:value="1.24423828125" calcext:value-type="float">
            <text:p>1.244</text:p>
          </table:table-cell>
          <table:table-cell table:style-name="ce2" table:formula="of:=[.D467]*2" office:value-type="float" office:value="2.4884765625" calcext:value-type="float">
            <text:p>2.488</text:p>
          </table:table-cell>
          <table:table-cell table:style-name="ce2" table:formula="of:=[.D467]/1.4/2" office:value-type="float" office:value="0.444370814732143" calcext:value-type="float">
            <text:p>0.444</text:p>
          </table:table-cell>
          <table:table-cell table:formula="of:=20*LOG10([.C467]/['Params&amp;Config'.$C$11])" office:value-type="float" office:value="-0.836340161717537" calcext:value-type="float">
            <text:p>-0.84</text:p>
          </table:table-cell>
          <table:table-cell table:formula="of:=20*LOG10([.C467]/['Params&amp;Config'.$C$12])" office:value-type="float" office:value="16.4470982575139" calcext:value-type="float">
            <text:p>16.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table:formula="of:=(['Params&amp;Config'.$C$9]/['Params&amp;Config'.$C$10]) * [.C468]" office:value-type="float" office:value="1.2469140625" calcext:value-type="float">
            <text:p>1.247</text:p>
          </table:table-cell>
          <table:table-cell table:style-name="ce2" table:formula="of:=[.D468]*2" office:value-type="float" office:value="2.493828125" calcext:value-type="float">
            <text:p>2.494</text:p>
          </table:table-cell>
          <table:table-cell table:style-name="ce2" table:formula="of:=[.D468]/1.4/2" office:value-type="float" office:value="0.445326450892857" calcext:value-type="float">
            <text:p>0.445</text:p>
          </table:table-cell>
          <table:table-cell table:formula="of:=20*LOG10([.C468]/['Params&amp;Config'.$C$11])" office:value-type="float" office:value="-0.817680885716612" calcext:value-type="float">
            <text:p>-0.82</text:p>
          </table:table-cell>
          <table:table-cell table:formula="of:=20*LOG10([.C468]/['Params&amp;Config'.$C$12])" office:value-type="float" office:value="16.4657575335149" calcext:value-type="float">
            <text:p>16.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7" calcext:value-type="float">
            <text:p>467</text:p>
          </table:table-cell>
          <table:table-cell table:formula="of:=(['Params&amp;Config'.$C$9]/['Params&amp;Config'.$C$10]) * [.C469]" office:value-type="float" office:value="1.24958984375" calcext:value-type="float">
            <text:p>1.250</text:p>
          </table:table-cell>
          <table:table-cell table:style-name="ce2" table:formula="of:=[.D469]*2" office:value-type="float" office:value="2.4991796875" calcext:value-type="float">
            <text:p>2.499</text:p>
          </table:table-cell>
          <table:table-cell table:style-name="ce2" table:formula="of:=[.D469]/1.4/2" office:value-type="float" office:value="0.446282087053572" calcext:value-type="float">
            <text:p>0.446</text:p>
          </table:table-cell>
          <table:table-cell table:formula="of:=20*LOG10([.C469]/['Params&amp;Config'.$C$11])" office:value-type="float" office:value="-0.799061608194372" calcext:value-type="float">
            <text:p>-0.8</text:p>
          </table:table-cell>
          <table:table-cell table:formula="of:=20*LOG10([.C469]/['Params&amp;Config'.$C$12])" office:value-type="float" office:value="16.4843768110371" calcext:value-type="float">
            <text:p>16.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table:formula="of:=(['Params&amp;Config'.$C$9]/['Params&amp;Config'.$C$10]) * [.C470]" office:value-type="float" office:value="1.252265625" calcext:value-type="float">
            <text:p>1.252</text:p>
          </table:table-cell>
          <table:table-cell table:style-name="ce2" table:formula="of:=[.D470]*2" office:value-type="float" office:value="2.50453125" calcext:value-type="float">
            <text:p>2.505</text:p>
          </table:table-cell>
          <table:table-cell table:style-name="ce2" table:formula="of:=[.D470]/1.4/2" office:value-type="float" office:value="0.447237723214286" calcext:value-type="float">
            <text:p>0.447</text:p>
          </table:table-cell>
          <table:table-cell table:formula="of:=20*LOG10([.C470]/['Params&amp;Config'.$C$11])" office:value-type="float" office:value="-0.780482158034134" calcext:value-type="float">
            <text:p>-0.78</text:p>
          </table:table-cell>
          <table:table-cell table:formula="of:=20*LOG10([.C470]/['Params&amp;Config'.$C$12])" office:value-type="float" office:value="16.5029562611973" calcext:value-type="float">
            <text:p>16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69" calcext:value-type="float">
            <text:p>469</text:p>
          </table:table-cell>
          <table:table-cell table:formula="of:=(['Params&amp;Config'.$C$9]/['Params&amp;Config'.$C$10]) * [.C471]" office:value-type="float" office:value="1.25494140625" calcext:value-type="float">
            <text:p>1.255</text:p>
          </table:table-cell>
          <table:table-cell table:style-name="ce2" table:formula="of:=[.D471]*2" office:value-type="float" office:value="2.5098828125" calcext:value-type="float">
            <text:p>2.510</text:p>
          </table:table-cell>
          <table:table-cell table:style-name="ce2" table:formula="of:=[.D471]/1.4/2" office:value-type="float" office:value="0.448193359375" calcext:value-type="float">
            <text:p>0.448</text:p>
          </table:table-cell>
          <table:table-cell table:formula="of:=20*LOG10([.C471]/['Params&amp;Config'.$C$11])" office:value-type="float" office:value="-0.76194236521495" calcext:value-type="float">
            <text:p>-0.76</text:p>
          </table:table-cell>
          <table:table-cell table:formula="of:=20*LOG10([.C471]/['Params&amp;Config'.$C$12])" office:value-type="float" office:value="16.5214960540165" calcext:value-type="float">
            <text:p>16.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table:formula="of:=(['Params&amp;Config'.$C$9]/['Params&amp;Config'.$C$10]) * [.C472]" office:value-type="float" office:value="1.2576171875" calcext:value-type="float">
            <text:p>1.258</text:p>
          </table:table-cell>
          <table:table-cell table:style-name="ce2" table:formula="of:=[.D472]*2" office:value-type="float" office:value="2.515234375" calcext:value-type="float">
            <text:p>2.515</text:p>
          </table:table-cell>
          <table:table-cell table:style-name="ce2" table:formula="of:=[.D472]/1.4/2" office:value-type="float" office:value="0.449148995535714" calcext:value-type="float">
            <text:p>0.449</text:p>
          </table:table-cell>
          <table:table-cell table:formula="of:=20*LOG10([.C472]/['Params&amp;Config'.$C$11])" office:value-type="float" office:value="-0.743442060802266" calcext:value-type="float">
            <text:p>-0.74</text:p>
          </table:table-cell>
          <table:table-cell table:formula="of:=20*LOG10([.C472]/['Params&amp;Config'.$C$12])" office:value-type="float" office:value="16.5399963584292" calcext:value-type="float">
            <text:p>16.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1" calcext:value-type="float">
            <text:p>471</text:p>
          </table:table-cell>
          <table:table-cell table:formula="of:=(['Params&amp;Config'.$C$9]/['Params&amp;Config'.$C$10]) * [.C473]" office:value-type="float" office:value="1.26029296875" calcext:value-type="float">
            <text:p>1.260</text:p>
          </table:table-cell>
          <table:table-cell table:style-name="ce2" table:formula="of:=[.D473]*2" office:value-type="float" office:value="2.5205859375" calcext:value-type="float">
            <text:p>2.521</text:p>
          </table:table-cell>
          <table:table-cell table:style-name="ce2" table:formula="of:=[.D473]/1.4/2" office:value-type="float" office:value="0.450104631696429" calcext:value-type="float">
            <text:p>0.450</text:p>
          </table:table-cell>
          <table:table-cell table:formula="of:=20*LOG10([.C473]/['Params&amp;Config'.$C$11])" office:value-type="float" office:value="-0.724981076938692" calcext:value-type="float">
            <text:p>-0.72</text:p>
          </table:table-cell>
          <table:table-cell table:formula="of:=20*LOG10([.C473]/['Params&amp;Config'.$C$12])" office:value-type="float" office:value="16.5584573422928" calcext:value-type="float">
            <text:p>16.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2" calcext:value-type="float">
            <text:p>472</text:p>
          </table:table-cell>
          <table:table-cell table:formula="of:=(['Params&amp;Config'.$C$9]/['Params&amp;Config'.$C$10]) * [.C474]" office:value-type="float" office:value="1.26296875" calcext:value-type="float">
            <text:p>1.263</text:p>
          </table:table-cell>
          <table:table-cell table:style-name="ce2" table:formula="of:=[.D474]*2" office:value-type="float" office:value="2.5259375" calcext:value-type="float">
            <text:p>2.526</text:p>
          </table:table-cell>
          <table:table-cell table:style-name="ce2" table:formula="of:=[.D474]/1.4/2" office:value-type="float" office:value="0.451060267857143" calcext:value-type="float">
            <text:p>0.451</text:p>
          </table:table-cell>
          <table:table-cell table:formula="of:=20*LOG10([.C474]/['Params&amp;Config'.$C$11])" office:value-type="float" office:value="-0.70655924683486" calcext:value-type="float">
            <text:p>-0.71</text:p>
          </table:table-cell>
          <table:table-cell table:formula="of:=20*LOG10([.C474]/['Params&amp;Config'.$C$12])" office:value-type="float" office:value="16.5768791723966" calcext:value-type="float">
            <text:p>16.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3" calcext:value-type="float">
            <text:p>473</text:p>
          </table:table-cell>
          <table:table-cell table:formula="of:=(['Params&amp;Config'.$C$9]/['Params&amp;Config'.$C$10]) * [.C475]" office:value-type="float" office:value="1.26564453125" calcext:value-type="float">
            <text:p>1.266</text:p>
          </table:table-cell>
          <table:table-cell table:style-name="ce2" table:formula="of:=[.D475]*2" office:value-type="float" office:value="2.5312890625" calcext:value-type="float">
            <text:p>2.531</text:p>
          </table:table-cell>
          <table:table-cell table:style-name="ce2" table:formula="of:=[.D475]/1.4/2" office:value-type="float" office:value="0.452015904017857" calcext:value-type="float">
            <text:p>0.452</text:p>
          </table:table-cell>
          <table:table-cell table:formula="of:=20*LOG10([.C475]/['Params&amp;Config'.$C$11])" office:value-type="float" office:value="-0.688176404760384" calcext:value-type="float">
            <text:p>-0.69</text:p>
          </table:table-cell>
          <table:table-cell table:formula="of:=20*LOG10([.C475]/['Params&amp;Config'.$C$12])" office:value-type="float" office:value="16.5952620144711" calcext:value-type="float">
            <text:p>16.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4" calcext:value-type="float">
            <text:p>474</text:p>
          </table:table-cell>
          <table:table-cell table:formula="of:=(['Params&amp;Config'.$C$9]/['Params&amp;Config'.$C$10]) * [.C476]" office:value-type="float" office:value="1.2683203125" calcext:value-type="float">
            <text:p>1.268</text:p>
          </table:table-cell>
          <table:table-cell table:style-name="ce2" table:formula="of:=[.D476]*2" office:value-type="float" office:value="2.536640625" calcext:value-type="float">
            <text:p>2.537</text:p>
          </table:table-cell>
          <table:table-cell table:style-name="ce2" table:formula="of:=[.D476]/1.4/2" office:value-type="float" office:value="0.452971540178571" calcext:value-type="float">
            <text:p>0.453</text:p>
          </table:table-cell>
          <table:table-cell table:formula="of:=20*LOG10([.C476]/['Params&amp;Config'.$C$11])" office:value-type="float" office:value="-0.669832386034914" calcext:value-type="float">
            <text:p>-0.67</text:p>
          </table:table-cell>
          <table:table-cell table:formula="of:=20*LOG10([.C476]/['Params&amp;Config'.$C$12])" office:value-type="float" office:value="16.6136060331966" calcext:value-type="float">
            <text:p>16.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table:formula="of:=(['Params&amp;Config'.$C$9]/['Params&amp;Config'.$C$10]) * [.C477]" office:value-type="float" office:value="1.27099609375" calcext:value-type="float">
            <text:p>1.271</text:p>
          </table:table-cell>
          <table:table-cell table:style-name="ce2" table:formula="of:=[.D477]*2" office:value-type="float" office:value="2.5419921875" calcext:value-type="float">
            <text:p>2.542</text:p>
          </table:table-cell>
          <table:table-cell table:style-name="ce2" table:formula="of:=[.D477]/1.4/2" office:value-type="float" office:value="0.453927176339286" calcext:value-type="float">
            <text:p>0.454</text:p>
          </table:table-cell>
          <table:table-cell table:formula="of:=20*LOG10([.C477]/['Params&amp;Config'.$C$11])" office:value-type="float" office:value="-0.651527027019284" calcext:value-type="float">
            <text:p>-0.65</text:p>
          </table:table-cell>
          <table:table-cell table:formula="of:=20*LOG10([.C477]/['Params&amp;Config'.$C$12])" office:value-type="float" office:value="16.6319113922122" calcext:value-type="float">
            <text:p>16.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6" calcext:value-type="float">
            <text:p>476</text:p>
          </table:table-cell>
          <table:table-cell table:formula="of:=(['Params&amp;Config'.$C$9]/['Params&amp;Config'.$C$10]) * [.C478]" office:value-type="float" office:value="1.273671875" calcext:value-type="float">
            <text:p>1.274</text:p>
          </table:table-cell>
          <table:table-cell table:style-name="ce2" table:formula="of:=[.D478]*2" office:value-type="float" office:value="2.54734375" calcext:value-type="float">
            <text:p>2.547</text:p>
          </table:table-cell>
          <table:table-cell table:style-name="ce2" table:formula="of:=[.D478]/1.4/2" office:value-type="float" office:value="0.4548828125" calcext:value-type="float">
            <text:p>0.455</text:p>
          </table:table-cell>
          <table:table-cell table:formula="of:=20*LOG10([.C478]/['Params&amp;Config'.$C$11])" office:value-type="float" office:value="-0.633260165106752" calcext:value-type="float">
            <text:p>-0.63</text:p>
          </table:table-cell>
          <table:table-cell table:formula="of:=20*LOG10([.C478]/['Params&amp;Config'.$C$12])" office:value-type="float" office:value="16.6501782541247" calcext:value-type="float">
            <text:p>16.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7" calcext:value-type="float">
            <text:p>477</text:p>
          </table:table-cell>
          <table:table-cell table:formula="of:=(['Params&amp;Config'.$C$9]/['Params&amp;Config'.$C$10]) * [.C479]" office:value-type="float" office:value="1.27634765625" calcext:value-type="float">
            <text:p>1.276</text:p>
          </table:table-cell>
          <table:table-cell table:style-name="ce2" table:formula="of:=[.D479]*2" office:value-type="float" office:value="2.5526953125" calcext:value-type="float">
            <text:p>2.553</text:p>
          </table:table-cell>
          <table:table-cell table:style-name="ce2" table:formula="of:=[.D479]/1.4/2" office:value-type="float" office:value="0.455838448660714" calcext:value-type="float">
            <text:p>0.456</text:p>
          </table:table-cell>
          <table:table-cell table:formula="of:=20*LOG10([.C479]/['Params&amp;Config'.$C$11])" office:value-type="float" office:value="-0.615031638714337" calcext:value-type="float">
            <text:p>-0.62</text:p>
          </table:table-cell>
          <table:table-cell table:formula="of:=20*LOG10([.C479]/['Params&amp;Config'.$C$12])" office:value-type="float" office:value="16.6684067805171" calcext:value-type="float">
            <text:p>16.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8" calcext:value-type="float">
            <text:p>478</text:p>
          </table:table-cell>
          <table:table-cell table:formula="of:=(['Params&amp;Config'.$C$9]/['Params&amp;Config'.$C$10]) * [.C480]" office:value-type="float" office:value="1.2790234375" calcext:value-type="float">
            <text:p>1.279</text:p>
          </table:table-cell>
          <table:table-cell table:style-name="ce2" table:formula="of:=[.D480]*2" office:value-type="float" office:value="2.558046875" calcext:value-type="float">
            <text:p>2.558</text:p>
          </table:table-cell>
          <table:table-cell table:style-name="ce2" table:formula="of:=[.D480]/1.4/2" office:value-type="float" office:value="0.456794084821429" calcext:value-type="float">
            <text:p>0.457</text:p>
          </table:table-cell>
          <table:table-cell table:formula="of:=20*LOG10([.C480]/['Params&amp;Config'.$C$11])" office:value-type="float" office:value="-0.596841287274238" calcext:value-type="float">
            <text:p>-0.6</text:p>
          </table:table-cell>
          <table:table-cell table:formula="of:=20*LOG10([.C480]/['Params&amp;Config'.$C$12])" office:value-type="float" office:value="16.6865971319572" calcext:value-type="float">
            <text:p>16.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9" calcext:value-type="float">
            <text:p>479</text:p>
          </table:table-cell>
          <table:table-cell table:formula="of:=(['Params&amp;Config'.$C$9]/['Params&amp;Config'.$C$10]) * [.C481]" office:value-type="float" office:value="1.28169921875" calcext:value-type="float">
            <text:p>1.282</text:p>
          </table:table-cell>
          <table:table-cell table:style-name="ce2" table:formula="of:=[.D481]*2" office:value-type="float" office:value="2.5633984375" calcext:value-type="float">
            <text:p>2.563</text:p>
          </table:table-cell>
          <table:table-cell table:style-name="ce2" table:formula="of:=[.D481]/1.4/2" office:value-type="float" office:value="0.457749720982143" calcext:value-type="float">
            <text:p>0.458</text:p>
          </table:table-cell>
          <table:table-cell table:formula="of:=20*LOG10([.C481]/['Params&amp;Config'.$C$11])" office:value-type="float" office:value="-0.578688951225351" calcext:value-type="float">
            <text:p>-0.58</text:p>
          </table:table-cell>
          <table:table-cell table:formula="of:=20*LOG10([.C481]/['Params&amp;Config'.$C$12])" office:value-type="float" office:value="16.7047494680061" calcext:value-type="float">
            <text:p>16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table:formula="of:=(['Params&amp;Config'.$C$9]/['Params&amp;Config'.$C$10]) * [.C482]" office:value-type="float" office:value="1.284375" calcext:value-type="float">
            <text:p>1.284</text:p>
          </table:table-cell>
          <table:table-cell table:style-name="ce2" table:formula="of:=[.D482]*2" office:value-type="float" office:value="2.56875" calcext:value-type="float">
            <text:p>2.569</text:p>
          </table:table-cell>
          <table:table-cell table:style-name="ce2" table:formula="of:=[.D482]/1.4/2" office:value-type="float" office:value="0.458705357142857" calcext:value-type="float">
            <text:p>0.459</text:p>
          </table:table-cell>
          <table:table-cell table:formula="of:=20*LOG10([.C482]/['Params&amp;Config'.$C$11])" office:value-type="float" office:value="-0.560574472004871" calcext:value-type="float">
            <text:p>-0.56</text:p>
          </table:table-cell>
          <table:table-cell table:formula="of:=20*LOG10([.C482]/['Params&amp;Config'.$C$12])" office:value-type="float" office:value="16.7228639472266" calcext:value-type="float">
            <text:p>16.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1" calcext:value-type="float">
            <text:p>481</text:p>
          </table:table-cell>
          <table:table-cell table:formula="of:=(['Params&amp;Config'.$C$9]/['Params&amp;Config'.$C$10]) * [.C483]" office:value-type="float" office:value="1.28705078125" calcext:value-type="float">
            <text:p>1.287</text:p>
          </table:table-cell>
          <table:table-cell table:style-name="ce2" table:formula="of:=[.D483]*2" office:value-type="float" office:value="2.5741015625" calcext:value-type="float">
            <text:p>2.574</text:p>
          </table:table-cell>
          <table:table-cell table:style-name="ce2" table:formula="of:=[.D483]/1.4/2" office:value-type="float" office:value="0.459660993303571" calcext:value-type="float">
            <text:p>0.460</text:p>
          </table:table-cell>
          <table:table-cell table:formula="of:=20*LOG10([.C483]/['Params&amp;Config'.$C$11])" office:value-type="float" office:value="-0.54249769203998" calcext:value-type="float">
            <text:p>-0.54</text:p>
          </table:table-cell>
          <table:table-cell table:formula="of:=20*LOG10([.C483]/['Params&amp;Config'.$C$12])" office:value-type="float" office:value="16.7409407271915" calcext:value-type="float">
            <text:p>16.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2" calcext:value-type="float">
            <text:p>482</text:p>
          </table:table-cell>
          <table:table-cell table:formula="of:=(['Params&amp;Config'.$C$9]/['Params&amp;Config'.$C$10]) * [.C484]" office:value-type="float" office:value="1.2897265625" calcext:value-type="float">
            <text:p>1.290</text:p>
          </table:table-cell>
          <table:table-cell table:style-name="ce2" table:formula="of:=[.D484]*2" office:value-type="float" office:value="2.579453125" calcext:value-type="float">
            <text:p>2.579</text:p>
          </table:table-cell>
          <table:table-cell table:style-name="ce2" table:formula="of:=[.D484]/1.4/2" office:value-type="float" office:value="0.460616629464286" calcext:value-type="float">
            <text:p>0.461</text:p>
          </table:table-cell>
          <table:table-cell table:formula="of:=20*LOG10([.C484]/['Params&amp;Config'.$C$11])" office:value-type="float" office:value="-0.524458454739624" calcext:value-type="float">
            <text:p>-0.52</text:p>
          </table:table-cell>
          <table:table-cell table:formula="of:=20*LOG10([.C484]/['Params&amp;Config'.$C$12])" office:value-type="float" office:value="16.7589799644919" calcext:value-type="float">
            <text:p>16.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3" calcext:value-type="float">
            <text:p>483</text:p>
          </table:table-cell>
          <table:table-cell table:formula="of:=(['Params&amp;Config'.$C$9]/['Params&amp;Config'.$C$10]) * [.C485]" office:value-type="float" office:value="1.29240234375" calcext:value-type="float">
            <text:p>1.292</text:p>
          </table:table-cell>
          <table:table-cell table:style-name="ce2" table:formula="of:=[.D485]*2" office:value-type="float" office:value="2.5848046875" calcext:value-type="float">
            <text:p>2.585</text:p>
          </table:table-cell>
          <table:table-cell table:style-name="ce2" table:formula="of:=[.D485]/1.4/2" office:value-type="float" office:value="0.461572265625" calcext:value-type="float">
            <text:p>0.462</text:p>
          </table:table-cell>
          <table:table-cell table:formula="of:=20*LOG10([.C485]/['Params&amp;Config'.$C$11])" office:value-type="float" office:value="-0.506456604486372" calcext:value-type="float">
            <text:p>-0.51</text:p>
          </table:table-cell>
          <table:table-cell table:formula="of:=20*LOG10([.C485]/['Params&amp;Config'.$C$12])" office:value-type="float" office:value="16.7769818147451" calcext:value-type="float">
            <text:p>16.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4" calcext:value-type="float">
            <text:p>484</text:p>
          </table:table-cell>
          <table:table-cell table:formula="of:=(['Params&amp;Config'.$C$9]/['Params&amp;Config'.$C$10]) * [.C486]" office:value-type="float" office:value="1.295078125" calcext:value-type="float">
            <text:p>1.295</text:p>
          </table:table-cell>
          <table:table-cell table:style-name="ce2" table:formula="of:=[.D486]*2" office:value-type="float" office:value="2.59015625" calcext:value-type="float">
            <text:p>2.590</text:p>
          </table:table-cell>
          <table:table-cell table:style-name="ce2" table:formula="of:=[.D486]/1.4/2" office:value-type="float" office:value="0.462527901785714" calcext:value-type="float">
            <text:p>0.463</text:p>
          </table:table-cell>
          <table:table-cell table:formula="of:=20*LOG10([.C486]/['Params&amp;Config'.$C$11])" office:value-type="float" office:value="-0.488491986628366" calcext:value-type="float">
            <text:p>-0.49</text:p>
          </table:table-cell>
          <table:table-cell table:formula="of:=20*LOG10([.C486]/['Params&amp;Config'.$C$12])" office:value-type="float" office:value="16.7949464326031" calcext:value-type="float">
            <text:p>16.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table:formula="of:=(['Params&amp;Config'.$C$9]/['Params&amp;Config'.$C$10]) * [.C487]" office:value-type="float" office:value="1.29775390625" calcext:value-type="float">
            <text:p>1.298</text:p>
          </table:table-cell>
          <table:table-cell table:style-name="ce2" table:formula="of:=[.D487]*2" office:value-type="float" office:value="2.5955078125" calcext:value-type="float">
            <text:p>2.596</text:p>
          </table:table-cell>
          <table:table-cell table:style-name="ce2" table:formula="of:=[.D487]/1.4/2" office:value-type="float" office:value="0.463483537946429" calcext:value-type="float">
            <text:p>0.463</text:p>
          </table:table-cell>
          <table:table-cell table:formula="of:=20*LOG10([.C487]/['Params&amp;Config'.$C$11])" office:value-type="float" office:value="-0.470564447471342" calcext:value-type="float">
            <text:p>-0.47</text:p>
          </table:table-cell>
          <table:table-cell table:formula="of:=20*LOG10([.C487]/['Params&amp;Config'.$C$12])" office:value-type="float" office:value="16.8128739717601" calcext:value-type="float">
            <text:p>16.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6" calcext:value-type="float">
            <text:p>486</text:p>
          </table:table-cell>
          <table:table-cell table:formula="of:=(['Params&amp;Config'.$C$9]/['Params&amp;Config'.$C$10]) * [.C488]" office:value-type="float" office:value="1.3004296875" calcext:value-type="float">
            <text:p>1.300</text:p>
          </table:table-cell>
          <table:table-cell table:style-name="ce2" table:formula="of:=[.D488]*2" office:value-type="float" office:value="2.600859375" calcext:value-type="float">
            <text:p>2.601</text:p>
          </table:table-cell>
          <table:table-cell table:style-name="ce2" table:formula="of:=[.D488]/1.4/2" office:value-type="float" office:value="0.464439174107143" calcext:value-type="float">
            <text:p>0.464</text:p>
          </table:table-cell>
          <table:table-cell table:formula="of:=20*LOG10([.C488]/['Params&amp;Config'.$C$11])" office:value-type="float" office:value="-0.452673834270748" calcext:value-type="float">
            <text:p>-0.45</text:p>
          </table:table-cell>
          <table:table-cell table:formula="of:=20*LOG10([.C488]/['Params&amp;Config'.$C$12])" office:value-type="float" office:value="16.8307645849607" calcext:value-type="float">
            <text:p>16.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7" calcext:value-type="float">
            <text:p>487</text:p>
          </table:table-cell>
          <table:table-cell table:formula="of:=(['Params&amp;Config'.$C$9]/['Params&amp;Config'.$C$10]) * [.C489]" office:value-type="float" office:value="1.30310546875" calcext:value-type="float">
            <text:p>1.303</text:p>
          </table:table-cell>
          <table:table-cell table:style-name="ce2" table:formula="of:=[.D489]*2" office:value-type="float" office:value="2.6062109375" calcext:value-type="float">
            <text:p>2.606</text:p>
          </table:table-cell>
          <table:table-cell table:style-name="ce2" table:formula="of:=[.D489]/1.4/2" office:value-type="float" office:value="0.465394810267857" calcext:value-type="float">
            <text:p>0.465</text:p>
          </table:table-cell>
          <table:table-cell table:formula="of:=20*LOG10([.C489]/['Params&amp;Config'.$C$11])" office:value-type="float" office:value="-0.434819995223929" calcext:value-type="float">
            <text:p>-0.43</text:p>
          </table:table-cell>
          <table:table-cell table:formula="of:=20*LOG10([.C489]/['Params&amp;Config'.$C$12])" office:value-type="float" office:value="16.8486184240076" calcext:value-type="float">
            <text:p>16.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8" calcext:value-type="float">
            <text:p>488</text:p>
          </table:table-cell>
          <table:table-cell table:formula="of:=(['Params&amp;Config'.$C$9]/['Params&amp;Config'.$C$10]) * [.C490]" office:value-type="float" office:value="1.30578125" calcext:value-type="float">
            <text:p>1.306</text:p>
          </table:table-cell>
          <table:table-cell table:style-name="ce2" table:formula="of:=[.D490]*2" office:value-type="float" office:value="2.6115625" calcext:value-type="float">
            <text:p>2.612</text:p>
          </table:table-cell>
          <table:table-cell table:style-name="ce2" table:formula="of:=[.D490]/1.4/2" office:value-type="float" office:value="0.466350446428571" calcext:value-type="float">
            <text:p>0.466</text:p>
          </table:table-cell>
          <table:table-cell table:formula="of:=20*LOG10([.C490]/['Params&amp;Config'.$C$11])" office:value-type="float" office:value="-0.417002779462403" calcext:value-type="float">
            <text:p>-0.42</text:p>
          </table:table-cell>
          <table:table-cell table:formula="of:=20*LOG10([.C490]/['Params&amp;Config'.$C$12])" office:value-type="float" office:value="16.8664356397691" calcext:value-type="float">
            <text:p>16.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9" calcext:value-type="float">
            <text:p>489</text:p>
          </table:table-cell>
          <table:table-cell table:formula="of:=(['Params&amp;Config'.$C$9]/['Params&amp;Config'.$C$10]) * [.C491]" office:value-type="float" office:value="1.30845703125" calcext:value-type="float">
            <text:p>1.308</text:p>
          </table:table-cell>
          <table:table-cell table:style-name="ce2" table:formula="of:=[.D491]*2" office:value-type="float" office:value="2.6169140625" calcext:value-type="float">
            <text:p>2.617</text:p>
          </table:table-cell>
          <table:table-cell table:style-name="ce2" table:formula="of:=[.D491]/1.4/2" office:value-type="float" office:value="0.467306082589286" calcext:value-type="float">
            <text:p>0.467</text:p>
          </table:table-cell>
          <table:table-cell table:formula="of:=20*LOG10([.C491]/['Params&amp;Config'.$C$11])" office:value-type="float" office:value="-0.39922203704421" calcext:value-type="float">
            <text:p>-0.4</text:p>
          </table:table-cell>
          <table:table-cell table:formula="of:=20*LOG10([.C491]/['Params&amp;Config'.$C$12])" office:value-type="float" office:value="16.8842163821873" calcext:value-type="float">
            <text:p>16.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table:formula="of:=(['Params&amp;Config'.$C$9]/['Params&amp;Config'.$C$10]) * [.C492]" office:value-type="float" office:value="1.3111328125" calcext:value-type="float">
            <text:p>1.311</text:p>
          </table:table-cell>
          <table:table-cell table:style-name="ce2" table:formula="of:=[.D492]*2" office:value-type="float" office:value="2.622265625" calcext:value-type="float">
            <text:p>2.622</text:p>
          </table:table-cell>
          <table:table-cell table:style-name="ce2" table:formula="of:=[.D492]/1.4/2" office:value-type="float" office:value="0.46826171875" calcext:value-type="float">
            <text:p>0.468</text:p>
          </table:table-cell>
          <table:table-cell table:formula="of:=20*LOG10([.C492]/['Params&amp;Config'.$C$11])" office:value-type="float" office:value="-0.381477618946342" calcext:value-type="float">
            <text:p>-0.38</text:p>
          </table:table-cell>
          <table:table-cell table:formula="of:=20*LOG10([.C492]/['Params&amp;Config'.$C$12])" office:value-type="float" office:value="16.9019608002851" calcext:value-type="float">
            <text:p>16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table:formula="of:=(['Params&amp;Config'.$C$9]/['Params&amp;Config'.$C$10]) * [.C493]" office:value-type="float" office:value="1.31380859375" calcext:value-type="float">
            <text:p>1.314</text:p>
          </table:table-cell>
          <table:table-cell table:style-name="ce2" table:formula="of:=[.D493]*2" office:value-type="float" office:value="2.6276171875" calcext:value-type="float">
            <text:p>2.628</text:p>
          </table:table-cell>
          <table:table-cell table:style-name="ce2" table:formula="of:=[.D493]/1.4/2" office:value-type="float" office:value="0.469217354910714" calcext:value-type="float">
            <text:p>0.469</text:p>
          </table:table-cell>
          <table:table-cell table:formula="of:=20*LOG10([.C493]/['Params&amp;Config'.$C$11])" office:value-type="float" office:value="-0.363769377057246" calcext:value-type="float">
            <text:p>-0.36</text:p>
          </table:table-cell>
          <table:table-cell table:formula="of:=20*LOG10([.C493]/['Params&amp;Config'.$C$12])" office:value-type="float" office:value="16.9196690421742" calcext:value-type="float">
            <text:p>16.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table:formula="of:=(['Params&amp;Config'.$C$9]/['Params&amp;Config'.$C$10]) * [.C494]" office:value-type="float" office:value="1.316484375" calcext:value-type="float">
            <text:p>1.316</text:p>
          </table:table-cell>
          <table:table-cell table:style-name="ce2" table:formula="of:=[.D494]*2" office:value-type="float" office:value="2.63296875" calcext:value-type="float">
            <text:p>2.633</text:p>
          </table:table-cell>
          <table:table-cell table:style-name="ce2" table:formula="of:=[.D494]/1.4/2" office:value-type="float" office:value="0.470172991071429" calcext:value-type="float">
            <text:p>0.470</text:p>
          </table:table-cell>
          <table:table-cell table:formula="of:=20*LOG10([.C494]/['Params&amp;Config'.$C$11])" office:value-type="float" office:value="-0.346097164169409" calcext:value-type="float">
            <text:p>-0.35</text:p>
          </table:table-cell>
          <table:table-cell table:formula="of:=20*LOG10([.C494]/['Params&amp;Config'.$C$12])" office:value-type="float" office:value="16.9373412550621" calcext:value-type="float">
            <text:p>16.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 table:formula="of:=(['Params&amp;Config'.$C$9]/['Params&amp;Config'.$C$10]) * [.C495]" office:value-type="float" office:value="1.31916015625" calcext:value-type="float">
            <text:p>1.319</text:p>
          </table:table-cell>
          <table:table-cell table:style-name="ce2" table:formula="of:=[.D495]*2" office:value-type="float" office:value="2.6383203125" calcext:value-type="float">
            <text:p>2.638</text:p>
          </table:table-cell>
          <table:table-cell table:style-name="ce2" table:formula="of:=[.D495]/1.4/2" office:value-type="float" office:value="0.471128627232143" calcext:value-type="float">
            <text:p>0.471</text:p>
          </table:table-cell>
          <table:table-cell table:formula="of:=20*LOG10([.C495]/['Params&amp;Config'.$C$11])" office:value-type="float" office:value="-0.328460833972015" calcext:value-type="float">
            <text:p>-0.33</text:p>
          </table:table-cell>
          <table:table-cell table:formula="of:=20*LOG10([.C495]/['Params&amp;Config'.$C$12])" office:value-type="float" office:value="16.9549775852595" calcext:value-type="float">
            <text:p>16.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4" calcext:value-type="float">
            <text:p>494</text:p>
          </table:table-cell>
          <table:table-cell table:formula="of:=(['Params&amp;Config'.$C$9]/['Params&amp;Config'.$C$10]) * [.C496]" office:value-type="float" office:value="1.3218359375" calcext:value-type="float">
            <text:p>1.322</text:p>
          </table:table-cell>
          <table:table-cell table:style-name="ce2" table:formula="of:=[.D496]*2" office:value-type="float" office:value="2.643671875" calcext:value-type="float">
            <text:p>2.644</text:p>
          </table:table-cell>
          <table:table-cell table:style-name="ce2" table:formula="of:=[.D496]/1.4/2" office:value-type="float" office:value="0.472084263392857" calcext:value-type="float">
            <text:p>0.472</text:p>
          </table:table-cell>
          <table:table-cell table:formula="of:=20*LOG10([.C496]/['Params&amp;Config'.$C$11])" office:value-type="float" office:value="-0.310860241043677" calcext:value-type="float">
            <text:p>-0.31</text:p>
          </table:table-cell>
          <table:table-cell table:formula="of:=20*LOG10([.C496]/['Params&amp;Config'.$C$12])" office:value-type="float" office:value="16.9725781781878" calcext:value-type="float">
            <text:p>16.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table:formula="of:=(['Params&amp;Config'.$C$9]/['Params&amp;Config'.$C$10]) * [.C497]" office:value-type="float" office:value="1.32451171875" calcext:value-type="float">
            <text:p>1.325</text:p>
          </table:table-cell>
          <table:table-cell table:style-name="ce2" table:formula="of:=[.D497]*2" office:value-type="float" office:value="2.6490234375" calcext:value-type="float">
            <text:p>2.649</text:p>
          </table:table-cell>
          <table:table-cell table:style-name="ce2" table:formula="of:=[.D497]/1.4/2" office:value-type="float" office:value="0.473039899553571" calcext:value-type="float">
            <text:p>0.473</text:p>
          </table:table-cell>
          <table:table-cell table:formula="of:=20*LOG10([.C497]/['Params&amp;Config'.$C$11])" office:value-type="float" office:value="-0.293295240845241" calcext:value-type="float">
            <text:p>-0.29</text:p>
          </table:table-cell>
          <table:table-cell table:formula="of:=20*LOG10([.C497]/['Params&amp;Config'.$C$12])" office:value-type="float" office:value="16.9901431783862" calcext:value-type="float">
            <text:p>16.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6" calcext:value-type="float">
            <text:p>496</text:p>
          </table:table-cell>
          <table:table-cell table:formula="of:=(['Params&amp;Config'.$C$9]/['Params&amp;Config'.$C$10]) * [.C498]" office:value-type="float" office:value="1.3271875" calcext:value-type="float">
            <text:p>1.327</text:p>
          </table:table-cell>
          <table:table-cell table:style-name="ce2" table:formula="of:=[.D498]*2" office:value-type="float" office:value="2.654375" calcext:value-type="float">
            <text:p>2.654</text:p>
          </table:table-cell>
          <table:table-cell table:style-name="ce2" table:formula="of:=[.D498]/1.4/2" office:value-type="float" office:value="0.473995535714286" calcext:value-type="float">
            <text:p>0.474</text:p>
          </table:table-cell>
          <table:table-cell table:formula="of:=20*LOG10([.C498]/['Params&amp;Config'.$C$11])" office:value-type="float" office:value="-0.275765689712666" calcext:value-type="float">
            <text:p>-0.28</text:p>
          </table:table-cell>
          <table:table-cell table:formula="of:=20*LOG10([.C498]/['Params&amp;Config'.$C$12])" office:value-type="float" office:value="17.0076727295188" calcext:value-type="float">
            <text:p>17.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7" calcext:value-type="float">
            <text:p>497</text:p>
          </table:table-cell>
          <table:table-cell table:formula="of:=(['Params&amp;Config'.$C$9]/['Params&amp;Config'.$C$10]) * [.C499]" office:value-type="float" office:value="1.32986328125" calcext:value-type="float">
            <text:p>1.330</text:p>
          </table:table-cell>
          <table:table-cell table:style-name="ce2" table:formula="of:=[.D499]*2" office:value-type="float" office:value="2.6597265625" calcext:value-type="float">
            <text:p>2.660</text:p>
          </table:table-cell>
          <table:table-cell table:style-name="ce2" table:formula="of:=[.D499]/1.4/2" office:value-type="float" office:value="0.474951171875" calcext:value-type="float">
            <text:p>0.475</text:p>
          </table:table-cell>
          <table:table-cell table:formula="of:=20*LOG10([.C499]/['Params&amp;Config'.$C$11])" office:value-type="float" office:value="-0.258271444849973" calcext:value-type="float">
            <text:p>-0.26</text:p>
          </table:table-cell>
          <table:table-cell table:formula="of:=20*LOG10([.C499]/['Params&amp;Config'.$C$12])" office:value-type="float" office:value="17.0251669743815" calcext:value-type="float">
            <text:p>17.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 table:formula="of:=(['Params&amp;Config'.$C$9]/['Params&amp;Config'.$C$10]) * [.C500]" office:value-type="float" office:value="1.3325390625" calcext:value-type="float">
            <text:p>1.333</text:p>
          </table:table-cell>
          <table:table-cell table:style-name="ce2" table:formula="of:=[.D500]*2" office:value-type="float" office:value="2.665078125" calcext:value-type="float">
            <text:p>2.665</text:p>
          </table:table-cell>
          <table:table-cell table:style-name="ce2" table:formula="of:=[.D500]/1.4/2" office:value-type="float" office:value="0.475906808035714" calcext:value-type="float">
            <text:p>0.476</text:p>
          </table:table-cell>
          <table:table-cell table:formula="of:=20*LOG10([.C500]/['Params&amp;Config'.$C$11])" office:value-type="float" office:value="-0.240812364322264" calcext:value-type="float">
            <text:p>-0.24</text:p>
          </table:table-cell>
          <table:table-cell table:formula="of:=20*LOG10([.C500]/['Params&amp;Config'.$C$12])" office:value-type="float" office:value="17.0426260549092" calcext:value-type="float">
            <text:p>17.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99" calcext:value-type="float">
            <text:p>499</text:p>
          </table:table-cell>
          <table:table-cell table:formula="of:=(['Params&amp;Config'.$C$9]/['Params&amp;Config'.$C$10]) * [.C501]" office:value-type="float" office:value="1.33521484375" calcext:value-type="float">
            <text:p>1.335</text:p>
          </table:table-cell>
          <table:table-cell table:style-name="ce2" table:formula="of:=[.D501]*2" office:value-type="float" office:value="2.6704296875" calcext:value-type="float">
            <text:p>2.670</text:p>
          </table:table-cell>
          <table:table-cell table:style-name="ce2" table:formula="of:=[.D501]/1.4/2" office:value-type="float" office:value="0.476862444196429" calcext:value-type="float">
            <text:p>0.477</text:p>
          </table:table-cell>
          <table:table-cell table:formula="of:=20*LOG10([.C501]/['Params&amp;Config'.$C$11])" office:value-type="float" office:value="-0.223388307048817" calcext:value-type="float">
            <text:p>-0.22</text:p>
          </table:table-cell>
          <table:table-cell table:formula="of:=20*LOG10([.C501]/['Params&amp;Config'.$C$12])" office:value-type="float" office:value="17.0600501121827" calcext:value-type="float">
            <text:p>17.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formula="of:=(['Params&amp;Config'.$C$9]/['Params&amp;Config'.$C$10]) * [.C502]" office:value-type="float" office:value="1.337890625" calcext:value-type="float">
            <text:p>1.338</text:p>
          </table:table-cell>
          <table:table-cell table:style-name="ce2" table:formula="of:=[.D502]*2" office:value-type="float" office:value="2.67578125" calcext:value-type="float">
            <text:p>2.676</text:p>
          </table:table-cell>
          <table:table-cell table:style-name="ce2" table:formula="of:=[.D502]/1.4/2" office:value-type="float" office:value="0.477818080357143" calcext:value-type="float">
            <text:p>0.478</text:p>
          </table:table-cell>
          <table:table-cell table:formula="of:=20*LOG10([.C502]/['Params&amp;Config'.$C$11])" office:value-type="float" office:value="-0.205999132796239" calcext:value-type="float">
            <text:p>-0.21</text:p>
          </table:table-cell>
          <table:table-cell table:formula="of:=20*LOG10([.C502]/['Params&amp;Config'.$C$12])" office:value-type="float" office:value="17.0774392864352" calcext:value-type="float">
            <text:p>17.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 table:formula="of:=(['Params&amp;Config'.$C$9]/['Params&amp;Config'.$C$10]) * [.C503]" office:value-type="float" office:value="1.34056640625" calcext:value-type="float">
            <text:p>1.341</text:p>
          </table:table-cell>
          <table:table-cell table:style-name="ce2" table:formula="of:=[.D503]*2" office:value-type="float" office:value="2.6811328125" calcext:value-type="float">
            <text:p>2.681</text:p>
          </table:table-cell>
          <table:table-cell table:style-name="ce2" table:formula="of:=[.D503]/1.4/2" office:value-type="float" office:value="0.478773716517857" calcext:value-type="float">
            <text:p>0.479</text:p>
          </table:table-cell>
          <table:table-cell table:formula="of:=20*LOG10([.C503]/['Params&amp;Config'.$C$11])" office:value-type="float" office:value="-0.188644702171701" calcext:value-type="float">
            <text:p>-0.19</text:p>
          </table:table-cell>
          <table:table-cell table:formula="of:=20*LOG10([.C503]/['Params&amp;Config'.$C$12])" office:value-type="float" office:value="17.0947937170598" calcext:value-type="float">
            <text:p>17.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2" calcext:value-type="float">
            <text:p>502</text:p>
          </table:table-cell>
          <table:table-cell table:formula="of:=(['Params&amp;Config'.$C$9]/['Params&amp;Config'.$C$10]) * [.C504]" office:value-type="float" office:value="1.3432421875" calcext:value-type="float">
            <text:p>1.343</text:p>
          </table:table-cell>
          <table:table-cell table:style-name="ce2" table:formula="of:=[.D504]*2" office:value-type="float" office:value="2.686484375" calcext:value-type="float">
            <text:p>2.686</text:p>
          </table:table-cell>
          <table:table-cell table:style-name="ce2" table:formula="of:=[.D504]/1.4/2" office:value-type="float" office:value="0.479729352678571" calcext:value-type="float">
            <text:p>0.480</text:p>
          </table:table-cell>
          <table:table-cell table:formula="of:=20*LOG10([.C504]/['Params&amp;Config'.$C$11])" office:value-type="float" office:value="-0.171324876616228" calcext:value-type="float">
            <text:p>-0.17</text:p>
          </table:table-cell>
          <table:table-cell table:formula="of:=20*LOG10([.C504]/['Params&amp;Config'.$C$12])" office:value-type="float" office:value="17.1121135426153" calcext:value-type="float">
            <text:p>17.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table:formula="of:=(['Params&amp;Config'.$C$9]/['Params&amp;Config'.$C$10]) * [.C505]" office:value-type="float" office:value="1.34591796875" calcext:value-type="float">
            <text:p>1.346</text:p>
          </table:table-cell>
          <table:table-cell table:style-name="ce2" table:formula="of:=[.D505]*2" office:value-type="float" office:value="2.6918359375" calcext:value-type="float">
            <text:p>2.692</text:p>
          </table:table-cell>
          <table:table-cell table:style-name="ce2" table:formula="of:=[.D505]/1.4/2" office:value-type="float" office:value="0.480684988839286" calcext:value-type="float">
            <text:p>0.481</text:p>
          </table:table-cell>
          <table:table-cell table:formula="of:=20*LOG10([.C505]/['Params&amp;Config'.$C$11])" office:value-type="float" office:value="-0.154039518398067" calcext:value-type="float">
            <text:p>-0.15</text:p>
          </table:table-cell>
          <table:table-cell table:formula="of:=20*LOG10([.C505]/['Params&amp;Config'.$C$12])" office:value-type="float" office:value="17.1293989008334" calcext:value-type="float">
            <text:p>17.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4" calcext:value-type="float">
            <text:p>504</text:p>
          </table:table-cell>
          <table:table-cell table:formula="of:=(['Params&amp;Config'.$C$9]/['Params&amp;Config'.$C$10]) * [.C506]" office:value-type="float" office:value="1.34859375" calcext:value-type="float">
            <text:p>1.349</text:p>
          </table:table-cell>
          <table:table-cell table:style-name="ce2" table:formula="of:=[.D506]*2" office:value-type="float" office:value="2.6971875" calcext:value-type="float">
            <text:p>2.697</text:p>
          </table:table-cell>
          <table:table-cell table:style-name="ce2" table:formula="of:=[.D506]/1.4/2" office:value-type="float" office:value="0.481640625" calcext:value-type="float">
            <text:p>0.482</text:p>
          </table:table-cell>
          <table:table-cell table:formula="of:=20*LOG10([.C506]/['Params&amp;Config'.$C$11])" office:value-type="float" office:value="-0.136788490606109" calcext:value-type="float">
            <text:p>-0.14</text:p>
          </table:table-cell>
          <table:table-cell table:formula="of:=20*LOG10([.C506]/['Params&amp;Config'.$C$12])" office:value-type="float" office:value="17.1466499286254" calcext:value-type="float">
            <text:p>17.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table:formula="of:=(['Params&amp;Config'.$C$9]/['Params&amp;Config'.$C$10]) * [.C507]" office:value-type="float" office:value="1.35126953125" calcext:value-type="float">
            <text:p>1.351</text:p>
          </table:table-cell>
          <table:table-cell table:style-name="ce2" table:formula="of:=[.D507]*2" office:value-type="float" office:value="2.7025390625" calcext:value-type="float">
            <text:p>2.703</text:p>
          </table:table-cell>
          <table:table-cell table:style-name="ce2" table:formula="of:=[.D507]/1.4/2" office:value-type="float" office:value="0.482596261160714" calcext:value-type="float">
            <text:p>0.483</text:p>
          </table:table-cell>
          <table:table-cell table:formula="of:=20*LOG10([.C507]/['Params&amp;Config'.$C$11])" office:value-type="float" office:value="-0.119571657143388" calcext:value-type="float">
            <text:p>-0.12</text:p>
          </table:table-cell>
          <table:table-cell table:formula="of:=20*LOG10([.C507]/['Params&amp;Config'.$C$12])" office:value-type="float" office:value="17.1638667620881" calcext:value-type="float">
            <text:p>17.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table:formula="of:=(['Params&amp;Config'.$C$9]/['Params&amp;Config'.$C$10]) * [.C508]" office:value-type="float" office:value="1.3539453125" calcext:value-type="float">
            <text:p>1.354</text:p>
          </table:table-cell>
          <table:table-cell table:style-name="ce2" table:formula="of:=[.D508]*2" office:value-type="float" office:value="2.707890625" calcext:value-type="float">
            <text:p>2.708</text:p>
          </table:table-cell>
          <table:table-cell table:style-name="ce2" table:formula="of:=[.D508]/1.4/2" office:value-type="float" office:value="0.483551897321429" calcext:value-type="float">
            <text:p>0.484</text:p>
          </table:table-cell>
          <table:table-cell table:formula="of:=20*LOG10([.C508]/['Params&amp;Config'.$C$11])" office:value-type="float" office:value="-0.102388882720633" calcext:value-type="float">
            <text:p>-0.1</text:p>
          </table:table-cell>
          <table:table-cell table:formula="of:=20*LOG10([.C508]/['Params&amp;Config'.$C$12])" office:value-type="float" office:value="17.1810495365108" calcext:value-type="float">
            <text:p>17.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7" calcext:value-type="float">
            <text:p>507</text:p>
          </table:table-cell>
          <table:table-cell table:formula="of:=(['Params&amp;Config'.$C$9]/['Params&amp;Config'.$C$10]) * [.C509]" office:value-type="float" office:value="1.35662109375" calcext:value-type="float">
            <text:p>1.357</text:p>
          </table:table-cell>
          <table:table-cell table:style-name="ce2" table:formula="of:=[.D509]*2" office:value-type="float" office:value="2.7132421875" calcext:value-type="float">
            <text:p>2.713</text:p>
          </table:table-cell>
          <table:table-cell table:style-name="ce2" table:formula="of:=[.D509]/1.4/2" office:value-type="float" office:value="0.484507533482143" calcext:value-type="float">
            <text:p>0.485</text:p>
          </table:table-cell>
          <table:table-cell table:formula="of:=20*LOG10([.C509]/['Params&amp;Config'.$C$11])" office:value-type="float" office:value="-0.0852400328498956" calcext:value-type="float">
            <text:p>-0.09</text:p>
          </table:table-cell>
          <table:table-cell table:formula="of:=20*LOG10([.C509]/['Params&amp;Config'.$C$12])" office:value-type="float" office:value="17.1981983863816" calcext:value-type="float">
            <text:p>17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table:formula="of:=(['Params&amp;Config'.$C$9]/['Params&amp;Config'.$C$10]) * [.C510]" office:value-type="float" office:value="1.359296875" calcext:value-type="float">
            <text:p>1.359</text:p>
          </table:table-cell>
          <table:table-cell table:style-name="ce2" table:formula="of:=[.D510]*2" office:value-type="float" office:value="2.71859375" calcext:value-type="float">
            <text:p>2.719</text:p>
          </table:table-cell>
          <table:table-cell table:style-name="ce2" table:formula="of:=[.D510]/1.4/2" office:value-type="float" office:value="0.485463169642857" calcext:value-type="float">
            <text:p>0.485</text:p>
          </table:table-cell>
          <table:table-cell table:formula="of:=20*LOG10([.C510]/['Params&amp;Config'.$C$11])" office:value-type="float" office:value="-0.06812497383823" calcext:value-type="float">
            <text:p>-0.07</text:p>
          </table:table-cell>
          <table:table-cell table:formula="of:=20*LOG10([.C510]/['Params&amp;Config'.$C$12])" office:value-type="float" office:value="17.2153134453933" calcext:value-type="float">
            <text:p>17.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09" calcext:value-type="float">
            <text:p>509</text:p>
          </table:table-cell>
          <table:table-cell table:formula="of:=(['Params&amp;Config'.$C$9]/['Params&amp;Config'.$C$10]) * [.C511]" office:value-type="float" office:value="1.36197265625" calcext:value-type="float">
            <text:p>1.362</text:p>
          </table:table-cell>
          <table:table-cell table:style-name="ce2" table:formula="of:=[.D511]*2" office:value-type="float" office:value="2.7239453125" calcext:value-type="float">
            <text:p>2.724</text:p>
          </table:table-cell>
          <table:table-cell table:style-name="ce2" table:formula="of:=[.D511]/1.4/2" office:value-type="float" office:value="0.486418805803571" calcext:value-type="float">
            <text:p>0.486</text:p>
          </table:table-cell>
          <table:table-cell table:formula="of:=20*LOG10([.C511]/['Params&amp;Config'.$C$11])" office:value-type="float" office:value="-0.0510435727814402" calcext:value-type="float">
            <text:p>-0.05</text:p>
          </table:table-cell>
          <table:table-cell table:formula="of:=20*LOG10([.C511]/['Params&amp;Config'.$C$12])" office:value-type="float" office:value="17.23239484645" calcext:value-type="float">
            <text:p>17.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table:formula="of:=(['Params&amp;Config'.$C$9]/['Params&amp;Config'.$C$10]) * [.C512]" office:value-type="float" office:value="1.3646484375" calcext:value-type="float">
            <text:p>1.365</text:p>
          </table:table-cell>
          <table:table-cell table:style-name="ce2" table:formula="of:=[.D512]*2" office:value-type="float" office:value="2.729296875" calcext:value-type="float">
            <text:p>2.729</text:p>
          </table:table-cell>
          <table:table-cell table:style-name="ce2" table:formula="of:=[.D512]/1.4/2" office:value-type="float" office:value="0.487374441964286" calcext:value-type="float">
            <text:p>0.487</text:p>
          </table:table-cell>
          <table:table-cell table:formula="of:=20*LOG10([.C512]/['Params&amp;Config'.$C$11])" office:value-type="float" office:value="-0.0339956975578878" calcext:value-type="float">
            <text:p>-0.03</text:p>
          </table:table-cell>
          <table:table-cell table:formula="of:=20*LOG10([.C512]/['Params&amp;Config'.$C$12])" office:value-type="float" office:value="17.2494427216736" calcext:value-type="float">
            <text:p>17.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table:formula="of:=(['Params&amp;Config'.$C$9]/['Params&amp;Config'.$C$10]) * [.C513]" office:value-type="float" office:value="1.36732421875" calcext:value-type="float">
            <text:p>1.367</text:p>
          </table:table-cell>
          <table:table-cell table:style-name="ce2" table:formula="of:=[.D513]*2" office:value-type="float" office:value="2.7346484375" calcext:value-type="float">
            <text:p>2.735</text:p>
          </table:table-cell>
          <table:table-cell table:style-name="ce2" table:formula="of:=[.D513]/1.4/2" office:value-type="float" office:value="0.488330078125" calcext:value-type="float">
            <text:p>0.488</text:p>
          </table:table-cell>
          <table:table-cell table:formula="of:=20*LOG10([.C513]/['Params&amp;Config'.$C$11])" office:value-type="float" office:value="-0.0169812168223605" calcext:value-type="float">
            <text:p>-0.02</text:p>
          </table:table-cell>
          <table:table-cell table:formula="of:=20*LOG10([.C513]/['Params&amp;Config'.$C$12])" office:value-type="float" office:value="17.2664572024091" calcext:value-type="float">
            <text:p>17.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table:formula="of:=(['Params&amp;Config'.$C$9]/['Params&amp;Config'.$C$10]) * [.C514]" office:value-type="float" office:value="1.37" calcext:value-type="float">
            <text:p>1.370</text:p>
          </table:table-cell>
          <table:table-cell table:style-name="ce2" table:formula="of:=[.D514]*2" office:value-type="float" office:value="2.74" calcext:value-type="float">
            <text:p>2.740</text:p>
          </table:table-cell>
          <table:table-cell table:style-name="ce2" table:formula="of:=[.D514]/1.4/2" office:value-type="float" office:value="0.489285714285714" calcext:value-type="float">
            <text:p>0.489</text:p>
          </table:table-cell>
          <table:table-cell table:formula="of:=20*LOG10([.C514]/['Params&amp;Config'.$C$11])" office:value-type="float" office:value="0" calcext:value-type="float">
            <text:p>0</text:p>
          </table:table-cell>
          <table:table-cell table:formula="of:=20*LOG10([.C514]/['Params&amp;Config'.$C$12])" office:value-type="float" office:value="17.2834384192315" calcext:value-type="float">
            <text:p>17.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3" calcext:value-type="float">
            <text:p>513</text:p>
          </table:table-cell>
          <table:table-cell table:formula="of:=(['Params&amp;Config'.$C$9]/['Params&amp;Config'.$C$10]) * [.C515]" office:value-type="float" office:value="1.37267578125" calcext:value-type="float">
            <text:p>1.373</text:p>
          </table:table-cell>
          <table:table-cell table:style-name="ce2" table:formula="of:=[.D515]*2" office:value-type="float" office:value="2.7453515625" calcext:value-type="float">
            <text:p>2.745</text:p>
          </table:table-cell>
          <table:table-cell table:style-name="ce2" table:formula="of:=[.D515]/1.4/2" office:value-type="float" office:value="0.490241350446429" calcext:value-type="float">
            <text:p>0.490</text:p>
          </table:table-cell>
          <table:table-cell table:formula="of:=20*LOG10([.C515]/['Params&amp;Config'.$C$11])" office:value-type="float" office:value="0.0169480827197103" calcext:value-type="float">
            <text:p>0.02</text:p>
          </table:table-cell>
          <table:table-cell table:formula="of:=20*LOG10([.C515]/['Params&amp;Config'.$C$12])" office:value-type="float" office:value="17.3003865019512" calcext:value-type="float">
            <text:p>17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 table:formula="of:=(['Params&amp;Config'.$C$9]/['Params&amp;Config'.$C$10]) * [.C516]" office:value-type="float" office:value="1.3753515625" calcext:value-type="float">
            <text:p>1.375</text:p>
          </table:table-cell>
          <table:table-cell table:style-name="ce2" table:formula="of:=[.D516]*2" office:value-type="float" office:value="2.750703125" calcext:value-type="float">
            <text:p>2.751</text:p>
          </table:table-cell>
          <table:table-cell table:style-name="ce2" table:formula="of:=[.D516]/1.4/2" office:value-type="float" office:value="0.491196986607143" calcext:value-type="float">
            <text:p>0.491</text:p>
          </table:table-cell>
          <table:table-cell table:formula="of:=20*LOG10([.C516]/['Params&amp;Config'.$C$11])" office:value-type="float" office:value="0.0338631603888995" calcext:value-type="float">
            <text:p>0.03</text:p>
          </table:table-cell>
          <table:table-cell table:formula="of:=20*LOG10([.C516]/['Params&amp;Config'.$C$12])" office:value-type="float" office:value="17.3173015796204" calcext:value-type="float">
            <text:p>17.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5" calcext:value-type="float">
            <text:p>515</text:p>
          </table:table-cell>
          <table:table-cell table:formula="of:=(['Params&amp;Config'.$C$9]/['Params&amp;Config'.$C$10]) * [.C517]" office:value-type="float" office:value="1.37802734375" calcext:value-type="float">
            <text:p>1.378</text:p>
          </table:table-cell>
          <table:table-cell table:style-name="ce2" table:formula="of:=[.D517]*2" office:value-type="float" office:value="2.7560546875" calcext:value-type="float">
            <text:p>2.756</text:p>
          </table:table-cell>
          <table:table-cell table:style-name="ce2" table:formula="of:=[.D517]/1.4/2" office:value-type="float" office:value="0.492152622767857" calcext:value-type="float">
            <text:p>0.492</text:p>
          </table:table-cell>
          <table:table-cell table:formula="of:=20*LOG10([.C517]/['Params&amp;Config'.$C$11])" office:value-type="float" office:value="0.0507453613072051" calcext:value-type="float">
            <text:p>0.05</text:p>
          </table:table-cell>
          <table:table-cell table:formula="of:=20*LOG10([.C517]/['Params&amp;Config'.$C$12])" office:value-type="float" office:value="17.3341837805387" calcext:value-type="float">
            <text:p>17.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6" calcext:value-type="float">
            <text:p>516</text:p>
          </table:table-cell>
          <table:table-cell table:formula="of:=(['Params&amp;Config'.$C$9]/['Params&amp;Config'.$C$10]) * [.C518]" office:value-type="float" office:value="1.380703125" calcext:value-type="float">
            <text:p>1.381</text:p>
          </table:table-cell>
          <table:table-cell table:style-name="ce2" table:formula="of:=[.D518]*2" office:value-type="float" office:value="2.76140625" calcext:value-type="float">
            <text:p>2.761</text:p>
          </table:table-cell>
          <table:table-cell table:style-name="ce2" table:formula="of:=[.D518]/1.4/2" office:value-type="float" office:value="0.493108258928572" calcext:value-type="float">
            <text:p>0.493</text:p>
          </table:table-cell>
          <table:table-cell table:formula="of:=20*LOG10([.C518]/['Params&amp;Config'.$C$11])" office:value-type="float" office:value="0.0675948130276119" calcext:value-type="float">
            <text:p>0.07</text:p>
          </table:table-cell>
          <table:table-cell table:formula="of:=20*LOG10([.C518]/['Params&amp;Config'.$C$12])" office:value-type="float" office:value="17.3510332322591" calcext:value-type="float">
            <text:p>17.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7" calcext:value-type="float">
            <text:p>517</text:p>
          </table:table-cell>
          <table:table-cell table:formula="of:=(['Params&amp;Config'.$C$9]/['Params&amp;Config'.$C$10]) * [.C519]" office:value-type="float" office:value="1.38337890625" calcext:value-type="float">
            <text:p>1.383</text:p>
          </table:table-cell>
          <table:table-cell table:style-name="ce2" table:formula="of:=[.D519]*2" office:value-type="float" office:value="2.7667578125" calcext:value-type="float">
            <text:p>2.767</text:p>
          </table:table-cell>
          <table:table-cell table:style-name="ce2" table:formula="of:=[.D519]/1.4/2" office:value-type="float" office:value="0.494063895089286" calcext:value-type="float">
            <text:p>0.494</text:p>
          </table:table-cell>
          <table:table-cell table:formula="of:=20*LOG10([.C519]/['Params&amp;Config'.$C$11])" office:value-type="float" office:value="0.084411642362235" calcext:value-type="float">
            <text:p>0.08</text:p>
          </table:table-cell>
          <table:table-cell table:formula="of:=20*LOG10([.C519]/['Params&amp;Config'.$C$12])" office:value-type="float" office:value="17.3678500615937" calcext:value-type="float">
            <text:p>17.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8" calcext:value-type="float">
            <text:p>518</text:p>
          </table:table-cell>
          <table:table-cell table:formula="of:=(['Params&amp;Config'.$C$9]/['Params&amp;Config'.$C$10]) * [.C520]" office:value-type="float" office:value="1.3860546875" calcext:value-type="float">
            <text:p>1.386</text:p>
          </table:table-cell>
          <table:table-cell table:style-name="ce2" table:formula="of:=[.D520]*2" office:value-type="float" office:value="2.772109375" calcext:value-type="float">
            <text:p>2.772</text:p>
          </table:table-cell>
          <table:table-cell table:style-name="ce2" table:formula="of:=[.D520]/1.4/2" office:value-type="float" office:value="0.49501953125" calcext:value-type="float">
            <text:p>0.495</text:p>
          </table:table-cell>
          <table:table-cell table:formula="of:=20*LOG10([.C520]/['Params&amp;Config'.$C$11])" office:value-type="float" office:value="0.101195975388045" calcext:value-type="float">
            <text:p>0.1</text:p>
          </table:table-cell>
          <table:table-cell table:formula="of:=20*LOG10([.C520]/['Params&amp;Config'.$C$12])" office:value-type="float" office:value="17.3846343946195" calcext:value-type="float">
            <text:p>17.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19" calcext:value-type="float">
            <text:p>519</text:p>
          </table:table-cell>
          <table:table-cell table:formula="of:=(['Params&amp;Config'.$C$9]/['Params&amp;Config'.$C$10]) * [.C521]" office:value-type="float" office:value="1.38873046875" calcext:value-type="float">
            <text:p>1.389</text:p>
          </table:table-cell>
          <table:table-cell table:style-name="ce2" table:formula="of:=[.D521]*2" office:value-type="float" office:value="2.7774609375" calcext:value-type="float">
            <text:p>2.777</text:p>
          </table:table-cell>
          <table:table-cell table:style-name="ce2" table:formula="of:=[.D521]/1.4/2" office:value-type="float" office:value="0.495975167410714" calcext:value-type="float">
            <text:p>0.496</text:p>
          </table:table-cell>
          <table:table-cell table:formula="of:=20*LOG10([.C521]/['Params&amp;Config'.$C$11])" office:value-type="float" office:value="0.117947937452542" calcext:value-type="float">
            <text:p>0.12</text:p>
          </table:table-cell>
          <table:table-cell table:formula="of:=20*LOG10([.C521]/['Params&amp;Config'.$C$12])" office:value-type="float" office:value="17.401386356684" calcext:value-type="float">
            <text:p>17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table:formula="of:=(['Params&amp;Config'.$C$9]/['Params&amp;Config'.$C$10]) * [.C522]" office:value-type="float" office:value="1.39140625" calcext:value-type="float">
            <text:p>1.391</text:p>
          </table:table-cell>
          <table:table-cell table:style-name="ce2" table:formula="of:=[.D522]*2" office:value-type="float" office:value="2.7828125" calcext:value-type="float">
            <text:p>2.783</text:p>
          </table:table-cell>
          <table:table-cell table:style-name="ce2" table:formula="of:=[.D522]/1.4/2" office:value-type="float" office:value="0.496930803571429" calcext:value-type="float">
            <text:p>0.497</text:p>
          </table:table-cell>
          <table:table-cell table:formula="of:=20*LOG10([.C522]/['Params&amp;Config'.$C$11])" office:value-type="float" office:value="0.134667653179368" calcext:value-type="float">
            <text:p>0.13</text:p>
          </table:table-cell>
          <table:table-cell table:formula="of:=20*LOG10([.C522]/['Params&amp;Config'.$C$12])" office:value-type="float" office:value="17.4181060724108" calcext:value-type="float">
            <text:p>17.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1" calcext:value-type="float">
            <text:p>521</text:p>
          </table:table-cell>
          <table:table-cell table:formula="of:=(['Params&amp;Config'.$C$9]/['Params&amp;Config'.$C$10]) * [.C523]" office:value-type="float" office:value="1.39408203125" calcext:value-type="float">
            <text:p>1.394</text:p>
          </table:table-cell>
          <table:table-cell table:style-name="ce2" table:formula="of:=[.D523]*2" office:value-type="float" office:value="2.7881640625" calcext:value-type="float">
            <text:p>2.788</text:p>
          </table:table-cell>
          <table:table-cell table:style-name="ce2" table:formula="of:=[.D523]/1.4/2" office:value-type="float" office:value="0.497886439732143" calcext:value-type="float">
            <text:p>0.498</text:p>
          </table:table-cell>
          <table:table-cell table:formula="of:=20*LOG10([.C523]/['Params&amp;Config'.$C$11])" office:value-type="float" office:value="0.151355246473874" calcext:value-type="float">
            <text:p>0.15</text:p>
          </table:table-cell>
          <table:table-cell table:formula="of:=20*LOG10([.C523]/['Params&amp;Config'.$C$12])" office:value-type="float" office:value="17.4347936657054" calcext:value-type="float">
            <text:p>17.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2" calcext:value-type="float">
            <text:p>522</text:p>
          </table:table-cell>
          <table:table-cell table:formula="of:=(['Params&amp;Config'.$C$9]/['Params&amp;Config'.$C$10]) * [.C524]" office:value-type="float" office:value="1.3967578125" calcext:value-type="float">
            <text:p>1.397</text:p>
          </table:table-cell>
          <table:table-cell table:style-name="ce2" table:formula="of:=[.D524]*2" office:value-type="float" office:value="2.793515625" calcext:value-type="float">
            <text:p>2.794</text:p>
          </table:table-cell>
          <table:table-cell table:style-name="ce2" table:formula="of:=[.D524]/1.4/2" office:value-type="float" office:value="0.498842075892857" calcext:value-type="float">
            <text:p>0.499</text:p>
          </table:table-cell>
          <table:table-cell table:formula="of:=20*LOG10([.C524]/['Params&amp;Config'.$C$11])" office:value-type="float" office:value="0.168010840528628" calcext:value-type="float">
            <text:p>0.17</text:p>
          </table:table-cell>
          <table:table-cell table:formula="of:=20*LOG10([.C524]/['Params&amp;Config'.$C$12])" office:value-type="float" office:value="17.4514492597601" calcext:value-type="float">
            <text:p>17.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 table:formula="of:=(['Params&amp;Config'.$C$9]/['Params&amp;Config'.$C$10]) * [.C525]" office:value-type="float" office:value="1.39943359375" calcext:value-type="float">
            <text:p>1.399</text:p>
          </table:table-cell>
          <table:table-cell table:style-name="ce2" table:formula="of:=[.D525]*2" office:value-type="float" office:value="2.7988671875" calcext:value-type="float">
            <text:p>2.799</text:p>
          </table:table-cell>
          <table:table-cell table:style-name="ce2" table:formula="of:=[.D525]/1.4/2" office:value-type="float" office:value="0.499797712053572" calcext:value-type="float">
            <text:p>0.500</text:p>
          </table:table-cell>
          <table:table-cell table:formula="of:=20*LOG10([.C525]/['Params&amp;Config'.$C$11])" office:value-type="float" office:value="0.18463455782887" calcext:value-type="float">
            <text:p>0.18</text:p>
          </table:table-cell>
          <table:table-cell table:formula="of:=20*LOG10([.C525]/['Params&amp;Config'.$C$12])" office:value-type="float" office:value="17.4680729770603" calcext:value-type="float">
            <text:p>17.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4" calcext:value-type="float">
            <text:p>524</text:p>
          </table:table-cell>
          <table:table-cell table:formula="of:=(['Params&amp;Config'.$C$9]/['Params&amp;Config'.$C$10]) * [.C526]" office:value-type="float" office:value="1.402109375" calcext:value-type="float">
            <text:p>1.402</text:p>
          </table:table-cell>
          <table:table-cell table:style-name="ce2" table:formula="of:=[.D526]*2" office:value-type="float" office:value="2.80421875" calcext:value-type="float">
            <text:p>2.804</text:p>
          </table:table-cell>
          <table:table-cell table:style-name="ce2" table:formula="of:=[.D526]/1.4/2" office:value-type="float" office:value="0.500753348214286" calcext:value-type="float">
            <text:p>0.501</text:p>
          </table:table-cell>
          <table:table-cell table:formula="of:=20*LOG10([.C526]/['Params&amp;Config'.$C$11])" office:value-type="float" office:value="0.201226520157918" calcext:value-type="float">
            <text:p>0.2</text:p>
          </table:table-cell>
          <table:table-cell table:formula="of:=20*LOG10([.C526]/['Params&amp;Config'.$C$12])" office:value-type="float" office:value="17.4846649393894" calcext:value-type="float">
            <text:p>17.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 table:formula="of:=(['Params&amp;Config'.$C$9]/['Params&amp;Config'.$C$10]) * [.C527]" office:value-type="float" office:value="1.40478515625" calcext:value-type="float">
            <text:p>1.405</text:p>
          </table:table-cell>
          <table:table-cell table:style-name="ce2" table:formula="of:=[.D527]*2" office:value-type="float" office:value="2.8095703125" calcext:value-type="float">
            <text:p>2.810</text:p>
          </table:table-cell>
          <table:table-cell table:style-name="ce2" table:formula="of:=[.D527]/1.4/2" office:value-type="float" office:value="0.501708984375" calcext:value-type="float">
            <text:p>0.502</text:p>
          </table:table-cell>
          <table:table-cell table:formula="of:=20*LOG10([.C527]/['Params&amp;Config'.$C$11])" office:value-type="float" office:value="0.217786848602522" calcext:value-type="float">
            <text:p>0.22</text:p>
          </table:table-cell>
          <table:table-cell table:formula="of:=20*LOG10([.C527]/['Params&amp;Config'.$C$12])" office:value-type="float" office:value="17.501225267834" calcext:value-type="float">
            <text:p>17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6" calcext:value-type="float">
            <text:p>526</text:p>
          </table:table-cell>
          <table:table-cell table:formula="of:=(['Params&amp;Config'.$C$9]/['Params&amp;Config'.$C$10]) * [.C528]" office:value-type="float" office:value="1.4074609375" calcext:value-type="float">
            <text:p>1.407</text:p>
          </table:table-cell>
          <table:table-cell table:style-name="ce2" table:formula="of:=[.D528]*2" office:value-type="float" office:value="2.814921875" calcext:value-type="float">
            <text:p>2.815</text:p>
          </table:table-cell>
          <table:table-cell table:style-name="ce2" table:formula="of:=[.D528]/1.4/2" office:value-type="float" office:value="0.502664620535714" calcext:value-type="float">
            <text:p>0.503</text:p>
          </table:table-cell>
          <table:table-cell table:formula="of:=20*LOG10([.C528]/['Params&amp;Config'.$C$11])" office:value-type="float" office:value="0.234315663558166" calcext:value-type="float">
            <text:p>0.23</text:p>
          </table:table-cell>
          <table:table-cell table:formula="of:=20*LOG10([.C528]/['Params&amp;Config'.$C$12])" office:value-type="float" office:value="17.5177540827896" calcext:value-type="float">
            <text:p>17.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7" calcext:value-type="float">
            <text:p>527</text:p>
          </table:table-cell>
          <table:table-cell table:formula="of:=(['Params&amp;Config'.$C$9]/['Params&amp;Config'.$C$10]) * [.C529]" office:value-type="float" office:value="1.41013671875" calcext:value-type="float">
            <text:p>1.410</text:p>
          </table:table-cell>
          <table:table-cell table:style-name="ce2" table:formula="of:=[.D529]*2" office:value-type="float" office:value="2.8202734375" calcext:value-type="float">
            <text:p>2.820</text:p>
          </table:table-cell>
          <table:table-cell table:style-name="ce2" table:formula="of:=[.D529]/1.4/2" office:value-type="float" office:value="0.503620256696429" calcext:value-type="float">
            <text:p>0.504</text:p>
          </table:table-cell>
          <table:table-cell table:formula="of:=20*LOG10([.C529]/['Params&amp;Config'.$C$11])" office:value-type="float" office:value="0.250813084734317" calcext:value-type="float">
            <text:p>0.25</text:p>
          </table:table-cell>
          <table:table-cell table:formula="of:=20*LOG10([.C529]/['Params&amp;Config'.$C$12])" office:value-type="float" office:value="17.5342515039658" calcext:value-type="float">
            <text:p>17.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8" calcext:value-type="float">
            <text:p>528</text:p>
          </table:table-cell>
          <table:table-cell table:formula="of:=(['Params&amp;Config'.$C$9]/['Params&amp;Config'.$C$10]) * [.C530]" office:value-type="float" office:value="1.4128125" calcext:value-type="float">
            <text:p>1.413</text:p>
          </table:table-cell>
          <table:table-cell table:style-name="ce2" table:formula="of:=[.D530]*2" office:value-type="float" office:value="2.825625" calcext:value-type="float">
            <text:p>2.826</text:p>
          </table:table-cell>
          <table:table-cell table:style-name="ce2" table:formula="of:=[.D530]/1.4/2" office:value-type="float" office:value="0.504575892857143" calcext:value-type="float">
            <text:p>0.505</text:p>
          </table:table-cell>
          <table:table-cell table:formula="of:=20*LOG10([.C530]/['Params&amp;Config'.$C$11])" office:value-type="float" office:value="0.26727923115963" calcext:value-type="float">
            <text:p>0.27</text:p>
          </table:table-cell>
          <table:table-cell table:formula="of:=20*LOG10([.C530]/['Params&amp;Config'.$C$12])" office:value-type="float" office:value="17.5507176503911" calcext:value-type="float">
            <text:p>17.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29" calcext:value-type="float">
            <text:p>529</text:p>
          </table:table-cell>
          <table:table-cell table:formula="of:=(['Params&amp;Config'.$C$9]/['Params&amp;Config'.$C$10]) * [.C531]" office:value-type="float" office:value="1.41548828125" calcext:value-type="float">
            <text:p>1.415</text:p>
          </table:table-cell>
          <table:table-cell table:style-name="ce2" table:formula="of:=[.D531]*2" office:value-type="float" office:value="2.8309765625" calcext:value-type="float">
            <text:p>2.831</text:p>
          </table:table-cell>
          <table:table-cell table:style-name="ce2" table:formula="of:=[.D531]/1.4/2" office:value-type="float" office:value="0.505531529017857" calcext:value-type="float">
            <text:p>0.506</text:p>
          </table:table-cell>
          <table:table-cell table:formula="of:=20*LOG10([.C531]/['Params&amp;Config'.$C$11])" office:value-type="float" office:value="0.2837142211871" calcext:value-type="float">
            <text:p>0.28</text:p>
          </table:table-cell>
          <table:table-cell table:formula="of:=20*LOG10([.C531]/['Params&amp;Config'.$C$12])" office:value-type="float" office:value="17.5671526404186" calcext:value-type="float">
            <text:p>17.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table:formula="of:=(['Params&amp;Config'.$C$9]/['Params&amp;Config'.$C$10]) * [.C532]" office:value-type="float" office:value="1.4181640625" calcext:value-type="float">
            <text:p>1.418</text:p>
          </table:table-cell>
          <table:table-cell table:style-name="ce2" table:formula="of:=[.D532]*2" office:value-type="float" office:value="2.836328125" calcext:value-type="float">
            <text:p>2.836</text:p>
          </table:table-cell>
          <table:table-cell table:style-name="ce2" table:formula="of:=[.D532]/1.4/2" office:value-type="float" office:value="0.506487165178571" calcext:value-type="float">
            <text:p>0.506</text:p>
          </table:table-cell>
          <table:table-cell table:formula="of:=20*LOG10([.C532]/['Params&amp;Config'.$C$11])" office:value-type="float" office:value="0.300118172499166" calcext:value-type="float">
            <text:p>0.3</text:p>
          </table:table-cell>
          <table:table-cell table:formula="of:=20*LOG10([.C532]/['Params&amp;Config'.$C$12])" office:value-type="float" office:value="17.5835565917306" calcext:value-type="float">
            <text:p>17.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1" calcext:value-type="float">
            <text:p>531</text:p>
          </table:table-cell>
          <table:table-cell table:formula="of:=(['Params&amp;Config'.$C$9]/['Params&amp;Config'.$C$10]) * [.C533]" office:value-type="float" office:value="1.42083984375" calcext:value-type="float">
            <text:p>1.421</text:p>
          </table:table-cell>
          <table:table-cell table:style-name="ce2" table:formula="of:=[.D533]*2" office:value-type="float" office:value="2.8416796875" calcext:value-type="float">
            <text:p>2.842</text:p>
          </table:table-cell>
          <table:table-cell table:style-name="ce2" table:formula="of:=[.D533]/1.4/2" office:value-type="float" office:value="0.507442801339286" calcext:value-type="float">
            <text:p>0.507</text:p>
          </table:table-cell>
          <table:table-cell table:formula="of:=20*LOG10([.C533]/['Params&amp;Config'.$C$11])" office:value-type="float" office:value="0.316491202112766" calcext:value-type="float">
            <text:p>0.32</text:p>
          </table:table-cell>
          <table:table-cell table:formula="of:=20*LOG10([.C533]/['Params&amp;Config'.$C$12])" office:value-type="float" office:value="17.5999296213442" calcext:value-type="float">
            <text:p>17.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2" calcext:value-type="float">
            <text:p>532</text:p>
          </table:table-cell>
          <table:table-cell table:formula="of:=(['Params&amp;Config'.$C$9]/['Params&amp;Config'.$C$10]) * [.C534]" office:value-type="float" office:value="1.423515625" calcext:value-type="float">
            <text:p>1.424</text:p>
          </table:table-cell>
          <table:table-cell table:style-name="ce2" table:formula="of:=[.D534]*2" office:value-type="float" office:value="2.84703125" calcext:value-type="float">
            <text:p>2.847</text:p>
          </table:table-cell>
          <table:table-cell table:style-name="ce2" table:formula="of:=[.D534]/1.4/2" office:value-type="float" office:value="0.5083984375" calcext:value-type="float">
            <text:p>0.508</text:p>
          </table:table-cell>
          <table:table-cell table:formula="of:=20*LOG10([.C534]/['Params&amp;Config'.$C$11])" office:value-type="float" office:value="0.332833426384349" calcext:value-type="float">
            <text:p>0.33</text:p>
          </table:table-cell>
          <table:table-cell table:formula="of:=20*LOG10([.C534]/['Params&amp;Config'.$C$12])" office:value-type="float" office:value="17.6162718456158" calcext:value-type="float">
            <text:p>17.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3" calcext:value-type="float">
            <text:p>533</text:p>
          </table:table-cell>
          <table:table-cell table:formula="of:=(['Params&amp;Config'.$C$9]/['Params&amp;Config'.$C$10]) * [.C535]" office:value-type="float" office:value="1.42619140625" calcext:value-type="float">
            <text:p>1.426</text:p>
          </table:table-cell>
          <table:table-cell table:style-name="ce2" table:formula="of:=[.D535]*2" office:value-type="float" office:value="2.8523828125" calcext:value-type="float">
            <text:p>2.852</text:p>
          </table:table-cell>
          <table:table-cell table:style-name="ce2" table:formula="of:=[.D535]/1.4/2" office:value-type="float" office:value="0.509354073660714" calcext:value-type="float">
            <text:p>0.509</text:p>
          </table:table-cell>
          <table:table-cell table:formula="of:=20*LOG10([.C535]/['Params&amp;Config'.$C$11])" office:value-type="float" office:value="0.34914496101483" calcext:value-type="float">
            <text:p>0.35</text:p>
          </table:table-cell>
          <table:table-cell table:formula="of:=20*LOG10([.C535]/['Params&amp;Config'.$C$12])" office:value-type="float" office:value="17.6325833802463" calcext:value-type="float">
            <text:p>17.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4" calcext:value-type="float">
            <text:p>534</text:p>
          </table:table-cell>
          <table:table-cell table:formula="of:=(['Params&amp;Config'.$C$9]/['Params&amp;Config'.$C$10]) * [.C536]" office:value-type="float" office:value="1.4288671875" calcext:value-type="float">
            <text:p>1.429</text:p>
          </table:table-cell>
          <table:table-cell table:style-name="ce2" table:formula="of:=[.D536]*2" office:value-type="float" office:value="2.857734375" calcext:value-type="float">
            <text:p>2.858</text:p>
          </table:table-cell>
          <table:table-cell table:style-name="ce2" table:formula="of:=[.D536]/1.4/2" office:value-type="float" office:value="0.510309709821429" calcext:value-type="float">
            <text:p>0.510</text:p>
          </table:table-cell>
          <table:table-cell table:formula="of:=20*LOG10([.C536]/['Params&amp;Config'.$C$11])" office:value-type="float" office:value="0.365425921054513" calcext:value-type="float">
            <text:p>0.37</text:p>
          </table:table-cell>
          <table:table-cell table:formula="of:=20*LOG10([.C536]/['Params&amp;Config'.$C$12])" office:value-type="float" office:value="17.648864340286" calcext:value-type="float">
            <text:p>17.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 table:formula="of:=(['Params&amp;Config'.$C$9]/['Params&amp;Config'.$C$10]) * [.C537]" office:value-type="float" office:value="1.43154296875" calcext:value-type="float">
            <text:p>1.432</text:p>
          </table:table-cell>
          <table:table-cell table:style-name="ce2" table:formula="of:=[.D537]*2" office:value-type="float" office:value="2.8630859375" calcext:value-type="float">
            <text:p>2.863</text:p>
          </table:table-cell>
          <table:table-cell table:style-name="ce2" table:formula="of:=[.D537]/1.4/2" office:value-type="float" office:value="0.511265345982143" calcext:value-type="float">
            <text:p>0.511</text:p>
          </table:table-cell>
          <table:table-cell table:formula="of:=20*LOG10([.C537]/['Params&amp;Config'.$C$11])" office:value-type="float" office:value="0.381676420907954" calcext:value-type="float">
            <text:p>0.38</text:p>
          </table:table-cell>
          <table:table-cell table:formula="of:=20*LOG10([.C537]/['Params&amp;Config'.$C$12])" office:value-type="float" office:value="17.6651148401394" calcext:value-type="float">
            <text:p>17.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6" calcext:value-type="float">
            <text:p>536</text:p>
          </table:table-cell>
          <table:table-cell table:formula="of:=(['Params&amp;Config'.$C$9]/['Params&amp;Config'.$C$10]) * [.C538]" office:value-type="float" office:value="1.43421875" calcext:value-type="float">
            <text:p>1.434</text:p>
          </table:table-cell>
          <table:table-cell table:style-name="ce2" table:formula="of:=[.D538]*2" office:value-type="float" office:value="2.8684375" calcext:value-type="float">
            <text:p>2.868</text:p>
          </table:table-cell>
          <table:table-cell table:style-name="ce2" table:formula="of:=[.D538]/1.4/2" office:value-type="float" office:value="0.512220982142857" calcext:value-type="float">
            <text:p>0.512</text:p>
          </table:table-cell>
          <table:table-cell table:formula="of:=20*LOG10([.C538]/['Params&amp;Config'.$C$11])" office:value-type="float" office:value="0.397896574338785" calcext:value-type="float">
            <text:p>0.4</text:p>
          </table:table-cell>
          <table:table-cell table:formula="of:=20*LOG10([.C538]/['Params&amp;Config'.$C$12])" office:value-type="float" office:value="17.6813349935703" calcext:value-type="float">
            <text:p>17.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7" calcext:value-type="float">
            <text:p>537</text:p>
          </table:table-cell>
          <table:table-cell table:formula="of:=(['Params&amp;Config'.$C$9]/['Params&amp;Config'.$C$10]) * [.C539]" office:value-type="float" office:value="1.43689453125" calcext:value-type="float">
            <text:p>1.437</text:p>
          </table:table-cell>
          <table:table-cell table:style-name="ce2" table:formula="of:=[.D539]*2" office:value-type="float" office:value="2.8737890625" calcext:value-type="float">
            <text:p>2.874</text:p>
          </table:table-cell>
          <table:table-cell table:style-name="ce2" table:formula="of:=[.D539]/1.4/2" office:value-type="float" office:value="0.513176618303572" calcext:value-type="float">
            <text:p>0.513</text:p>
          </table:table-cell>
          <table:table-cell table:formula="of:=20*LOG10([.C539]/['Params&amp;Config'.$C$11])" office:value-type="float" office:value="0.414086494474497" calcext:value-type="float">
            <text:p>0.41</text:p>
          </table:table-cell>
          <table:table-cell table:formula="of:=20*LOG10([.C539]/['Params&amp;Config'.$C$12])" office:value-type="float" office:value="17.697524913706" calcext:value-type="float">
            <text:p>17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8" calcext:value-type="float">
            <text:p>538</text:p>
          </table:table-cell>
          <table:table-cell table:formula="of:=(['Params&amp;Config'.$C$9]/['Params&amp;Config'.$C$10]) * [.C540]" office:value-type="float" office:value="1.4395703125" calcext:value-type="float">
            <text:p>1.440</text:p>
          </table:table-cell>
          <table:table-cell table:style-name="ce2" table:formula="of:=[.D540]*2" office:value-type="float" office:value="2.879140625" calcext:value-type="float">
            <text:p>2.879</text:p>
          </table:table-cell>
          <table:table-cell table:style-name="ce2" table:formula="of:=[.D540]/1.4/2" office:value-type="float" office:value="0.514132254464286" calcext:value-type="float">
            <text:p>0.514</text:p>
          </table:table-cell>
          <table:table-cell table:formula="of:=20*LOG10([.C540]/['Params&amp;Config'.$C$11])" office:value-type="float" office:value="0.430246293811168" calcext:value-type="float">
            <text:p>0.43</text:p>
          </table:table-cell>
          <table:table-cell table:formula="of:=20*LOG10([.C540]/['Params&amp;Config'.$C$12])" office:value-type="float" office:value="17.7136847130426" calcext:value-type="float">
            <text:p>17.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39" calcext:value-type="float">
            <text:p>539</text:p>
          </table:table-cell>
          <table:table-cell table:formula="of:=(['Params&amp;Config'.$C$9]/['Params&amp;Config'.$C$10]) * [.C541]" office:value-type="float" office:value="1.44224609375" calcext:value-type="float">
            <text:p>1.442</text:p>
          </table:table-cell>
          <table:table-cell table:style-name="ce2" table:formula="of:=[.D541]*2" office:value-type="float" office:value="2.8844921875" calcext:value-type="float">
            <text:p>2.884</text:p>
          </table:table-cell>
          <table:table-cell table:style-name="ce2" table:formula="of:=[.D541]/1.4/2" office:value-type="float" office:value="0.515087890625" calcext:value-type="float">
            <text:p>0.515</text:p>
          </table:table-cell>
          <table:table-cell table:formula="of:=20*LOG10([.C541]/['Params&amp;Config'.$C$11])" office:value-type="float" office:value="0.446376084218159" calcext:value-type="float">
            <text:p>0.45</text:p>
          </table:table-cell>
          <table:table-cell table:formula="of:=20*LOG10([.C541]/['Params&amp;Config'.$C$12])" office:value-type="float" office:value="17.7298145034496" calcext:value-type="float">
            <text:p>17.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table:formula="of:=(['Params&amp;Config'.$C$9]/['Params&amp;Config'.$C$10]) * [.C542]" office:value-type="float" office:value="1.444921875" calcext:value-type="float">
            <text:p>1.445</text:p>
          </table:table-cell>
          <table:table-cell table:style-name="ce2" table:formula="of:=[.D542]*2" office:value-type="float" office:value="2.88984375" calcext:value-type="float">
            <text:p>2.890</text:p>
          </table:table-cell>
          <table:table-cell table:style-name="ce2" table:formula="of:=[.D542]/1.4/2" office:value-type="float" office:value="0.516043526785714" calcext:value-type="float">
            <text:p>0.516</text:p>
          </table:table-cell>
          <table:table-cell table:formula="of:=20*LOG10([.C542]/['Params&amp;Config'.$C$11])" office:value-type="float" office:value="0.462475976942755" calcext:value-type="float">
            <text:p>0.46</text:p>
          </table:table-cell>
          <table:table-cell table:formula="of:=20*LOG10([.C542]/['Params&amp;Config'.$C$12])" office:value-type="float" office:value="17.7459143961742" calcext:value-type="float">
            <text:p>17.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1" calcext:value-type="float">
            <text:p>541</text:p>
          </table:table-cell>
          <table:table-cell table:formula="of:=(['Params&amp;Config'.$C$9]/['Params&amp;Config'.$C$10]) * [.C543]" office:value-type="float" office:value="1.44759765625" calcext:value-type="float">
            <text:p>1.448</text:p>
          </table:table-cell>
          <table:table-cell table:style-name="ce2" table:formula="of:=[.D543]*2" office:value-type="float" office:value="2.8951953125" calcext:value-type="float">
            <text:p>2.895</text:p>
          </table:table-cell>
          <table:table-cell table:style-name="ce2" table:formula="of:=[.D543]/1.4/2" office:value-type="float" office:value="0.516999162946429" calcext:value-type="float">
            <text:p>0.517</text:p>
          </table:table-cell>
          <table:table-cell table:formula="of:=20*LOG10([.C543]/['Params&amp;Config'.$C$11])" office:value-type="float" office:value="0.478546082614774" calcext:value-type="float">
            <text:p>0.48</text:p>
          </table:table-cell>
          <table:table-cell table:formula="of:=20*LOG10([.C543]/['Params&amp;Config'.$C$12])" office:value-type="float" office:value="17.7619845018463" calcext:value-type="float">
            <text:p>17.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2" calcext:value-type="float">
            <text:p>542</text:p>
          </table:table-cell>
          <table:table-cell table:formula="of:=(['Params&amp;Config'.$C$9]/['Params&amp;Config'.$C$10]) * [.C544]" office:value-type="float" office:value="1.4502734375" calcext:value-type="float">
            <text:p>1.450</text:p>
          </table:table-cell>
          <table:table-cell table:style-name="ce2" table:formula="of:=[.D544]*2" office:value-type="float" office:value="2.900546875" calcext:value-type="float">
            <text:p>2.901</text:p>
          </table:table-cell>
          <table:table-cell table:style-name="ce2" table:formula="of:=[.D544]/1.4/2" office:value-type="float" office:value="0.517954799107143" calcext:value-type="float">
            <text:p>0.518</text:p>
          </table:table-cell>
          <table:table-cell table:formula="of:=20*LOG10([.C544]/['Params&amp;Config'.$C$11])" office:value-type="float" office:value="0.494586511251123" calcext:value-type="float">
            <text:p>0.49</text:p>
          </table:table-cell>
          <table:table-cell table:formula="of:=20*LOG10([.C544]/['Params&amp;Config'.$C$12])" office:value-type="float" office:value="17.7780249304826" calcext:value-type="float">
            <text:p>17.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3" calcext:value-type="float">
            <text:p>543</text:p>
          </table:table-cell>
          <table:table-cell table:formula="of:=(['Params&amp;Config'.$C$9]/['Params&amp;Config'.$C$10]) * [.C545]" office:value-type="float" office:value="1.45294921875" calcext:value-type="float">
            <text:p>1.453</text:p>
          </table:table-cell>
          <table:table-cell table:style-name="ce2" table:formula="of:=[.D545]*2" office:value-type="float" office:value="2.9058984375" calcext:value-type="float">
            <text:p>2.906</text:p>
          </table:table-cell>
          <table:table-cell table:style-name="ce2" table:formula="of:=[.D545]/1.4/2" office:value-type="float" office:value="0.518910435267857" calcext:value-type="float">
            <text:p>0.519</text:p>
          </table:table-cell>
          <table:table-cell table:formula="of:=20*LOG10([.C545]/['Params&amp;Config'.$C$11])" office:value-type="float" office:value="0.510597372260324" calcext:value-type="float">
            <text:p>0.51</text:p>
          </table:table-cell>
          <table:table-cell table:formula="of:=20*LOG10([.C545]/['Params&amp;Config'.$C$12])" office:value-type="float" office:value="17.7940357914918" calcext:value-type="float">
            <text:p>17.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table:formula="of:=(['Params&amp;Config'.$C$9]/['Params&amp;Config'.$C$10]) * [.C546]" office:value-type="float" office:value="1.455625" calcext:value-type="float">
            <text:p>1.456</text:p>
          </table:table-cell>
          <table:table-cell table:style-name="ce2" table:formula="of:=[.D546]*2" office:value-type="float" office:value="2.91125" calcext:value-type="float">
            <text:p>2.911</text:p>
          </table:table-cell>
          <table:table-cell table:style-name="ce2" table:formula="of:=[.D546]/1.4/2" office:value-type="float" office:value="0.519866071428572" calcext:value-type="float">
            <text:p>0.520</text:p>
          </table:table-cell>
          <table:table-cell table:formula="of:=20*LOG10([.C546]/['Params&amp;Config'.$C$11])" office:value-type="float" office:value="0.526578774446983" calcext:value-type="float">
            <text:p>0.53</text:p>
          </table:table-cell>
          <table:table-cell table:formula="of:=20*LOG10([.C546]/['Params&amp;Config'.$C$12])" office:value-type="float" office:value="17.8100171936785" calcext:value-type="float">
            <text:p>17.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 table:formula="of:=(['Params&amp;Config'.$C$9]/['Params&amp;Config'.$C$10]) * [.C547]" office:value-type="float" office:value="1.45830078125" calcext:value-type="float">
            <text:p>1.458</text:p>
          </table:table-cell>
          <table:table-cell table:style-name="ce2" table:formula="of:=[.D547]*2" office:value-type="float" office:value="2.9166015625" calcext:value-type="float">
            <text:p>2.917</text:p>
          </table:table-cell>
          <table:table-cell table:style-name="ce2" table:formula="of:=[.D547]/1.4/2" office:value-type="float" office:value="0.520821707589286" calcext:value-type="float">
            <text:p>0.521</text:p>
          </table:table-cell>
          <table:table-cell table:formula="of:=20*LOG10([.C547]/['Params&amp;Config'.$C$11])" office:value-type="float" office:value="0.542530826016234" calcext:value-type="float">
            <text:p>0.54</text:p>
          </table:table-cell>
          <table:table-cell table:formula="of:=20*LOG10([.C547]/['Params&amp;Config'.$C$12])" office:value-type="float" office:value="17.8259692452477" calcext:value-type="float">
            <text:p>17.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6" calcext:value-type="float">
            <text:p>546</text:p>
          </table:table-cell>
          <table:table-cell table:formula="of:=(['Params&amp;Config'.$C$9]/['Params&amp;Config'.$C$10]) * [.C548]" office:value-type="float" office:value="1.4609765625" calcext:value-type="float">
            <text:p>1.461</text:p>
          </table:table-cell>
          <table:table-cell table:style-name="ce2" table:formula="of:=[.D548]*2" office:value-type="float" office:value="2.921953125" calcext:value-type="float">
            <text:p>2.922</text:p>
          </table:table-cell>
          <table:table-cell table:style-name="ce2" table:formula="of:=[.D548]/1.4/2" office:value-type="float" office:value="0.52177734375" calcext:value-type="float">
            <text:p>0.522</text:p>
          </table:table-cell>
          <table:table-cell table:formula="of:=20*LOG10([.C548]/['Params&amp;Config'.$C$11])" office:value-type="float" office:value="0.558453634578129" calcext:value-type="float">
            <text:p>0.56</text:p>
          </table:table-cell>
          <table:table-cell table:formula="of:=20*LOG10([.C548]/['Params&amp;Config'.$C$12])" office:value-type="float" office:value="17.8418920538096" calcext:value-type="float">
            <text:p>17.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7" calcext:value-type="float">
            <text:p>547</text:p>
          </table:table-cell>
          <table:table-cell table:formula="of:=(['Params&amp;Config'.$C$9]/['Params&amp;Config'.$C$10]) * [.C549]" office:value-type="float" office:value="1.46365234375" calcext:value-type="float">
            <text:p>1.464</text:p>
          </table:table-cell>
          <table:table-cell table:style-name="ce2" table:formula="of:=[.D549]*2" office:value-type="float" office:value="2.9273046875" calcext:value-type="float">
            <text:p>2.927</text:p>
          </table:table-cell>
          <table:table-cell table:style-name="ce2" table:formula="of:=[.D549]/1.4/2" office:value-type="float" office:value="0.522732979910714" calcext:value-type="float">
            <text:p>0.523</text:p>
          </table:table-cell>
          <table:table-cell table:formula="of:=20*LOG10([.C549]/['Params&amp;Config'.$C$11])" office:value-type="float" office:value="0.574347307152" calcext:value-type="float">
            <text:p>0.57</text:p>
          </table:table-cell>
          <table:table-cell table:formula="of:=20*LOG10([.C549]/['Params&amp;Config'.$C$12])" office:value-type="float" office:value="17.8577857263835" calcext:value-type="float">
            <text:p>17.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8" calcext:value-type="float">
            <text:p>548</text:p>
          </table:table-cell>
          <table:table-cell table:formula="of:=(['Params&amp;Config'.$C$9]/['Params&amp;Config'.$C$10]) * [.C550]" office:value-type="float" office:value="1.466328125" calcext:value-type="float">
            <text:p>1.466</text:p>
          </table:table-cell>
          <table:table-cell table:style-name="ce2" table:formula="of:=[.D550]*2" office:value-type="float" office:value="2.93265625" calcext:value-type="float">
            <text:p>2.933</text:p>
          </table:table-cell>
          <table:table-cell table:style-name="ce2" table:formula="of:=[.D550]/1.4/2" office:value-type="float" office:value="0.523688616071429" calcext:value-type="float">
            <text:p>0.524</text:p>
          </table:table-cell>
          <table:table-cell table:formula="of:=20*LOG10([.C550]/['Params&amp;Config'.$C$11])" office:value-type="float" office:value="0.590211950170768" calcext:value-type="float">
            <text:p>0.59</text:p>
          </table:table-cell>
          <table:table-cell table:formula="of:=20*LOG10([.C550]/['Params&amp;Config'.$C$12])" office:value-type="float" office:value="17.8736503694022" calcext:value-type="float">
            <text:p>17.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9" calcext:value-type="float">
            <text:p>549</text:p>
          </table:table-cell>
          <table:table-cell table:formula="of:=(['Params&amp;Config'.$C$9]/['Params&amp;Config'.$C$10]) * [.C551]" office:value-type="float" office:value="1.46900390625" calcext:value-type="float">
            <text:p>1.469</text:p>
          </table:table-cell>
          <table:table-cell table:style-name="ce2" table:formula="of:=[.D551]*2" office:value-type="float" office:value="2.9380078125" calcext:value-type="float">
            <text:p>2.938</text:p>
          </table:table-cell>
          <table:table-cell table:style-name="ce2" table:formula="of:=[.D551]/1.4/2" office:value-type="float" office:value="0.524644252232143" calcext:value-type="float">
            <text:p>0.525</text:p>
          </table:table-cell>
          <table:table-cell table:formula="of:=20*LOG10([.C551]/['Params&amp;Config'.$C$11])" office:value-type="float" office:value="0.606047669485223" calcext:value-type="float">
            <text:p>0.61</text:p>
          </table:table-cell>
          <table:table-cell table:formula="of:=20*LOG10([.C551]/['Params&amp;Config'.$C$12])" office:value-type="float" office:value="17.8894860887167" calcext:value-type="float">
            <text:p>17.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table:formula="of:=(['Params&amp;Config'.$C$9]/['Params&amp;Config'.$C$10]) * [.C552]" office:value-type="float" office:value="1.4716796875" calcext:value-type="float">
            <text:p>1.472</text:p>
          </table:table-cell>
          <table:table-cell table:style-name="ce2" table:formula="of:=[.D552]*2" office:value-type="float" office:value="2.943359375" calcext:value-type="float">
            <text:p>2.943</text:p>
          </table:table-cell>
          <table:table-cell table:style-name="ce2" table:formula="of:=[.D552]/1.4/2" office:value-type="float" office:value="0.525599888392857" calcext:value-type="float">
            <text:p>0.526</text:p>
          </table:table-cell>
          <table:table-cell table:formula="of:=20*LOG10([.C552]/['Params&amp;Config'.$C$11])" office:value-type="float" office:value="0.621854570368262" calcext:value-type="float">
            <text:p>0.62</text:p>
          </table:table-cell>
          <table:table-cell table:formula="of:=20*LOG10([.C552]/['Params&amp;Config'.$C$12])" office:value-type="float" office:value="17.9052929895997" calcext:value-type="float">
            <text:p>17.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1" calcext:value-type="float">
            <text:p>551</text:p>
          </table:table-cell>
          <table:table-cell table:formula="of:=(['Params&amp;Config'.$C$9]/['Params&amp;Config'.$C$10]) * [.C553]" office:value-type="float" office:value="1.47435546875" calcext:value-type="float">
            <text:p>1.474</text:p>
          </table:table-cell>
          <table:table-cell table:style-name="ce2" table:formula="of:=[.D553]*2" office:value-type="float" office:value="2.9487109375" calcext:value-type="float">
            <text:p>2.949</text:p>
          </table:table-cell>
          <table:table-cell table:style-name="ce2" table:formula="of:=[.D553]/1.4/2" office:value-type="float" office:value="0.526555524553571" calcext:value-type="float">
            <text:p>0.527</text:p>
          </table:table-cell>
          <table:table-cell table:formula="of:=20*LOG10([.C553]/['Params&amp;Config'.$C$11])" office:value-type="float" office:value="0.637632757519086" calcext:value-type="float">
            <text:p>0.64</text:p>
          </table:table-cell>
          <table:table-cell table:formula="of:=20*LOG10([.C553]/['Params&amp;Config'.$C$12])" office:value-type="float" office:value="17.9210711767506" calcext:value-type="float">
            <text:p>17.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table:formula="of:=(['Params&amp;Config'.$C$9]/['Params&amp;Config'.$C$10]) * [.C554]" office:value-type="float" office:value="1.47703125" calcext:value-type="float">
            <text:p>1.477</text:p>
          </table:table-cell>
          <table:table-cell table:style-name="ce2" table:formula="of:=[.D554]*2" office:value-type="float" office:value="2.9540625" calcext:value-type="float">
            <text:p>2.954</text:p>
          </table:table-cell>
          <table:table-cell table:style-name="ce2" table:formula="of:=[.D554]/1.4/2" office:value-type="float" office:value="0.527511160714286" calcext:value-type="float">
            <text:p>0.528</text:p>
          </table:table-cell>
          <table:table-cell table:formula="of:=20*LOG10([.C554]/['Params&amp;Config'.$C$11])" office:value-type="float" office:value="0.653382335067363" calcext:value-type="float">
            <text:p>0.65</text:p>
          </table:table-cell>
          <table:table-cell table:formula="of:=20*LOG10([.C554]/['Params&amp;Config'.$C$12])" office:value-type="float" office:value="17.9368207542988" calcext:value-type="float">
            <text:p>17.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3" calcext:value-type="float">
            <text:p>553</text:p>
          </table:table-cell>
          <table:table-cell table:formula="of:=(['Params&amp;Config'.$C$9]/['Params&amp;Config'.$C$10]) * [.C555]" office:value-type="float" office:value="1.47970703125" calcext:value-type="float">
            <text:p>1.480</text:p>
          </table:table-cell>
          <table:table-cell table:style-name="ce2" table:formula="of:=[.D555]*2" office:value-type="float" office:value="2.9594140625" calcext:value-type="float">
            <text:p>2.959</text:p>
          </table:table-cell>
          <table:table-cell table:style-name="ce2" table:formula="of:=[.D555]/1.4/2" office:value-type="float" office:value="0.528466796875" calcext:value-type="float">
            <text:p>0.528</text:p>
          </table:table-cell>
          <table:table-cell table:formula="of:=20*LOG10([.C555]/['Params&amp;Config'.$C$11])" office:value-type="float" office:value="0.66910340657735" calcext:value-type="float">
            <text:p>0.67</text:p>
          </table:table-cell>
          <table:table-cell table:formula="of:=20*LOG10([.C555]/['Params&amp;Config'.$C$12])" office:value-type="float" office:value="17.9525418258088" calcext:value-type="float">
            <text:p>17.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4" calcext:value-type="float">
            <text:p>554</text:p>
          </table:table-cell>
          <table:table-cell table:formula="of:=(['Params&amp;Config'.$C$9]/['Params&amp;Config'.$C$10]) * [.C556]" office:value-type="float" office:value="1.4823828125" calcext:value-type="float">
            <text:p>1.482</text:p>
          </table:table-cell>
          <table:table-cell table:style-name="ce2" table:formula="of:=[.D556]*2" office:value-type="float" office:value="2.964765625" calcext:value-type="float">
            <text:p>2.965</text:p>
          </table:table-cell>
          <table:table-cell table:style-name="ce2" table:formula="of:=[.D556]/1.4/2" office:value-type="float" office:value="0.529422433035714" calcext:value-type="float">
            <text:p>0.529</text:p>
          </table:table-cell>
          <table:table-cell table:formula="of:=20*LOG10([.C556]/['Params&amp;Config'.$C$11])" office:value-type="float" office:value="0.68479607505198" calcext:value-type="float">
            <text:p>0.68</text:p>
          </table:table-cell>
          <table:table-cell table:formula="of:=20*LOG10([.C556]/['Params&amp;Config'.$C$12])" office:value-type="float" office:value="17.9682344942835" calcext:value-type="float">
            <text:p>17.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 table:formula="of:=(['Params&amp;Config'.$C$9]/['Params&amp;Config'.$C$10]) * [.C557]" office:value-type="float" office:value="1.48505859375" calcext:value-type="float">
            <text:p>1.485</text:p>
          </table:table-cell>
          <table:table-cell table:style-name="ce2" table:formula="of:=[.D557]*2" office:value-type="float" office:value="2.9701171875" calcext:value-type="float">
            <text:p>2.970</text:p>
          </table:table-cell>
          <table:table-cell table:style-name="ce2" table:formula="of:=[.D557]/1.4/2" office:value-type="float" office:value="0.530378069196429" calcext:value-type="float">
            <text:p>0.530</text:p>
          </table:table-cell>
          <table:table-cell table:formula="of:=20*LOG10([.C557]/['Params&amp;Config'.$C$11])" office:value-type="float" office:value="0.70046044293691" calcext:value-type="float">
            <text:p>0.7</text:p>
          </table:table-cell>
          <table:table-cell table:formula="of:=20*LOG10([.C557]/['Params&amp;Config'.$C$12])" office:value-type="float" office:value="17.9838988621684" calcext:value-type="float">
            <text:p>17.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6" calcext:value-type="float">
            <text:p>556</text:p>
          </table:table-cell>
          <table:table-cell table:formula="of:=(['Params&amp;Config'.$C$9]/['Params&amp;Config'.$C$10]) * [.C558]" office:value-type="float" office:value="1.487734375" calcext:value-type="float">
            <text:p>1.488</text:p>
          </table:table-cell>
          <table:table-cell table:style-name="ce2" table:formula="of:=[.D558]*2" office:value-type="float" office:value="2.97546875" calcext:value-type="float">
            <text:p>2.975</text:p>
          </table:table-cell>
          <table:table-cell table:style-name="ce2" table:formula="of:=[.D558]/1.4/2" office:value-type="float" office:value="0.531333705357143" calcext:value-type="float">
            <text:p>0.531</text:p>
          </table:table-cell>
          <table:table-cell table:formula="of:=20*LOG10([.C558]/['Params&amp;Config'.$C$11])" office:value-type="float" office:value="0.716096612124534" calcext:value-type="float">
            <text:p>0.72</text:p>
          </table:table-cell>
          <table:table-cell table:formula="of:=20*LOG10([.C558]/['Params&amp;Config'.$C$12])" office:value-type="float" office:value="17.999535031356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7" calcext:value-type="float">
            <text:p>557</text:p>
          </table:table-cell>
          <table:table-cell table:formula="of:=(['Params&amp;Config'.$C$9]/['Params&amp;Config'.$C$10]) * [.C559]" office:value-type="float" office:value="1.49041015625" calcext:value-type="float">
            <text:p>1.490</text:p>
          </table:table-cell>
          <table:table-cell table:style-name="ce2" table:formula="of:=[.D559]*2" office:value-type="float" office:value="2.9808203125" calcext:value-type="float">
            <text:p>2.981</text:p>
          </table:table-cell>
          <table:table-cell table:style-name="ce2" table:formula="of:=[.D559]/1.4/2" office:value-type="float" office:value="0.532289341517857" calcext:value-type="float">
            <text:p>0.532</text:p>
          </table:table-cell>
          <table:table-cell table:formula="of:=20*LOG10([.C559]/['Params&amp;Config'.$C$11])" office:value-type="float" office:value="0.731704683957963" calcext:value-type="float">
            <text:p>0.73</text:p>
          </table:table-cell>
          <table:table-cell table:formula="of:=20*LOG10([.C559]/['Params&amp;Config'.$C$12])" office:value-type="float" office:value="18.0151431031894" calcext:value-type="float">
            <text:p>18.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8" calcext:value-type="float">
            <text:p>558</text:p>
          </table:table-cell>
          <table:table-cell table:formula="of:=(['Params&amp;Config'.$C$9]/['Params&amp;Config'.$C$10]) * [.C560]" office:value-type="float" office:value="1.4930859375" calcext:value-type="float">
            <text:p>1.493</text:p>
          </table:table-cell>
          <table:table-cell table:style-name="ce2" table:formula="of:=[.D560]*2" office:value-type="float" office:value="2.986171875" calcext:value-type="float">
            <text:p>2.986</text:p>
          </table:table-cell>
          <table:table-cell table:style-name="ce2" table:formula="of:=[.D560]/1.4/2" office:value-type="float" office:value="0.533244977678571" calcext:value-type="float">
            <text:p>0.533</text:p>
          </table:table-cell>
          <table:table-cell table:formula="of:=20*LOG10([.C560]/['Params&amp;Config'.$C$11])" office:value-type="float" office:value="0.74728475923496" calcext:value-type="float">
            <text:p>0.75</text:p>
          </table:table-cell>
          <table:table-cell table:formula="of:=20*LOG10([.C560]/['Params&amp;Config'.$C$12])" office:value-type="float" office:value="18.0307231784664" calcext:value-type="float">
            <text:p>18.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59" calcext:value-type="float">
            <text:p>559</text:p>
          </table:table-cell>
          <table:table-cell table:formula="of:=(['Params&amp;Config'.$C$9]/['Params&amp;Config'.$C$10]) * [.C561]" office:value-type="float" office:value="1.49576171875" calcext:value-type="float">
            <text:p>1.496</text:p>
          </table:table-cell>
          <table:table-cell table:style-name="ce2" table:formula="of:=[.D561]*2" office:value-type="float" office:value="2.9915234375" calcext:value-type="float">
            <text:p>2.992</text:p>
          </table:table-cell>
          <table:table-cell table:style-name="ce2" table:formula="of:=[.D561]/1.4/2" office:value-type="float" office:value="0.534200613839286" calcext:value-type="float">
            <text:p>0.534</text:p>
          </table:table-cell>
          <table:table-cell table:formula="of:=20*LOG10([.C561]/['Params&amp;Config'.$C$11])" office:value-type="float" office:value="0.762836938211851" calcext:value-type="float">
            <text:p>0.76</text:p>
          </table:table-cell>
          <table:table-cell table:formula="of:=20*LOG10([.C561]/['Params&amp;Config'.$C$12])" office:value-type="float" office:value="18.0462753574433" calcext:value-type="float">
            <text:p>18.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table:formula="of:=(['Params&amp;Config'.$C$9]/['Params&amp;Config'.$C$10]) * [.C562]" office:value-type="float" office:value="1.4984375" calcext:value-type="float">
            <text:p>1.498</text:p>
          </table:table-cell>
          <table:table-cell table:style-name="ce2" table:formula="of:=[.D562]*2" office:value-type="float" office:value="2.996875" calcext:value-type="float">
            <text:p>2.997</text:p>
          </table:table-cell>
          <table:table-cell table:style-name="ce2" table:formula="of:=[.D562]/1.4/2" office:value-type="float" office:value="0.53515625" calcext:value-type="float">
            <text:p>0.535</text:p>
          </table:table-cell>
          <table:table-cell table:formula="of:=20*LOG10([.C562]/['Params&amp;Config'.$C$11])" office:value-type="float" office:value="0.778361320607393" calcext:value-type="float">
            <text:p>0.78</text:p>
          </table:table-cell>
          <table:table-cell table:formula="of:=20*LOG10([.C562]/['Params&amp;Config'.$C$12])" office:value-type="float" office:value="18.0617997398389" calcext:value-type="float">
            <text:p>18.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1" calcext:value-type="float">
            <text:p>561</text:p>
          </table:table-cell>
          <table:table-cell table:formula="of:=(['Params&amp;Config'.$C$9]/['Params&amp;Config'.$C$10]) * [.C563]" office:value-type="float" office:value="1.50111328125" calcext:value-type="float">
            <text:p>1.501</text:p>
          </table:table-cell>
          <table:table-cell table:style-name="ce2" table:formula="of:=[.D563]*2" office:value-type="float" office:value="3.0022265625" calcext:value-type="float">
            <text:p>3.002</text:p>
          </table:table-cell>
          <table:table-cell table:style-name="ce2" table:formula="of:=[.D563]/1.4/2" office:value-type="float" office:value="0.536111886160714" calcext:value-type="float">
            <text:p>0.536</text:p>
          </table:table-cell>
          <table:table-cell table:formula="of:=20*LOG10([.C563]/['Params&amp;Config'.$C$11])" office:value-type="float" office:value="0.793858005606613" calcext:value-type="float">
            <text:p>0.79</text:p>
          </table:table-cell>
          <table:table-cell table:formula="of:=20*LOG10([.C563]/['Params&amp;Config'.$C$12])" office:value-type="float" office:value="18.0772964248381" calcext:value-type="float">
            <text:p>18.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2" calcext:value-type="float">
            <text:p>562</text:p>
          </table:table-cell>
          <table:table-cell table:formula="of:=(['Params&amp;Config'.$C$9]/['Params&amp;Config'.$C$10]) * [.C564]" office:value-type="float" office:value="1.5037890625" calcext:value-type="float">
            <text:p>1.504</text:p>
          </table:table-cell>
          <table:table-cell table:style-name="ce2" table:formula="of:=[.D564]*2" office:value-type="float" office:value="3.007578125" calcext:value-type="float">
            <text:p>3.008</text:p>
          </table:table-cell>
          <table:table-cell table:style-name="ce2" table:formula="of:=[.D564]/1.4/2" office:value-type="float" office:value="0.537067522321429" calcext:value-type="float">
            <text:p>0.537</text:p>
          </table:table-cell>
          <table:table-cell table:formula="of:=20*LOG10([.C564]/['Params&amp;Config'.$C$11])" office:value-type="float" office:value="0.809327091864607" calcext:value-type="float">
            <text:p>0.81</text:p>
          </table:table-cell>
          <table:table-cell table:formula="of:=20*LOG10([.C564]/['Params&amp;Config'.$C$12])" office:value-type="float" office:value="18.0927655110961" calcext:value-type="float">
            <text:p>18.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3" calcext:value-type="float">
            <text:p>563</text:p>
          </table:table-cell>
          <table:table-cell table:formula="of:=(['Params&amp;Config'.$C$9]/['Params&amp;Config'.$C$10]) * [.C565]" office:value-type="float" office:value="1.50646484375" calcext:value-type="float">
            <text:p>1.506</text:p>
          </table:table-cell>
          <table:table-cell table:style-name="ce2" table:formula="of:=[.D565]*2" office:value-type="float" office:value="3.0129296875" calcext:value-type="float">
            <text:p>3.013</text:p>
          </table:table-cell>
          <table:table-cell table:style-name="ce2" table:formula="of:=[.D565]/1.4/2" office:value-type="float" office:value="0.538023158482143" calcext:value-type="float">
            <text:p>0.538</text:p>
          </table:table-cell>
          <table:table-cell table:formula="of:=20*LOG10([.C565]/['Params&amp;Config'.$C$11])" office:value-type="float" office:value="0.824768677510309" calcext:value-type="float">
            <text:p>0.82</text:p>
          </table:table-cell>
          <table:table-cell table:formula="of:=20*LOG10([.C565]/['Params&amp;Config'.$C$12])" office:value-type="float" office:value="18.1082070967418" calcext:value-type="float">
            <text:p>18.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4" calcext:value-type="float">
            <text:p>564</text:p>
          </table:table-cell>
          <table:table-cell table:formula="of:=(['Params&amp;Config'.$C$9]/['Params&amp;Config'.$C$10]) * [.C566]" office:value-type="float" office:value="1.509140625" calcext:value-type="float">
            <text:p>1.509</text:p>
          </table:table-cell>
          <table:table-cell table:style-name="ce2" table:formula="of:=[.D566]*2" office:value-type="float" office:value="3.01828125" calcext:value-type="float">
            <text:p>3.018</text:p>
          </table:table-cell>
          <table:table-cell table:style-name="ce2" table:formula="of:=[.D566]/1.4/2" office:value-type="float" office:value="0.538978794642857" calcext:value-type="float">
            <text:p>0.539</text:p>
          </table:table-cell>
          <table:table-cell table:formula="of:=20*LOG10([.C566]/['Params&amp;Config'.$C$11])" office:value-type="float" office:value="0.840182860150231" calcext:value-type="float">
            <text:p>0.84</text:p>
          </table:table-cell>
          <table:table-cell table:formula="of:=20*LOG10([.C566]/['Params&amp;Config'.$C$12])" office:value-type="float" office:value="18.1236212793817" calcext:value-type="float">
            <text:p>18.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 table:formula="of:=(['Params&amp;Config'.$C$9]/['Params&amp;Config'.$C$10]) * [.C567]" office:value-type="float" office:value="1.51181640625" calcext:value-type="float">
            <text:p>1.512</text:p>
          </table:table-cell>
          <table:table-cell table:style-name="ce2" table:formula="of:=[.D567]*2" office:value-type="float" office:value="3.0236328125" calcext:value-type="float">
            <text:p>3.024</text:p>
          </table:table-cell>
          <table:table-cell table:style-name="ce2" table:formula="of:=[.D567]/1.4/2" office:value-type="float" office:value="0.539934430803571" calcext:value-type="float">
            <text:p>0.540</text:p>
          </table:table-cell>
          <table:table-cell table:formula="of:=20*LOG10([.C567]/['Params&amp;Config'.$C$11])" office:value-type="float" office:value="0.855569736872155" calcext:value-type="float">
            <text:p>0.86</text:p>
          </table:table-cell>
          <table:table-cell table:formula="of:=20*LOG10([.C567]/['Params&amp;Config'.$C$12])" office:value-type="float" office:value="18.1390081561036" calcext:value-type="float">
            <text:p>18.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6" calcext:value-type="float">
            <text:p>566</text:p>
          </table:table-cell>
          <table:table-cell table:formula="of:=(['Params&amp;Config'.$C$9]/['Params&amp;Config'.$C$10]) * [.C568]" office:value-type="float" office:value="1.5144921875" calcext:value-type="float">
            <text:p>1.514</text:p>
          </table:table-cell>
          <table:table-cell table:style-name="ce2" table:formula="of:=[.D568]*2" office:value-type="float" office:value="3.028984375" calcext:value-type="float">
            <text:p>3.029</text:p>
          </table:table-cell>
          <table:table-cell table:style-name="ce2" table:formula="of:=[.D568]/1.4/2" office:value-type="float" office:value="0.540890066964286" calcext:value-type="float">
            <text:p>0.541</text:p>
          </table:table-cell>
          <table:table-cell table:formula="of:=20*LOG10([.C568]/['Params&amp;Config'.$C$11])" office:value-type="float" office:value="0.870929404248813" calcext:value-type="float">
            <text:p>0.87</text:p>
          </table:table-cell>
          <table:table-cell table:formula="of:=20*LOG10([.C568]/['Params&amp;Config'.$C$12])" office:value-type="float" office:value="18.1543678234803" calcext:value-type="float">
            <text:p>18.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7" calcext:value-type="float">
            <text:p>567</text:p>
          </table:table-cell>
          <table:table-cell table:formula="of:=(['Params&amp;Config'.$C$9]/['Params&amp;Config'.$C$10]) * [.C569]" office:value-type="float" office:value="1.51716796875" calcext:value-type="float">
            <text:p>1.517</text:p>
          </table:table-cell>
          <table:table-cell table:style-name="ce2" table:formula="of:=[.D569]*2" office:value-type="float" office:value="3.0343359375" calcext:value-type="float">
            <text:p>3.034</text:p>
          </table:table-cell>
          <table:table-cell table:style-name="ce2" table:formula="of:=[.D569]/1.4/2" office:value-type="float" office:value="0.541845703125" calcext:value-type="float">
            <text:p>0.542</text:p>
          </table:table-cell>
          <table:table-cell table:formula="of:=20*LOG10([.C569]/['Params&amp;Config'.$C$11])" office:value-type="float" office:value="0.886261958341516" calcext:value-type="float">
            <text:p>0.89</text:p>
          </table:table-cell>
          <table:table-cell table:formula="of:=20*LOG10([.C569]/['Params&amp;Config'.$C$12])" office:value-type="float" office:value="18.169700377573" calcext:value-type="float">
            <text:p>18.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8" calcext:value-type="float">
            <text:p>568</text:p>
          </table:table-cell>
          <table:table-cell table:formula="of:=(['Params&amp;Config'.$C$9]/['Params&amp;Config'.$C$10]) * [.C570]" office:value-type="float" office:value="1.51984375" calcext:value-type="float">
            <text:p>1.520</text:p>
          </table:table-cell>
          <table:table-cell table:style-name="ce2" table:formula="of:=[.D570]*2" office:value-type="float" office:value="3.0396875" calcext:value-type="float">
            <text:p>3.040</text:p>
          </table:table-cell>
          <table:table-cell table:style-name="ce2" table:formula="of:=[.D570]/1.4/2" office:value-type="float" office:value="0.542801339285714" calcext:value-type="float">
            <text:p>0.543</text:p>
          </table:table-cell>
          <table:table-cell table:formula="of:=20*LOG10([.C570]/['Params&amp;Config'.$C$11])" office:value-type="float" office:value="0.901567494703762" calcext:value-type="float">
            <text:p>0.9</text:p>
          </table:table-cell>
          <table:table-cell table:formula="of:=20*LOG10([.C570]/['Params&amp;Config'.$C$12])" office:value-type="float" office:value="18.1850059139352" calcext:value-type="float">
            <text:p>18.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 table:formula="of:=(['Params&amp;Config'.$C$9]/['Params&amp;Config'.$C$10]) * [.C571]" office:value-type="float" office:value="1.52251953125" calcext:value-type="float">
            <text:p>1.523</text:p>
          </table:table-cell>
          <table:table-cell table:style-name="ce2" table:formula="of:=[.D571]*2" office:value-type="float" office:value="3.0450390625" calcext:value-type="float">
            <text:p>3.045</text:p>
          </table:table-cell>
          <table:table-cell table:style-name="ce2" table:formula="of:=[.D571]/1.4/2" office:value-type="float" office:value="0.543756975446429" calcext:value-type="float">
            <text:p>0.544</text:p>
          </table:table-cell>
          <table:table-cell table:formula="of:=20*LOG10([.C571]/['Params&amp;Config'.$C$11])" office:value-type="float" office:value="0.916846108384808" calcext:value-type="float">
            <text:p>0.92</text:p>
          </table:table-cell>
          <table:table-cell table:formula="of:=20*LOG10([.C571]/['Params&amp;Config'.$C$12])" office:value-type="float" office:value="18.2002845276163" calcext:value-type="float">
            <text:p>18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table:formula="of:=(['Params&amp;Config'.$C$9]/['Params&amp;Config'.$C$10]) * [.C572]" office:value-type="float" office:value="1.5251953125" calcext:value-type="float">
            <text:p>1.525</text:p>
          </table:table-cell>
          <table:table-cell table:style-name="ce2" table:formula="of:=[.D572]*2" office:value-type="float" office:value="3.050390625" calcext:value-type="float">
            <text:p>3.050</text:p>
          </table:table-cell>
          <table:table-cell table:style-name="ce2" table:formula="of:=[.D572]/1.4/2" office:value-type="float" office:value="0.544712611607143" calcext:value-type="float">
            <text:p>0.545</text:p>
          </table:table-cell>
          <table:table-cell table:formula="of:=20*LOG10([.C572]/['Params&amp;Config'.$C$11])" office:value-type="float" office:value="0.932097893933213" calcext:value-type="float">
            <text:p>0.93</text:p>
          </table:table-cell>
          <table:table-cell table:formula="of:=20*LOG10([.C572]/['Params&amp;Config'.$C$12])" office:value-type="float" office:value="18.2155363131647" calcext:value-type="float">
            <text:p>18.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1" calcext:value-type="float">
            <text:p>571</text:p>
          </table:table-cell>
          <table:table-cell table:formula="of:=(['Params&amp;Config'.$C$9]/['Params&amp;Config'.$C$10]) * [.C573]" office:value-type="float" office:value="1.52787109375" calcext:value-type="float">
            <text:p>1.528</text:p>
          </table:table-cell>
          <table:table-cell table:style-name="ce2" table:formula="of:=[.D573]*2" office:value-type="float" office:value="3.0557421875" calcext:value-type="float">
            <text:p>3.056</text:p>
          </table:table-cell>
          <table:table-cell table:style-name="ce2" table:formula="of:=[.D573]/1.4/2" office:value-type="float" office:value="0.545668247767857" calcext:value-type="float">
            <text:p>0.546</text:p>
          </table:table-cell>
          <table:table-cell table:formula="of:=20*LOG10([.C573]/['Params&amp;Config'.$C$11])" office:value-type="float" office:value="0.947322945400346" calcext:value-type="float">
            <text:p>0.95</text:p>
          </table:table-cell>
          <table:table-cell table:formula="of:=20*LOG10([.C573]/['Params&amp;Config'.$C$12])" office:value-type="float" office:value="18.2307613646318" calcext:value-type="float">
            <text:p>18.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2" calcext:value-type="float">
            <text:p>572</text:p>
          </table:table-cell>
          <table:table-cell table:formula="of:=(['Params&amp;Config'.$C$9]/['Params&amp;Config'.$C$10]) * [.C574]" office:value-type="float" office:value="1.530546875" calcext:value-type="float">
            <text:p>1.531</text:p>
          </table:table-cell>
          <table:table-cell table:style-name="ce2" table:formula="of:=[.D574]*2" office:value-type="float" office:value="3.06109375" calcext:value-type="float">
            <text:p>3.061</text:p>
          </table:table-cell>
          <table:table-cell table:style-name="ce2" table:formula="of:=[.D574]/1.4/2" office:value-type="float" office:value="0.546623883928572" calcext:value-type="float">
            <text:p>0.547</text:p>
          </table:table-cell>
          <table:table-cell table:formula="of:=20*LOG10([.C574]/['Params&amp;Config'.$C$11])" office:value-type="float" office:value="0.962521356343869" calcext:value-type="float">
            <text:p>0.96</text:p>
          </table:table-cell>
          <table:table-cell table:formula="of:=20*LOG10([.C574]/['Params&amp;Config'.$C$12])" office:value-type="float" office:value="18.2459597755753" calcext:value-type="float">
            <text:p>18.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3" calcext:value-type="float">
            <text:p>573</text:p>
          </table:table-cell>
          <table:table-cell table:formula="of:=(['Params&amp;Config'.$C$9]/['Params&amp;Config'.$C$10]) * [.C575]" office:value-type="float" office:value="1.53322265625" calcext:value-type="float">
            <text:p>1.533</text:p>
          </table:table-cell>
          <table:table-cell table:style-name="ce2" table:formula="of:=[.D575]*2" office:value-type="float" office:value="3.0664453125" calcext:value-type="float">
            <text:p>3.066</text:p>
          </table:table-cell>
          <table:table-cell table:style-name="ce2" table:formula="of:=[.D575]/1.4/2" office:value-type="float" office:value="0.547579520089286" calcext:value-type="float">
            <text:p>0.548</text:p>
          </table:table-cell>
          <table:table-cell table:formula="of:=20*LOG10([.C575]/['Params&amp;Config'.$C$11])" office:value-type="float" office:value="0.977693219831184" calcext:value-type="float">
            <text:p>0.98</text:p>
          </table:table-cell>
          <table:table-cell table:formula="of:=20*LOG10([.C575]/['Params&amp;Config'.$C$12])" office:value-type="float" office:value="18.2611316390627" calcext:value-type="float">
            <text:p>18.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4" calcext:value-type="float">
            <text:p>574</text:p>
          </table:table-cell>
          <table:table-cell table:formula="of:=(['Params&amp;Config'.$C$9]/['Params&amp;Config'.$C$10]) * [.C576]" office:value-type="float" office:value="1.5358984375" calcext:value-type="float">
            <text:p>1.536</text:p>
          </table:table-cell>
          <table:table-cell table:style-name="ce2" table:formula="of:=[.D576]*2" office:value-type="float" office:value="3.071796875" calcext:value-type="float">
            <text:p>3.072</text:p>
          </table:table-cell>
          <table:table-cell table:style-name="ce2" table:formula="of:=[.D576]/1.4/2" office:value-type="float" office:value="0.54853515625" calcext:value-type="float">
            <text:p>0.549</text:p>
          </table:table-cell>
          <table:table-cell table:formula="of:=20*LOG10([.C576]/['Params&amp;Config'.$C$11])" office:value-type="float" office:value="0.992838628442855" calcext:value-type="float">
            <text:p>0.99</text:p>
          </table:table-cell>
          <table:table-cell table:formula="of:=20*LOG10([.C576]/['Params&amp;Config'.$C$12])" office:value-type="float" office:value="18.2762770476743" calcext:value-type="float">
            <text:p>18.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5" calcext:value-type="float">
            <text:p>575</text:p>
          </table:table-cell>
          <table:table-cell table:formula="of:=(['Params&amp;Config'.$C$9]/['Params&amp;Config'.$C$10]) * [.C577]" office:value-type="float" office:value="1.53857421875" calcext:value-type="float">
            <text:p>1.539</text:p>
          </table:table-cell>
          <table:table-cell table:style-name="ce2" table:formula="of:=[.D577]*2" office:value-type="float" office:value="3.0771484375" calcext:value-type="float">
            <text:p>3.077</text:p>
          </table:table-cell>
          <table:table-cell table:style-name="ce2" table:formula="of:=[.D577]/1.4/2" office:value-type="float" office:value="0.549490792410714" calcext:value-type="float">
            <text:p>0.549</text:p>
          </table:table-cell>
          <table:table-cell table:formula="of:=20*LOG10([.C577]/['Params&amp;Config'.$C$11])" office:value-type="float" office:value="1.00795767427599" calcext:value-type="float">
            <text:p>1.01</text:p>
          </table:table-cell>
          <table:table-cell table:formula="of:=20*LOG10([.C577]/['Params&amp;Config'.$C$12])" office:value-type="float" office:value="18.2913960935075" calcext:value-type="float">
            <text:p>18.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6" calcext:value-type="float">
            <text:p>576</text:p>
          </table:table-cell>
          <table:table-cell table:formula="of:=(['Params&amp;Config'.$C$9]/['Params&amp;Config'.$C$10]) * [.C578]" office:value-type="float" office:value="1.54125" calcext:value-type="float">
            <text:p>1.541</text:p>
          </table:table-cell>
          <table:table-cell table:style-name="ce2" table:formula="of:=[.D578]*2" office:value-type="float" office:value="3.0825" calcext:value-type="float">
            <text:p>3.083</text:p>
          </table:table-cell>
          <table:table-cell table:style-name="ce2" table:formula="of:=[.D578]/1.4/2" office:value-type="float" office:value="0.550446428571429" calcext:value-type="float">
            <text:p>0.550</text:p>
          </table:table-cell>
          <table:table-cell table:formula="of:=20*LOG10([.C578]/['Params&amp;Config'.$C$11])" office:value-type="float" office:value="1.02305044894763" calcext:value-type="float">
            <text:p>1.02</text:p>
          </table:table-cell>
          <table:table-cell table:formula="of:=20*LOG10([.C578]/['Params&amp;Config'.$C$12])" office:value-type="float" office:value="18.3064888681791" calcext:value-type="float">
            <text:p>18.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 table:formula="of:=(['Params&amp;Config'.$C$9]/['Params&amp;Config'.$C$10]) * [.C579]" office:value-type="float" office:value="1.54392578125" calcext:value-type="float">
            <text:p>1.544</text:p>
          </table:table-cell>
          <table:table-cell table:style-name="ce2" table:formula="of:=[.D579]*2" office:value-type="float" office:value="3.0878515625" calcext:value-type="float">
            <text:p>3.088</text:p>
          </table:table-cell>
          <table:table-cell table:style-name="ce2" table:formula="of:=[.D579]/1.4/2" office:value-type="float" office:value="0.551402064732143" calcext:value-type="float">
            <text:p>0.551</text:p>
          </table:table-cell>
          <table:table-cell table:formula="of:=20*LOG10([.C579]/['Params&amp;Config'.$C$11])" office:value-type="float" office:value="1.03811704359801" calcext:value-type="float">
            <text:p>1.04</text:p>
          </table:table-cell>
          <table:table-cell table:formula="of:=20*LOG10([.C579]/['Params&amp;Config'.$C$12])" office:value-type="float" office:value="18.3215554628295" calcext:value-type="float">
            <text:p>18.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8" calcext:value-type="float">
            <text:p>578</text:p>
          </table:table-cell>
          <table:table-cell table:formula="of:=(['Params&amp;Config'.$C$9]/['Params&amp;Config'.$C$10]) * [.C580]" office:value-type="float" office:value="1.5466015625" calcext:value-type="float">
            <text:p>1.547</text:p>
          </table:table-cell>
          <table:table-cell table:style-name="ce2" table:formula="of:=[.D580]*2" office:value-type="float" office:value="3.093203125" calcext:value-type="float">
            <text:p>3.093</text:p>
          </table:table-cell>
          <table:table-cell table:style-name="ce2" table:formula="of:=[.D580]/1.4/2" office:value-type="float" office:value="0.552357700892857" calcext:value-type="float">
            <text:p>0.552</text:p>
          </table:table-cell>
          <table:table-cell table:formula="of:=20*LOG10([.C580]/['Params&amp;Config'.$C$11])" office:value-type="float" office:value="1.05315754889397" calcext:value-type="float">
            <text:p>1.05</text:p>
          </table:table-cell>
          <table:table-cell table:formula="of:=20*LOG10([.C580]/['Params&amp;Config'.$C$12])" office:value-type="float" office:value="18.3365959681254" calcext:value-type="float">
            <text:p>18.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79" calcext:value-type="float">
            <text:p>579</text:p>
          </table:table-cell>
          <table:table-cell table:formula="of:=(['Params&amp;Config'.$C$9]/['Params&amp;Config'.$C$10]) * [.C581]" office:value-type="float" office:value="1.54927734375" calcext:value-type="float">
            <text:p>1.549</text:p>
          </table:table-cell>
          <table:table-cell table:style-name="ce2" table:formula="of:=[.D581]*2" office:value-type="float" office:value="3.0985546875" calcext:value-type="float">
            <text:p>3.099</text:p>
          </table:table-cell>
          <table:table-cell table:style-name="ce2" table:formula="of:=[.D581]/1.4/2" office:value-type="float" office:value="0.553313337053571" calcext:value-type="float">
            <text:p>0.553</text:p>
          </table:table-cell>
          <table:table-cell table:formula="of:=20*LOG10([.C581]/['Params&amp;Config'.$C$11])" office:value-type="float" office:value="1.06817205503211" calcext:value-type="float">
            <text:p>1.07</text:p>
          </table:table-cell>
          <table:table-cell table:formula="of:=20*LOG10([.C581]/['Params&amp;Config'.$C$12])" office:value-type="float" office:value="18.3516104742636" calcext:value-type="float">
            <text:p>18.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table:formula="of:=(['Params&amp;Config'.$C$9]/['Params&amp;Config'.$C$10]) * [.C582]" office:value-type="float" office:value="1.551953125" calcext:value-type="float">
            <text:p>1.552</text:p>
          </table:table-cell>
          <table:table-cell table:style-name="ce2" table:formula="of:=[.D582]*2" office:value-type="float" office:value="3.10390625" calcext:value-type="float">
            <text:p>3.104</text:p>
          </table:table-cell>
          <table:table-cell table:style-name="ce2" table:formula="of:=[.D582]/1.4/2" office:value-type="float" office:value="0.554268973214286" calcext:value-type="float">
            <text:p>0.554</text:p>
          </table:table-cell>
          <table:table-cell table:formula="of:=20*LOG10([.C582]/['Params&amp;Config'.$C$11])" office:value-type="float" office:value="1.08316065174213" calcext:value-type="float">
            <text:p>1.08</text:p>
          </table:table-cell>
          <table:table-cell table:formula="of:=20*LOG10([.C582]/['Params&amp;Config'.$C$12])" office:value-type="float" office:value="18.3665990709736" calcext:value-type="float">
            <text:p>18.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1" calcext:value-type="float">
            <text:p>581</text:p>
          </table:table-cell>
          <table:table-cell table:formula="of:=(['Params&amp;Config'.$C$9]/['Params&amp;Config'.$C$10]) * [.C583]" office:value-type="float" office:value="1.55462890625" calcext:value-type="float">
            <text:p>1.555</text:p>
          </table:table-cell>
          <table:table-cell table:style-name="ce2" table:formula="of:=[.D583]*2" office:value-type="float" office:value="3.1092578125" calcext:value-type="float">
            <text:p>3.109</text:p>
          </table:table-cell>
          <table:table-cell table:style-name="ce2" table:formula="of:=[.D583]/1.4/2" office:value-type="float" office:value="0.555224609375" calcext:value-type="float">
            <text:p>0.555</text:p>
          </table:table-cell>
          <table:table-cell table:formula="of:=20*LOG10([.C583]/['Params&amp;Config'.$C$11])" office:value-type="float" office:value="1.09812342829" calcext:value-type="float">
            <text:p>1.1</text:p>
          </table:table-cell>
          <table:table-cell table:formula="of:=20*LOG10([.C583]/['Params&amp;Config'.$C$12])" office:value-type="float" office:value="18.3815618475215" calcext:value-type="float">
            <text:p>18.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2" calcext:value-type="float">
            <text:p>582</text:p>
          </table:table-cell>
          <table:table-cell table:formula="of:=(['Params&amp;Config'.$C$9]/['Params&amp;Config'.$C$10]) * [.C584]" office:value-type="float" office:value="1.5573046875" calcext:value-type="float">
            <text:p>1.557</text:p>
          </table:table-cell>
          <table:table-cell table:style-name="ce2" table:formula="of:=[.D584]*2" office:value-type="float" office:value="3.114609375" calcext:value-type="float">
            <text:p>3.115</text:p>
          </table:table-cell>
          <table:table-cell table:style-name="ce2" table:formula="of:=[.D584]/1.4/2" office:value-type="float" office:value="0.556180245535714" calcext:value-type="float">
            <text:p>0.556</text:p>
          </table:table-cell>
          <table:table-cell table:formula="of:=20*LOG10([.C584]/['Params&amp;Config'.$C$11])" office:value-type="float" office:value="1.11306047348115" calcext:value-type="float">
            <text:p>1.11</text:p>
          </table:table-cell>
          <table:table-cell table:formula="of:=20*LOG10([.C584]/['Params&amp;Config'.$C$12])" office:value-type="float" office:value="18.3964988927126" calcext:value-type="float">
            <text:p>18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3" calcext:value-type="float">
            <text:p>583</text:p>
          </table:table-cell>
          <table:table-cell table:formula="of:=(['Params&amp;Config'.$C$9]/['Params&amp;Config'.$C$10]) * [.C585]" office:value-type="float" office:value="1.55998046875" calcext:value-type="float">
            <text:p>1.560</text:p>
          </table:table-cell>
          <table:table-cell table:style-name="ce2" table:formula="of:=[.D585]*2" office:value-type="float" office:value="3.1199609375" calcext:value-type="float">
            <text:p>3.120</text:p>
          </table:table-cell>
          <table:table-cell table:style-name="ce2" table:formula="of:=[.D585]/1.4/2" office:value-type="float" office:value="0.557135881696429" calcext:value-type="float">
            <text:p>0.557</text:p>
          </table:table-cell>
          <table:table-cell table:formula="of:=20*LOG10([.C585]/['Params&amp;Config'.$C$11])" office:value-type="float" office:value="1.12797187566367" calcext:value-type="float">
            <text:p>1.13</text:p>
          </table:table-cell>
          <table:table-cell table:formula="of:=20*LOG10([.C585]/['Params&amp;Config'.$C$12])" office:value-type="float" office:value="18.4114102948951" calcext:value-type="float">
            <text:p>18.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4" calcext:value-type="float">
            <text:p>584</text:p>
          </table:table-cell>
          <table:table-cell table:formula="of:=(['Params&amp;Config'.$C$9]/['Params&amp;Config'.$C$10]) * [.C586]" office:value-type="float" office:value="1.56265625" calcext:value-type="float">
            <text:p>1.563</text:p>
          </table:table-cell>
          <table:table-cell table:style-name="ce2" table:formula="of:=[.D586]*2" office:value-type="float" office:value="3.1253125" calcext:value-type="float">
            <text:p>3.125</text:p>
          </table:table-cell>
          <table:table-cell table:style-name="ce2" table:formula="of:=[.D586]/1.4/2" office:value-type="float" office:value="0.558091517857143" calcext:value-type="float">
            <text:p>0.558</text:p>
          </table:table-cell>
          <table:table-cell table:formula="of:=20*LOG10([.C586]/['Params&amp;Config'.$C$11])" office:value-type="float" office:value="1.14285772273137" calcext:value-type="float">
            <text:p>1.14</text:p>
          </table:table-cell>
          <table:table-cell table:formula="of:=20*LOG10([.C586]/['Params&amp;Config'.$C$12])" office:value-type="float" office:value="18.4262961419629" calcext:value-type="float">
            <text:p>18.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 table:formula="of:=(['Params&amp;Config'.$C$9]/['Params&amp;Config'.$C$10]) * [.C587]" office:value-type="float" office:value="1.56533203125" calcext:value-type="float">
            <text:p>1.565</text:p>
          </table:table-cell>
          <table:table-cell table:style-name="ce2" table:formula="of:=[.D587]*2" office:value-type="float" office:value="3.1306640625" calcext:value-type="float">
            <text:p>3.131</text:p>
          </table:table-cell>
          <table:table-cell table:style-name="ce2" table:formula="of:=[.D587]/1.4/2" office:value-type="float" office:value="0.559047154017857" calcext:value-type="float">
            <text:p>0.559</text:p>
          </table:table-cell>
          <table:table-cell table:formula="of:=20*LOG10([.C587]/['Params&amp;Config'.$C$11])" office:value-type="float" office:value="1.15771810212699" calcext:value-type="float">
            <text:p>1.16</text:p>
          </table:table-cell>
          <table:table-cell table:formula="of:=20*LOG10([.C587]/['Params&amp;Config'.$C$12])" office:value-type="float" office:value="18.4411565213585" calcext:value-type="float">
            <text:p>18.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6" calcext:value-type="float">
            <text:p>586</text:p>
          </table:table-cell>
          <table:table-cell table:formula="of:=(['Params&amp;Config'.$C$9]/['Params&amp;Config'.$C$10]) * [.C588]" office:value-type="float" office:value="1.5680078125" calcext:value-type="float">
            <text:p>1.568</text:p>
          </table:table-cell>
          <table:table-cell table:style-name="ce2" table:formula="of:=[.D588]*2" office:value-type="float" office:value="3.136015625" calcext:value-type="float">
            <text:p>3.136</text:p>
          </table:table-cell>
          <table:table-cell table:style-name="ce2" table:formula="of:=[.D588]/1.4/2" office:value-type="float" office:value="0.560002790178571" calcext:value-type="float">
            <text:p>0.560</text:p>
          </table:table-cell>
          <table:table-cell table:formula="of:=20*LOG10([.C588]/['Params&amp;Config'.$C$11])" office:value-type="float" office:value="1.1725531008452" calcext:value-type="float">
            <text:p>1.17</text:p>
          </table:table-cell>
          <table:table-cell table:formula="of:=20*LOG10([.C588]/['Params&amp;Config'.$C$12])" office:value-type="float" office:value="18.4559915200767" calcext:value-type="float">
            <text:p>18.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7" calcext:value-type="float">
            <text:p>587</text:p>
          </table:table-cell>
          <table:table-cell table:formula="of:=(['Params&amp;Config'.$C$9]/['Params&amp;Config'.$C$10]) * [.C589]" office:value-type="float" office:value="1.57068359375" calcext:value-type="float">
            <text:p>1.571</text:p>
          </table:table-cell>
          <table:table-cell table:style-name="ce2" table:formula="of:=[.D589]*2" office:value-type="float" office:value="3.1413671875" calcext:value-type="float">
            <text:p>3.141</text:p>
          </table:table-cell>
          <table:table-cell table:style-name="ce2" table:formula="of:=[.D589]/1.4/2" office:value-type="float" office:value="0.560958426339286" calcext:value-type="float">
            <text:p>0.561</text:p>
          </table:table-cell>
          <table:table-cell table:formula="of:=20*LOG10([.C589]/['Params&amp;Config'.$C$11])" office:value-type="float" office:value="1.18736280543567" calcext:value-type="float">
            <text:p>1.19</text:p>
          </table:table-cell>
          <table:table-cell table:formula="of:=20*LOG10([.C589]/['Params&amp;Config'.$C$12])" office:value-type="float" office:value="18.4708012246672" calcext:value-type="float">
            <text:p>18.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8" calcext:value-type="float">
            <text:p>588</text:p>
          </table:table-cell>
          <table:table-cell table:formula="of:=(['Params&amp;Config'.$C$9]/['Params&amp;Config'.$C$10]) * [.C590]" office:value-type="float" office:value="1.573359375" calcext:value-type="float">
            <text:p>1.573</text:p>
          </table:table-cell>
          <table:table-cell table:style-name="ce2" table:formula="of:=[.D590]*2" office:value-type="float" office:value="3.14671875" calcext:value-type="float">
            <text:p>3.147</text:p>
          </table:table-cell>
          <table:table-cell table:style-name="ce2" table:formula="of:=[.D590]/1.4/2" office:value-type="float" office:value="0.5619140625" calcext:value-type="float">
            <text:p>0.562</text:p>
          </table:table-cell>
          <table:table-cell table:formula="of:=20*LOG10([.C590]/['Params&amp;Config'.$C$11])" office:value-type="float" office:value="1.20214730200615" calcext:value-type="float">
            <text:p>1.2</text:p>
          </table:table-cell>
          <table:table-cell table:formula="of:=20*LOG10([.C590]/['Params&amp;Config'.$C$12])" office:value-type="float" office:value="18.4855857212376" calcext:value-type="float">
            <text:p>18.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89" calcext:value-type="float">
            <text:p>589</text:p>
          </table:table-cell>
          <table:table-cell table:formula="of:=(['Params&amp;Config'.$C$9]/['Params&amp;Config'.$C$10]) * [.C591]" office:value-type="float" office:value="1.57603515625" calcext:value-type="float">
            <text:p>1.576</text:p>
          </table:table-cell>
          <table:table-cell table:style-name="ce2" table:formula="of:=[.D591]*2" office:value-type="float" office:value="3.1520703125" calcext:value-type="float">
            <text:p>3.152</text:p>
          </table:table-cell>
          <table:table-cell table:style-name="ce2" table:formula="of:=[.D591]/1.4/2" office:value-type="float" office:value="0.562869698660714" calcext:value-type="float">
            <text:p>0.563</text:p>
          </table:table-cell>
          <table:table-cell table:formula="of:=20*LOG10([.C591]/['Params&amp;Config'.$C$11])" office:value-type="float" office:value="1.21690667622542" calcext:value-type="float">
            <text:p>1.22</text:p>
          </table:table-cell>
          <table:table-cell table:formula="of:=20*LOG10([.C591]/['Params&amp;Config'.$C$12])" office:value-type="float" office:value="18.5003450954569" calcext:value-type="float">
            <text:p>18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table:formula="of:=(['Params&amp;Config'.$C$9]/['Params&amp;Config'.$C$10]) * [.C592]" office:value-type="float" office:value="1.5787109375" calcext:value-type="float">
            <text:p>1.579</text:p>
          </table:table-cell>
          <table:table-cell table:style-name="ce2" table:formula="of:=[.D592]*2" office:value-type="float" office:value="3.157421875" calcext:value-type="float">
            <text:p>3.157</text:p>
          </table:table-cell>
          <table:table-cell table:style-name="ce2" table:formula="of:=[.D592]/1.4/2" office:value-type="float" office:value="0.563825334821429" calcext:value-type="float">
            <text:p>0.564</text:p>
          </table:table-cell>
          <table:table-cell table:formula="of:=20*LOG10([.C592]/['Params&amp;Config'.$C$11])" office:value-type="float" office:value="1.23164101332627" calcext:value-type="float">
            <text:p>1.23</text:p>
          </table:table-cell>
          <table:table-cell table:formula="of:=20*LOG10([.C592]/['Params&amp;Config'.$C$12])" office:value-type="float" office:value="18.5150794325577" calcext:value-type="float">
            <text:p>18.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1" calcext:value-type="float">
            <text:p>591</text:p>
          </table:table-cell>
          <table:table-cell table:formula="of:=(['Params&amp;Config'.$C$9]/['Params&amp;Config'.$C$10]) * [.C593]" office:value-type="float" office:value="1.58138671875" calcext:value-type="float">
            <text:p>1.581</text:p>
          </table:table-cell>
          <table:table-cell table:style-name="ce2" table:formula="of:=[.D593]*2" office:value-type="float" office:value="3.1627734375" calcext:value-type="float">
            <text:p>3.163</text:p>
          </table:table-cell>
          <table:table-cell table:style-name="ce2" table:formula="of:=[.D593]/1.4/2" office:value-type="float" office:value="0.564780970982143" calcext:value-type="float">
            <text:p>0.565</text:p>
          </table:table-cell>
          <table:table-cell table:formula="of:=20*LOG10([.C593]/['Params&amp;Config'.$C$11])" office:value-type="float" office:value="1.24635039810849" calcext:value-type="float">
            <text:p>1.25</text:p>
          </table:table-cell>
          <table:table-cell table:formula="of:=20*LOG10([.C593]/['Params&amp;Config'.$C$12])" office:value-type="float" office:value="18.52978881734" calcext:value-type="float">
            <text:p>18.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2" calcext:value-type="float">
            <text:p>592</text:p>
          </table:table-cell>
          <table:table-cell table:formula="of:=(['Params&amp;Config'.$C$9]/['Params&amp;Config'.$C$10]) * [.C594]" office:value-type="float" office:value="1.5840625" calcext:value-type="float">
            <text:p>1.584</text:p>
          </table:table-cell>
          <table:table-cell table:style-name="ce2" table:formula="of:=[.D594]*2" office:value-type="float" office:value="3.168125" calcext:value-type="float">
            <text:p>3.168</text:p>
          </table:table-cell>
          <table:table-cell table:style-name="ce2" table:formula="of:=[.D594]/1.4/2" office:value-type="float" office:value="0.565736607142857" calcext:value-type="float">
            <text:p>0.566</text:p>
          </table:table-cell>
          <table:table-cell table:formula="of:=20*LOG10([.C594]/['Params&amp;Config'.$C$11])" office:value-type="float" office:value="1.26103491494178" calcext:value-type="float">
            <text:p>1.26</text:p>
          </table:table-cell>
          <table:table-cell table:formula="of:=20*LOG10([.C594]/['Params&amp;Config'.$C$12])" office:value-type="float" office:value="18.5444733341733" calcext:value-type="float">
            <text:p>18.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3" calcext:value-type="float">
            <text:p>593</text:p>
          </table:table-cell>
          <table:table-cell table:formula="of:=(['Params&amp;Config'.$C$9]/['Params&amp;Config'.$C$10]) * [.C595]" office:value-type="float" office:value="1.58673828125" calcext:value-type="float">
            <text:p>1.587</text:p>
          </table:table-cell>
          <table:table-cell table:style-name="ce2" table:formula="of:=[.D595]*2" office:value-type="float" office:value="3.1734765625" calcext:value-type="float">
            <text:p>3.173</text:p>
          </table:table-cell>
          <table:table-cell table:style-name="ce2" table:formula="of:=[.D595]/1.4/2" office:value-type="float" office:value="0.566692243303571" calcext:value-type="float">
            <text:p>0.567</text:p>
          </table:table-cell>
          <table:table-cell table:formula="of:=20*LOG10([.C595]/['Params&amp;Config'.$C$11])" office:value-type="float" office:value="1.27569464776864" calcext:value-type="float">
            <text:p>1.28</text:p>
          </table:table-cell>
          <table:table-cell table:formula="of:=20*LOG10([.C595]/['Params&amp;Config'.$C$12])" office:value-type="float" office:value="18.5591330670001" calcext:value-type="float">
            <text:p>18.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table:formula="of:=(['Params&amp;Config'.$C$9]/['Params&amp;Config'.$C$10]) * [.C596]" office:value-type="float" office:value="1.5894140625" calcext:value-type="float">
            <text:p>1.589</text:p>
          </table:table-cell>
          <table:table-cell table:style-name="ce2" table:formula="of:=[.D596]*2" office:value-type="float" office:value="3.178828125" calcext:value-type="float">
            <text:p>3.179</text:p>
          </table:table-cell>
          <table:table-cell table:style-name="ce2" table:formula="of:=[.D596]/1.4/2" office:value-type="float" office:value="0.567647879464286" calcext:value-type="float">
            <text:p>0.568</text:p>
          </table:table-cell>
          <table:table-cell table:formula="of:=20*LOG10([.C596]/['Params&amp;Config'.$C$11])" office:value-type="float" office:value="1.29032968010726" calcext:value-type="float">
            <text:p>1.29</text:p>
          </table:table-cell>
          <table:table-cell table:formula="of:=20*LOG10([.C596]/['Params&amp;Config'.$C$12])" office:value-type="float" office:value="18.5737680993387" calcext:value-type="float">
            <text:p>18.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 table:formula="of:=(['Params&amp;Config'.$C$9]/['Params&amp;Config'.$C$10]) * [.C597]" office:value-type="float" office:value="1.59208984375" calcext:value-type="float">
            <text:p>1.592</text:p>
          </table:table-cell>
          <table:table-cell table:style-name="ce2" table:formula="of:=[.D597]*2" office:value-type="float" office:value="3.1841796875" calcext:value-type="float">
            <text:p>3.184</text:p>
          </table:table-cell>
          <table:table-cell table:style-name="ce2" table:formula="of:=[.D597]/1.4/2" office:value-type="float" office:value="0.568603515625" calcext:value-type="float">
            <text:p>0.569</text:p>
          </table:table-cell>
          <table:table-cell table:formula="of:=20*LOG10([.C597]/['Params&amp;Config'.$C$11])" office:value-type="float" office:value="1.30494009505438" calcext:value-type="float">
            <text:p>1.3</text:p>
          </table:table-cell>
          <table:table-cell table:formula="of:=20*LOG10([.C597]/['Params&amp;Config'.$C$12])" office:value-type="float" office:value="18.5883785142859" calcext:value-type="float">
            <text:p>18.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6" calcext:value-type="float">
            <text:p>596</text:p>
          </table:table-cell>
          <table:table-cell table:formula="of:=(['Params&amp;Config'.$C$9]/['Params&amp;Config'.$C$10]) * [.C598]" office:value-type="float" office:value="1.594765625" calcext:value-type="float">
            <text:p>1.595</text:p>
          </table:table-cell>
          <table:table-cell table:style-name="ce2" table:formula="of:=[.D598]*2" office:value-type="float" office:value="3.18953125" calcext:value-type="float">
            <text:p>3.190</text:p>
          </table:table-cell>
          <table:table-cell table:style-name="ce2" table:formula="of:=[.D598]/1.4/2" office:value-type="float" office:value="0.569559151785714" calcext:value-type="float">
            <text:p>0.570</text:p>
          </table:table-cell>
          <table:table-cell table:formula="of:=20*LOG10([.C598]/['Params&amp;Config'.$C$11])" office:value-type="float" office:value="1.31952597528811" calcext:value-type="float">
            <text:p>1.32</text:p>
          </table:table-cell>
          <table:table-cell table:formula="of:=20*LOG10([.C598]/['Params&amp;Config'.$C$12])" office:value-type="float" office:value="18.6029643945196" calcext:value-type="float">
            <text:p>18.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7" calcext:value-type="float">
            <text:p>597</text:p>
          </table:table-cell>
          <table:table-cell table:formula="of:=(['Params&amp;Config'.$C$9]/['Params&amp;Config'.$C$10]) * [.C599]" office:value-type="float" office:value="1.59744140625" calcext:value-type="float">
            <text:p>1.597</text:p>
          </table:table-cell>
          <table:table-cell table:style-name="ce2" table:formula="of:=[.D599]*2" office:value-type="float" office:value="3.1948828125" calcext:value-type="float">
            <text:p>3.195</text:p>
          </table:table-cell>
          <table:table-cell table:style-name="ce2" table:formula="of:=[.D599]/1.4/2" office:value-type="float" office:value="0.570514787946429" calcext:value-type="float">
            <text:p>0.571</text:p>
          </table:table-cell>
          <table:table-cell table:formula="of:=20*LOG10([.C599]/['Params&amp;Config'.$C$11])" office:value-type="float" office:value="1.33408740307077" calcext:value-type="float">
            <text:p>1.33</text:p>
          </table:table-cell>
          <table:table-cell table:formula="of:=20*LOG10([.C599]/['Params&amp;Config'.$C$12])" office:value-type="float" office:value="18.6175258223022" calcext:value-type="float">
            <text:p>18.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8" calcext:value-type="float">
            <text:p>598</text:p>
          </table:table-cell>
          <table:table-cell table:formula="of:=(['Params&amp;Config'.$C$9]/['Params&amp;Config'.$C$10]) * [.C600]" office:value-type="float" office:value="1.6001171875" calcext:value-type="float">
            <text:p>1.600</text:p>
          </table:table-cell>
          <table:table-cell table:style-name="ce2" table:formula="of:=[.D600]*2" office:value-type="float" office:value="3.200234375" calcext:value-type="float">
            <text:p>3.200</text:p>
          </table:table-cell>
          <table:table-cell table:style-name="ce2" table:formula="of:=[.D600]/1.4/2" office:value-type="float" office:value="0.571470424107143" calcext:value-type="float">
            <text:p>0.571</text:p>
          </table:table-cell>
          <table:table-cell table:formula="of:=20*LOG10([.C600]/['Params&amp;Config'.$C$11])" office:value-type="float" office:value="1.3486244602516" calcext:value-type="float">
            <text:p>1.35</text:p>
          </table:table-cell>
          <table:table-cell table:formula="of:=20*LOG10([.C600]/['Params&amp;Config'.$C$12])" office:value-type="float" office:value="18.6320628794831" calcext:value-type="float">
            <text:p>18.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 table:formula="of:=(['Params&amp;Config'.$C$9]/['Params&amp;Config'.$C$10]) * [.C601]" office:value-type="float" office:value="1.60279296875" calcext:value-type="float">
            <text:p>1.603</text:p>
          </table:table-cell>
          <table:table-cell table:style-name="ce2" table:formula="of:=[.D601]*2" office:value-type="float" office:value="3.2055859375" calcext:value-type="float">
            <text:p>3.206</text:p>
          </table:table-cell>
          <table:table-cell table:style-name="ce2" table:formula="of:=[.D601]/1.4/2" office:value-type="float" office:value="0.572426060267857" calcext:value-type="float">
            <text:p>0.572</text:p>
          </table:table-cell>
          <table:table-cell table:formula="of:=20*LOG10([.C601]/['Params&amp;Config'.$C$11])" office:value-type="float" office:value="1.36313722826961" calcext:value-type="float">
            <text:p>1.36</text:p>
          </table:table-cell>
          <table:table-cell table:formula="of:=20*LOG10([.C601]/['Params&amp;Config'.$C$12])" office:value-type="float" office:value="18.6465756475011" calcext:value-type="float">
            <text:p>18.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table:formula="of:=(['Params&amp;Config'.$C$9]/['Params&amp;Config'.$C$10]) * [.C602]" office:value-type="float" office:value="1.60546875" calcext:value-type="float">
            <text:p>1.605</text:p>
          </table:table-cell>
          <table:table-cell table:style-name="ce2" table:formula="of:=[.D602]*2" office:value-type="float" office:value="3.2109375" calcext:value-type="float">
            <text:p>3.211</text:p>
          </table:table-cell>
          <table:table-cell table:style-name="ce2" table:formula="of:=[.D602]/1.4/2" office:value-type="float" office:value="0.573381696428571" calcext:value-type="float">
            <text:p>0.573</text:p>
          </table:table-cell>
          <table:table-cell table:formula="of:=20*LOG10([.C602]/['Params&amp;Config'.$C$11])" office:value-type="float" office:value="1.37762578815626" calcext:value-type="float">
            <text:p>1.38</text:p>
          </table:table-cell>
          <table:table-cell table:formula="of:=20*LOG10([.C602]/['Params&amp;Config'.$C$12])" office:value-type="float" office:value="18.6610642073877" calcext:value-type="float">
            <text:p>18.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 table:formula="of:=(['Params&amp;Config'.$C$9]/['Params&amp;Config'.$C$10]) * [.C603]" office:value-type="float" office:value="1.60814453125" calcext:value-type="float">
            <text:p>1.608</text:p>
          </table:table-cell>
          <table:table-cell table:style-name="ce2" table:formula="of:=[.D603]*2" office:value-type="float" office:value="3.2162890625" calcext:value-type="float">
            <text:p>3.216</text:p>
          </table:table-cell>
          <table:table-cell table:style-name="ce2" table:formula="of:=[.D603]/1.4/2" office:value-type="float" office:value="0.574337332589286" calcext:value-type="float">
            <text:p>0.574</text:p>
          </table:table-cell>
          <table:table-cell table:formula="of:=20*LOG10([.C603]/['Params&amp;Config'.$C$11])" office:value-type="float" office:value="1.39209022053818" calcext:value-type="float">
            <text:p>1.39</text:p>
          </table:table-cell>
          <table:table-cell table:formula="of:=20*LOG10([.C603]/['Params&amp;Config'.$C$12])" office:value-type="float" office:value="18.6755286397697" calcext:value-type="float">
            <text:p>18.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2" calcext:value-type="float">
            <text:p>602</text:p>
          </table:table-cell>
          <table:table-cell table:formula="of:=(['Params&amp;Config'.$C$9]/['Params&amp;Config'.$C$10]) * [.C604]" office:value-type="float" office:value="1.6108203125" calcext:value-type="float">
            <text:p>1.611</text:p>
          </table:table-cell>
          <table:table-cell table:style-name="ce2" table:formula="of:=[.D604]*2" office:value-type="float" office:value="3.221640625" calcext:value-type="float">
            <text:p>3.222</text:p>
          </table:table-cell>
          <table:table-cell table:style-name="ce2" table:formula="of:=[.D604]/1.4/2" office:value-type="float" office:value="0.57529296875" calcext:value-type="float">
            <text:p>0.575</text:p>
          </table:table-cell>
          <table:table-cell table:formula="of:=20*LOG10([.C604]/['Params&amp;Config'.$C$11])" office:value-type="float" office:value="1.40653060563988" calcext:value-type="float">
            <text:p>1.41</text:p>
          </table:table-cell>
          <table:table-cell table:formula="of:=20*LOG10([.C604]/['Params&amp;Config'.$C$12])" office:value-type="float" office:value="18.6899690248714" calcext:value-type="float">
            <text:p>18.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3" calcext:value-type="float">
            <text:p>603</text:p>
          </table:table-cell>
          <table:table-cell table:formula="of:=(['Params&amp;Config'.$C$9]/['Params&amp;Config'.$C$10]) * [.C605]" office:value-type="float" office:value="1.61349609375" calcext:value-type="float">
            <text:p>1.613</text:p>
          </table:table-cell>
          <table:table-cell table:style-name="ce2" table:formula="of:=[.D605]*2" office:value-type="float" office:value="3.2269921875" calcext:value-type="float">
            <text:p>3.227</text:p>
          </table:table-cell>
          <table:table-cell table:style-name="ce2" table:formula="of:=[.D605]/1.4/2" office:value-type="float" office:value="0.576248604910714" calcext:value-type="float">
            <text:p>0.576</text:p>
          </table:table-cell>
          <table:table-cell table:formula="of:=20*LOG10([.C605]/['Params&amp;Config'.$C$11])" office:value-type="float" office:value="1.42094702328641" calcext:value-type="float">
            <text:p>1.42</text:p>
          </table:table-cell>
          <table:table-cell table:formula="of:=20*LOG10([.C605]/['Params&amp;Config'.$C$12])" office:value-type="float" office:value="18.7043854425179" calcext:value-type="float">
            <text:p>18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 table:formula="of:=(['Params&amp;Config'.$C$9]/['Params&amp;Config'.$C$10]) * [.C606]" office:value-type="float" office:value="1.616171875" calcext:value-type="float">
            <text:p>1.616</text:p>
          </table:table-cell>
          <table:table-cell table:style-name="ce2" table:formula="of:=[.D606]*2" office:value-type="float" office:value="3.23234375" calcext:value-type="float">
            <text:p>3.232</text:p>
          </table:table-cell>
          <table:table-cell table:style-name="ce2" table:formula="of:=[.D606]/1.4/2" office:value-type="float" office:value="0.577204241071429" calcext:value-type="float">
            <text:p>0.577</text:p>
          </table:table-cell>
          <table:table-cell table:formula="of:=20*LOG10([.C606]/['Params&amp;Config'.$C$11])" office:value-type="float" office:value="1.43533955290602" calcext:value-type="float">
            <text:p>1.44</text:p>
          </table:table-cell>
          <table:table-cell table:formula="of:=20*LOG10([.C606]/['Params&amp;Config'.$C$12])" office:value-type="float" office:value="18.7187779721375" calcext:value-type="float">
            <text:p>18.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 table:formula="of:=(['Params&amp;Config'.$C$9]/['Params&amp;Config'.$C$10]) * [.C607]" office:value-type="float" office:value="1.61884765625" calcext:value-type="float">
            <text:p>1.619</text:p>
          </table:table-cell>
          <table:table-cell table:style-name="ce2" table:formula="of:=[.D607]*2" office:value-type="float" office:value="3.2376953125" calcext:value-type="float">
            <text:p>3.238</text:p>
          </table:table-cell>
          <table:table-cell table:style-name="ce2" table:formula="of:=[.D607]/1.4/2" office:value-type="float" office:value="0.578159877232143" calcext:value-type="float">
            <text:p>0.578</text:p>
          </table:table-cell>
          <table:table-cell table:formula="of:=20*LOG10([.C607]/['Params&amp;Config'.$C$11])" office:value-type="float" office:value="1.44970827353276" calcext:value-type="float">
            <text:p>1.45</text:p>
          </table:table-cell>
          <table:table-cell table:formula="of:=20*LOG10([.C607]/['Params&amp;Config'.$C$12])" office:value-type="float" office:value="18.7331466927642" calcext:value-type="float">
            <text:p>18.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6" calcext:value-type="float">
            <text:p>606</text:p>
          </table:table-cell>
          <table:table-cell table:formula="of:=(['Params&amp;Config'.$C$9]/['Params&amp;Config'.$C$10]) * [.C608]" office:value-type="float" office:value="1.6215234375" calcext:value-type="float">
            <text:p>1.622</text:p>
          </table:table-cell>
          <table:table-cell table:style-name="ce2" table:formula="of:=[.D608]*2" office:value-type="float" office:value="3.243046875" calcext:value-type="float">
            <text:p>3.243</text:p>
          </table:table-cell>
          <table:table-cell table:style-name="ce2" table:formula="of:=[.D608]/1.4/2" office:value-type="float" office:value="0.579115513392857" calcext:value-type="float">
            <text:p>0.579</text:p>
          </table:table-cell>
          <table:table-cell table:formula="of:=20*LOG10([.C608]/['Params&amp;Config'.$C$11])" office:value-type="float" office:value="1.46405326380911" calcext:value-type="float">
            <text:p>1.46</text:p>
          </table:table-cell>
          <table:table-cell table:formula="of:=20*LOG10([.C608]/['Params&amp;Config'.$C$12])" office:value-type="float" office:value="18.7474916830406" calcext:value-type="float">
            <text:p>18.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7" calcext:value-type="float">
            <text:p>607</text:p>
          </table:table-cell>
          <table:table-cell table:formula="of:=(['Params&amp;Config'.$C$9]/['Params&amp;Config'.$C$10]) * [.C609]" office:value-type="float" office:value="1.62419921875" calcext:value-type="float">
            <text:p>1.624</text:p>
          </table:table-cell>
          <table:table-cell table:style-name="ce2" table:formula="of:=[.D609]*2" office:value-type="float" office:value="3.2483984375" calcext:value-type="float">
            <text:p>3.248</text:p>
          </table:table-cell>
          <table:table-cell table:style-name="ce2" table:formula="of:=[.D609]/1.4/2" office:value-type="float" office:value="0.580071149553572" calcext:value-type="float">
            <text:p>0.580</text:p>
          </table:table-cell>
          <table:table-cell table:formula="of:=20*LOG10([.C609]/['Params&amp;Config'.$C$11])" office:value-type="float" office:value="1.47837460198854" calcext:value-type="float">
            <text:p>1.48</text:p>
          </table:table-cell>
          <table:table-cell table:formula="of:=20*LOG10([.C609]/['Params&amp;Config'.$C$12])" office:value-type="float" office:value="18.76181302122" calcext:value-type="float">
            <text:p>18.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8" calcext:value-type="float">
            <text:p>608</text:p>
          </table:table-cell>
          <table:table-cell table:formula="of:=(['Params&amp;Config'.$C$9]/['Params&amp;Config'.$C$10]) * [.C610]" office:value-type="float" office:value="1.626875" calcext:value-type="float">
            <text:p>1.627</text:p>
          </table:table-cell>
          <table:table-cell table:style-name="ce2" table:formula="of:=[.D610]*2" office:value-type="float" office:value="3.25375" calcext:value-type="float">
            <text:p>3.254</text:p>
          </table:table-cell>
          <table:table-cell table:style-name="ce2" table:formula="of:=[.D610]/1.4/2" office:value-type="float" office:value="0.581026785714286" calcext:value-type="float">
            <text:p>0.581</text:p>
          </table:table-cell>
          <table:table-cell table:formula="of:=20*LOG10([.C610]/['Params&amp;Config'.$C$11])" office:value-type="float" office:value="1.49267236593808" calcext:value-type="float">
            <text:p>1.49</text:p>
          </table:table-cell>
          <table:table-cell table:formula="of:=20*LOG10([.C610]/['Params&amp;Config'.$C$12])" office:value-type="float" office:value="18.7761107851696" calcext:value-type="float">
            <text:p>18.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 table:formula="of:=(['Params&amp;Config'.$C$9]/['Params&amp;Config'.$C$10]) * [.C611]" office:value-type="float" office:value="1.62955078125" calcext:value-type="float">
            <text:p>1.630</text:p>
          </table:table-cell>
          <table:table-cell table:style-name="ce2" table:formula="of:=[.D611]*2" office:value-type="float" office:value="3.2591015625" calcext:value-type="float">
            <text:p>3.259</text:p>
          </table:table-cell>
          <table:table-cell table:style-name="ce2" table:formula="of:=[.D611]/1.4/2" office:value-type="float" office:value="0.581982421875" calcext:value-type="float">
            <text:p>0.582</text:p>
          </table:table-cell>
          <table:table-cell table:formula="of:=20*LOG10([.C611]/['Params&amp;Config'.$C$11])" office:value-type="float" office:value="1.50694663314089" calcext:value-type="float">
            <text:p>1.51</text:p>
          </table:table-cell>
          <table:table-cell table:formula="of:=20*LOG10([.C611]/['Params&amp;Config'.$C$12])" office:value-type="float" office:value="18.7903850523724" calcext:value-type="float">
            <text:p>18.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table:formula="of:=(['Params&amp;Config'.$C$9]/['Params&amp;Config'.$C$10]) * [.C612]" office:value-type="float" office:value="1.6322265625" calcext:value-type="float">
            <text:p>1.632</text:p>
          </table:table-cell>
          <table:table-cell table:style-name="ce2" table:formula="of:=[.D612]*2" office:value-type="float" office:value="3.264453125" calcext:value-type="float">
            <text:p>3.264</text:p>
          </table:table-cell>
          <table:table-cell table:style-name="ce2" table:formula="of:=[.D612]/1.4/2" office:value-type="float" office:value="0.582938058035714" calcext:value-type="float">
            <text:p>0.583</text:p>
          </table:table-cell>
          <table:table-cell table:formula="of:=20*LOG10([.C612]/['Params&amp;Config'.$C$11])" office:value-type="float" office:value="1.52119748069873" calcext:value-type="float">
            <text:p>1.52</text:p>
          </table:table-cell>
          <table:table-cell table:formula="of:=20*LOG10([.C612]/['Params&amp;Config'.$C$12])" office:value-type="float" office:value="18.8046358999302" calcext:value-type="float">
            <text:p>18.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1" calcext:value-type="float">
            <text:p>611</text:p>
          </table:table-cell>
          <table:table-cell table:formula="of:=(['Params&amp;Config'.$C$9]/['Params&amp;Config'.$C$10]) * [.C613]" office:value-type="float" office:value="1.63490234375" calcext:value-type="float">
            <text:p>1.635</text:p>
          </table:table-cell>
          <table:table-cell table:style-name="ce2" table:formula="of:=[.D613]*2" office:value-type="float" office:value="3.2698046875" calcext:value-type="float">
            <text:p>3.270</text:p>
          </table:table-cell>
          <table:table-cell table:style-name="ce2" table:formula="of:=[.D613]/1.4/2" office:value-type="float" office:value="0.583893694196429" calcext:value-type="float">
            <text:p>0.584</text:p>
          </table:table-cell>
          <table:table-cell table:formula="of:=20*LOG10([.C613]/['Params&amp;Config'.$C$11])" office:value-type="float" office:value="1.53542498533447" calcext:value-type="float">
            <text:p>1.54</text:p>
          </table:table-cell>
          <table:table-cell table:formula="of:=20*LOG10([.C613]/['Params&amp;Config'.$C$12])" office:value-type="float" office:value="18.8188634045659" calcext:value-type="float">
            <text:p>18.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2" calcext:value-type="float">
            <text:p>612</text:p>
          </table:table-cell>
          <table:table-cell table:formula="of:=(['Params&amp;Config'.$C$9]/['Params&amp;Config'.$C$10]) * [.C614]" office:value-type="float" office:value="1.637578125" calcext:value-type="float">
            <text:p>1.638</text:p>
          </table:table-cell>
          <table:table-cell table:style-name="ce2" table:formula="of:=[.D614]*2" office:value-type="float" office:value="3.27515625" calcext:value-type="float">
            <text:p>3.275</text:p>
          </table:table-cell>
          <table:table-cell table:style-name="ce2" table:formula="of:=[.D614]/1.4/2" office:value-type="float" office:value="0.584849330357143" calcext:value-type="float">
            <text:p>0.585</text:p>
          </table:table-cell>
          <table:table-cell table:formula="of:=20*LOG10([.C614]/['Params&amp;Config'.$C$11])" office:value-type="float" office:value="1.54962922339461" calcext:value-type="float">
            <text:p>1.55</text:p>
          </table:table-cell>
          <table:table-cell table:formula="of:=20*LOG10([.C614]/['Params&amp;Config'.$C$12])" office:value-type="float" office:value="18.8330676426261" calcext:value-type="float">
            <text:p>18.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3" calcext:value-type="float">
            <text:p>613</text:p>
          </table:table-cell>
          <table:table-cell table:formula="of:=(['Params&amp;Config'.$C$9]/['Params&amp;Config'.$C$10]) * [.C615]" office:value-type="float" office:value="1.64025390625" calcext:value-type="float">
            <text:p>1.640</text:p>
          </table:table-cell>
          <table:table-cell table:style-name="ce2" table:formula="of:=[.D615]*2" office:value-type="float" office:value="3.2805078125" calcext:value-type="float">
            <text:p>3.281</text:p>
          </table:table-cell>
          <table:table-cell table:style-name="ce2" table:formula="of:=[.D615]/1.4/2" office:value-type="float" office:value="0.585804966517857" calcext:value-type="float">
            <text:p>0.586</text:p>
          </table:table-cell>
          <table:table-cell table:formula="of:=20*LOG10([.C615]/['Params&amp;Config'.$C$11])" office:value-type="float" office:value="1.56381027085169" calcext:value-type="float">
            <text:p>1.56</text:p>
          </table:table-cell>
          <table:table-cell table:formula="of:=20*LOG10([.C615]/['Params&amp;Config'.$C$12])" office:value-type="float" office:value="18.8472486900832" calcext:value-type="float">
            <text:p>18.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4" calcext:value-type="float">
            <text:p>614</text:p>
          </table:table-cell>
          <table:table-cell table:formula="of:=(['Params&amp;Config'.$C$9]/['Params&amp;Config'.$C$10]) * [.C616]" office:value-type="float" office:value="1.6429296875" calcext:value-type="float">
            <text:p>1.643</text:p>
          </table:table-cell>
          <table:table-cell table:style-name="ce2" table:formula="of:=[.D616]*2" office:value-type="float" office:value="3.285859375" calcext:value-type="float">
            <text:p>3.286</text:p>
          </table:table-cell>
          <table:table-cell table:style-name="ce2" table:formula="of:=[.D616]/1.4/2" office:value-type="float" office:value="0.586760602678572" calcext:value-type="float">
            <text:p>0.587</text:p>
          </table:table-cell>
          <table:table-cell table:formula="of:=20*LOG10([.C616]/['Params&amp;Config'.$C$11])" office:value-type="float" office:value="1.57796820330674" calcext:value-type="float">
            <text:p>1.58</text:p>
          </table:table-cell>
          <table:table-cell table:formula="of:=20*LOG10([.C616]/['Params&amp;Config'.$C$12])" office:value-type="float" office:value="18.8614066225382" calcext:value-type="float">
            <text:p>18.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 table:formula="of:=(['Params&amp;Config'.$C$9]/['Params&amp;Config'.$C$10]) * [.C617]" office:value-type="float" office:value="1.64560546875" calcext:value-type="float">
            <text:p>1.646</text:p>
          </table:table-cell>
          <table:table-cell table:style-name="ce2" table:formula="of:=[.D617]*2" office:value-type="float" office:value="3.2912109375" calcext:value-type="float">
            <text:p>3.291</text:p>
          </table:table-cell>
          <table:table-cell table:style-name="ce2" table:formula="of:=[.D617]/1.4/2" office:value-type="float" office:value="0.587716238839286" calcext:value-type="float">
            <text:p>0.588</text:p>
          </table:table-cell>
          <table:table-cell table:formula="of:=20*LOG10([.C617]/['Params&amp;Config'.$C$11])" office:value-type="float" office:value="1.59210309599172" calcext:value-type="float">
            <text:p>1.59</text:p>
          </table:table-cell>
          <table:table-cell table:formula="of:=20*LOG10([.C617]/['Params&amp;Config'.$C$12])" office:value-type="float" office:value="18.8755415152232" calcext:value-type="float">
            <text:p>18.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6" calcext:value-type="float">
            <text:p>616</text:p>
          </table:table-cell>
          <table:table-cell table:formula="of:=(['Params&amp;Config'.$C$9]/['Params&amp;Config'.$C$10]) * [.C618]" office:value-type="float" office:value="1.64828125" calcext:value-type="float">
            <text:p>1.648</text:p>
          </table:table-cell>
          <table:table-cell table:style-name="ce2" table:formula="of:=[.D618]*2" office:value-type="float" office:value="3.2965625" calcext:value-type="float">
            <text:p>3.297</text:p>
          </table:table-cell>
          <table:table-cell table:style-name="ce2" table:formula="of:=[.D618]/1.4/2" office:value-type="float" office:value="0.588671875" calcext:value-type="float">
            <text:p>0.589</text:p>
          </table:table-cell>
          <table:table-cell table:formula="of:=20*LOG10([.C618]/['Params&amp;Config'.$C$11])" office:value-type="float" office:value="1.60621502377189" calcext:value-type="float">
            <text:p>1.61</text:p>
          </table:table-cell>
          <table:table-cell table:formula="of:=20*LOG10([.C618]/['Params&amp;Config'.$C$12])" office:value-type="float" office:value="18.8896534430034" calcext:value-type="float">
            <text:p>18.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7" calcext:value-type="float">
            <text:p>617</text:p>
          </table:table-cell>
          <table:table-cell table:formula="of:=(['Params&amp;Config'.$C$9]/['Params&amp;Config'.$C$10]) * [.C619]" office:value-type="float" office:value="1.65095703125" calcext:value-type="float">
            <text:p>1.651</text:p>
          </table:table-cell>
          <table:table-cell table:style-name="ce2" table:formula="of:=[.D619]*2" office:value-type="float" office:value="3.3019140625" calcext:value-type="float">
            <text:p>3.302</text:p>
          </table:table-cell>
          <table:table-cell table:style-name="ce2" table:formula="of:=[.D619]/1.4/2" office:value-type="float" office:value="0.589627511160714" calcext:value-type="float">
            <text:p>0.590</text:p>
          </table:table-cell>
          <table:table-cell table:formula="of:=20*LOG10([.C619]/['Params&amp;Config'.$C$11])" office:value-type="float" office:value="1.62030406114822" calcext:value-type="float">
            <text:p>1.62</text:p>
          </table:table-cell>
          <table:table-cell table:formula="of:=20*LOG10([.C619]/['Params&amp;Config'.$C$12])" office:value-type="float" office:value="18.9037424803797" calcext:value-type="float">
            <text:p>18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8" calcext:value-type="float">
            <text:p>618</text:p>
          </table:table-cell>
          <table:table-cell table:formula="of:=(['Params&amp;Config'.$C$9]/['Params&amp;Config'.$C$10]) * [.C620]" office:value-type="float" office:value="1.6536328125" calcext:value-type="float">
            <text:p>1.654</text:p>
          </table:table-cell>
          <table:table-cell table:style-name="ce2" table:formula="of:=[.D620]*2" office:value-type="float" office:value="3.307265625" calcext:value-type="float">
            <text:p>3.307</text:p>
          </table:table-cell>
          <table:table-cell table:style-name="ce2" table:formula="of:=[.D620]/1.4/2" office:value-type="float" office:value="0.590583147321429" calcext:value-type="float">
            <text:p>0.591</text:p>
          </table:table-cell>
          <table:table-cell table:formula="of:=20*LOG10([.C620]/['Params&amp;Config'.$C$11])" office:value-type="float" office:value="1.6343702822597" calcext:value-type="float">
            <text:p>1.63</text:p>
          </table:table-cell>
          <table:table-cell table:formula="of:=20*LOG10([.C620]/['Params&amp;Config'.$C$12])" office:value-type="float" office:value="18.9178087014912" calcext:value-type="float">
            <text:p>18.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 table:formula="of:=(['Params&amp;Config'.$C$9]/['Params&amp;Config'.$C$10]) * [.C621]" office:value-type="float" office:value="1.65630859375" calcext:value-type="float">
            <text:p>1.656</text:p>
          </table:table-cell>
          <table:table-cell table:style-name="ce2" table:formula="of:=[.D621]*2" office:value-type="float" office:value="3.3126171875" calcext:value-type="float">
            <text:p>3.313</text:p>
          </table:table-cell>
          <table:table-cell table:style-name="ce2" table:formula="of:=[.D621]/1.4/2" office:value-type="float" office:value="0.591538783482143" calcext:value-type="float">
            <text:p>0.592</text:p>
          </table:table-cell>
          <table:table-cell table:formula="of:=20*LOG10([.C621]/['Params&amp;Config'.$C$11])" office:value-type="float" office:value="1.64841376088574" calcext:value-type="float">
            <text:p>1.65</text:p>
          </table:table-cell>
          <table:table-cell table:formula="of:=20*LOG10([.C621]/['Params&amp;Config'.$C$12])" office:value-type="float" office:value="18.9318521801172" calcext:value-type="float">
            <text:p>18.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table:formula="of:=(['Params&amp;Config'.$C$9]/['Params&amp;Config'.$C$10]) * [.C622]" office:value-type="float" office:value="1.658984375" calcext:value-type="float">
            <text:p>1.659</text:p>
          </table:table-cell>
          <table:table-cell table:style-name="ce2" table:formula="of:=[.D622]*2" office:value-type="float" office:value="3.31796875" calcext:value-type="float">
            <text:p>3.318</text:p>
          </table:table-cell>
          <table:table-cell table:style-name="ce2" table:formula="of:=[.D622]/1.4/2" office:value-type="float" office:value="0.592494419642857" calcext:value-type="float">
            <text:p>0.592</text:p>
          </table:table-cell>
          <table:table-cell table:formula="of:=20*LOG10([.C622]/['Params&amp;Config'.$C$11])" office:value-type="float" office:value="1.66243457044846" calcext:value-type="float">
            <text:p>1.66</text:p>
          </table:table-cell>
          <table:table-cell table:formula="of:=20*LOG10([.C622]/['Params&amp;Config'.$C$12])" office:value-type="float" office:value="18.9458729896799" calcext:value-type="float">
            <text:p>18.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1" calcext:value-type="float">
            <text:p>621</text:p>
          </table:table-cell>
          <table:table-cell table:formula="of:=(['Params&amp;Config'.$C$9]/['Params&amp;Config'.$C$10]) * [.C623]" office:value-type="float" office:value="1.66166015625" calcext:value-type="float">
            <text:p>1.662</text:p>
          </table:table-cell>
          <table:table-cell table:style-name="ce2" table:formula="of:=[.D623]*2" office:value-type="float" office:value="3.3233203125" calcext:value-type="float">
            <text:p>3.323</text:p>
          </table:table-cell>
          <table:table-cell table:style-name="ce2" table:formula="of:=[.D623]/1.4/2" office:value-type="float" office:value="0.593450055803572" calcext:value-type="float">
            <text:p>0.593</text:p>
          </table:table-cell>
          <table:table-cell table:formula="of:=20*LOG10([.C623]/['Params&amp;Config'.$C$11])" office:value-type="float" office:value="1.67643278401499" calcext:value-type="float">
            <text:p>1.68</text:p>
          </table:table-cell>
          <table:table-cell table:formula="of:=20*LOG10([.C623]/['Params&amp;Config'.$C$12])" office:value-type="float" office:value="18.9598712032465" calcext:value-type="float">
            <text:p>18.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2" calcext:value-type="float">
            <text:p>622</text:p>
          </table:table-cell>
          <table:table-cell table:formula="of:=(['Params&amp;Config'.$C$9]/['Params&amp;Config'.$C$10]) * [.C624]" office:value-type="float" office:value="1.6643359375" calcext:value-type="float">
            <text:p>1.664</text:p>
          </table:table-cell>
          <table:table-cell table:style-name="ce2" table:formula="of:=[.D624]*2" office:value-type="float" office:value="3.328671875" calcext:value-type="float">
            <text:p>3.329</text:p>
          </table:table-cell>
          <table:table-cell table:style-name="ce2" table:formula="of:=[.D624]/1.4/2" office:value-type="float" office:value="0.594405691964286" calcext:value-type="float">
            <text:p>0.594</text:p>
          </table:table-cell>
          <table:table-cell table:formula="of:=20*LOG10([.C624]/['Params&amp;Config'.$C$11])" office:value-type="float" office:value="1.69040847429976" calcext:value-type="float">
            <text:p>1.69</text:p>
          </table:table-cell>
          <table:table-cell table:formula="of:=20*LOG10([.C624]/['Params&amp;Config'.$C$12])" office:value-type="float" office:value="18.9738468935312" calcext:value-type="float">
            <text:p>18.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3" calcext:value-type="float">
            <text:p>623</text:p>
          </table:table-cell>
          <table:table-cell table:formula="of:=(['Params&amp;Config'.$C$9]/['Params&amp;Config'.$C$10]) * [.C625]" office:value-type="float" office:value="1.66701171875" calcext:value-type="float">
            <text:p>1.667</text:p>
          </table:table-cell>
          <table:table-cell table:style-name="ce2" table:formula="of:=[.D625]*2" office:value-type="float" office:value="3.3340234375" calcext:value-type="float">
            <text:p>3.334</text:p>
          </table:table-cell>
          <table:table-cell table:style-name="ce2" table:formula="of:=[.D625]/1.4/2" office:value-type="float" office:value="0.595361328125" calcext:value-type="float">
            <text:p>0.595</text:p>
          </table:table-cell>
          <table:table-cell table:formula="of:=20*LOG10([.C625]/['Params&amp;Config'.$C$11])" office:value-type="float" office:value="1.70436171366678" calcext:value-type="float">
            <text:p>1.7</text:p>
          </table:table-cell>
          <table:table-cell table:formula="of:=20*LOG10([.C625]/['Params&amp;Config'.$C$12])" office:value-type="float" office:value="18.9878001328983" calcext:value-type="float">
            <text:p>18.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4" calcext:value-type="float">
            <text:p>624</text:p>
          </table:table-cell>
          <table:table-cell table:formula="of:=(['Params&amp;Config'.$C$9]/['Params&amp;Config'.$C$10]) * [.C626]" office:value-type="float" office:value="1.6696875" calcext:value-type="float">
            <text:p>1.670</text:p>
          </table:table-cell>
          <table:table-cell table:style-name="ce2" table:formula="of:=[.D626]*2" office:value-type="float" office:value="3.339375" calcext:value-type="float">
            <text:p>3.339</text:p>
          </table:table-cell>
          <table:table-cell table:style-name="ce2" table:formula="of:=[.D626]/1.4/2" office:value-type="float" office:value="0.596316964285714" calcext:value-type="float">
            <text:p>0.596</text:p>
          </table:table-cell>
          <table:table-cell table:formula="of:=20*LOG10([.C626]/['Params&amp;Config'.$C$11])" office:value-type="float" office:value="1.71829257413186" calcext:value-type="float">
            <text:p>1.72</text:p>
          </table:table-cell>
          <table:table-cell table:formula="of:=20*LOG10([.C626]/['Params&amp;Config'.$C$12])" office:value-type="float" office:value="19.0017309933633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 table:formula="of:=(['Params&amp;Config'.$C$9]/['Params&amp;Config'.$C$10]) * [.C627]" office:value-type="float" office:value="1.67236328125" calcext:value-type="float">
            <text:p>1.672</text:p>
          </table:table-cell>
          <table:table-cell table:style-name="ce2" table:formula="of:=[.D627]*2" office:value-type="float" office:value="3.3447265625" calcext:value-type="float">
            <text:p>3.345</text:p>
          </table:table-cell>
          <table:table-cell table:style-name="ce2" table:formula="of:=[.D627]/1.4/2" office:value-type="float" office:value="0.597272600446429" calcext:value-type="float">
            <text:p>0.597</text:p>
          </table:table-cell>
          <table:table-cell table:formula="of:=20*LOG10([.C627]/['Params&amp;Config'.$C$11])" office:value-type="float" office:value="1.73220112736489" calcext:value-type="float">
            <text:p>1.73</text:p>
          </table:table-cell>
          <table:table-cell table:formula="of:=20*LOG10([.C627]/['Params&amp;Config'.$C$12])" office:value-type="float" office:value="19.0156395465964" calcext:value-type="float">
            <text:p>19.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6" calcext:value-type="float">
            <text:p>626</text:p>
          </table:table-cell>
          <table:table-cell table:formula="of:=(['Params&amp;Config'.$C$9]/['Params&amp;Config'.$C$10]) * [.C628]" office:value-type="float" office:value="1.6750390625" calcext:value-type="float">
            <text:p>1.675</text:p>
          </table:table-cell>
          <table:table-cell table:style-name="ce2" table:formula="of:=[.D628]*2" office:value-type="float" office:value="3.350078125" calcext:value-type="float">
            <text:p>3.350</text:p>
          </table:table-cell>
          <table:table-cell table:style-name="ce2" table:formula="of:=[.D628]/1.4/2" office:value-type="float" office:value="0.598228236607143" calcext:value-type="float">
            <text:p>0.598</text:p>
          </table:table-cell>
          <table:table-cell table:formula="of:=20*LOG10([.C628]/['Params&amp;Config'.$C$11])" office:value-type="float" office:value="1.74608744469198" calcext:value-type="float">
            <text:p>1.75</text:p>
          </table:table-cell>
          <table:table-cell table:formula="of:=20*LOG10([.C628]/['Params&amp;Config'.$C$12])" office:value-type="float" office:value="19.0295258639235" calcext:value-type="float">
            <text:p>19.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7" calcext:value-type="float">
            <text:p>627</text:p>
          </table:table-cell>
          <table:table-cell table:formula="of:=(['Params&amp;Config'.$C$9]/['Params&amp;Config'.$C$10]) * [.C629]" office:value-type="float" office:value="1.67771484375" calcext:value-type="float">
            <text:p>1.678</text:p>
          </table:table-cell>
          <table:table-cell table:style-name="ce2" table:formula="of:=[.D629]*2" office:value-type="float" office:value="3.3554296875" calcext:value-type="float">
            <text:p>3.355</text:p>
          </table:table-cell>
          <table:table-cell table:style-name="ce2" table:formula="of:=[.D629]/1.4/2" office:value-type="float" office:value="0.599183872767857" calcext:value-type="float">
            <text:p>0.599</text:p>
          </table:table-cell>
          <table:table-cell table:formula="of:=20*LOG10([.C629]/['Params&amp;Config'.$C$11])" office:value-type="float" office:value="1.75995159709771" calcext:value-type="float">
            <text:p>1.76</text:p>
          </table:table-cell>
          <table:table-cell table:formula="of:=20*LOG10([.C629]/['Params&amp;Config'.$C$12])" office:value-type="float" office:value="19.0433900163292" calcext:value-type="float">
            <text:p>19.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8" calcext:value-type="float">
            <text:p>628</text:p>
          </table:table-cell>
          <table:table-cell table:formula="of:=(['Params&amp;Config'.$C$9]/['Params&amp;Config'.$C$10]) * [.C630]" office:value-type="float" office:value="1.680390625" calcext:value-type="float">
            <text:p>1.680</text:p>
          </table:table-cell>
          <table:table-cell table:style-name="ce2" table:formula="of:=[.D630]*2" office:value-type="float" office:value="3.36078125" calcext:value-type="float">
            <text:p>3.361</text:p>
          </table:table-cell>
          <table:table-cell table:style-name="ce2" table:formula="of:=[.D630]/1.4/2" office:value-type="float" office:value="0.600139508928571" calcext:value-type="float">
            <text:p>0.600</text:p>
          </table:table-cell>
          <table:table-cell table:formula="of:=20*LOG10([.C630]/['Params&amp;Config'.$C$11])" office:value-type="float" office:value="1.77379365522731" calcext:value-type="float">
            <text:p>1.77</text:p>
          </table:table-cell>
          <table:table-cell table:formula="of:=20*LOG10([.C630]/['Params&amp;Config'.$C$12])" office:value-type="float" office:value="19.0572320744588" calcext:value-type="float">
            <text:p>19.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29" calcext:value-type="float">
            <text:p>629</text:p>
          </table:table-cell>
          <table:table-cell table:formula="of:=(['Params&amp;Config'.$C$9]/['Params&amp;Config'.$C$10]) * [.C631]" office:value-type="float" office:value="1.68306640625" calcext:value-type="float">
            <text:p>1.683</text:p>
          </table:table-cell>
          <table:table-cell table:style-name="ce2" table:formula="of:=[.D631]*2" office:value-type="float" office:value="3.3661328125" calcext:value-type="float">
            <text:p>3.366</text:p>
          </table:table-cell>
          <table:table-cell table:style-name="ce2" table:formula="of:=[.D631]/1.4/2" office:value-type="float" office:value="0.601095145089286" calcext:value-type="float">
            <text:p>0.601</text:p>
          </table:table-cell>
          <table:table-cell table:formula="of:=20*LOG10([.C631]/['Params&amp;Config'.$C$11])" office:value-type="float" office:value="1.78761368938876" calcext:value-type="float">
            <text:p>1.79</text:p>
          </table:table-cell>
          <table:table-cell table:formula="of:=20*LOG10([.C631]/['Params&amp;Config'.$C$12])" office:value-type="float" office:value="19.0710521086202" calcext:value-type="float">
            <text:p>19.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table:formula="of:=(['Params&amp;Config'.$C$9]/['Params&amp;Config'.$C$10]) * [.C632]" office:value-type="float" office:value="1.6857421875" calcext:value-type="float">
            <text:p>1.686</text:p>
          </table:table-cell>
          <table:table-cell table:style-name="ce2" table:formula="of:=[.D632]*2" office:value-type="float" office:value="3.371484375" calcext:value-type="float">
            <text:p>3.371</text:p>
          </table:table-cell>
          <table:table-cell table:style-name="ce2" table:formula="of:=[.D632]/1.4/2" office:value-type="float" office:value="0.60205078125" calcext:value-type="float">
            <text:p>0.602</text:p>
          </table:table-cell>
          <table:table-cell table:formula="of:=20*LOG10([.C632]/['Params&amp;Config'.$C$11])" office:value-type="float" office:value="1.80141176955502" calcext:value-type="float">
            <text:p>1.8</text:p>
          </table:table-cell>
          <table:table-cell table:formula="of:=20*LOG10([.C632]/['Params&amp;Config'.$C$12])" office:value-type="float" office:value="19.0848501887865" calcext:value-type="float">
            <text:p>19.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1" calcext:value-type="float">
            <text:p>631</text:p>
          </table:table-cell>
          <table:table-cell table:formula="of:=(['Params&amp;Config'.$C$9]/['Params&amp;Config'.$C$10]) * [.C633]" office:value-type="float" office:value="1.68841796875" calcext:value-type="float">
            <text:p>1.688</text:p>
          </table:table-cell>
          <table:table-cell table:style-name="ce2" table:formula="of:=[.D633]*2" office:value-type="float" office:value="3.3768359375" calcext:value-type="float">
            <text:p>3.377</text:p>
          </table:table-cell>
          <table:table-cell table:style-name="ce2" table:formula="of:=[.D633]/1.4/2" office:value-type="float" office:value="0.603006417410714" calcext:value-type="float">
            <text:p>0.603</text:p>
          </table:table-cell>
          <table:table-cell table:formula="of:=20*LOG10([.C633]/['Params&amp;Config'.$C$11])" office:value-type="float" office:value="1.81518796536607" calcext:value-type="float">
            <text:p>1.82</text:p>
          </table:table-cell>
          <table:table-cell table:formula="of:=20*LOG10([.C633]/['Params&amp;Config'.$C$12])" office:value-type="float" office:value="19.0986263845976" calcext:value-type="float">
            <text:p>19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2" calcext:value-type="float">
            <text:p>632</text:p>
          </table:table-cell>
          <table:table-cell table:formula="of:=(['Params&amp;Config'.$C$9]/['Params&amp;Config'.$C$10]) * [.C634]" office:value-type="float" office:value="1.69109375" calcext:value-type="float">
            <text:p>1.691</text:p>
          </table:table-cell>
          <table:table-cell table:style-name="ce2" table:formula="of:=[.D634]*2" office:value-type="float" office:value="3.3821875" calcext:value-type="float">
            <text:p>3.382</text:p>
          </table:table-cell>
          <table:table-cell table:style-name="ce2" table:formula="of:=[.D634]/1.4/2" office:value-type="float" office:value="0.603962053571429" calcext:value-type="float">
            <text:p>0.604</text:p>
          </table:table-cell>
          <table:table-cell table:formula="of:=20*LOG10([.C634]/['Params&amp;Config'.$C$11])" office:value-type="float" office:value="1.82894234613109" calcext:value-type="float">
            <text:p>1.83</text:p>
          </table:table-cell>
          <table:table-cell table:formula="of:=20*LOG10([.C634]/['Params&amp;Config'.$C$12])" office:value-type="float" office:value="19.1123807653626" calcext:value-type="float">
            <text:p>19.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3" calcext:value-type="float">
            <text:p>633</text:p>
          </table:table-cell>
          <table:table-cell table:formula="of:=(['Params&amp;Config'.$C$9]/['Params&amp;Config'.$C$10]) * [.C635]" office:value-type="float" office:value="1.69376953125" calcext:value-type="float">
            <text:p>1.694</text:p>
          </table:table-cell>
          <table:table-cell table:style-name="ce2" table:formula="of:=[.D635]*2" office:value-type="float" office:value="3.3875390625" calcext:value-type="float">
            <text:p>3.388</text:p>
          </table:table-cell>
          <table:table-cell table:style-name="ce2" table:formula="of:=[.D635]/1.4/2" office:value-type="float" office:value="0.604917689732143" calcext:value-type="float">
            <text:p>0.605</text:p>
          </table:table-cell>
          <table:table-cell table:formula="of:=20*LOG10([.C635]/['Params&amp;Config'.$C$11])" office:value-type="float" office:value="1.84267498083049" calcext:value-type="float">
            <text:p>1.84</text:p>
          </table:table-cell>
          <table:table-cell table:formula="of:=20*LOG10([.C635]/['Params&amp;Config'.$C$12])" office:value-type="float" office:value="19.126113400062" calcext:value-type="float">
            <text:p>19.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4" calcext:value-type="float">
            <text:p>634</text:p>
          </table:table-cell>
          <table:table-cell table:formula="of:=(['Params&amp;Config'.$C$9]/['Params&amp;Config'.$C$10]) * [.C636]" office:value-type="float" office:value="1.6964453125" calcext:value-type="float">
            <text:p>1.696</text:p>
          </table:table-cell>
          <table:table-cell table:style-name="ce2" table:formula="of:=[.D636]*2" office:value-type="float" office:value="3.392890625" calcext:value-type="float">
            <text:p>3.393</text:p>
          </table:table-cell>
          <table:table-cell table:style-name="ce2" table:formula="of:=[.D636]/1.4/2" office:value-type="float" office:value="0.605873325892857" calcext:value-type="float">
            <text:p>0.606</text:p>
          </table:table-cell>
          <table:table-cell table:formula="of:=20*LOG10([.C636]/['Params&amp;Config'.$C$11])" office:value-type="float" office:value="1.85638593811804" calcext:value-type="float">
            <text:p>1.86</text:p>
          </table:table-cell>
          <table:table-cell table:formula="of:=20*LOG10([.C636]/['Params&amp;Config'.$C$12])" office:value-type="float" office:value="19.1398243573495" calcext:value-type="float">
            <text:p>19.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 table:formula="of:=(['Params&amp;Config'.$C$9]/['Params&amp;Config'.$C$10]) * [.C637]" office:value-type="float" office:value="1.69912109375" calcext:value-type="float">
            <text:p>1.699</text:p>
          </table:table-cell>
          <table:table-cell table:style-name="ce2" table:formula="of:=[.D637]*2" office:value-type="float" office:value="3.3982421875" calcext:value-type="float">
            <text:p>3.398</text:p>
          </table:table-cell>
          <table:table-cell table:style-name="ce2" table:formula="of:=[.D637]/1.4/2" office:value-type="float" office:value="0.606828962053571" calcext:value-type="float">
            <text:p>0.607</text:p>
          </table:table-cell>
          <table:table-cell table:formula="of:=20*LOG10([.C637]/['Params&amp;Config'.$C$11])" office:value-type="float" office:value="1.8700752863229" calcext:value-type="float">
            <text:p>1.87</text:p>
          </table:table-cell>
          <table:table-cell table:formula="of:=20*LOG10([.C637]/['Params&amp;Config'.$C$12])" office:value-type="float" office:value="19.1535137055544" calcext:value-type="float">
            <text:p>19.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6" calcext:value-type="float">
            <text:p>636</text:p>
          </table:table-cell>
          <table:table-cell table:formula="of:=(['Params&amp;Config'.$C$9]/['Params&amp;Config'.$C$10]) * [.C638]" office:value-type="float" office:value="1.701796875" calcext:value-type="float">
            <text:p>1.702</text:p>
          </table:table-cell>
          <table:table-cell table:style-name="ce2" table:formula="of:=[.D638]*2" office:value-type="float" office:value="3.40359375" calcext:value-type="float">
            <text:p>3.404</text:p>
          </table:table-cell>
          <table:table-cell table:style-name="ce2" table:formula="of:=[.D638]/1.4/2" office:value-type="float" office:value="0.607784598214286" calcext:value-type="float">
            <text:p>0.608</text:p>
          </table:table-cell>
          <table:table-cell table:formula="of:=20*LOG10([.C638]/['Params&amp;Config'.$C$11])" office:value-type="float" office:value="1.88374309345166" calcext:value-type="float">
            <text:p>1.88</text:p>
          </table:table-cell>
          <table:table-cell table:formula="of:=20*LOG10([.C638]/['Params&amp;Config'.$C$12])" office:value-type="float" office:value="19.1671815126831" calcext:value-type="float">
            <text:p>19.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7" calcext:value-type="float">
            <text:p>637</text:p>
          </table:table-cell>
          <table:table-cell table:formula="of:=(['Params&amp;Config'.$C$9]/['Params&amp;Config'.$C$10]) * [.C639]" office:value-type="float" office:value="1.70447265625" calcext:value-type="float">
            <text:p>1.704</text:p>
          </table:table-cell>
          <table:table-cell table:style-name="ce2" table:formula="of:=[.D639]*2" office:value-type="float" office:value="3.4089453125" calcext:value-type="float">
            <text:p>3.409</text:p>
          </table:table-cell>
          <table:table-cell table:style-name="ce2" table:formula="of:=[.D639]/1.4/2" office:value-type="float" office:value="0.608740234375" calcext:value-type="float">
            <text:p>0.609</text:p>
          </table:table-cell>
          <table:table-cell table:formula="of:=20*LOG10([.C639]/['Params&amp;Config'.$C$11])" office:value-type="float" office:value="1.89738942719039" calcext:value-type="float">
            <text:p>1.9</text:p>
          </table:table-cell>
          <table:table-cell table:formula="of:=20*LOG10([.C639]/['Params&amp;Config'.$C$12])" office:value-type="float" office:value="19.1808278464219" calcext:value-type="float">
            <text:p>19.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8" calcext:value-type="float">
            <text:p>638</text:p>
          </table:table-cell>
          <table:table-cell table:formula="of:=(['Params&amp;Config'.$C$9]/['Params&amp;Config'.$C$10]) * [.C640]" office:value-type="float" office:value="1.7071484375" calcext:value-type="float">
            <text:p>1.707</text:p>
          </table:table-cell>
          <table:table-cell table:style-name="ce2" table:formula="of:=[.D640]*2" office:value-type="float" office:value="3.414296875" calcext:value-type="float">
            <text:p>3.414</text:p>
          </table:table-cell>
          <table:table-cell table:style-name="ce2" table:formula="of:=[.D640]/1.4/2" office:value-type="float" office:value="0.609695870535714" calcext:value-type="float">
            <text:p>0.610</text:p>
          </table:table-cell>
          <table:table-cell table:formula="of:=20*LOG10([.C640]/['Params&amp;Config'.$C$11])" office:value-type="float" office:value="1.91101435490663" calcext:value-type="float">
            <text:p>1.91</text:p>
          </table:table-cell>
          <table:table-cell table:formula="of:=20*LOG10([.C640]/['Params&amp;Config'.$C$12])" office:value-type="float" office:value="19.1944527741381" calcext:value-type="float">
            <text:p>19.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39" calcext:value-type="float">
            <text:p>639</text:p>
          </table:table-cell>
          <table:table-cell table:formula="of:=(['Params&amp;Config'.$C$9]/['Params&amp;Config'.$C$10]) * [.C641]" office:value-type="float" office:value="1.70982421875" calcext:value-type="float">
            <text:p>1.710</text:p>
          </table:table-cell>
          <table:table-cell table:style-name="ce2" table:formula="of:=[.D641]*2" office:value-type="float" office:value="3.4196484375" calcext:value-type="float">
            <text:p>3.420</text:p>
          </table:table-cell>
          <table:table-cell table:style-name="ce2" table:formula="of:=[.D641]/1.4/2" office:value-type="float" office:value="0.610651506696429" calcext:value-type="float">
            <text:p>0.611</text:p>
          </table:table-cell>
          <table:table-cell table:formula="of:=20*LOG10([.C641]/['Params&amp;Config'.$C$11])" office:value-type="float" office:value="1.92461794365139" calcext:value-type="float">
            <text:p>1.92</text:p>
          </table:table-cell>
          <table:table-cell table:formula="of:=20*LOG10([.C641]/['Params&amp;Config'.$C$12])" office:value-type="float" office:value="19.2080563628829" calcext:value-type="float">
            <text:p>19.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table:formula="of:=(['Params&amp;Config'.$C$9]/['Params&amp;Config'.$C$10]) * [.C642]" office:value-type="float" office:value="1.7125" calcext:value-type="float">
            <text:p>1.713</text:p>
          </table:table-cell>
          <table:table-cell table:style-name="ce2" table:formula="of:=[.D642]*2" office:value-type="float" office:value="3.425" calcext:value-type="float">
            <text:p>3.425</text:p>
          </table:table-cell>
          <table:table-cell table:style-name="ce2" table:formula="of:=[.D642]/1.4/2" office:value-type="float" office:value="0.611607142857143" calcext:value-type="float">
            <text:p>0.612</text:p>
          </table:table-cell>
          <table:table-cell table:formula="of:=20*LOG10([.C642]/['Params&amp;Config'.$C$11])" office:value-type="float" office:value="1.93820026016113" calcext:value-type="float">
            <text:p>1.94</text:p>
          </table:table-cell>
          <table:table-cell table:formula="of:=20*LOG10([.C642]/['Params&amp;Config'.$C$12])" office:value-type="float" office:value="19.2216386793926" calcext:value-type="float">
            <text:p>19.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1" calcext:value-type="float">
            <text:p>641</text:p>
          </table:table-cell>
          <table:table-cell table:formula="of:=(['Params&amp;Config'.$C$9]/['Params&amp;Config'.$C$10]) * [.C643]" office:value-type="float" office:value="1.71517578125" calcext:value-type="float">
            <text:p>1.715</text:p>
          </table:table-cell>
          <table:table-cell table:style-name="ce2" table:formula="of:=[.D643]*2" office:value-type="float" office:value="3.4303515625" calcext:value-type="float">
            <text:p>3.430</text:p>
          </table:table-cell>
          <table:table-cell table:style-name="ce2" table:formula="of:=[.D643]/1.4/2" office:value-type="float" office:value="0.612562779017857" calcext:value-type="float">
            <text:p>0.613</text:p>
          </table:table-cell>
          <table:table-cell table:formula="of:=20*LOG10([.C643]/['Params&amp;Config'.$C$11])" office:value-type="float" office:value="1.95176137085973" calcext:value-type="float">
            <text:p>1.95</text:p>
          </table:table-cell>
          <table:table-cell table:formula="of:=20*LOG10([.C643]/['Params&amp;Config'.$C$12])" office:value-type="float" office:value="19.2351997900912" calcext:value-type="float">
            <text:p>19.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2" calcext:value-type="float">
            <text:p>642</text:p>
          </table:table-cell>
          <table:table-cell table:formula="of:=(['Params&amp;Config'.$C$9]/['Params&amp;Config'.$C$10]) * [.C644]" office:value-type="float" office:value="1.7178515625" calcext:value-type="float">
            <text:p>1.718</text:p>
          </table:table-cell>
          <table:table-cell table:style-name="ce2" table:formula="of:=[.D644]*2" office:value-type="float" office:value="3.435703125" calcext:value-type="float">
            <text:p>3.436</text:p>
          </table:table-cell>
          <table:table-cell table:style-name="ce2" table:formula="of:=[.D644]/1.4/2" office:value-type="float" office:value="0.613518415178572" calcext:value-type="float">
            <text:p>0.614</text:p>
          </table:table-cell>
          <table:table-cell table:formula="of:=20*LOG10([.C644]/['Params&amp;Config'.$C$11])" office:value-type="float" office:value="1.96530134186045" calcext:value-type="float">
            <text:p>1.97</text:p>
          </table:table-cell>
          <table:table-cell table:formula="of:=20*LOG10([.C644]/['Params&amp;Config'.$C$12])" office:value-type="float" office:value="19.2487397610919" calcext:value-type="float">
            <text:p>19.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3" calcext:value-type="float">
            <text:p>643</text:p>
          </table:table-cell>
          <table:table-cell table:formula="of:=(['Params&amp;Config'.$C$9]/['Params&amp;Config'.$C$10]) * [.C645]" office:value-type="float" office:value="1.72052734375" calcext:value-type="float">
            <text:p>1.721</text:p>
          </table:table-cell>
          <table:table-cell table:style-name="ce2" table:formula="of:=[.D645]*2" office:value-type="float" office:value="3.4410546875" calcext:value-type="float">
            <text:p>3.441</text:p>
          </table:table-cell>
          <table:table-cell table:style-name="ce2" table:formula="of:=[.D645]/1.4/2" office:value-type="float" office:value="0.614474051339286" calcext:value-type="float">
            <text:p>0.614</text:p>
          </table:table-cell>
          <table:table-cell table:formula="of:=20*LOG10([.C645]/['Params&amp;Config'.$C$11])" office:value-type="float" office:value="1.97882023896783" calcext:value-type="float">
            <text:p>1.98</text:p>
          </table:table-cell>
          <table:table-cell table:formula="of:=20*LOG10([.C645]/['Params&amp;Config'.$C$12])" office:value-type="float" office:value="19.2622586581993" calcext:value-type="float">
            <text:p>19.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4" calcext:value-type="float">
            <text:p>644</text:p>
          </table:table-cell>
          <table:table-cell table:formula="of:=(['Params&amp;Config'.$C$9]/['Params&amp;Config'.$C$10]) * [.C646]" office:value-type="float" office:value="1.723203125" calcext:value-type="float">
            <text:p>1.723</text:p>
          </table:table-cell>
          <table:table-cell table:style-name="ce2" table:formula="of:=[.D646]*2" office:value-type="float" office:value="3.44640625" calcext:value-type="float">
            <text:p>3.446</text:p>
          </table:table-cell>
          <table:table-cell table:style-name="ce2" table:formula="of:=[.D646]/1.4/2" office:value-type="float" office:value="0.6154296875" calcext:value-type="float">
            <text:p>0.615</text:p>
          </table:table-cell>
          <table:table-cell table:formula="of:=20*LOG10([.C646]/['Params&amp;Config'.$C$11])" office:value-type="float" office:value="1.99231812767963" calcext:value-type="float">
            <text:p>1.99</text:p>
          </table:table-cell>
          <table:table-cell table:formula="of:=20*LOG10([.C646]/['Params&amp;Config'.$C$12])" office:value-type="float" office:value="19.2757565469111" calcext:value-type="float">
            <text:p>19.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 table:formula="of:=(['Params&amp;Config'.$C$9]/['Params&amp;Config'.$C$10]) * [.C647]" office:value-type="float" office:value="1.72587890625" calcext:value-type="float">
            <text:p>1.726</text:p>
          </table:table-cell>
          <table:table-cell table:style-name="ce2" table:formula="of:=[.D647]*2" office:value-type="float" office:value="3.4517578125" calcext:value-type="float">
            <text:p>3.452</text:p>
          </table:table-cell>
          <table:table-cell table:style-name="ce2" table:formula="of:=[.D647]/1.4/2" office:value-type="float" office:value="0.616385323660714" calcext:value-type="float">
            <text:p>0.616</text:p>
          </table:table-cell>
          <table:table-cell table:formula="of:=20*LOG10([.C647]/['Params&amp;Config'.$C$11])" office:value-type="float" office:value="2.00579507318874" calcext:value-type="float">
            <text:p>2.01</text:p>
          </table:table-cell>
          <table:table-cell table:formula="of:=20*LOG10([.C647]/['Params&amp;Config'.$C$12])" office:value-type="float" office:value="19.2892334924202" calcext:value-type="float">
            <text:p>19.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6" calcext:value-type="float">
            <text:p>646</text:p>
          </table:table-cell>
          <table:table-cell table:formula="of:=(['Params&amp;Config'.$C$9]/['Params&amp;Config'.$C$10]) * [.C648]" office:value-type="float" office:value="1.7285546875" calcext:value-type="float">
            <text:p>1.729</text:p>
          </table:table-cell>
          <table:table-cell table:style-name="ce2" table:formula="of:=[.D648]*2" office:value-type="float" office:value="3.457109375" calcext:value-type="float">
            <text:p>3.457</text:p>
          </table:table-cell>
          <table:table-cell table:style-name="ce2" table:formula="of:=[.D648]/1.4/2" office:value-type="float" office:value="0.617340959821429" calcext:value-type="float">
            <text:p>0.617</text:p>
          </table:table-cell>
          <table:table-cell table:formula="of:=20*LOG10([.C648]/['Params&amp;Config'.$C$11])" office:value-type="float" office:value="2.01925114038507" calcext:value-type="float">
            <text:p>2.02</text:p>
          </table:table-cell>
          <table:table-cell table:formula="of:=20*LOG10([.C648]/['Params&amp;Config'.$C$12])" office:value-type="float" office:value="19.3026895596165" calcext:value-type="float">
            <text:p>19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7" calcext:value-type="float">
            <text:p>647</text:p>
          </table:table-cell>
          <table:table-cell table:formula="of:=(['Params&amp;Config'.$C$9]/['Params&amp;Config'.$C$10]) * [.C649]" office:value-type="float" office:value="1.73123046875" calcext:value-type="float">
            <text:p>1.731</text:p>
          </table:table-cell>
          <table:table-cell table:style-name="ce2" table:formula="of:=[.D649]*2" office:value-type="float" office:value="3.4624609375" calcext:value-type="float">
            <text:p>3.462</text:p>
          </table:table-cell>
          <table:table-cell table:style-name="ce2" table:formula="of:=[.D649]/1.4/2" office:value-type="float" office:value="0.618296595982143" calcext:value-type="float">
            <text:p>0.618</text:p>
          </table:table-cell>
          <table:table-cell table:formula="of:=20*LOG10([.C649]/['Params&amp;Config'.$C$11])" office:value-type="float" office:value="2.03268639385739" calcext:value-type="float">
            <text:p>2.03</text:p>
          </table:table-cell>
          <table:table-cell table:formula="of:=20*LOG10([.C649]/['Params&amp;Config'.$C$12])" office:value-type="float" office:value="19.3161248130889" calcext:value-type="float">
            <text:p>19.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8" calcext:value-type="float">
            <text:p>648</text:p>
          </table:table-cell>
          <table:table-cell table:formula="of:=(['Params&amp;Config'.$C$9]/['Params&amp;Config'.$C$10]) * [.C650]" office:value-type="float" office:value="1.73390625" calcext:value-type="float">
            <text:p>1.734</text:p>
          </table:table-cell>
          <table:table-cell table:style-name="ce2" table:formula="of:=[.D650]*2" office:value-type="float" office:value="3.4678125" calcext:value-type="float">
            <text:p>3.468</text:p>
          </table:table-cell>
          <table:table-cell table:style-name="ce2" table:formula="of:=[.D650]/1.4/2" office:value-type="float" office:value="0.619252232142857" calcext:value-type="float">
            <text:p>0.619</text:p>
          </table:table-cell>
          <table:table-cell table:formula="of:=20*LOG10([.C650]/['Params&amp;Config'.$C$11])" office:value-type="float" office:value="2.04610089789525" calcext:value-type="float">
            <text:p>2.05</text:p>
          </table:table-cell>
          <table:table-cell table:formula="of:=20*LOG10([.C650]/['Params&amp;Config'.$C$12])" office:value-type="float" office:value="19.3295393171267" calcext:value-type="float">
            <text:p>19.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49" calcext:value-type="float">
            <text:p>649</text:p>
          </table:table-cell>
          <table:table-cell table:formula="of:=(['Params&amp;Config'.$C$9]/['Params&amp;Config'.$C$10]) * [.C651]" office:value-type="float" office:value="1.73658203125" calcext:value-type="float">
            <text:p>1.737</text:p>
          </table:table-cell>
          <table:table-cell table:style-name="ce2" table:formula="of:=[.D651]*2" office:value-type="float" office:value="3.4731640625" calcext:value-type="float">
            <text:p>3.473</text:p>
          </table:table-cell>
          <table:table-cell table:style-name="ce2" table:formula="of:=[.D651]/1.4/2" office:value-type="float" office:value="0.620207868303572" calcext:value-type="float">
            <text:p>0.620</text:p>
          </table:table-cell>
          <table:table-cell table:formula="of:=20*LOG10([.C651]/['Params&amp;Config'.$C$11])" office:value-type="float" office:value="2.05949471649077" calcext:value-type="float">
            <text:p>2.06</text:p>
          </table:table-cell>
          <table:table-cell table:formula="of:=20*LOG10([.C651]/['Params&amp;Config'.$C$12])" office:value-type="float" office:value="19.3429331357222" calcext:value-type="float">
            <text:p>19.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table:formula="of:=(['Params&amp;Config'.$C$9]/['Params&amp;Config'.$C$10]) * [.C652]" office:value-type="float" office:value="1.7392578125" calcext:value-type="float">
            <text:p>1.739</text:p>
          </table:table-cell>
          <table:table-cell table:style-name="ce2" table:formula="of:=[.D652]*2" office:value-type="float" office:value="3.478515625" calcext:value-type="float">
            <text:p>3.479</text:p>
          </table:table-cell>
          <table:table-cell table:style-name="ce2" table:formula="of:=[.D652]/1.4/2" office:value-type="float" office:value="0.621163504464286" calcext:value-type="float">
            <text:p>0.621</text:p>
          </table:table-cell>
          <table:table-cell table:formula="of:=20*LOG10([.C652]/['Params&amp;Config'.$C$11])" office:value-type="float" office:value="2.0728679133405" calcext:value-type="float">
            <text:p>2.07</text:p>
          </table:table-cell>
          <table:table-cell table:formula="of:=20*LOG10([.C652]/['Params&amp;Config'.$C$12])" office:value-type="float" office:value="19.356306332572" calcext:value-type="float">
            <text:p>19.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1" calcext:value-type="float">
            <text:p>651</text:p>
          </table:table-cell>
          <table:table-cell table:formula="of:=(['Params&amp;Config'.$C$9]/['Params&amp;Config'.$C$10]) * [.C653]" office:value-type="float" office:value="1.74193359375" calcext:value-type="float">
            <text:p>1.742</text:p>
          </table:table-cell>
          <table:table-cell table:style-name="ce2" table:formula="of:=[.D653]*2" office:value-type="float" office:value="3.4838671875" calcext:value-type="float">
            <text:p>3.484</text:p>
          </table:table-cell>
          <table:table-cell table:style-name="ce2" table:formula="of:=[.D653]/1.4/2" office:value-type="float" office:value="0.622119140625" calcext:value-type="float">
            <text:p>0.622</text:p>
          </table:table-cell>
          <table:table-cell table:formula="of:=20*LOG10([.C653]/['Params&amp;Config'.$C$11])" office:value-type="float" office:value="2.08622055184722" calcext:value-type="float">
            <text:p>2.09</text:p>
          </table:table-cell>
          <table:table-cell table:formula="of:=20*LOG10([.C653]/['Params&amp;Config'.$C$12])" office:value-type="float" office:value="19.3696589710787" calcext:value-type="float">
            <text:p>19.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2" calcext:value-type="float">
            <text:p>652</text:p>
          </table:table-cell>
          <table:table-cell table:formula="of:=(['Params&amp;Config'.$C$9]/['Params&amp;Config'.$C$10]) * [.C654]" office:value-type="float" office:value="1.744609375" calcext:value-type="float">
            <text:p>1.745</text:p>
          </table:table-cell>
          <table:table-cell table:style-name="ce2" table:formula="of:=[.D654]*2" office:value-type="float" office:value="3.48921875" calcext:value-type="float">
            <text:p>3.489</text:p>
          </table:table-cell>
          <table:table-cell table:style-name="ce2" table:formula="of:=[.D654]/1.4/2" office:value-type="float" office:value="0.623074776785714" calcext:value-type="float">
            <text:p>0.623</text:p>
          </table:table-cell>
          <table:table-cell table:formula="of:=20*LOG10([.C654]/['Params&amp;Config'.$C$11])" office:value-type="float" office:value="2.09955269512179" calcext:value-type="float">
            <text:p>2.1</text:p>
          </table:table-cell>
          <table:table-cell table:formula="of:=20*LOG10([.C654]/['Params&amp;Config'.$C$12])" office:value-type="float" office:value="19.3829911143533" calcext:value-type="float">
            <text:p>19.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3" calcext:value-type="float">
            <text:p>653</text:p>
          </table:table-cell>
          <table:table-cell table:formula="of:=(['Params&amp;Config'.$C$9]/['Params&amp;Config'.$C$10]) * [.C655]" office:value-type="float" office:value="1.74728515625" calcext:value-type="float">
            <text:p>1.747</text:p>
          </table:table-cell>
          <table:table-cell table:style-name="ce2" table:formula="of:=[.D655]*2" office:value-type="float" office:value="3.4945703125" calcext:value-type="float">
            <text:p>3.495</text:p>
          </table:table-cell>
          <table:table-cell table:style-name="ce2" table:formula="of:=[.D655]/1.4/2" office:value-type="float" office:value="0.624030412946429" calcext:value-type="float">
            <text:p>0.624</text:p>
          </table:table-cell>
          <table:table-cell table:formula="of:=20*LOG10([.C655]/['Params&amp;Config'.$C$11])" office:value-type="float" office:value="2.11286440598486" calcext:value-type="float">
            <text:p>2.11</text:p>
          </table:table-cell>
          <table:table-cell table:formula="of:=20*LOG10([.C655]/['Params&amp;Config'.$C$12])" office:value-type="float" office:value="19.3963028252163" calcext:value-type="float">
            <text:p>19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table:formula="of:=(['Params&amp;Config'.$C$9]/['Params&amp;Config'.$C$10]) * [.C656]" office:value-type="float" office:value="1.7499609375" calcext:value-type="float">
            <text:p>1.750</text:p>
          </table:table-cell>
          <table:table-cell table:style-name="ce2" table:formula="of:=[.D656]*2" office:value-type="float" office:value="3.499921875" calcext:value-type="float">
            <text:p>3.500</text:p>
          </table:table-cell>
          <table:table-cell table:style-name="ce2" table:formula="of:=[.D656]/1.4/2" office:value-type="float" office:value="0.624986049107143" calcext:value-type="float">
            <text:p>0.625</text:p>
          </table:table-cell>
          <table:table-cell table:formula="of:=20*LOG10([.C656]/['Params&amp;Config'.$C$11])" office:value-type="float" office:value="2.12615574696873" calcext:value-type="float">
            <text:p>2.13</text:p>
          </table:table-cell>
          <table:table-cell table:formula="of:=20*LOG10([.C656]/['Params&amp;Config'.$C$12])" office:value-type="float" office:value="19.4095941662002" calcext:value-type="float">
            <text:p>19.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 table:formula="of:=(['Params&amp;Config'.$C$9]/['Params&amp;Config'.$C$10]) * [.C657]" office:value-type="float" office:value="1.75263671875" calcext:value-type="float">
            <text:p>1.753</text:p>
          </table:table-cell>
          <table:table-cell table:style-name="ce2" table:formula="of:=[.D657]*2" office:value-type="float" office:value="3.5052734375" calcext:value-type="float">
            <text:p>3.505</text:p>
          </table:table-cell>
          <table:table-cell table:style-name="ce2" table:formula="of:=[.D657]/1.4/2" office:value-type="float" office:value="0.625941685267857" calcext:value-type="float">
            <text:p>0.626</text:p>
          </table:table-cell>
          <table:table-cell table:formula="of:=20*LOG10([.C657]/['Params&amp;Config'.$C$11])" office:value-type="float" office:value="2.13942678031905" calcext:value-type="float">
            <text:p>2.14</text:p>
          </table:table-cell>
          <table:table-cell table:formula="of:=20*LOG10([.C657]/['Params&amp;Config'.$C$12])" office:value-type="float" office:value="19.4228651995505" calcext:value-type="float">
            <text:p>19.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6" calcext:value-type="float">
            <text:p>656</text:p>
          </table:table-cell>
          <table:table-cell table:formula="of:=(['Params&amp;Config'.$C$9]/['Params&amp;Config'.$C$10]) * [.C658]" office:value-type="float" office:value="1.7553125" calcext:value-type="float">
            <text:p>1.755</text:p>
          </table:table-cell>
          <table:table-cell table:style-name="ce2" table:formula="of:=[.D658]*2" office:value-type="float" office:value="3.510625" calcext:value-type="float">
            <text:p>3.511</text:p>
          </table:table-cell>
          <table:table-cell table:style-name="ce2" table:formula="of:=[.D658]/1.4/2" office:value-type="float" office:value="0.626897321428571" calcext:value-type="float">
            <text:p>0.627</text:p>
          </table:table-cell>
          <table:table-cell table:formula="of:=20*LOG10([.C658]/['Params&amp;Config'.$C$11])" office:value-type="float" office:value="2.15267756799659" calcext:value-type="float">
            <text:p>2.15</text:p>
          </table:table-cell>
          <table:table-cell table:formula="of:=20*LOG10([.C658]/['Params&amp;Config'.$C$12])" office:value-type="float" office:value="19.4361159872281" calcext:value-type="float">
            <text:p>19.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7" calcext:value-type="float">
            <text:p>657</text:p>
          </table:table-cell>
          <table:table-cell table:formula="of:=(['Params&amp;Config'.$C$9]/['Params&amp;Config'.$C$10]) * [.C659]" office:value-type="float" office:value="1.75798828125" calcext:value-type="float">
            <text:p>1.758</text:p>
          </table:table-cell>
          <table:table-cell table:style-name="ce2" table:formula="of:=[.D659]*2" office:value-type="float" office:value="3.5159765625" calcext:value-type="float">
            <text:p>3.516</text:p>
          </table:table-cell>
          <table:table-cell table:style-name="ce2" table:formula="of:=[.D659]/1.4/2" office:value-type="float" office:value="0.627852957589286" calcext:value-type="float">
            <text:p>0.628</text:p>
          </table:table-cell>
          <table:table-cell table:formula="of:=20*LOG10([.C659]/['Params&amp;Config'.$C$11])" office:value-type="float" office:value="2.165908171679" calcext:value-type="float">
            <text:p>2.17</text:p>
          </table:table-cell>
          <table:table-cell table:formula="of:=20*LOG10([.C659]/['Params&amp;Config'.$C$12])" office:value-type="float" office:value="19.4493465909105" calcext:value-type="float">
            <text:p>19.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8" calcext:value-type="float">
            <text:p>658</text:p>
          </table:table-cell>
          <table:table-cell table:formula="of:=(['Params&amp;Config'.$C$9]/['Params&amp;Config'.$C$10]) * [.C660]" office:value-type="float" office:value="1.7606640625" calcext:value-type="float">
            <text:p>1.761</text:p>
          </table:table-cell>
          <table:table-cell table:style-name="ce2" table:formula="of:=[.D660]*2" office:value-type="float" office:value="3.521328125" calcext:value-type="float">
            <text:p>3.521</text:p>
          </table:table-cell>
          <table:table-cell table:style-name="ce2" table:formula="of:=[.D660]/1.4/2" office:value-type="float" office:value="0.62880859375" calcext:value-type="float">
            <text:p>0.629</text:p>
          </table:table-cell>
          <table:table-cell table:formula="of:=20*LOG10([.C660]/['Params&amp;Config'.$C$11])" office:value-type="float" office:value="2.17911865276249" calcext:value-type="float">
            <text:p>2.18</text:p>
          </table:table-cell>
          <table:table-cell table:formula="of:=20*LOG10([.C660]/['Params&amp;Config'.$C$12])" office:value-type="float" office:value="19.462557071994" calcext:value-type="float">
            <text:p>19.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59" calcext:value-type="float">
            <text:p>659</text:p>
          </table:table-cell>
          <table:table-cell table:formula="of:=(['Params&amp;Config'.$C$9]/['Params&amp;Config'.$C$10]) * [.C661]" office:value-type="float" office:value="1.76333984375" calcext:value-type="float">
            <text:p>1.763</text:p>
          </table:table-cell>
          <table:table-cell table:style-name="ce2" table:formula="of:=[.D661]*2" office:value-type="float" office:value="3.5266796875" calcext:value-type="float">
            <text:p>3.527</text:p>
          </table:table-cell>
          <table:table-cell table:style-name="ce2" table:formula="of:=[.D661]/1.4/2" office:value-type="float" office:value="0.629764229910714" calcext:value-type="float">
            <text:p>0.630</text:p>
          </table:table-cell>
          <table:table-cell table:formula="of:=20*LOG10([.C661]/['Params&amp;Config'.$C$11])" office:value-type="float" office:value="2.19230907236358" calcext:value-type="float">
            <text:p>2.19</text:p>
          </table:table-cell>
          <table:table-cell table:formula="of:=20*LOG10([.C661]/['Params&amp;Config'.$C$12])" office:value-type="float" office:value="19.4757474915951" calcext:value-type="float">
            <text:p>19.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table:formula="of:=(['Params&amp;Config'.$C$9]/['Params&amp;Config'.$C$10]) * [.C662]" office:value-type="float" office:value="1.766015625" calcext:value-type="float">
            <text:p>1.766</text:p>
          </table:table-cell>
          <table:table-cell table:style-name="ce2" table:formula="of:=[.D662]*2" office:value-type="float" office:value="3.53203125" calcext:value-type="float">
            <text:p>3.532</text:p>
          </table:table-cell>
          <table:table-cell table:style-name="ce2" table:formula="of:=[.D662]/1.4/2" office:value-type="float" office:value="0.630719866071429" calcext:value-type="float">
            <text:p>0.631</text:p>
          </table:table-cell>
          <table:table-cell table:formula="of:=20*LOG10([.C662]/['Params&amp;Config'.$C$11])" office:value-type="float" office:value="2.20547949132076" calcext:value-type="float">
            <text:p>2.21</text:p>
          </table:table-cell>
          <table:table-cell table:formula="of:=20*LOG10([.C662]/['Params&amp;Config'.$C$12])" office:value-type="float" office:value="19.4889179105522" calcext:value-type="float">
            <text:p>19.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1" calcext:value-type="float">
            <text:p>661</text:p>
          </table:table-cell>
          <table:table-cell table:formula="of:=(['Params&amp;Config'.$C$9]/['Params&amp;Config'.$C$10]) * [.C663]" office:value-type="float" office:value="1.76869140625" calcext:value-type="float">
            <text:p>1.769</text:p>
          </table:table-cell>
          <table:table-cell table:style-name="ce2" table:formula="of:=[.D663]*2" office:value-type="float" office:value="3.5373828125" calcext:value-type="float">
            <text:p>3.537</text:p>
          </table:table-cell>
          <table:table-cell table:style-name="ce2" table:formula="of:=[.D663]/1.4/2" office:value-type="float" office:value="0.631675502232143" calcext:value-type="float">
            <text:p>0.632</text:p>
          </table:table-cell>
          <table:table-cell table:formula="of:=20*LOG10([.C663]/['Params&amp;Config'.$C$11])" office:value-type="float" office:value="2.21862997019619" calcext:value-type="float">
            <text:p>2.22</text:p>
          </table:table-cell>
          <table:table-cell table:formula="of:=20*LOG10([.C663]/['Params&amp;Config'.$C$12])" office:value-type="float" office:value="19.5020683894277" calcext:value-type="float">
            <text:p>19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2" calcext:value-type="float">
            <text:p>662</text:p>
          </table:table-cell>
          <table:table-cell table:formula="of:=(['Params&amp;Config'.$C$9]/['Params&amp;Config'.$C$10]) * [.C664]" office:value-type="float" office:value="1.7713671875" calcext:value-type="float">
            <text:p>1.771</text:p>
          </table:table-cell>
          <table:table-cell table:style-name="ce2" table:formula="of:=[.D664]*2" office:value-type="float" office:value="3.542734375" calcext:value-type="float">
            <text:p>3.543</text:p>
          </table:table-cell>
          <table:table-cell table:style-name="ce2" table:formula="of:=[.D664]/1.4/2" office:value-type="float" office:value="0.632631138392857" calcext:value-type="float">
            <text:p>0.633</text:p>
          </table:table-cell>
          <table:table-cell table:formula="of:=20*LOG10([.C664]/['Params&amp;Config'.$C$11])" office:value-type="float" office:value="2.23176056927738" calcext:value-type="float">
            <text:p>2.23</text:p>
          </table:table-cell>
          <table:table-cell table:formula="of:=20*LOG10([.C664]/['Params&amp;Config'.$C$12])" office:value-type="float" office:value="19.5151989885089" calcext:value-type="float">
            <text:p>19.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3" calcext:value-type="float">
            <text:p>663</text:p>
          </table:table-cell>
          <table:table-cell table:formula="of:=(['Params&amp;Config'.$C$9]/['Params&amp;Config'.$C$10]) * [.C665]" office:value-type="float" office:value="1.77404296875" calcext:value-type="float">
            <text:p>1.774</text:p>
          </table:table-cell>
          <table:table-cell table:style-name="ce2" table:formula="of:=[.D665]*2" office:value-type="float" office:value="3.5480859375" calcext:value-type="float">
            <text:p>3.548</text:p>
          </table:table-cell>
          <table:table-cell table:style-name="ce2" table:formula="of:=[.D665]/1.4/2" office:value-type="float" office:value="0.633586774553571" calcext:value-type="float">
            <text:p>0.634</text:p>
          </table:table-cell>
          <table:table-cell table:formula="of:=20*LOG10([.C665]/['Params&amp;Config'.$C$11])" office:value-type="float" office:value="2.24487134857885" calcext:value-type="float">
            <text:p>2.24</text:p>
          </table:table-cell>
          <table:table-cell table:formula="of:=20*LOG10([.C665]/['Params&amp;Config'.$C$12])" office:value-type="float" office:value="19.5283097678103" calcext:value-type="float">
            <text:p>19.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 table:formula="of:=(['Params&amp;Config'.$C$9]/['Params&amp;Config'.$C$10]) * [.C666]" office:value-type="float" office:value="1.77671875" calcext:value-type="float">
            <text:p>1.777</text:p>
          </table:table-cell>
          <table:table-cell table:style-name="ce2" table:formula="of:=[.D666]*2" office:value-type="float" office:value="3.5534375" calcext:value-type="float">
            <text:p>3.553</text:p>
          </table:table-cell>
          <table:table-cell table:style-name="ce2" table:formula="of:=[.D666]/1.4/2" office:value-type="float" office:value="0.634542410714286" calcext:value-type="float">
            <text:p>0.635</text:p>
          </table:table-cell>
          <table:table-cell table:formula="of:=20*LOG10([.C666]/['Params&amp;Config'.$C$11])" office:value-type="float" office:value="2.25796236784373" calcext:value-type="float">
            <text:p>2.26</text:p>
          </table:table-cell>
          <table:table-cell table:formula="of:=20*LOG10([.C666]/['Params&amp;Config'.$C$12])" office:value-type="float" office:value="19.5414007870752" calcext:value-type="float">
            <text:p>19.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  <table:table-cell table:formula="of:=(['Params&amp;Config'.$C$9]/['Params&amp;Config'.$C$10]) * [.C667]" office:value-type="float" office:value="1.77939453125" calcext:value-type="float">
            <text:p>1.779</text:p>
          </table:table-cell>
          <table:table-cell table:style-name="ce2" table:formula="of:=[.D667]*2" office:value-type="float" office:value="3.5587890625" calcext:value-type="float">
            <text:p>3.559</text:p>
          </table:table-cell>
          <table:table-cell table:style-name="ce2" table:formula="of:=[.D667]/1.4/2" office:value-type="float" office:value="0.635498046875" calcext:value-type="float">
            <text:p>0.635</text:p>
          </table:table-cell>
          <table:table-cell table:formula="of:=20*LOG10([.C667]/['Params&amp;Config'.$C$11])" office:value-type="float" office:value="2.27103368654548" calcext:value-type="float">
            <text:p>2.27</text:p>
          </table:table-cell>
          <table:table-cell table:formula="of:=20*LOG10([.C667]/['Params&amp;Config'.$C$12])" office:value-type="float" office:value="19.554472105777" calcext:value-type="float">
            <text:p>19.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6" calcext:value-type="float">
            <text:p>666</text:p>
          </table:table-cell>
          <table:table-cell table:formula="of:=(['Params&amp;Config'.$C$9]/['Params&amp;Config'.$C$10]) * [.C668]" office:value-type="float" office:value="1.7820703125" calcext:value-type="float">
            <text:p>1.782</text:p>
          </table:table-cell>
          <table:table-cell table:style-name="ce2" table:formula="of:=[.D668]*2" office:value-type="float" office:value="3.564140625" calcext:value-type="float">
            <text:p>3.564</text:p>
          </table:table-cell>
          <table:table-cell table:style-name="ce2" table:formula="of:=[.D668]/1.4/2" office:value-type="float" office:value="0.636453683035714" calcext:value-type="float">
            <text:p>0.636</text:p>
          </table:table-cell>
          <table:table-cell table:formula="of:=20*LOG10([.C668]/['Params&amp;Config'.$C$11])" office:value-type="float" office:value="2.28408536388941" calcext:value-type="float">
            <text:p>2.28</text:p>
          </table:table-cell>
          <table:table-cell table:formula="of:=20*LOG10([.C668]/['Params&amp;Config'.$C$12])" office:value-type="float" office:value="19.5675237831209" calcext:value-type="float">
            <text:p>19.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7" calcext:value-type="float">
            <text:p>667</text:p>
          </table:table-cell>
          <table:table-cell table:formula="of:=(['Params&amp;Config'.$C$9]/['Params&amp;Config'.$C$10]) * [.C669]" office:value-type="float" office:value="1.78474609375" calcext:value-type="float">
            <text:p>1.785</text:p>
          </table:table-cell>
          <table:table-cell table:style-name="ce2" table:formula="of:=[.D669]*2" office:value-type="float" office:value="3.5694921875" calcext:value-type="float">
            <text:p>3.569</text:p>
          </table:table-cell>
          <table:table-cell table:style-name="ce2" table:formula="of:=[.D669]/1.4/2" office:value-type="float" office:value="0.637409319196429" calcext:value-type="float">
            <text:p>0.637</text:p>
          </table:table-cell>
          <table:table-cell table:formula="of:=20*LOG10([.C669]/['Params&amp;Config'.$C$11])" office:value-type="float" office:value="2.29711745881436" calcext:value-type="float">
            <text:p>2.3</text:p>
          </table:table-cell>
          <table:table-cell table:formula="of:=20*LOG10([.C669]/['Params&amp;Config'.$C$12])" office:value-type="float" office:value="19.5805558780458" calcext:value-type="float">
            <text:p>19.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8" calcext:value-type="float">
            <text:p>668</text:p>
          </table:table-cell>
          <table:table-cell table:formula="of:=(['Params&amp;Config'.$C$9]/['Params&amp;Config'.$C$10]) * [.C670]" office:value-type="float" office:value="1.787421875" calcext:value-type="float">
            <text:p>1.787</text:p>
          </table:table-cell>
          <table:table-cell table:style-name="ce2" table:formula="of:=[.D670]*2" office:value-type="float" office:value="3.57484375" calcext:value-type="float">
            <text:p>3.575</text:p>
          </table:table-cell>
          <table:table-cell table:style-name="ce2" table:formula="of:=[.D670]/1.4/2" office:value-type="float" office:value="0.638364955357143" calcext:value-type="float">
            <text:p>0.638</text:p>
          </table:table-cell>
          <table:table-cell table:formula="of:=20*LOG10([.C670]/['Params&amp;Config'.$C$11])" office:value-type="float" office:value="2.3101300299943" calcext:value-type="float">
            <text:p>2.31</text:p>
          </table:table-cell>
          <table:table-cell table:formula="of:=20*LOG10([.C670]/['Params&amp;Config'.$C$12])" office:value-type="float" office:value="19.5935684492258" calcext:value-type="float">
            <text:p>19.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69" calcext:value-type="float">
            <text:p>669</text:p>
          </table:table-cell>
          <table:table-cell table:formula="of:=(['Params&amp;Config'.$C$9]/['Params&amp;Config'.$C$10]) * [.C671]" office:value-type="float" office:value="1.79009765625" calcext:value-type="float">
            <text:p>1.790</text:p>
          </table:table-cell>
          <table:table-cell table:style-name="ce2" table:formula="of:=[.D671]*2" office:value-type="float" office:value="3.5801953125" calcext:value-type="float">
            <text:p>3.580</text:p>
          </table:table-cell>
          <table:table-cell table:style-name="ce2" table:formula="of:=[.D671]/1.4/2" office:value-type="float" office:value="0.639320591517857" calcext:value-type="float">
            <text:p>0.639</text:p>
          </table:table-cell>
          <table:table-cell table:formula="of:=20*LOG10([.C671]/['Params&amp;Config'.$C$11])" office:value-type="float" office:value="2.32312313583985" calcext:value-type="float">
            <text:p>2.32</text:p>
          </table:table-cell>
          <table:table-cell table:formula="of:=20*LOG10([.C671]/['Params&amp;Config'.$C$12])" office:value-type="float" office:value="19.6065615550713" calcext:value-type="float">
            <text:p>19.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 table:formula="of:=(['Params&amp;Config'.$C$9]/['Params&amp;Config'.$C$10]) * [.C672]" office:value-type="float" office:value="1.7927734375" calcext:value-type="float">
            <text:p>1.793</text:p>
          </table:table-cell>
          <table:table-cell table:style-name="ce2" table:formula="of:=[.D672]*2" office:value-type="float" office:value="3.585546875" calcext:value-type="float">
            <text:p>3.586</text:p>
          </table:table-cell>
          <table:table-cell table:style-name="ce2" table:formula="of:=[.D672]/1.4/2" office:value-type="float" office:value="0.640276227678571" calcext:value-type="float">
            <text:p>0.640</text:p>
          </table:table-cell>
          <table:table-cell table:formula="of:=20*LOG10([.C672]/['Params&amp;Config'.$C$11])" office:value-type="float" office:value="2.33609683449991" calcext:value-type="float">
            <text:p>2.34</text:p>
          </table:table-cell>
          <table:table-cell table:formula="of:=20*LOG10([.C672]/['Params&amp;Config'.$C$12])" office:value-type="float" office:value="19.6195352537314" calcext:value-type="float">
            <text:p>19.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1" calcext:value-type="float">
            <text:p>671</text:p>
          </table:table-cell>
          <table:table-cell table:formula="of:=(['Params&amp;Config'.$C$9]/['Params&amp;Config'.$C$10]) * [.C673]" office:value-type="float" office:value="1.79544921875" calcext:value-type="float">
            <text:p>1.795</text:p>
          </table:table-cell>
          <table:table-cell table:style-name="ce2" table:formula="of:=[.D673]*2" office:value-type="float" office:value="3.5908984375" calcext:value-type="float">
            <text:p>3.591</text:p>
          </table:table-cell>
          <table:table-cell table:style-name="ce2" table:formula="of:=[.D673]/1.4/2" office:value-type="float" office:value="0.641231863839286" calcext:value-type="float">
            <text:p>0.641</text:p>
          </table:table-cell>
          <table:table-cell table:formula="of:=20*LOG10([.C673]/['Params&amp;Config'.$C$11])" office:value-type="float" office:value="2.34905118386323" calcext:value-type="float">
            <text:p>2.35</text:p>
          </table:table-cell>
          <table:table-cell table:formula="of:=20*LOG10([.C673]/['Params&amp;Config'.$C$12])" office:value-type="float" office:value="19.6324896030947" calcext:value-type="float">
            <text:p>19.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2" calcext:value-type="float">
            <text:p>672</text:p>
          </table:table-cell>
          <table:table-cell table:formula="of:=(['Params&amp;Config'.$C$9]/['Params&amp;Config'.$C$10]) * [.C674]" office:value-type="float" office:value="1.798125" calcext:value-type="float">
            <text:p>1.798</text:p>
          </table:table-cell>
          <table:table-cell table:style-name="ce2" table:formula="of:=[.D674]*2" office:value-type="float" office:value="3.59625" calcext:value-type="float">
            <text:p>3.596</text:p>
          </table:table-cell>
          <table:table-cell table:style-name="ce2" table:formula="of:=[.D674]/1.4/2" office:value-type="float" office:value="0.6421875" calcext:value-type="float">
            <text:p>0.642</text:p>
          </table:table-cell>
          <table:table-cell table:formula="of:=20*LOG10([.C674]/['Params&amp;Config'.$C$11])" office:value-type="float" office:value="2.36198624155989" calcext:value-type="float">
            <text:p>2.36</text:p>
          </table:table-cell>
          <table:table-cell table:formula="of:=20*LOG10([.C674]/['Params&amp;Config'.$C$12])" office:value-type="float" office:value="19.6454246607914" calcext:value-type="float">
            <text:p>19.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3" calcext:value-type="float">
            <text:p>673</text:p>
          </table:table-cell>
          <table:table-cell table:formula="of:=(['Params&amp;Config'.$C$9]/['Params&amp;Config'.$C$10]) * [.C675]" office:value-type="float" office:value="1.80080078125" calcext:value-type="float">
            <text:p>1.801</text:p>
          </table:table-cell>
          <table:table-cell table:style-name="ce2" table:formula="of:=[.D675]*2" office:value-type="float" office:value="3.6016015625" calcext:value-type="float">
            <text:p>3.602</text:p>
          </table:table-cell>
          <table:table-cell table:style-name="ce2" table:formula="of:=[.D675]/1.4/2" office:value-type="float" office:value="0.643143136160714" calcext:value-type="float">
            <text:p>0.643</text:p>
          </table:table-cell>
          <table:table-cell table:formula="of:=20*LOG10([.C675]/['Params&amp;Config'.$C$11])" office:value-type="float" office:value="2.37490206496292" calcext:value-type="float">
            <text:p>2.37</text:p>
          </table:table-cell>
          <table:table-cell table:formula="of:=20*LOG10([.C675]/['Params&amp;Config'.$C$12])" office:value-type="float" office:value="19.6583404841944" calcext:value-type="float">
            <text:p>19.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4" calcext:value-type="float">
            <text:p>674</text:p>
          </table:table-cell>
          <table:table-cell table:formula="of:=(['Params&amp;Config'.$C$9]/['Params&amp;Config'.$C$10]) * [.C676]" office:value-type="float" office:value="1.8034765625" calcext:value-type="float">
            <text:p>1.803</text:p>
          </table:table-cell>
          <table:table-cell table:style-name="ce2" table:formula="of:=[.D676]*2" office:value-type="float" office:value="3.606953125" calcext:value-type="float">
            <text:p>3.607</text:p>
          </table:table-cell>
          <table:table-cell table:style-name="ce2" table:formula="of:=[.D676]/1.4/2" office:value-type="float" office:value="0.644098772321429" calcext:value-type="float">
            <text:p>0.644</text:p>
          </table:table-cell>
          <table:table-cell table:formula="of:=20*LOG10([.C676]/['Params&amp;Config'.$C$11])" office:value-type="float" office:value="2.38779871118978" calcext:value-type="float">
            <text:p>2.39</text:p>
          </table:table-cell>
          <table:table-cell table:formula="of:=20*LOG10([.C676]/['Params&amp;Config'.$C$12])" office:value-type="float" office:value="19.6712371304213" calcext:value-type="float">
            <text:p>19.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 table:formula="of:=(['Params&amp;Config'.$C$9]/['Params&amp;Config'.$C$10]) * [.C677]" office:value-type="float" office:value="1.80615234375" calcext:value-type="float">
            <text:p>1.806</text:p>
          </table:table-cell>
          <table:table-cell table:style-name="ce2" table:formula="of:=[.D677]*2" office:value-type="float" office:value="3.6123046875" calcext:value-type="float">
            <text:p>3.612</text:p>
          </table:table-cell>
          <table:table-cell table:style-name="ce2" table:formula="of:=[.D677]/1.4/2" office:value-type="float" office:value="0.645054408482143" calcext:value-type="float">
            <text:p>0.645</text:p>
          </table:table-cell>
          <table:table-cell table:formula="of:=20*LOG10([.C677]/['Params&amp;Config'.$C$11])" office:value-type="float" office:value="2.40067623710388" calcext:value-type="float">
            <text:p>2.4</text:p>
          </table:table-cell>
          <table:table-cell table:formula="of:=20*LOG10([.C677]/['Params&amp;Config'.$C$12])" office:value-type="float" office:value="19.6841146563354" calcext:value-type="float">
            <text:p>19.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6" calcext:value-type="float">
            <text:p>676</text:p>
          </table:table-cell>
          <table:table-cell table:formula="of:=(['Params&amp;Config'.$C$9]/['Params&amp;Config'.$C$10]) * [.C678]" office:value-type="float" office:value="1.808828125" calcext:value-type="float">
            <text:p>1.809</text:p>
          </table:table-cell>
          <table:table-cell table:style-name="ce2" table:formula="of:=[.D678]*2" office:value-type="float" office:value="3.61765625" calcext:value-type="float">
            <text:p>3.618</text:p>
          </table:table-cell>
          <table:table-cell table:style-name="ce2" table:formula="of:=[.D678]/1.4/2" office:value-type="float" office:value="0.646010044642857" calcext:value-type="float">
            <text:p>0.646</text:p>
          </table:table-cell>
          <table:table-cell table:formula="of:=20*LOG10([.C678]/['Params&amp;Config'.$C$11])" office:value-type="float" office:value="2.4135346993161" calcext:value-type="float">
            <text:p>2.41</text:p>
          </table:table-cell>
          <table:table-cell table:formula="of:=20*LOG10([.C678]/['Params&amp;Config'.$C$12])" office:value-type="float" office:value="19.6969731185476" calcext:value-type="float">
            <text:p>19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7" calcext:value-type="float">
            <text:p>677</text:p>
          </table:table-cell>
          <table:table-cell table:formula="of:=(['Params&amp;Config'.$C$9]/['Params&amp;Config'.$C$10]) * [.C679]" office:value-type="float" office:value="1.81150390625" calcext:value-type="float">
            <text:p>1.812</text:p>
          </table:table-cell>
          <table:table-cell table:style-name="ce2" table:formula="of:=[.D679]*2" office:value-type="float" office:value="3.6230078125" calcext:value-type="float">
            <text:p>3.623</text:p>
          </table:table-cell>
          <table:table-cell table:style-name="ce2" table:formula="of:=[.D679]/1.4/2" office:value-type="float" office:value="0.646965680803572" calcext:value-type="float">
            <text:p>0.647</text:p>
          </table:table-cell>
          <table:table-cell table:formula="of:=20*LOG10([.C679]/['Params&amp;Config'.$C$11])" office:value-type="float" office:value="2.42637415418627" calcext:value-type="float">
            <text:p>2.43</text:p>
          </table:table-cell>
          <table:table-cell table:formula="of:=20*LOG10([.C679]/['Params&amp;Config'.$C$12])" office:value-type="float" office:value="19.7098125734178" calcext:value-type="float">
            <text:p>19.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8" calcext:value-type="float">
            <text:p>678</text:p>
          </table:table-cell>
          <table:table-cell table:formula="of:=(['Params&amp;Config'.$C$9]/['Params&amp;Config'.$C$10]) * [.C680]" office:value-type="float" office:value="1.8141796875" calcext:value-type="float">
            <text:p>1.814</text:p>
          </table:table-cell>
          <table:table-cell table:style-name="ce2" table:formula="of:=[.D680]*2" office:value-type="float" office:value="3.628359375" calcext:value-type="float">
            <text:p>3.628</text:p>
          </table:table-cell>
          <table:table-cell table:style-name="ce2" table:formula="of:=[.D680]/1.4/2" office:value-type="float" office:value="0.647921316964286" calcext:value-type="float">
            <text:p>0.648</text:p>
          </table:table-cell>
          <table:table-cell table:formula="of:=20*LOG10([.C680]/['Params&amp;Config'.$C$11])" office:value-type="float" office:value="2.43919465782465" calcext:value-type="float">
            <text:p>2.44</text:p>
          </table:table-cell>
          <table:table-cell table:formula="of:=20*LOG10([.C680]/['Params&amp;Config'.$C$12])" office:value-type="float" office:value="19.7226330770561" calcext:value-type="float">
            <text:p>19.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79" calcext:value-type="float">
            <text:p>679</text:p>
          </table:table-cell>
          <table:table-cell table:formula="of:=(['Params&amp;Config'.$C$9]/['Params&amp;Config'.$C$10]) * [.C681]" office:value-type="float" office:value="1.81685546875" calcext:value-type="float">
            <text:p>1.817</text:p>
          </table:table-cell>
          <table:table-cell table:style-name="ce2" table:formula="of:=[.D681]*2" office:value-type="float" office:value="3.6337109375" calcext:value-type="float">
            <text:p>3.634</text:p>
          </table:table-cell>
          <table:table-cell table:style-name="ce2" table:formula="of:=[.D681]/1.4/2" office:value-type="float" office:value="0.648876953125" calcext:value-type="float">
            <text:p>0.649</text:p>
          </table:table-cell>
          <table:table-cell table:formula="of:=20*LOG10([.C681]/['Params&amp;Config'.$C$11])" office:value-type="float" office:value="2.45199626609342" calcext:value-type="float">
            <text:p>2.45</text:p>
          </table:table-cell>
          <table:table-cell table:formula="of:=20*LOG10([.C681]/['Params&amp;Config'.$C$12])" office:value-type="float" office:value="19.7354346853249" calcext:value-type="float">
            <text:p>19.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 table:formula="of:=(['Params&amp;Config'.$C$9]/['Params&amp;Config'.$C$10]) * [.C682]" office:value-type="float" office:value="1.81953125" calcext:value-type="float">
            <text:p>1.820</text:p>
          </table:table-cell>
          <table:table-cell table:style-name="ce2" table:formula="of:=[.D682]*2" office:value-type="float" office:value="3.6390625" calcext:value-type="float">
            <text:p>3.639</text:p>
          </table:table-cell>
          <table:table-cell table:style-name="ce2" table:formula="of:=[.D682]/1.4/2" office:value-type="float" office:value="0.649832589285714" calcext:value-type="float">
            <text:p>0.650</text:p>
          </table:table-cell>
          <table:table-cell table:formula="of:=20*LOG10([.C682]/['Params&amp;Config'.$C$11])" office:value-type="float" office:value="2.46477903460811" calcext:value-type="float">
            <text:p>2.46</text:p>
          </table:table-cell>
          <table:table-cell table:formula="of:=20*LOG10([.C682]/['Params&amp;Config'.$C$12])" office:value-type="float" office:value="19.7482174538396" calcext:value-type="float">
            <text:p>19.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1" calcext:value-type="float">
            <text:p>681</text:p>
          </table:table-cell>
          <table:table-cell table:formula="of:=(['Params&amp;Config'.$C$9]/['Params&amp;Config'.$C$10]) * [.C683]" office:value-type="float" office:value="1.82220703125" calcext:value-type="float">
            <text:p>1.822</text:p>
          </table:table-cell>
          <table:table-cell table:style-name="ce2" table:formula="of:=[.D683]*2" office:value-type="float" office:value="3.6444140625" calcext:value-type="float">
            <text:p>3.644</text:p>
          </table:table-cell>
          <table:table-cell table:style-name="ce2" table:formula="of:=[.D683]/1.4/2" office:value-type="float" office:value="0.650788225446429" calcext:value-type="float">
            <text:p>0.651</text:p>
          </table:table-cell>
          <table:table-cell table:formula="of:=20*LOG10([.C683]/['Params&amp;Config'.$C$11])" office:value-type="float" office:value="2.47754301873909" calcext:value-type="float">
            <text:p>2.48</text:p>
          </table:table-cell>
          <table:table-cell table:formula="of:=20*LOG10([.C683]/['Params&amp;Config'.$C$12])" office:value-type="float" office:value="19.7609814379706" calcext:value-type="float">
            <text:p>19.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2" calcext:value-type="float">
            <text:p>682</text:p>
          </table:table-cell>
          <table:table-cell table:formula="of:=(['Params&amp;Config'.$C$9]/['Params&amp;Config'.$C$10]) * [.C684]" office:value-type="float" office:value="1.8248828125" calcext:value-type="float">
            <text:p>1.825</text:p>
          </table:table-cell>
          <table:table-cell table:style-name="ce2" table:formula="of:=[.D684]*2" office:value-type="float" office:value="3.649765625" calcext:value-type="float">
            <text:p>3.650</text:p>
          </table:table-cell>
          <table:table-cell table:style-name="ce2" table:formula="of:=[.D684]/1.4/2" office:value-type="float" office:value="0.651743861607143" calcext:value-type="float">
            <text:p>0.652</text:p>
          </table:table-cell>
          <table:table-cell table:formula="of:=20*LOG10([.C684]/['Params&amp;Config'.$C$11])" office:value-type="float" office:value="2.49028827361296" calcext:value-type="float">
            <text:p>2.49</text:p>
          </table:table-cell>
          <table:table-cell table:formula="of:=20*LOG10([.C684]/['Params&amp;Config'.$C$12])" office:value-type="float" office:value="19.7737266928444" calcext:value-type="float">
            <text:p>19.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3" calcext:value-type="float">
            <text:p>683</text:p>
          </table:table-cell>
          <table:table-cell table:formula="of:=(['Params&amp;Config'.$C$9]/['Params&amp;Config'.$C$10]) * [.C685]" office:value-type="float" office:value="1.82755859375" calcext:value-type="float">
            <text:p>1.828</text:p>
          </table:table-cell>
          <table:table-cell table:style-name="ce2" table:formula="of:=[.D685]*2" office:value-type="float" office:value="3.6551171875" calcext:value-type="float">
            <text:p>3.655</text:p>
          </table:table-cell>
          <table:table-cell table:style-name="ce2" table:formula="of:=[.D685]/1.4/2" office:value-type="float" office:value="0.652699497767857" calcext:value-type="float">
            <text:p>0.653</text:p>
          </table:table-cell>
          <table:table-cell table:formula="of:=20*LOG10([.C685]/['Params&amp;Config'.$C$11])" office:value-type="float" office:value="2.50301485411404" calcext:value-type="float">
            <text:p>2.5</text:p>
          </table:table-cell>
          <table:table-cell table:formula="of:=20*LOG10([.C685]/['Params&amp;Config'.$C$12])" office:value-type="float" office:value="19.7864532733455" calcext:value-type="float">
            <text:p>19.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4" calcext:value-type="float">
            <text:p>684</text:p>
          </table:table-cell>
          <table:table-cell table:formula="of:=(['Params&amp;Config'.$C$9]/['Params&amp;Config'.$C$10]) * [.C686]" office:value-type="float" office:value="1.830234375" calcext:value-type="float">
            <text:p>1.830</text:p>
          </table:table-cell>
          <table:table-cell table:style-name="ce2" table:formula="of:=[.D686]*2" office:value-type="float" office:value="3.66046875" calcext:value-type="float">
            <text:p>3.660</text:p>
          </table:table-cell>
          <table:table-cell table:style-name="ce2" table:formula="of:=[.D686]/1.4/2" office:value-type="float" office:value="0.653655133928572" calcext:value-type="float">
            <text:p>0.654</text:p>
          </table:table-cell>
          <table:table-cell table:formula="of:=20*LOG10([.C686]/['Params&amp;Config'.$C$11])" office:value-type="float" office:value="2.51572281488571" calcext:value-type="float">
            <text:p>2.52</text:p>
          </table:table-cell>
          <table:table-cell table:formula="of:=20*LOG10([.C686]/['Params&amp;Config'.$C$12])" office:value-type="float" office:value="19.7991612341172" calcext:value-type="float">
            <text:p>19.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 table:formula="of:=(['Params&amp;Config'.$C$9]/['Params&amp;Config'.$C$10]) * [.C687]" office:value-type="float" office:value="1.83291015625" calcext:value-type="float">
            <text:p>1.833</text:p>
          </table:table-cell>
          <table:table-cell table:style-name="ce2" table:formula="of:=[.D687]*2" office:value-type="float" office:value="3.6658203125" calcext:value-type="float">
            <text:p>3.666</text:p>
          </table:table-cell>
          <table:table-cell table:style-name="ce2" table:formula="of:=[.D687]/1.4/2" office:value-type="float" office:value="0.654610770089286" calcext:value-type="float">
            <text:p>0.655</text:p>
          </table:table-cell>
          <table:table-cell table:formula="of:=20*LOG10([.C687]/['Params&amp;Config'.$C$11])" office:value-type="float" office:value="2.5284122103319" calcext:value-type="float">
            <text:p>2.53</text:p>
          </table:table-cell>
          <table:table-cell table:formula="of:=20*LOG10([.C687]/['Params&amp;Config'.$C$12])" office:value-type="float" office:value="19.8118506295634" calcext:value-type="float">
            <text:p>19.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6" calcext:value-type="float">
            <text:p>686</text:p>
          </table:table-cell>
          <table:table-cell table:formula="of:=(['Params&amp;Config'.$C$9]/['Params&amp;Config'.$C$10]) * [.C688]" office:value-type="float" office:value="1.8355859375" calcext:value-type="float">
            <text:p>1.836</text:p>
          </table:table-cell>
          <table:table-cell table:style-name="ce2" table:formula="of:=[.D688]*2" office:value-type="float" office:value="3.671171875" calcext:value-type="float">
            <text:p>3.671</text:p>
          </table:table-cell>
          <table:table-cell table:style-name="ce2" table:formula="of:=[.D688]/1.4/2" office:value-type="float" office:value="0.65556640625" calcext:value-type="float">
            <text:p>0.656</text:p>
          </table:table-cell>
          <table:table-cell table:formula="of:=20*LOG10([.C688]/['Params&amp;Config'.$C$11])" office:value-type="float" office:value="2.54108309461842" calcext:value-type="float">
            <text:p>2.54</text:p>
          </table:table-cell>
          <table:table-cell table:formula="of:=20*LOG10([.C688]/['Params&amp;Config'.$C$12])" office:value-type="float" office:value="19.8245215138499" calcext:value-type="float">
            <text:p>19.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7" calcext:value-type="float">
            <text:p>687</text:p>
          </table:table-cell>
          <table:table-cell table:formula="of:=(['Params&amp;Config'.$C$9]/['Params&amp;Config'.$C$10]) * [.C689]" office:value-type="float" office:value="1.83826171875" calcext:value-type="float">
            <text:p>1.838</text:p>
          </table:table-cell>
          <table:table-cell table:style-name="ce2" table:formula="of:=[.D689]*2" office:value-type="float" office:value="3.6765234375" calcext:value-type="float">
            <text:p>3.677</text:p>
          </table:table-cell>
          <table:table-cell table:style-name="ce2" table:formula="of:=[.D689]/1.4/2" office:value-type="float" office:value="0.656522042410714" calcext:value-type="float">
            <text:p>0.657</text:p>
          </table:table-cell>
          <table:table-cell table:formula="of:=20*LOG10([.C689]/['Params&amp;Config'.$C$11])" office:value-type="float" office:value="2.55373552167439" calcext:value-type="float">
            <text:p>2.55</text:p>
          </table:table-cell>
          <table:table-cell table:formula="of:=20*LOG10([.C689]/['Params&amp;Config'.$C$12])" office:value-type="float" office:value="19.8371739409059" calcext:value-type="float">
            <text:p>19.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8" calcext:value-type="float">
            <text:p>688</text:p>
          </table:table-cell>
          <table:table-cell table:formula="of:=(['Params&amp;Config'.$C$9]/['Params&amp;Config'.$C$10]) * [.C690]" office:value-type="float" office:value="1.8409375" calcext:value-type="float">
            <text:p>1.841</text:p>
          </table:table-cell>
          <table:table-cell table:style-name="ce2" table:formula="of:=[.D690]*2" office:value-type="float" office:value="3.681875" calcext:value-type="float">
            <text:p>3.682</text:p>
          </table:table-cell>
          <table:table-cell table:style-name="ce2" table:formula="of:=[.D690]/1.4/2" office:value-type="float" office:value="0.657477678571429" calcext:value-type="float">
            <text:p>0.657</text:p>
          </table:table-cell>
          <table:table-cell table:formula="of:=20*LOG10([.C690]/['Params&amp;Config'.$C$11])" office:value-type="float" office:value="2.56636954519361" calcext:value-type="float">
            <text:p>2.57</text:p>
          </table:table-cell>
          <table:table-cell table:formula="of:=20*LOG10([.C690]/['Params&amp;Config'.$C$12])" office:value-type="float" office:value="19.8498079644251" calcext:value-type="float">
            <text:p>19.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89" calcext:value-type="float">
            <text:p>689</text:p>
          </table:table-cell>
          <table:table-cell table:formula="of:=(['Params&amp;Config'.$C$9]/['Params&amp;Config'.$C$10]) * [.C691]" office:value-type="float" office:value="1.84361328125" calcext:value-type="float">
            <text:p>1.844</text:p>
          </table:table-cell>
          <table:table-cell table:style-name="ce2" table:formula="of:=[.D691]*2" office:value-type="float" office:value="3.6872265625" calcext:value-type="float">
            <text:p>3.687</text:p>
          </table:table-cell>
          <table:table-cell table:style-name="ce2" table:formula="of:=[.D691]/1.4/2" office:value-type="float" office:value="0.658433314732143" calcext:value-type="float">
            <text:p>0.658</text:p>
          </table:table-cell>
          <table:table-cell table:formula="of:=20*LOG10([.C691]/['Params&amp;Config'.$C$11])" office:value-type="float" office:value="2.5789852186359" calcext:value-type="float">
            <text:p>2.58</text:p>
          </table:table-cell>
          <table:table-cell table:formula="of:=20*LOG10([.C691]/['Params&amp;Config'.$C$12])" office:value-type="float" office:value="19.8624236378674" calcext:value-type="float">
            <text:p>19.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 table:formula="of:=(['Params&amp;Config'.$C$9]/['Params&amp;Config'.$C$10]) * [.C692]" office:value-type="float" office:value="1.8462890625" calcext:value-type="float">
            <text:p>1.846</text:p>
          </table:table-cell>
          <table:table-cell table:style-name="ce2" table:formula="of:=[.D692]*2" office:value-type="float" office:value="3.692578125" calcext:value-type="float">
            <text:p>3.693</text:p>
          </table:table-cell>
          <table:table-cell table:style-name="ce2" table:formula="of:=[.D692]/1.4/2" office:value-type="float" office:value="0.659388950892857" calcext:value-type="float">
            <text:p>0.659</text:p>
          </table:table-cell>
          <table:table-cell table:formula="of:=20*LOG10([.C692]/['Params&amp;Config'.$C$11])" office:value-type="float" office:value="2.59158259522849" calcext:value-type="float">
            <text:p>2.59</text:p>
          </table:table-cell>
          <table:table-cell table:formula="of:=20*LOG10([.C692]/['Params&amp;Config'.$C$12])" office:value-type="float" office:value="19.87502101446" calcext:value-type="float">
            <text:p>19.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1" calcext:value-type="float">
            <text:p>691</text:p>
          </table:table-cell>
          <table:table-cell table:formula="of:=(['Params&amp;Config'.$C$9]/['Params&amp;Config'.$C$10]) * [.C693]" office:value-type="float" office:value="1.84896484375" calcext:value-type="float">
            <text:p>1.849</text:p>
          </table:table-cell>
          <table:table-cell table:style-name="ce2" table:formula="of:=[.D693]*2" office:value-type="float" office:value="3.6979296875" calcext:value-type="float">
            <text:p>3.698</text:p>
          </table:table-cell>
          <table:table-cell table:style-name="ce2" table:formula="of:=[.D693]/1.4/2" office:value-type="float" office:value="0.660344587053572" calcext:value-type="float">
            <text:p>0.660</text:p>
          </table:table-cell>
          <table:table-cell table:formula="of:=20*LOG10([.C693]/['Params&amp;Config'.$C$11])" office:value-type="float" office:value="2.60416172796735" calcext:value-type="float">
            <text:p>2.6</text:p>
          </table:table-cell>
          <table:table-cell table:formula="of:=20*LOG10([.C693]/['Params&amp;Config'.$C$12])" office:value-type="float" office:value="19.8876001471988" calcext:value-type="float">
            <text:p>19.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2" calcext:value-type="float">
            <text:p>692</text:p>
          </table:table-cell>
          <table:table-cell table:formula="of:=(['Params&amp;Config'.$C$9]/['Params&amp;Config'.$C$10]) * [.C694]" office:value-type="float" office:value="1.851640625" calcext:value-type="float">
            <text:p>1.852</text:p>
          </table:table-cell>
          <table:table-cell table:style-name="ce2" table:formula="of:=[.D694]*2" office:value-type="float" office:value="3.70328125" calcext:value-type="float">
            <text:p>3.703</text:p>
          </table:table-cell>
          <table:table-cell table:style-name="ce2" table:formula="of:=[.D694]/1.4/2" office:value-type="float" office:value="0.661300223214286" calcext:value-type="float">
            <text:p>0.661</text:p>
          </table:table-cell>
          <table:table-cell table:formula="of:=20*LOG10([.C694]/['Params&amp;Config'.$C$11])" office:value-type="float" office:value="2.61672266961854" calcext:value-type="float">
            <text:p>2.62</text:p>
          </table:table-cell>
          <table:table-cell table:formula="of:=20*LOG10([.C694]/['Params&amp;Config'.$C$12])" office:value-type="float" office:value="19.90016108885" calcext:value-type="float">
            <text:p>19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3" calcext:value-type="float">
            <text:p>693</text:p>
          </table:table-cell>
          <table:table-cell table:formula="of:=(['Params&amp;Config'.$C$9]/['Params&amp;Config'.$C$10]) * [.C695]" office:value-type="float" office:value="1.85431640625" calcext:value-type="float">
            <text:p>1.854</text:p>
          </table:table-cell>
          <table:table-cell table:style-name="ce2" table:formula="of:=[.D695]*2" office:value-type="float" office:value="3.7086328125" calcext:value-type="float">
            <text:p>3.709</text:p>
          </table:table-cell>
          <table:table-cell table:style-name="ce2" table:formula="of:=[.D695]/1.4/2" office:value-type="float" office:value="0.662255859375" calcext:value-type="float">
            <text:p>0.662</text:p>
          </table:table-cell>
          <table:table-cell table:formula="of:=20*LOG10([.C695]/['Params&amp;Config'.$C$11])" office:value-type="float" office:value="2.62926547271952" calcext:value-type="float">
            <text:p>2.63</text:p>
          </table:table-cell>
          <table:table-cell table:formula="of:=20*LOG10([.C695]/['Params&amp;Config'.$C$12])" office:value-type="float" office:value="19.912703891951" calcext:value-type="float">
            <text:p>19.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4" calcext:value-type="float">
            <text:p>694</text:p>
          </table:table-cell>
          <table:table-cell table:formula="of:=(['Params&amp;Config'.$C$9]/['Params&amp;Config'.$C$10]) * [.C696]" office:value-type="float" office:value="1.8569921875" calcext:value-type="float">
            <text:p>1.857</text:p>
          </table:table-cell>
          <table:table-cell table:style-name="ce2" table:formula="of:=[.D696]*2" office:value-type="float" office:value="3.713984375" calcext:value-type="float">
            <text:p>3.714</text:p>
          </table:table-cell>
          <table:table-cell table:style-name="ce2" table:formula="of:=[.D696]/1.4/2" office:value-type="float" office:value="0.663211495535714" calcext:value-type="float">
            <text:p>0.663</text:p>
          </table:table-cell>
          <table:table-cell table:formula="of:=20*LOG10([.C696]/['Params&amp;Config'.$C$11])" office:value-type="float" office:value="2.64179018958048" calcext:value-type="float">
            <text:p>2.64</text:p>
          </table:table-cell>
          <table:table-cell table:formula="of:=20*LOG10([.C696]/['Params&amp;Config'.$C$12])" office:value-type="float" office:value="19.925228608812" calcext:value-type="float">
            <text:p>19.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 table:formula="of:=(['Params&amp;Config'.$C$9]/['Params&amp;Config'.$C$10]) * [.C697]" office:value-type="float" office:value="1.85966796875" calcext:value-type="float">
            <text:p>1.860</text:p>
          </table:table-cell>
          <table:table-cell table:style-name="ce2" table:formula="of:=[.D697]*2" office:value-type="float" office:value="3.7193359375" calcext:value-type="float">
            <text:p>3.719</text:p>
          </table:table-cell>
          <table:table-cell table:style-name="ce2" table:formula="of:=[.D697]/1.4/2" office:value-type="float" office:value="0.664167131696429" calcext:value-type="float">
            <text:p>0.664</text:p>
          </table:table-cell>
          <table:table-cell table:formula="of:=20*LOG10([.C697]/['Params&amp;Config'.$C$11])" office:value-type="float" office:value="2.65429687228566" calcext:value-type="float">
            <text:p>2.65</text:p>
          </table:table-cell>
          <table:table-cell table:formula="of:=20*LOG10([.C697]/['Params&amp;Config'.$C$12])" office:value-type="float" office:value="19.9377352915171" calcext:value-type="float">
            <text:p>19.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table:formula="of:=(['Params&amp;Config'.$C$9]/['Params&amp;Config'.$C$10]) * [.C698]" office:value-type="float" office:value="1.86234375" calcext:value-type="float">
            <text:p>1.862</text:p>
          </table:table-cell>
          <table:table-cell table:style-name="ce2" table:formula="of:=[.D698]*2" office:value-type="float" office:value="3.7246875" calcext:value-type="float">
            <text:p>3.725</text:p>
          </table:table-cell>
          <table:table-cell table:style-name="ce2" table:formula="of:=[.D698]/1.4/2" office:value-type="float" office:value="0.665122767857143" calcext:value-type="float">
            <text:p>0.665</text:p>
          </table:table-cell>
          <table:table-cell table:formula="of:=20*LOG10([.C698]/['Params&amp;Config'.$C$11])" office:value-type="float" office:value="2.66678557269463" calcext:value-type="float">
            <text:p>2.67</text:p>
          </table:table-cell>
          <table:table-cell table:formula="of:=20*LOG10([.C698]/['Params&amp;Config'.$C$12])" office:value-type="float" office:value="19.9502239919261" calcext:value-type="float">
            <text:p>19.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7" calcext:value-type="float">
            <text:p>697</text:p>
          </table:table-cell>
          <table:table-cell table:formula="of:=(['Params&amp;Config'.$C$9]/['Params&amp;Config'.$C$10]) * [.C699]" office:value-type="float" office:value="1.86501953125" calcext:value-type="float">
            <text:p>1.865</text:p>
          </table:table-cell>
          <table:table-cell table:style-name="ce2" table:formula="of:=[.D699]*2" office:value-type="float" office:value="3.7300390625" calcext:value-type="float">
            <text:p>3.730</text:p>
          </table:table-cell>
          <table:table-cell table:style-name="ce2" table:formula="of:=[.D699]/1.4/2" office:value-type="float" office:value="0.666078404017857" calcext:value-type="float">
            <text:p>0.666</text:p>
          </table:table-cell>
          <table:table-cell table:formula="of:=20*LOG10([.C699]/['Params&amp;Config'.$C$11])" office:value-type="float" office:value="2.67925634244357" calcext:value-type="float">
            <text:p>2.68</text:p>
          </table:table-cell>
          <table:table-cell table:formula="of:=20*LOG10([.C699]/['Params&amp;Config'.$C$12])" office:value-type="float" office:value="19.9626947616751" calcext:value-type="float">
            <text:p>19.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8" calcext:value-type="float">
            <text:p>698</text:p>
          </table:table-cell>
          <table:table-cell table:formula="of:=(['Params&amp;Config'.$C$9]/['Params&amp;Config'.$C$10]) * [.C700]" office:value-type="float" office:value="1.8676953125" calcext:value-type="float">
            <text:p>1.868</text:p>
          </table:table-cell>
          <table:table-cell table:style-name="ce2" table:formula="of:=[.D700]*2" office:value-type="float" office:value="3.735390625" calcext:value-type="float">
            <text:p>3.735</text:p>
          </table:table-cell>
          <table:table-cell table:style-name="ce2" table:formula="of:=[.D700]/1.4/2" office:value-type="float" office:value="0.667034040178572" calcext:value-type="float">
            <text:p>0.667</text:p>
          </table:table-cell>
          <table:table-cell table:formula="of:=20*LOG10([.C700]/['Params&amp;Config'.$C$11])" office:value-type="float" office:value="2.69170923294661" calcext:value-type="float">
            <text:p>2.69</text:p>
          </table:table-cell>
          <table:table-cell table:formula="of:=20*LOG10([.C700]/['Params&amp;Config'.$C$12])" office:value-type="float" office:value="19.9751476521781" calcext:value-type="float">
            <text:p>19.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99" calcext:value-type="float">
            <text:p>699</text:p>
          </table:table-cell>
          <table:table-cell table:formula="of:=(['Params&amp;Config'.$C$9]/['Params&amp;Config'.$C$10]) * [.C701]" office:value-type="float" office:value="1.87037109375" calcext:value-type="float">
            <text:p>1.870</text:p>
          </table:table-cell>
          <table:table-cell table:style-name="ce2" table:formula="of:=[.D701]*2" office:value-type="float" office:value="3.7407421875" calcext:value-type="float">
            <text:p>3.741</text:p>
          </table:table-cell>
          <table:table-cell table:style-name="ce2" table:formula="of:=[.D701]/1.4/2" office:value-type="float" office:value="0.667989676339286" calcext:value-type="float">
            <text:p>0.668</text:p>
          </table:table-cell>
          <table:table-cell table:formula="of:=20*LOG10([.C701]/['Params&amp;Config'.$C$11])" office:value-type="float" office:value="2.70414429539701" calcext:value-type="float">
            <text:p>2.7</text:p>
          </table:table-cell>
          <table:table-cell table:formula="of:=20*LOG10([.C701]/['Params&amp;Config'.$C$12])" office:value-type="float" office:value="19.9875827146285" calcext:value-type="float">
            <text:p>19.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table:formula="of:=(['Params&amp;Config'.$C$9]/['Params&amp;Config'.$C$10]) * [.C702]" office:value-type="float" office:value="1.873046875" calcext:value-type="float">
            <text:p>1.873</text:p>
          </table:table-cell>
          <table:table-cell table:style-name="ce2" table:formula="of:=[.D702]*2" office:value-type="float" office:value="3.74609375" calcext:value-type="float">
            <text:p>3.746</text:p>
          </table:table-cell>
          <table:table-cell table:style-name="ce2" table:formula="of:=[.D702]/1.4/2" office:value-type="float" office:value="0.6689453125" calcext:value-type="float">
            <text:p>0.669</text:p>
          </table:table-cell>
          <table:table-cell table:formula="of:=20*LOG10([.C702]/['Params&amp;Config'.$C$11])" office:value-type="float" office:value="2.71656158076852" calcext:value-type="float">
            <text:p>2.72</text:p>
          </table:table-cell>
          <table:table-cell table:formula="of:=20*LOG10([.C702]/['Params&amp;Config'.$C$12]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1" calcext:value-type="float">
            <text:p>701</text:p>
          </table:table-cell>
          <table:table-cell table:formula="of:=(['Params&amp;Config'.$C$9]/['Params&amp;Config'.$C$10]) * [.C703]" office:value-type="float" office:value="1.87572265625" calcext:value-type="float">
            <text:p>1.876</text:p>
          </table:table-cell>
          <table:table-cell table:style-name="ce2" table:formula="of:=[.D703]*2" office:value-type="float" office:value="3.7514453125" calcext:value-type="float">
            <text:p>3.751</text:p>
          </table:table-cell>
          <table:table-cell table:style-name="ce2" table:formula="of:=[.D703]/1.4/2" office:value-type="float" office:value="0.669900948660714" calcext:value-type="float">
            <text:p>0.670</text:p>
          </table:table-cell>
          <table:table-cell table:formula="of:=20*LOG10([.C703]/['Params&amp;Config'.$C$11])" office:value-type="float" office:value="2.72896113981656" calcext:value-type="float">
            <text:p>2.73</text:p>
          </table:table-cell>
          <table:table-cell table:formula="of:=20*LOG10([.C703]/['Params&amp;Config'.$C$12])" office:value-type="float" office:value="20.012399559048" calcext:value-type="float">
            <text:p>20.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2" calcext:value-type="float">
            <text:p>702</text:p>
          </table:table-cell>
          <table:table-cell table:formula="of:=(['Params&amp;Config'.$C$9]/['Params&amp;Config'.$C$10]) * [.C704]" office:value-type="float" office:value="1.8783984375" calcext:value-type="float">
            <text:p>1.878</text:p>
          </table:table-cell>
          <table:table-cell table:style-name="ce2" table:formula="of:=[.D704]*2" office:value-type="float" office:value="3.756796875" calcext:value-type="float">
            <text:p>3.757</text:p>
          </table:table-cell>
          <table:table-cell table:style-name="ce2" table:formula="of:=[.D704]/1.4/2" office:value-type="float" office:value="0.670856584821429" calcext:value-type="float">
            <text:p>0.671</text:p>
          </table:table-cell>
          <table:table-cell table:formula="of:=20*LOG10([.C704]/['Params&amp;Config'.$C$11])" office:value-type="float" office:value="2.74134302307949" calcext:value-type="float">
            <text:p>2.74</text:p>
          </table:table-cell>
          <table:table-cell table:formula="of:=20*LOG10([.C704]/['Params&amp;Config'.$C$12])" office:value-type="float" office:value="20.024781442311" calcext:value-type="float">
            <text:p>20.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3" calcext:value-type="float">
            <text:p>703</text:p>
          </table:table-cell>
          <table:table-cell table:formula="of:=(['Params&amp;Config'.$C$9]/['Params&amp;Config'.$C$10]) * [.C705]" office:value-type="float" office:value="1.88107421875" calcext:value-type="float">
            <text:p>1.881</text:p>
          </table:table-cell>
          <table:table-cell table:style-name="ce2" table:formula="of:=[.D705]*2" office:value-type="float" office:value="3.7621484375" calcext:value-type="float">
            <text:p>3.762</text:p>
          </table:table-cell>
          <table:table-cell table:style-name="ce2" table:formula="of:=[.D705]/1.4/2" office:value-type="float" office:value="0.671812220982143" calcext:value-type="float">
            <text:p>0.672</text:p>
          </table:table-cell>
          <table:table-cell table:formula="of:=20*LOG10([.C705]/['Params&amp;Config'.$C$11])" office:value-type="float" office:value="2.75370728087986" calcext:value-type="float">
            <text:p>2.75</text:p>
          </table:table-cell>
          <table:table-cell table:formula="of:=20*LOG10([.C705]/['Params&amp;Config'.$C$12])" office:value-type="float" office:value="20.0371457001113" calcext:value-type="float">
            <text:p>20.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4" calcext:value-type="float">
            <text:p>704</text:p>
          </table:table-cell>
          <table:table-cell table:formula="of:=(['Params&amp;Config'.$C$9]/['Params&amp;Config'.$C$10]) * [.C706]" office:value-type="float" office:value="1.88375" calcext:value-type="float">
            <text:p>1.884</text:p>
          </table:table-cell>
          <table:table-cell table:style-name="ce2" table:formula="of:=[.D706]*2" office:value-type="float" office:value="3.7675" calcext:value-type="float">
            <text:p>3.768</text:p>
          </table:table-cell>
          <table:table-cell table:style-name="ce2" table:formula="of:=[.D706]/1.4/2" office:value-type="float" office:value="0.672767857142857" calcext:value-type="float">
            <text:p>0.673</text:p>
          </table:table-cell>
          <table:table-cell table:formula="of:=20*LOG10([.C706]/['Params&amp;Config'.$C$11])" office:value-type="float" office:value="2.76605396332563" calcext:value-type="float">
            <text:p>2.77</text:p>
          </table:table-cell>
          <table:table-cell table:formula="of:=20*LOG10([.C706]/['Params&amp;Config'.$C$12])" office:value-type="float" office:value="20.0494923825571" calcext:value-type="float">
            <text:p>20.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5" calcext:value-type="float">
            <text:p>705</text:p>
          </table:table-cell>
          <table:table-cell table:formula="of:=(['Params&amp;Config'.$C$9]/['Params&amp;Config'.$C$10]) * [.C707]" office:value-type="float" office:value="1.88642578125" calcext:value-type="float">
            <text:p>1.886</text:p>
          </table:table-cell>
          <table:table-cell table:style-name="ce2" table:formula="of:=[.D707]*2" office:value-type="float" office:value="3.7728515625" calcext:value-type="float">
            <text:p>3.773</text:p>
          </table:table-cell>
          <table:table-cell table:style-name="ce2" table:formula="of:=[.D707]/1.4/2" office:value-type="float" office:value="0.673723493303571" calcext:value-type="float">
            <text:p>0.674</text:p>
          </table:table-cell>
          <table:table-cell table:formula="of:=20*LOG10([.C707]/['Params&amp;Config'.$C$11])" office:value-type="float" office:value="2.77838312031136" calcext:value-type="float">
            <text:p>2.78</text:p>
          </table:table-cell>
          <table:table-cell table:formula="of:=20*LOG10([.C707]/['Params&amp;Config'.$C$12])" office:value-type="float" office:value="20.0618215395428" calcext:value-type="float">
            <text:p>20.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6" calcext:value-type="float">
            <text:p>706</text:p>
          </table:table-cell>
          <table:table-cell table:formula="of:=(['Params&amp;Config'.$C$9]/['Params&amp;Config'.$C$10]) * [.C708]" office:value-type="float" office:value="1.8891015625" calcext:value-type="float">
            <text:p>1.889</text:p>
          </table:table-cell>
          <table:table-cell table:style-name="ce2" table:formula="of:=[.D708]*2" office:value-type="float" office:value="3.778203125" calcext:value-type="float">
            <text:p>3.778</text:p>
          </table:table-cell>
          <table:table-cell table:style-name="ce2" table:formula="of:=[.D708]/1.4/2" office:value-type="float" office:value="0.674679129464286" calcext:value-type="float">
            <text:p>0.675</text:p>
          </table:table-cell>
          <table:table-cell table:formula="of:=20*LOG10([.C708]/['Params&amp;Config'.$C$11])" office:value-type="float" office:value="2.79069480151946" calcext:value-type="float">
            <text:p>2.79</text:p>
          </table:table-cell>
          <table:table-cell table:formula="of:=20*LOG10([.C708]/['Params&amp;Config'.$C$12])" office:value-type="float" office:value="20.0741332207509" calcext:value-type="float">
            <text:p>20.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7" calcext:value-type="float">
            <text:p>707</text:p>
          </table:table-cell>
          <table:table-cell table:formula="of:=(['Params&amp;Config'.$C$9]/['Params&amp;Config'.$C$10]) * [.C709]" office:value-type="float" office:value="1.89177734375" calcext:value-type="float">
            <text:p>1.892</text:p>
          </table:table-cell>
          <table:table-cell table:style-name="ce2" table:formula="of:=[.D709]*2" office:value-type="float" office:value="3.7835546875" calcext:value-type="float">
            <text:p>3.784</text:p>
          </table:table-cell>
          <table:table-cell table:style-name="ce2" table:formula="of:=[.D709]/1.4/2" office:value-type="float" office:value="0.675634765625" calcext:value-type="float">
            <text:p>0.676</text:p>
          </table:table-cell>
          <table:table-cell table:formula="of:=20*LOG10([.C709]/['Params&amp;Config'.$C$11])" office:value-type="float" office:value="2.80298905642137" calcext:value-type="float">
            <text:p>2.8</text:p>
          </table:table-cell>
          <table:table-cell table:formula="of:=20*LOG10([.C709]/['Params&amp;Config'.$C$12])" office:value-type="float" office:value="20.0864274756529" calcext:value-type="float">
            <text:p>20.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8" calcext:value-type="float">
            <text:p>708</text:p>
          </table:table-cell>
          <table:table-cell table:formula="of:=(['Params&amp;Config'.$C$9]/['Params&amp;Config'.$C$10]) * [.C710]" office:value-type="float" office:value="1.894453125" calcext:value-type="float">
            <text:p>1.894</text:p>
          </table:table-cell>
          <table:table-cell table:style-name="ce2" table:formula="of:=[.D710]*2" office:value-type="float" office:value="3.78890625" calcext:value-type="float">
            <text:p>3.789</text:p>
          </table:table-cell>
          <table:table-cell table:style-name="ce2" table:formula="of:=[.D710]/1.4/2" office:value-type="float" office:value="0.676590401785714" calcext:value-type="float">
            <text:p>0.677</text:p>
          </table:table-cell>
          <table:table-cell table:formula="of:=20*LOG10([.C710]/['Params&amp;Config'.$C$11])" office:value-type="float" office:value="2.81526593427877" calcext:value-type="float">
            <text:p>2.82</text:p>
          </table:table-cell>
          <table:table-cell table:formula="of:=20*LOG10([.C710]/['Params&amp;Config'.$C$12])" office:value-type="float" office:value="20.0987043535102" calcext:value-type="float">
            <text:p>20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09" calcext:value-type="float">
            <text:p>709</text:p>
          </table:table-cell>
          <table:table-cell table:formula="of:=(['Params&amp;Config'.$C$9]/['Params&amp;Config'.$C$10]) * [.C711]" office:value-type="float" office:value="1.89712890625" calcext:value-type="float">
            <text:p>1.897</text:p>
          </table:table-cell>
          <table:table-cell table:style-name="ce2" table:formula="of:=[.D711]*2" office:value-type="float" office:value="3.7942578125" calcext:value-type="float">
            <text:p>3.794</text:p>
          </table:table-cell>
          <table:table-cell table:style-name="ce2" table:formula="of:=[.D711]/1.4/2" office:value-type="float" office:value="0.677546037946429" calcext:value-type="float">
            <text:p>0.678</text:p>
          </table:table-cell>
          <table:table-cell table:formula="of:=20*LOG10([.C711]/['Params&amp;Config'.$C$11])" office:value-type="float" office:value="2.82752548414472" calcext:value-type="float">
            <text:p>2.83</text:p>
          </table:table-cell>
          <table:table-cell table:formula="of:=20*LOG10([.C711]/['Params&amp;Config'.$C$12])" office:value-type="float" office:value="20.1109639033762" calcext:value-type="float">
            <text:p>20.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0" calcext:value-type="float">
            <text:p>710</text:p>
          </table:table-cell>
          <table:table-cell table:formula="of:=(['Params&amp;Config'.$C$9]/['Params&amp;Config'.$C$10]) * [.C712]" office:value-type="float" office:value="1.8998046875" calcext:value-type="float">
            <text:p>1.900</text:p>
          </table:table-cell>
          <table:table-cell table:style-name="ce2" table:formula="of:=[.D712]*2" office:value-type="float" office:value="3.799609375" calcext:value-type="float">
            <text:p>3.800</text:p>
          </table:table-cell>
          <table:table-cell table:style-name="ce2" table:formula="of:=[.D712]/1.4/2" office:value-type="float" office:value="0.678501674107143" calcext:value-type="float">
            <text:p>0.679</text:p>
          </table:table-cell>
          <table:table-cell table:formula="of:=20*LOG10([.C712]/['Params&amp;Config'.$C$11])" office:value-type="float" office:value="2.83976775486489" calcext:value-type="float">
            <text:p>2.84</text:p>
          </table:table-cell>
          <table:table-cell table:formula="of:=20*LOG10([.C712]/['Params&amp;Config'.$C$12])" office:value-type="float" office:value="20.1232061740964" calcext:value-type="float">
            <text:p>20.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1" calcext:value-type="float">
            <text:p>711</text:p>
          </table:table-cell>
          <table:table-cell table:formula="of:=(['Params&amp;Config'.$C$9]/['Params&amp;Config'.$C$10]) * [.C713]" office:value-type="float" office:value="1.90248046875" calcext:value-type="float">
            <text:p>1.902</text:p>
          </table:table-cell>
          <table:table-cell table:style-name="ce2" table:formula="of:=[.D713]*2" office:value-type="float" office:value="3.8049609375" calcext:value-type="float">
            <text:p>3.805</text:p>
          </table:table-cell>
          <table:table-cell table:style-name="ce2" table:formula="of:=[.D713]/1.4/2" office:value-type="float" office:value="0.679457310267857" calcext:value-type="float">
            <text:p>0.679</text:p>
          </table:table-cell>
          <table:table-cell table:formula="of:=20*LOG10([.C713]/['Params&amp;Config'.$C$11])" office:value-type="float" office:value="2.85199279507871" calcext:value-type="float">
            <text:p>2.85</text:p>
          </table:table-cell>
          <table:table-cell table:formula="of:=20*LOG10([.C713]/['Params&amp;Config'.$C$12])" office:value-type="float" office:value="20.1354312143102" calcext:value-type="float">
            <text:p>20.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2" calcext:value-type="float">
            <text:p>712</text:p>
          </table:table-cell>
          <table:table-cell table:formula="of:=(['Params&amp;Config'.$C$9]/['Params&amp;Config'.$C$10]) * [.C714]" office:value-type="float" office:value="1.90515625" calcext:value-type="float">
            <text:p>1.905</text:p>
          </table:table-cell>
          <table:table-cell table:style-name="ce2" table:formula="of:=[.D714]*2" office:value-type="float" office:value="3.8103125" calcext:value-type="float">
            <text:p>3.810</text:p>
          </table:table-cell>
          <table:table-cell table:style-name="ce2" table:formula="of:=[.D714]/1.4/2" office:value-type="float" office:value="0.680412946428572" calcext:value-type="float">
            <text:p>0.680</text:p>
          </table:table-cell>
          <table:table-cell table:formula="of:=20*LOG10([.C714]/['Params&amp;Config'.$C$11])" office:value-type="float" office:value="2.86420065322051" calcext:value-type="float">
            <text:p>2.86</text:p>
          </table:table-cell>
          <table:table-cell table:formula="of:=20*LOG10([.C714]/['Params&amp;Config'.$C$12])" office:value-type="float" office:value="20.147639072452" calcext:value-type="float">
            <text:p>20.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3" calcext:value-type="float">
            <text:p>713</text:p>
          </table:table-cell>
          <table:table-cell table:formula="of:=(['Params&amp;Config'.$C$9]/['Params&amp;Config'.$C$10]) * [.C715]" office:value-type="float" office:value="1.90783203125" calcext:value-type="float">
            <text:p>1.908</text:p>
          </table:table-cell>
          <table:table-cell table:style-name="ce2" table:formula="of:=[.D715]*2" office:value-type="float" office:value="3.8156640625" calcext:value-type="float">
            <text:p>3.816</text:p>
          </table:table-cell>
          <table:table-cell table:style-name="ce2" table:formula="of:=[.D715]/1.4/2" office:value-type="float" office:value="0.681368582589286" calcext:value-type="float">
            <text:p>0.681</text:p>
          </table:table-cell>
          <table:table-cell table:formula="of:=20*LOG10([.C715]/['Params&amp;Config'.$C$11])" office:value-type="float" office:value="2.8763913775207" calcext:value-type="float">
            <text:p>2.88</text:p>
          </table:table-cell>
          <table:table-cell table:formula="of:=20*LOG10([.C715]/['Params&amp;Config'.$C$12])" office:value-type="float" office:value="20.1598297967522" calcext:value-type="float">
            <text:p>20.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4" calcext:value-type="float">
            <text:p>714</text:p>
          </table:table-cell>
          <table:table-cell table:formula="of:=(['Params&amp;Config'.$C$9]/['Params&amp;Config'.$C$10]) * [.C716]" office:value-type="float" office:value="1.9105078125" calcext:value-type="float">
            <text:p>1.911</text:p>
          </table:table-cell>
          <table:table-cell table:style-name="ce2" table:formula="of:=[.D716]*2" office:value-type="float" office:value="3.821015625" calcext:value-type="float">
            <text:p>3.821</text:p>
          </table:table-cell>
          <table:table-cell table:style-name="ce2" table:formula="of:=[.D716]/1.4/2" office:value-type="float" office:value="0.68232421875" calcext:value-type="float">
            <text:p>0.682</text:p>
          </table:table-cell>
          <table:table-cell table:formula="of:=20*LOG10([.C716]/['Params&amp;Config'.$C$11])" office:value-type="float" office:value="2.88856501600687" calcext:value-type="float">
            <text:p>2.89</text:p>
          </table:table-cell>
          <table:table-cell table:formula="of:=20*LOG10([.C716]/['Params&amp;Config'.$C$12])" office:value-type="float" office:value="20.1720034352383" calcext:value-type="float">
            <text:p>20.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5" calcext:value-type="float">
            <text:p>715</text:p>
          </table:table-cell>
          <table:table-cell table:formula="of:=(['Params&amp;Config'.$C$9]/['Params&amp;Config'.$C$10]) * [.C717]" office:value-type="float" office:value="1.91318359375" calcext:value-type="float">
            <text:p>1.913</text:p>
          </table:table-cell>
          <table:table-cell table:style-name="ce2" table:formula="of:=[.D717]*2" office:value-type="float" office:value="3.8263671875" calcext:value-type="float">
            <text:p>3.826</text:p>
          </table:table-cell>
          <table:table-cell table:style-name="ce2" table:formula="of:=[.D717]/1.4/2" office:value-type="float" office:value="0.683279854910714" calcext:value-type="float">
            <text:p>0.683</text:p>
          </table:table-cell>
          <table:table-cell table:formula="of:=20*LOG10([.C717]/['Params&amp;Config'.$C$11])" office:value-type="float" office:value="2.900721616505" calcext:value-type="float">
            <text:p>2.9</text:p>
          </table:table-cell>
          <table:table-cell table:formula="of:=20*LOG10([.C717]/['Params&amp;Config'.$C$12])" office:value-type="float" office:value="20.1841600357365" calcext:value-type="float">
            <text:p>20.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6" calcext:value-type="float">
            <text:p>716</text:p>
          </table:table-cell>
          <table:table-cell table:formula="of:=(['Params&amp;Config'.$C$9]/['Params&amp;Config'.$C$10]) * [.C718]" office:value-type="float" office:value="1.915859375" calcext:value-type="float">
            <text:p>1.916</text:p>
          </table:table-cell>
          <table:table-cell table:style-name="ce2" table:formula="of:=[.D718]*2" office:value-type="float" office:value="3.83171875" calcext:value-type="float">
            <text:p>3.832</text:p>
          </table:table-cell>
          <table:table-cell table:style-name="ce2" table:formula="of:=[.D718]/1.4/2" office:value-type="float" office:value="0.684235491071429" calcext:value-type="float">
            <text:p>0.684</text:p>
          </table:table-cell>
          <table:table-cell table:formula="of:=20*LOG10([.C718]/['Params&amp;Config'.$C$11])" office:value-type="float" office:value="2.9128612266405" calcext:value-type="float">
            <text:p>2.91</text:p>
          </table:table-cell>
          <table:table-cell table:formula="of:=20*LOG10([.C718]/['Params&amp;Config'.$C$12])" office:value-type="float" office:value="20.196299645872" calcext:value-type="float">
            <text:p>2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7" calcext:value-type="float">
            <text:p>717</text:p>
          </table:table-cell>
          <table:table-cell table:formula="of:=(['Params&amp;Config'.$C$9]/['Params&amp;Config'.$C$10]) * [.C719]" office:value-type="float" office:value="1.91853515625" calcext:value-type="float">
            <text:p>1.919</text:p>
          </table:table-cell>
          <table:table-cell table:style-name="ce2" table:formula="of:=[.D719]*2" office:value-type="float" office:value="3.8370703125" calcext:value-type="float">
            <text:p>3.837</text:p>
          </table:table-cell>
          <table:table-cell table:style-name="ce2" table:formula="of:=[.D719]/1.4/2" office:value-type="float" office:value="0.685191127232143" calcext:value-type="float">
            <text:p>0.685</text:p>
          </table:table-cell>
          <table:table-cell table:formula="of:=20*LOG10([.C719]/['Params&amp;Config'.$C$11])" office:value-type="float" office:value="2.92498389383939" calcext:value-type="float">
            <text:p>2.92</text:p>
          </table:table-cell>
          <table:table-cell table:formula="of:=20*LOG10([.C719]/['Params&amp;Config'.$C$12])" office:value-type="float" office:value="20.2084223130709" calcext:value-type="float">
            <text:p>20.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8" calcext:value-type="float">
            <text:p>718</text:p>
          </table:table-cell>
          <table:table-cell table:formula="of:=(['Params&amp;Config'.$C$9]/['Params&amp;Config'.$C$10]) * [.C720]" office:value-type="float" office:value="1.9212109375" calcext:value-type="float">
            <text:p>1.921</text:p>
          </table:table-cell>
          <table:table-cell table:style-name="ce2" table:formula="of:=[.D720]*2" office:value-type="float" office:value="3.842421875" calcext:value-type="float">
            <text:p>3.842</text:p>
          </table:table-cell>
          <table:table-cell table:style-name="ce2" table:formula="of:=[.D720]/1.4/2" office:value-type="float" office:value="0.686146763392857" calcext:value-type="float">
            <text:p>0.686</text:p>
          </table:table-cell>
          <table:table-cell table:formula="of:=20*LOG10([.C720]/['Params&amp;Config'.$C$11])" office:value-type="float" office:value="2.93708966532939" calcext:value-type="float">
            <text:p>2.94</text:p>
          </table:table-cell>
          <table:table-cell table:formula="of:=20*LOG10([.C720]/['Params&amp;Config'.$C$12])" office:value-type="float" office:value="20.2205280845609" calcext:value-type="float">
            <text:p>20.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19" calcext:value-type="float">
            <text:p>719</text:p>
          </table:table-cell>
          <table:table-cell table:formula="of:=(['Params&amp;Config'.$C$9]/['Params&amp;Config'.$C$10]) * [.C721]" office:value-type="float" office:value="1.92388671875" calcext:value-type="float">
            <text:p>1.924</text:p>
          </table:table-cell>
          <table:table-cell table:style-name="ce2" table:formula="of:=[.D721]*2" office:value-type="float" office:value="3.8477734375" calcext:value-type="float">
            <text:p>3.848</text:p>
          </table:table-cell>
          <table:table-cell table:style-name="ce2" table:formula="of:=[.D721]/1.4/2" office:value-type="float" office:value="0.687102399553572" calcext:value-type="float">
            <text:p>0.687</text:p>
          </table:table-cell>
          <table:table-cell table:formula="of:=20*LOG10([.C721]/['Params&amp;Config'.$C$11])" office:value-type="float" office:value="2.94917858814104" calcext:value-type="float">
            <text:p>2.95</text:p>
          </table:table-cell>
          <table:table-cell table:formula="of:=20*LOG10([.C721]/['Params&amp;Config'.$C$12])" office:value-type="float" office:value="20.2326170073725" calcext:value-type="float">
            <text:p>20.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 table:formula="of:=(['Params&amp;Config'.$C$9]/['Params&amp;Config'.$C$10]) * [.C722]" office:value-type="float" office:value="1.9265625" calcext:value-type="float">
            <text:p>1.927</text:p>
          </table:table-cell>
          <table:table-cell table:style-name="ce2" table:formula="of:=[.D722]*2" office:value-type="float" office:value="3.853125" calcext:value-type="float">
            <text:p>3.853</text:p>
          </table:table-cell>
          <table:table-cell table:style-name="ce2" table:formula="of:=[.D722]/1.4/2" office:value-type="float" office:value="0.688058035714286" calcext:value-type="float">
            <text:p>0.688</text:p>
          </table:table-cell>
          <table:table-cell table:formula="of:=20*LOG10([.C722]/['Params&amp;Config'.$C$11])" office:value-type="float" office:value="2.96125070910875" calcext:value-type="float">
            <text:p>2.96</text:p>
          </table:table-cell>
          <table:table-cell table:formula="of:=20*LOG10([.C722]/['Params&amp;Config'.$C$12])" office:value-type="float" office:value="20.2446891283402" calcext:value-type="float">
            <text:p>20.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1" calcext:value-type="float">
            <text:p>721</text:p>
          </table:table-cell>
          <table:table-cell table:formula="of:=(['Params&amp;Config'.$C$9]/['Params&amp;Config'.$C$10]) * [.C723]" office:value-type="float" office:value="1.92923828125" calcext:value-type="float">
            <text:p>1.929</text:p>
          </table:table-cell>
          <table:table-cell table:style-name="ce2" table:formula="of:=[.D723]*2" office:value-type="float" office:value="3.8584765625" calcext:value-type="float">
            <text:p>3.858</text:p>
          </table:table-cell>
          <table:table-cell table:style-name="ce2" table:formula="of:=[.D723]/1.4/2" office:value-type="float" office:value="0.689013671875" calcext:value-type="float">
            <text:p>0.689</text:p>
          </table:table-cell>
          <table:table-cell table:formula="of:=20*LOG10([.C723]/['Params&amp;Config'.$C$11])" office:value-type="float" office:value="2.97330607487197" calcext:value-type="float">
            <text:p>2.97</text:p>
          </table:table-cell>
          <table:table-cell table:formula="of:=20*LOG10([.C723]/['Params&amp;Config'.$C$12])" office:value-type="float" office:value="20.2567444941034" calcext:value-type="float">
            <text:p>20.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2" calcext:value-type="float">
            <text:p>722</text:p>
          </table:table-cell>
          <table:table-cell table:formula="of:=(['Params&amp;Config'.$C$9]/['Params&amp;Config'.$C$10]) * [.C724]" office:value-type="float" office:value="1.9319140625" calcext:value-type="float">
            <text:p>1.932</text:p>
          </table:table-cell>
          <table:table-cell table:style-name="ce2" table:formula="of:=[.D724]*2" office:value-type="float" office:value="3.863828125" calcext:value-type="float">
            <text:p>3.864</text:p>
          </table:table-cell>
          <table:table-cell table:style-name="ce2" table:formula="of:=[.D724]/1.4/2" office:value-type="float" office:value="0.689969308035714" calcext:value-type="float">
            <text:p>0.690</text:p>
          </table:table-cell>
          <table:table-cell table:formula="of:=20*LOG10([.C724]/['Params&amp;Config'.$C$11])" office:value-type="float" office:value="2.98534473187617" calcext:value-type="float">
            <text:p>2.99</text:p>
          </table:table-cell>
          <table:table-cell table:formula="of:=20*LOG10([.C724]/['Params&amp;Config'.$C$12])" office:value-type="float" office:value="20.2687831511076" calcext:value-type="float">
            <text:p>20.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3" calcext:value-type="float">
            <text:p>723</text:p>
          </table:table-cell>
          <table:table-cell table:formula="of:=(['Params&amp;Config'.$C$9]/['Params&amp;Config'.$C$10]) * [.C725]" office:value-type="float" office:value="1.93458984375" calcext:value-type="float">
            <text:p>1.935</text:p>
          </table:table-cell>
          <table:table-cell table:style-name="ce2" table:formula="of:=[.D725]*2" office:value-type="float" office:value="3.8691796875" calcext:value-type="float">
            <text:p>3.869</text:p>
          </table:table-cell>
          <table:table-cell table:style-name="ce2" table:formula="of:=[.D725]/1.4/2" office:value-type="float" office:value="0.690924944196429" calcext:value-type="float">
            <text:p>0.691</text:p>
          </table:table-cell>
          <table:table-cell table:formula="of:=20*LOG10([.C725]/['Params&amp;Config'.$C$11])" office:value-type="float" office:value="2.997366726374" calcext:value-type="float">
            <text:p>3</text:p>
          </table:table-cell>
          <table:table-cell table:formula="of:=20*LOG10([.C725]/['Params&amp;Config'.$C$12])" office:value-type="float" office:value="20.2808051456055" calcext:value-type="float">
            <text:p>20.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4" calcext:value-type="float">
            <text:p>724</text:p>
          </table:table-cell>
          <table:table-cell table:formula="of:=(['Params&amp;Config'.$C$9]/['Params&amp;Config'.$C$10]) * [.C726]" office:value-type="float" office:value="1.937265625" calcext:value-type="float">
            <text:p>1.937</text:p>
          </table:table-cell>
          <table:table-cell table:style-name="ce2" table:formula="of:=[.D726]*2" office:value-type="float" office:value="3.87453125" calcext:value-type="float">
            <text:p>3.875</text:p>
          </table:table-cell>
          <table:table-cell table:style-name="ce2" table:formula="of:=[.D726]/1.4/2" office:value-type="float" office:value="0.691880580357143" calcext:value-type="float">
            <text:p>0.692</text:p>
          </table:table-cell>
          <table:table-cell table:formula="of:=20*LOG10([.C726]/['Params&amp;Config'.$C$11])" office:value-type="float" office:value="3.00937210442632" calcext:value-type="float">
            <text:p>3.01</text:p>
          </table:table-cell>
          <table:table-cell table:formula="of:=20*LOG10([.C726]/['Params&amp;Config'.$C$12])" office:value-type="float" office:value="20.2928105236578" calcext:value-type="float">
            <text:p>20.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5" calcext:value-type="float">
            <text:p>725</text:p>
          </table:table-cell>
          <table:table-cell table:formula="of:=(['Params&amp;Config'.$C$9]/['Params&amp;Config'.$C$10]) * [.C727]" office:value-type="float" office:value="1.93994140625" calcext:value-type="float">
            <text:p>1.940</text:p>
          </table:table-cell>
          <table:table-cell table:style-name="ce2" table:formula="of:=[.D727]*2" office:value-type="float" office:value="3.8798828125" calcext:value-type="float">
            <text:p>3.880</text:p>
          </table:table-cell>
          <table:table-cell table:style-name="ce2" table:formula="of:=[.D727]/1.4/2" office:value-type="float" office:value="0.692836216517857" calcext:value-type="float">
            <text:p>0.693</text:p>
          </table:table-cell>
          <table:table-cell table:formula="of:=20*LOG10([.C727]/['Params&amp;Config'.$C$11])" office:value-type="float" office:value="3.02136091190326" calcext:value-type="float">
            <text:p>3.02</text:p>
          </table:table-cell>
          <table:table-cell table:formula="of:=20*LOG10([.C727]/['Params&amp;Config'.$C$12])" office:value-type="float" office:value="20.3047993311347" calcext:value-type="float">
            <text:p>20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6" calcext:value-type="float">
            <text:p>726</text:p>
          </table:table-cell>
          <table:table-cell table:formula="of:=(['Params&amp;Config'.$C$9]/['Params&amp;Config'.$C$10]) * [.C728]" office:value-type="float" office:value="1.9426171875" calcext:value-type="float">
            <text:p>1.943</text:p>
          </table:table-cell>
          <table:table-cell table:style-name="ce2" table:formula="of:=[.D728]*2" office:value-type="float" office:value="3.885234375" calcext:value-type="float">
            <text:p>3.885</text:p>
          </table:table-cell>
          <table:table-cell table:style-name="ce2" table:formula="of:=[.D728]/1.4/2" office:value-type="float" office:value="0.693791852678572" calcext:value-type="float">
            <text:p>0.694</text:p>
          </table:table-cell>
          <table:table-cell table:formula="of:=20*LOG10([.C728]/['Params&amp;Config'.$C$11])" office:value-type="float" office:value="3.03333319448526" calcext:value-type="float">
            <text:p>3.03</text:p>
          </table:table-cell>
          <table:table-cell table:formula="of:=20*LOG10([.C728]/['Params&amp;Config'.$C$12])" office:value-type="float" office:value="20.3167716137167" calcext:value-type="float">
            <text:p>20.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7" calcext:value-type="float">
            <text:p>727</text:p>
          </table:table-cell>
          <table:table-cell table:formula="of:=(['Params&amp;Config'.$C$9]/['Params&amp;Config'.$C$10]) * [.C729]" office:value-type="float" office:value="1.94529296875" calcext:value-type="float">
            <text:p>1.945</text:p>
          </table:table-cell>
          <table:table-cell table:style-name="ce2" table:formula="of:=[.D729]*2" office:value-type="float" office:value="3.8905859375" calcext:value-type="float">
            <text:p>3.891</text:p>
          </table:table-cell>
          <table:table-cell table:style-name="ce2" table:formula="of:=[.D729]/1.4/2" office:value-type="float" office:value="0.694747488839286" calcext:value-type="float">
            <text:p>0.695</text:p>
          </table:table-cell>
          <table:table-cell table:formula="of:=20*LOG10([.C729]/['Params&amp;Config'.$C$11])" office:value-type="float" office:value="3.04528899766414" calcext:value-type="float">
            <text:p>3.05</text:p>
          </table:table-cell>
          <table:table-cell table:formula="of:=20*LOG10([.C729]/['Params&amp;Config'.$C$12])" office:value-type="float" office:value="20.3287274168956" calcext:value-type="float">
            <text:p>20.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8" calcext:value-type="float">
            <text:p>728</text:p>
          </table:table-cell>
          <table:table-cell table:formula="of:=(['Params&amp;Config'.$C$9]/['Params&amp;Config'.$C$10]) * [.C730]" office:value-type="float" office:value="1.94796875" calcext:value-type="float">
            <text:p>1.948</text:p>
          </table:table-cell>
          <table:table-cell table:style-name="ce2" table:formula="of:=[.D730]*2" office:value-type="float" office:value="3.8959375" calcext:value-type="float">
            <text:p>3.896</text:p>
          </table:table-cell>
          <table:table-cell table:style-name="ce2" table:formula="of:=[.D730]/1.4/2" office:value-type="float" office:value="0.695703125" calcext:value-type="float">
            <text:p>0.696</text:p>
          </table:table-cell>
          <table:table-cell table:formula="of:=20*LOG10([.C730]/['Params&amp;Config'.$C$11])" office:value-type="float" office:value="3.05722836674413" calcext:value-type="float">
            <text:p>3.06</text:p>
          </table:table-cell>
          <table:table-cell table:formula="of:=20*LOG10([.C730]/['Params&amp;Config'.$C$12])" office:value-type="float" office:value="20.3406667859756" calcext:value-type="float">
            <text:p>20.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29" calcext:value-type="float">
            <text:p>729</text:p>
          </table:table-cell>
          <table:table-cell table:formula="of:=(['Params&amp;Config'.$C$9]/['Params&amp;Config'.$C$10]) * [.C731]" office:value-type="float" office:value="1.95064453125" calcext:value-type="float">
            <text:p>1.951</text:p>
          </table:table-cell>
          <table:table-cell table:style-name="ce2" table:formula="of:=[.D731]*2" office:value-type="float" office:value="3.9012890625" calcext:value-type="float">
            <text:p>3.901</text:p>
          </table:table-cell>
          <table:table-cell table:style-name="ce2" table:formula="of:=[.D731]/1.4/2" office:value-type="float" office:value="0.696658761160714" calcext:value-type="float">
            <text:p>0.697</text:p>
          </table:table-cell>
          <table:table-cell table:formula="of:=20*LOG10([.C731]/['Params&amp;Config'.$C$11])" office:value-type="float" office:value="3.06915134684288" calcext:value-type="float">
            <text:p>3.07</text:p>
          </table:table-cell>
          <table:table-cell table:formula="of:=20*LOG10([.C731]/['Params&amp;Config'.$C$12])" office:value-type="float" office:value="20.3525897660744" calcext:value-type="float">
            <text:p>20.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0" calcext:value-type="float">
            <text:p>730</text:p>
          </table:table-cell>
          <table:table-cell table:formula="of:=(['Params&amp;Config'.$C$9]/['Params&amp;Config'.$C$10]) * [.C732]" office:value-type="float" office:value="1.9533203125" calcext:value-type="float">
            <text:p>1.953</text:p>
          </table:table-cell>
          <table:table-cell table:style-name="ce2" table:formula="of:=[.D732]*2" office:value-type="float" office:value="3.906640625" calcext:value-type="float">
            <text:p>3.907</text:p>
          </table:table-cell>
          <table:table-cell table:style-name="ce2" table:formula="of:=[.D732]/1.4/2" office:value-type="float" office:value="0.697614397321429" calcext:value-type="float">
            <text:p>0.698</text:p>
          </table:table-cell>
          <table:table-cell table:formula="of:=20*LOG10([.C732]/['Params&amp;Config'.$C$11])" office:value-type="float" office:value="3.0810579828925" calcext:value-type="float">
            <text:p>3.08</text:p>
          </table:table-cell>
          <table:table-cell table:formula="of:=20*LOG10([.C732]/['Params&amp;Config'.$C$12])" office:value-type="float" office:value="20.364496402124" calcext:value-type="float">
            <text:p>20.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1" calcext:value-type="float">
            <text:p>731</text:p>
          </table:table-cell>
          <table:table-cell table:formula="of:=(['Params&amp;Config'.$C$9]/['Params&amp;Config'.$C$10]) * [.C733]" office:value-type="float" office:value="1.95599609375" calcext:value-type="float">
            <text:p>1.956</text:p>
          </table:table-cell>
          <table:table-cell table:style-name="ce2" table:formula="of:=[.D733]*2" office:value-type="float" office:value="3.9119921875" calcext:value-type="float">
            <text:p>3.912</text:p>
          </table:table-cell>
          <table:table-cell table:style-name="ce2" table:formula="of:=[.D733]/1.4/2" office:value-type="float" office:value="0.698570033482143" calcext:value-type="float">
            <text:p>0.699</text:p>
          </table:table-cell>
          <table:table-cell table:formula="of:=20*LOG10([.C733]/['Params&amp;Config'.$C$11])" office:value-type="float" office:value="3.09294831964059" calcext:value-type="float">
            <text:p>3.09</text:p>
          </table:table-cell>
          <table:table-cell table:formula="of:=20*LOG10([.C733]/['Params&amp;Config'.$C$12])" office:value-type="float" office:value="20.3763867388721" calcext:value-type="float">
            <text:p>20.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2" calcext:value-type="float">
            <text:p>732</text:p>
          </table:table-cell>
          <table:table-cell table:formula="of:=(['Params&amp;Config'.$C$9]/['Params&amp;Config'.$C$10]) * [.C734]" office:value-type="float" office:value="1.958671875" calcext:value-type="float">
            <text:p>1.959</text:p>
          </table:table-cell>
          <table:table-cell table:style-name="ce2" table:formula="of:=[.D734]*2" office:value-type="float" office:value="3.91734375" calcext:value-type="float">
            <text:p>3.917</text:p>
          </table:table-cell>
          <table:table-cell table:style-name="ce2" table:formula="of:=[.D734]/1.4/2" office:value-type="float" office:value="0.699525669642857" calcext:value-type="float">
            <text:p>0.700</text:p>
          </table:table-cell>
          <table:table-cell table:formula="of:=20*LOG10([.C734]/['Params&amp;Config'.$C$11])" office:value-type="float" office:value="3.10482240165122" calcext:value-type="float">
            <text:p>3.1</text:p>
          </table:table-cell>
          <table:table-cell table:formula="of:=20*LOG10([.C734]/['Params&amp;Config'.$C$12])" office:value-type="float" office:value="20.3882608208827" calcext:value-type="float">
            <text:p>20.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3" calcext:value-type="float">
            <text:p>733</text:p>
          </table:table-cell>
          <table:table-cell table:formula="of:=(['Params&amp;Config'.$C$9]/['Params&amp;Config'.$C$10]) * [.C735]" office:value-type="float" office:value="1.96134765625" calcext:value-type="float">
            <text:p>1.961</text:p>
          </table:table-cell>
          <table:table-cell table:style-name="ce2" table:formula="of:=[.D735]*2" office:value-type="float" office:value="3.9226953125" calcext:value-type="float">
            <text:p>3.923</text:p>
          </table:table-cell>
          <table:table-cell table:style-name="ce2" table:formula="of:=[.D735]/1.4/2" office:value-type="float" office:value="0.700481305803571" calcext:value-type="float">
            <text:p>0.700</text:p>
          </table:table-cell>
          <table:table-cell table:formula="of:=20*LOG10([.C735]/['Params&amp;Config'.$C$11])" office:value-type="float" office:value="3.11668027330594" calcext:value-type="float">
            <text:p>3.12</text:p>
          </table:table-cell>
          <table:table-cell table:formula="of:=20*LOG10([.C735]/['Params&amp;Config'.$C$12])" office:value-type="float" office:value="20.4001186925374" calcext:value-type="float">
            <text:p>20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4" calcext:value-type="float">
            <text:p>734</text:p>
          </table:table-cell>
          <table:table-cell table:formula="of:=(['Params&amp;Config'.$C$9]/['Params&amp;Config'.$C$10]) * [.C736]" office:value-type="float" office:value="1.9640234375" calcext:value-type="float">
            <text:p>1.964</text:p>
          </table:table-cell>
          <table:table-cell table:style-name="ce2" table:formula="of:=[.D736]*2" office:value-type="float" office:value="3.928046875" calcext:value-type="float">
            <text:p>3.928</text:p>
          </table:table-cell>
          <table:table-cell table:style-name="ce2" table:formula="of:=[.D736]/1.4/2" office:value-type="float" office:value="0.701436941964286" calcext:value-type="float">
            <text:p>0.701</text:p>
          </table:table-cell>
          <table:table-cell table:formula="of:=20*LOG10([.C736]/['Params&amp;Config'.$C$11])" office:value-type="float" office:value="3.1285219788048" calcext:value-type="float">
            <text:p>3.13</text:p>
          </table:table-cell>
          <table:table-cell table:formula="of:=20*LOG10([.C736]/['Params&amp;Config'.$C$12])" office:value-type="float" office:value="20.4119603980363" calcext:value-type="float">
            <text:p>20.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5" calcext:value-type="float">
            <text:p>735</text:p>
          </table:table-cell>
          <table:table-cell table:formula="of:=(['Params&amp;Config'.$C$9]/['Params&amp;Config'.$C$10]) * [.C737]" office:value-type="float" office:value="1.96669921875" calcext:value-type="float">
            <text:p>1.967</text:p>
          </table:table-cell>
          <table:table-cell table:style-name="ce2" table:formula="of:=[.D737]*2" office:value-type="float" office:value="3.9333984375" calcext:value-type="float">
            <text:p>3.933</text:p>
          </table:table-cell>
          <table:table-cell table:style-name="ce2" table:formula="of:=[.D737]/1.4/2" office:value-type="float" office:value="0.702392578125" calcext:value-type="float">
            <text:p>0.702</text:p>
          </table:table-cell>
          <table:table-cell table:formula="of:=20*LOG10([.C737]/['Params&amp;Config'.$C$11])" office:value-type="float" office:value="3.14034756216728" calcext:value-type="float">
            <text:p>3.14</text:p>
          </table:table-cell>
          <table:table-cell table:formula="of:=20*LOG10([.C737]/['Params&amp;Config'.$C$12])" office:value-type="float" office:value="20.4237859813988" calcext:value-type="float">
            <text:p>20.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6" calcext:value-type="float">
            <text:p>736</text:p>
          </table:table-cell>
          <table:table-cell table:formula="of:=(['Params&amp;Config'.$C$9]/['Params&amp;Config'.$C$10]) * [.C738]" office:value-type="float" office:value="1.969375" calcext:value-type="float">
            <text:p>1.969</text:p>
          </table:table-cell>
          <table:table-cell table:style-name="ce2" table:formula="of:=[.D738]*2" office:value-type="float" office:value="3.93875" calcext:value-type="float">
            <text:p>3.939</text:p>
          </table:table-cell>
          <table:table-cell table:style-name="ce2" table:formula="of:=[.D738]/1.4/2" office:value-type="float" office:value="0.703348214285714" calcext:value-type="float">
            <text:p>0.703</text:p>
          </table:table-cell>
          <table:table-cell table:formula="of:=20*LOG10([.C738]/['Params&amp;Config'.$C$11])" office:value-type="float" office:value="3.15215706723336" calcext:value-type="float">
            <text:p>3.15</text:p>
          </table:table-cell>
          <table:table-cell table:formula="of:=20*LOG10([.C738]/['Params&amp;Config'.$C$12])" office:value-type="float" office:value="20.4355954864648" calcext:value-type="float">
            <text:p>20.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7" calcext:value-type="float">
            <text:p>737</text:p>
          </table:table-cell>
          <table:table-cell table:formula="of:=(['Params&amp;Config'.$C$9]/['Params&amp;Config'.$C$10]) * [.C739]" office:value-type="float" office:value="1.97205078125" calcext:value-type="float">
            <text:p>1.972</text:p>
          </table:table-cell>
          <table:table-cell table:style-name="ce2" table:formula="of:=[.D739]*2" office:value-type="float" office:value="3.9441015625" calcext:value-type="float">
            <text:p>3.944</text:p>
          </table:table-cell>
          <table:table-cell table:style-name="ce2" table:formula="of:=[.D739]/1.4/2" office:value-type="float" office:value="0.704303850446429" calcext:value-type="float">
            <text:p>0.704</text:p>
          </table:table-cell>
          <table:table-cell table:formula="of:=20*LOG10([.C739]/['Params&amp;Config'.$C$11])" office:value-type="float" office:value="3.16395053766441" calcext:value-type="float">
            <text:p>3.16</text:p>
          </table:table-cell>
          <table:table-cell table:formula="of:=20*LOG10([.C739]/['Params&amp;Config'.$C$12])" office:value-type="float" office:value="20.4473889568959" calcext:value-type="float">
            <text:p>20.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8" calcext:value-type="float">
            <text:p>738</text:p>
          </table:table-cell>
          <table:table-cell table:formula="of:=(['Params&amp;Config'.$C$9]/['Params&amp;Config'.$C$10]) * [.C740]" office:value-type="float" office:value="1.9747265625" calcext:value-type="float">
            <text:p>1.975</text:p>
          </table:table-cell>
          <table:table-cell table:style-name="ce2" table:formula="of:=[.D740]*2" office:value-type="float" office:value="3.949453125" calcext:value-type="float">
            <text:p>3.949</text:p>
          </table:table-cell>
          <table:table-cell table:style-name="ce2" table:formula="of:=[.D740]/1.4/2" office:value-type="float" office:value="0.705259486607143" calcext:value-type="float">
            <text:p>0.705</text:p>
          </table:table-cell>
          <table:table-cell table:formula="of:=20*LOG10([.C740]/['Params&amp;Config'.$C$11])" office:value-type="float" office:value="3.17572801694422" calcext:value-type="float">
            <text:p>3.18</text:p>
          </table:table-cell>
          <table:table-cell table:formula="of:=20*LOG10([.C740]/['Params&amp;Config'.$C$12])" office:value-type="float" office:value="20.4591664361757" calcext:value-type="float">
            <text:p>20.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9" calcext:value-type="float">
            <text:p>739</text:p>
          </table:table-cell>
          <table:table-cell table:formula="of:=(['Params&amp;Config'.$C$9]/['Params&amp;Config'.$C$10]) * [.C741]" office:value-type="float" office:value="1.97740234375" calcext:value-type="float">
            <text:p>1.977</text:p>
          </table:table-cell>
          <table:table-cell table:style-name="ce2" table:formula="of:=[.D741]*2" office:value-type="float" office:value="3.9548046875" calcext:value-type="float">
            <text:p>3.955</text:p>
          </table:table-cell>
          <table:table-cell table:style-name="ce2" table:formula="of:=[.D741]/1.4/2" office:value-type="float" office:value="0.706215122767857" calcext:value-type="float">
            <text:p>0.706</text:p>
          </table:table-cell>
          <table:table-cell table:formula="of:=20*LOG10([.C741]/['Params&amp;Config'.$C$11])" office:value-type="float" office:value="3.1874895483799" calcext:value-type="float">
            <text:p>3.19</text:p>
          </table:table-cell>
          <table:table-cell table:formula="of:=20*LOG10([.C741]/['Params&amp;Config'.$C$12])" office:value-type="float" office:value="20.4709279676114" calcext:value-type="float">
            <text:p>20.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0" calcext:value-type="float">
            <text:p>740</text:p>
          </table:table-cell>
          <table:table-cell table:formula="of:=(['Params&amp;Config'.$C$9]/['Params&amp;Config'.$C$10]) * [.C742]" office:value-type="float" office:value="1.980078125" calcext:value-type="float">
            <text:p>1.980</text:p>
          </table:table-cell>
          <table:table-cell table:style-name="ce2" table:formula="of:=[.D742]*2" office:value-type="float" office:value="3.96015625" calcext:value-type="float">
            <text:p>3.960</text:p>
          </table:table-cell>
          <table:table-cell table:style-name="ce2" table:formula="of:=[.D742]/1.4/2" office:value-type="float" office:value="0.707170758928571" calcext:value-type="float">
            <text:p>0.707</text:p>
          </table:table-cell>
          <table:table-cell table:formula="of:=20*LOG10([.C742]/['Params&amp;Config'.$C$11])" office:value-type="float" office:value="3.19923517510291" calcext:value-type="float">
            <text:p>3.2</text:p>
          </table:table-cell>
          <table:table-cell table:formula="of:=20*LOG10([.C742]/['Params&amp;Config'.$C$12])" office:value-type="float" office:value="20.4826735943344" calcext:value-type="float">
            <text:p>20.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1" calcext:value-type="float">
            <text:p>741</text:p>
          </table:table-cell>
          <table:table-cell table:formula="of:=(['Params&amp;Config'.$C$9]/['Params&amp;Config'.$C$10]) * [.C743]" office:value-type="float" office:value="1.98275390625" calcext:value-type="float">
            <text:p>1.983</text:p>
          </table:table-cell>
          <table:table-cell table:style-name="ce2" table:formula="of:=[.D743]*2" office:value-type="float" office:value="3.9655078125" calcext:value-type="float">
            <text:p>3.966</text:p>
          </table:table-cell>
          <table:table-cell table:style-name="ce2" table:formula="of:=[.D743]/1.4/2" office:value-type="float" office:value="0.708126395089286" calcext:value-type="float">
            <text:p>0.708</text:p>
          </table:table-cell>
          <table:table-cell table:formula="of:=20*LOG10([.C743]/['Params&amp;Config'.$C$11])" office:value-type="float" office:value="3.21096494006995" calcext:value-type="float">
            <text:p>3.21</text:p>
          </table:table-cell>
          <table:table-cell table:formula="of:=20*LOG10([.C743]/['Params&amp;Config'.$C$12])" office:value-type="float" office:value="20.4944033593014" calcext:value-type="float">
            <text:p>20.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2" calcext:value-type="float">
            <text:p>742</text:p>
          </table:table-cell>
          <table:table-cell table:formula="of:=(['Params&amp;Config'.$C$9]/['Params&amp;Config'.$C$10]) * [.C744]" office:value-type="float" office:value="1.9854296875" calcext:value-type="float">
            <text:p>1.985</text:p>
          </table:table-cell>
          <table:table-cell table:style-name="ce2" table:formula="of:=[.D744]*2" office:value-type="float" office:value="3.970859375" calcext:value-type="float">
            <text:p>3.971</text:p>
          </table:table-cell>
          <table:table-cell table:style-name="ce2" table:formula="of:=[.D744]/1.4/2" office:value-type="float" office:value="0.70908203125" calcext:value-type="float">
            <text:p>0.709</text:p>
          </table:table-cell>
          <table:table-cell table:formula="of:=20*LOG10([.C744]/['Params&amp;Config'.$C$11])" office:value-type="float" office:value="3.22267888606393" calcext:value-type="float">
            <text:p>3.22</text:p>
          </table:table-cell>
          <table:table-cell table:formula="of:=20*LOG10([.C744]/['Params&amp;Config'.$C$12])" office:value-type="float" office:value="20.5061173052954" calcext:value-type="float">
            <text:p>20.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3" calcext:value-type="float">
            <text:p>743</text:p>
          </table:table-cell>
          <table:table-cell table:formula="of:=(['Params&amp;Config'.$C$9]/['Params&amp;Config'.$C$10]) * [.C745]" office:value-type="float" office:value="1.98810546875" calcext:value-type="float">
            <text:p>1.988</text:p>
          </table:table-cell>
          <table:table-cell table:style-name="ce2" table:formula="of:=[.D745]*2" office:value-type="float" office:value="3.9762109375" calcext:value-type="float">
            <text:p>3.976</text:p>
          </table:table-cell>
          <table:table-cell table:style-name="ce2" table:formula="of:=[.D745]/1.4/2" office:value-type="float" office:value="0.710037667410714" calcext:value-type="float">
            <text:p>0.710</text:p>
          </table:table-cell>
          <table:table-cell table:formula="of:=20*LOG10([.C745]/['Params&amp;Config'.$C$11])" office:value-type="float" office:value="3.23437705569489" calcext:value-type="float">
            <text:p>3.23</text:p>
          </table:table-cell>
          <table:table-cell table:formula="of:=20*LOG10([.C745]/['Params&amp;Config'.$C$12])" office:value-type="float" office:value="20.5178154749264" calcext:value-type="float">
            <text:p>20.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4" calcext:value-type="float">
            <text:p>744</text:p>
          </table:table-cell>
          <table:table-cell table:formula="of:=(['Params&amp;Config'.$C$9]/['Params&amp;Config'.$C$10]) * [.C746]" office:value-type="float" office:value="1.99078125" calcext:value-type="float">
            <text:p>1.991</text:p>
          </table:table-cell>
          <table:table-cell table:style-name="ce2" table:formula="of:=[.D746]*2" office:value-type="float" office:value="3.9815625" calcext:value-type="float">
            <text:p>3.982</text:p>
          </table:table-cell>
          <table:table-cell table:style-name="ce2" table:formula="of:=[.D746]/1.4/2" office:value-type="float" office:value="0.710993303571429" calcext:value-type="float">
            <text:p>0.711</text:p>
          </table:table-cell>
          <table:table-cell table:formula="of:=20*LOG10([.C746]/['Params&amp;Config'.$C$11])" office:value-type="float" office:value="3.24605949140096" calcext:value-type="float">
            <text:p>3.25</text:p>
          </table:table-cell>
          <table:table-cell table:formula="of:=20*LOG10([.C746]/['Params&amp;Config'.$C$12])" office:value-type="float" office:value="20.5294979106324" calcext:value-type="float">
            <text:p>20.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5" calcext:value-type="float">
            <text:p>745</text:p>
          </table:table-cell>
          <table:table-cell table:formula="of:=(['Params&amp;Config'.$C$9]/['Params&amp;Config'.$C$10]) * [.C747]" office:value-type="float" office:value="1.99345703125" calcext:value-type="float">
            <text:p>1.993</text:p>
          </table:table-cell>
          <table:table-cell table:style-name="ce2" table:formula="of:=[.D747]*2" office:value-type="float" office:value="3.9869140625" calcext:value-type="float">
            <text:p>3.987</text:p>
          </table:table-cell>
          <table:table-cell table:style-name="ce2" table:formula="of:=[.D747]/1.4/2" office:value-type="float" office:value="0.711948939732143" calcext:value-type="float">
            <text:p>0.712</text:p>
          </table:table-cell>
          <table:table-cell table:formula="of:=20*LOG10([.C747]/['Params&amp;Config'.$C$11])" office:value-type="float" office:value="3.25772623544924" calcext:value-type="float">
            <text:p>3.26</text:p>
          </table:table-cell>
          <table:table-cell table:formula="of:=20*LOG10([.C747]/['Params&amp;Config'.$C$12])" office:value-type="float" office:value="20.5411646546807" calcext:value-type="float">
            <text:p>20.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6" calcext:value-type="float">
            <text:p>746</text:p>
          </table:table-cell>
          <table:table-cell table:formula="of:=(['Params&amp;Config'.$C$9]/['Params&amp;Config'.$C$10]) * [.C748]" office:value-type="float" office:value="1.9961328125" calcext:value-type="float">
            <text:p>1.996</text:p>
          </table:table-cell>
          <table:table-cell table:style-name="ce2" table:formula="of:=[.D748]*2" office:value-type="float" office:value="3.992265625" calcext:value-type="float">
            <text:p>3.992</text:p>
          </table:table-cell>
          <table:table-cell table:style-name="ce2" table:formula="of:=[.D748]/1.4/2" office:value-type="float" office:value="0.712904575892857" calcext:value-type="float">
            <text:p>0.713</text:p>
          </table:table-cell>
          <table:table-cell table:formula="of:=20*LOG10([.C748]/['Params&amp;Config'.$C$11])" office:value-type="float" office:value="3.26937732993676" calcext:value-type="float">
            <text:p>3.27</text:p>
          </table:table-cell>
          <table:table-cell table:formula="of:=20*LOG10([.C748]/['Params&amp;Config'.$C$12])" office:value-type="float" office:value="20.5528157491682" calcext:value-type="float">
            <text:p>20.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7" calcext:value-type="float">
            <text:p>747</text:p>
          </table:table-cell>
          <table:table-cell table:formula="of:=(['Params&amp;Config'.$C$9]/['Params&amp;Config'.$C$10]) * [.C749]" office:value-type="float" office:value="1.99880859375" calcext:value-type="float">
            <text:p>1.999</text:p>
          </table:table-cell>
          <table:table-cell table:style-name="ce2" table:formula="of:=[.D749]*2" office:value-type="float" office:value="3.9976171875" calcext:value-type="float">
            <text:p>3.998</text:p>
          </table:table-cell>
          <table:table-cell table:style-name="ce2" table:formula="of:=[.D749]/1.4/2" office:value-type="float" office:value="0.713860212053572" calcext:value-type="float">
            <text:p>0.714</text:p>
          </table:table-cell>
          <table:table-cell table:formula="of:=20*LOG10([.C749]/['Params&amp;Config'.$C$11])" office:value-type="float" office:value="3.28101281679136" calcext:value-type="float">
            <text:p>3.28</text:p>
          </table:table-cell>
          <table:table-cell table:formula="of:=20*LOG10([.C749]/['Params&amp;Config'.$C$12])" office:value-type="float" office:value="20.5644512360228" calcext:value-type="float">
            <text:p>20.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8" calcext:value-type="float">
            <text:p>748</text:p>
          </table:table-cell>
          <table:table-cell table:formula="of:=(['Params&amp;Config'.$C$9]/['Params&amp;Config'.$C$10]) * [.C750]" office:value-type="float" office:value="2.001484375" calcext:value-type="float">
            <text:p>2.001</text:p>
          </table:table-cell>
          <table:table-cell table:style-name="ce2" table:formula="of:=[.D750]*2" office:value-type="float" office:value="4.00296875" calcext:value-type="float">
            <text:p>4.003</text:p>
          </table:table-cell>
          <table:table-cell table:style-name="ce2" table:formula="of:=[.D750]/1.4/2" office:value-type="float" office:value="0.714815848214286" calcext:value-type="float">
            <text:p>0.715</text:p>
          </table:table-cell>
          <table:table-cell table:formula="of:=20*LOG10([.C750]/['Params&amp;Config'.$C$11])" office:value-type="float" office:value="3.29263273777261" calcext:value-type="float">
            <text:p>3.29</text:p>
          </table:table-cell>
          <table:table-cell table:formula="of:=20*LOG10([.C750]/['Params&amp;Config'.$C$12])" office:value-type="float" office:value="20.5760711570041" calcext:value-type="float">
            <text:p>20.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9" calcext:value-type="float">
            <text:p>749</text:p>
          </table:table-cell>
          <table:table-cell table:formula="of:=(['Params&amp;Config'.$C$9]/['Params&amp;Config'.$C$10]) * [.C751]" office:value-type="float" office:value="2.00416015625" calcext:value-type="float">
            <text:p>2.004</text:p>
          </table:table-cell>
          <table:table-cell table:style-name="ce2" table:formula="of:=[.D751]*2" office:value-type="float" office:value="4.0083203125" calcext:value-type="float">
            <text:p>4.008</text:p>
          </table:table-cell>
          <table:table-cell table:style-name="ce2" table:formula="of:=[.D751]/1.4/2" office:value-type="float" office:value="0.715771484375" calcext:value-type="float">
            <text:p>0.716</text:p>
          </table:table-cell>
          <table:table-cell table:formula="of:=20*LOG10([.C751]/['Params&amp;Config'.$C$11])" office:value-type="float" office:value="3.30423713447271" calcext:value-type="float">
            <text:p>3.3</text:p>
          </table:table-cell>
          <table:table-cell table:formula="of:=20*LOG10([.C751]/['Params&amp;Config'.$C$12])" office:value-type="float" office:value="20.5876755537042" calcext:value-type="float">
            <text:p>20.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table:formula="of:=(['Params&amp;Config'.$C$9]/['Params&amp;Config'.$C$10]) * [.C752]" office:value-type="float" office:value="2.0068359375" calcext:value-type="float">
            <text:p>2.007</text:p>
          </table:table-cell>
          <table:table-cell table:style-name="ce2" table:formula="of:=[.D752]*2" office:value-type="float" office:value="4.013671875" calcext:value-type="float">
            <text:p>4.014</text:p>
          </table:table-cell>
          <table:table-cell table:style-name="ce2" table:formula="of:=[.D752]/1.4/2" office:value-type="float" office:value="0.716727120535714" calcext:value-type="float">
            <text:p>0.717</text:p>
          </table:table-cell>
          <table:table-cell table:formula="of:=20*LOG10([.C752]/['Params&amp;Config'.$C$11])" office:value-type="float" office:value="3.31582604831739" calcext:value-type="float">
            <text:p>3.32</text:p>
          </table:table-cell>
          <table:table-cell table:formula="of:=20*LOG10([.C752]/['Params&amp;Config'.$C$12])" office:value-type="float" office:value="20.5992644675489" calcext:value-type="float">
            <text:p>20.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1" calcext:value-type="float">
            <text:p>751</text:p>
          </table:table-cell>
          <table:table-cell table:formula="of:=(['Params&amp;Config'.$C$9]/['Params&amp;Config'.$C$10]) * [.C753]" office:value-type="float" office:value="2.00951171875" calcext:value-type="float">
            <text:p>2.010</text:p>
          </table:table-cell>
          <table:table-cell table:style-name="ce2" table:formula="of:=[.D753]*2" office:value-type="float" office:value="4.0190234375" calcext:value-type="float">
            <text:p>4.019</text:p>
          </table:table-cell>
          <table:table-cell table:style-name="ce2" table:formula="of:=[.D753]/1.4/2" office:value-type="float" office:value="0.717682756696429" calcext:value-type="float">
            <text:p>0.718</text:p>
          </table:table-cell>
          <table:table-cell table:formula="of:=20*LOG10([.C753]/['Params&amp;Config'.$C$11])" office:value-type="float" office:value="3.32739952056675" calcext:value-type="float">
            <text:p>3.33</text:p>
          </table:table-cell>
          <table:table-cell table:formula="of:=20*LOG10([.C753]/['Params&amp;Config'.$C$12])" office:value-type="float" office:value="20.6108379397982" calcext:value-type="float">
            <text:p>20.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2" calcext:value-type="float">
            <text:p>752</text:p>
          </table:table-cell>
          <table:table-cell table:formula="of:=(['Params&amp;Config'.$C$9]/['Params&amp;Config'.$C$10]) * [.C754]" office:value-type="float" office:value="2.0121875" calcext:value-type="float">
            <text:p>2.012</text:p>
          </table:table-cell>
          <table:table-cell table:style-name="ce2" table:formula="of:=[.D754]*2" office:value-type="float" office:value="4.024375" calcext:value-type="float">
            <text:p>4.024</text:p>
          </table:table-cell>
          <table:table-cell table:style-name="ce2" table:formula="of:=[.D754]/1.4/2" office:value-type="float" office:value="0.718638392857143" calcext:value-type="float">
            <text:p>0.719</text:p>
          </table:table-cell>
          <table:table-cell table:formula="of:=20*LOG10([.C754]/['Params&amp;Config'.$C$11])" office:value-type="float" office:value="3.33895759231623" calcext:value-type="float">
            <text:p>3.34</text:p>
          </table:table-cell>
          <table:table-cell table:formula="of:=20*LOG10([.C754]/['Params&amp;Config'.$C$12])" office:value-type="float" office:value="20.6223960115477" calcext:value-type="float">
            <text:p>20.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3" calcext:value-type="float">
            <text:p>753</text:p>
          </table:table-cell>
          <table:table-cell table:formula="of:=(['Params&amp;Config'.$C$9]/['Params&amp;Config'.$C$10]) * [.C755]" office:value-type="float" office:value="2.01486328125" calcext:value-type="float">
            <text:p>2.015</text:p>
          </table:table-cell>
          <table:table-cell table:style-name="ce2" table:formula="of:=[.D755]*2" office:value-type="float" office:value="4.0297265625" calcext:value-type="float">
            <text:p>4.030</text:p>
          </table:table-cell>
          <table:table-cell table:style-name="ce2" table:formula="of:=[.D755]/1.4/2" office:value-type="float" office:value="0.719594029017857" calcext:value-type="float">
            <text:p>0.720</text:p>
          </table:table-cell>
          <table:table-cell table:formula="of:=20*LOG10([.C755]/['Params&amp;Config'.$C$11])" office:value-type="float" office:value="3.3505003044974" calcext:value-type="float">
            <text:p>3.35</text:p>
          </table:table-cell>
          <table:table-cell table:formula="of:=20*LOG10([.C755]/['Params&amp;Config'.$C$12])" office:value-type="float" office:value="20.6339387237289" calcext:value-type="float">
            <text:p>20.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4" calcext:value-type="float">
            <text:p>754</text:p>
          </table:table-cell>
          <table:table-cell table:formula="of:=(['Params&amp;Config'.$C$9]/['Params&amp;Config'.$C$10]) * [.C756]" office:value-type="float" office:value="2.0175390625" calcext:value-type="float">
            <text:p>2.018</text:p>
          </table:table-cell>
          <table:table-cell table:style-name="ce2" table:formula="of:=[.D756]*2" office:value-type="float" office:value="4.035078125" calcext:value-type="float">
            <text:p>4.035</text:p>
          </table:table-cell>
          <table:table-cell table:style-name="ce2" table:formula="of:=[.D756]/1.4/2" office:value-type="float" office:value="0.720549665178571" calcext:value-type="float">
            <text:p>0.721</text:p>
          </table:table-cell>
          <table:table-cell table:formula="of:=20*LOG10([.C756]/['Params&amp;Config'.$C$11])" office:value-type="float" office:value="3.36202769787887" calcext:value-type="float">
            <text:p>3.36</text:p>
          </table:table-cell>
          <table:table-cell table:formula="of:=20*LOG10([.C756]/['Params&amp;Config'.$C$12])" office:value-type="float" office:value="20.6454661171103" calcext:value-type="float">
            <text:p>20.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5" calcext:value-type="float">
            <text:p>755</text:p>
          </table:table-cell>
          <table:table-cell table:formula="of:=(['Params&amp;Config'.$C$9]/['Params&amp;Config'.$C$10]) * [.C757]" office:value-type="float" office:value="2.02021484375" calcext:value-type="float">
            <text:p>2.020</text:p>
          </table:table-cell>
          <table:table-cell table:style-name="ce2" table:formula="of:=[.D757]*2" office:value-type="float" office:value="4.0404296875" calcext:value-type="float">
            <text:p>4.040</text:p>
          </table:table-cell>
          <table:table-cell table:style-name="ce2" table:formula="of:=[.D757]/1.4/2" office:value-type="float" office:value="0.721505301339286" calcext:value-type="float">
            <text:p>0.722</text:p>
          </table:table-cell>
          <table:table-cell table:formula="of:=20*LOG10([.C757]/['Params&amp;Config'.$C$11])" office:value-type="float" office:value="3.37353981306715" calcext:value-type="float">
            <text:p>3.37</text:p>
          </table:table-cell>
          <table:table-cell table:formula="of:=20*LOG10([.C757]/['Params&amp;Config'.$C$12])" office:value-type="float" office:value="20.6569782322986" calcext:value-type="float">
            <text:p>20.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6" calcext:value-type="float">
            <text:p>756</text:p>
          </table:table-cell>
          <table:table-cell table:formula="of:=(['Params&amp;Config'.$C$9]/['Params&amp;Config'.$C$10]) * [.C758]" office:value-type="float" office:value="2.022890625" calcext:value-type="float">
            <text:p>2.023</text:p>
          </table:table-cell>
          <table:table-cell table:style-name="ce2" table:formula="of:=[.D758]*2" office:value-type="float" office:value="4.04578125" calcext:value-type="float">
            <text:p>4.046</text:p>
          </table:table-cell>
          <table:table-cell table:style-name="ce2" table:formula="of:=[.D758]/1.4/2" office:value-type="float" office:value="0.7224609375" calcext:value-type="float">
            <text:p>0.722</text:p>
          </table:table-cell>
          <table:table-cell table:formula="of:=20*LOG10([.C758]/['Params&amp;Config'.$C$11])" office:value-type="float" office:value="3.38503669050751" calcext:value-type="float">
            <text:p>3.39</text:p>
          </table:table-cell>
          <table:table-cell table:formula="of:=20*LOG10([.C758]/['Params&amp;Config'.$C$12])" office:value-type="float" office:value="20.668475109739" calcext:value-type="float">
            <text:p>20.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7" calcext:value-type="float">
            <text:p>757</text:p>
          </table:table-cell>
          <table:table-cell table:formula="of:=(['Params&amp;Config'.$C$9]/['Params&amp;Config'.$C$10]) * [.C759]" office:value-type="float" office:value="2.02556640625" calcext:value-type="float">
            <text:p>2.026</text:p>
          </table:table-cell>
          <table:table-cell table:style-name="ce2" table:formula="of:=[.D759]*2" office:value-type="float" office:value="4.0511328125" calcext:value-type="float">
            <text:p>4.051</text:p>
          </table:table-cell>
          <table:table-cell table:style-name="ce2" table:formula="of:=[.D759]/1.4/2" office:value-type="float" office:value="0.723416573660714" calcext:value-type="float">
            <text:p>0.723</text:p>
          </table:table-cell>
          <table:table-cell table:formula="of:=20*LOG10([.C759]/['Params&amp;Config'.$C$11])" office:value-type="float" office:value="3.39651837048484" calcext:value-type="float">
            <text:p>3.4</text:p>
          </table:table-cell>
          <table:table-cell table:formula="of:=20*LOG10([.C759]/['Params&amp;Config'.$C$12])" office:value-type="float" office:value="20.6799567897163" calcext:value-type="float">
            <text:p>20.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8" calcext:value-type="float">
            <text:p>758</text:p>
          </table:table-cell>
          <table:table-cell table:formula="of:=(['Params&amp;Config'.$C$9]/['Params&amp;Config'.$C$10]) * [.C760]" office:value-type="float" office:value="2.0282421875" calcext:value-type="float">
            <text:p>2.028</text:p>
          </table:table-cell>
          <table:table-cell table:style-name="ce2" table:formula="of:=[.D760]*2" office:value-type="float" office:value="4.056484375" calcext:value-type="float">
            <text:p>4.056</text:p>
          </table:table-cell>
          <table:table-cell table:style-name="ce2" table:formula="of:=[.D760]/1.4/2" office:value-type="float" office:value="0.724372209821429" calcext:value-type="float">
            <text:p>0.724</text:p>
          </table:table-cell>
          <table:table-cell table:formula="of:=20*LOG10([.C760]/['Params&amp;Config'.$C$11])" office:value-type="float" office:value="3.40798489312446" calcext:value-type="float">
            <text:p>3.41</text:p>
          </table:table-cell>
          <table:table-cell table:formula="of:=20*LOG10([.C760]/['Params&amp;Config'.$C$12])" office:value-type="float" office:value="20.6914233123559" calcext:value-type="float">
            <text:p>20.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59" calcext:value-type="float">
            <text:p>759</text:p>
          </table:table-cell>
          <table:table-cell table:formula="of:=(['Params&amp;Config'.$C$9]/['Params&amp;Config'.$C$10]) * [.C761]" office:value-type="float" office:value="2.03091796875" calcext:value-type="float">
            <text:p>2.031</text:p>
          </table:table-cell>
          <table:table-cell table:style-name="ce2" table:formula="of:=[.D761]*2" office:value-type="float" office:value="4.0618359375" calcext:value-type="float">
            <text:p>4.062</text:p>
          </table:table-cell>
          <table:table-cell table:style-name="ce2" table:formula="of:=[.D761]/1.4/2" office:value-type="float" office:value="0.725327845982143" calcext:value-type="float">
            <text:p>0.725</text:p>
          </table:table-cell>
          <table:table-cell table:formula="of:=20*LOG10([.C761]/['Params&amp;Config'.$C$11])" office:value-type="float" office:value="3.41943629839299" calcext:value-type="float">
            <text:p>3.42</text:p>
          </table:table-cell>
          <table:table-cell table:formula="of:=20*LOG10([.C761]/['Params&amp;Config'.$C$12])" office:value-type="float" office:value="20.7028747176245" calcext:value-type="float">
            <text:p>20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0" calcext:value-type="float">
            <text:p>760</text:p>
          </table:table-cell>
          <table:table-cell table:formula="of:=(['Params&amp;Config'.$C$9]/['Params&amp;Config'.$C$10]) * [.C762]" office:value-type="float" office:value="2.03359375" calcext:value-type="float">
            <text:p>2.034</text:p>
          </table:table-cell>
          <table:table-cell table:style-name="ce2" table:formula="of:=[.D762]*2" office:value-type="float" office:value="4.0671875" calcext:value-type="float">
            <text:p>4.067</text:p>
          </table:table-cell>
          <table:table-cell table:style-name="ce2" table:formula="of:=[.D762]/1.4/2" office:value-type="float" office:value="0.726283482142857" calcext:value-type="float">
            <text:p>0.726</text:p>
          </table:table-cell>
          <table:table-cell table:formula="of:=20*LOG10([.C762]/['Params&amp;Config'.$C$11])" office:value-type="float" office:value="3.43087262609921" calcext:value-type="float">
            <text:p>3.43</text:p>
          </table:table-cell>
          <table:table-cell table:formula="of:=20*LOG10([.C762]/['Params&amp;Config'.$C$12])" office:value-type="float" office:value="20.7143110453307" calcext:value-type="float">
            <text:p>20.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1" calcext:value-type="float">
            <text:p>761</text:p>
          </table:table-cell>
          <table:table-cell table:formula="of:=(['Params&amp;Config'.$C$9]/['Params&amp;Config'.$C$10]) * [.C763]" office:value-type="float" office:value="2.03626953125" calcext:value-type="float">
            <text:p>2.036</text:p>
          </table:table-cell>
          <table:table-cell table:style-name="ce2" table:formula="of:=[.D763]*2" office:value-type="float" office:value="4.0725390625" calcext:value-type="float">
            <text:p>4.073</text:p>
          </table:table-cell>
          <table:table-cell table:style-name="ce2" table:formula="of:=[.D763]/1.4/2" office:value-type="float" office:value="0.727239118303572" calcext:value-type="float">
            <text:p>0.727</text:p>
          </table:table-cell>
          <table:table-cell table:formula="of:=20*LOG10([.C763]/['Params&amp;Config'.$C$11])" office:value-type="float" office:value="3.44229391589484" calcext:value-type="float">
            <text:p>3.44</text:p>
          </table:table-cell>
          <table:table-cell table:formula="of:=20*LOG10([.C763]/['Params&amp;Config'.$C$12])" office:value-type="float" office:value="20.7257323351263" calcext:value-type="float">
            <text:p>20.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2" calcext:value-type="float">
            <text:p>762</text:p>
          </table:table-cell>
          <table:table-cell table:formula="of:=(['Params&amp;Config'.$C$9]/['Params&amp;Config'.$C$10]) * [.C764]" office:value-type="float" office:value="2.0389453125" calcext:value-type="float">
            <text:p>2.039</text:p>
          </table:table-cell>
          <table:table-cell table:style-name="ce2" table:formula="of:=[.D764]*2" office:value-type="float" office:value="4.077890625" calcext:value-type="float">
            <text:p>4.078</text:p>
          </table:table-cell>
          <table:table-cell table:style-name="ce2" table:formula="of:=[.D764]/1.4/2" office:value-type="float" office:value="0.728194754464286" calcext:value-type="float">
            <text:p>0.728</text:p>
          </table:table-cell>
          <table:table-cell table:formula="of:=20*LOG10([.C764]/['Params&amp;Config'.$C$11])" office:value-type="float" office:value="3.45370020727539" calcext:value-type="float">
            <text:p>3.45</text:p>
          </table:table-cell>
          <table:table-cell table:formula="of:=20*LOG10([.C764]/['Params&amp;Config'.$C$12])" office:value-type="float" office:value="20.7371386265069" calcext:value-type="float">
            <text:p>20.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3" calcext:value-type="float">
            <text:p>763</text:p>
          </table:table-cell>
          <table:table-cell table:formula="of:=(['Params&amp;Config'.$C$9]/['Params&amp;Config'.$C$10]) * [.C765]" office:value-type="float" office:value="2.04162109375" calcext:value-type="float">
            <text:p>2.042</text:p>
          </table:table-cell>
          <table:table-cell table:style-name="ce2" table:formula="of:=[.D765]*2" office:value-type="float" office:value="4.0832421875" calcext:value-type="float">
            <text:p>4.083</text:p>
          </table:table-cell>
          <table:table-cell table:style-name="ce2" table:formula="of:=[.D765]/1.4/2" office:value-type="float" office:value="0.729150390625" calcext:value-type="float">
            <text:p>0.729</text:p>
          </table:table-cell>
          <table:table-cell table:formula="of:=20*LOG10([.C765]/['Params&amp;Config'.$C$11])" office:value-type="float" office:value="3.46509153958099" calcext:value-type="float">
            <text:p>3.47</text:p>
          </table:table-cell>
          <table:table-cell table:formula="of:=20*LOG10([.C765]/['Params&amp;Config'.$C$12])" office:value-type="float" office:value="20.7485299588125" calcext:value-type="float">
            <text:p>20.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4" calcext:value-type="float">
            <text:p>764</text:p>
          </table:table-cell>
          <table:table-cell table:formula="of:=(['Params&amp;Config'.$C$9]/['Params&amp;Config'.$C$10]) * [.C766]" office:value-type="float" office:value="2.044296875" calcext:value-type="float">
            <text:p>2.044</text:p>
          </table:table-cell>
          <table:table-cell table:style-name="ce2" table:formula="of:=[.D766]*2" office:value-type="float" office:value="4.08859375" calcext:value-type="float">
            <text:p>4.089</text:p>
          </table:table-cell>
          <table:table-cell table:style-name="ce2" table:formula="of:=[.D766]/1.4/2" office:value-type="float" office:value="0.730106026785714" calcext:value-type="float">
            <text:p>0.730</text:p>
          </table:table-cell>
          <table:table-cell table:formula="of:=20*LOG10([.C766]/['Params&amp;Config'.$C$11])" office:value-type="float" office:value="3.47646795199718" calcext:value-type="float">
            <text:p>3.48</text:p>
          </table:table-cell>
          <table:table-cell table:formula="of:=20*LOG10([.C766]/['Params&amp;Config'.$C$12])" office:value-type="float" office:value="20.7599063712287" calcext:value-type="float">
            <text:p>20.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5" calcext:value-type="float">
            <text:p>765</text:p>
          </table:table-cell>
          <table:table-cell table:formula="of:=(['Params&amp;Config'.$C$9]/['Params&amp;Config'.$C$10]) * [.C767]" office:value-type="float" office:value="2.04697265625" calcext:value-type="float">
            <text:p>2.047</text:p>
          </table:table-cell>
          <table:table-cell table:style-name="ce2" table:formula="of:=[.D767]*2" office:value-type="float" office:value="4.0939453125" calcext:value-type="float">
            <text:p>4.094</text:p>
          </table:table-cell>
          <table:table-cell table:style-name="ce2" table:formula="of:=[.D767]/1.4/2" office:value-type="float" office:value="0.731061662946429" calcext:value-type="float">
            <text:p>0.731</text:p>
          </table:table-cell>
          <table:table-cell table:formula="of:=20*LOG10([.C767]/['Params&amp;Config'.$C$11])" office:value-type="float" office:value="3.48782948355574" calcext:value-type="float">
            <text:p>3.49</text:p>
          </table:table-cell>
          <table:table-cell table:formula="of:=20*LOG10([.C767]/['Params&amp;Config'.$C$12])" office:value-type="float" office:value="20.7712679027872" calcext:value-type="float">
            <text:p>20.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6" calcext:value-type="float">
            <text:p>766</text:p>
          </table:table-cell>
          <table:table-cell table:formula="of:=(['Params&amp;Config'.$C$9]/['Params&amp;Config'.$C$10]) * [.C768]" office:value-type="float" office:value="2.0496484375" calcext:value-type="float">
            <text:p>2.050</text:p>
          </table:table-cell>
          <table:table-cell table:style-name="ce2" table:formula="of:=[.D768]*2" office:value-type="float" office:value="4.099296875" calcext:value-type="float">
            <text:p>4.099</text:p>
          </table:table-cell>
          <table:table-cell table:style-name="ce2" table:formula="of:=[.D768]/1.4/2" office:value-type="float" office:value="0.732017299107143" calcext:value-type="float">
            <text:p>0.732</text:p>
          </table:table-cell>
          <table:table-cell table:formula="of:=20*LOG10([.C768]/['Params&amp;Config'.$C$11])" office:value-type="float" office:value="3.49917617313546" calcext:value-type="float">
            <text:p>3.5</text:p>
          </table:table-cell>
          <table:table-cell table:formula="of:=20*LOG10([.C768]/['Params&amp;Config'.$C$12])" office:value-type="float" office:value="20.7826145923669" calcext:value-type="float">
            <text:p>20.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7" calcext:value-type="float">
            <text:p>767</text:p>
          </table:table-cell>
          <table:table-cell table:formula="of:=(['Params&amp;Config'.$C$9]/['Params&amp;Config'.$C$10]) * [.C769]" office:value-type="float" office:value="2.05232421875" calcext:value-type="float">
            <text:p>2.052</text:p>
          </table:table-cell>
          <table:table-cell table:style-name="ce2" table:formula="of:=[.D769]*2" office:value-type="float" office:value="4.1046484375" calcext:value-type="float">
            <text:p>4.105</text:p>
          </table:table-cell>
          <table:table-cell table:style-name="ce2" table:formula="of:=[.D769]/1.4/2" office:value-type="float" office:value="0.732972935267857" calcext:value-type="float">
            <text:p>0.733</text:p>
          </table:table-cell>
          <table:table-cell table:formula="of:=20*LOG10([.C769]/['Params&amp;Config'.$C$11])" office:value-type="float" office:value="3.510508059463" calcext:value-type="float">
            <text:p>3.51</text:p>
          </table:table-cell>
          <table:table-cell table:formula="of:=20*LOG10([.C769]/['Params&amp;Config'.$C$12])" office:value-type="float" office:value="20.7939464786945" calcext:value-type="float">
            <text:p>20.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8" calcext:value-type="float">
            <text:p>768</text:p>
          </table:table-cell>
          <table:table-cell table:formula="of:=(['Params&amp;Config'.$C$9]/['Params&amp;Config'.$C$10]) * [.C770]" office:value-type="float" office:value="2.055" calcext:value-type="float">
            <text:p>2.055</text:p>
          </table:table-cell>
          <table:table-cell table:style-name="ce2" table:formula="of:=[.D770]*2" office:value-type="float" office:value="4.11" calcext:value-type="float">
            <text:p>4.110</text:p>
          </table:table-cell>
          <table:table-cell table:style-name="ce2" table:formula="of:=[.D770]/1.4/2" office:value-type="float" office:value="0.733928571428571" calcext:value-type="float">
            <text:p>0.734</text:p>
          </table:table-cell>
          <table:table-cell table:formula="of:=20*LOG10([.C770]/['Params&amp;Config'.$C$11])" office:value-type="float" office:value="3.52182518111362" calcext:value-type="float">
            <text:p>3.52</text:p>
          </table:table-cell>
          <table:table-cell table:formula="of:=20*LOG10([.C770]/['Params&amp;Config'.$C$12])" office:value-type="float" office:value="20.8052636003451" calcext:value-type="float">
            <text:p>20.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69" calcext:value-type="float">
            <text:p>769</text:p>
          </table:table-cell>
          <table:table-cell table:formula="of:=(['Params&amp;Config'.$C$9]/['Params&amp;Config'.$C$10]) * [.C771]" office:value-type="float" office:value="2.05767578125" calcext:value-type="float">
            <text:p>2.058</text:p>
          </table:table-cell>
          <table:table-cell table:style-name="ce2" table:formula="of:=[.D771]*2" office:value-type="float" office:value="4.1153515625" calcext:value-type="float">
            <text:p>4.115</text:p>
          </table:table-cell>
          <table:table-cell table:style-name="ce2" table:formula="of:=[.D771]/1.4/2" office:value-type="float" office:value="0.734884207589286" calcext:value-type="float">
            <text:p>0.735</text:p>
          </table:table-cell>
          <table:table-cell table:formula="of:=20*LOG10([.C771]/['Params&amp;Config'.$C$11])" office:value-type="float" office:value="3.53312757651201" calcext:value-type="float">
            <text:p>3.53</text:p>
          </table:table-cell>
          <table:table-cell table:formula="of:=20*LOG10([.C771]/['Params&amp;Config'.$C$12])" office:value-type="float" office:value="20.8165659957435" calcext:value-type="float">
            <text:p>20.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0" calcext:value-type="float">
            <text:p>770</text:p>
          </table:table-cell>
          <table:table-cell table:formula="of:=(['Params&amp;Config'.$C$9]/['Params&amp;Config'.$C$10]) * [.C772]" office:value-type="float" office:value="2.0603515625" calcext:value-type="float">
            <text:p>2.060</text:p>
          </table:table-cell>
          <table:table-cell table:style-name="ce2" table:formula="of:=[.D772]*2" office:value-type="float" office:value="4.120703125" calcext:value-type="float">
            <text:p>4.121</text:p>
          </table:table-cell>
          <table:table-cell table:style-name="ce2" table:formula="of:=[.D772]/1.4/2" office:value-type="float" office:value="0.73583984375" calcext:value-type="float">
            <text:p>0.736</text:p>
          </table:table-cell>
          <table:table-cell table:formula="of:=20*LOG10([.C772]/['Params&amp;Config'.$C$11])" office:value-type="float" office:value="3.54441528393302" calcext:value-type="float">
            <text:p>3.54</text:p>
          </table:table-cell>
          <table:table-cell table:formula="of:=20*LOG10([.C772]/['Params&amp;Config'.$C$12])" office:value-type="float" office:value="20.8278537031645" calcext:value-type="float">
            <text:p>20.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1" calcext:value-type="float">
            <text:p>771</text:p>
          </table:table-cell>
          <table:table-cell table:formula="of:=(['Params&amp;Config'.$C$9]/['Params&amp;Config'.$C$10]) * [.C773]" office:value-type="float" office:value="2.06302734375" calcext:value-type="float">
            <text:p>2.063</text:p>
          </table:table-cell>
          <table:table-cell table:style-name="ce2" table:formula="of:=[.D773]*2" office:value-type="float" office:value="4.1260546875" calcext:value-type="float">
            <text:p>4.126</text:p>
          </table:table-cell>
          <table:table-cell table:style-name="ce2" table:formula="of:=[.D773]/1.4/2" office:value-type="float" office:value="0.736795479910714" calcext:value-type="float">
            <text:p>0.737</text:p>
          </table:table-cell>
          <table:table-cell table:formula="of:=20*LOG10([.C773]/['Params&amp;Config'.$C$11])" office:value-type="float" office:value="3.55568834150252" calcext:value-type="float">
            <text:p>3.56</text:p>
          </table:table-cell>
          <table:table-cell table:formula="of:=20*LOG10([.C773]/['Params&amp;Config'.$C$12])" office:value-type="float" office:value="20.839126760734" calcext:value-type="float">
            <text:p>20.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2" calcext:value-type="float">
            <text:p>772</text:p>
          </table:table-cell>
          <table:table-cell table:formula="of:=(['Params&amp;Config'.$C$9]/['Params&amp;Config'.$C$10]) * [.C774]" office:value-type="float" office:value="2.065703125" calcext:value-type="float">
            <text:p>2.066</text:p>
          </table:table-cell>
          <table:table-cell table:style-name="ce2" table:formula="of:=[.D774]*2" office:value-type="float" office:value="4.13140625" calcext:value-type="float">
            <text:p>4.131</text:p>
          </table:table-cell>
          <table:table-cell table:style-name="ce2" table:formula="of:=[.D774]/1.4/2" office:value-type="float" office:value="0.737751116071429" calcext:value-type="float">
            <text:p>0.738</text:p>
          </table:table-cell>
          <table:table-cell table:formula="of:=20*LOG10([.C774]/['Params&amp;Config'.$C$11])" office:value-type="float" office:value="3.56694678719811" calcext:value-type="float">
            <text:p>3.57</text:p>
          </table:table-cell>
          <table:table-cell table:formula="of:=20*LOG10([.C774]/['Params&amp;Config'.$C$12])" office:value-type="float" office:value="20.8503852064296" calcext:value-type="float">
            <text:p>20.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3" calcext:value-type="float">
            <text:p>773</text:p>
          </table:table-cell>
          <table:table-cell table:formula="of:=(['Params&amp;Config'.$C$9]/['Params&amp;Config'.$C$10]) * [.C775]" office:value-type="float" office:value="2.06837890625" calcext:value-type="float">
            <text:p>2.068</text:p>
          </table:table-cell>
          <table:table-cell table:style-name="ce2" table:formula="of:=[.D775]*2" office:value-type="float" office:value="4.1367578125" calcext:value-type="float">
            <text:p>4.137</text:p>
          </table:table-cell>
          <table:table-cell table:style-name="ce2" table:formula="of:=[.D775]/1.4/2" office:value-type="float" office:value="0.738706752232143" calcext:value-type="float">
            <text:p>0.739</text:p>
          </table:table-cell>
          <table:table-cell table:formula="of:=20*LOG10([.C775]/['Params&amp;Config'.$C$11])" office:value-type="float" office:value="3.57819065884988" calcext:value-type="float">
            <text:p>3.58</text:p>
          </table:table-cell>
          <table:table-cell table:formula="of:=20*LOG10([.C775]/['Params&amp;Config'.$C$12])" office:value-type="float" office:value="20.8616290780814" calcext:value-type="float">
            <text:p>20.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4" calcext:value-type="float">
            <text:p>774</text:p>
          </table:table-cell>
          <table:table-cell table:formula="of:=(['Params&amp;Config'.$C$9]/['Params&amp;Config'.$C$10]) * [.C776]" office:value-type="float" office:value="2.0710546875" calcext:value-type="float">
            <text:p>2.071</text:p>
          </table:table-cell>
          <table:table-cell table:style-name="ce2" table:formula="of:=[.D776]*2" office:value-type="float" office:value="4.142109375" calcext:value-type="float">
            <text:p>4.142</text:p>
          </table:table-cell>
          <table:table-cell table:style-name="ce2" table:formula="of:=[.D776]/1.4/2" office:value-type="float" office:value="0.739662388392857" calcext:value-type="float">
            <text:p>0.740</text:p>
          </table:table-cell>
          <table:table-cell table:formula="of:=20*LOG10([.C776]/['Params&amp;Config'.$C$11])" office:value-type="float" office:value="3.58941999414124" calcext:value-type="float">
            <text:p>3.59</text:p>
          </table:table-cell>
          <table:table-cell table:formula="of:=20*LOG10([.C776]/['Params&amp;Config'.$C$12])" office:value-type="float" office:value="20.8728584133727" calcext:value-type="float">
            <text:p>20.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5" calcext:value-type="float">
            <text:p>775</text:p>
          </table:table-cell>
          <table:table-cell table:formula="of:=(['Params&amp;Config'.$C$9]/['Params&amp;Config'.$C$10]) * [.C777]" office:value-type="float" office:value="2.07373046875" calcext:value-type="float">
            <text:p>2.074</text:p>
          </table:table-cell>
          <table:table-cell table:style-name="ce2" table:formula="of:=[.D777]*2" office:value-type="float" office:value="4.1474609375" calcext:value-type="float">
            <text:p>4.147</text:p>
          </table:table-cell>
          <table:table-cell table:style-name="ce2" table:formula="of:=[.D777]/1.4/2" office:value-type="float" office:value="0.740618024553571" calcext:value-type="float">
            <text:p>0.741</text:p>
          </table:table-cell>
          <table:table-cell table:formula="of:=20*LOG10([.C777]/['Params&amp;Config'.$C$11])" office:value-type="float" office:value="3.60063483060959" calcext:value-type="float">
            <text:p>3.6</text:p>
          </table:table-cell>
          <table:table-cell table:formula="of:=20*LOG10([.C777]/['Params&amp;Config'.$C$12])" office:value-type="float" office:value="20.8840732498411" calcext:value-type="float">
            <text:p>20.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6" calcext:value-type="float">
            <text:p>776</text:p>
          </table:table-cell>
          <table:table-cell table:formula="of:=(['Params&amp;Config'.$C$9]/['Params&amp;Config'.$C$10]) * [.C778]" office:value-type="float" office:value="2.07640625" calcext:value-type="float">
            <text:p>2.076</text:p>
          </table:table-cell>
          <table:table-cell table:style-name="ce2" table:formula="of:=[.D778]*2" office:value-type="float" office:value="4.1528125" calcext:value-type="float">
            <text:p>4.153</text:p>
          </table:table-cell>
          <table:table-cell table:style-name="ce2" table:formula="of:=[.D778]/1.4/2" office:value-type="float" office:value="0.741573660714286" calcext:value-type="float">
            <text:p>0.742</text:p>
          </table:table-cell>
          <table:table-cell table:formula="of:=20*LOG10([.C778]/['Params&amp;Config'.$C$11])" office:value-type="float" office:value="3.61183520564715" calcext:value-type="float">
            <text:p>3.61</text:p>
          </table:table-cell>
          <table:table-cell table:formula="of:=20*LOG10([.C778]/['Params&amp;Config'.$C$12])" office:value-type="float" office:value="20.8952736248786" calcext:value-type="float">
            <text:p>20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7" calcext:value-type="float">
            <text:p>777</text:p>
          </table:table-cell>
          <table:table-cell table:formula="of:=(['Params&amp;Config'.$C$9]/['Params&amp;Config'.$C$10]) * [.C779]" office:value-type="float" office:value="2.07908203125" calcext:value-type="float">
            <text:p>2.079</text:p>
          </table:table-cell>
          <table:table-cell table:style-name="ce2" table:formula="of:=[.D779]*2" office:value-type="float" office:value="4.1581640625" calcext:value-type="float">
            <text:p>4.158</text:p>
          </table:table-cell>
          <table:table-cell table:style-name="ce2" table:formula="of:=[.D779]/1.4/2" office:value-type="float" office:value="0.742529296875" calcext:value-type="float">
            <text:p>0.743</text:p>
          </table:table-cell>
          <table:table-cell table:formula="of:=20*LOG10([.C779]/['Params&amp;Config'.$C$11])" office:value-type="float" office:value="3.62302115650167" calcext:value-type="float">
            <text:p>3.62</text:p>
          </table:table-cell>
          <table:table-cell table:formula="of:=20*LOG10([.C779]/['Params&amp;Config'.$C$12])" office:value-type="float" office:value="20.9064595757331" calcext:value-type="float">
            <text:p>20.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8" calcext:value-type="float">
            <text:p>778</text:p>
          </table:table-cell>
          <table:table-cell table:formula="of:=(['Params&amp;Config'.$C$9]/['Params&amp;Config'.$C$10]) * [.C780]" office:value-type="float" office:value="2.0817578125" calcext:value-type="float">
            <text:p>2.082</text:p>
          </table:table-cell>
          <table:table-cell table:style-name="ce2" table:formula="of:=[.D780]*2" office:value-type="float" office:value="4.163515625" calcext:value-type="float">
            <text:p>4.164</text:p>
          </table:table-cell>
          <table:table-cell table:style-name="ce2" table:formula="of:=[.D780]/1.4/2" office:value-type="float" office:value="0.743484933035714" calcext:value-type="float">
            <text:p>0.743</text:p>
          </table:table-cell>
          <table:table-cell table:formula="of:=20*LOG10([.C780]/['Params&amp;Config'.$C$11])" office:value-type="float" office:value="3.63419272027716" calcext:value-type="float">
            <text:p>3.63</text:p>
          </table:table-cell>
          <table:table-cell table:formula="of:=20*LOG10([.C780]/['Params&amp;Config'.$C$12])" office:value-type="float" office:value="20.9176311395086" calcext:value-type="float">
            <text:p>20.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79" calcext:value-type="float">
            <text:p>779</text:p>
          </table:table-cell>
          <table:table-cell table:formula="of:=(['Params&amp;Config'.$C$9]/['Params&amp;Config'.$C$10]) * [.C781]" office:value-type="float" office:value="2.08443359375" calcext:value-type="float">
            <text:p>2.084</text:p>
          </table:table-cell>
          <table:table-cell table:style-name="ce2" table:formula="of:=[.D781]*2" office:value-type="float" office:value="4.1688671875" calcext:value-type="float">
            <text:p>4.169</text:p>
          </table:table-cell>
          <table:table-cell table:style-name="ce2" table:formula="of:=[.D781]/1.4/2" office:value-type="float" office:value="0.744440569196429" calcext:value-type="float">
            <text:p>0.744</text:p>
          </table:table-cell>
          <table:table-cell table:formula="of:=20*LOG10([.C781]/['Params&amp;Config'.$C$11])" office:value-type="float" office:value="3.64534993393467" calcext:value-type="float">
            <text:p>3.65</text:p>
          </table:table-cell>
          <table:table-cell table:formula="of:=20*LOG10([.C781]/['Params&amp;Config'.$C$12])" office:value-type="float" office:value="20.9287883531662" calcext:value-type="float">
            <text:p>20.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0" calcext:value-type="float">
            <text:p>780</text:p>
          </table:table-cell>
          <table:table-cell table:formula="of:=(['Params&amp;Config'.$C$9]/['Params&amp;Config'.$C$10]) * [.C782]" office:value-type="float" office:value="2.087109375" calcext:value-type="float">
            <text:p>2.087</text:p>
          </table:table-cell>
          <table:table-cell table:style-name="ce2" table:formula="of:=[.D782]*2" office:value-type="float" office:value="4.17421875" calcext:value-type="float">
            <text:p>4.174</text:p>
          </table:table-cell>
          <table:table-cell table:style-name="ce2" table:formula="of:=[.D782]/1.4/2" office:value-type="float" office:value="0.745396205357143" calcext:value-type="float">
            <text:p>0.745</text:p>
          </table:table-cell>
          <table:table-cell table:formula="of:=20*LOG10([.C782]/['Params&amp;Config'.$C$11])" office:value-type="float" office:value="3.65649283429299" calcext:value-type="float">
            <text:p>3.66</text:p>
          </table:table-cell>
          <table:table-cell table:formula="of:=20*LOG10([.C782]/['Params&amp;Config'.$C$12])" office:value-type="float" office:value="20.9399312535245" calcext:value-type="float">
            <text:p>20.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1" calcext:value-type="float">
            <text:p>781</text:p>
          </table:table-cell>
          <table:table-cell table:formula="of:=(['Params&amp;Config'.$C$9]/['Params&amp;Config'.$C$10]) * [.C783]" office:value-type="float" office:value="2.08978515625" calcext:value-type="float">
            <text:p>2.090</text:p>
          </table:table-cell>
          <table:table-cell table:style-name="ce2" table:formula="of:=[.D783]*2" office:value-type="float" office:value="4.1795703125" calcext:value-type="float">
            <text:p>4.180</text:p>
          </table:table-cell>
          <table:table-cell table:style-name="ce2" table:formula="of:=[.D783]/1.4/2" office:value-type="float" office:value="0.746351841517857" calcext:value-type="float">
            <text:p>0.746</text:p>
          </table:table-cell>
          <table:table-cell table:formula="of:=20*LOG10([.C783]/['Params&amp;Config'.$C$11])" office:value-type="float" office:value="3.66762145802939" calcext:value-type="float">
            <text:p>3.67</text:p>
          </table:table-cell>
          <table:table-cell table:formula="of:=20*LOG10([.C783]/['Params&amp;Config'.$C$12])" office:value-type="float" office:value="20.9510598772609" calcext:value-type="float">
            <text:p>20.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2" calcext:value-type="float">
            <text:p>782</text:p>
          </table:table-cell>
          <table:table-cell table:formula="of:=(['Params&amp;Config'.$C$9]/['Params&amp;Config'.$C$10]) * [.C784]" office:value-type="float" office:value="2.0924609375" calcext:value-type="float">
            <text:p>2.092</text:p>
          </table:table-cell>
          <table:table-cell table:style-name="ce2" table:formula="of:=[.D784]*2" office:value-type="float" office:value="4.184921875" calcext:value-type="float">
            <text:p>4.185</text:p>
          </table:table-cell>
          <table:table-cell table:style-name="ce2" table:formula="of:=[.D784]/1.4/2" office:value-type="float" office:value="0.747307477678572" calcext:value-type="float">
            <text:p>0.747</text:p>
          </table:table-cell>
          <table:table-cell table:formula="of:=20*LOG10([.C784]/['Params&amp;Config'.$C$11])" office:value-type="float" office:value="3.67873584168034" calcext:value-type="float">
            <text:p>3.68</text:p>
          </table:table-cell>
          <table:table-cell table:formula="of:=20*LOG10([.C784]/['Params&amp;Config'.$C$12])" office:value-type="float" office:value="20.9621742609118" calcext:value-type="float">
            <text:p>20.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3" calcext:value-type="float">
            <text:p>783</text:p>
          </table:table-cell>
          <table:table-cell table:formula="of:=(['Params&amp;Config'.$C$9]/['Params&amp;Config'.$C$10]) * [.C785]" office:value-type="float" office:value="2.09513671875" calcext:value-type="float">
            <text:p>2.095</text:p>
          </table:table-cell>
          <table:table-cell table:style-name="ce2" table:formula="of:=[.D785]*2" office:value-type="float" office:value="4.1902734375" calcext:value-type="float">
            <text:p>4.190</text:p>
          </table:table-cell>
          <table:table-cell table:style-name="ce2" table:formula="of:=[.D785]/1.4/2" office:value-type="float" office:value="0.748263113839286" calcext:value-type="float">
            <text:p>0.748</text:p>
          </table:table-cell>
          <table:table-cell table:formula="of:=20*LOG10([.C785]/['Params&amp;Config'.$C$11])" office:value-type="float" office:value="3.68983602164225" calcext:value-type="float">
            <text:p>3.69</text:p>
          </table:table-cell>
          <table:table-cell table:formula="of:=20*LOG10([.C785]/['Params&amp;Config'.$C$12])" office:value-type="float" office:value="20.9732744408737" calcext:value-type="float">
            <text:p>20.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4" calcext:value-type="float">
            <text:p>784</text:p>
          </table:table-cell>
          <table:table-cell table:formula="of:=(['Params&amp;Config'.$C$9]/['Params&amp;Config'.$C$10]) * [.C786]" office:value-type="float" office:value="2.0978125" calcext:value-type="float">
            <text:p>2.098</text:p>
          </table:table-cell>
          <table:table-cell table:style-name="ce2" table:formula="of:=[.D786]*2" office:value-type="float" office:value="4.195625" calcext:value-type="float">
            <text:p>4.196</text:p>
          </table:table-cell>
          <table:table-cell table:style-name="ce2" table:formula="of:=[.D786]/1.4/2" office:value-type="float" office:value="0.74921875" calcext:value-type="float">
            <text:p>0.749</text:p>
          </table:table-cell>
          <table:table-cell table:formula="of:=20*LOG10([.C786]/['Params&amp;Config'.$C$11])" office:value-type="float" office:value="3.70092203417215" calcext:value-type="float">
            <text:p>3.7</text:p>
          </table:table-cell>
          <table:table-cell table:formula="of:=20*LOG10([.C786]/['Params&amp;Config'.$C$12])" office:value-type="float" office:value="20.9843604534036" calcext:value-type="float">
            <text:p>20.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5" calcext:value-type="float">
            <text:p>785</text:p>
          </table:table-cell>
          <table:table-cell table:formula="of:=(['Params&amp;Config'.$C$9]/['Params&amp;Config'.$C$10]) * [.C787]" office:value-type="float" office:value="2.10048828125" calcext:value-type="float">
            <text:p>2.100</text:p>
          </table:table-cell>
          <table:table-cell table:style-name="ce2" table:formula="of:=[.D787]*2" office:value-type="float" office:value="4.2009765625" calcext:value-type="float">
            <text:p>4.201</text:p>
          </table:table-cell>
          <table:table-cell table:style-name="ce2" table:formula="of:=[.D787]/1.4/2" office:value-type="float" office:value="0.750174386160714" calcext:value-type="float">
            <text:p>0.750</text:p>
          </table:table-cell>
          <table:table-cell table:formula="of:=20*LOG10([.C787]/['Params&amp;Config'.$C$11])" office:value-type="float" office:value="3.71199391538843" calcext:value-type="float">
            <text:p>3.71</text:p>
          </table:table-cell>
          <table:table-cell table:formula="of:=20*LOG10([.C787]/['Params&amp;Config'.$C$12])" office:value-type="float" office:value="20.9954323346199" calcext:value-type="float">
            <text:p>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6" calcext:value-type="float">
            <text:p>786</text:p>
          </table:table-cell>
          <table:table-cell table:formula="of:=(['Params&amp;Config'.$C$9]/['Params&amp;Config'.$C$10]) * [.C788]" office:value-type="float" office:value="2.1031640625" calcext:value-type="float">
            <text:p>2.103</text:p>
          </table:table-cell>
          <table:table-cell table:style-name="ce2" table:formula="of:=[.D788]*2" office:value-type="float" office:value="4.206328125" calcext:value-type="float">
            <text:p>4.206</text:p>
          </table:table-cell>
          <table:table-cell table:style-name="ce2" table:formula="of:=[.D788]/1.4/2" office:value-type="float" office:value="0.751130022321429" calcext:value-type="float">
            <text:p>0.751</text:p>
          </table:table-cell>
          <table:table-cell table:formula="of:=20*LOG10([.C788]/['Params&amp;Config'.$C$11])" office:value-type="float" office:value="3.72305170127154" calcext:value-type="float">
            <text:p>3.72</text:p>
          </table:table-cell>
          <table:table-cell table:formula="of:=20*LOG10([.C788]/['Params&amp;Config'.$C$12])" office:value-type="float" office:value="21.006490120503" calcext:value-type="float">
            <text:p>21.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7" calcext:value-type="float">
            <text:p>787</text:p>
          </table:table-cell>
          <table:table-cell table:formula="of:=(['Params&amp;Config'.$C$9]/['Params&amp;Config'.$C$10]) * [.C789]" office:value-type="float" office:value="2.10583984375" calcext:value-type="float">
            <text:p>2.106</text:p>
          </table:table-cell>
          <table:table-cell table:style-name="ce2" table:formula="of:=[.D789]*2" office:value-type="float" office:value="4.2116796875" calcext:value-type="float">
            <text:p>4.212</text:p>
          </table:table-cell>
          <table:table-cell table:style-name="ce2" table:formula="of:=[.D789]/1.4/2" office:value-type="float" office:value="0.752085658482143" calcext:value-type="float">
            <text:p>0.752</text:p>
          </table:table-cell>
          <table:table-cell table:formula="of:=20*LOG10([.C789]/['Params&amp;Config'.$C$11])" office:value-type="float" office:value="3.73409542766468" calcext:value-type="float">
            <text:p>3.73</text:p>
          </table:table-cell>
          <table:table-cell table:formula="of:=20*LOG10([.C789]/['Params&amp;Config'.$C$12])" office:value-type="float" office:value="21.0175338468962" calcext:value-type="float">
            <text:p>21.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8" calcext:value-type="float">
            <text:p>788</text:p>
          </table:table-cell>
          <table:table-cell table:formula="of:=(['Params&amp;Config'.$C$9]/['Params&amp;Config'.$C$10]) * [.C790]" office:value-type="float" office:value="2.108515625" calcext:value-type="float">
            <text:p>2.109</text:p>
          </table:table-cell>
          <table:table-cell table:style-name="ce2" table:formula="of:=[.D790]*2" office:value-type="float" office:value="4.21703125" calcext:value-type="float">
            <text:p>4.217</text:p>
          </table:table-cell>
          <table:table-cell table:style-name="ce2" table:formula="of:=[.D790]/1.4/2" office:value-type="float" office:value="0.753041294642857" calcext:value-type="float">
            <text:p>0.753</text:p>
          </table:table-cell>
          <table:table-cell table:formula="of:=20*LOG10([.C790]/['Params&amp;Config'.$C$11])" office:value-type="float" office:value="3.74512513027449" calcext:value-type="float">
            <text:p>3.75</text:p>
          </table:table-cell>
          <table:table-cell table:formula="of:=20*LOG10([.C790]/['Params&amp;Config'.$C$12])" office:value-type="float" office:value="21.028563549506" calcext:value-type="float">
            <text:p>21.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89" calcext:value-type="float">
            <text:p>789</text:p>
          </table:table-cell>
          <table:table-cell table:formula="of:=(['Params&amp;Config'.$C$9]/['Params&amp;Config'.$C$10]) * [.C791]" office:value-type="float" office:value="2.11119140625" calcext:value-type="float">
            <text:p>2.111</text:p>
          </table:table-cell>
          <table:table-cell table:style-name="ce2" table:formula="of:=[.D791]*2" office:value-type="float" office:value="4.2223828125" calcext:value-type="float">
            <text:p>4.222</text:p>
          </table:table-cell>
          <table:table-cell table:style-name="ce2" table:formula="of:=[.D791]/1.4/2" office:value-type="float" office:value="0.753996930803572" calcext:value-type="float">
            <text:p>0.754</text:p>
          </table:table-cell>
          <table:table-cell table:formula="of:=20*LOG10([.C791]/['Params&amp;Config'.$C$11])" office:value-type="float" office:value="3.75614084467179" calcext:value-type="float">
            <text:p>3.76</text:p>
          </table:table-cell>
          <table:table-cell table:formula="of:=20*LOG10([.C791]/['Params&amp;Config'.$C$12])" office:value-type="float" office:value="21.0395792639033" calcext:value-type="float">
            <text:p>21.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0" calcext:value-type="float">
            <text:p>790</text:p>
          </table:table-cell>
          <table:table-cell table:formula="of:=(['Params&amp;Config'.$C$9]/['Params&amp;Config'.$C$10]) * [.C792]" office:value-type="float" office:value="2.1138671875" calcext:value-type="float">
            <text:p>2.114</text:p>
          </table:table-cell>
          <table:table-cell table:style-name="ce2" table:formula="of:=[.D792]*2" office:value-type="float" office:value="4.227734375" calcext:value-type="float">
            <text:p>4.228</text:p>
          </table:table-cell>
          <table:table-cell table:style-name="ce2" table:formula="of:=[.D792]/1.4/2" office:value-type="float" office:value="0.754952566964286" calcext:value-type="float">
            <text:p>0.755</text:p>
          </table:table-cell>
          <table:table-cell table:formula="of:=20*LOG10([.C792]/['Params&amp;Config'.$C$11])" office:value-type="float" office:value="3.76714260629221" calcext:value-type="float">
            <text:p>3.77</text:p>
          </table:table-cell>
          <table:table-cell table:formula="of:=20*LOG10([.C792]/['Params&amp;Config'.$C$12])" office:value-type="float" office:value="21.0505810255237" calcext:value-type="float">
            <text:p>21.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1" calcext:value-type="float">
            <text:p>791</text:p>
          </table:table-cell>
          <table:table-cell table:formula="of:=(['Params&amp;Config'.$C$9]/['Params&amp;Config'.$C$10]) * [.C793]" office:value-type="float" office:value="2.11654296875" calcext:value-type="float">
            <text:p>2.117</text:p>
          </table:table-cell>
          <table:table-cell table:style-name="ce2" table:formula="of:=[.D793]*2" office:value-type="float" office:value="4.2330859375" calcext:value-type="float">
            <text:p>4.233</text:p>
          </table:table-cell>
          <table:table-cell table:style-name="ce2" table:formula="of:=[.D793]/1.4/2" office:value-type="float" office:value="0.755908203125" calcext:value-type="float">
            <text:p>0.756</text:p>
          </table:table-cell>
          <table:table-cell table:formula="of:=20*LOG10([.C793]/['Params&amp;Config'.$C$11])" office:value-type="float" office:value="3.77813045043692" calcext:value-type="float">
            <text:p>3.78</text:p>
          </table:table-cell>
          <table:table-cell table:formula="of:=20*LOG10([.C793]/['Params&amp;Config'.$C$12])" office:value-type="float" office:value="21.0615688696684" calcext:value-type="float">
            <text:p>21.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2" calcext:value-type="float">
            <text:p>792</text:p>
          </table:table-cell>
          <table:table-cell table:formula="of:=(['Params&amp;Config'.$C$9]/['Params&amp;Config'.$C$10]) * [.C794]" office:value-type="float" office:value="2.11921875" calcext:value-type="float">
            <text:p>2.119</text:p>
          </table:table-cell>
          <table:table-cell table:style-name="ce2" table:formula="of:=[.D794]*2" office:value-type="float" office:value="4.2384375" calcext:value-type="float">
            <text:p>4.238</text:p>
          </table:table-cell>
          <table:table-cell table:style-name="ce2" table:formula="of:=[.D794]/1.4/2" office:value-type="float" office:value="0.756863839285714" calcext:value-type="float">
            <text:p>0.757</text:p>
          </table:table-cell>
          <table:table-cell table:formula="of:=20*LOG10([.C794]/['Params&amp;Config'.$C$11])" office:value-type="float" office:value="3.78910441227325" calcext:value-type="float">
            <text:p>3.79</text:p>
          </table:table-cell>
          <table:table-cell table:formula="of:=20*LOG10([.C794]/['Params&amp;Config'.$C$12])" office:value-type="float" office:value="21.0725428315047" calcext:value-type="float">
            <text:p>21.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3" calcext:value-type="float">
            <text:p>793</text:p>
          </table:table-cell>
          <table:table-cell table:formula="of:=(['Params&amp;Config'.$C$9]/['Params&amp;Config'.$C$10]) * [.C795]" office:value-type="float" office:value="2.12189453125" calcext:value-type="float">
            <text:p>2.122</text:p>
          </table:table-cell>
          <table:table-cell table:style-name="ce2" table:formula="of:=[.D795]*2" office:value-type="float" office:value="4.2437890625" calcext:value-type="float">
            <text:p>4.244</text:p>
          </table:table-cell>
          <table:table-cell table:style-name="ce2" table:formula="of:=[.D795]/1.4/2" office:value-type="float" office:value="0.757819475446429" calcext:value-type="float">
            <text:p>0.758</text:p>
          </table:table-cell>
          <table:table-cell table:formula="of:=20*LOG10([.C795]/['Params&amp;Config'.$C$11])" office:value-type="float" office:value="3.80006452683546" calcext:value-type="float">
            <text:p>3.8</text:p>
          </table:table-cell>
          <table:table-cell table:formula="of:=20*LOG10([.C795]/['Params&amp;Config'.$C$12])" office:value-type="float" office:value="21.0835029460669" calcext:value-type="float">
            <text:p>21.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4" calcext:value-type="float">
            <text:p>794</text:p>
          </table:table-cell>
          <table:table-cell table:formula="of:=(['Params&amp;Config'.$C$9]/['Params&amp;Config'.$C$10]) * [.C796]" office:value-type="float" office:value="2.1245703125" calcext:value-type="float">
            <text:p>2.125</text:p>
          </table:table-cell>
          <table:table-cell table:style-name="ce2" table:formula="of:=[.D796]*2" office:value-type="float" office:value="4.249140625" calcext:value-type="float">
            <text:p>4.249</text:p>
          </table:table-cell>
          <table:table-cell table:style-name="ce2" table:formula="of:=[.D796]/1.4/2" office:value-type="float" office:value="0.758775111607143" calcext:value-type="float">
            <text:p>0.759</text:p>
          </table:table-cell>
          <table:table-cell table:formula="of:=20*LOG10([.C796]/['Params&amp;Config'.$C$11])" office:value-type="float" office:value="3.81101082902531" calcext:value-type="float">
            <text:p>3.81</text:p>
          </table:table-cell>
          <table:table-cell table:formula="of:=20*LOG10([.C796]/['Params&amp;Config'.$C$12])" office:value-type="float" office:value="21.0944492482568" calcext:value-type="float">
            <text:p>21.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5" calcext:value-type="float">
            <text:p>795</text:p>
          </table:table-cell>
          <table:table-cell table:formula="of:=(['Params&amp;Config'.$C$9]/['Params&amp;Config'.$C$10]) * [.C797]" office:value-type="float" office:value="2.12724609375" calcext:value-type="float">
            <text:p>2.127</text:p>
          </table:table-cell>
          <table:table-cell table:style-name="ce2" table:formula="of:=[.D797]*2" office:value-type="float" office:value="4.2544921875" calcext:value-type="float">
            <text:p>4.254</text:p>
          </table:table-cell>
          <table:table-cell table:style-name="ce2" table:formula="of:=[.D797]/1.4/2" office:value-type="float" office:value="0.759730747767857" calcext:value-type="float">
            <text:p>0.760</text:p>
          </table:table-cell>
          <table:table-cell table:formula="of:=20*LOG10([.C797]/['Params&amp;Config'.$C$11])" office:value-type="float" office:value="3.82194335361279" calcext:value-type="float">
            <text:p>3.82</text:p>
          </table:table-cell>
          <table:table-cell table:formula="of:=20*LOG10([.C797]/['Params&amp;Config'.$C$12])" office:value-type="float" office:value="21.1053817728443" calcext:value-type="float">
            <text:p>21.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6" calcext:value-type="float">
            <text:p>796</text:p>
          </table:table-cell>
          <table:table-cell table:formula="of:=(['Params&amp;Config'.$C$9]/['Params&amp;Config'.$C$10]) * [.C798]" office:value-type="float" office:value="2.129921875" calcext:value-type="float">
            <text:p>2.130</text:p>
          </table:table-cell>
          <table:table-cell table:style-name="ce2" table:formula="of:=[.D798]*2" office:value-type="float" office:value="4.25984375" calcext:value-type="float">
            <text:p>4.260</text:p>
          </table:table-cell>
          <table:table-cell table:style-name="ce2" table:formula="of:=[.D798]/1.4/2" office:value-type="float" office:value="0.760686383928571" calcext:value-type="float">
            <text:p>0.761</text:p>
          </table:table-cell>
          <table:table-cell table:formula="of:=20*LOG10([.C798]/['Params&amp;Config'.$C$11])" office:value-type="float" office:value="3.83286213523677" calcext:value-type="float">
            <text:p>3.83</text:p>
          </table:table-cell>
          <table:table-cell table:formula="of:=20*LOG10([.C798]/['Params&amp;Config'.$C$12])" office:value-type="float" office:value="21.1163005544682" calcext:value-type="float">
            <text:p>21.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7" calcext:value-type="float">
            <text:p>797</text:p>
          </table:table-cell>
          <table:table-cell table:formula="of:=(['Params&amp;Config'.$C$9]/['Params&amp;Config'.$C$10]) * [.C799]" office:value-type="float" office:value="2.13259765625" calcext:value-type="float">
            <text:p>2.133</text:p>
          </table:table-cell>
          <table:table-cell table:style-name="ce2" table:formula="of:=[.D799]*2" office:value-type="float" office:value="4.2651953125" calcext:value-type="float">
            <text:p>4.265</text:p>
          </table:table-cell>
          <table:table-cell table:style-name="ce2" table:formula="of:=[.D799]/1.4/2" office:value-type="float" office:value="0.761642020089286" calcext:value-type="float">
            <text:p>0.762</text:p>
          </table:table-cell>
          <table:table-cell table:formula="of:=20*LOG10([.C799]/['Params&amp;Config'.$C$11])" office:value-type="float" office:value="3.84376720840563" calcext:value-type="float">
            <text:p>3.84</text:p>
          </table:table-cell>
          <table:table-cell table:formula="of:=20*LOG10([.C799]/['Params&amp;Config'.$C$12])" office:value-type="float" office:value="21.1272056276371" calcext:value-type="float">
            <text:p>21.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8" calcext:value-type="float">
            <text:p>798</text:p>
          </table:table-cell>
          <table:table-cell table:formula="of:=(['Params&amp;Config'.$C$9]/['Params&amp;Config'.$C$10]) * [.C800]" office:value-type="float" office:value="2.1352734375" calcext:value-type="float">
            <text:p>2.135</text:p>
          </table:table-cell>
          <table:table-cell table:style-name="ce2" table:formula="of:=[.D800]*2" office:value-type="float" office:value="4.270546875" calcext:value-type="float">
            <text:p>4.271</text:p>
          </table:table-cell>
          <table:table-cell table:style-name="ce2" table:formula="of:=[.D800]/1.4/2" office:value-type="float" office:value="0.76259765625" calcext:value-type="float">
            <text:p>0.763</text:p>
          </table:table-cell>
          <table:table-cell table:formula="of:=20*LOG10([.C800]/['Params&amp;Config'.$C$11])" office:value-type="float" office:value="3.85465860749797" calcext:value-type="float">
            <text:p>3.85</text:p>
          </table:table-cell>
          <table:table-cell table:formula="of:=20*LOG10([.C800]/['Params&amp;Config'.$C$12])" office:value-type="float" office:value="21.1380970267295" calcext:value-type="float">
            <text:p>21.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99" calcext:value-type="float">
            <text:p>799</text:p>
          </table:table-cell>
          <table:table-cell table:formula="of:=(['Params&amp;Config'.$C$9]/['Params&amp;Config'.$C$10]) * [.C801]" office:value-type="float" office:value="2.13794921875" calcext:value-type="float">
            <text:p>2.138</text:p>
          </table:table-cell>
          <table:table-cell table:style-name="ce2" table:formula="of:=[.D801]*2" office:value-type="float" office:value="4.2758984375" calcext:value-type="float">
            <text:p>4.276</text:p>
          </table:table-cell>
          <table:table-cell table:style-name="ce2" table:formula="of:=[.D801]/1.4/2" office:value-type="float" office:value="0.763553292410714" calcext:value-type="float">
            <text:p>0.764</text:p>
          </table:table-cell>
          <table:table-cell table:formula="of:=20*LOG10([.C801]/['Params&amp;Config'.$C$11])" office:value-type="float" office:value="3.86553636676321" calcext:value-type="float">
            <text:p>3.87</text:p>
          </table:table-cell>
          <table:table-cell table:formula="of:=20*LOG10([.C801]/['Params&amp;Config'.$C$12])" office:value-type="float" office:value="21.1489747859947" calcext:value-type="float">
            <text:p>21.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0" calcext:value-type="float">
            <text:p>800</text:p>
          </table:table-cell>
          <table:table-cell table:formula="of:=(['Params&amp;Config'.$C$9]/['Params&amp;Config'.$C$10]) * [.C802]" office:value-type="float" office:value="2.140625" calcext:value-type="float">
            <text:p>2.141</text:p>
          </table:table-cell>
          <table:table-cell table:style-name="ce2" table:formula="of:=[.D802]*2" office:value-type="float" office:value="4.28125" calcext:value-type="float">
            <text:p>4.281</text:p>
          </table:table-cell>
          <table:table-cell table:style-name="ce2" table:formula="of:=[.D802]/1.4/2" office:value-type="float" office:value="0.764508928571429" calcext:value-type="float">
            <text:p>0.765</text:p>
          </table:table-cell>
          <table:table-cell table:formula="of:=20*LOG10([.C802]/['Params&amp;Config'.$C$11])" office:value-type="float" office:value="3.87640052032226" calcext:value-type="float">
            <text:p>3.88</text:p>
          </table:table-cell>
          <table:table-cell table:formula="of:=20*LOG10([.C802]/['Params&amp;Config'.$C$12])" office:value-type="float" office:value="21.1598389395537" calcext:value-type="float">
            <text:p>21.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1" calcext:value-type="float">
            <text:p>801</text:p>
          </table:table-cell>
          <table:table-cell table:formula="of:=(['Params&amp;Config'.$C$9]/['Params&amp;Config'.$C$10]) * [.C803]" office:value-type="float" office:value="2.14330078125" calcext:value-type="float">
            <text:p>2.143</text:p>
          </table:table-cell>
          <table:table-cell table:style-name="ce2" table:formula="of:=[.D803]*2" office:value-type="float" office:value="4.2866015625" calcext:value-type="float">
            <text:p>4.287</text:p>
          </table:table-cell>
          <table:table-cell table:style-name="ce2" table:formula="of:=[.D803]/1.4/2" office:value-type="float" office:value="0.765464564732143" calcext:value-type="float">
            <text:p>0.765</text:p>
          </table:table-cell>
          <table:table-cell table:formula="of:=20*LOG10([.C803]/['Params&amp;Config'.$C$11])" office:value-type="float" office:value="3.88725110216814" calcext:value-type="float">
            <text:p>3.89</text:p>
          </table:table-cell>
          <table:table-cell table:formula="of:=20*LOG10([.C803]/['Params&amp;Config'.$C$12])" office:value-type="float" office:value="21.1706895213996" calcext:value-type="float">
            <text:p>21.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2" calcext:value-type="float">
            <text:p>802</text:p>
          </table:table-cell>
          <table:table-cell table:formula="of:=(['Params&amp;Config'.$C$9]/['Params&amp;Config'.$C$10]) * [.C804]" office:value-type="float" office:value="2.1459765625" calcext:value-type="float">
            <text:p>2.146</text:p>
          </table:table-cell>
          <table:table-cell table:style-name="ce2" table:formula="of:=[.D804]*2" office:value-type="float" office:value="4.291953125" calcext:value-type="float">
            <text:p>4.292</text:p>
          </table:table-cell>
          <table:table-cell table:style-name="ce2" table:formula="of:=[.D804]/1.4/2" office:value-type="float" office:value="0.766420200892857" calcext:value-type="float">
            <text:p>0.766</text:p>
          </table:table-cell>
          <table:table-cell table:formula="of:=20*LOG10([.C804]/['Params&amp;Config'.$C$11])" office:value-type="float" office:value="3.89808814616666" calcext:value-type="float">
            <text:p>3.9</text:p>
          </table:table-cell>
          <table:table-cell table:formula="of:=20*LOG10([.C804]/['Params&amp;Config'.$C$12])" office:value-type="float" office:value="21.1815265653981" calcext:value-type="float">
            <text:p>21.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3" calcext:value-type="float">
            <text:p>803</text:p>
          </table:table-cell>
          <table:table-cell table:formula="of:=(['Params&amp;Config'.$C$9]/['Params&amp;Config'.$C$10]) * [.C805]" office:value-type="float" office:value="2.14865234375" calcext:value-type="float">
            <text:p>2.149</text:p>
          </table:table-cell>
          <table:table-cell table:style-name="ce2" table:formula="of:=[.D805]*2" office:value-type="float" office:value="4.2973046875" calcext:value-type="float">
            <text:p>4.297</text:p>
          </table:table-cell>
          <table:table-cell table:style-name="ce2" table:formula="of:=[.D805]/1.4/2" office:value-type="float" office:value="0.767375837053572" calcext:value-type="float">
            <text:p>0.767</text:p>
          </table:table-cell>
          <table:table-cell table:formula="of:=20*LOG10([.C805]/['Params&amp;Config'.$C$11])" office:value-type="float" office:value="3.908911686057" calcext:value-type="float">
            <text:p>3.91</text:p>
          </table:table-cell>
          <table:table-cell table:formula="of:=20*LOG10([.C805]/['Params&amp;Config'.$C$12])" office:value-type="float" office:value="21.1923501052885" calcext:value-type="float">
            <text:p>21.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4" calcext:value-type="float">
            <text:p>804</text:p>
          </table:table-cell>
          <table:table-cell table:formula="of:=(['Params&amp;Config'.$C$9]/['Params&amp;Config'.$C$10]) * [.C806]" office:value-type="float" office:value="2.151328125" calcext:value-type="float">
            <text:p>2.151</text:p>
          </table:table-cell>
          <table:table-cell table:style-name="ce2" table:formula="of:=[.D806]*2" office:value-type="float" office:value="4.30265625" calcext:value-type="float">
            <text:p>4.303</text:p>
          </table:table-cell>
          <table:table-cell table:style-name="ce2" table:formula="of:=[.D806]/1.4/2" office:value-type="float" office:value="0.768331473214286" calcext:value-type="float">
            <text:p>0.768</text:p>
          </table:table-cell>
          <table:table-cell table:formula="of:=20*LOG10([.C806]/['Params&amp;Config'.$C$11])" office:value-type="float" office:value="3.91972175545241" calcext:value-type="float">
            <text:p>3.92</text:p>
          </table:table-cell>
          <table:table-cell table:formula="of:=20*LOG10([.C806]/['Params&amp;Config'.$C$12])" office:value-type="float" office:value="21.2031601746839" calcext:value-type="float">
            <text:p>21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5" calcext:value-type="float">
            <text:p>805</text:p>
          </table:table-cell>
          <table:table-cell table:formula="of:=(['Params&amp;Config'.$C$9]/['Params&amp;Config'.$C$10]) * [.C807]" office:value-type="float" office:value="2.15400390625" calcext:value-type="float">
            <text:p>2.154</text:p>
          </table:table-cell>
          <table:table-cell table:style-name="ce2" table:formula="of:=[.D807]*2" office:value-type="float" office:value="4.3080078125" calcext:value-type="float">
            <text:p>4.308</text:p>
          </table:table-cell>
          <table:table-cell table:style-name="ce2" table:formula="of:=[.D807]/1.4/2" office:value-type="float" office:value="0.769287109375" calcext:value-type="float">
            <text:p>0.769</text:p>
          </table:table-cell>
          <table:table-cell table:formula="of:=20*LOG10([.C807]/['Params&amp;Config'.$C$11])" office:value-type="float" office:value="3.93051838784076" calcext:value-type="float">
            <text:p>3.93</text:p>
          </table:table-cell>
          <table:table-cell table:formula="of:=20*LOG10([.C807]/['Params&amp;Config'.$C$12])" office:value-type="float" office:value="21.2139568070722" calcext:value-type="float">
            <text:p>21.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6" calcext:value-type="float">
            <text:p>806</text:p>
          </table:table-cell>
          <table:table-cell table:formula="of:=(['Params&amp;Config'.$C$9]/['Params&amp;Config'.$C$10]) * [.C808]" office:value-type="float" office:value="2.1566796875" calcext:value-type="float">
            <text:p>2.157</text:p>
          </table:table-cell>
          <table:table-cell table:style-name="ce2" table:formula="of:=[.D808]*2" office:value-type="float" office:value="4.313359375" calcext:value-type="float">
            <text:p>4.313</text:p>
          </table:table-cell>
          <table:table-cell table:style-name="ce2" table:formula="of:=[.D808]/1.4/2" office:value-type="float" office:value="0.770242745535714" calcext:value-type="float">
            <text:p>0.770</text:p>
          </table:table-cell>
          <table:table-cell table:formula="of:=20*LOG10([.C808]/['Params&amp;Config'.$C$11])" office:value-type="float" office:value="3.9413016165852" calcext:value-type="float">
            <text:p>3.94</text:p>
          </table:table-cell>
          <table:table-cell table:formula="of:=20*LOG10([.C808]/['Params&amp;Config'.$C$12])" office:value-type="float" office:value="21.2247400358167" calcext:value-type="float">
            <text:p>21.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7" calcext:value-type="float">
            <text:p>807</text:p>
          </table:table-cell>
          <table:table-cell table:formula="of:=(['Params&amp;Config'.$C$9]/['Params&amp;Config'.$C$10]) * [.C809]" office:value-type="float" office:value="2.15935546875" calcext:value-type="float">
            <text:p>2.159</text:p>
          </table:table-cell>
          <table:table-cell table:style-name="ce2" table:formula="of:=[.D809]*2" office:value-type="float" office:value="4.3187109375" calcext:value-type="float">
            <text:p>4.319</text:p>
          </table:table-cell>
          <table:table-cell table:style-name="ce2" table:formula="of:=[.D809]/1.4/2" office:value-type="float" office:value="0.771198381696429" calcext:value-type="float">
            <text:p>0.771</text:p>
          </table:table-cell>
          <table:table-cell table:formula="of:=20*LOG10([.C809]/['Params&amp;Config'.$C$11])" office:value-type="float" office:value="3.95207147492479" calcext:value-type="float">
            <text:p>3.95</text:p>
          </table:table-cell>
          <table:table-cell table:formula="of:=20*LOG10([.C809]/['Params&amp;Config'.$C$12])" office:value-type="float" office:value="21.2355098941563" calcext:value-type="float">
            <text:p>21.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8" calcext:value-type="float">
            <text:p>808</text:p>
          </table:table-cell>
          <table:table-cell table:formula="of:=(['Params&amp;Config'.$C$9]/['Params&amp;Config'.$C$10]) * [.C810]" office:value-type="float" office:value="2.16203125" calcext:value-type="float">
            <text:p>2.162</text:p>
          </table:table-cell>
          <table:table-cell table:style-name="ce2" table:formula="of:=[.D810]*2" office:value-type="float" office:value="4.3240625" calcext:value-type="float">
            <text:p>4.324</text:p>
          </table:table-cell>
          <table:table-cell table:style-name="ce2" table:formula="of:=[.D810]/1.4/2" office:value-type="float" office:value="0.772154017857143" calcext:value-type="float">
            <text:p>0.772</text:p>
          </table:table-cell>
          <table:table-cell table:formula="of:=20*LOG10([.C810]/['Params&amp;Config'.$C$11])" office:value-type="float" office:value="3.96282799597511" calcext:value-type="float">
            <text:p>3.96</text:p>
          </table:table-cell>
          <table:table-cell table:formula="of:=20*LOG10([.C810]/['Params&amp;Config'.$C$12])" office:value-type="float" office:value="21.2462664152066" calcext:value-type="float">
            <text:p>21.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9" calcext:value-type="float">
            <text:p>809</text:p>
          </table:table-cell>
          <table:table-cell table:formula="of:=(['Params&amp;Config'.$C$9]/['Params&amp;Config'.$C$10]) * [.C811]" office:value-type="float" office:value="2.16470703125" calcext:value-type="float">
            <text:p>2.165</text:p>
          </table:table-cell>
          <table:table-cell table:style-name="ce2" table:formula="of:=[.D811]*2" office:value-type="float" office:value="4.3294140625" calcext:value-type="float">
            <text:p>4.329</text:p>
          </table:table-cell>
          <table:table-cell table:style-name="ce2" table:formula="of:=[.D811]/1.4/2" office:value-type="float" office:value="0.773109654017857" calcext:value-type="float">
            <text:p>0.773</text:p>
          </table:table-cell>
          <table:table-cell table:formula="of:=20*LOG10([.C811]/['Params&amp;Config'.$C$11])" office:value-type="float" office:value="3.97357121272883" calcext:value-type="float">
            <text:p>3.97</text:p>
          </table:table-cell>
          <table:table-cell table:formula="of:=20*LOG10([.C811]/['Params&amp;Config'.$C$12])" office:value-type="float" office:value="21.2570096319603" calcext:value-type="float">
            <text:p>21.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0" calcext:value-type="float">
            <text:p>810</text:p>
          </table:table-cell>
          <table:table-cell table:formula="of:=(['Params&amp;Config'.$C$9]/['Params&amp;Config'.$C$10]) * [.C812]" office:value-type="float" office:value="2.1673828125" calcext:value-type="float">
            <text:p>2.167</text:p>
          </table:table-cell>
          <table:table-cell table:style-name="ce2" table:formula="of:=[.D812]*2" office:value-type="float" office:value="4.334765625" calcext:value-type="float">
            <text:p>4.335</text:p>
          </table:table-cell>
          <table:table-cell table:style-name="ce2" table:formula="of:=[.D812]/1.4/2" office:value-type="float" office:value="0.774065290178571" calcext:value-type="float">
            <text:p>0.774</text:p>
          </table:table-cell>
          <table:table-cell table:formula="of:=20*LOG10([.C812]/['Params&amp;Config'.$C$11])" office:value-type="float" office:value="3.98430115805638" calcext:value-type="float">
            <text:p>3.98</text:p>
          </table:table-cell>
          <table:table-cell table:formula="of:=20*LOG10([.C812]/['Params&amp;Config'.$C$12])" office:value-type="float" office:value="21.2677395772879" calcext:value-type="float">
            <text:p>21.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1" calcext:value-type="float">
            <text:p>811</text:p>
          </table:table-cell>
          <table:table-cell table:formula="of:=(['Params&amp;Config'.$C$9]/['Params&amp;Config'.$C$10]) * [.C813]" office:value-type="float" office:value="2.17005859375" calcext:value-type="float">
            <text:p>2.170</text:p>
          </table:table-cell>
          <table:table-cell table:style-name="ce2" table:formula="of:=[.D813]*2" office:value-type="float" office:value="4.3401171875" calcext:value-type="float">
            <text:p>4.340</text:p>
          </table:table-cell>
          <table:table-cell table:style-name="ce2" table:formula="of:=[.D813]/1.4/2" office:value-type="float" office:value="0.775020926339286" calcext:value-type="float">
            <text:p>0.775</text:p>
          </table:table-cell>
          <table:table-cell table:formula="of:=20*LOG10([.C813]/['Params&amp;Config'.$C$11])" office:value-type="float" office:value="3.99501786470651" calcext:value-type="float">
            <text:p>4</text:p>
          </table:table-cell>
          <table:table-cell table:formula="of:=20*LOG10([.C813]/['Params&amp;Config'.$C$12])" office:value-type="float" office:value="21.278456283938" calcext:value-type="float">
            <text:p>21.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2" calcext:value-type="float">
            <text:p>812</text:p>
          </table:table-cell>
          <table:table-cell table:formula="of:=(['Params&amp;Config'.$C$9]/['Params&amp;Config'.$C$10]) * [.C814]" office:value-type="float" office:value="2.172734375" calcext:value-type="float">
            <text:p>2.173</text:p>
          </table:table-cell>
          <table:table-cell table:style-name="ce2" table:formula="of:=[.D814]*2" office:value-type="float" office:value="4.34546875" calcext:value-type="float">
            <text:p>4.345</text:p>
          </table:table-cell>
          <table:table-cell table:style-name="ce2" table:formula="of:=[.D814]/1.4/2" office:value-type="float" office:value="0.7759765625" calcext:value-type="float">
            <text:p>0.776</text:p>
          </table:table-cell>
          <table:table-cell table:formula="of:=20*LOG10([.C814]/['Params&amp;Config'.$C$11])" office:value-type="float" office:value="4.00572136530689" calcext:value-type="float">
            <text:p>4.01</text:p>
          </table:table-cell>
          <table:table-cell table:formula="of:=20*LOG10([.C814]/['Params&amp;Config'.$C$12])" office:value-type="float" office:value="21.2891597845384" calcext:value-type="float">
            <text:p>21.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3" calcext:value-type="float">
            <text:p>813</text:p>
          </table:table-cell>
          <table:table-cell table:formula="of:=(['Params&amp;Config'.$C$9]/['Params&amp;Config'.$C$10]) * [.C815]" office:value-type="float" office:value="2.17541015625" calcext:value-type="float">
            <text:p>2.175</text:p>
          </table:table-cell>
          <table:table-cell table:style-name="ce2" table:formula="of:=[.D815]*2" office:value-type="float" office:value="4.3508203125" calcext:value-type="float">
            <text:p>4.351</text:p>
          </table:table-cell>
          <table:table-cell table:style-name="ce2" table:formula="of:=[.D815]/1.4/2" office:value-type="float" office:value="0.776932198660715" calcext:value-type="float">
            <text:p>0.777</text:p>
          </table:table-cell>
          <table:table-cell table:formula="of:=20*LOG10([.C815]/['Params&amp;Config'.$C$11])" office:value-type="float" office:value="4.01641169236475" calcext:value-type="float">
            <text:p>4.02</text:p>
          </table:table-cell>
          <table:table-cell table:formula="of:=20*LOG10([.C815]/['Params&amp;Config'.$C$12])" office:value-type="float" office:value="21.2998501115962" calcext:value-type="float">
            <text:p>21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4" calcext:value-type="float">
            <text:p>814</text:p>
          </table:table-cell>
          <table:table-cell table:formula="of:=(['Params&amp;Config'.$C$9]/['Params&amp;Config'.$C$10]) * [.C816]" office:value-type="float" office:value="2.1780859375" calcext:value-type="float">
            <text:p>2.178</text:p>
          </table:table-cell>
          <table:table-cell table:style-name="ce2" table:formula="of:=[.D816]*2" office:value-type="float" office:value="4.356171875" calcext:value-type="float">
            <text:p>4.356</text:p>
          </table:table-cell>
          <table:table-cell table:style-name="ce2" table:formula="of:=[.D816]/1.4/2" office:value-type="float" office:value="0.777887834821429" calcext:value-type="float">
            <text:p>0.778</text:p>
          </table:table-cell>
          <table:table-cell table:formula="of:=20*LOG10([.C816]/['Params&amp;Config'.$C$11])" office:value-type="float" office:value="4.02708887826741" calcext:value-type="float">
            <text:p>4.03</text:p>
          </table:table-cell>
          <table:table-cell table:formula="of:=20*LOG10([.C816]/['Params&amp;Config'.$C$12])" office:value-type="float" office:value="21.3105272974989" calcext:value-type="float">
            <text:p>21.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5" calcext:value-type="float">
            <text:p>815</text:p>
          </table:table-cell>
          <table:table-cell table:formula="of:=(['Params&amp;Config'.$C$9]/['Params&amp;Config'.$C$10]) * [.C817]" office:value-type="float" office:value="2.18076171875" calcext:value-type="float">
            <text:p>2.181</text:p>
          </table:table-cell>
          <table:table-cell table:style-name="ce2" table:formula="of:=[.D817]*2" office:value-type="float" office:value="4.3615234375" calcext:value-type="float">
            <text:p>4.362</text:p>
          </table:table-cell>
          <table:table-cell table:style-name="ce2" table:formula="of:=[.D817]/1.4/2" office:value-type="float" office:value="0.778843470982143" calcext:value-type="float">
            <text:p>0.779</text:p>
          </table:table-cell>
          <table:table-cell table:formula="of:=20*LOG10([.C817]/['Params&amp;Config'.$C$11])" office:value-type="float" office:value="4.03775295528292" calcext:value-type="float">
            <text:p>4.04</text:p>
          </table:table-cell>
          <table:table-cell table:formula="of:=20*LOG10([.C817]/['Params&amp;Config'.$C$12])" office:value-type="float" office:value="21.3211913745144" calcext:value-type="float">
            <text:p>21.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6" calcext:value-type="float">
            <text:p>816</text:p>
          </table:table-cell>
          <table:table-cell table:formula="of:=(['Params&amp;Config'.$C$9]/['Params&amp;Config'.$C$10]) * [.C818]" office:value-type="float" office:value="2.1834375" calcext:value-type="float">
            <text:p>2.183</text:p>
          </table:table-cell>
          <table:table-cell table:style-name="ce2" table:formula="of:=[.D818]*2" office:value-type="float" office:value="4.366875" calcext:value-type="float">
            <text:p>4.367</text:p>
          </table:table-cell>
          <table:table-cell table:style-name="ce2" table:formula="of:=[.D818]/1.4/2" office:value-type="float" office:value="0.779799107142857" calcext:value-type="float">
            <text:p>0.780</text:p>
          </table:table-cell>
          <table:table-cell table:formula="of:=20*LOG10([.C818]/['Params&amp;Config'.$C$11])" office:value-type="float" office:value="4.04840395556061" calcext:value-type="float">
            <text:p>4.05</text:p>
          </table:table-cell>
          <table:table-cell table:formula="of:=20*LOG10([.C818]/['Params&amp;Config'.$C$12])" office:value-type="float" office:value="21.3318423747921" calcext:value-type="float">
            <text:p>21.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7" calcext:value-type="float">
            <text:p>817</text:p>
          </table:table-cell>
          <table:table-cell table:formula="of:=(['Params&amp;Config'.$C$9]/['Params&amp;Config'.$C$10]) * [.C819]" office:value-type="float" office:value="2.18611328125" calcext:value-type="float">
            <text:p>2.186</text:p>
          </table:table-cell>
          <table:table-cell table:style-name="ce2" table:formula="of:=[.D819]*2" office:value-type="float" office:value="4.3722265625" calcext:value-type="float">
            <text:p>4.372</text:p>
          </table:table-cell>
          <table:table-cell table:style-name="ce2" table:formula="of:=[.D819]/1.4/2" office:value-type="float" office:value="0.780754743303572" calcext:value-type="float">
            <text:p>0.781</text:p>
          </table:table-cell>
          <table:table-cell table:formula="of:=20*LOG10([.C819]/['Params&amp;Config'.$C$11])" office:value-type="float" office:value="4.0590419111317" calcext:value-type="float">
            <text:p>4.06</text:p>
          </table:table-cell>
          <table:table-cell table:formula="of:=20*LOG10([.C819]/['Params&amp;Config'.$C$12])" office:value-type="float" office:value="21.3424803303632" calcext:value-type="float">
            <text:p>21.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8" calcext:value-type="float">
            <text:p>818</text:p>
          </table:table-cell>
          <table:table-cell table:formula="of:=(['Params&amp;Config'.$C$9]/['Params&amp;Config'.$C$10]) * [.C820]" office:value-type="float" office:value="2.1887890625" calcext:value-type="float">
            <text:p>2.189</text:p>
          </table:table-cell>
          <table:table-cell table:style-name="ce2" table:formula="of:=[.D820]*2" office:value-type="float" office:value="4.377578125" calcext:value-type="float">
            <text:p>4.378</text:p>
          </table:table-cell>
          <table:table-cell table:style-name="ce2" table:formula="of:=[.D820]/1.4/2" office:value-type="float" office:value="0.781710379464286" calcext:value-type="float">
            <text:p>0.782</text:p>
          </table:table-cell>
          <table:table-cell table:formula="of:=20*LOG10([.C820]/['Params&amp;Config'.$C$11])" office:value-type="float" office:value="4.06966685390985" calcext:value-type="float">
            <text:p>4.07</text:p>
          </table:table-cell>
          <table:table-cell table:formula="of:=20*LOG10([.C820]/['Params&amp;Config'.$C$12])" office:value-type="float" office:value="21.3531052731413" calcext:value-type="float">
            <text:p>21.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9" calcext:value-type="float">
            <text:p>819</text:p>
          </table:table-cell>
          <table:table-cell table:formula="of:=(['Params&amp;Config'.$C$9]/['Params&amp;Config'.$C$10]) * [.C821]" office:value-type="float" office:value="2.19146484375" calcext:value-type="float">
            <text:p>2.191</text:p>
          </table:table-cell>
          <table:table-cell table:style-name="ce2" table:formula="of:=[.D821]*2" office:value-type="float" office:value="4.3829296875" calcext:value-type="float">
            <text:p>4.383</text:p>
          </table:table-cell>
          <table:table-cell table:style-name="ce2" table:formula="of:=[.D821]/1.4/2" office:value-type="float" office:value="0.782666015625" calcext:value-type="float">
            <text:p>0.783</text:p>
          </table:table-cell>
          <table:table-cell table:formula="of:=20*LOG10([.C821]/['Params&amp;Config'.$C$11])" office:value-type="float" office:value="4.08027881569175" calcext:value-type="float">
            <text:p>4.08</text:p>
          </table:table-cell>
          <table:table-cell table:formula="of:=20*LOG10([.C821]/['Params&amp;Config'.$C$12])" office:value-type="float" office:value="21.3637172349232" calcext:value-type="float">
            <text:p>21.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0" calcext:value-type="float">
            <text:p>820</text:p>
          </table:table-cell>
          <table:table-cell table:formula="of:=(['Params&amp;Config'.$C$9]/['Params&amp;Config'.$C$10]) * [.C822]" office:value-type="float" office:value="2.194140625" calcext:value-type="float">
            <text:p>2.194</text:p>
          </table:table-cell>
          <table:table-cell table:style-name="ce2" table:formula="of:=[.D822]*2" office:value-type="float" office:value="4.38828125" calcext:value-type="float">
            <text:p>4.388</text:p>
          </table:table-cell>
          <table:table-cell table:style-name="ce2" table:formula="of:=[.D822]/1.4/2" office:value-type="float" office:value="0.783621651785714" calcext:value-type="float">
            <text:p>0.784</text:p>
          </table:table-cell>
          <table:table-cell table:formula="of:=20*LOG10([.C822]/['Params&amp;Config'.$C$11])" office:value-type="float" office:value="4.09087782815772" calcext:value-type="float">
            <text:p>4.09</text:p>
          </table:table-cell>
          <table:table-cell table:formula="of:=20*LOG10([.C822]/['Params&amp;Config'.$C$12])" office:value-type="float" office:value="21.3743162473892" calcext:value-type="float">
            <text:p>21.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1" calcext:value-type="float">
            <text:p>821</text:p>
          </table:table-cell>
          <table:table-cell table:formula="of:=(['Params&amp;Config'.$C$9]/['Params&amp;Config'.$C$10]) * [.C823]" office:value-type="float" office:value="2.19681640625" calcext:value-type="float">
            <text:p>2.197</text:p>
          </table:table-cell>
          <table:table-cell table:style-name="ce2" table:formula="of:=[.D823]*2" office:value-type="float" office:value="4.3936328125" calcext:value-type="float">
            <text:p>4.394</text:p>
          </table:table-cell>
          <table:table-cell table:style-name="ce2" table:formula="of:=[.D823]/1.4/2" office:value-type="float" office:value="0.784577287946429" calcext:value-type="float">
            <text:p>0.785</text:p>
          </table:table-cell>
          <table:table-cell table:formula="of:=20*LOG10([.C823]/['Params&amp;Config'.$C$11])" office:value-type="float" office:value="4.1014639228722" calcext:value-type="float">
            <text:p>4.1</text:p>
          </table:table-cell>
          <table:table-cell table:formula="of:=20*LOG10([.C823]/['Params&amp;Config'.$C$12])" office:value-type="float" office:value="21.3849023421037" calcext:value-type="float">
            <text:p>21.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2" calcext:value-type="float">
            <text:p>822</text:p>
          </table:table-cell>
          <table:table-cell table:formula="of:=(['Params&amp;Config'.$C$9]/['Params&amp;Config'.$C$10]) * [.C824]" office:value-type="float" office:value="2.1994921875" calcext:value-type="float">
            <text:p>2.199</text:p>
          </table:table-cell>
          <table:table-cell table:style-name="ce2" table:formula="of:=[.D824]*2" office:value-type="float" office:value="4.398984375" calcext:value-type="float">
            <text:p>4.399</text:p>
          </table:table-cell>
          <table:table-cell table:style-name="ce2" table:formula="of:=[.D824]/1.4/2" office:value-type="float" office:value="0.785532924107143" calcext:value-type="float">
            <text:p>0.786</text:p>
          </table:table-cell>
          <table:table-cell table:formula="of:=20*LOG10([.C824]/['Params&amp;Config'.$C$11])" office:value-type="float" office:value="4.11203713128439" calcext:value-type="float">
            <text:p>4.11</text:p>
          </table:table-cell>
          <table:table-cell table:formula="of:=20*LOG10([.C824]/['Params&amp;Config'.$C$12])" office:value-type="float" office:value="21.3954755505159" calcext:value-type="float">
            <text:p>2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3" calcext:value-type="float">
            <text:p>823</text:p>
          </table:table-cell>
          <table:table-cell table:formula="of:=(['Params&amp;Config'.$C$9]/['Params&amp;Config'.$C$10]) * [.C825]" office:value-type="float" office:value="2.20216796875" calcext:value-type="float">
            <text:p>2.202</text:p>
          </table:table-cell>
          <table:table-cell table:style-name="ce2" table:formula="of:=[.D825]*2" office:value-type="float" office:value="4.4043359375" calcext:value-type="float">
            <text:p>4.404</text:p>
          </table:table-cell>
          <table:table-cell table:style-name="ce2" table:formula="of:=[.D825]/1.4/2" office:value-type="float" office:value="0.786488560267857" calcext:value-type="float">
            <text:p>0.786</text:p>
          </table:table-cell>
          <table:table-cell table:formula="of:=20*LOG10([.C825]/['Params&amp;Config'.$C$11])" office:value-type="float" office:value="4.12259748472878" calcext:value-type="float">
            <text:p>4.12</text:p>
          </table:table-cell>
          <table:table-cell table:formula="of:=20*LOG10([.C825]/['Params&amp;Config'.$C$12])" office:value-type="float" office:value="21.4060359039603" calcext:value-type="float">
            <text:p>21.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4" calcext:value-type="float">
            <text:p>824</text:p>
          </table:table-cell>
          <table:table-cell table:formula="of:=(['Params&amp;Config'.$C$9]/['Params&amp;Config'.$C$10]) * [.C826]" office:value-type="float" office:value="2.20484375" calcext:value-type="float">
            <text:p>2.205</text:p>
          </table:table-cell>
          <table:table-cell table:style-name="ce2" table:formula="of:=[.D826]*2" office:value-type="float" office:value="4.4096875" calcext:value-type="float">
            <text:p>4.410</text:p>
          </table:table-cell>
          <table:table-cell table:style-name="ce2" table:formula="of:=[.D826]/1.4/2" office:value-type="float" office:value="0.787444196428572" calcext:value-type="float">
            <text:p>0.787</text:p>
          </table:table-cell>
          <table:table-cell table:formula="of:=20*LOG10([.C826]/['Params&amp;Config'.$C$11])" office:value-type="float" office:value="4.1331450144257" calcext:value-type="float">
            <text:p>4.13</text:p>
          </table:table-cell>
          <table:table-cell table:formula="of:=20*LOG10([.C826]/['Params&amp;Config'.$C$12])" office:value-type="float" office:value="21.4165834336572" calcext:value-type="float">
            <text:p>21.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" calcext:value-type="float">
            <text:p>825</text:p>
          </table:table-cell>
          <table:table-cell table:formula="of:=(['Params&amp;Config'.$C$9]/['Params&amp;Config'.$C$10]) * [.C827]" office:value-type="float" office:value="2.20751953125" calcext:value-type="float">
            <text:p>2.208</text:p>
          </table:table-cell>
          <table:table-cell table:style-name="ce2" table:formula="of:=[.D827]*2" office:value-type="float" office:value="4.4150390625" calcext:value-type="float">
            <text:p>4.415</text:p>
          </table:table-cell>
          <table:table-cell table:style-name="ce2" table:formula="of:=[.D827]/1.4/2" office:value-type="float" office:value="0.788399832589286" calcext:value-type="float">
            <text:p>0.788</text:p>
          </table:table-cell>
          <table:table-cell table:formula="of:=20*LOG10([.C827]/['Params&amp;Config'.$C$11])" office:value-type="float" office:value="4.14367975148189" calcext:value-type="float">
            <text:p>4.14</text:p>
          </table:table-cell>
          <table:table-cell table:formula="of:=20*LOG10([.C827]/['Params&amp;Config'.$C$12])" office:value-type="float" office:value="21.4271181707134" calcext:value-type="float">
            <text:p>21.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6" calcext:value-type="float">
            <text:p>826</text:p>
          </table:table-cell>
          <table:table-cell table:formula="of:=(['Params&amp;Config'.$C$9]/['Params&amp;Config'.$C$10]) * [.C828]" office:value-type="float" office:value="2.2101953125" calcext:value-type="float">
            <text:p>2.210</text:p>
          </table:table-cell>
          <table:table-cell table:style-name="ce2" table:formula="of:=[.D828]*2" office:value-type="float" office:value="4.420390625" calcext:value-type="float">
            <text:p>4.420</text:p>
          </table:table-cell>
          <table:table-cell table:style-name="ce2" table:formula="of:=[.D828]/1.4/2" office:value-type="float" office:value="0.78935546875" calcext:value-type="float">
            <text:p>0.789</text:p>
          </table:table-cell>
          <table:table-cell table:formula="of:=20*LOG10([.C828]/['Params&amp;Config'.$C$11])" office:value-type="float" office:value="4.15420172689103" calcext:value-type="float">
            <text:p>4.15</text:p>
          </table:table-cell>
          <table:table-cell table:formula="of:=20*LOG10([.C828]/['Params&amp;Config'.$C$12])" office:value-type="float" office:value="21.4376401461225" calcext:value-type="float">
            <text:p>21.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7" calcext:value-type="float">
            <text:p>827</text:p>
          </table:table-cell>
          <table:table-cell table:formula="of:=(['Params&amp;Config'.$C$9]/['Params&amp;Config'.$C$10]) * [.C829]" office:value-type="float" office:value="2.21287109375" calcext:value-type="float">
            <text:p>2.213</text:p>
          </table:table-cell>
          <table:table-cell table:style-name="ce2" table:formula="of:=[.D829]*2" office:value-type="float" office:value="4.4257421875" calcext:value-type="float">
            <text:p>4.426</text:p>
          </table:table-cell>
          <table:table-cell table:style-name="ce2" table:formula="of:=[.D829]/1.4/2" office:value-type="float" office:value="0.790311104910714" calcext:value-type="float">
            <text:p>0.790</text:p>
          </table:table-cell>
          <table:table-cell table:formula="of:=20*LOG10([.C829]/['Params&amp;Config'.$C$11])" office:value-type="float" office:value="4.16471097153432" calcext:value-type="float">
            <text:p>4.16</text:p>
          </table:table-cell>
          <table:table-cell table:formula="of:=20*LOG10([.C829]/['Params&amp;Config'.$C$12])" office:value-type="float" office:value="21.4481493907658" calcext:value-type="float">
            <text:p>21.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8" calcext:value-type="float">
            <text:p>828</text:p>
          </table:table-cell>
          <table:table-cell table:formula="of:=(['Params&amp;Config'.$C$9]/['Params&amp;Config'.$C$10]) * [.C830]" office:value-type="float" office:value="2.215546875" calcext:value-type="float">
            <text:p>2.216</text:p>
          </table:table-cell>
          <table:table-cell table:style-name="ce2" table:formula="of:=[.D830]*2" office:value-type="float" office:value="4.43109375" calcext:value-type="float">
            <text:p>4.431</text:p>
          </table:table-cell>
          <table:table-cell table:style-name="ce2" table:formula="of:=[.D830]/1.4/2" office:value-type="float" office:value="0.791266741071429" calcext:value-type="float">
            <text:p>0.791</text:p>
          </table:table-cell>
          <table:table-cell table:formula="of:=20*LOG10([.C830]/['Params&amp;Config'.$C$11])" office:value-type="float" office:value="4.17520751618099" calcext:value-type="float">
            <text:p>4.18</text:p>
          </table:table-cell>
          <table:table-cell table:formula="of:=20*LOG10([.C830]/['Params&amp;Config'.$C$12])" office:value-type="float" office:value="21.4586459354125" calcext:value-type="float">
            <text:p>21.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9" calcext:value-type="float">
            <text:p>829</text:p>
          </table:table-cell>
          <table:table-cell table:formula="of:=(['Params&amp;Config'.$C$9]/['Params&amp;Config'.$C$10]) * [.C831]" office:value-type="float" office:value="2.21822265625" calcext:value-type="float">
            <text:p>2.218</text:p>
          </table:table-cell>
          <table:table-cell table:style-name="ce2" table:formula="of:=[.D831]*2" office:value-type="float" office:value="4.4364453125" calcext:value-type="float">
            <text:p>4.436</text:p>
          </table:table-cell>
          <table:table-cell table:style-name="ce2" table:formula="of:=[.D831]/1.4/2" office:value-type="float" office:value="0.792222377232143" calcext:value-type="float">
            <text:p>0.792</text:p>
          </table:table-cell>
          <table:table-cell table:formula="of:=20*LOG10([.C831]/['Params&amp;Config'.$C$11])" office:value-type="float" office:value="4.18569139148886" calcext:value-type="float">
            <text:p>4.19</text:p>
          </table:table-cell>
          <table:table-cell table:formula="of:=20*LOG10([.C831]/['Params&amp;Config'.$C$12])" office:value-type="float" office:value="21.4691298107203" calcext:value-type="float">
            <text:p>21.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0" calcext:value-type="float">
            <text:p>830</text:p>
          </table:table-cell>
          <table:table-cell table:formula="of:=(['Params&amp;Config'.$C$9]/['Params&amp;Config'.$C$10]) * [.C832]" office:value-type="float" office:value="2.2208984375" calcext:value-type="float">
            <text:p>2.221</text:p>
          </table:table-cell>
          <table:table-cell table:style-name="ce2" table:formula="of:=[.D832]*2" office:value-type="float" office:value="4.441796875" calcext:value-type="float">
            <text:p>4.442</text:p>
          </table:table-cell>
          <table:table-cell table:style-name="ce2" table:formula="of:=[.D832]/1.4/2" office:value-type="float" office:value="0.793178013392857" calcext:value-type="float">
            <text:p>0.793</text:p>
          </table:table-cell>
          <table:table-cell table:formula="of:=20*LOG10([.C832]/['Params&amp;Config'.$C$11])" office:value-type="float" office:value="4.19616262800486" calcext:value-type="float">
            <text:p>4.2</text:p>
          </table:table-cell>
          <table:table-cell table:formula="of:=20*LOG10([.C832]/['Params&amp;Config'.$C$12])" office:value-type="float" office:value="21.4796010472363" calcext:value-type="float">
            <text:p>21.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1" calcext:value-type="float">
            <text:p>831</text:p>
          </table:table-cell>
          <table:table-cell table:formula="of:=(['Params&amp;Config'.$C$9]/['Params&amp;Config'.$C$10]) * [.C833]" office:value-type="float" office:value="2.22357421875" calcext:value-type="float">
            <text:p>2.224</text:p>
          </table:table-cell>
          <table:table-cell table:style-name="ce2" table:formula="of:=[.D833]*2" office:value-type="float" office:value="4.4471484375" calcext:value-type="float">
            <text:p>4.447</text:p>
          </table:table-cell>
          <table:table-cell table:style-name="ce2" table:formula="of:=[.D833]/1.4/2" office:value-type="float" office:value="0.794133649553571" calcext:value-type="float">
            <text:p>0.794</text:p>
          </table:table-cell>
          <table:table-cell table:formula="of:=20*LOG10([.C833]/['Params&amp;Config'.$C$11])" office:value-type="float" office:value="4.2066212561656" calcext:value-type="float">
            <text:p>4.21</text:p>
          </table:table-cell>
          <table:table-cell table:formula="of:=20*LOG10([.C833]/['Params&amp;Config'.$C$12])" office:value-type="float" office:value="21.4900596753971" calcext:value-type="float">
            <text:p>21.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2" calcext:value-type="float">
            <text:p>832</text:p>
          </table:table-cell>
          <table:table-cell table:formula="of:=(['Params&amp;Config'.$C$9]/['Params&amp;Config'.$C$10]) * [.C834]" office:value-type="float" office:value="2.22625" calcext:value-type="float">
            <text:p>2.226</text:p>
          </table:table-cell>
          <table:table-cell table:style-name="ce2" table:formula="of:=[.D834]*2" office:value-type="float" office:value="4.4525" calcext:value-type="float">
            <text:p>4.453</text:p>
          </table:table-cell>
          <table:table-cell table:style-name="ce2" table:formula="of:=[.D834]/1.4/2" office:value-type="float" office:value="0.795089285714286" calcext:value-type="float">
            <text:p>0.795</text:p>
          </table:table-cell>
          <table:table-cell table:formula="of:=20*LOG10([.C834]/['Params&amp;Config'.$C$11])" office:value-type="float" office:value="4.21706730629786" calcext:value-type="float">
            <text:p>4.22</text:p>
          </table:table-cell>
          <table:table-cell table:formula="of:=20*LOG10([.C834]/['Params&amp;Config'.$C$12])" office:value-type="float" office:value="21.5005057255293" calcext:value-type="float">
            <text:p>21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3" calcext:value-type="float">
            <text:p>833</text:p>
          </table:table-cell>
          <table:table-cell table:formula="of:=(['Params&amp;Config'.$C$9]/['Params&amp;Config'.$C$10]) * [.C835]" office:value-type="float" office:value="2.22892578125" calcext:value-type="float">
            <text:p>2.229</text:p>
          </table:table-cell>
          <table:table-cell table:style-name="ce2" table:formula="of:=[.D835]*2" office:value-type="float" office:value="4.4578515625" calcext:value-type="float">
            <text:p>4.458</text:p>
          </table:table-cell>
          <table:table-cell table:style-name="ce2" table:formula="of:=[.D835]/1.4/2" office:value-type="float" office:value="0.796044921875" calcext:value-type="float">
            <text:p>0.796</text:p>
          </table:table-cell>
          <table:table-cell table:formula="of:=20*LOG10([.C835]/['Params&amp;Config'.$C$11])" office:value-type="float" office:value="4.22750080861914" calcext:value-type="float">
            <text:p>4.23</text:p>
          </table:table-cell>
          <table:table-cell table:formula="of:=20*LOG10([.C835]/['Params&amp;Config'.$C$12])" office:value-type="float" office:value="21.5109392278506" calcext:value-type="float">
            <text:p>21.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4" calcext:value-type="float">
            <text:p>834</text:p>
          </table:table-cell>
          <table:table-cell table:formula="of:=(['Params&amp;Config'.$C$9]/['Params&amp;Config'.$C$10]) * [.C836]" office:value-type="float" office:value="2.2316015625" calcext:value-type="float">
            <text:p>2.232</text:p>
          </table:table-cell>
          <table:table-cell table:style-name="ce2" table:formula="of:=[.D836]*2" office:value-type="float" office:value="4.463203125" calcext:value-type="float">
            <text:p>4.463</text:p>
          </table:table-cell>
          <table:table-cell table:style-name="ce2" table:formula="of:=[.D836]/1.4/2" office:value-type="float" office:value="0.797000558035714" calcext:value-type="float">
            <text:p>0.797</text:p>
          </table:table-cell>
          <table:table-cell table:formula="of:=20*LOG10([.C836]/['Params&amp;Config'.$C$11])" office:value-type="float" office:value="4.23792179323816" calcext:value-type="float">
            <text:p>4.24</text:p>
          </table:table-cell>
          <table:table-cell table:formula="of:=20*LOG10([.C836]/['Params&amp;Config'.$C$12])" office:value-type="float" office:value="21.5213602124696" calcext:value-type="float">
            <text:p>21.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5" calcext:value-type="float">
            <text:p>835</text:p>
          </table:table-cell>
          <table:table-cell table:formula="of:=(['Params&amp;Config'.$C$9]/['Params&amp;Config'.$C$10]) * [.C837]" office:value-type="float" office:value="2.23427734375" calcext:value-type="float">
            <text:p>2.234</text:p>
          </table:table-cell>
          <table:table-cell table:style-name="ce2" table:formula="of:=[.D837]*2" office:value-type="float" office:value="4.4685546875" calcext:value-type="float">
            <text:p>4.469</text:p>
          </table:table-cell>
          <table:table-cell table:style-name="ce2" table:formula="of:=[.D837]/1.4/2" office:value-type="float" office:value="0.797956194196429" calcext:value-type="float">
            <text:p>0.798</text:p>
          </table:table-cell>
          <table:table-cell table:formula="of:=20*LOG10([.C837]/['Params&amp;Config'.$C$11])" office:value-type="float" office:value="4.24833029015543" calcext:value-type="float">
            <text:p>4.25</text:p>
          </table:table-cell>
          <table:table-cell table:formula="of:=20*LOG10([.C837]/['Params&amp;Config'.$C$12])" office:value-type="float" office:value="21.5317687093869" calcext:value-type="float">
            <text:p>21.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6" calcext:value-type="float">
            <text:p>836</text:p>
          </table:table-cell>
          <table:table-cell table:formula="of:=(['Params&amp;Config'.$C$9]/['Params&amp;Config'.$C$10]) * [.C838]" office:value-type="float" office:value="2.236953125" calcext:value-type="float">
            <text:p>2.237</text:p>
          </table:table-cell>
          <table:table-cell table:style-name="ce2" table:formula="of:=[.D838]*2" office:value-type="float" office:value="4.47390625" calcext:value-type="float">
            <text:p>4.474</text:p>
          </table:table-cell>
          <table:table-cell table:style-name="ce2" table:formula="of:=[.D838]/1.4/2" office:value-type="float" office:value="0.798911830357143" calcext:value-type="float">
            <text:p>0.799</text:p>
          </table:table-cell>
          <table:table-cell table:formula="of:=20*LOG10([.C838]/['Params&amp;Config'.$C$11])" office:value-type="float" office:value="4.25872632926371" calcext:value-type="float">
            <text:p>4.26</text:p>
          </table:table-cell>
          <table:table-cell table:formula="of:=20*LOG10([.C838]/['Params&amp;Config'.$C$12])" office:value-type="float" office:value="21.5421647484952" calcext:value-type="float">
            <text:p>21.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7" calcext:value-type="float">
            <text:p>837</text:p>
          </table:table-cell>
          <table:table-cell table:formula="of:=(['Params&amp;Config'.$C$9]/['Params&amp;Config'.$C$10]) * [.C839]" office:value-type="float" office:value="2.23962890625" calcext:value-type="float">
            <text:p>2.240</text:p>
          </table:table-cell>
          <table:table-cell table:style-name="ce2" table:formula="of:=[.D839]*2" office:value-type="float" office:value="4.4792578125" calcext:value-type="float">
            <text:p>4.479</text:p>
          </table:table-cell>
          <table:table-cell table:style-name="ce2" table:formula="of:=[.D839]/1.4/2" office:value-type="float" office:value="0.799867466517857" calcext:value-type="float">
            <text:p>0.800</text:p>
          </table:table-cell>
          <table:table-cell table:formula="of:=20*LOG10([.C839]/['Params&amp;Config'.$C$11])" office:value-type="float" office:value="4.26910994034858" calcext:value-type="float">
            <text:p>4.27</text:p>
          </table:table-cell>
          <table:table-cell table:formula="of:=20*LOG10([.C839]/['Params&amp;Config'.$C$12])" office:value-type="float" office:value="21.5525483595801" calcext:value-type="float">
            <text:p>21.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8" calcext:value-type="float">
            <text:p>838</text:p>
          </table:table-cell>
          <table:table-cell table:formula="of:=(['Params&amp;Config'.$C$9]/['Params&amp;Config'.$C$10]) * [.C840]" office:value-type="float" office:value="2.2423046875" calcext:value-type="float">
            <text:p>2.242</text:p>
          </table:table-cell>
          <table:table-cell table:style-name="ce2" table:formula="of:=[.D840]*2" office:value-type="float" office:value="4.484609375" calcext:value-type="float">
            <text:p>4.485</text:p>
          </table:table-cell>
          <table:table-cell table:style-name="ce2" table:formula="of:=[.D840]/1.4/2" office:value-type="float" office:value="0.800823102678572" calcext:value-type="float">
            <text:p>0.801</text:p>
          </table:table-cell>
          <table:table-cell table:formula="of:=20*LOG10([.C840]/['Params&amp;Config'.$C$11])" office:value-type="float" office:value="4.27948115308891" calcext:value-type="float">
            <text:p>4.28</text:p>
          </table:table-cell>
          <table:table-cell table:formula="of:=20*LOG10([.C840]/['Params&amp;Config'.$C$12])" office:value-type="float" office:value="21.5629195723204" calcext:value-type="float">
            <text:p>21.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39" calcext:value-type="float">
            <text:p>839</text:p>
          </table:table-cell>
          <table:table-cell table:formula="of:=(['Params&amp;Config'.$C$9]/['Params&amp;Config'.$C$10]) * [.C841]" office:value-type="float" office:value="2.24498046875" calcext:value-type="float">
            <text:p>2.245</text:p>
          </table:table-cell>
          <table:table-cell table:style-name="ce2" table:formula="of:=[.D841]*2" office:value-type="float" office:value="4.4899609375" calcext:value-type="float">
            <text:p>4.490</text:p>
          </table:table-cell>
          <table:table-cell table:style-name="ce2" table:formula="of:=[.D841]/1.4/2" office:value-type="float" office:value="0.801778738839286" calcext:value-type="float">
            <text:p>0.802</text:p>
          </table:table-cell>
          <table:table-cell table:formula="of:=20*LOG10([.C841]/['Params&amp;Config'.$C$11])" office:value-type="float" office:value="4.28983999705739" calcext:value-type="float">
            <text:p>4.29</text:p>
          </table:table-cell>
          <table:table-cell table:formula="of:=20*LOG10([.C841]/['Params&amp;Config'.$C$12])" office:value-type="float" office:value="21.5732784162889" calcext:value-type="float">
            <text:p>21.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0" calcext:value-type="float">
            <text:p>840</text:p>
          </table:table-cell>
          <table:table-cell table:formula="of:=(['Params&amp;Config'.$C$9]/['Params&amp;Config'.$C$10]) * [.C842]" office:value-type="float" office:value="2.24765625" calcext:value-type="float">
            <text:p>2.248</text:p>
          </table:table-cell>
          <table:table-cell table:style-name="ce2" table:formula="of:=[.D842]*2" office:value-type="float" office:value="4.4953125" calcext:value-type="float">
            <text:p>4.495</text:p>
          </table:table-cell>
          <table:table-cell table:style-name="ce2" table:formula="of:=[.D842]/1.4/2" office:value-type="float" office:value="0.802734375" calcext:value-type="float">
            <text:p>0.803</text:p>
          </table:table-cell>
          <table:table-cell table:formula="of:=20*LOG10([.C842]/['Params&amp;Config'.$C$11])" office:value-type="float" office:value="4.30018650172102" calcext:value-type="float">
            <text:p>4.3</text:p>
          </table:table-cell>
          <table:table-cell table:formula="of:=20*LOG10([.C842]/['Params&amp;Config'.$C$12])" office:value-type="float" office:value="21.5836249209525" calcext:value-type="float">
            <text:p>21.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1" calcext:value-type="float">
            <text:p>841</text:p>
          </table:table-cell>
          <table:table-cell table:formula="of:=(['Params&amp;Config'.$C$9]/['Params&amp;Config'.$C$10]) * [.C843]" office:value-type="float" office:value="2.25033203125" calcext:value-type="float">
            <text:p>2.250</text:p>
          </table:table-cell>
          <table:table-cell table:style-name="ce2" table:formula="of:=[.D843]*2" office:value-type="float" office:value="4.5006640625" calcext:value-type="float">
            <text:p>4.501</text:p>
          </table:table-cell>
          <table:table-cell table:style-name="ce2" table:formula="of:=[.D843]/1.4/2" office:value-type="float" office:value="0.803690011160714" calcext:value-type="float">
            <text:p>0.804</text:p>
          </table:table-cell>
          <table:table-cell table:formula="of:=20*LOG10([.C843]/['Params&amp;Config'.$C$11])" office:value-type="float" office:value="4.31052069644163" calcext:value-type="float">
            <text:p>4.31</text:p>
          </table:table-cell>
          <table:table-cell table:formula="of:=20*LOG10([.C843]/['Params&amp;Config'.$C$12])" office:value-type="float" office:value="21.5939591156731" calcext:value-type="float">
            <text:p>21.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2" calcext:value-type="float">
            <text:p>842</text:p>
          </table:table-cell>
          <table:table-cell table:formula="of:=(['Params&amp;Config'.$C$9]/['Params&amp;Config'.$C$10]) * [.C844]" office:value-type="float" office:value="2.2530078125" calcext:value-type="float">
            <text:p>2.253</text:p>
          </table:table-cell>
          <table:table-cell table:style-name="ce2" table:formula="of:=[.D844]*2" office:value-type="float" office:value="4.506015625" calcext:value-type="float">
            <text:p>4.506</text:p>
          </table:table-cell>
          <table:table-cell table:style-name="ce2" table:formula="of:=[.D844]/1.4/2" office:value-type="float" office:value="0.804645647321429" calcext:value-type="float">
            <text:p>0.805</text:p>
          </table:table-cell>
          <table:table-cell table:formula="of:=20*LOG10([.C844]/['Params&amp;Config'.$C$11])" office:value-type="float" office:value="4.32084261047638" calcext:value-type="float">
            <text:p>4.32</text:p>
          </table:table-cell>
          <table:table-cell table:formula="of:=20*LOG10([.C844]/['Params&amp;Config'.$C$12])" office:value-type="float" office:value="21.6042810297079" calcext:value-type="float">
            <text:p>21.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3" calcext:value-type="float">
            <text:p>843</text:p>
          </table:table-cell>
          <table:table-cell table:formula="of:=(['Params&amp;Config'.$C$9]/['Params&amp;Config'.$C$10]) * [.C845]" office:value-type="float" office:value="2.25568359375" calcext:value-type="float">
            <text:p>2.256</text:p>
          </table:table-cell>
          <table:table-cell table:style-name="ce2" table:formula="of:=[.D845]*2" office:value-type="float" office:value="4.5113671875" calcext:value-type="float">
            <text:p>4.511</text:p>
          </table:table-cell>
          <table:table-cell table:style-name="ce2" table:formula="of:=[.D845]/1.4/2" office:value-type="float" office:value="0.805601283482143" calcext:value-type="float">
            <text:p>0.806</text:p>
          </table:table-cell>
          <table:table-cell table:formula="of:=20*LOG10([.C845]/['Params&amp;Config'.$C$11])" office:value-type="float" office:value="4.33115227297823" calcext:value-type="float">
            <text:p>4.33</text:p>
          </table:table-cell>
          <table:table-cell table:formula="of:=20*LOG10([.C845]/['Params&amp;Config'.$C$12])" office:value-type="float" office:value="21.6145906922097" calcext:value-type="float">
            <text:p>21.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4" calcext:value-type="float">
            <text:p>844</text:p>
          </table:table-cell>
          <table:table-cell table:formula="of:=(['Params&amp;Config'.$C$9]/['Params&amp;Config'.$C$10]) * [.C846]" office:value-type="float" office:value="2.258359375" calcext:value-type="float">
            <text:p>2.258</text:p>
          </table:table-cell>
          <table:table-cell table:style-name="ce2" table:formula="of:=[.D846]*2" office:value-type="float" office:value="4.51671875" calcext:value-type="float">
            <text:p>4.517</text:p>
          </table:table-cell>
          <table:table-cell table:style-name="ce2" table:formula="of:=[.D846]/1.4/2" office:value-type="float" office:value="0.806556919642857" calcext:value-type="float">
            <text:p>0.807</text:p>
          </table:table-cell>
          <table:table-cell table:formula="of:=20*LOG10([.C846]/['Params&amp;Config'.$C$11])" office:value-type="float" office:value="4.34144971299649" calcext:value-type="float">
            <text:p>4.34</text:p>
          </table:table-cell>
          <table:table-cell table:formula="of:=20*LOG10([.C846]/['Params&amp;Config'.$C$12])" office:value-type="float" office:value="21.624888132228" calcext:value-type="float">
            <text:p>21.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5" calcext:value-type="float">
            <text:p>845</text:p>
          </table:table-cell>
          <table:table-cell table:formula="of:=(['Params&amp;Config'.$C$9]/['Params&amp;Config'.$C$10]) * [.C847]" office:value-type="float" office:value="2.26103515625" calcext:value-type="float">
            <text:p>2.261</text:p>
          </table:table-cell>
          <table:table-cell table:style-name="ce2" table:formula="of:=[.D847]*2" office:value-type="float" office:value="4.5220703125" calcext:value-type="float">
            <text:p>4.522</text:p>
          </table:table-cell>
          <table:table-cell table:style-name="ce2" table:formula="of:=[.D847]/1.4/2" office:value-type="float" office:value="0.807512555803572" calcext:value-type="float">
            <text:p>0.808</text:p>
          </table:table-cell>
          <table:table-cell table:formula="of:=20*LOG10([.C847]/['Params&amp;Config'.$C$11])" office:value-type="float" office:value="4.35173495947723" calcext:value-type="float">
            <text:p>4.35</text:p>
          </table:table-cell>
          <table:table-cell table:formula="of:=20*LOG10([.C847]/['Params&amp;Config'.$C$12])" office:value-type="float" office:value="21.6351733787087" calcext:value-type="float">
            <text:p>21.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6" calcext:value-type="float">
            <text:p>846</text:p>
          </table:table-cell>
          <table:table-cell table:formula="of:=(['Params&amp;Config'.$C$9]/['Params&amp;Config'.$C$10]) * [.C848]" office:value-type="float" office:value="2.2637109375" calcext:value-type="float">
            <text:p>2.264</text:p>
          </table:table-cell>
          <table:table-cell table:style-name="ce2" table:formula="of:=[.D848]*2" office:value-type="float" office:value="4.527421875" calcext:value-type="float">
            <text:p>4.527</text:p>
          </table:table-cell>
          <table:table-cell table:style-name="ce2" table:formula="of:=[.D848]/1.4/2" office:value-type="float" office:value="0.808468191964286" calcext:value-type="float">
            <text:p>0.808</text:p>
          </table:table-cell>
          <table:table-cell table:formula="of:=20*LOG10([.C848]/['Params&amp;Config'.$C$11])" office:value-type="float" office:value="4.36200804126386" calcext:value-type="float">
            <text:p>4.36</text:p>
          </table:table-cell>
          <table:table-cell table:formula="of:=20*LOG10([.C848]/['Params&amp;Config'.$C$12])" office:value-type="float" office:value="21.6454464604953" calcext:value-type="float">
            <text:p>21.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7" calcext:value-type="float">
            <text:p>847</text:p>
          </table:table-cell>
          <table:table-cell table:formula="of:=(['Params&amp;Config'.$C$9]/['Params&amp;Config'.$C$10]) * [.C849]" office:value-type="float" office:value="2.26638671875" calcext:value-type="float">
            <text:p>2.266</text:p>
          </table:table-cell>
          <table:table-cell table:style-name="ce2" table:formula="of:=[.D849]*2" office:value-type="float" office:value="4.5327734375" calcext:value-type="float">
            <text:p>4.533</text:p>
          </table:table-cell>
          <table:table-cell table:style-name="ce2" table:formula="of:=[.D849]/1.4/2" office:value-type="float" office:value="0.809423828125" calcext:value-type="float">
            <text:p>0.809</text:p>
          </table:table-cell>
          <table:table-cell table:formula="of:=20*LOG10([.C849]/['Params&amp;Config'.$C$11])" office:value-type="float" office:value="4.37226898709752" calcext:value-type="float">
            <text:p>4.37</text:p>
          </table:table-cell>
          <table:table-cell table:formula="of:=20*LOG10([.C849]/['Params&amp;Config'.$C$12])" office:value-type="float" office:value="21.655707406329" calcext:value-type="float">
            <text:p>21.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8" calcext:value-type="float">
            <text:p>848</text:p>
          </table:table-cell>
          <table:table-cell table:formula="of:=(['Params&amp;Config'.$C$9]/['Params&amp;Config'.$C$10]) * [.C850]" office:value-type="float" office:value="2.2690625" calcext:value-type="float">
            <text:p>2.269</text:p>
          </table:table-cell>
          <table:table-cell table:style-name="ce2" table:formula="of:=[.D850]*2" office:value-type="float" office:value="4.538125" calcext:value-type="float">
            <text:p>4.538</text:p>
          </table:table-cell>
          <table:table-cell table:style-name="ce2" table:formula="of:=[.D850]/1.4/2" office:value-type="float" office:value="0.810379464285714" calcext:value-type="float">
            <text:p>0.810</text:p>
          </table:table-cell>
          <table:table-cell table:formula="of:=20*LOG10([.C850]/['Params&amp;Config'.$C$11])" office:value-type="float" office:value="4.38251782561766" calcext:value-type="float">
            <text:p>4.38</text:p>
          </table:table-cell>
          <table:table-cell table:formula="of:=20*LOG10([.C850]/['Params&amp;Config'.$C$12])" office:value-type="float" office:value="21.6659562448491" calcext:value-type="float">
            <text:p>21.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49" calcext:value-type="float">
            <text:p>849</text:p>
          </table:table-cell>
          <table:table-cell table:formula="of:=(['Params&amp;Config'.$C$9]/['Params&amp;Config'.$C$10]) * [.C851]" office:value-type="float" office:value="2.27173828125" calcext:value-type="float">
            <text:p>2.272</text:p>
          </table:table-cell>
          <table:table-cell table:style-name="ce2" table:formula="of:=[.D851]*2" office:value-type="float" office:value="4.5434765625" calcext:value-type="float">
            <text:p>4.543</text:p>
          </table:table-cell>
          <table:table-cell table:style-name="ce2" table:formula="of:=[.D851]/1.4/2" office:value-type="float" office:value="0.811335100446429" calcext:value-type="float">
            <text:p>0.811</text:p>
          </table:table-cell>
          <table:table-cell table:formula="of:=20*LOG10([.C851]/['Params&amp;Config'.$C$11])" office:value-type="float" office:value="4.39275458536244" calcext:value-type="float">
            <text:p>4.39</text:p>
          </table:table-cell>
          <table:table-cell table:formula="of:=20*LOG10([.C851]/['Params&amp;Config'.$C$12])" office:value-type="float" office:value="21.6761930045939" calcext:value-type="float">
            <text:p>21.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0" calcext:value-type="float">
            <text:p>850</text:p>
          </table:table-cell>
          <table:table-cell table:formula="of:=(['Params&amp;Config'.$C$9]/['Params&amp;Config'.$C$10]) * [.C852]" office:value-type="float" office:value="2.2744140625" calcext:value-type="float">
            <text:p>2.274</text:p>
          </table:table-cell>
          <table:table-cell table:style-name="ce2" table:formula="of:=[.D852]*2" office:value-type="float" office:value="4.548828125" calcext:value-type="float">
            <text:p>4.549</text:p>
          </table:table-cell>
          <table:table-cell table:style-name="ce2" table:formula="of:=[.D852]/1.4/2" office:value-type="float" office:value="0.812290736607143" calcext:value-type="float">
            <text:p>0.812</text:p>
          </table:table-cell>
          <table:table-cell table:formula="of:=20*LOG10([.C852]/['Params&amp;Config'.$C$11])" office:value-type="float" office:value="4.40297929476924" calcext:value-type="float">
            <text:p>4.4</text:p>
          </table:table-cell>
          <table:table-cell table:formula="of:=20*LOG10([.C852]/['Params&amp;Config'.$C$12])" office:value-type="float" office:value="21.6864177140007" calcext:value-type="float">
            <text:p>21.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1" calcext:value-type="float">
            <text:p>851</text:p>
          </table:table-cell>
          <table:table-cell table:formula="of:=(['Params&amp;Config'.$C$9]/['Params&amp;Config'.$C$10]) * [.C853]" office:value-type="float" office:value="2.27708984375" calcext:value-type="float">
            <text:p>2.277</text:p>
          </table:table-cell>
          <table:table-cell table:style-name="ce2" table:formula="of:=[.D853]*2" office:value-type="float" office:value="4.5541796875" calcext:value-type="float">
            <text:p>4.554</text:p>
          </table:table-cell>
          <table:table-cell table:style-name="ce2" table:formula="of:=[.D853]/1.4/2" office:value-type="float" office:value="0.813246372767857" calcext:value-type="float">
            <text:p>0.813</text:p>
          </table:table-cell>
          <table:table-cell table:formula="of:=20*LOG10([.C853]/['Params&amp;Config'.$C$11])" office:value-type="float" office:value="4.41319198217514" calcext:value-type="float">
            <text:p>4.41</text:p>
          </table:table-cell>
          <table:table-cell table:formula="of:=20*LOG10([.C853]/['Params&amp;Config'.$C$12])" office:value-type="float" office:value="21.6966304014066" calcext:value-type="float">
            <text:p>21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2" calcext:value-type="float">
            <text:p>852</text:p>
          </table:table-cell>
          <table:table-cell table:formula="of:=(['Params&amp;Config'.$C$9]/['Params&amp;Config'.$C$10]) * [.C854]" office:value-type="float" office:value="2.279765625" calcext:value-type="float">
            <text:p>2.280</text:p>
          </table:table-cell>
          <table:table-cell table:style-name="ce2" table:formula="of:=[.D854]*2" office:value-type="float" office:value="4.55953125" calcext:value-type="float">
            <text:p>4.560</text:p>
          </table:table-cell>
          <table:table-cell table:style-name="ce2" table:formula="of:=[.D854]/1.4/2" office:value-type="float" office:value="0.814202008928572" calcext:value-type="float">
            <text:p>0.814</text:p>
          </table:table-cell>
          <table:table-cell table:formula="of:=20*LOG10([.C854]/['Params&amp;Config'.$C$11])" office:value-type="float" office:value="4.42339267581739" calcext:value-type="float">
            <text:p>4.42</text:p>
          </table:table-cell>
          <table:table-cell table:formula="of:=20*LOG10([.C854]/['Params&amp;Config'.$C$12])" office:value-type="float" office:value="21.7068310950489" calcext:value-type="float">
            <text:p>21.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3" calcext:value-type="float">
            <text:p>853</text:p>
          </table:table-cell>
          <table:table-cell table:formula="of:=(['Params&amp;Config'.$C$9]/['Params&amp;Config'.$C$10]) * [.C855]" office:value-type="float" office:value="2.28244140625" calcext:value-type="float">
            <text:p>2.282</text:p>
          </table:table-cell>
          <table:table-cell table:style-name="ce2" table:formula="of:=[.D855]*2" office:value-type="float" office:value="4.5648828125" calcext:value-type="float">
            <text:p>4.565</text:p>
          </table:table-cell>
          <table:table-cell table:style-name="ce2" table:formula="of:=[.D855]/1.4/2" office:value-type="float" office:value="0.815157645089286" calcext:value-type="float">
            <text:p>0.815</text:p>
          </table:table-cell>
          <table:table-cell table:formula="of:=20*LOG10([.C855]/['Params&amp;Config'.$C$11])" office:value-type="float" office:value="4.43358140383385" calcext:value-type="float">
            <text:p>4.43</text:p>
          </table:table-cell>
          <table:table-cell table:formula="of:=20*LOG10([.C855]/['Params&amp;Config'.$C$12])" office:value-type="float" office:value="21.7170198230653" calcext:value-type="float">
            <text:p>21.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4" calcext:value-type="float">
            <text:p>854</text:p>
          </table:table-cell>
          <table:table-cell table:formula="of:=(['Params&amp;Config'.$C$9]/['Params&amp;Config'.$C$10]) * [.C856]" office:value-type="float" office:value="2.2851171875" calcext:value-type="float">
            <text:p>2.285</text:p>
          </table:table-cell>
          <table:table-cell table:style-name="ce2" table:formula="of:=[.D856]*2" office:value-type="float" office:value="4.570234375" calcext:value-type="float">
            <text:p>4.570</text:p>
          </table:table-cell>
          <table:table-cell table:style-name="ce2" table:formula="of:=[.D856]/1.4/2" office:value-type="float" office:value="0.81611328125" calcext:value-type="float">
            <text:p>0.816</text:p>
          </table:table-cell>
          <table:table-cell table:formula="of:=20*LOG10([.C856]/['Params&amp;Config'.$C$11])" office:value-type="float" office:value="4.44375819426349" calcext:value-type="float">
            <text:p>4.44</text:p>
          </table:table-cell>
          <table:table-cell table:formula="of:=20*LOG10([.C856]/['Params&amp;Config'.$C$12])" office:value-type="float" office:value="21.727196613495" calcext:value-type="float">
            <text:p>21.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5" calcext:value-type="float">
            <text:p>855</text:p>
          </table:table-cell>
          <table:table-cell table:formula="of:=(['Params&amp;Config'.$C$9]/['Params&amp;Config'.$C$10]) * [.C857]" office:value-type="float" office:value="2.28779296875" calcext:value-type="float">
            <text:p>2.288</text:p>
          </table:table-cell>
          <table:table-cell table:style-name="ce2" table:formula="of:=[.D857]*2" office:value-type="float" office:value="4.5755859375" calcext:value-type="float">
            <text:p>4.576</text:p>
          </table:table-cell>
          <table:table-cell table:style-name="ce2" table:formula="of:=[.D857]/1.4/2" office:value-type="float" office:value="0.817068917410714" calcext:value-type="float">
            <text:p>0.817</text:p>
          </table:table-cell>
          <table:table-cell table:formula="of:=20*LOG10([.C857]/['Params&amp;Config'.$C$11])" office:value-type="float" office:value="4.45392307504684" calcext:value-type="float">
            <text:p>4.45</text:p>
          </table:table-cell>
          <table:table-cell table:formula="of:=20*LOG10([.C857]/['Params&amp;Config'.$C$12])" office:value-type="float" office:value="21.7373614942783" calcext:value-type="float">
            <text:p>21.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6" calcext:value-type="float">
            <text:p>856</text:p>
          </table:table-cell>
          <table:table-cell table:formula="of:=(['Params&amp;Config'.$C$9]/['Params&amp;Config'.$C$10]) * [.C858]" office:value-type="float" office:value="2.29046875" calcext:value-type="float">
            <text:p>2.290</text:p>
          </table:table-cell>
          <table:table-cell table:style-name="ce2" table:formula="of:=[.D858]*2" office:value-type="float" office:value="4.5809375" calcext:value-type="float">
            <text:p>4.581</text:p>
          </table:table-cell>
          <table:table-cell table:style-name="ce2" table:formula="of:=[.D858]/1.4/2" office:value-type="float" office:value="0.818024553571429" calcext:value-type="float">
            <text:p>0.818</text:p>
          </table:table-cell>
          <table:table-cell table:formula="of:=20*LOG10([.C858]/['Params&amp;Config'.$C$11])" office:value-type="float" office:value="4.46407607402645" calcext:value-type="float">
            <text:p>4.46</text:p>
          </table:table-cell>
          <table:table-cell table:formula="of:=20*LOG10([.C858]/['Params&amp;Config'.$C$12])" office:value-type="float" office:value="21.7475144932579" calcext:value-type="float">
            <text:p>21.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7" calcext:value-type="float">
            <text:p>857</text:p>
          </table:table-cell>
          <table:table-cell table:formula="of:=(['Params&amp;Config'.$C$9]/['Params&amp;Config'.$C$10]) * [.C859]" office:value-type="float" office:value="2.29314453125" calcext:value-type="float">
            <text:p>2.293</text:p>
          </table:table-cell>
          <table:table-cell table:style-name="ce2" table:formula="of:=[.D859]*2" office:value-type="float" office:value="4.5862890625" calcext:value-type="float">
            <text:p>4.586</text:p>
          </table:table-cell>
          <table:table-cell table:style-name="ce2" table:formula="of:=[.D859]/1.4/2" office:value-type="float" office:value="0.818980189732143" calcext:value-type="float">
            <text:p>0.819</text:p>
          </table:table-cell>
          <table:table-cell table:formula="of:=20*LOG10([.C859]/['Params&amp;Config'.$C$11])" office:value-type="float" office:value="4.47421721894735" calcext:value-type="float">
            <text:p>4.47</text:p>
          </table:table-cell>
          <table:table-cell table:formula="of:=20*LOG10([.C859]/['Params&amp;Config'.$C$12])" office:value-type="float" office:value="21.7576556381788" calcext:value-type="float">
            <text:p>21.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8" calcext:value-type="float">
            <text:p>858</text:p>
          </table:table-cell>
          <table:table-cell table:formula="of:=(['Params&amp;Config'.$C$9]/['Params&amp;Config'.$C$10]) * [.C860]" office:value-type="float" office:value="2.2958203125" calcext:value-type="float">
            <text:p>2.296</text:p>
          </table:table-cell>
          <table:table-cell table:style-name="ce2" table:formula="of:=[.D860]*2" office:value-type="float" office:value="4.591640625" calcext:value-type="float">
            <text:p>4.592</text:p>
          </table:table-cell>
          <table:table-cell table:style-name="ce2" table:formula="of:=[.D860]/1.4/2" office:value-type="float" office:value="0.819935825892857" calcext:value-type="float">
            <text:p>0.820</text:p>
          </table:table-cell>
          <table:table-cell table:formula="of:=20*LOG10([.C860]/['Params&amp;Config'.$C$11])" office:value-type="float" office:value="4.48434653745749" calcext:value-type="float">
            <text:p>4.48</text:p>
          </table:table-cell>
          <table:table-cell table:formula="of:=20*LOG10([.C860]/['Params&amp;Config'.$C$12])" office:value-type="float" office:value="21.767784956689" calcext:value-type="float">
            <text:p>21.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59" calcext:value-type="float">
            <text:p>859</text:p>
          </table:table-cell>
          <table:table-cell table:formula="of:=(['Params&amp;Config'.$C$9]/['Params&amp;Config'.$C$10]) * [.C861]" office:value-type="float" office:value="2.29849609375" calcext:value-type="float">
            <text:p>2.298</text:p>
          </table:table-cell>
          <table:table-cell table:style-name="ce2" table:formula="of:=[.D861]*2" office:value-type="float" office:value="4.5969921875" calcext:value-type="float">
            <text:p>4.597</text:p>
          </table:table-cell>
          <table:table-cell table:style-name="ce2" table:formula="of:=[.D861]/1.4/2" office:value-type="float" office:value="0.820891462053572" calcext:value-type="float">
            <text:p>0.821</text:p>
          </table:table-cell>
          <table:table-cell table:formula="of:=20*LOG10([.C861]/['Params&amp;Config'.$C$11])" office:value-type="float" office:value="4.49446405710823" calcext:value-type="float">
            <text:p>4.49</text:p>
          </table:table-cell>
          <table:table-cell table:formula="of:=20*LOG10([.C861]/['Params&amp;Config'.$C$12])" office:value-type="float" office:value="21.7779024763397" calcext:value-type="float">
            <text:p>21.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0" calcext:value-type="float">
            <text:p>860</text:p>
          </table:table-cell>
          <table:table-cell table:formula="of:=(['Params&amp;Config'.$C$9]/['Params&amp;Config'.$C$10]) * [.C862]" office:value-type="float" office:value="2.301171875" calcext:value-type="float">
            <text:p>2.301</text:p>
          </table:table-cell>
          <table:table-cell table:style-name="ce2" table:formula="of:=[.D862]*2" office:value-type="float" office:value="4.60234375" calcext:value-type="float">
            <text:p>4.602</text:p>
          </table:table-cell>
          <table:table-cell table:style-name="ce2" table:formula="of:=[.D862]/1.4/2" office:value-type="float" office:value="0.821847098214286" calcext:value-type="float">
            <text:p>0.822</text:p>
          </table:table-cell>
          <table:table-cell table:formula="of:=20*LOG10([.C862]/['Params&amp;Config'.$C$11])" office:value-type="float" office:value="4.50456980535474" calcext:value-type="float">
            <text:p>4.5</text:p>
          </table:table-cell>
          <table:table-cell table:formula="of:=20*LOG10([.C862]/['Params&amp;Config'.$C$12])" office:value-type="float" office:value="21.7880082245862" calcext:value-type="float">
            <text:p>21.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1" calcext:value-type="float">
            <text:p>861</text:p>
          </table:table-cell>
          <table:table-cell table:formula="of:=(['Params&amp;Config'.$C$9]/['Params&amp;Config'.$C$10]) * [.C863]" office:value-type="float" office:value="2.30384765625" calcext:value-type="float">
            <text:p>2.304</text:p>
          </table:table-cell>
          <table:table-cell table:style-name="ce2" table:formula="of:=[.D863]*2" office:value-type="float" office:value="4.6076953125" calcext:value-type="float">
            <text:p>4.608</text:p>
          </table:table-cell>
          <table:table-cell table:style-name="ce2" table:formula="of:=[.D863]/1.4/2" office:value-type="float" office:value="0.822802734375" calcext:value-type="float">
            <text:p>0.823</text:p>
          </table:table-cell>
          <table:table-cell table:formula="of:=20*LOG10([.C863]/['Params&amp;Config'.$C$11])" office:value-type="float" office:value="4.51466380955648" calcext:value-type="float">
            <text:p>4.51</text:p>
          </table:table-cell>
          <table:table-cell table:formula="of:=20*LOG10([.C863]/['Params&amp;Config'.$C$12])" office:value-type="float" office:value="21.798102228788" calcext:value-type="float">
            <text:p>21.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2" calcext:value-type="float">
            <text:p>862</text:p>
          </table:table-cell>
          <table:table-cell table:formula="of:=(['Params&amp;Config'.$C$9]/['Params&amp;Config'.$C$10]) * [.C864]" office:value-type="float" office:value="2.3065234375" calcext:value-type="float">
            <text:p>2.307</text:p>
          </table:table-cell>
          <table:table-cell table:style-name="ce2" table:formula="of:=[.D864]*2" office:value-type="float" office:value="4.613046875" calcext:value-type="float">
            <text:p>4.613</text:p>
          </table:table-cell>
          <table:table-cell table:style-name="ce2" table:formula="of:=[.D864]/1.4/2" office:value-type="float" office:value="0.823758370535714" calcext:value-type="float">
            <text:p>0.824</text:p>
          </table:table-cell>
          <table:table-cell table:formula="of:=20*LOG10([.C864]/['Params&amp;Config'.$C$11])" office:value-type="float" office:value="4.52474609697764" calcext:value-type="float">
            <text:p>4.52</text:p>
          </table:table-cell>
          <table:table-cell table:formula="of:=20*LOG10([.C864]/['Params&amp;Config'.$C$12])" office:value-type="float" office:value="21.8081845162091" calcext:value-type="float">
            <text:p>21.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3" calcext:value-type="float">
            <text:p>863</text:p>
          </table:table-cell>
          <table:table-cell table:formula="of:=(['Params&amp;Config'.$C$9]/['Params&amp;Config'.$C$10]) * [.C865]" office:value-type="float" office:value="2.30919921875" calcext:value-type="float">
            <text:p>2.309</text:p>
          </table:table-cell>
          <table:table-cell table:style-name="ce2" table:formula="of:=[.D865]*2" office:value-type="float" office:value="4.6183984375" calcext:value-type="float">
            <text:p>4.618</text:p>
          </table:table-cell>
          <table:table-cell table:style-name="ce2" table:formula="of:=[.D865]/1.4/2" office:value-type="float" office:value="0.824714006696429" calcext:value-type="float">
            <text:p>0.825</text:p>
          </table:table-cell>
          <table:table-cell table:formula="of:=20*LOG10([.C865]/['Params&amp;Config'.$C$11])" office:value-type="float" office:value="4.53481669478758" calcext:value-type="float">
            <text:p>4.53</text:p>
          </table:table-cell>
          <table:table-cell table:formula="of:=20*LOG10([.C865]/['Params&amp;Config'.$C$12])" office:value-type="float" office:value="21.8182551140191" calcext:value-type="float">
            <text:p>21.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4" calcext:value-type="float">
            <text:p>864</text:p>
          </table:table-cell>
          <table:table-cell table:formula="of:=(['Params&amp;Config'.$C$9]/['Params&amp;Config'.$C$10]) * [.C866]" office:value-type="float" office:value="2.311875" calcext:value-type="float">
            <text:p>2.312</text:p>
          </table:table-cell>
          <table:table-cell table:style-name="ce2" table:formula="of:=[.D866]*2" office:value-type="float" office:value="4.62375" calcext:value-type="float">
            <text:p>4.624</text:p>
          </table:table-cell>
          <table:table-cell table:style-name="ce2" table:formula="of:=[.D866]/1.4/2" office:value-type="float" office:value="0.825669642857143" calcext:value-type="float">
            <text:p>0.826</text:p>
          </table:table-cell>
          <table:table-cell table:formula="of:=20*LOG10([.C866]/['Params&amp;Config'.$C$11])" office:value-type="float" office:value="4.54487563006125" calcext:value-type="float">
            <text:p>4.54</text:p>
          </table:table-cell>
          <table:table-cell table:formula="of:=20*LOG10([.C866]/['Params&amp;Config'.$C$12])" office:value-type="float" office:value="21.8283140492927" calcext:value-type="float">
            <text:p>21.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5" calcext:value-type="float">
            <text:p>865</text:p>
          </table:table-cell>
          <table:table-cell table:formula="of:=(['Params&amp;Config'.$C$9]/['Params&amp;Config'.$C$10]) * [.C867]" office:value-type="float" office:value="2.31455078125" calcext:value-type="float">
            <text:p>2.315</text:p>
          </table:table-cell>
          <table:table-cell table:style-name="ce2" table:formula="of:=[.D867]*2" office:value-type="float" office:value="4.6291015625" calcext:value-type="float">
            <text:p>4.629</text:p>
          </table:table-cell>
          <table:table-cell table:style-name="ce2" table:formula="of:=[.D867]/1.4/2" office:value-type="float" office:value="0.826625279017857" calcext:value-type="float">
            <text:p>0.827</text:p>
          </table:table-cell>
          <table:table-cell table:formula="of:=20*LOG10([.C867]/['Params&amp;Config'.$C$11])" office:value-type="float" office:value="4.55492292977967" calcext:value-type="float">
            <text:p>4.55</text:p>
          </table:table-cell>
          <table:table-cell table:formula="of:=20*LOG10([.C867]/['Params&amp;Config'.$C$12])" office:value-type="float" office:value="21.8383613490111" calcext:value-type="float">
            <text:p>21.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6" calcext:value-type="float">
            <text:p>866</text:p>
          </table:table-cell>
          <table:table-cell table:formula="of:=(['Params&amp;Config'.$C$9]/['Params&amp;Config'.$C$10]) * [.C868]" office:value-type="float" office:value="2.3172265625" calcext:value-type="float">
            <text:p>2.317</text:p>
          </table:table-cell>
          <table:table-cell table:style-name="ce2" table:formula="of:=[.D868]*2" office:value-type="float" office:value="4.634453125" calcext:value-type="float">
            <text:p>4.634</text:p>
          </table:table-cell>
          <table:table-cell table:style-name="ce2" table:formula="of:=[.D868]/1.4/2" office:value-type="float" office:value="0.827580915178572" calcext:value-type="float">
            <text:p>0.828</text:p>
          </table:table-cell>
          <table:table-cell table:formula="of:=20*LOG10([.C868]/['Params&amp;Config'.$C$11])" office:value-type="float" office:value="4.56495862083032" calcext:value-type="float">
            <text:p>4.56</text:p>
          </table:table-cell>
          <table:table-cell table:formula="of:=20*LOG10([.C868]/['Params&amp;Config'.$C$12])" office:value-type="float" office:value="21.8483970400618" calcext:value-type="float">
            <text:p>21.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7" calcext:value-type="float">
            <text:p>867</text:p>
          </table:table-cell>
          <table:table-cell table:formula="of:=(['Params&amp;Config'.$C$9]/['Params&amp;Config'.$C$10]) * [.C869]" office:value-type="float" office:value="2.31990234375" calcext:value-type="float">
            <text:p>2.320</text:p>
          </table:table-cell>
          <table:table-cell table:style-name="ce2" table:formula="of:=[.D869]*2" office:value-type="float" office:value="4.6398046875" calcext:value-type="float">
            <text:p>4.640</text:p>
          </table:table-cell>
          <table:table-cell table:style-name="ce2" table:formula="of:=[.D869]/1.4/2" office:value-type="float" office:value="0.828536551339286" calcext:value-type="float">
            <text:p>0.829</text:p>
          </table:table-cell>
          <table:table-cell table:formula="of:=20*LOG10([.C869]/['Params&amp;Config'.$C$11])" office:value-type="float" office:value="4.57498273000759" calcext:value-type="float">
            <text:p>4.57</text:p>
          </table:table-cell>
          <table:table-cell table:formula="of:=20*LOG10([.C869]/['Params&amp;Config'.$C$12])" office:value-type="float" office:value="21.8584211492391" calcext:value-type="float">
            <text:p>21.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8" calcext:value-type="float">
            <text:p>868</text:p>
          </table:table-cell>
          <table:table-cell table:formula="of:=(['Params&amp;Config'.$C$9]/['Params&amp;Config'.$C$10]) * [.C870]" office:value-type="float" office:value="2.322578125" calcext:value-type="float">
            <text:p>2.323</text:p>
          </table:table-cell>
          <table:table-cell table:style-name="ce2" table:formula="of:=[.D870]*2" office:value-type="float" office:value="4.64515625" calcext:value-type="float">
            <text:p>4.645</text:p>
          </table:table-cell>
          <table:table-cell table:style-name="ce2" table:formula="of:=[.D870]/1.4/2" office:value-type="float" office:value="0.8294921875" calcext:value-type="float">
            <text:p>0.829</text:p>
          </table:table-cell>
          <table:table-cell table:formula="of:=20*LOG10([.C870]/['Params&amp;Config'.$C$11])" office:value-type="float" office:value="4.58499528401322" calcext:value-type="float">
            <text:p>4.58</text:p>
          </table:table-cell>
          <table:table-cell table:formula="of:=20*LOG10([.C870]/['Params&amp;Config'.$C$12])" office:value-type="float" office:value="21.8684337032447" calcext:value-type="float">
            <text:p>21.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69" calcext:value-type="float">
            <text:p>869</text:p>
          </table:table-cell>
          <table:table-cell table:formula="of:=(['Params&amp;Config'.$C$9]/['Params&amp;Config'.$C$10]) * [.C871]" office:value-type="float" office:value="2.32525390625" calcext:value-type="float">
            <text:p>2.325</text:p>
          </table:table-cell>
          <table:table-cell table:style-name="ce2" table:formula="of:=[.D871]*2" office:value-type="float" office:value="4.6505078125" calcext:value-type="float">
            <text:p>4.651</text:p>
          </table:table-cell>
          <table:table-cell table:style-name="ce2" table:formula="of:=[.D871]/1.4/2" office:value-type="float" office:value="0.830447823660714" calcext:value-type="float">
            <text:p>0.830</text:p>
          </table:table-cell>
          <table:table-cell table:formula="of:=20*LOG10([.C871]/['Params&amp;Config'.$C$11])" office:value-type="float" office:value="4.59499630945671" calcext:value-type="float">
            <text:p>4.59</text:p>
          </table:table-cell>
          <table:table-cell table:formula="of:=20*LOG10([.C871]/['Params&amp;Config'.$C$12])" office:value-type="float" office:value="21.8784347286882" calcext:value-type="float">
            <text:p>21.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0" calcext:value-type="float">
            <text:p>870</text:p>
          </table:table-cell>
          <table:table-cell table:formula="of:=(['Params&amp;Config'.$C$9]/['Params&amp;Config'.$C$10]) * [.C872]" office:value-type="float" office:value="2.3279296875" calcext:value-type="float">
            <text:p>2.328</text:p>
          </table:table-cell>
          <table:table-cell table:style-name="ce2" table:formula="of:=[.D872]*2" office:value-type="float" office:value="4.655859375" calcext:value-type="float">
            <text:p>4.656</text:p>
          </table:table-cell>
          <table:table-cell table:style-name="ce2" table:formula="of:=[.D872]/1.4/2" office:value-type="float" office:value="0.831403459821429" calcext:value-type="float">
            <text:p>0.831</text:p>
          </table:table-cell>
          <table:table-cell table:formula="of:=20*LOG10([.C872]/['Params&amp;Config'.$C$11])" office:value-type="float" office:value="4.60498583285576" calcext:value-type="float">
            <text:p>4.6</text:p>
          </table:table-cell>
          <table:table-cell table:formula="of:=20*LOG10([.C872]/['Params&amp;Config'.$C$12])" office:value-type="float" office:value="21.8884242520872" calcext:value-type="float">
            <text:p>21.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1" calcext:value-type="float">
            <text:p>871</text:p>
          </table:table-cell>
          <table:table-cell table:formula="of:=(['Params&amp;Config'.$C$9]/['Params&amp;Config'.$C$10]) * [.C873]" office:value-type="float" office:value="2.33060546875" calcext:value-type="float">
            <text:p>2.331</text:p>
          </table:table-cell>
          <table:table-cell table:style-name="ce2" table:formula="of:=[.D873]*2" office:value-type="float" office:value="4.6612109375" calcext:value-type="float">
            <text:p>4.661</text:p>
          </table:table-cell>
          <table:table-cell table:style-name="ce2" table:formula="of:=[.D873]/1.4/2" office:value-type="float" office:value="0.832359095982143" calcext:value-type="float">
            <text:p>0.832</text:p>
          </table:table-cell>
          <table:table-cell table:formula="of:=20*LOG10([.C873]/['Params&amp;Config'.$C$11])" office:value-type="float" office:value="4.61496388063665" calcext:value-type="float">
            <text:p>4.61</text:p>
          </table:table-cell>
          <table:table-cell table:formula="of:=20*LOG10([.C873]/['Params&amp;Config'.$C$12])" office:value-type="float" office:value="21.8984022998681" calcext:value-type="float">
            <text:p>21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2" calcext:value-type="float">
            <text:p>872</text:p>
          </table:table-cell>
          <table:table-cell table:formula="of:=(['Params&amp;Config'.$C$9]/['Params&amp;Config'.$C$10]) * [.C874]" office:value-type="float" office:value="2.33328125" calcext:value-type="float">
            <text:p>2.333</text:p>
          </table:table-cell>
          <table:table-cell table:style-name="ce2" table:formula="of:=[.D874]*2" office:value-type="float" office:value="4.6665625" calcext:value-type="float">
            <text:p>4.667</text:p>
          </table:table-cell>
          <table:table-cell table:style-name="ce2" table:formula="of:=[.D874]/1.4/2" office:value-type="float" office:value="0.833314732142857" calcext:value-type="float">
            <text:p>0.833</text:p>
          </table:table-cell>
          <table:table-cell table:formula="of:=20*LOG10([.C874]/['Params&amp;Config'.$C$11])" office:value-type="float" office:value="4.62493047913473" calcext:value-type="float">
            <text:p>4.62</text:p>
          </table:table-cell>
          <table:table-cell table:formula="of:=20*LOG10([.C874]/['Params&amp;Config'.$C$12])" office:value-type="float" office:value="21.9083688983662" calcext:value-type="float">
            <text:p>21.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3" calcext:value-type="float">
            <text:p>873</text:p>
          </table:table-cell>
          <table:table-cell table:formula="of:=(['Params&amp;Config'.$C$9]/['Params&amp;Config'.$C$10]) * [.C875]" office:value-type="float" office:value="2.33595703125" calcext:value-type="float">
            <text:p>2.336</text:p>
          </table:table-cell>
          <table:table-cell table:style-name="ce2" table:formula="of:=[.D875]*2" office:value-type="float" office:value="4.6719140625" calcext:value-type="float">
            <text:p>4.672</text:p>
          </table:table-cell>
          <table:table-cell table:style-name="ce2" table:formula="of:=[.D875]/1.4/2" office:value-type="float" office:value="0.834270368303571" calcext:value-type="float">
            <text:p>0.834</text:p>
          </table:table-cell>
          <table:table-cell table:formula="of:=20*LOG10([.C875]/['Params&amp;Config'.$C$11])" office:value-type="float" office:value="4.63488565459478" calcext:value-type="float">
            <text:p>4.63</text:p>
          </table:table-cell>
          <table:table-cell table:formula="of:=20*LOG10([.C875]/['Params&amp;Config'.$C$12])" office:value-type="float" office:value="21.9183240738263" calcext:value-type="float">
            <text:p>21.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4" calcext:value-type="float">
            <text:p>874</text:p>
          </table:table-cell>
          <table:table-cell table:formula="of:=(['Params&amp;Config'.$C$9]/['Params&amp;Config'.$C$10]) * [.C876]" office:value-type="float" office:value="2.3386328125" calcext:value-type="float">
            <text:p>2.339</text:p>
          </table:table-cell>
          <table:table-cell table:style-name="ce2" table:formula="of:=[.D876]*2" office:value-type="float" office:value="4.677265625" calcext:value-type="float">
            <text:p>4.677</text:p>
          </table:table-cell>
          <table:table-cell table:style-name="ce2" table:formula="of:=[.D876]/1.4/2" office:value-type="float" office:value="0.835226004464286" calcext:value-type="float">
            <text:p>0.835</text:p>
          </table:table-cell>
          <table:table-cell table:formula="of:=20*LOG10([.C876]/['Params&amp;Config'.$C$11])" office:value-type="float" office:value="4.64482943317145" calcext:value-type="float">
            <text:p>4.64</text:p>
          </table:table-cell>
          <table:table-cell table:formula="of:=20*LOG10([.C876]/['Params&amp;Config'.$C$12])" office:value-type="float" office:value="21.9282678524029" calcext:value-type="float">
            <text:p>21.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5" calcext:value-type="float">
            <text:p>875</text:p>
          </table:table-cell>
          <table:table-cell table:formula="of:=(['Params&amp;Config'.$C$9]/['Params&amp;Config'.$C$10]) * [.C877]" office:value-type="float" office:value="2.34130859375" calcext:value-type="float">
            <text:p>2.341</text:p>
          </table:table-cell>
          <table:table-cell table:style-name="ce2" table:formula="of:=[.D877]*2" office:value-type="float" office:value="4.6826171875" calcext:value-type="float">
            <text:p>4.683</text:p>
          </table:table-cell>
          <table:table-cell table:style-name="ce2" table:formula="of:=[.D877]/1.4/2" office:value-type="float" office:value="0.836181640625" calcext:value-type="float">
            <text:p>0.836</text:p>
          </table:table-cell>
          <table:table-cell table:formula="of:=20*LOG10([.C877]/['Params&amp;Config'.$C$11])" office:value-type="float" office:value="4.65476184092965" calcext:value-type="float">
            <text:p>4.65</text:p>
          </table:table-cell>
          <table:table-cell table:formula="of:=20*LOG10([.C877]/['Params&amp;Config'.$C$12])" office:value-type="float" office:value="21.9382002601611" calcext:value-type="float">
            <text:p>21.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6" calcext:value-type="float">
            <text:p>876</text:p>
          </table:table-cell>
          <table:table-cell table:formula="of:=(['Params&amp;Config'.$C$9]/['Params&amp;Config'.$C$10]) * [.C878]" office:value-type="float" office:value="2.343984375" calcext:value-type="float">
            <text:p>2.344</text:p>
          </table:table-cell>
          <table:table-cell table:style-name="ce2" table:formula="of:=[.D878]*2" office:value-type="float" office:value="4.68796875" calcext:value-type="float">
            <text:p>4.688</text:p>
          </table:table-cell>
          <table:table-cell table:style-name="ce2" table:formula="of:=[.D878]/1.4/2" office:value-type="float" office:value="0.837137276785714" calcext:value-type="float">
            <text:p>0.837</text:p>
          </table:table-cell>
          <table:table-cell table:formula="of:=20*LOG10([.C878]/['Params&amp;Config'.$C$11])" office:value-type="float" office:value="4.664682903845" calcext:value-type="float">
            <text:p>4.66</text:p>
          </table:table-cell>
          <table:table-cell table:formula="of:=20*LOG10([.C878]/['Params&amp;Config'.$C$12])" office:value-type="float" office:value="21.9481213230765" calcext:value-type="float">
            <text:p>21.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7" calcext:value-type="float">
            <text:p>877</text:p>
          </table:table-cell>
          <table:table-cell table:formula="of:=(['Params&amp;Config'.$C$9]/['Params&amp;Config'.$C$10]) * [.C879]" office:value-type="float" office:value="2.34666015625" calcext:value-type="float">
            <text:p>2.347</text:p>
          </table:table-cell>
          <table:table-cell table:style-name="ce2" table:formula="of:=[.D879]*2" office:value-type="float" office:value="4.6933203125" calcext:value-type="float">
            <text:p>4.693</text:p>
          </table:table-cell>
          <table:table-cell table:style-name="ce2" table:formula="of:=[.D879]/1.4/2" office:value-type="float" office:value="0.838092912946429" calcext:value-type="float">
            <text:p>0.838</text:p>
          </table:table-cell>
          <table:table-cell table:formula="of:=20*LOG10([.C879]/['Params&amp;Config'.$C$11])" office:value-type="float" office:value="4.6745926478042" calcext:value-type="float">
            <text:p>4.67</text:p>
          </table:table-cell>
          <table:table-cell table:formula="of:=20*LOG10([.C879]/['Params&amp;Config'.$C$12])" office:value-type="float" office:value="21.9580310670357" calcext:value-type="float">
            <text:p>21.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8" calcext:value-type="float">
            <text:p>878</text:p>
          </table:table-cell>
          <table:table-cell table:formula="of:=(['Params&amp;Config'.$C$9]/['Params&amp;Config'.$C$10]) * [.C880]" office:value-type="float" office:value="2.3493359375" calcext:value-type="float">
            <text:p>2.349</text:p>
          </table:table-cell>
          <table:table-cell table:style-name="ce2" table:formula="of:=[.D880]*2" office:value-type="float" office:value="4.698671875" calcext:value-type="float">
            <text:p>4.699</text:p>
          </table:table-cell>
          <table:table-cell table:style-name="ce2" table:formula="of:=[.D880]/1.4/2" office:value-type="float" office:value="0.839048549107143" calcext:value-type="float">
            <text:p>0.839</text:p>
          </table:table-cell>
          <table:table-cell table:formula="of:=20*LOG10([.C880]/['Params&amp;Config'.$C$11])" office:value-type="float" office:value="4.68449109860544" calcext:value-type="float">
            <text:p>4.68</text:p>
          </table:table-cell>
          <table:table-cell table:formula="of:=20*LOG10([.C880]/['Params&amp;Config'.$C$12])" office:value-type="float" office:value="21.9679295178369" calcext:value-type="float">
            <text:p>21.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79" calcext:value-type="float">
            <text:p>879</text:p>
          </table:table-cell>
          <table:table-cell table:formula="of:=(['Params&amp;Config'.$C$9]/['Params&amp;Config'.$C$10]) * [.C881]" office:value-type="float" office:value="2.35201171875" calcext:value-type="float">
            <text:p>2.352</text:p>
          </table:table-cell>
          <table:table-cell table:style-name="ce2" table:formula="of:=[.D881]*2" office:value-type="float" office:value="4.7040234375" calcext:value-type="float">
            <text:p>4.704</text:p>
          </table:table-cell>
          <table:table-cell table:style-name="ce2" table:formula="of:=[.D881]/1.4/2" office:value-type="float" office:value="0.840004185267857" calcext:value-type="float">
            <text:p>0.840</text:p>
          </table:table-cell>
          <table:table-cell table:formula="of:=20*LOG10([.C881]/['Params&amp;Config'.$C$11])" office:value-type="float" office:value="4.69437828195882" calcext:value-type="float">
            <text:p>4.69</text:p>
          </table:table-cell>
          <table:table-cell table:formula="of:=20*LOG10([.C881]/['Params&amp;Config'.$C$12])" office:value-type="float" office:value="21.9778167011903" calcext:value-type="float">
            <text:p>21.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0" calcext:value-type="float">
            <text:p>880</text:p>
          </table:table-cell>
          <table:table-cell table:formula="of:=(['Params&amp;Config'.$C$9]/['Params&amp;Config'.$C$10]) * [.C882]" office:value-type="float" office:value="2.3546875" calcext:value-type="float">
            <text:p>2.355</text:p>
          </table:table-cell>
          <table:table-cell table:style-name="ce2" table:formula="of:=[.D882]*2" office:value-type="float" office:value="4.709375" calcext:value-type="float">
            <text:p>4.709</text:p>
          </table:table-cell>
          <table:table-cell table:style-name="ce2" table:formula="of:=[.D882]/1.4/2" office:value-type="float" office:value="0.840959821428572" calcext:value-type="float">
            <text:p>0.841</text:p>
          </table:table-cell>
          <table:table-cell table:formula="of:=20*LOG10([.C882]/['Params&amp;Config'.$C$11])" office:value-type="float" office:value="4.70425422348676" calcext:value-type="float">
            <text:p>4.7</text:p>
          </table:table-cell>
          <table:table-cell table:formula="of:=20*LOG10([.C882]/['Params&amp;Config'.$C$12])" office:value-type="float" office:value="21.9876926427182" calcext:value-type="float">
            <text:p>21.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1" calcext:value-type="float">
            <text:p>881</text:p>
          </table:table-cell>
          <table:table-cell table:formula="of:=(['Params&amp;Config'.$C$9]/['Params&amp;Config'.$C$10]) * [.C883]" office:value-type="float" office:value="2.35736328125" calcext:value-type="float">
            <text:p>2.357</text:p>
          </table:table-cell>
          <table:table-cell table:style-name="ce2" table:formula="of:=[.D883]*2" office:value-type="float" office:value="4.7147265625" calcext:value-type="float">
            <text:p>4.715</text:p>
          </table:table-cell>
          <table:table-cell table:style-name="ce2" table:formula="of:=[.D883]/1.4/2" office:value-type="float" office:value="0.841915457589286" calcext:value-type="float">
            <text:p>0.842</text:p>
          </table:table-cell>
          <table:table-cell table:formula="of:=20*LOG10([.C883]/['Params&amp;Config'.$C$11])" office:value-type="float" office:value="4.71411894872434" calcext:value-type="float">
            <text:p>4.71</text:p>
          </table:table-cell>
          <table:table-cell table:formula="of:=20*LOG10([.C883]/['Params&amp;Config'.$C$12])" office:value-type="float" office:value="21.9975573679558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2" calcext:value-type="float">
            <text:p>882</text:p>
          </table:table-cell>
          <table:table-cell table:formula="of:=(['Params&amp;Config'.$C$9]/['Params&amp;Config'.$C$10]) * [.C884]" office:value-type="float" office:value="2.3600390625" calcext:value-type="float">
            <text:p>2.360</text:p>
          </table:table-cell>
          <table:table-cell table:style-name="ce2" table:formula="of:=[.D884]*2" office:value-type="float" office:value="4.720078125" calcext:value-type="float">
            <text:p>4.720</text:p>
          </table:table-cell>
          <table:table-cell table:style-name="ce2" table:formula="of:=[.D884]/1.4/2" office:value-type="float" office:value="0.84287109375" calcext:value-type="float">
            <text:p>0.843</text:p>
          </table:table-cell>
          <table:table-cell table:formula="of:=20*LOG10([.C884]/['Params&amp;Config'.$C$11])" office:value-type="float" office:value="4.72397248311978" calcext:value-type="float">
            <text:p>4.72</text:p>
          </table:table-cell>
          <table:table-cell table:formula="of:=20*LOG10([.C884]/['Params&amp;Config'.$C$12])" office:value-type="float" office:value="22.0074109023513" calcext:value-type="float">
            <text:p>22.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3" calcext:value-type="float">
            <text:p>883</text:p>
          </table:table-cell>
          <table:table-cell table:formula="of:=(['Params&amp;Config'.$C$9]/['Params&amp;Config'.$C$10]) * [.C885]" office:value-type="float" office:value="2.36271484375" calcext:value-type="float">
            <text:p>2.363</text:p>
          </table:table-cell>
          <table:table-cell table:style-name="ce2" table:formula="of:=[.D885]*2" office:value-type="float" office:value="4.7254296875" calcext:value-type="float">
            <text:p>4.725</text:p>
          </table:table-cell>
          <table:table-cell table:style-name="ce2" table:formula="of:=[.D885]/1.4/2" office:value-type="float" office:value="0.843826729910714" calcext:value-type="float">
            <text:p>0.844</text:p>
          </table:table-cell>
          <table:table-cell table:formula="of:=20*LOG10([.C885]/['Params&amp;Config'.$C$11])" office:value-type="float" office:value="4.73381485203476" calcext:value-type="float">
            <text:p>4.73</text:p>
          </table:table-cell>
          <table:table-cell table:formula="of:=20*LOG10([.C885]/['Params&amp;Config'.$C$12])" office:value-type="float" office:value="22.0172532712662" calcext:value-type="float">
            <text:p>22.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4" calcext:value-type="float">
            <text:p>884</text:p>
          </table:table-cell>
          <table:table-cell table:formula="of:=(['Params&amp;Config'.$C$9]/['Params&amp;Config'.$C$10]) * [.C886]" office:value-type="float" office:value="2.365390625" calcext:value-type="float">
            <text:p>2.365</text:p>
          </table:table-cell>
          <table:table-cell table:style-name="ce2" table:formula="of:=[.D886]*2" office:value-type="float" office:value="4.73078125" calcext:value-type="float">
            <text:p>4.731</text:p>
          </table:table-cell>
          <table:table-cell table:style-name="ce2" table:formula="of:=[.D886]/1.4/2" office:value-type="float" office:value="0.844782366071429" calcext:value-type="float">
            <text:p>0.845</text:p>
          </table:table-cell>
          <table:table-cell table:formula="of:=20*LOG10([.C886]/['Params&amp;Config'.$C$11])" office:value-type="float" office:value="4.74364608074485" calcext:value-type="float">
            <text:p>4.74</text:p>
          </table:table-cell>
          <table:table-cell table:formula="of:=20*LOG10([.C886]/['Params&amp;Config'.$C$12])" office:value-type="float" office:value="22.0270844999763" calcext:value-type="float">
            <text:p>22.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5" calcext:value-type="float">
            <text:p>885</text:p>
          </table:table-cell>
          <table:table-cell table:formula="of:=(['Params&amp;Config'.$C$9]/['Params&amp;Config'.$C$10]) * [.C887]" office:value-type="float" office:value="2.36806640625" calcext:value-type="float">
            <text:p>2.368</text:p>
          </table:table-cell>
          <table:table-cell table:style-name="ce2" table:formula="of:=[.D887]*2" office:value-type="float" office:value="4.7361328125" calcext:value-type="float">
            <text:p>4.736</text:p>
          </table:table-cell>
          <table:table-cell table:style-name="ce2" table:formula="of:=[.D887]/1.4/2" office:value-type="float" office:value="0.845738002232143" calcext:value-type="float">
            <text:p>0.846</text:p>
          </table:table-cell>
          <table:table-cell table:formula="of:=20*LOG10([.C887]/['Params&amp;Config'.$C$11])" office:value-type="float" office:value="4.75346619443989" calcext:value-type="float">
            <text:p>4.75</text:p>
          </table:table-cell>
          <table:table-cell table:formula="of:=20*LOG10([.C887]/['Params&amp;Config'.$C$12])" office:value-type="float" office:value="22.0369046136714" calcext:value-type="float">
            <text:p>22.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6" calcext:value-type="float">
            <text:p>886</text:p>
          </table:table-cell>
          <table:table-cell table:formula="of:=(['Params&amp;Config'.$C$9]/['Params&amp;Config'.$C$10]) * [.C888]" office:value-type="float" office:value="2.3707421875" calcext:value-type="float">
            <text:p>2.371</text:p>
          </table:table-cell>
          <table:table-cell table:style-name="ce2" table:formula="of:=[.D888]*2" office:value-type="float" office:value="4.741484375" calcext:value-type="float">
            <text:p>4.741</text:p>
          </table:table-cell>
          <table:table-cell table:style-name="ce2" table:formula="of:=[.D888]/1.4/2" office:value-type="float" office:value="0.846693638392857" calcext:value-type="float">
            <text:p>0.847</text:p>
          </table:table-cell>
          <table:table-cell table:formula="of:=20*LOG10([.C888]/['Params&amp;Config'.$C$11])" office:value-type="float" office:value="4.7632752182244" calcext:value-type="float">
            <text:p>4.76</text:p>
          </table:table-cell>
          <table:table-cell table:formula="of:=20*LOG10([.C888]/['Params&amp;Config'.$C$12])" office:value-type="float" office:value="22.0467136374559" calcext:value-type="float">
            <text:p>22.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7" calcext:value-type="float">
            <text:p>887</text:p>
          </table:table-cell>
          <table:table-cell table:formula="of:=(['Params&amp;Config'.$C$9]/['Params&amp;Config'.$C$10]) * [.C889]" office:value-type="float" office:value="2.37341796875" calcext:value-type="float">
            <text:p>2.373</text:p>
          </table:table-cell>
          <table:table-cell table:style-name="ce2" table:formula="of:=[.D889]*2" office:value-type="float" office:value="4.7468359375" calcext:value-type="float">
            <text:p>4.747</text:p>
          </table:table-cell>
          <table:table-cell table:style-name="ce2" table:formula="of:=[.D889]/1.4/2" office:value-type="float" office:value="0.847649274553572" calcext:value-type="float">
            <text:p>0.848</text:p>
          </table:table-cell>
          <table:table-cell table:formula="of:=20*LOG10([.C889]/['Params&amp;Config'.$C$11])" office:value-type="float" office:value="4.77307317711791" calcext:value-type="float">
            <text:p>4.77</text:p>
          </table:table-cell>
          <table:table-cell table:formula="of:=20*LOG10([.C889]/['Params&amp;Config'.$C$12])" office:value-type="float" office:value="22.0565115963494" calcext:value-type="float">
            <text:p>22.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8" calcext:value-type="float">
            <text:p>888</text:p>
          </table:table-cell>
          <table:table-cell table:formula="of:=(['Params&amp;Config'.$C$9]/['Params&amp;Config'.$C$10]) * [.C890]" office:value-type="float" office:value="2.37609375" calcext:value-type="float">
            <text:p>2.376</text:p>
          </table:table-cell>
          <table:table-cell table:style-name="ce2" table:formula="of:=[.D890]*2" office:value-type="float" office:value="4.7521875" calcext:value-type="float">
            <text:p>4.752</text:p>
          </table:table-cell>
          <table:table-cell table:style-name="ce2" table:formula="of:=[.D890]/1.4/2" office:value-type="float" office:value="0.848604910714286" calcext:value-type="float">
            <text:p>0.849</text:p>
          </table:table-cell>
          <table:table-cell table:formula="of:=20*LOG10([.C890]/['Params&amp;Config'.$C$11])" office:value-type="float" office:value="4.78286009605541" calcext:value-type="float">
            <text:p>4.78</text:p>
          </table:table-cell>
          <table:table-cell table:formula="of:=20*LOG10([.C890]/['Params&amp;Config'.$C$12])" office:value-type="float" office:value="22.0662985152869" calcext:value-type="float">
            <text:p>22.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89" calcext:value-type="float">
            <text:p>889</text:p>
          </table:table-cell>
          <table:table-cell table:formula="of:=(['Params&amp;Config'.$C$9]/['Params&amp;Config'.$C$10]) * [.C891]" office:value-type="float" office:value="2.37876953125" calcext:value-type="float">
            <text:p>2.379</text:p>
          </table:table-cell>
          <table:table-cell table:style-name="ce2" table:formula="of:=[.D891]*2" office:value-type="float" office:value="4.7575390625" calcext:value-type="float">
            <text:p>4.758</text:p>
          </table:table-cell>
          <table:table-cell table:style-name="ce2" table:formula="of:=[.D891]/1.4/2" office:value-type="float" office:value="0.849560546875" calcext:value-type="float">
            <text:p>0.850</text:p>
          </table:table-cell>
          <table:table-cell table:formula="of:=20*LOG10([.C891]/['Params&amp;Config'.$C$11])" office:value-type="float" office:value="4.79263599988766" calcext:value-type="float">
            <text:p>4.79</text:p>
          </table:table-cell>
          <table:table-cell table:formula="of:=20*LOG10([.C891]/['Params&amp;Config'.$C$12])" office:value-type="float" office:value="22.0760744191191" calcext:value-type="float">
            <text:p>22.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0" calcext:value-type="float">
            <text:p>890</text:p>
          </table:table-cell>
          <table:table-cell table:formula="of:=(['Params&amp;Config'.$C$9]/['Params&amp;Config'.$C$10]) * [.C892]" office:value-type="float" office:value="2.3814453125" calcext:value-type="float">
            <text:p>2.381</text:p>
          </table:table-cell>
          <table:table-cell table:style-name="ce2" table:formula="of:=[.D892]*2" office:value-type="float" office:value="4.762890625" calcext:value-type="float">
            <text:p>4.763</text:p>
          </table:table-cell>
          <table:table-cell table:style-name="ce2" table:formula="of:=[.D892]/1.4/2" office:value-type="float" office:value="0.850516183035714" calcext:value-type="float">
            <text:p>0.851</text:p>
          </table:table-cell>
          <table:table-cell table:formula="of:=20*LOG10([.C892]/['Params&amp;Config'.$C$11])" office:value-type="float" office:value="4.80240091338164" calcext:value-type="float">
            <text:p>4.8</text:p>
          </table:table-cell>
          <table:table-cell table:formula="of:=20*LOG10([.C892]/['Params&amp;Config'.$C$12])" office:value-type="float" office:value="22.0858393326131" calcext:value-type="float">
            <text:p>22.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1" calcext:value-type="float">
            <text:p>891</text:p>
          </table:table-cell>
          <table:table-cell table:formula="of:=(['Params&amp;Config'.$C$9]/['Params&amp;Config'.$C$10]) * [.C893]" office:value-type="float" office:value="2.38412109375" calcext:value-type="float">
            <text:p>2.384</text:p>
          </table:table-cell>
          <table:table-cell table:style-name="ce2" table:formula="of:=[.D893]*2" office:value-type="float" office:value="4.7682421875" calcext:value-type="float">
            <text:p>4.768</text:p>
          </table:table-cell>
          <table:table-cell table:style-name="ce2" table:formula="of:=[.D893]/1.4/2" office:value-type="float" office:value="0.851471819196429" calcext:value-type="float">
            <text:p>0.851</text:p>
          </table:table-cell>
          <table:table-cell table:formula="of:=20*LOG10([.C893]/['Params&amp;Config'.$C$11])" office:value-type="float" office:value="4.81215486122088" calcext:value-type="float">
            <text:p>4.81</text:p>
          </table:table-cell>
          <table:table-cell table:formula="of:=20*LOG10([.C893]/['Params&amp;Config'.$C$12])" office:value-type="float" office:value="22.0955932804524" calcext:value-type="float">
            <text:p>22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2" calcext:value-type="float">
            <text:p>892</text:p>
          </table:table-cell>
          <table:table-cell table:formula="of:=(['Params&amp;Config'.$C$9]/['Params&amp;Config'.$C$10]) * [.C894]" office:value-type="float" office:value="2.386796875" calcext:value-type="float">
            <text:p>2.387</text:p>
          </table:table-cell>
          <table:table-cell table:style-name="ce2" table:formula="of:=[.D894]*2" office:value-type="float" office:value="4.77359375" calcext:value-type="float">
            <text:p>4.774</text:p>
          </table:table-cell>
          <table:table-cell table:style-name="ce2" table:formula="of:=[.D894]/1.4/2" office:value-type="float" office:value="0.852427455357143" calcext:value-type="float">
            <text:p>0.852</text:p>
          </table:table-cell>
          <table:table-cell table:formula="of:=20*LOG10([.C894]/['Params&amp;Config'.$C$11])" office:value-type="float" office:value="4.82189786800585" calcext:value-type="float">
            <text:p>4.82</text:p>
          </table:table-cell>
          <table:table-cell table:formula="of:=20*LOG10([.C894]/['Params&amp;Config'.$C$12])" office:value-type="float" office:value="22.1053362872373" calcext:value-type="float">
            <text:p>22.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3" calcext:value-type="float">
            <text:p>893</text:p>
          </table:table-cell>
          <table:table-cell table:formula="of:=(['Params&amp;Config'.$C$9]/['Params&amp;Config'.$C$10]) * [.C895]" office:value-type="float" office:value="2.38947265625" calcext:value-type="float">
            <text:p>2.389</text:p>
          </table:table-cell>
          <table:table-cell table:style-name="ce2" table:formula="of:=[.D895]*2" office:value-type="float" office:value="4.7789453125" calcext:value-type="float">
            <text:p>4.779</text:p>
          </table:table-cell>
          <table:table-cell table:style-name="ce2" table:formula="of:=[.D895]/1.4/2" office:value-type="float" office:value="0.853383091517857" calcext:value-type="float">
            <text:p>0.853</text:p>
          </table:table-cell>
          <table:table-cell table:formula="of:=20*LOG10([.C895]/['Params&amp;Config'.$C$11])" office:value-type="float" office:value="4.83162995825431" calcext:value-type="float">
            <text:p>4.83</text:p>
          </table:table-cell>
          <table:table-cell table:formula="of:=20*LOG10([.C895]/['Params&amp;Config'.$C$12])" office:value-type="float" office:value="22.1150683774858" calcext:value-type="float">
            <text:p>22.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4" calcext:value-type="float">
            <text:p>894</text:p>
          </table:table-cell>
          <table:table-cell table:formula="of:=(['Params&amp;Config'.$C$9]/['Params&amp;Config'.$C$10]) * [.C896]" office:value-type="float" office:value="2.3921484375" calcext:value-type="float">
            <text:p>2.392</text:p>
          </table:table-cell>
          <table:table-cell table:style-name="ce2" table:formula="of:=[.D896]*2" office:value-type="float" office:value="4.784296875" calcext:value-type="float">
            <text:p>4.784</text:p>
          </table:table-cell>
          <table:table-cell table:style-name="ce2" table:formula="of:=[.D896]/1.4/2" office:value-type="float" office:value="0.854338727678572" calcext:value-type="float">
            <text:p>0.854</text:p>
          </table:table-cell>
          <table:table-cell table:formula="of:=20*LOG10([.C896]/['Params&amp;Config'.$C$11])" office:value-type="float" office:value="4.84135115640174" calcext:value-type="float">
            <text:p>4.84</text:p>
          </table:table-cell>
          <table:table-cell table:formula="of:=20*LOG10([.C896]/['Params&amp;Config'.$C$12])" office:value-type="float" office:value="22.1247895756332" calcext:value-type="float">
            <text:p>22.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5" calcext:value-type="float">
            <text:p>895</text:p>
          </table:table-cell>
          <table:table-cell table:formula="of:=(['Params&amp;Config'.$C$9]/['Params&amp;Config'.$C$10]) * [.C897]" office:value-type="float" office:value="2.39482421875" calcext:value-type="float">
            <text:p>2.395</text:p>
          </table:table-cell>
          <table:table-cell table:style-name="ce2" table:formula="of:=[.D897]*2" office:value-type="float" office:value="4.7896484375" calcext:value-type="float">
            <text:p>4.790</text:p>
          </table:table-cell>
          <table:table-cell table:style-name="ce2" table:formula="of:=[.D897]/1.4/2" office:value-type="float" office:value="0.855294363839286" calcext:value-type="float">
            <text:p>0.855</text:p>
          </table:table-cell>
          <table:table-cell table:formula="of:=20*LOG10([.C897]/['Params&amp;Config'.$C$11])" office:value-type="float" office:value="4.85106148680162" calcext:value-type="float">
            <text:p>4.85</text:p>
          </table:table-cell>
          <table:table-cell table:formula="of:=20*LOG10([.C897]/['Params&amp;Config'.$C$12])" office:value-type="float" office:value="22.1344999060331" calcext:value-type="float">
            <text:p>22.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6" calcext:value-type="float">
            <text:p>896</text:p>
          </table:table-cell>
          <table:table-cell table:formula="of:=(['Params&amp;Config'.$C$9]/['Params&amp;Config'.$C$10]) * [.C898]" office:value-type="float" office:value="2.3975" calcext:value-type="float">
            <text:p>2.398</text:p>
          </table:table-cell>
          <table:table-cell table:style-name="ce2" table:formula="of:=[.D898]*2" office:value-type="float" office:value="4.795" calcext:value-type="float">
            <text:p>4.795</text:p>
          </table:table-cell>
          <table:table-cell table:style-name="ce2" table:formula="of:=[.D898]/1.4/2" office:value-type="float" office:value="0.85625" calcext:value-type="float">
            <text:p>0.856</text:p>
          </table:table-cell>
          <table:table-cell table:formula="of:=20*LOG10([.C898]/['Params&amp;Config'.$C$11])" office:value-type="float" office:value="4.86076097372589" calcext:value-type="float">
            <text:p>4.86</text:p>
          </table:table-cell>
          <table:table-cell table:formula="of:=20*LOG10([.C898]/['Params&amp;Config'.$C$12])" office:value-type="float" office:value="22.1441993929574" calcext:value-type="float">
            <text:p>22.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7" calcext:value-type="float">
            <text:p>897</text:p>
          </table:table-cell>
          <table:table-cell table:formula="of:=(['Params&amp;Config'.$C$9]/['Params&amp;Config'.$C$10]) * [.C899]" office:value-type="float" office:value="2.40017578125" calcext:value-type="float">
            <text:p>2.400</text:p>
          </table:table-cell>
          <table:table-cell table:style-name="ce2" table:formula="of:=[.D899]*2" office:value-type="float" office:value="4.8003515625" calcext:value-type="float">
            <text:p>4.800</text:p>
          </table:table-cell>
          <table:table-cell table:style-name="ce2" table:formula="of:=[.D899]/1.4/2" office:value-type="float" office:value="0.857205636160714" calcext:value-type="float">
            <text:p>0.857</text:p>
          </table:table-cell>
          <table:table-cell table:formula="of:=20*LOG10([.C899]/['Params&amp;Config'.$C$11])" office:value-type="float" office:value="4.87044964136523" calcext:value-type="float">
            <text:p>4.87</text:p>
          </table:table-cell>
          <table:table-cell table:formula="of:=20*LOG10([.C899]/['Params&amp;Config'.$C$12])" office:value-type="float" office:value="22.1538880605967" calcext:value-type="float">
            <text:p>22.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8" calcext:value-type="float">
            <text:p>898</text:p>
          </table:table-cell>
          <table:table-cell table:formula="of:=(['Params&amp;Config'.$C$9]/['Params&amp;Config'.$C$10]) * [.C900]" office:value-type="float" office:value="2.4028515625" calcext:value-type="float">
            <text:p>2.403</text:p>
          </table:table-cell>
          <table:table-cell table:style-name="ce2" table:formula="of:=[.D900]*2" office:value-type="float" office:value="4.805703125" calcext:value-type="float">
            <text:p>4.806</text:p>
          </table:table-cell>
          <table:table-cell table:style-name="ce2" table:formula="of:=[.D900]/1.4/2" office:value-type="float" office:value="0.858161272321429" calcext:value-type="float">
            <text:p>0.858</text:p>
          </table:table-cell>
          <table:table-cell table:formula="of:=20*LOG10([.C900]/['Params&amp;Config'.$C$11])" office:value-type="float" office:value="4.88012751382947" calcext:value-type="float">
            <text:p>4.88</text:p>
          </table:table-cell>
          <table:table-cell table:formula="of:=20*LOG10([.C900]/['Params&amp;Config'.$C$12])" office:value-type="float" office:value="22.163565933061" calcext:value-type="float">
            <text:p>22.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99" calcext:value-type="float">
            <text:p>899</text:p>
          </table:table-cell>
          <table:table-cell table:formula="of:=(['Params&amp;Config'.$C$9]/['Params&amp;Config'.$C$10]) * [.C901]" office:value-type="float" office:value="2.40552734375" calcext:value-type="float">
            <text:p>2.406</text:p>
          </table:table-cell>
          <table:table-cell table:style-name="ce2" table:formula="of:=[.D901]*2" office:value-type="float" office:value="4.8110546875" calcext:value-type="float">
            <text:p>4.811</text:p>
          </table:table-cell>
          <table:table-cell table:style-name="ce2" table:formula="of:=[.D901]/1.4/2" office:value-type="float" office:value="0.859116908482143" calcext:value-type="float">
            <text:p>0.859</text:p>
          </table:table-cell>
          <table:table-cell table:formula="of:=20*LOG10([.C901]/['Params&amp;Config'.$C$11])" office:value-type="float" office:value="4.88979461514796" calcext:value-type="float">
            <text:p>4.89</text:p>
          </table:table-cell>
          <table:table-cell table:formula="of:=20*LOG10([.C901]/['Params&amp;Config'.$C$12])" office:value-type="float" office:value="22.1732330343794" calcext:value-type="float">
            <text:p>22.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0" calcext:value-type="float">
            <text:p>900</text:p>
          </table:table-cell>
          <table:table-cell table:formula="of:=(['Params&amp;Config'.$C$9]/['Params&amp;Config'.$C$10]) * [.C902]" office:value-type="float" office:value="2.408203125" calcext:value-type="float">
            <text:p>2.408</text:p>
          </table:table-cell>
          <table:table-cell table:style-name="ce2" table:formula="of:=[.D902]*2" office:value-type="float" office:value="4.81640625" calcext:value-type="float">
            <text:p>4.816</text:p>
          </table:table-cell>
          <table:table-cell table:style-name="ce2" table:formula="of:=[.D902]/1.4/2" office:value-type="float" office:value="0.860072544642857" calcext:value-type="float">
            <text:p>0.860</text:p>
          </table:table-cell>
          <table:table-cell table:formula="of:=20*LOG10([.C902]/['Params&amp;Config'.$C$11])" office:value-type="float" office:value="4.89945096926988" calcext:value-type="float">
            <text:p>4.9</text:p>
          </table:table-cell>
          <table:table-cell table:formula="of:=20*LOG10([.C902]/['Params&amp;Config'.$C$12])" office:value-type="float" office:value="22.1828893885014" calcext:value-type="float">
            <text:p>22.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1" calcext:value-type="float">
            <text:p>901</text:p>
          </table:table-cell>
          <table:table-cell table:formula="of:=(['Params&amp;Config'.$C$9]/['Params&amp;Config'.$C$10]) * [.C903]" office:value-type="float" office:value="2.41087890625" calcext:value-type="float">
            <text:p>2.411</text:p>
          </table:table-cell>
          <table:table-cell table:style-name="ce2" table:formula="of:=[.D903]*2" office:value-type="float" office:value="4.8217578125" calcext:value-type="float">
            <text:p>4.822</text:p>
          </table:table-cell>
          <table:table-cell table:style-name="ce2" table:formula="of:=[.D903]/1.4/2" office:value-type="float" office:value="0.861028180803572" calcext:value-type="float">
            <text:p>0.861</text:p>
          </table:table-cell>
          <table:table-cell table:formula="of:=20*LOG10([.C903]/['Params&amp;Config'.$C$11])" office:value-type="float" office:value="4.90909660006464" calcext:value-type="float">
            <text:p>4.91</text:p>
          </table:table-cell>
          <table:table-cell table:formula="of:=20*LOG10([.C903]/['Params&amp;Config'.$C$12])" office:value-type="float" office:value="22.1925350192961" calcext:value-type="float">
            <text:p>22.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2" calcext:value-type="float">
            <text:p>902</text:p>
          </table:table-cell>
          <table:table-cell table:formula="of:=(['Params&amp;Config'.$C$9]/['Params&amp;Config'.$C$10]) * [.C904]" office:value-type="float" office:value="2.4135546875" calcext:value-type="float">
            <text:p>2.414</text:p>
          </table:table-cell>
          <table:table-cell table:style-name="ce2" table:formula="of:=[.D904]*2" office:value-type="float" office:value="4.827109375" calcext:value-type="float">
            <text:p>4.827</text:p>
          </table:table-cell>
          <table:table-cell table:style-name="ce2" table:formula="of:=[.D904]/1.4/2" office:value-type="float" office:value="0.861983816964286" calcext:value-type="float">
            <text:p>0.862</text:p>
          </table:table-cell>
          <table:table-cell table:formula="of:=20*LOG10([.C904]/['Params&amp;Config'.$C$11])" office:value-type="float" office:value="4.91873153132222" calcext:value-type="float">
            <text:p>4.92</text:p>
          </table:table-cell>
          <table:table-cell table:formula="of:=20*LOG10([.C904]/['Params&amp;Config'.$C$12])" office:value-type="float" office:value="22.2021699505537" calcext:value-type="float">
            <text:p>22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3" calcext:value-type="float">
            <text:p>903</text:p>
          </table:table-cell>
          <table:table-cell table:formula="of:=(['Params&amp;Config'.$C$9]/['Params&amp;Config'.$C$10]) * [.C905]" office:value-type="float" office:value="2.41623046875" calcext:value-type="float">
            <text:p>2.416</text:p>
          </table:table-cell>
          <table:table-cell table:style-name="ce2" table:formula="of:=[.D905]*2" office:value-type="float" office:value="4.8324609375" calcext:value-type="float">
            <text:p>4.832</text:p>
          </table:table-cell>
          <table:table-cell table:style-name="ce2" table:formula="of:=[.D905]/1.4/2" office:value-type="float" office:value="0.862939453125" calcext:value-type="float">
            <text:p>0.863</text:p>
          </table:table-cell>
          <table:table-cell table:formula="of:=20*LOG10([.C905]/['Params&amp;Config'.$C$11])" office:value-type="float" office:value="4.9283557867535" calcext:value-type="float">
            <text:p>4.93</text:p>
          </table:table-cell>
          <table:table-cell table:formula="of:=20*LOG10([.C905]/['Params&amp;Config'.$C$12])" office:value-type="float" office:value="22.211794205985" calcext:value-type="float">
            <text:p>22.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4" calcext:value-type="float">
            <text:p>904</text:p>
          </table:table-cell>
          <table:table-cell table:formula="of:=(['Params&amp;Config'.$C$9]/['Params&amp;Config'.$C$10]) * [.C906]" office:value-type="float" office:value="2.41890625" calcext:value-type="float">
            <text:p>2.419</text:p>
          </table:table-cell>
          <table:table-cell table:style-name="ce2" table:formula="of:=[.D906]*2" office:value-type="float" office:value="4.8378125" calcext:value-type="float">
            <text:p>4.838</text:p>
          </table:table-cell>
          <table:table-cell table:style-name="ce2" table:formula="of:=[.D906]/1.4/2" office:value-type="float" office:value="0.863895089285714" calcext:value-type="float">
            <text:p>0.864</text:p>
          </table:table-cell>
          <table:table-cell table:formula="of:=20*LOG10([.C906]/['Params&amp;Config'.$C$11])" office:value-type="float" office:value="4.93796938999065" calcext:value-type="float">
            <text:p>4.94</text:p>
          </table:table-cell>
          <table:table-cell table:formula="of:=20*LOG10([.C906]/['Params&amp;Config'.$C$12])" office:value-type="float" office:value="22.2214078092221" calcext:value-type="float">
            <text:p>22.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5" calcext:value-type="float">
            <text:p>905</text:p>
          </table:table-cell>
          <table:table-cell table:formula="of:=(['Params&amp;Config'.$C$9]/['Params&amp;Config'.$C$10]) * [.C907]" office:value-type="float" office:value="2.42158203125" calcext:value-type="float">
            <text:p>2.422</text:p>
          </table:table-cell>
          <table:table-cell table:style-name="ce2" table:formula="of:=[.D907]*2" office:value-type="float" office:value="4.8431640625" calcext:value-type="float">
            <text:p>4.843</text:p>
          </table:table-cell>
          <table:table-cell table:style-name="ce2" table:formula="of:=[.D907]/1.4/2" office:value-type="float" office:value="0.864850725446429" calcext:value-type="float">
            <text:p>0.865</text:p>
          </table:table-cell>
          <table:table-cell table:formula="of:=20*LOG10([.C907]/['Params&amp;Config'.$C$11])" office:value-type="float" office:value="4.94757236458745" calcext:value-type="float">
            <text:p>4.95</text:p>
          </table:table-cell>
          <table:table-cell table:formula="of:=20*LOG10([.C907]/['Params&amp;Config'.$C$12])" office:value-type="float" office:value="22.2310107838189" calcext:value-type="float">
            <text:p>22.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6" calcext:value-type="float">
            <text:p>906</text:p>
          </table:table-cell>
          <table:table-cell table:formula="of:=(['Params&amp;Config'.$C$9]/['Params&amp;Config'.$C$10]) * [.C908]" office:value-type="float" office:value="2.4242578125" calcext:value-type="float">
            <text:p>2.424</text:p>
          </table:table-cell>
          <table:table-cell table:style-name="ce2" table:formula="of:=[.D908]*2" office:value-type="float" office:value="4.848515625" calcext:value-type="float">
            <text:p>4.849</text:p>
          </table:table-cell>
          <table:table-cell table:style-name="ce2" table:formula="of:=[.D908]/1.4/2" office:value-type="float" office:value="0.865806361607143" calcext:value-type="float">
            <text:p>0.866</text:p>
          </table:table-cell>
          <table:table-cell table:formula="of:=20*LOG10([.C908]/['Params&amp;Config'.$C$11])" office:value-type="float" office:value="4.95716473401965" calcext:value-type="float">
            <text:p>4.96</text:p>
          </table:table-cell>
          <table:table-cell table:formula="of:=20*LOG10([.C908]/['Params&amp;Config'.$C$12])" office:value-type="float" office:value="22.2406031532511" calcext:value-type="float">
            <text:p>22.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7" calcext:value-type="float">
            <text:p>907</text:p>
          </table:table-cell>
          <table:table-cell table:formula="of:=(['Params&amp;Config'.$C$9]/['Params&amp;Config'.$C$10]) * [.C909]" office:value-type="float" office:value="2.42693359375" calcext:value-type="float">
            <text:p>2.427</text:p>
          </table:table-cell>
          <table:table-cell table:style-name="ce2" table:formula="of:=[.D909]*2" office:value-type="float" office:value="4.8538671875" calcext:value-type="float">
            <text:p>4.854</text:p>
          </table:table-cell>
          <table:table-cell table:style-name="ce2" table:formula="of:=[.D909]/1.4/2" office:value-type="float" office:value="0.866761997767857" calcext:value-type="float">
            <text:p>0.867</text:p>
          </table:table-cell>
          <table:table-cell table:formula="of:=20*LOG10([.C909]/['Params&amp;Config'.$C$11])" office:value-type="float" office:value="4.96674652168529" calcext:value-type="float">
            <text:p>4.97</text:p>
          </table:table-cell>
          <table:table-cell table:formula="of:=20*LOG10([.C909]/['Params&amp;Config'.$C$12])" office:value-type="float" office:value="22.2501849409168" calcext:value-type="float">
            <text:p>22.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8" calcext:value-type="float">
            <text:p>908</text:p>
          </table:table-cell>
          <table:table-cell table:formula="of:=(['Params&amp;Config'.$C$9]/['Params&amp;Config'.$C$10]) * [.C910]" office:value-type="float" office:value="2.429609375" calcext:value-type="float">
            <text:p>2.430</text:p>
          </table:table-cell>
          <table:table-cell table:style-name="ce2" table:formula="of:=[.D910]*2" office:value-type="float" office:value="4.85921875" calcext:value-type="float">
            <text:p>4.859</text:p>
          </table:table-cell>
          <table:table-cell table:style-name="ce2" table:formula="of:=[.D910]/1.4/2" office:value-type="float" office:value="0.867717633928571" calcext:value-type="float">
            <text:p>0.868</text:p>
          </table:table-cell>
          <table:table-cell table:formula="of:=20*LOG10([.C910]/['Params&amp;Config'.$C$11])" office:value-type="float" office:value="4.97631775090509" calcext:value-type="float">
            <text:p>4.98</text:p>
          </table:table-cell>
          <table:table-cell table:formula="of:=20*LOG10([.C910]/['Params&amp;Config'.$C$12])" office:value-type="float" office:value="22.2597561701366" calcext:value-type="float">
            <text:p>22.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09" calcext:value-type="float">
            <text:p>909</text:p>
          </table:table-cell>
          <table:table-cell table:formula="of:=(['Params&amp;Config'.$C$9]/['Params&amp;Config'.$C$10]) * [.C911]" office:value-type="float" office:value="2.43228515625" calcext:value-type="float">
            <text:p>2.432</text:p>
          </table:table-cell>
          <table:table-cell table:style-name="ce2" table:formula="of:=[.D911]*2" office:value-type="float" office:value="4.8645703125" calcext:value-type="float">
            <text:p>4.865</text:p>
          </table:table-cell>
          <table:table-cell table:style-name="ce2" table:formula="of:=[.D911]/1.4/2" office:value-type="float" office:value="0.868673270089286" calcext:value-type="float">
            <text:p>0.869</text:p>
          </table:table-cell>
          <table:table-cell table:formula="of:=20*LOG10([.C911]/['Params&amp;Config'.$C$11])" office:value-type="float" office:value="4.98587844492273" calcext:value-type="float">
            <text:p>4.99</text:p>
          </table:table-cell>
          <table:table-cell table:formula="of:=20*LOG10([.C911]/['Params&amp;Config'.$C$12])" office:value-type="float" office:value="22.2693168641542" calcext:value-type="float">
            <text:p>22.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0" calcext:value-type="float">
            <text:p>910</text:p>
          </table:table-cell>
          <table:table-cell table:formula="of:=(['Params&amp;Config'.$C$9]/['Params&amp;Config'.$C$10]) * [.C912]" office:value-type="float" office:value="2.4349609375" calcext:value-type="float">
            <text:p>2.435</text:p>
          </table:table-cell>
          <table:table-cell table:style-name="ce2" table:formula="of:=[.D912]*2" office:value-type="float" office:value="4.869921875" calcext:value-type="float">
            <text:p>4.870</text:p>
          </table:table-cell>
          <table:table-cell table:style-name="ce2" table:formula="of:=[.D912]/1.4/2" office:value-type="float" office:value="0.86962890625" calcext:value-type="float">
            <text:p>0.870</text:p>
          </table:table-cell>
          <table:table-cell table:formula="of:=20*LOG10([.C912]/['Params&amp;Config'.$C$11])" office:value-type="float" office:value="4.99542862690526" calcext:value-type="float">
            <text:p>5</text:p>
          </table:table-cell>
          <table:table-cell table:formula="of:=20*LOG10([.C912]/['Params&amp;Config'.$C$12])" office:value-type="float" office:value="22.2788670461367" calcext:value-type="float">
            <text:p>22.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1" calcext:value-type="float">
            <text:p>911</text:p>
          </table:table-cell>
          <table:table-cell table:formula="of:=(['Params&amp;Config'.$C$9]/['Params&amp;Config'.$C$10]) * [.C913]" office:value-type="float" office:value="2.43763671875" calcext:value-type="float">
            <text:p>2.438</text:p>
          </table:table-cell>
          <table:table-cell table:style-name="ce2" table:formula="of:=[.D913]*2" office:value-type="float" office:value="4.8752734375" calcext:value-type="float">
            <text:p>4.875</text:p>
          </table:table-cell>
          <table:table-cell table:style-name="ce2" table:formula="of:=[.D913]/1.4/2" office:value-type="float" office:value="0.870584542410714" calcext:value-type="float">
            <text:p>0.871</text:p>
          </table:table-cell>
          <table:table-cell table:formula="of:=20*LOG10([.C913]/['Params&amp;Config'.$C$11])" office:value-type="float" office:value="5.00496831994335" calcext:value-type="float">
            <text:p>5</text:p>
          </table:table-cell>
          <table:table-cell table:formula="of:=20*LOG10([.C913]/['Params&amp;Config'.$C$12])" office:value-type="float" office:value="22.2884067391748" calcext:value-type="float">
            <text:p>22.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2" calcext:value-type="float">
            <text:p>912</text:p>
          </table:table-cell>
          <table:table-cell table:formula="of:=(['Params&amp;Config'.$C$9]/['Params&amp;Config'.$C$10]) * [.C914]" office:value-type="float" office:value="2.4403125" calcext:value-type="float">
            <text:p>2.440</text:p>
          </table:table-cell>
          <table:table-cell table:style-name="ce2" table:formula="of:=[.D914]*2" office:value-type="float" office:value="4.880625" calcext:value-type="float">
            <text:p>4.881</text:p>
          </table:table-cell>
          <table:table-cell table:style-name="ce2" table:formula="of:=[.D914]/1.4/2" office:value-type="float" office:value="0.871540178571429" calcext:value-type="float">
            <text:p>0.872</text:p>
          </table:table-cell>
          <table:table-cell table:formula="of:=20*LOG10([.C914]/['Params&amp;Config'.$C$11])" office:value-type="float" office:value="5.01449754705171" calcext:value-type="float">
            <text:p>5.01</text:p>
          </table:table-cell>
          <table:table-cell table:formula="of:=20*LOG10([.C914]/['Params&amp;Config'.$C$12])" office:value-type="float" office:value="22.2979359662832" calcext:value-type="float">
            <text:p>22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3" calcext:value-type="float">
            <text:p>913</text:p>
          </table:table-cell>
          <table:table-cell table:formula="of:=(['Params&amp;Config'.$C$9]/['Params&amp;Config'.$C$10]) * [.C915]" office:value-type="float" office:value="2.44298828125" calcext:value-type="float">
            <text:p>2.443</text:p>
          </table:table-cell>
          <table:table-cell table:style-name="ce2" table:formula="of:=[.D915]*2" office:value-type="float" office:value="4.8859765625" calcext:value-type="float">
            <text:p>4.886</text:p>
          </table:table-cell>
          <table:table-cell table:style-name="ce2" table:formula="of:=[.D915]/1.4/2" office:value-type="float" office:value="0.872495814732143" calcext:value-type="float">
            <text:p>0.872</text:p>
          </table:table-cell>
          <table:table-cell table:formula="of:=20*LOG10([.C915]/['Params&amp;Config'.$C$11])" office:value-type="float" office:value="5.02401633116936" calcext:value-type="float">
            <text:p>5.02</text:p>
          </table:table-cell>
          <table:table-cell table:formula="of:=20*LOG10([.C915]/['Params&amp;Config'.$C$12])" office:value-type="float" office:value="22.3074547504008" calcext:value-type="float">
            <text:p>22.3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4" calcext:value-type="float">
            <text:p>914</text:p>
          </table:table-cell>
          <table:table-cell table:formula="of:=(['Params&amp;Config'.$C$9]/['Params&amp;Config'.$C$10]) * [.C916]" office:value-type="float" office:value="2.4456640625" calcext:value-type="float">
            <text:p>2.446</text:p>
          </table:table-cell>
          <table:table-cell table:style-name="ce2" table:formula="of:=[.D916]*2" office:value-type="float" office:value="4.891328125" calcext:value-type="float">
            <text:p>4.891</text:p>
          </table:table-cell>
          <table:table-cell table:style-name="ce2" table:formula="of:=[.D916]/1.4/2" office:value-type="float" office:value="0.873451450892857" calcext:value-type="float">
            <text:p>0.873</text:p>
          </table:table-cell>
          <table:table-cell table:formula="of:=20*LOG10([.C916]/['Params&amp;Config'.$C$11])" office:value-type="float" office:value="5.03352469516001" calcext:value-type="float">
            <text:p>5.03</text:p>
          </table:table-cell>
          <table:table-cell table:formula="of:=20*LOG10([.C916]/['Params&amp;Config'.$C$12])" office:value-type="float" office:value="22.3169631143915" calcext:value-type="float">
            <text:p>22.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5" calcext:value-type="float">
            <text:p>915</text:p>
          </table:table-cell>
          <table:table-cell table:formula="of:=(['Params&amp;Config'.$C$9]/['Params&amp;Config'.$C$10]) * [.C917]" office:value-type="float" office:value="2.44833984375" calcext:value-type="float">
            <text:p>2.448</text:p>
          </table:table-cell>
          <table:table-cell table:style-name="ce2" table:formula="of:=[.D917]*2" office:value-type="float" office:value="4.8966796875" calcext:value-type="float">
            <text:p>4.897</text:p>
          </table:table-cell>
          <table:table-cell table:style-name="ce2" table:formula="of:=[.D917]/1.4/2" office:value-type="float" office:value="0.874407087053572" calcext:value-type="float">
            <text:p>0.874</text:p>
          </table:table-cell>
          <table:table-cell table:formula="of:=20*LOG10([.C917]/['Params&amp;Config'.$C$11])" office:value-type="float" office:value="5.04302266181235" calcext:value-type="float">
            <text:p>5.04</text:p>
          </table:table-cell>
          <table:table-cell table:formula="of:=20*LOG10([.C917]/['Params&amp;Config'.$C$12])" office:value-type="float" office:value="22.3264610810438" calcext:value-type="float">
            <text:p>22.3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6" calcext:value-type="float">
            <text:p>916</text:p>
          </table:table-cell>
          <table:table-cell table:formula="of:=(['Params&amp;Config'.$C$9]/['Params&amp;Config'.$C$10]) * [.C918]" office:value-type="float" office:value="2.451015625" calcext:value-type="float">
            <text:p>2.451</text:p>
          </table:table-cell>
          <table:table-cell table:style-name="ce2" table:formula="of:=[.D918]*2" office:value-type="float" office:value="4.90203125" calcext:value-type="float">
            <text:p>4.902</text:p>
          </table:table-cell>
          <table:table-cell table:style-name="ce2" table:formula="of:=[.D918]/1.4/2" office:value-type="float" office:value="0.875362723214286" calcext:value-type="float">
            <text:p>0.875</text:p>
          </table:table-cell>
          <table:table-cell table:formula="of:=20*LOG10([.C918]/['Params&amp;Config'.$C$11])" office:value-type="float" office:value="5.05251025384039" calcext:value-type="float">
            <text:p>5.05</text:p>
          </table:table-cell>
          <table:table-cell table:formula="of:=20*LOG10([.C918]/['Params&amp;Config'.$C$12])" office:value-type="float" office:value="22.3359486730719" calcext:value-type="float">
            <text:p>22.3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7" calcext:value-type="float">
            <text:p>917</text:p>
          </table:table-cell>
          <table:table-cell table:formula="of:=(['Params&amp;Config'.$C$9]/['Params&amp;Config'.$C$10]) * [.C919]" office:value-type="float" office:value="2.45369140625" calcext:value-type="float">
            <text:p>2.454</text:p>
          </table:table-cell>
          <table:table-cell table:style-name="ce2" table:formula="of:=[.D919]*2" office:value-type="float" office:value="4.9073828125" calcext:value-type="float">
            <text:p>4.907</text:p>
          </table:table-cell>
          <table:table-cell table:style-name="ce2" table:formula="of:=[.D919]/1.4/2" office:value-type="float" office:value="0.876318359375" calcext:value-type="float">
            <text:p>0.876</text:p>
          </table:table-cell>
          <table:table-cell table:formula="of:=20*LOG10([.C919]/['Params&amp;Config'.$C$11])" office:value-type="float" office:value="5.06198749388381" calcext:value-type="float">
            <text:p>5.06</text:p>
          </table:table-cell>
          <table:table-cell table:formula="of:=20*LOG10([.C919]/['Params&amp;Config'.$C$12])" office:value-type="float" office:value="22.3454259131153" calcext:value-type="float">
            <text:p>22.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8" calcext:value-type="float">
            <text:p>918</text:p>
          </table:table-cell>
          <table:table-cell table:formula="of:=(['Params&amp;Config'.$C$9]/['Params&amp;Config'.$C$10]) * [.C920]" office:value-type="float" office:value="2.4563671875" calcext:value-type="float">
            <text:p>2.456</text:p>
          </table:table-cell>
          <table:table-cell table:style-name="ce2" table:formula="of:=[.D920]*2" office:value-type="float" office:value="4.912734375" calcext:value-type="float">
            <text:p>4.913</text:p>
          </table:table-cell>
          <table:table-cell table:style-name="ce2" table:formula="of:=[.D920]/1.4/2" office:value-type="float" office:value="0.877273995535714" calcext:value-type="float">
            <text:p>0.877</text:p>
          </table:table-cell>
          <table:table-cell table:formula="of:=20*LOG10([.C920]/['Params&amp;Config'.$C$11])" office:value-type="float" office:value="5.07145440450823" calcext:value-type="float">
            <text:p>5.07</text:p>
          </table:table-cell>
          <table:table-cell table:formula="of:=20*LOG10([.C920]/['Params&amp;Config'.$C$12])" office:value-type="float" office:value="22.3548928237397" calcext:value-type="float">
            <text:p>22.3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19" calcext:value-type="float">
            <text:p>919</text:p>
          </table:table-cell>
          <table:table-cell table:formula="of:=(['Params&amp;Config'.$C$9]/['Params&amp;Config'.$C$10]) * [.C921]" office:value-type="float" office:value="2.45904296875" calcext:value-type="float">
            <text:p>2.459</text:p>
          </table:table-cell>
          <table:table-cell table:style-name="ce2" table:formula="of:=[.D921]*2" office:value-type="float" office:value="4.9180859375" calcext:value-type="float">
            <text:p>4.918</text:p>
          </table:table-cell>
          <table:table-cell table:style-name="ce2" table:formula="of:=[.D921]/1.4/2" office:value-type="float" office:value="0.878229631696429" calcext:value-type="float">
            <text:p>0.878</text:p>
          </table:table-cell>
          <table:table-cell table:formula="of:=20*LOG10([.C921]/['Params&amp;Config'.$C$11])" office:value-type="float" office:value="5.08091100820561" calcext:value-type="float">
            <text:p>5.08</text:p>
          </table:table-cell>
          <table:table-cell table:formula="of:=20*LOG10([.C921]/['Params&amp;Config'.$C$12])" office:value-type="float" office:value="22.3643494274371" calcext:value-type="float">
            <text:p>22.3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0" calcext:value-type="float">
            <text:p>920</text:p>
          </table:table-cell>
          <table:table-cell table:formula="of:=(['Params&amp;Config'.$C$9]/['Params&amp;Config'.$C$10]) * [.C922]" office:value-type="float" office:value="2.46171875" calcext:value-type="float">
            <text:p>2.462</text:p>
          </table:table-cell>
          <table:table-cell table:style-name="ce2" table:formula="of:=[.D922]*2" office:value-type="float" office:value="4.9234375" calcext:value-type="float">
            <text:p>4.923</text:p>
          </table:table-cell>
          <table:table-cell table:style-name="ce2" table:formula="of:=[.D922]/1.4/2" office:value-type="float" office:value="0.879185267857143" calcext:value-type="float">
            <text:p>0.879</text:p>
          </table:table-cell>
          <table:table-cell table:formula="of:=20*LOG10([.C922]/['Params&amp;Config'.$C$11])" office:value-type="float" office:value="5.09035732739449" calcext:value-type="float">
            <text:p>5.09</text:p>
          </table:table-cell>
          <table:table-cell table:formula="of:=20*LOG10([.C922]/['Params&amp;Config'.$C$12])" office:value-type="float" office:value="22.373795746626" calcext:value-type="float">
            <text:p>22.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1" calcext:value-type="float">
            <text:p>921</text:p>
          </table:table-cell>
          <table:table-cell table:formula="of:=(['Params&amp;Config'.$C$9]/['Params&amp;Config'.$C$10]) * [.C923]" office:value-type="float" office:value="2.46439453125" calcext:value-type="float">
            <text:p>2.464</text:p>
          </table:table-cell>
          <table:table-cell table:style-name="ce2" table:formula="of:=[.D923]*2" office:value-type="float" office:value="4.9287890625" calcext:value-type="float">
            <text:p>4.929</text:p>
          </table:table-cell>
          <table:table-cell table:style-name="ce2" table:formula="of:=[.D923]/1.4/2" office:value-type="float" office:value="0.880140904017857" calcext:value-type="float">
            <text:p>0.880</text:p>
          </table:table-cell>
          <table:table-cell table:formula="of:=20*LOG10([.C923]/['Params&amp;Config'.$C$11])" office:value-type="float" office:value="5.09979338442036" calcext:value-type="float">
            <text:p>5.1</text:p>
          </table:table-cell>
          <table:table-cell table:formula="of:=20*LOG10([.C923]/['Params&amp;Config'.$C$12])" office:value-type="float" office:value="22.3832318036518" calcext:value-type="float">
            <text:p>22.3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2" calcext:value-type="float">
            <text:p>922</text:p>
          </table:table-cell>
          <table:table-cell table:formula="of:=(['Params&amp;Config'.$C$9]/['Params&amp;Config'.$C$10]) * [.C924]" office:value-type="float" office:value="2.4670703125" calcext:value-type="float">
            <text:p>2.467</text:p>
          </table:table-cell>
          <table:table-cell table:style-name="ce2" table:formula="of:=[.D924]*2" office:value-type="float" office:value="4.934140625" calcext:value-type="float">
            <text:p>4.934</text:p>
          </table:table-cell>
          <table:table-cell table:style-name="ce2" table:formula="of:=[.D924]/1.4/2" office:value-type="float" office:value="0.881096540178572" calcext:value-type="float">
            <text:p>0.881</text:p>
          </table:table-cell>
          <table:table-cell table:formula="of:=20*LOG10([.C924]/['Params&amp;Config'.$C$11])" office:value-type="float" office:value="5.10921920155597" calcext:value-type="float">
            <text:p>5.11</text:p>
          </table:table-cell>
          <table:table-cell table:formula="of:=20*LOG10([.C924]/['Params&amp;Config'.$C$12])" office:value-type="float" office:value="22.3926576207874" calcext:value-type="float">
            <text:p>22.3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3" calcext:value-type="float">
            <text:p>923</text:p>
          </table:table-cell>
          <table:table-cell table:formula="of:=(['Params&amp;Config'.$C$9]/['Params&amp;Config'.$C$10]) * [.C925]" office:value-type="float" office:value="2.46974609375" calcext:value-type="float">
            <text:p>2.470</text:p>
          </table:table-cell>
          <table:table-cell table:style-name="ce2" table:formula="of:=[.D925]*2" office:value-type="float" office:value="4.9394921875" calcext:value-type="float">
            <text:p>4.939</text:p>
          </table:table-cell>
          <table:table-cell table:style-name="ce2" table:formula="of:=[.D925]/1.4/2" office:value-type="float" office:value="0.882052176339286" calcext:value-type="float">
            <text:p>0.882</text:p>
          </table:table-cell>
          <table:table-cell table:formula="of:=20*LOG10([.C925]/['Params&amp;Config'.$C$11])" office:value-type="float" office:value="5.11863480100163" calcext:value-type="float">
            <text:p>5.12</text:p>
          </table:table-cell>
          <table:table-cell table:formula="of:=20*LOG10([.C925]/['Params&amp;Config'.$C$12])" office:value-type="float" office:value="22.4020732202331" calcext:value-type="float">
            <text:p>22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4" calcext:value-type="float">
            <text:p>924</text:p>
          </table:table-cell>
          <table:table-cell table:formula="of:=(['Params&amp;Config'.$C$9]/['Params&amp;Config'.$C$10]) * [.C926]" office:value-type="float" office:value="2.472421875" calcext:value-type="float">
            <text:p>2.472</text:p>
          </table:table-cell>
          <table:table-cell table:style-name="ce2" table:formula="of:=[.D926]*2" office:value-type="float" office:value="4.94484375" calcext:value-type="float">
            <text:p>4.945</text:p>
          </table:table-cell>
          <table:table-cell table:style-name="ce2" table:formula="of:=[.D926]/1.4/2" office:value-type="float" office:value="0.8830078125" calcext:value-type="float">
            <text:p>0.883</text:p>
          </table:table-cell>
          <table:table-cell table:formula="of:=20*LOG10([.C926]/['Params&amp;Config'.$C$11])" office:value-type="float" office:value="5.12804020488552" calcext:value-type="float">
            <text:p>5.13</text:p>
          </table:table-cell>
          <table:table-cell table:formula="of:=20*LOG10([.C926]/['Params&amp;Config'.$C$12])" office:value-type="float" office:value="22.411478624117" calcext:value-type="float">
            <text:p>22.4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5" calcext:value-type="float">
            <text:p>925</text:p>
          </table:table-cell>
          <table:table-cell table:formula="of:=(['Params&amp;Config'.$C$9]/['Params&amp;Config'.$C$10]) * [.C927]" office:value-type="float" office:value="2.47509765625" calcext:value-type="float">
            <text:p>2.475</text:p>
          </table:table-cell>
          <table:table-cell table:style-name="ce2" table:formula="of:=[.D927]*2" office:value-type="float" office:value="4.9501953125" calcext:value-type="float">
            <text:p>4.950</text:p>
          </table:table-cell>
          <table:table-cell table:style-name="ce2" table:formula="of:=[.D927]/1.4/2" office:value-type="float" office:value="0.883963448660714" calcext:value-type="float">
            <text:p>0.884</text:p>
          </table:table-cell>
          <table:table-cell table:formula="of:=20*LOG10([.C927]/['Params&amp;Config'.$C$11])" office:value-type="float" office:value="5.13743543526404" calcext:value-type="float">
            <text:p>5.14</text:p>
          </table:table-cell>
          <table:table-cell table:formula="of:=20*LOG10([.C927]/['Params&amp;Config'.$C$12])" office:value-type="float" office:value="22.4208738544955" calcext:value-type="float">
            <text:p>22.4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6" calcext:value-type="float">
            <text:p>926</text:p>
          </table:table-cell>
          <table:table-cell table:formula="of:=(['Params&amp;Config'.$C$9]/['Params&amp;Config'.$C$10]) * [.C928]" office:value-type="float" office:value="2.4777734375" calcext:value-type="float">
            <text:p>2.478</text:p>
          </table:table-cell>
          <table:table-cell table:style-name="ce2" table:formula="of:=[.D928]*2" office:value-type="float" office:value="4.955546875" calcext:value-type="float">
            <text:p>4.956</text:p>
          </table:table-cell>
          <table:table-cell table:style-name="ce2" table:formula="of:=[.D928]/1.4/2" office:value-type="float" office:value="0.884919084821429" calcext:value-type="float">
            <text:p>0.885</text:p>
          </table:table-cell>
          <table:table-cell table:formula="of:=20*LOG10([.C928]/['Params&amp;Config'.$C$11])" office:value-type="float" office:value="5.14682051412207" calcext:value-type="float">
            <text:p>5.15</text:p>
          </table:table-cell>
          <table:table-cell table:formula="of:=20*LOG10([.C928]/['Params&amp;Config'.$C$12])" office:value-type="float" office:value="22.4302589333535" calcext:value-type="float">
            <text:p>22.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7" calcext:value-type="float">
            <text:p>927</text:p>
          </table:table-cell>
          <table:table-cell table:formula="of:=(['Params&amp;Config'.$C$9]/['Params&amp;Config'.$C$10]) * [.C929]" office:value-type="float" office:value="2.48044921875" calcext:value-type="float">
            <text:p>2.480</text:p>
          </table:table-cell>
          <table:table-cell table:style-name="ce2" table:formula="of:=[.D929]*2" office:value-type="float" office:value="4.9608984375" calcext:value-type="float">
            <text:p>4.961</text:p>
          </table:table-cell>
          <table:table-cell table:style-name="ce2" table:formula="of:=[.D929]/1.4/2" office:value-type="float" office:value="0.885874720982143" calcext:value-type="float">
            <text:p>0.886</text:p>
          </table:table-cell>
          <table:table-cell table:formula="of:=20*LOG10([.C929]/['Params&amp;Config'.$C$11])" office:value-type="float" office:value="5.15619546337333" calcext:value-type="float">
            <text:p>5.16</text:p>
          </table:table-cell>
          <table:table-cell table:formula="of:=20*LOG10([.C929]/['Params&amp;Config'.$C$12])" office:value-type="float" office:value="22.4396338826048" calcext:value-type="float">
            <text:p>22.4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8" calcext:value-type="float">
            <text:p>928</text:p>
          </table:table-cell>
          <table:table-cell table:formula="of:=(['Params&amp;Config'.$C$9]/['Params&amp;Config'.$C$10]) * [.C930]" office:value-type="float" office:value="2.483125" calcext:value-type="float">
            <text:p>2.483</text:p>
          </table:table-cell>
          <table:table-cell table:style-name="ce2" table:formula="of:=[.D930]*2" office:value-type="float" office:value="4.96625" calcext:value-type="float">
            <text:p>4.966</text:p>
          </table:table-cell>
          <table:table-cell table:style-name="ce2" table:formula="of:=[.D930]/1.4/2" office:value-type="float" office:value="0.886830357142857" calcext:value-type="float">
            <text:p>0.887</text:p>
          </table:table-cell>
          <table:table-cell table:formula="of:=20*LOG10([.C930]/['Params&amp;Config'.$C$11])" office:value-type="float" office:value="5.16556030486063" calcext:value-type="float">
            <text:p>5.17</text:p>
          </table:table-cell>
          <table:table-cell table:formula="of:=20*LOG10([.C930]/['Params&amp;Config'.$C$12])" office:value-type="float" office:value="22.4489987240921" calcext:value-type="float">
            <text:p>22.4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29" calcext:value-type="float">
            <text:p>929</text:p>
          </table:table-cell>
          <table:table-cell table:formula="of:=(['Params&amp;Config'.$C$9]/['Params&amp;Config'.$C$10]) * [.C931]" office:value-type="float" office:value="2.48580078125" calcext:value-type="float">
            <text:p>2.486</text:p>
          </table:table-cell>
          <table:table-cell table:style-name="ce2" table:formula="of:=[.D931]*2" office:value-type="float" office:value="4.9716015625" calcext:value-type="float">
            <text:p>4.972</text:p>
          </table:table-cell>
          <table:table-cell table:style-name="ce2" table:formula="of:=[.D931]/1.4/2" office:value-type="float" office:value="0.887785993303572" calcext:value-type="float">
            <text:p>0.888</text:p>
          </table:table-cell>
          <table:table-cell table:formula="of:=20*LOG10([.C931]/['Params&amp;Config'.$C$11])" office:value-type="float" office:value="5.17491506035622" calcext:value-type="float">
            <text:p>5.17</text:p>
          </table:table-cell>
          <table:table-cell table:formula="of:=20*LOG10([.C931]/['Params&amp;Config'.$C$12])" office:value-type="float" office:value="22.4583534795877" calcext:value-type="float">
            <text:p>22.4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0" calcext:value-type="float">
            <text:p>930</text:p>
          </table:table-cell>
          <table:table-cell table:formula="of:=(['Params&amp;Config'.$C$9]/['Params&amp;Config'.$C$10]) * [.C932]" office:value-type="float" office:value="2.4884765625" calcext:value-type="float">
            <text:p>2.488</text:p>
          </table:table-cell>
          <table:table-cell table:style-name="ce2" table:formula="of:=[.D932]*2" office:value-type="float" office:value="4.976953125" calcext:value-type="float">
            <text:p>4.977</text:p>
          </table:table-cell>
          <table:table-cell table:style-name="ce2" table:formula="of:=[.D932]/1.4/2" office:value-type="float" office:value="0.888741629464286" calcext:value-type="float">
            <text:p>0.889</text:p>
          </table:table-cell>
          <table:table-cell table:formula="of:=20*LOG10([.C932]/['Params&amp;Config'.$C$11])" office:value-type="float" office:value="5.18425975156209" calcext:value-type="float">
            <text:p>5.18</text:p>
          </table:table-cell>
          <table:table-cell table:formula="of:=20*LOG10([.C932]/['Params&amp;Config'.$C$12])" office:value-type="float" office:value="22.4676981707936" calcext:value-type="float">
            <text:p>22.4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1" calcext:value-type="float">
            <text:p>931</text:p>
          </table:table-cell>
          <table:table-cell table:formula="of:=(['Params&amp;Config'.$C$9]/['Params&amp;Config'.$C$10]) * [.C933]" office:value-type="float" office:value="2.49115234375" calcext:value-type="float">
            <text:p>2.491</text:p>
          </table:table-cell>
          <table:table-cell table:style-name="ce2" table:formula="of:=[.D933]*2" office:value-type="float" office:value="4.9823046875" calcext:value-type="float">
            <text:p>4.982</text:p>
          </table:table-cell>
          <table:table-cell table:style-name="ce2" table:formula="of:=[.D933]/1.4/2" office:value-type="float" office:value="0.889697265625" calcext:value-type="float">
            <text:p>0.890</text:p>
          </table:table-cell>
          <table:table-cell table:formula="of:=20*LOG10([.C933]/['Params&amp;Config'.$C$11])" office:value-type="float" office:value="5.19359440011024" calcext:value-type="float">
            <text:p>5.19</text:p>
          </table:table-cell>
          <table:table-cell table:formula="of:=20*LOG10([.C933]/['Params&amp;Config'.$C$12])" office:value-type="float" office:value="22.4770328193417" calcext:value-type="float">
            <text:p>22.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2" calcext:value-type="float">
            <text:p>932</text:p>
          </table:table-cell>
          <table:table-cell table:formula="of:=(['Params&amp;Config'.$C$9]/['Params&amp;Config'.$C$10]) * [.C934]" office:value-type="float" office:value="2.493828125" calcext:value-type="float">
            <text:p>2.494</text:p>
          </table:table-cell>
          <table:table-cell table:style-name="ce2" table:formula="of:=[.D934]*2" office:value-type="float" office:value="4.98765625" calcext:value-type="float">
            <text:p>4.988</text:p>
          </table:table-cell>
          <table:table-cell table:style-name="ce2" table:formula="of:=[.D934]/1.4/2" office:value-type="float" office:value="0.890652901785714" calcext:value-type="float">
            <text:p>0.891</text:p>
          </table:table-cell>
          <table:table-cell table:formula="of:=20*LOG10([.C934]/['Params&amp;Config'.$C$11])" office:value-type="float" office:value="5.20291902756301" calcext:value-type="float">
            <text:p>5.2</text:p>
          </table:table-cell>
          <table:table-cell table:formula="of:=20*LOG10([.C934]/['Params&amp;Config'.$C$12])" office:value-type="float" office:value="22.4863574467945" calcext:value-type="float">
            <text:p>22.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3" calcext:value-type="float">
            <text:p>933</text:p>
          </table:table-cell>
          <table:table-cell table:formula="of:=(['Params&amp;Config'.$C$9]/['Params&amp;Config'.$C$10]) * [.C935]" office:value-type="float" office:value="2.49650390625" calcext:value-type="float">
            <text:p>2.497</text:p>
          </table:table-cell>
          <table:table-cell table:style-name="ce2" table:formula="of:=[.D935]*2" office:value-type="float" office:value="4.9930078125" calcext:value-type="float">
            <text:p>4.993</text:p>
          </table:table-cell>
          <table:table-cell table:style-name="ce2" table:formula="of:=[.D935]/1.4/2" office:value-type="float" office:value="0.891608537946429" calcext:value-type="float">
            <text:p>0.892</text:p>
          </table:table-cell>
          <table:table-cell table:formula="of:=20*LOG10([.C935]/['Params&amp;Config'.$C$11])" office:value-type="float" office:value="5.21223365541338" calcext:value-type="float">
            <text:p>5.21</text:p>
          </table:table-cell>
          <table:table-cell table:formula="of:=20*LOG10([.C935]/['Params&amp;Config'.$C$12])" office:value-type="float" office:value="22.4956720746449" calcext:value-type="float">
            <text:p>22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4" calcext:value-type="float">
            <text:p>934</text:p>
          </table:table-cell>
          <table:table-cell table:formula="of:=(['Params&amp;Config'.$C$9]/['Params&amp;Config'.$C$10]) * [.C936]" office:value-type="float" office:value="2.4991796875" calcext:value-type="float">
            <text:p>2.499</text:p>
          </table:table-cell>
          <table:table-cell table:style-name="ce2" table:formula="of:=[.D936]*2" office:value-type="float" office:value="4.998359375" calcext:value-type="float">
            <text:p>4.998</text:p>
          </table:table-cell>
          <table:table-cell table:style-name="ce2" table:formula="of:=[.D936]/1.4/2" office:value-type="float" office:value="0.892564174107143" calcext:value-type="float">
            <text:p>0.893</text:p>
          </table:table-cell>
          <table:table-cell table:formula="of:=20*LOG10([.C936]/['Params&amp;Config'.$C$11])" office:value-type="float" office:value="5.22153830508525" calcext:value-type="float">
            <text:p>5.22</text:p>
          </table:table-cell>
          <table:table-cell table:formula="of:=20*LOG10([.C936]/['Params&amp;Config'.$C$12])" office:value-type="float" office:value="22.5049767243167" calcext:value-type="float">
            <text:p>22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5" calcext:value-type="float">
            <text:p>935</text:p>
          </table:table-cell>
          <table:table-cell table:formula="of:=(['Params&amp;Config'.$C$9]/['Params&amp;Config'.$C$10]) * [.C937]" office:value-type="float" office:value="2.50185546875" calcext:value-type="float">
            <text:p>2.502</text:p>
          </table:table-cell>
          <table:table-cell table:style-name="ce2" table:formula="of:=[.D937]*2" office:value-type="float" office:value="5.0037109375" calcext:value-type="float">
            <text:p>5.004</text:p>
          </table:table-cell>
          <table:table-cell table:style-name="ce2" table:formula="of:=[.D937]/1.4/2" office:value-type="float" office:value="0.893519810267857" calcext:value-type="float">
            <text:p>0.894</text:p>
          </table:table-cell>
          <table:table-cell table:formula="of:=20*LOG10([.C937]/['Params&amp;Config'.$C$11])" office:value-type="float" office:value="5.23083299793374" calcext:value-type="float">
            <text:p>5.23</text:p>
          </table:table-cell>
          <table:table-cell table:formula="of:=20*LOG10([.C937]/['Params&amp;Config'.$C$12])" office:value-type="float" office:value="22.5142714171652" calcext:value-type="float">
            <text:p>22.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6" calcext:value-type="float">
            <text:p>936</text:p>
          </table:table-cell>
          <table:table-cell table:formula="of:=(['Params&amp;Config'.$C$9]/['Params&amp;Config'.$C$10]) * [.C938]" office:value-type="float" office:value="2.50453125" calcext:value-type="float">
            <text:p>2.505</text:p>
          </table:table-cell>
          <table:table-cell table:style-name="ce2" table:formula="of:=[.D938]*2" office:value-type="float" office:value="5.0090625" calcext:value-type="float">
            <text:p>5.009</text:p>
          </table:table-cell>
          <table:table-cell table:style-name="ce2" table:formula="of:=[.D938]/1.4/2" office:value-type="float" office:value="0.894475446428572" calcext:value-type="float">
            <text:p>0.894</text:p>
          </table:table-cell>
          <table:table-cell table:formula="of:=20*LOG10([.C938]/['Params&amp;Config'.$C$11])" office:value-type="float" office:value="5.24011775524549" calcext:value-type="float">
            <text:p>5.24</text:p>
          </table:table-cell>
          <table:table-cell table:formula="of:=20*LOG10([.C938]/['Params&amp;Config'.$C$12])" office:value-type="float" office:value="22.523556174477" calcext:value-type="float">
            <text:p>22.5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7" calcext:value-type="float">
            <text:p>937</text:p>
          </table:table-cell>
          <table:table-cell table:formula="of:=(['Params&amp;Config'.$C$9]/['Params&amp;Config'.$C$10]) * [.C939]" office:value-type="float" office:value="2.50720703125" calcext:value-type="float">
            <text:p>2.507</text:p>
          </table:table-cell>
          <table:table-cell table:style-name="ce2" table:formula="of:=[.D939]*2" office:value-type="float" office:value="5.0144140625" calcext:value-type="float">
            <text:p>5.014</text:p>
          </table:table-cell>
          <table:table-cell table:style-name="ce2" table:formula="of:=[.D939]/1.4/2" office:value-type="float" office:value="0.895431082589286" calcext:value-type="float">
            <text:p>0.895</text:p>
          </table:table-cell>
          <table:table-cell table:formula="of:=20*LOG10([.C939]/['Params&amp;Config'.$C$11])" office:value-type="float" office:value="5.24939259823895" calcext:value-type="float">
            <text:p>5.25</text:p>
          </table:table-cell>
          <table:table-cell table:formula="of:=20*LOG10([.C939]/['Params&amp;Config'.$C$12])" office:value-type="float" office:value="22.5328310174704" calcext:value-type="float">
            <text:p>22.5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8" calcext:value-type="float">
            <text:p>938</text:p>
          </table:table-cell>
          <table:table-cell table:formula="of:=(['Params&amp;Config'.$C$9]/['Params&amp;Config'.$C$10]) * [.C940]" office:value-type="float" office:value="2.5098828125" calcext:value-type="float">
            <text:p>2.510</text:p>
          </table:table-cell>
          <table:table-cell table:style-name="ce2" table:formula="of:=[.D940]*2" office:value-type="float" office:value="5.019765625" calcext:value-type="float">
            <text:p>5.020</text:p>
          </table:table-cell>
          <table:table-cell table:style-name="ce2" table:formula="of:=[.D940]/1.4/2" office:value-type="float" office:value="0.89638671875" calcext:value-type="float">
            <text:p>0.896</text:p>
          </table:table-cell>
          <table:table-cell table:formula="of:=20*LOG10([.C940]/['Params&amp;Config'.$C$11])" office:value-type="float" office:value="5.25865754806467" calcext:value-type="float">
            <text:p>5.26</text:p>
          </table:table-cell>
          <table:table-cell table:formula="of:=20*LOG10([.C940]/['Params&amp;Config'.$C$12])" office:value-type="float" office:value="22.5420959672962" calcext:value-type="float">
            <text:p>22.5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9" calcext:value-type="float">
            <text:p>939</text:p>
          </table:table-cell>
          <table:table-cell table:formula="of:=(['Params&amp;Config'.$C$9]/['Params&amp;Config'.$C$10]) * [.C941]" office:value-type="float" office:value="2.51255859375" calcext:value-type="float">
            <text:p>2.513</text:p>
          </table:table-cell>
          <table:table-cell table:style-name="ce2" table:formula="of:=[.D941]*2" office:value-type="float" office:value="5.0251171875" calcext:value-type="float">
            <text:p>5.025</text:p>
          </table:table-cell>
          <table:table-cell table:style-name="ce2" table:formula="of:=[.D941]/1.4/2" office:value-type="float" office:value="0.897342354910714" calcext:value-type="float">
            <text:p>0.897</text:p>
          </table:table-cell>
          <table:table-cell table:formula="of:=20*LOG10([.C941]/['Params&amp;Config'.$C$11])" office:value-type="float" office:value="5.2679126258056" calcext:value-type="float">
            <text:p>5.27</text:p>
          </table:table-cell>
          <table:table-cell table:formula="of:=20*LOG10([.C941]/['Params&amp;Config'.$C$12])" office:value-type="float" office:value="22.5513510450371" calcext:value-type="float">
            <text:p>22.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0" calcext:value-type="float">
            <text:p>940</text:p>
          </table:table-cell>
          <table:table-cell table:formula="of:=(['Params&amp;Config'.$C$9]/['Params&amp;Config'.$C$10]) * [.C942]" office:value-type="float" office:value="2.515234375" calcext:value-type="float">
            <text:p>2.515</text:p>
          </table:table-cell>
          <table:table-cell table:style-name="ce2" table:formula="of:=[.D942]*2" office:value-type="float" office:value="5.03046875" calcext:value-type="float">
            <text:p>5.030</text:p>
          </table:table-cell>
          <table:table-cell table:style-name="ce2" table:formula="of:=[.D942]/1.4/2" office:value-type="float" office:value="0.898297991071429" calcext:value-type="float">
            <text:p>0.898</text:p>
          </table:table-cell>
          <table:table-cell table:formula="of:=20*LOG10([.C942]/['Params&amp;Config'.$C$11])" office:value-type="float" office:value="5.27715785247736" calcext:value-type="float">
            <text:p>5.28</text:p>
          </table:table-cell>
          <table:table-cell table:formula="of:=20*LOG10([.C942]/['Params&amp;Config'.$C$12])" office:value-type="float" office:value="22.5605962717088" calcext:value-type="float">
            <text:p>22.5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1" calcext:value-type="float">
            <text:p>941</text:p>
          </table:table-cell>
          <table:table-cell table:formula="of:=(['Params&amp;Config'.$C$9]/['Params&amp;Config'.$C$10]) * [.C943]" office:value-type="float" office:value="2.51791015625" calcext:value-type="float">
            <text:p>2.518</text:p>
          </table:table-cell>
          <table:table-cell table:style-name="ce2" table:formula="of:=[.D943]*2" office:value-type="float" office:value="5.0358203125" calcext:value-type="float">
            <text:p>5.036</text:p>
          </table:table-cell>
          <table:table-cell table:style-name="ce2" table:formula="of:=[.D943]/1.4/2" office:value-type="float" office:value="0.899253627232143" calcext:value-type="float">
            <text:p>0.899</text:p>
          </table:table-cell>
          <table:table-cell table:formula="of:=20*LOG10([.C943]/['Params&amp;Config'.$C$11])" office:value-type="float" office:value="5.28639324902852" calcext:value-type="float">
            <text:p>5.29</text:p>
          </table:table-cell>
          <table:table-cell table:formula="of:=20*LOG10([.C943]/['Params&amp;Config'.$C$12])" office:value-type="float" office:value="22.56983166826" calcext:value-type="float">
            <text:p>22.5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2" calcext:value-type="float">
            <text:p>942</text:p>
          </table:table-cell>
          <table:table-cell table:formula="of:=(['Params&amp;Config'.$C$9]/['Params&amp;Config'.$C$10]) * [.C944]" office:value-type="float" office:value="2.5205859375" calcext:value-type="float">
            <text:p>2.521</text:p>
          </table:table-cell>
          <table:table-cell table:style-name="ce2" table:formula="of:=[.D944]*2" office:value-type="float" office:value="5.041171875" calcext:value-type="float">
            <text:p>5.041</text:p>
          </table:table-cell>
          <table:table-cell table:style-name="ce2" table:formula="of:=[.D944]/1.4/2" office:value-type="float" office:value="0.900209263392857" calcext:value-type="float">
            <text:p>0.900</text:p>
          </table:table-cell>
          <table:table-cell table:formula="of:=20*LOG10([.C944]/['Params&amp;Config'.$C$11])" office:value-type="float" office:value="5.29561883634093" calcext:value-type="float">
            <text:p>5.3</text:p>
          </table:table-cell>
          <table:table-cell table:formula="of:=20*LOG10([.C944]/['Params&amp;Config'.$C$12])" office:value-type="float" office:value="22.5790572555724" calcext:value-type="float">
            <text:p>22.5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3" calcext:value-type="float">
            <text:p>943</text:p>
          </table:table-cell>
          <table:table-cell table:formula="of:=(['Params&amp;Config'.$C$9]/['Params&amp;Config'.$C$10]) * [.C945]" office:value-type="float" office:value="2.52326171875" calcext:value-type="float">
            <text:p>2.523</text:p>
          </table:table-cell>
          <table:table-cell table:style-name="ce2" table:formula="of:=[.D945]*2" office:value-type="float" office:value="5.0465234375" calcext:value-type="float">
            <text:p>5.047</text:p>
          </table:table-cell>
          <table:table-cell table:style-name="ce2" table:formula="of:=[.D945]/1.4/2" office:value-type="float" office:value="0.901164899553572" calcext:value-type="float">
            <text:p>0.901</text:p>
          </table:table-cell>
          <table:table-cell table:formula="of:=20*LOG10([.C945]/['Params&amp;Config'.$C$11])" office:value-type="float" office:value="5.30483463522995" calcext:value-type="float">
            <text:p>5.3</text:p>
          </table:table-cell>
          <table:table-cell table:formula="of:=20*LOG10([.C945]/['Params&amp;Config'.$C$12])" office:value-type="float" office:value="22.5882730544614" calcext:value-type="float">
            <text:p>22.5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4" calcext:value-type="float">
            <text:p>944</text:p>
          </table:table-cell>
          <table:table-cell table:formula="of:=(['Params&amp;Config'.$C$9]/['Params&amp;Config'.$C$10]) * [.C946]" office:value-type="float" office:value="2.5259375" calcext:value-type="float">
            <text:p>2.526</text:p>
          </table:table-cell>
          <table:table-cell table:style-name="ce2" table:formula="of:=[.D946]*2" office:value-type="float" office:value="5.051875" calcext:value-type="float">
            <text:p>5.052</text:p>
          </table:table-cell>
          <table:table-cell table:style-name="ce2" table:formula="of:=[.D946]/1.4/2" office:value-type="float" office:value="0.902120535714286" calcext:value-type="float">
            <text:p>0.902</text:p>
          </table:table-cell>
          <table:table-cell table:formula="of:=20*LOG10([.C946]/['Params&amp;Config'.$C$11])" office:value-type="float" office:value="5.31404066644476" calcext:value-type="float">
            <text:p>5.31</text:p>
          </table:table-cell>
          <table:table-cell table:formula="of:=20*LOG10([.C946]/['Params&amp;Config'.$C$12])" office:value-type="float" office:value="22.5974790856762" calcext:value-type="float">
            <text:p>22.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5" calcext:value-type="float">
            <text:p>945</text:p>
          </table:table-cell>
          <table:table-cell table:formula="of:=(['Params&amp;Config'.$C$9]/['Params&amp;Config'.$C$10]) * [.C947]" office:value-type="float" office:value="2.52861328125" calcext:value-type="float">
            <text:p>2.529</text:p>
          </table:table-cell>
          <table:table-cell table:style-name="ce2" table:formula="of:=[.D947]*2" office:value-type="float" office:value="5.0572265625" calcext:value-type="float">
            <text:p>5.057</text:p>
          </table:table-cell>
          <table:table-cell table:style-name="ce2" table:formula="of:=[.D947]/1.4/2" office:value-type="float" office:value="0.903076171875" calcext:value-type="float">
            <text:p>0.903</text:p>
          </table:table-cell>
          <table:table-cell table:formula="of:=20*LOG10([.C947]/['Params&amp;Config'.$C$11])" office:value-type="float" office:value="5.32323695066864" calcext:value-type="float">
            <text:p>5.32</text:p>
          </table:table-cell>
          <table:table-cell table:formula="of:=20*LOG10([.C947]/['Params&amp;Config'.$C$12])" office:value-type="float" office:value="22.6066753699001" calcext:value-type="float">
            <text:p>22.6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6" calcext:value-type="float">
            <text:p>946</text:p>
          </table:table-cell>
          <table:table-cell table:formula="of:=(['Params&amp;Config'.$C$9]/['Params&amp;Config'.$C$10]) * [.C948]" office:value-type="float" office:value="2.5312890625" calcext:value-type="float">
            <text:p>2.531</text:p>
          </table:table-cell>
          <table:table-cell table:style-name="ce2" table:formula="of:=[.D948]*2" office:value-type="float" office:value="5.062578125" calcext:value-type="float">
            <text:p>5.063</text:p>
          </table:table-cell>
          <table:table-cell table:style-name="ce2" table:formula="of:=[.D948]/1.4/2" office:value-type="float" office:value="0.904031808035714" calcext:value-type="float">
            <text:p>0.904</text:p>
          </table:table-cell>
          <table:table-cell table:formula="of:=20*LOG10([.C948]/['Params&amp;Config'.$C$11])" office:value-type="float" office:value="5.33242350851924" calcext:value-type="float">
            <text:p>5.33</text:p>
          </table:table-cell>
          <table:table-cell table:formula="of:=20*LOG10([.C948]/['Params&amp;Config'.$C$12])" office:value-type="float" office:value="22.6158619277507" calcext:value-type="float">
            <text:p>22.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7" calcext:value-type="float">
            <text:p>947</text:p>
          </table:table-cell>
          <table:table-cell table:formula="of:=(['Params&amp;Config'.$C$9]/['Params&amp;Config'.$C$10]) * [.C949]" office:value-type="float" office:value="2.53396484375" calcext:value-type="float">
            <text:p>2.534</text:p>
          </table:table-cell>
          <table:table-cell table:style-name="ce2" table:formula="of:=[.D949]*2" office:value-type="float" office:value="5.0679296875" calcext:value-type="float">
            <text:p>5.068</text:p>
          </table:table-cell>
          <table:table-cell table:style-name="ce2" table:formula="of:=[.D949]/1.4/2" office:value-type="float" office:value="0.904987444196429" calcext:value-type="float">
            <text:p>0.905</text:p>
          </table:table-cell>
          <table:table-cell table:formula="of:=20*LOG10([.C949]/['Params&amp;Config'.$C$11])" office:value-type="float" office:value="5.34160036054885" calcext:value-type="float">
            <text:p>5.34</text:p>
          </table:table-cell>
          <table:table-cell table:formula="of:=20*LOG10([.C949]/['Params&amp;Config'.$C$12])" office:value-type="float" office:value="22.6250387797803" calcext:value-type="float">
            <text:p>22.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8" calcext:value-type="float">
            <text:p>948</text:p>
          </table:table-cell>
          <table:table-cell table:formula="of:=(['Params&amp;Config'.$C$9]/['Params&amp;Config'.$C$10]) * [.C950]" office:value-type="float" office:value="2.536640625" calcext:value-type="float">
            <text:p>2.537</text:p>
          </table:table-cell>
          <table:table-cell table:style-name="ce2" table:formula="of:=[.D950]*2" office:value-type="float" office:value="5.07328125" calcext:value-type="float">
            <text:p>5.073</text:p>
          </table:table-cell>
          <table:table-cell table:style-name="ce2" table:formula="of:=[.D950]/1.4/2" office:value-type="float" office:value="0.905943080357143" calcext:value-type="float">
            <text:p>0.906</text:p>
          </table:table-cell>
          <table:table-cell table:formula="of:=20*LOG10([.C950]/['Params&amp;Config'.$C$11])" office:value-type="float" office:value="5.35076752724471" calcext:value-type="float">
            <text:p>5.35</text:p>
          </table:table-cell>
          <table:table-cell table:formula="of:=20*LOG10([.C950]/['Params&amp;Config'.$C$12])" office:value-type="float" office:value="22.6342059464762" calcext:value-type="float">
            <text:p>22.6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49" calcext:value-type="float">
            <text:p>949</text:p>
          </table:table-cell>
          <table:table-cell table:formula="of:=(['Params&amp;Config'.$C$9]/['Params&amp;Config'.$C$10]) * [.C951]" office:value-type="float" office:value="2.53931640625" calcext:value-type="float">
            <text:p>2.539</text:p>
          </table:table-cell>
          <table:table-cell table:style-name="ce2" table:formula="of:=[.D951]*2" office:value-type="float" office:value="5.0786328125" calcext:value-type="float">
            <text:p>5.079</text:p>
          </table:table-cell>
          <table:table-cell table:style-name="ce2" table:formula="of:=[.D951]/1.4/2" office:value-type="float" office:value="0.906898716517857" calcext:value-type="float">
            <text:p>0.907</text:p>
          </table:table-cell>
          <table:table-cell table:formula="of:=20*LOG10([.C951]/['Params&amp;Config'.$C$11])" office:value-type="float" office:value="5.35992502902924" calcext:value-type="float">
            <text:p>5.36</text:p>
          </table:table-cell>
          <table:table-cell table:formula="of:=20*LOG10([.C951]/['Params&amp;Config'.$C$12])" office:value-type="float" office:value="22.6433634482607" calcext:value-type="float">
            <text:p>22.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0" calcext:value-type="float">
            <text:p>950</text:p>
          </table:table-cell>
          <table:table-cell table:formula="of:=(['Params&amp;Config'.$C$9]/['Params&amp;Config'.$C$10]) * [.C952]" office:value-type="float" office:value="2.5419921875" calcext:value-type="float">
            <text:p>2.542</text:p>
          </table:table-cell>
          <table:table-cell table:style-name="ce2" table:formula="of:=[.D952]*2" office:value-type="float" office:value="5.083984375" calcext:value-type="float">
            <text:p>5.084</text:p>
          </table:table-cell>
          <table:table-cell table:style-name="ce2" table:formula="of:=[.D952]/1.4/2" office:value-type="float" office:value="0.907854352678572" calcext:value-type="float">
            <text:p>0.908</text:p>
          </table:table-cell>
          <table:table-cell table:formula="of:=20*LOG10([.C952]/['Params&amp;Config'.$C$11])" office:value-type="float" office:value="5.36907288626034" calcext:value-type="float">
            <text:p>5.37</text:p>
          </table:table-cell>
          <table:table-cell table:formula="of:=20*LOG10([.C952]/['Params&amp;Config'.$C$12])" office:value-type="float" office:value="22.6525113054918" calcext:value-type="float">
            <text:p>22.6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1" calcext:value-type="float">
            <text:p>951</text:p>
          </table:table-cell>
          <table:table-cell table:formula="of:=(['Params&amp;Config'.$C$9]/['Params&amp;Config'.$C$10]) * [.C953]" office:value-type="float" office:value="2.54466796875" calcext:value-type="float">
            <text:p>2.545</text:p>
          </table:table-cell>
          <table:table-cell table:style-name="ce2" table:formula="of:=[.D953]*2" office:value-type="float" office:value="5.0893359375" calcext:value-type="float">
            <text:p>5.089</text:p>
          </table:table-cell>
          <table:table-cell table:style-name="ce2" table:formula="of:=[.D953]/1.4/2" office:value-type="float" office:value="0.908809988839286" calcext:value-type="float">
            <text:p>0.909</text:p>
          </table:table-cell>
          <table:table-cell table:formula="of:=20*LOG10([.C953]/['Params&amp;Config'.$C$11])" office:value-type="float" office:value="5.37821111923166" calcext:value-type="float">
            <text:p>5.38</text:p>
          </table:table-cell>
          <table:table-cell table:formula="of:=20*LOG10([.C953]/['Params&amp;Config'.$C$12])" office:value-type="float" office:value="22.6616495384631" calcext:value-type="float">
            <text:p>22.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2" calcext:value-type="float">
            <text:p>952</text:p>
          </table:table-cell>
          <table:table-cell table:formula="of:=(['Params&amp;Config'.$C$9]/['Params&amp;Config'.$C$10]) * [.C954]" office:value-type="float" office:value="2.54734375" calcext:value-type="float">
            <text:p>2.547</text:p>
          </table:table-cell>
          <table:table-cell table:style-name="ce2" table:formula="of:=[.D954]*2" office:value-type="float" office:value="5.0946875" calcext:value-type="float">
            <text:p>5.095</text:p>
          </table:table-cell>
          <table:table-cell table:style-name="ce2" table:formula="of:=[.D954]/1.4/2" office:value-type="float" office:value="0.909765625" calcext:value-type="float">
            <text:p>0.910</text:p>
          </table:table-cell>
          <table:table-cell table:formula="of:=20*LOG10([.C954]/['Params&amp;Config'.$C$11])" office:value-type="float" office:value="5.38733974817287" calcext:value-type="float">
            <text:p>5.39</text:p>
          </table:table-cell>
          <table:table-cell table:formula="of:=20*LOG10([.C954]/['Params&amp;Config'.$C$12])" office:value-type="float" office:value="22.6707781674043" calcext:value-type="float">
            <text:p>22.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3" calcext:value-type="float">
            <text:p>953</text:p>
          </table:table-cell>
          <table:table-cell table:formula="of:=(['Params&amp;Config'.$C$9]/['Params&amp;Config'.$C$10]) * [.C955]" office:value-type="float" office:value="2.55001953125" calcext:value-type="float">
            <text:p>2.550</text:p>
          </table:table-cell>
          <table:table-cell table:style-name="ce2" table:formula="of:=[.D955]*2" office:value-type="float" office:value="5.1000390625" calcext:value-type="float">
            <text:p>5.100</text:p>
          </table:table-cell>
          <table:table-cell table:style-name="ce2" table:formula="of:=[.D955]/1.4/2" office:value-type="float" office:value="0.910721261160714" calcext:value-type="float">
            <text:p>0.911</text:p>
          </table:table-cell>
          <table:table-cell table:formula="of:=20*LOG10([.C955]/['Params&amp;Config'.$C$11])" office:value-type="float" office:value="5.39645879324991" calcext:value-type="float">
            <text:p>5.4</text:p>
          </table:table-cell>
          <table:table-cell table:formula="of:=20*LOG10([.C955]/['Params&amp;Config'.$C$12])" office:value-type="float" office:value="22.6798972124814" calcext:value-type="float">
            <text:p>22.6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4" calcext:value-type="float">
            <text:p>954</text:p>
          </table:table-cell>
          <table:table-cell table:formula="of:=(['Params&amp;Config'.$C$9]/['Params&amp;Config'.$C$10]) * [.C956]" office:value-type="float" office:value="2.5526953125" calcext:value-type="float">
            <text:p>2.553</text:p>
          </table:table-cell>
          <table:table-cell table:style-name="ce2" table:formula="of:=[.D956]*2" office:value-type="float" office:value="5.105390625" calcext:value-type="float">
            <text:p>5.105</text:p>
          </table:table-cell>
          <table:table-cell table:style-name="ce2" table:formula="of:=[.D956]/1.4/2" office:value-type="float" office:value="0.911676897321429" calcext:value-type="float">
            <text:p>0.912</text:p>
          </table:table-cell>
          <table:table-cell table:formula="of:=20*LOG10([.C956]/['Params&amp;Config'.$C$11])" office:value-type="float" office:value="5.40556827456529" calcext:value-type="float">
            <text:p>5.41</text:p>
          </table:table-cell>
          <table:table-cell table:formula="of:=20*LOG10([.C956]/['Params&amp;Config'.$C$12])" office:value-type="float" office:value="22.6890066937968" calcext:value-type="float">
            <text:p>22.6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5" calcext:value-type="float">
            <text:p>955</text:p>
          </table:table-cell>
          <table:table-cell table:formula="of:=(['Params&amp;Config'.$C$9]/['Params&amp;Config'.$C$10]) * [.C957]" office:value-type="float" office:value="2.55537109375" calcext:value-type="float">
            <text:p>2.555</text:p>
          </table:table-cell>
          <table:table-cell table:style-name="ce2" table:formula="of:=[.D957]*2" office:value-type="float" office:value="5.1107421875" calcext:value-type="float">
            <text:p>5.111</text:p>
          </table:table-cell>
          <table:table-cell table:style-name="ce2" table:formula="of:=[.D957]/1.4/2" office:value-type="float" office:value="0.912632533482143" calcext:value-type="float">
            <text:p>0.913</text:p>
          </table:table-cell>
          <table:table-cell table:formula="of:=20*LOG10([.C957]/['Params&amp;Config'.$C$11])" office:value-type="float" office:value="5.41466821215831" calcext:value-type="float">
            <text:p>5.41</text:p>
          </table:table-cell>
          <table:table-cell table:formula="of:=20*LOG10([.C957]/['Params&amp;Config'.$C$12])" office:value-type="float" office:value="22.6981066313898" calcext:value-type="float">
            <text:p>22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6" calcext:value-type="float">
            <text:p>956</text:p>
          </table:table-cell>
          <table:table-cell table:formula="of:=(['Params&amp;Config'.$C$9]/['Params&amp;Config'.$C$10]) * [.C958]" office:value-type="float" office:value="2.558046875" calcext:value-type="float">
            <text:p>2.558</text:p>
          </table:table-cell>
          <table:table-cell table:style-name="ce2" table:formula="of:=[.D958]*2" office:value-type="float" office:value="5.11609375" calcext:value-type="float">
            <text:p>5.116</text:p>
          </table:table-cell>
          <table:table-cell table:style-name="ce2" table:formula="of:=[.D958]/1.4/2" office:value-type="float" office:value="0.913588169642857" calcext:value-type="float">
            <text:p>0.914</text:p>
          </table:table-cell>
          <table:table-cell table:formula="of:=20*LOG10([.C958]/['Params&amp;Config'.$C$11])" office:value-type="float" office:value="5.42375862600539" calcext:value-type="float">
            <text:p>5.42</text:p>
          </table:table-cell>
          <table:table-cell table:formula="of:=20*LOG10([.C958]/['Params&amp;Config'.$C$12])" office:value-type="float" office:value="22.7071970452369" calcext:value-type="float">
            <text:p>22.7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7" calcext:value-type="float">
            <text:p>957</text:p>
          </table:table-cell>
          <table:table-cell table:formula="of:=(['Params&amp;Config'.$C$9]/['Params&amp;Config'.$C$10]) * [.C959]" office:value-type="float" office:value="2.56072265625" calcext:value-type="float">
            <text:p>2.561</text:p>
          </table:table-cell>
          <table:table-cell table:style-name="ce2" table:formula="of:=[.D959]*2" office:value-type="float" office:value="5.1214453125" calcext:value-type="float">
            <text:p>5.121</text:p>
          </table:table-cell>
          <table:table-cell table:style-name="ce2" table:formula="of:=[.D959]/1.4/2" office:value-type="float" office:value="0.914543805803572" calcext:value-type="float">
            <text:p>0.915</text:p>
          </table:table-cell>
          <table:table-cell table:formula="of:=20*LOG10([.C959]/['Params&amp;Config'.$C$11])" office:value-type="float" office:value="5.43283953602026" calcext:value-type="float">
            <text:p>5.43</text:p>
          </table:table-cell>
          <table:table-cell table:formula="of:=20*LOG10([.C959]/['Params&amp;Config'.$C$12])" office:value-type="float" office:value="22.7162779552517" calcext:value-type="float">
            <text:p>22.7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8" calcext:value-type="float">
            <text:p>958</text:p>
          </table:table-cell>
          <table:table-cell table:formula="of:=(['Params&amp;Config'.$C$9]/['Params&amp;Config'.$C$10]) * [.C960]" office:value-type="float" office:value="2.5633984375" calcext:value-type="float">
            <text:p>2.563</text:p>
          </table:table-cell>
          <table:table-cell table:style-name="ce2" table:formula="of:=[.D960]*2" office:value-type="float" office:value="5.126796875" calcext:value-type="float">
            <text:p>5.127</text:p>
          </table:table-cell>
          <table:table-cell table:style-name="ce2" table:formula="of:=[.D960]/1.4/2" office:value-type="float" office:value="0.915499441964286" calcext:value-type="float">
            <text:p>0.915</text:p>
          </table:table-cell>
          <table:table-cell table:formula="of:=20*LOG10([.C960]/['Params&amp;Config'.$C$11])" office:value-type="float" office:value="5.44191096205427" calcext:value-type="float">
            <text:p>5.44</text:p>
          </table:table-cell>
          <table:table-cell table:formula="of:=20*LOG10([.C960]/['Params&amp;Config'.$C$12])" office:value-type="float" office:value="22.7253493812857" calcext:value-type="float">
            <text:p>22.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59" calcext:value-type="float">
            <text:p>959</text:p>
          </table:table-cell>
          <table:table-cell table:formula="of:=(['Params&amp;Config'.$C$9]/['Params&amp;Config'.$C$10]) * [.C961]" office:value-type="float" office:value="2.56607421875" calcext:value-type="float">
            <text:p>2.566</text:p>
          </table:table-cell>
          <table:table-cell table:style-name="ce2" table:formula="of:=[.D961]*2" office:value-type="float" office:value="5.1321484375" calcext:value-type="float">
            <text:p>5.132</text:p>
          </table:table-cell>
          <table:table-cell table:style-name="ce2" table:formula="of:=[.D961]/1.4/2" office:value-type="float" office:value="0.916455078125" calcext:value-type="float">
            <text:p>0.916</text:p>
          </table:table-cell>
          <table:table-cell table:formula="of:=20*LOG10([.C961]/['Params&amp;Config'.$C$11])" office:value-type="float" office:value="5.45097292389666" calcext:value-type="float">
            <text:p>5.45</text:p>
          </table:table-cell>
          <table:table-cell table:formula="of:=20*LOG10([.C961]/['Params&amp;Config'.$C$12])" office:value-type="float" office:value="22.7344113431281" calcext:value-type="float">
            <text:p>22.7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0" calcext:value-type="float">
            <text:p>960</text:p>
          </table:table-cell>
          <table:table-cell table:formula="of:=(['Params&amp;Config'.$C$9]/['Params&amp;Config'.$C$10]) * [.C962]" office:value-type="float" office:value="2.56875" calcext:value-type="float">
            <text:p>2.569</text:p>
          </table:table-cell>
          <table:table-cell table:style-name="ce2" table:formula="of:=[.D962]*2" office:value-type="float" office:value="5.1375" calcext:value-type="float">
            <text:p>5.138</text:p>
          </table:table-cell>
          <table:table-cell table:style-name="ce2" table:formula="of:=[.D962]/1.4/2" office:value-type="float" office:value="0.917410714285714" calcext:value-type="float">
            <text:p>0.917</text:p>
          </table:table-cell>
          <table:table-cell table:formula="of:=20*LOG10([.C962]/['Params&amp;Config'.$C$11])" office:value-type="float" office:value="5.46002544127475" calcext:value-type="float">
            <text:p>5.46</text:p>
          </table:table-cell>
          <table:table-cell table:formula="of:=20*LOG10([.C962]/['Params&amp;Config'.$C$12])" office:value-type="float" office:value="22.7434638605062" calcext:value-type="float">
            <text:p>22.7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1" calcext:value-type="float">
            <text:p>961</text:p>
          </table:table-cell>
          <table:table-cell table:formula="of:=(['Params&amp;Config'.$C$9]/['Params&amp;Config'.$C$10]) * [.C963]" office:value-type="float" office:value="2.57142578125" calcext:value-type="float">
            <text:p>2.571</text:p>
          </table:table-cell>
          <table:table-cell table:style-name="ce2" table:formula="of:=[.D963]*2" office:value-type="float" office:value="5.1428515625" calcext:value-type="float">
            <text:p>5.143</text:p>
          </table:table-cell>
          <table:table-cell table:style-name="ce2" table:formula="of:=[.D963]/1.4/2" office:value-type="float" office:value="0.918366350446429" calcext:value-type="float">
            <text:p>0.918</text:p>
          </table:table-cell>
          <table:table-cell table:formula="of:=20*LOG10([.C963]/['Params&amp;Config'.$C$11])" office:value-type="float" office:value="5.46906853385429" calcext:value-type="float">
            <text:p>5.47</text:p>
          </table:table-cell>
          <table:table-cell table:formula="of:=20*LOG10([.C963]/['Params&amp;Config'.$C$12])" office:value-type="float" office:value="22.7525069530858" calcext:value-type="float">
            <text:p>22.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2" calcext:value-type="float">
            <text:p>962</text:p>
          </table:table-cell>
          <table:table-cell table:formula="of:=(['Params&amp;Config'.$C$9]/['Params&amp;Config'.$C$10]) * [.C964]" office:value-type="float" office:value="2.5741015625" calcext:value-type="float">
            <text:p>2.574</text:p>
          </table:table-cell>
          <table:table-cell table:style-name="ce2" table:formula="of:=[.D964]*2" office:value-type="float" office:value="5.148203125" calcext:value-type="float">
            <text:p>5.148</text:p>
          </table:table-cell>
          <table:table-cell table:style-name="ce2" table:formula="of:=[.D964]/1.4/2" office:value-type="float" office:value="0.919321986607143" calcext:value-type="float">
            <text:p>0.919</text:p>
          </table:table-cell>
          <table:table-cell table:formula="of:=20*LOG10([.C964]/['Params&amp;Config'.$C$11])" office:value-type="float" office:value="5.47810222123964" calcext:value-type="float">
            <text:p>5.48</text:p>
          </table:table-cell>
          <table:table-cell table:formula="of:=20*LOG10([.C964]/['Params&amp;Config'.$C$12])" office:value-type="float" office:value="22.7615406404711" calcext:value-type="float">
            <text:p>22.7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3" calcext:value-type="float">
            <text:p>963</text:p>
          </table:table-cell>
          <table:table-cell table:formula="of:=(['Params&amp;Config'.$C$9]/['Params&amp;Config'.$C$10]) * [.C965]" office:value-type="float" office:value="2.57677734375" calcext:value-type="float">
            <text:p>2.577</text:p>
          </table:table-cell>
          <table:table-cell table:style-name="ce2" table:formula="of:=[.D965]*2" office:value-type="float" office:value="5.1535546875" calcext:value-type="float">
            <text:p>5.154</text:p>
          </table:table-cell>
          <table:table-cell table:style-name="ce2" table:formula="of:=[.D965]/1.4/2" office:value-type="float" office:value="0.920277622767857" calcext:value-type="float">
            <text:p>0.920</text:p>
          </table:table-cell>
          <table:table-cell table:formula="of:=20*LOG10([.C965]/['Params&amp;Config'.$C$11])" office:value-type="float" office:value="5.48712652297407" calcext:value-type="float">
            <text:p>5.49</text:p>
          </table:table-cell>
          <table:table-cell table:formula="of:=20*LOG10([.C965]/['Params&amp;Config'.$C$12])" office:value-type="float" office:value="22.7705649422056" calcext:value-type="float">
            <text:p>22.7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4" calcext:value-type="float">
            <text:p>964</text:p>
          </table:table-cell>
          <table:table-cell table:formula="of:=(['Params&amp;Config'.$C$9]/['Params&amp;Config'.$C$10]) * [.C966]" office:value-type="float" office:value="2.579453125" calcext:value-type="float">
            <text:p>2.579</text:p>
          </table:table-cell>
          <table:table-cell table:style-name="ce2" table:formula="of:=[.D966]*2" office:value-type="float" office:value="5.15890625" calcext:value-type="float">
            <text:p>5.159</text:p>
          </table:table-cell>
          <table:table-cell table:style-name="ce2" table:formula="of:=[.D966]/1.4/2" office:value-type="float" office:value="0.921233258928572" calcext:value-type="float">
            <text:p>0.921</text:p>
          </table:table-cell>
          <table:table-cell table:formula="of:=20*LOG10([.C966]/['Params&amp;Config'.$C$11])" office:value-type="float" office:value="5.49614145854" calcext:value-type="float">
            <text:p>5.5</text:p>
          </table:table-cell>
          <table:table-cell table:formula="of:=20*LOG10([.C966]/['Params&amp;Config'.$C$12])" office:value-type="float" office:value="22.7795798777715" calcext:value-type="float">
            <text:p>22.7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5" calcext:value-type="float">
            <text:p>965</text:p>
          </table:table-cell>
          <table:table-cell table:formula="of:=(['Params&amp;Config'.$C$9]/['Params&amp;Config'.$C$10]) * [.C967]" office:value-type="float" office:value="2.58212890625" calcext:value-type="float">
            <text:p>2.582</text:p>
          </table:table-cell>
          <table:table-cell table:style-name="ce2" table:formula="of:=[.D967]*2" office:value-type="float" office:value="5.1642578125" calcext:value-type="float">
            <text:p>5.164</text:p>
          </table:table-cell>
          <table:table-cell table:style-name="ce2" table:formula="of:=[.D967]/1.4/2" office:value-type="float" office:value="0.922188895089286" calcext:value-type="float">
            <text:p>0.922</text:p>
          </table:table-cell>
          <table:table-cell table:formula="of:=20*LOG10([.C967]/['Params&amp;Config'.$C$11])" office:value-type="float" office:value="5.50514704735924" calcext:value-type="float">
            <text:p>5.51</text:p>
          </table:table-cell>
          <table:table-cell table:formula="of:=20*LOG10([.C967]/['Params&amp;Config'.$C$12])" office:value-type="float" office:value="22.7885854665907" calcext:value-type="float">
            <text:p>22.7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6" calcext:value-type="float">
            <text:p>966</text:p>
          </table:table-cell>
          <table:table-cell table:formula="of:=(['Params&amp;Config'.$C$9]/['Params&amp;Config'.$C$10]) * [.C968]" office:value-type="float" office:value="2.5848046875" calcext:value-type="float">
            <text:p>2.585</text:p>
          </table:table-cell>
          <table:table-cell table:style-name="ce2" table:formula="of:=[.D968]*2" office:value-type="float" office:value="5.169609375" calcext:value-type="float">
            <text:p>5.170</text:p>
          </table:table-cell>
          <table:table-cell table:style-name="ce2" table:formula="of:=[.D968]/1.4/2" office:value-type="float" office:value="0.92314453125" calcext:value-type="float">
            <text:p>0.923</text:p>
          </table:table-cell>
          <table:table-cell table:formula="of:=20*LOG10([.C968]/['Params&amp;Config'.$C$11])" office:value-type="float" office:value="5.51414330879325" calcext:value-type="float">
            <text:p>5.51</text:p>
          </table:table-cell>
          <table:table-cell table:formula="of:=20*LOG10([.C968]/['Params&amp;Config'.$C$12])" office:value-type="float" office:value="22.7975817280247" calcext:value-type="float">
            <text:p>22.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7" calcext:value-type="float">
            <text:p>967</text:p>
          </table:table-cell>
          <table:table-cell table:formula="of:=(['Params&amp;Config'.$C$9]/['Params&amp;Config'.$C$10]) * [.C969]" office:value-type="float" office:value="2.58748046875" calcext:value-type="float">
            <text:p>2.587</text:p>
          </table:table-cell>
          <table:table-cell table:style-name="ce2" table:formula="of:=[.D969]*2" office:value-type="float" office:value="5.1749609375" calcext:value-type="float">
            <text:p>5.175</text:p>
          </table:table-cell>
          <table:table-cell table:style-name="ce2" table:formula="of:=[.D969]/1.4/2" office:value-type="float" office:value="0.924100167410714" calcext:value-type="float">
            <text:p>0.924</text:p>
          </table:table-cell>
          <table:table-cell table:formula="of:=20*LOG10([.C969]/['Params&amp;Config'.$C$11])" office:value-type="float" office:value="5.52313026214342" calcext:value-type="float">
            <text:p>5.52</text:p>
          </table:table-cell>
          <table:table-cell table:formula="of:=20*LOG10([.C969]/['Params&amp;Config'.$C$12])" office:value-type="float" office:value="22.8065686813749" calcext:value-type="float">
            <text:p>22.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8" calcext:value-type="float">
            <text:p>968</text:p>
          </table:table-cell>
          <table:table-cell table:formula="of:=(['Params&amp;Config'.$C$9]/['Params&amp;Config'.$C$10]) * [.C970]" office:value-type="float" office:value="2.59015625" calcext:value-type="float">
            <text:p>2.590</text:p>
          </table:table-cell>
          <table:table-cell table:style-name="ce2" table:formula="of:=[.D970]*2" office:value-type="float" office:value="5.1803125" calcext:value-type="float">
            <text:p>5.180</text:p>
          </table:table-cell>
          <table:table-cell table:style-name="ce2" table:formula="of:=[.D970]/1.4/2" office:value-type="float" office:value="0.925055803571429" calcext:value-type="float">
            <text:p>0.925</text:p>
          </table:table-cell>
          <table:table-cell table:formula="of:=20*LOG10([.C970]/['Params&amp;Config'.$C$11])" office:value-type="float" office:value="5.53210792665126" calcext:value-type="float">
            <text:p>5.53</text:p>
          </table:table-cell>
          <table:table-cell table:formula="of:=20*LOG10([.C970]/['Params&amp;Config'.$C$12])" office:value-type="float" office:value="22.8155463458827" calcext:value-type="float">
            <text:p>22.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69" calcext:value-type="float">
            <text:p>969</text:p>
          </table:table-cell>
          <table:table-cell table:formula="of:=(['Params&amp;Config'.$C$9]/['Params&amp;Config'.$C$10]) * [.C971]" office:value-type="float" office:value="2.59283203125" calcext:value-type="float">
            <text:p>2.593</text:p>
          </table:table-cell>
          <table:table-cell table:style-name="ce2" table:formula="of:=[.D971]*2" office:value-type="float" office:value="5.1856640625" calcext:value-type="float">
            <text:p>5.186</text:p>
          </table:table-cell>
          <table:table-cell table:style-name="ce2" table:formula="of:=[.D971]/1.4/2" office:value-type="float" office:value="0.926011439732143" calcext:value-type="float">
            <text:p>0.926</text:p>
          </table:table-cell>
          <table:table-cell table:formula="of:=20*LOG10([.C971]/['Params&amp;Config'.$C$11])" office:value-type="float" office:value="5.54107632149869" calcext:value-type="float">
            <text:p>5.54</text:p>
          </table:table-cell>
          <table:table-cell table:formula="of:=20*LOG10([.C971]/['Params&amp;Config'.$C$12])" office:value-type="float" office:value="22.8245147407302" calcext:value-type="float">
            <text:p>22.8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0" calcext:value-type="float">
            <text:p>970</text:p>
          </table:table-cell>
          <table:table-cell table:formula="of:=(['Params&amp;Config'.$C$9]/['Params&amp;Config'.$C$10]) * [.C972]" office:value-type="float" office:value="2.5955078125" calcext:value-type="float">
            <text:p>2.596</text:p>
          </table:table-cell>
          <table:table-cell table:style-name="ce2" table:formula="of:=[.D972]*2" office:value-type="float" office:value="5.191015625" calcext:value-type="float">
            <text:p>5.191</text:p>
          </table:table-cell>
          <table:table-cell table:style-name="ce2" table:formula="of:=[.D972]/1.4/2" office:value-type="float" office:value="0.926967075892857" calcext:value-type="float">
            <text:p>0.927</text:p>
          </table:table-cell>
          <table:table-cell table:formula="of:=20*LOG10([.C972]/['Params&amp;Config'.$C$11])" office:value-type="float" office:value="5.55003546580828" calcext:value-type="float">
            <text:p>5.55</text:p>
          </table:table-cell>
          <table:table-cell table:formula="of:=20*LOG10([.C972]/['Params&amp;Config'.$C$12])" office:value-type="float" office:value="22.8334738850398" calcext:value-type="float">
            <text:p>22.8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1" calcext:value-type="float">
            <text:p>971</text:p>
          </table:table-cell>
          <table:table-cell table:formula="of:=(['Params&amp;Config'.$C$9]/['Params&amp;Config'.$C$10]) * [.C973]" office:value-type="float" office:value="2.59818359375" calcext:value-type="float">
            <text:p>2.598</text:p>
          </table:table-cell>
          <table:table-cell table:style-name="ce2" table:formula="of:=[.D973]*2" office:value-type="float" office:value="5.1963671875" calcext:value-type="float">
            <text:p>5.196</text:p>
          </table:table-cell>
          <table:table-cell table:style-name="ce2" table:formula="of:=[.D973]/1.4/2" office:value-type="float" office:value="0.927922712053572" calcext:value-type="float">
            <text:p>0.928</text:p>
          </table:table-cell>
          <table:table-cell table:formula="of:=20*LOG10([.C973]/['Params&amp;Config'.$C$11])" office:value-type="float" office:value="5.55898537864348" calcext:value-type="float">
            <text:p>5.56</text:p>
          </table:table-cell>
          <table:table-cell table:formula="of:=20*LOG10([.C973]/['Params&amp;Config'.$C$12])" office:value-type="float" office:value="22.842423797875" calcext:value-type="float">
            <text:p>22.8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2" calcext:value-type="float">
            <text:p>972</text:p>
          </table:table-cell>
          <table:table-cell table:formula="of:=(['Params&amp;Config'.$C$9]/['Params&amp;Config'.$C$10]) * [.C974]" office:value-type="float" office:value="2.600859375" calcext:value-type="float">
            <text:p>2.601</text:p>
          </table:table-cell>
          <table:table-cell table:style-name="ce2" table:formula="of:=[.D974]*2" office:value-type="float" office:value="5.20171875" calcext:value-type="float">
            <text:p>5.202</text:p>
          </table:table-cell>
          <table:table-cell table:style-name="ce2" table:formula="of:=[.D974]/1.4/2" office:value-type="float" office:value="0.928878348214286" calcext:value-type="float">
            <text:p>0.929</text:p>
          </table:table-cell>
          <table:table-cell table:formula="of:=20*LOG10([.C974]/['Params&amp;Config'.$C$11])" office:value-type="float" office:value="5.56792607900888" calcext:value-type="float">
            <text:p>5.57</text:p>
          </table:table-cell>
          <table:table-cell table:formula="of:=20*LOG10([.C974]/['Params&amp;Config'.$C$12])" office:value-type="float" office:value="22.8513644982404" calcext:value-type="float">
            <text:p>22.8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3" calcext:value-type="float">
            <text:p>973</text:p>
          </table:table-cell>
          <table:table-cell table:formula="of:=(['Params&amp;Config'.$C$9]/['Params&amp;Config'.$C$10]) * [.C975]" office:value-type="float" office:value="2.60353515625" calcext:value-type="float">
            <text:p>2.604</text:p>
          </table:table-cell>
          <table:table-cell table:style-name="ce2" table:formula="of:=[.D975]*2" office:value-type="float" office:value="5.2070703125" calcext:value-type="float">
            <text:p>5.207</text:p>
          </table:table-cell>
          <table:table-cell table:style-name="ce2" table:formula="of:=[.D975]/1.4/2" office:value-type="float" office:value="0.929833984375" calcext:value-type="float">
            <text:p>0.930</text:p>
          </table:table-cell>
          <table:table-cell table:formula="of:=20*LOG10([.C975]/['Params&amp;Config'.$C$11])" office:value-type="float" office:value="5.57685758585042" calcext:value-type="float">
            <text:p>5.58</text:p>
          </table:table-cell>
          <table:table-cell table:formula="of:=20*LOG10([.C975]/['Params&amp;Config'.$C$12])" office:value-type="float" office:value="22.8602960050819" calcext:value-type="float">
            <text:p>22.8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4" calcext:value-type="float">
            <text:p>974</text:p>
          </table:table-cell>
          <table:table-cell table:formula="of:=(['Params&amp;Config'.$C$9]/['Params&amp;Config'.$C$10]) * [.C976]" office:value-type="float" office:value="2.6062109375" calcext:value-type="float">
            <text:p>2.606</text:p>
          </table:table-cell>
          <table:table-cell table:style-name="ce2" table:formula="of:=[.D976]*2" office:value-type="float" office:value="5.212421875" calcext:value-type="float">
            <text:p>5.212</text:p>
          </table:table-cell>
          <table:table-cell table:style-name="ce2" table:formula="of:=[.D976]/1.4/2" office:value-type="float" office:value="0.930789620535714" calcext:value-type="float">
            <text:p>0.931</text:p>
          </table:table-cell>
          <table:table-cell table:formula="of:=20*LOG10([.C976]/['Params&amp;Config'.$C$11])" office:value-type="float" office:value="5.58577991805569" calcext:value-type="float">
            <text:p>5.59</text:p>
          </table:table-cell>
          <table:table-cell table:formula="of:=20*LOG10([.C976]/['Params&amp;Config'.$C$12])" office:value-type="float" office:value="22.8692183372872" calcext:value-type="float">
            <text:p>22.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5" calcext:value-type="float">
            <text:p>975</text:p>
          </table:table-cell>
          <table:table-cell table:formula="of:=(['Params&amp;Config'.$C$9]/['Params&amp;Config'.$C$10]) * [.C977]" office:value-type="float" office:value="2.60888671875" calcext:value-type="float">
            <text:p>2.609</text:p>
          </table:table-cell>
          <table:table-cell table:style-name="ce2" table:formula="of:=[.D977]*2" office:value-type="float" office:value="5.2177734375" calcext:value-type="float">
            <text:p>5.218</text:p>
          </table:table-cell>
          <table:table-cell table:style-name="ce2" table:formula="of:=[.D977]/1.4/2" office:value-type="float" office:value="0.931745256696429" calcext:value-type="float">
            <text:p>0.932</text:p>
          </table:table-cell>
          <table:table-cell table:formula="of:=20*LOG10([.C977]/['Params&amp;Config'.$C$11])" office:value-type="float" office:value="5.59469309445412" calcext:value-type="float">
            <text:p>5.59</text:p>
          </table:table-cell>
          <table:table-cell table:formula="of:=20*LOG10([.C977]/['Params&amp;Config'.$C$12])" office:value-type="float" office:value="22.8781315136856" calcext:value-type="float">
            <text:p>22.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6" calcext:value-type="float">
            <text:p>976</text:p>
          </table:table-cell>
          <table:table-cell table:formula="of:=(['Params&amp;Config'.$C$9]/['Params&amp;Config'.$C$10]) * [.C978]" office:value-type="float" office:value="2.6115625" calcext:value-type="float">
            <text:p>2.612</text:p>
          </table:table-cell>
          <table:table-cell table:style-name="ce2" table:formula="of:=[.D978]*2" office:value-type="float" office:value="5.223125" calcext:value-type="float">
            <text:p>5.223</text:p>
          </table:table-cell>
          <table:table-cell table:style-name="ce2" table:formula="of:=[.D978]/1.4/2" office:value-type="float" office:value="0.932700892857143" calcext:value-type="float">
            <text:p>0.933</text:p>
          </table:table-cell>
          <table:table-cell table:formula="of:=20*LOG10([.C978]/['Params&amp;Config'.$C$11])" office:value-type="float" office:value="5.60359713381722" calcext:value-type="float">
            <text:p>5.6</text:p>
          </table:table-cell>
          <table:table-cell table:formula="of:=20*LOG10([.C978]/['Params&amp;Config'.$C$12])" office:value-type="float" office:value="22.8870355530487" calcext:value-type="float">
            <text:p>22.8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7" calcext:value-type="float">
            <text:p>977</text:p>
          </table:table-cell>
          <table:table-cell table:formula="of:=(['Params&amp;Config'.$C$9]/['Params&amp;Config'.$C$10]) * [.C979]" office:value-type="float" office:value="2.61423828125" calcext:value-type="float">
            <text:p>2.614</text:p>
          </table:table-cell>
          <table:table-cell table:style-name="ce2" table:formula="of:=[.D979]*2" office:value-type="float" office:value="5.2284765625" calcext:value-type="float">
            <text:p>5.228</text:p>
          </table:table-cell>
          <table:table-cell table:style-name="ce2" table:formula="of:=[.D979]/1.4/2" office:value-type="float" office:value="0.933656529017857" calcext:value-type="float">
            <text:p>0.934</text:p>
          </table:table-cell>
          <table:table-cell table:formula="of:=20*LOG10([.C979]/['Params&amp;Config'.$C$11])" office:value-type="float" office:value="5.61249205485885" calcext:value-type="float">
            <text:p>5.61</text:p>
          </table:table-cell>
          <table:table-cell table:formula="of:=20*LOG10([.C979]/['Params&amp;Config'.$C$12])" office:value-type="float" office:value="22.8959304740903" calcext:value-type="float">
            <text:p>22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8" calcext:value-type="float">
            <text:p>978</text:p>
          </table:table-cell>
          <table:table-cell table:formula="of:=(['Params&amp;Config'.$C$9]/['Params&amp;Config'.$C$10]) * [.C980]" office:value-type="float" office:value="2.6169140625" calcext:value-type="float">
            <text:p>2.617</text:p>
          </table:table-cell>
          <table:table-cell table:style-name="ce2" table:formula="of:=[.D980]*2" office:value-type="float" office:value="5.233828125" calcext:value-type="float">
            <text:p>5.234</text:p>
          </table:table-cell>
          <table:table-cell table:style-name="ce2" table:formula="of:=[.D980]/1.4/2" office:value-type="float" office:value="0.934612165178572" calcext:value-type="float">
            <text:p>0.935</text:p>
          </table:table-cell>
          <table:table-cell table:formula="of:=20*LOG10([.C980]/['Params&amp;Config'.$C$11])" office:value-type="float" office:value="5.62137787623541" calcext:value-type="float">
            <text:p>5.62</text:p>
          </table:table-cell>
          <table:table-cell table:formula="of:=20*LOG10([.C980]/['Params&amp;Config'.$C$12])" office:value-type="float" office:value="22.9048162954669" calcext:value-type="float">
            <text:p>22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9" calcext:value-type="float">
            <text:p>979</text:p>
          </table:table-cell>
          <table:table-cell table:formula="of:=(['Params&amp;Config'.$C$9]/['Params&amp;Config'.$C$10]) * [.C981]" office:value-type="float" office:value="2.61958984375" calcext:value-type="float">
            <text:p>2.620</text:p>
          </table:table-cell>
          <table:table-cell table:style-name="ce2" table:formula="of:=[.D981]*2" office:value-type="float" office:value="5.2391796875" calcext:value-type="float">
            <text:p>5.239</text:p>
          </table:table-cell>
          <table:table-cell table:style-name="ce2" table:formula="of:=[.D981]/1.4/2" office:value-type="float" office:value="0.935567801339286" calcext:value-type="float">
            <text:p>0.936</text:p>
          </table:table-cell>
          <table:table-cell table:formula="of:=20*LOG10([.C981]/['Params&amp;Config'.$C$11])" office:value-type="float" office:value="5.63025461654614" calcext:value-type="float">
            <text:p>5.63</text:p>
          </table:table-cell>
          <table:table-cell table:formula="of:=20*LOG10([.C981]/['Params&amp;Config'.$C$12])" office:value-type="float" office:value="22.9136930357776" calcext:value-type="float">
            <text:p>22.9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0" calcext:value-type="float">
            <text:p>980</text:p>
          </table:table-cell>
          <table:table-cell table:formula="of:=(['Params&amp;Config'.$C$9]/['Params&amp;Config'.$C$10]) * [.C982]" office:value-type="float" office:value="2.622265625" calcext:value-type="float">
            <text:p>2.622</text:p>
          </table:table-cell>
          <table:table-cell table:style-name="ce2" table:formula="of:=[.D982]*2" office:value-type="float" office:value="5.24453125" calcext:value-type="float">
            <text:p>5.245</text:p>
          </table:table-cell>
          <table:table-cell table:style-name="ce2" table:formula="of:=[.D982]/1.4/2" office:value-type="float" office:value="0.9365234375" calcext:value-type="float">
            <text:p>0.937</text:p>
          </table:table-cell>
          <table:table-cell table:formula="of:=20*LOG10([.C982]/['Params&amp;Config'.$C$11])" office:value-type="float" office:value="5.63912229433328" calcext:value-type="float">
            <text:p>5.64</text:p>
          </table:table-cell>
          <table:table-cell table:formula="of:=20*LOG10([.C982]/['Params&amp;Config'.$C$12])" office:value-type="float" office:value="22.9225607135648" calcext:value-type="float">
            <text:p>22.9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1" calcext:value-type="float">
            <text:p>981</text:p>
          </table:table-cell>
          <table:table-cell table:formula="of:=(['Params&amp;Config'.$C$9]/['Params&amp;Config'.$C$10]) * [.C983]" office:value-type="float" office:value="2.62494140625" calcext:value-type="float">
            <text:p>2.625</text:p>
          </table:table-cell>
          <table:table-cell table:style-name="ce2" table:formula="of:=[.D983]*2" office:value-type="float" office:value="5.2498828125" calcext:value-type="float">
            <text:p>5.250</text:p>
          </table:table-cell>
          <table:table-cell table:style-name="ce2" table:formula="of:=[.D983]/1.4/2" office:value-type="float" office:value="0.937479073660714" calcext:value-type="float">
            <text:p>0.937</text:p>
          </table:table-cell>
          <table:table-cell table:formula="of:=20*LOG10([.C983]/['Params&amp;Config'.$C$11])" office:value-type="float" office:value="5.64798092808236" calcext:value-type="float">
            <text:p>5.65</text:p>
          </table:table-cell>
          <table:table-cell table:formula="of:=20*LOG10([.C983]/['Params&amp;Config'.$C$12])" office:value-type="float" office:value="22.9314193473138" calcext:value-type="float">
            <text:p>22.9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2" calcext:value-type="float">
            <text:p>982</text:p>
          </table:table-cell>
          <table:table-cell table:formula="of:=(['Params&amp;Config'.$C$9]/['Params&amp;Config'.$C$10]) * [.C984]" office:value-type="float" office:value="2.6276171875" calcext:value-type="float">
            <text:p>2.628</text:p>
          </table:table-cell>
          <table:table-cell table:style-name="ce2" table:formula="of:=[.D984]*2" office:value-type="float" office:value="5.255234375" calcext:value-type="float">
            <text:p>5.255</text:p>
          </table:table-cell>
          <table:table-cell table:style-name="ce2" table:formula="of:=[.D984]/1.4/2" office:value-type="float" office:value="0.938434709821429" calcext:value-type="float">
            <text:p>0.938</text:p>
          </table:table-cell>
          <table:table-cell table:formula="of:=20*LOG10([.C984]/['Params&amp;Config'.$C$11])" office:value-type="float" office:value="5.65683053622238" calcext:value-type="float">
            <text:p>5.66</text:p>
          </table:table-cell>
          <table:table-cell table:formula="of:=20*LOG10([.C984]/['Params&amp;Config'.$C$12])" office:value-type="float" office:value="22.9402689554539" calcext:value-type="float">
            <text:p>22.9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3" calcext:value-type="float">
            <text:p>983</text:p>
          </table:table-cell>
          <table:table-cell table:formula="of:=(['Params&amp;Config'.$C$9]/['Params&amp;Config'.$C$10]) * [.C985]" office:value-type="float" office:value="2.63029296875" calcext:value-type="float">
            <text:p>2.630</text:p>
          </table:table-cell>
          <table:table-cell table:style-name="ce2" table:formula="of:=[.D985]*2" office:value-type="float" office:value="5.2605859375" calcext:value-type="float">
            <text:p>5.261</text:p>
          </table:table-cell>
          <table:table-cell table:style-name="ce2" table:formula="of:=[.D985]/1.4/2" office:value-type="float" office:value="0.939390345982143" calcext:value-type="float">
            <text:p>0.939</text:p>
          </table:table-cell>
          <table:table-cell table:formula="of:=20*LOG10([.C985]/['Params&amp;Config'.$C$11])" office:value-type="float" office:value="5.6656711371261" calcext:value-type="float">
            <text:p>5.67</text:p>
          </table:table-cell>
          <table:table-cell table:formula="of:=20*LOG10([.C985]/['Params&amp;Config'.$C$12])" office:value-type="float" office:value="22.9491095563576" calcext:value-type="float">
            <text:p>22.9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4" calcext:value-type="float">
            <text:p>984</text:p>
          </table:table-cell>
          <table:table-cell table:formula="of:=(['Params&amp;Config'.$C$9]/['Params&amp;Config'.$C$10]) * [.C986]" office:value-type="float" office:value="2.63296875" calcext:value-type="float">
            <text:p>2.633</text:p>
          </table:table-cell>
          <table:table-cell table:style-name="ce2" table:formula="of:=[.D986]*2" office:value-type="float" office:value="5.2659375" calcext:value-type="float">
            <text:p>5.266</text:p>
          </table:table-cell>
          <table:table-cell table:style-name="ce2" table:formula="of:=[.D986]/1.4/2" office:value-type="float" office:value="0.940345982142857" calcext:value-type="float">
            <text:p>0.940</text:p>
          </table:table-cell>
          <table:table-cell table:formula="of:=20*LOG10([.C986]/['Params&amp;Config'.$C$11])" office:value-type="float" office:value="5.67450274911022" calcext:value-type="float">
            <text:p>5.67</text:p>
          </table:table-cell>
          <table:table-cell table:formula="of:=20*LOG10([.C986]/['Params&amp;Config'.$C$12])" office:value-type="float" office:value="22.9579411683417" calcext:value-type="float">
            <text:p>22.9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5" calcext:value-type="float">
            <text:p>985</text:p>
          </table:table-cell>
          <table:table-cell table:formula="of:=(['Params&amp;Config'.$C$9]/['Params&amp;Config'.$C$10]) * [.C987]" office:value-type="float" office:value="2.63564453125" calcext:value-type="float">
            <text:p>2.636</text:p>
          </table:table-cell>
          <table:table-cell table:style-name="ce2" table:formula="of:=[.D987]*2" office:value-type="float" office:value="5.2712890625" calcext:value-type="float">
            <text:p>5.271</text:p>
          </table:table-cell>
          <table:table-cell table:style-name="ce2" table:formula="of:=[.D987]/1.4/2" office:value-type="float" office:value="0.941301618303572" calcext:value-type="float">
            <text:p>0.941</text:p>
          </table:table-cell>
          <table:table-cell table:formula="of:=20*LOG10([.C987]/['Params&amp;Config'.$C$11])" office:value-type="float" office:value="5.68332539043562" calcext:value-type="float">
            <text:p>5.68</text:p>
          </table:table-cell>
          <table:table-cell table:formula="of:=20*LOG10([.C987]/['Params&amp;Config'.$C$12])" office:value-type="float" office:value="22.9667638096671" calcext:value-type="float">
            <text:p>22.9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6" calcext:value-type="float">
            <text:p>986</text:p>
          </table:table-cell>
          <table:table-cell table:formula="of:=(['Params&amp;Config'.$C$9]/['Params&amp;Config'.$C$10]) * [.C988]" office:value-type="float" office:value="2.6383203125" calcext:value-type="float">
            <text:p>2.638</text:p>
          </table:table-cell>
          <table:table-cell table:style-name="ce2" table:formula="of:=[.D988]*2" office:value-type="float" office:value="5.276640625" calcext:value-type="float">
            <text:p>5.277</text:p>
          </table:table-cell>
          <table:table-cell table:style-name="ce2" table:formula="of:=[.D988]/1.4/2" office:value-type="float" office:value="0.942257254464286" calcext:value-type="float">
            <text:p>0.942</text:p>
          </table:table-cell>
          <table:table-cell table:formula="of:=20*LOG10([.C988]/['Params&amp;Config'.$C$11])" office:value-type="float" office:value="5.69213907930761" calcext:value-type="float">
            <text:p>5.69</text:p>
          </table:table-cell>
          <table:table-cell table:formula="of:=20*LOG10([.C988]/['Params&amp;Config'.$C$12])" office:value-type="float" office:value="22.9755774985391" calcext:value-type="float">
            <text:p>22.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7" calcext:value-type="float">
            <text:p>987</text:p>
          </table:table-cell>
          <table:table-cell table:formula="of:=(['Params&amp;Config'.$C$9]/['Params&amp;Config'.$C$10]) * [.C989]" office:value-type="float" office:value="2.64099609375" calcext:value-type="float">
            <text:p>2.641</text:p>
          </table:table-cell>
          <table:table-cell table:style-name="ce2" table:formula="of:=[.D989]*2" office:value-type="float" office:value="5.2819921875" calcext:value-type="float">
            <text:p>5.282</text:p>
          </table:table-cell>
          <table:table-cell table:style-name="ce2" table:formula="of:=[.D989]/1.4/2" office:value-type="float" office:value="0.943212890625" calcext:value-type="float">
            <text:p>0.943</text:p>
          </table:table-cell>
          <table:table-cell table:formula="of:=20*LOG10([.C989]/['Params&amp;Config'.$C$11])" office:value-type="float" office:value="5.70094383387612" calcext:value-type="float">
            <text:p>5.7</text:p>
          </table:table-cell>
          <table:table-cell table:formula="of:=20*LOG10([.C989]/['Params&amp;Config'.$C$12])" office:value-type="float" office:value="22.9843822531076" calcext:value-type="float">
            <text:p>22.9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8" calcext:value-type="float">
            <text:p>988</text:p>
          </table:table-cell>
          <table:table-cell table:formula="of:=(['Params&amp;Config'.$C$9]/['Params&amp;Config'.$C$10]) * [.C990]" office:value-type="float" office:value="2.643671875" calcext:value-type="float">
            <text:p>2.644</text:p>
          </table:table-cell>
          <table:table-cell table:style-name="ce2" table:formula="of:=[.D990]*2" office:value-type="float" office:value="5.28734375" calcext:value-type="float">
            <text:p>5.287</text:p>
          </table:table-cell>
          <table:table-cell table:style-name="ce2" table:formula="of:=[.D990]/1.4/2" office:value-type="float" office:value="0.944168526785714" calcext:value-type="float">
            <text:p>0.944</text:p>
          </table:table-cell>
          <table:table-cell table:formula="of:=20*LOG10([.C990]/['Params&amp;Config'.$C$11])" office:value-type="float" office:value="5.70973967223595" calcext:value-type="float">
            <text:p>5.71</text:p>
          </table:table-cell>
          <table:table-cell table:formula="of:=20*LOG10([.C990]/['Params&amp;Config'.$C$12])" office:value-type="float" office:value="22.9931780914674" calcext:value-type="float">
            <text:p>22.9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89" calcext:value-type="float">
            <text:p>989</text:p>
          </table:table-cell>
          <table:table-cell table:formula="of:=(['Params&amp;Config'.$C$9]/['Params&amp;Config'.$C$10]) * [.C991]" office:value-type="float" office:value="2.64634765625" calcext:value-type="float">
            <text:p>2.646</text:p>
          </table:table-cell>
          <table:table-cell table:style-name="ce2" table:formula="of:=[.D991]*2" office:value-type="float" office:value="5.2926953125" calcext:value-type="float">
            <text:p>5.293</text:p>
          </table:table-cell>
          <table:table-cell table:style-name="ce2" table:formula="of:=[.D991]/1.4/2" office:value-type="float" office:value="0.945124162946429" calcext:value-type="float">
            <text:p>0.945</text:p>
          </table:table-cell>
          <table:table-cell table:formula="of:=20*LOG10([.C991]/['Params&amp;Config'.$C$11])" office:value-type="float" office:value="5.71852661242697" calcext:value-type="float">
            <text:p>5.72</text:p>
          </table:table-cell>
          <table:table-cell table:formula="of:=20*LOG10([.C991]/['Params&amp;Config'.$C$12])" office:value-type="float" office:value="23.0019650316585" calcext:value-type="float">
            <text:p>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0" calcext:value-type="float">
            <text:p>990</text:p>
          </table:table-cell>
          <table:table-cell table:formula="of:=(['Params&amp;Config'.$C$9]/['Params&amp;Config'.$C$10]) * [.C992]" office:value-type="float" office:value="2.6490234375" calcext:value-type="float">
            <text:p>2.649</text:p>
          </table:table-cell>
          <table:table-cell table:style-name="ce2" table:formula="of:=[.D992]*2" office:value-type="float" office:value="5.298046875" calcext:value-type="float">
            <text:p>5.298</text:p>
          </table:table-cell>
          <table:table-cell table:style-name="ce2" table:formula="of:=[.D992]/1.4/2" office:value-type="float" office:value="0.946079799107143" calcext:value-type="float">
            <text:p>0.946</text:p>
          </table:table-cell>
          <table:table-cell table:formula="of:=20*LOG10([.C992]/['Params&amp;Config'.$C$11])" office:value-type="float" office:value="5.72730467243438" calcext:value-type="float">
            <text:p>5.73</text:p>
          </table:table-cell>
          <table:table-cell table:formula="of:=20*LOG10([.C992]/['Params&amp;Config'.$C$12])" office:value-type="float" office:value="23.0107430916659" calcext:value-type="float">
            <text:p>23.0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1" calcext:value-type="float">
            <text:p>991</text:p>
          </table:table-cell>
          <table:table-cell table:formula="of:=(['Params&amp;Config'.$C$9]/['Params&amp;Config'.$C$10]) * [.C993]" office:value-type="float" office:value="2.65169921875" calcext:value-type="float">
            <text:p>2.652</text:p>
          </table:table-cell>
          <table:table-cell table:style-name="ce2" table:formula="of:=[.D993]*2" office:value-type="float" office:value="5.3033984375" calcext:value-type="float">
            <text:p>5.303</text:p>
          </table:table-cell>
          <table:table-cell table:style-name="ce2" table:formula="of:=[.D993]/1.4/2" office:value-type="float" office:value="0.947035435267857" calcext:value-type="float">
            <text:p>0.947</text:p>
          </table:table-cell>
          <table:table-cell table:formula="of:=20*LOG10([.C993]/['Params&amp;Config'.$C$11])" office:value-type="float" office:value="5.73607387018889" calcext:value-type="float">
            <text:p>5.74</text:p>
          </table:table-cell>
          <table:table-cell table:formula="of:=20*LOG10([.C993]/['Params&amp;Config'.$C$12])" office:value-type="float" office:value="23.0195122894204" calcext:value-type="float">
            <text:p>23.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2" calcext:value-type="float">
            <text:p>992</text:p>
          </table:table-cell>
          <table:table-cell table:formula="of:=(['Params&amp;Config'.$C$9]/['Params&amp;Config'.$C$10]) * [.C994]" office:value-type="float" office:value="2.654375" calcext:value-type="float">
            <text:p>2.654</text:p>
          </table:table-cell>
          <table:table-cell table:style-name="ce2" table:formula="of:=[.D994]*2" office:value-type="float" office:value="5.30875" calcext:value-type="float">
            <text:p>5.309</text:p>
          </table:table-cell>
          <table:table-cell table:style-name="ce2" table:formula="of:=[.D994]/1.4/2" office:value-type="float" office:value="0.947991071428572" calcext:value-type="float">
            <text:p>0.948</text:p>
          </table:table-cell>
          <table:table-cell table:formula="of:=20*LOG10([.C994]/['Params&amp;Config'.$C$11])" office:value-type="float" office:value="5.74483422356696" calcext:value-type="float">
            <text:p>5.74</text:p>
          </table:table-cell>
          <table:table-cell table:formula="of:=20*LOG10([.C994]/['Params&amp;Config'.$C$12])" office:value-type="float" office:value="23.0282726427984" calcext:value-type="float">
            <text:p>23.0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3" calcext:value-type="float">
            <text:p>993</text:p>
          </table:table-cell>
          <table:table-cell table:formula="of:=(['Params&amp;Config'.$C$9]/['Params&amp;Config'.$C$10]) * [.C995]" office:value-type="float" office:value="2.65705078125" calcext:value-type="float">
            <text:p>2.657</text:p>
          </table:table-cell>
          <table:table-cell table:style-name="ce2" table:formula="of:=[.D995]*2" office:value-type="float" office:value="5.3141015625" calcext:value-type="float">
            <text:p>5.314</text:p>
          </table:table-cell>
          <table:table-cell table:style-name="ce2" table:formula="of:=[.D995]/1.4/2" office:value-type="float" office:value="0.948946707589286" calcext:value-type="float">
            <text:p>0.949</text:p>
          </table:table-cell>
          <table:table-cell table:formula="of:=20*LOG10([.C995]/['Params&amp;Config'.$C$11])" office:value-type="float" office:value="5.75358575039101" calcext:value-type="float">
            <text:p>5.75</text:p>
          </table:table-cell>
          <table:table-cell table:formula="of:=20*LOG10([.C995]/['Params&amp;Config'.$C$12])" office:value-type="float" office:value="23.0370241696225" calcext:value-type="float">
            <text:p>23.0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4" calcext:value-type="float">
            <text:p>994</text:p>
          </table:table-cell>
          <table:table-cell table:formula="of:=(['Params&amp;Config'.$C$9]/['Params&amp;Config'.$C$10]) * [.C996]" office:value-type="float" office:value="2.6597265625" calcext:value-type="float">
            <text:p>2.660</text:p>
          </table:table-cell>
          <table:table-cell table:style-name="ce2" table:formula="of:=[.D996]*2" office:value-type="float" office:value="5.319453125" calcext:value-type="float">
            <text:p>5.319</text:p>
          </table:table-cell>
          <table:table-cell table:style-name="ce2" table:formula="of:=[.D996]/1.4/2" office:value-type="float" office:value="0.94990234375" calcext:value-type="float">
            <text:p>0.950</text:p>
          </table:table-cell>
          <table:table-cell table:formula="of:=20*LOG10([.C996]/['Params&amp;Config'.$C$11])" office:value-type="float" office:value="5.76232846842965" calcext:value-type="float">
            <text:p>5.76</text:p>
          </table:table-cell>
          <table:table-cell table:formula="of:=20*LOG10([.C996]/['Params&amp;Config'.$C$12])" office:value-type="float" office:value="23.0457668876611" calcext:value-type="float">
            <text:p>23.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5" calcext:value-type="float">
            <text:p>995</text:p>
          </table:table-cell>
          <table:table-cell table:formula="of:=(['Params&amp;Config'.$C$9]/['Params&amp;Config'.$C$10]) * [.C997]" office:value-type="float" office:value="2.66240234375" calcext:value-type="float">
            <text:p>2.662</text:p>
          </table:table-cell>
          <table:table-cell table:style-name="ce2" table:formula="of:=[.D997]*2" office:value-type="float" office:value="5.3248046875" calcext:value-type="float">
            <text:p>5.325</text:p>
          </table:table-cell>
          <table:table-cell table:style-name="ce2" table:formula="of:=[.D997]/1.4/2" office:value-type="float" office:value="0.950857979910714" calcext:value-type="float">
            <text:p>0.951</text:p>
          </table:table-cell>
          <table:table-cell table:formula="of:=20*LOG10([.C997]/['Params&amp;Config'.$C$11])" office:value-type="float" office:value="5.77106239539789" calcext:value-type="float">
            <text:p>5.77</text:p>
          </table:table-cell>
          <table:table-cell table:formula="of:=20*LOG10([.C997]/['Params&amp;Config'.$C$12])" office:value-type="float" office:value="23.0545008146294" calcext:value-type="float">
            <text:p>23.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6" calcext:value-type="float">
            <text:p>996</text:p>
          </table:table-cell>
          <table:table-cell table:formula="of:=(['Params&amp;Config'.$C$9]/['Params&amp;Config'.$C$10]) * [.C998]" office:value-type="float" office:value="2.665078125" calcext:value-type="float">
            <text:p>2.665</text:p>
          </table:table-cell>
          <table:table-cell table:style-name="ce2" table:formula="of:=[.D998]*2" office:value-type="float" office:value="5.33015625" calcext:value-type="float">
            <text:p>5.330</text:p>
          </table:table-cell>
          <table:table-cell table:style-name="ce2" table:formula="of:=[.D998]/1.4/2" office:value-type="float" office:value="0.951813616071429" calcext:value-type="float">
            <text:p>0.952</text:p>
          </table:table-cell>
          <table:table-cell table:formula="of:=20*LOG10([.C998]/['Params&amp;Config'.$C$11])" office:value-type="float" office:value="5.77978754895736" calcext:value-type="float">
            <text:p>5.78</text:p>
          </table:table-cell>
          <table:table-cell table:formula="of:=20*LOG10([.C998]/['Params&amp;Config'.$C$12])" office:value-type="float" office:value="23.0632259681888" calcext:value-type="float">
            <text:p>23.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7" calcext:value-type="float">
            <text:p>997</text:p>
          </table:table-cell>
          <table:table-cell table:formula="of:=(['Params&amp;Config'.$C$9]/['Params&amp;Config'.$C$10]) * [.C999]" office:value-type="float" office:value="2.66775390625" calcext:value-type="float">
            <text:p>2.668</text:p>
          </table:table-cell>
          <table:table-cell table:style-name="ce2" table:formula="of:=[.D999]*2" office:value-type="float" office:value="5.3355078125" calcext:value-type="float">
            <text:p>5.336</text:p>
          </table:table-cell>
          <table:table-cell table:style-name="ce2" table:formula="of:=[.D999]/1.4/2" office:value-type="float" office:value="0.952769252232143" calcext:value-type="float">
            <text:p>0.953</text:p>
          </table:table-cell>
          <table:table-cell table:formula="of:=20*LOG10([.C999]/['Params&amp;Config'.$C$11])" office:value-type="float" office:value="5.7885039467165" calcext:value-type="float">
            <text:p>5.79</text:p>
          </table:table-cell>
          <table:table-cell table:formula="of:=20*LOG10([.C999]/['Params&amp;Config'.$C$12])" office:value-type="float" office:value="23.071942365948" calcext:value-type="float">
            <text:p>23.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8" calcext:value-type="float">
            <text:p>998</text:p>
          </table:table-cell>
          <table:table-cell table:formula="of:=(['Params&amp;Config'.$C$9]/['Params&amp;Config'.$C$10]) * [.C1000]" office:value-type="float" office:value="2.6704296875" calcext:value-type="float">
            <text:p>2.670</text:p>
          </table:table-cell>
          <table:table-cell table:style-name="ce2" table:formula="of:=[.D1000]*2" office:value-type="float" office:value="5.340859375" calcext:value-type="float">
            <text:p>5.341</text:p>
          </table:table-cell>
          <table:table-cell table:style-name="ce2" table:formula="of:=[.D1000]/1.4/2" office:value-type="float" office:value="0.953724888392857" calcext:value-type="float">
            <text:p>0.954</text:p>
          </table:table-cell>
          <table:table-cell table:formula="of:=20*LOG10([.C1000]/['Params&amp;Config'.$C$11])" office:value-type="float" office:value="5.79721160623081" calcext:value-type="float">
            <text:p>5.8</text:p>
          </table:table-cell>
          <table:table-cell table:formula="of:=20*LOG10([.C1000]/['Params&amp;Config'.$C$12])" office:value-type="float" office:value="23.0806500254623" calcext:value-type="float">
            <text:p>23.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99" calcext:value-type="float">
            <text:p>999</text:p>
          </table:table-cell>
          <table:table-cell table:formula="of:=(['Params&amp;Config'.$C$9]/['Params&amp;Config'.$C$10]) * [.C1001]" office:value-type="float" office:value="2.67310546875" calcext:value-type="float">
            <text:p>2.673</text:p>
          </table:table-cell>
          <table:table-cell table:style-name="ce2" table:formula="of:=[.D1001]*2" office:value-type="float" office:value="5.3462109375" calcext:value-type="float">
            <text:p>5.346</text:p>
          </table:table-cell>
          <table:table-cell table:style-name="ce2" table:formula="of:=[.D1001]/1.4/2" office:value-type="float" office:value="0.954680524553572" calcext:value-type="float">
            <text:p>0.955</text:p>
          </table:table-cell>
          <table:table-cell table:formula="of:=20*LOG10([.C1001]/['Params&amp;Config'.$C$11])" office:value-type="float" office:value="5.80591054500303" calcext:value-type="float">
            <text:p>5.81</text:p>
          </table:table-cell>
          <table:table-cell table:formula="of:=20*LOG10([.C1001]/['Params&amp;Config'.$C$12])" office:value-type="float" office:value="23.0893489642345" calcext:value-type="float">
            <text:p>23.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table:formula="of:=(['Params&amp;Config'.$C$9]/['Params&amp;Config'.$C$10]) * [.C1002]" office:value-type="float" office:value="2.67578125" calcext:value-type="float">
            <text:p>2.676</text:p>
          </table:table-cell>
          <table:table-cell table:style-name="ce2" table:formula="of:=[.D1002]*2" office:value-type="float" office:value="5.3515625" calcext:value-type="float">
            <text:p>5.352</text:p>
          </table:table-cell>
          <table:table-cell table:style-name="ce2" table:formula="of:=[.D1002]/1.4/2" office:value-type="float" office:value="0.955636160714286" calcext:value-type="float">
            <text:p>0.956</text:p>
          </table:table-cell>
          <table:table-cell table:formula="of:=20*LOG10([.C1002]/['Params&amp;Config'.$C$11])" office:value-type="float" office:value="5.81460078048338" calcext:value-type="float">
            <text:p>5.81</text:p>
          </table:table-cell>
          <table:table-cell table:formula="of:=20*LOG10([.C1002]/['Params&amp;Config'.$C$12])" office:value-type="float" office:value="23.0980391997149" calcext:value-type="float">
            <text:p>23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1" calcext:value-type="float">
            <text:p>1001</text:p>
          </table:table-cell>
          <table:table-cell table:formula="of:=(['Params&amp;Config'.$C$9]/['Params&amp;Config'.$C$10]) * [.C1003]" office:value-type="float" office:value="2.67845703125" calcext:value-type="float">
            <text:p>2.678</text:p>
          </table:table-cell>
          <table:table-cell table:style-name="ce2" table:formula="of:=[.D1003]*2" office:value-type="float" office:value="5.3569140625" calcext:value-type="float">
            <text:p>5.357</text:p>
          </table:table-cell>
          <table:table-cell table:style-name="ce2" table:formula="of:=[.D1003]/1.4/2" office:value-type="float" office:value="0.956591796875" calcext:value-type="float">
            <text:p>0.957</text:p>
          </table:table-cell>
          <table:table-cell table:formula="of:=20*LOG10([.C1003]/['Params&amp;Config'.$C$11])" office:value-type="float" office:value="5.82328233006976" calcext:value-type="float">
            <text:p>5.82</text:p>
          </table:table-cell>
          <table:table-cell table:formula="of:=20*LOG10([.C1003]/['Params&amp;Config'.$C$12])" office:value-type="float" office:value="23.1067207493012" calcext:value-type="float">
            <text:p>23.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2" calcext:value-type="float">
            <text:p>1002</text:p>
          </table:table-cell>
          <table:table-cell table:formula="of:=(['Params&amp;Config'.$C$9]/['Params&amp;Config'.$C$10]) * [.C1004]" office:value-type="float" office:value="2.6811328125" calcext:value-type="float">
            <text:p>2.681</text:p>
          </table:table-cell>
          <table:table-cell table:style-name="ce2" table:formula="of:=[.D1004]*2" office:value-type="float" office:value="5.362265625" calcext:value-type="float">
            <text:p>5.362</text:p>
          </table:table-cell>
          <table:table-cell table:style-name="ce2" table:formula="of:=[.D1004]/1.4/2" office:value-type="float" office:value="0.957547433035714" calcext:value-type="float">
            <text:p>0.958</text:p>
          </table:table-cell>
          <table:table-cell table:formula="of:=20*LOG10([.C1004]/['Params&amp;Config'.$C$11])" office:value-type="float" office:value="5.83195521110792" calcext:value-type="float">
            <text:p>5.83</text:p>
          </table:table-cell>
          <table:table-cell table:formula="of:=20*LOG10([.C1004]/['Params&amp;Config'.$C$12])" office:value-type="float" office:value="23.1153936303394" calcext:value-type="float">
            <text:p>23.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3" calcext:value-type="float">
            <text:p>1003</text:p>
          </table:table-cell>
          <table:table-cell table:formula="of:=(['Params&amp;Config'.$C$9]/['Params&amp;Config'.$C$10]) * [.C1005]" office:value-type="float" office:value="2.68380859375" calcext:value-type="float">
            <text:p>2.684</text:p>
          </table:table-cell>
          <table:table-cell table:style-name="ce2" table:formula="of:=[.D1005]*2" office:value-type="float" office:value="5.3676171875" calcext:value-type="float">
            <text:p>5.368</text:p>
          </table:table-cell>
          <table:table-cell table:style-name="ce2" table:formula="of:=[.D1005]/1.4/2" office:value-type="float" office:value="0.958503069196429" calcext:value-type="float">
            <text:p>0.959</text:p>
          </table:table-cell>
          <table:table-cell table:formula="of:=20*LOG10([.C1005]/['Params&amp;Config'.$C$11])" office:value-type="float" office:value="5.84061944089175" calcext:value-type="float">
            <text:p>5.84</text:p>
          </table:table-cell>
          <table:table-cell table:formula="of:=20*LOG10([.C1005]/['Params&amp;Config'.$C$12])" office:value-type="float" office:value="23.1240578601232" calcext:value-type="float">
            <text:p>23.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4" calcext:value-type="float">
            <text:p>1004</text:p>
          </table:table-cell>
          <table:table-cell table:formula="of:=(['Params&amp;Config'.$C$9]/['Params&amp;Config'.$C$10]) * [.C1006]" office:value-type="float" office:value="2.686484375" calcext:value-type="float">
            <text:p>2.686</text:p>
          </table:table-cell>
          <table:table-cell table:style-name="ce2" table:formula="of:=[.D1006]*2" office:value-type="float" office:value="5.37296875" calcext:value-type="float">
            <text:p>5.373</text:p>
          </table:table-cell>
          <table:table-cell table:style-name="ce2" table:formula="of:=[.D1006]/1.4/2" office:value-type="float" office:value="0.959458705357143" calcext:value-type="float">
            <text:p>0.959</text:p>
          </table:table-cell>
          <table:table-cell table:formula="of:=20*LOG10([.C1006]/['Params&amp;Config'.$C$11])" office:value-type="float" office:value="5.84927503666339" calcext:value-type="float">
            <text:p>5.85</text:p>
          </table:table-cell>
          <table:table-cell table:formula="of:=20*LOG10([.C1006]/['Params&amp;Config'.$C$12])" office:value-type="float" office:value="23.1327134558949" calcext:value-type="float">
            <text:p>23.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5" calcext:value-type="float">
            <text:p>1005</text:p>
          </table:table-cell>
          <table:table-cell table:formula="of:=(['Params&amp;Config'.$C$9]/['Params&amp;Config'.$C$10]) * [.C1007]" office:value-type="float" office:value="2.68916015625" calcext:value-type="float">
            <text:p>2.689</text:p>
          </table:table-cell>
          <table:table-cell table:style-name="ce2" table:formula="of:=[.D1007]*2" office:value-type="float" office:value="5.3783203125" calcext:value-type="float">
            <text:p>5.378</text:p>
          </table:table-cell>
          <table:table-cell table:style-name="ce2" table:formula="of:=[.D1007]/1.4/2" office:value-type="float" office:value="0.960414341517857" calcext:value-type="float">
            <text:p>0.960</text:p>
          </table:table-cell>
          <table:table-cell table:formula="of:=20*LOG10([.C1007]/['Params&amp;Config'.$C$11])" office:value-type="float" office:value="5.85792201561354" calcext:value-type="float">
            <text:p>5.86</text:p>
          </table:table-cell>
          <table:table-cell table:formula="of:=20*LOG10([.C1007]/['Params&amp;Config'.$C$12])" office:value-type="float" office:value="23.141360434845" calcext:value-type="float">
            <text:p>23.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6" calcext:value-type="float">
            <text:p>1006</text:p>
          </table:table-cell>
          <table:table-cell table:formula="of:=(['Params&amp;Config'.$C$9]/['Params&amp;Config'.$C$10]) * [.C1008]" office:value-type="float" office:value="2.6918359375" calcext:value-type="float">
            <text:p>2.692</text:p>
          </table:table-cell>
          <table:table-cell table:style-name="ce2" table:formula="of:=[.D1008]*2" office:value-type="float" office:value="5.383671875" calcext:value-type="float">
            <text:p>5.384</text:p>
          </table:table-cell>
          <table:table-cell table:style-name="ce2" table:formula="of:=[.D1008]/1.4/2" office:value-type="float" office:value="0.961369977678571" calcext:value-type="float">
            <text:p>0.961</text:p>
          </table:table-cell>
          <table:table-cell table:formula="of:=20*LOG10([.C1008]/['Params&amp;Config'.$C$11])" office:value-type="float" office:value="5.86656039488156" calcext:value-type="float">
            <text:p>5.87</text:p>
          </table:table-cell>
          <table:table-cell table:formula="of:=20*LOG10([.C1008]/['Params&amp;Config'.$C$12])" office:value-type="float" office:value="23.149998814113" calcext:value-type="float">
            <text:p>23.1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7" calcext:value-type="float">
            <text:p>1007</text:p>
          </table:table-cell>
          <table:table-cell table:formula="of:=(['Params&amp;Config'.$C$9]/['Params&amp;Config'.$C$10]) * [.C1009]" office:value-type="float" office:value="2.69451171875" calcext:value-type="float">
            <text:p>2.695</text:p>
          </table:table-cell>
          <table:table-cell table:style-name="ce2" table:formula="of:=[.D1009]*2" office:value-type="float" office:value="5.3890234375" calcext:value-type="float">
            <text:p>5.389</text:p>
          </table:table-cell>
          <table:table-cell table:style-name="ce2" table:formula="of:=[.D1009]/1.4/2" office:value-type="float" office:value="0.962325613839286" calcext:value-type="float">
            <text:p>0.962</text:p>
          </table:table-cell>
          <table:table-cell table:formula="of:=20*LOG10([.C1009]/['Params&amp;Config'.$C$11])" office:value-type="float" office:value="5.87519019155574" calcext:value-type="float">
            <text:p>5.88</text:p>
          </table:table-cell>
          <table:table-cell table:formula="of:=20*LOG10([.C1009]/['Params&amp;Config'.$C$12])" office:value-type="float" office:value="23.1586286107872" calcext:value-type="float">
            <text:p>23.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8" calcext:value-type="float">
            <text:p>1008</text:p>
          </table:table-cell>
          <table:table-cell table:formula="of:=(['Params&amp;Config'.$C$9]/['Params&amp;Config'.$C$10]) * [.C1010]" office:value-type="float" office:value="2.6971875" calcext:value-type="float">
            <text:p>2.697</text:p>
          </table:table-cell>
          <table:table-cell table:style-name="ce2" table:formula="of:=[.D1010]*2" office:value-type="float" office:value="5.394375" calcext:value-type="float">
            <text:p>5.394</text:p>
          </table:table-cell>
          <table:table-cell table:style-name="ce2" table:formula="of:=[.D1010]/1.4/2" office:value-type="float" office:value="0.96328125" calcext:value-type="float">
            <text:p>0.963</text:p>
          </table:table-cell>
          <table:table-cell table:formula="of:=20*LOG10([.C1010]/['Params&amp;Config'.$C$11])" office:value-type="float" office:value="5.88381142267352" calcext:value-type="float">
            <text:p>5.88</text:p>
          </table:table-cell>
          <table:table-cell table:formula="of:=20*LOG10([.C1010]/['Params&amp;Config'.$C$12])" office:value-type="float" office:value="23.167249841905" calcext:value-type="float">
            <text:p>23.1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9" calcext:value-type="float">
            <text:p>1009</text:p>
          </table:table-cell>
          <table:table-cell table:formula="of:=(['Params&amp;Config'.$C$9]/['Params&amp;Config'.$C$10]) * [.C1011]" office:value-type="float" office:value="2.69986328125" calcext:value-type="float">
            <text:p>2.700</text:p>
          </table:table-cell>
          <table:table-cell table:style-name="ce2" table:formula="of:=[.D1011]*2" office:value-type="float" office:value="5.3997265625" calcext:value-type="float">
            <text:p>5.400</text:p>
          </table:table-cell>
          <table:table-cell table:style-name="ce2" table:formula="of:=[.D1011]/1.4/2" office:value-type="float" office:value="0.964236886160714" calcext:value-type="float">
            <text:p>0.964</text:p>
          </table:table-cell>
          <table:table-cell table:formula="of:=20*LOG10([.C1011]/['Params&amp;Config'.$C$11])" office:value-type="float" office:value="5.8924241052216" calcext:value-type="float">
            <text:p>5.89</text:p>
          </table:table-cell>
          <table:table-cell table:formula="of:=20*LOG10([.C1011]/['Params&amp;Config'.$C$12])" office:value-type="float" office:value="23.1758625244531" calcext:value-type="float">
            <text:p>23.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0" calcext:value-type="float">
            <text:p>1010</text:p>
          </table:table-cell>
          <table:table-cell table:formula="of:=(['Params&amp;Config'.$C$9]/['Params&amp;Config'.$C$10]) * [.C1012]" office:value-type="float" office:value="2.7025390625" calcext:value-type="float">
            <text:p>2.703</text:p>
          </table:table-cell>
          <table:table-cell table:style-name="ce2" table:formula="of:=[.D1012]*2" office:value-type="float" office:value="5.405078125" calcext:value-type="float">
            <text:p>5.405</text:p>
          </table:table-cell>
          <table:table-cell table:style-name="ce2" table:formula="of:=[.D1012]/1.4/2" office:value-type="float" office:value="0.965192522321429" calcext:value-type="float">
            <text:p>0.965</text:p>
          </table:table-cell>
          <table:table-cell table:formula="of:=20*LOG10([.C1012]/['Params&amp;Config'.$C$11])" office:value-type="float" office:value="5.90102825613624" calcext:value-type="float">
            <text:p>5.9</text:p>
          </table:table-cell>
          <table:table-cell table:formula="of:=20*LOG10([.C1012]/['Params&amp;Config'.$C$12])" office:value-type="float" office:value="23.1844666753677" calcext:value-type="float">
            <text:p>23.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1" calcext:value-type="float">
            <text:p>1011</text:p>
          </table:table-cell>
          <table:table-cell table:formula="of:=(['Params&amp;Config'.$C$9]/['Params&amp;Config'.$C$10]) * [.C1013]" office:value-type="float" office:value="2.70521484375" calcext:value-type="float">
            <text:p>2.705</text:p>
          </table:table-cell>
          <table:table-cell table:style-name="ce2" table:formula="of:=[.D1013]*2" office:value-type="float" office:value="5.4104296875" calcext:value-type="float">
            <text:p>5.410</text:p>
          </table:table-cell>
          <table:table-cell table:style-name="ce2" table:formula="of:=[.D1013]/1.4/2" office:value-type="float" office:value="0.966148158482143" calcext:value-type="float">
            <text:p>0.966</text:p>
          </table:table-cell>
          <table:table-cell table:formula="of:=20*LOG10([.C1013]/['Params&amp;Config'.$C$11])" office:value-type="float" office:value="5.90962389230341" calcext:value-type="float">
            <text:p>5.91</text:p>
          </table:table-cell>
          <table:table-cell table:formula="of:=20*LOG10([.C1013]/['Params&amp;Config'.$C$12])" office:value-type="float" office:value="23.1930623115349" calcext:value-type="float">
            <text:p>23.1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2" calcext:value-type="float">
            <text:p>1012</text:p>
          </table:table-cell>
          <table:table-cell table:formula="of:=(['Params&amp;Config'.$C$9]/['Params&amp;Config'.$C$10]) * [.C1014]" office:value-type="float" office:value="2.707890625" calcext:value-type="float">
            <text:p>2.708</text:p>
          </table:table-cell>
          <table:table-cell table:style-name="ce2" table:formula="of:=[.D1014]*2" office:value-type="float" office:value="5.41578125" calcext:value-type="float">
            <text:p>5.416</text:p>
          </table:table-cell>
          <table:table-cell table:style-name="ce2" table:formula="of:=[.D1014]/1.4/2" office:value-type="float" office:value="0.967103794642857" calcext:value-type="float">
            <text:p>0.967</text:p>
          </table:table-cell>
          <table:table-cell table:formula="of:=20*LOG10([.C1014]/['Params&amp;Config'.$C$11])" office:value-type="float" office:value="5.91821103055899" calcext:value-type="float">
            <text:p>5.92</text:p>
          </table:table-cell>
          <table:table-cell table:formula="of:=20*LOG10([.C1014]/['Params&amp;Config'.$C$12])" office:value-type="float" office:value="23.2016494497905" calcext:value-type="float">
            <text:p>23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3" calcext:value-type="float">
            <text:p>1013</text:p>
          </table:table-cell>
          <table:table-cell table:formula="of:=(['Params&amp;Config'.$C$9]/['Params&amp;Config'.$C$10]) * [.C1015]" office:value-type="float" office:value="2.71056640625" calcext:value-type="float">
            <text:p>2.711</text:p>
          </table:table-cell>
          <table:table-cell table:style-name="ce2" table:formula="of:=[.D1015]*2" office:value-type="float" office:value="5.4211328125" calcext:value-type="float">
            <text:p>5.421</text:p>
          </table:table-cell>
          <table:table-cell table:style-name="ce2" table:formula="of:=[.D1015]/1.4/2" office:value-type="float" office:value="0.968059430803572" calcext:value-type="float">
            <text:p>0.968</text:p>
          </table:table-cell>
          <table:table-cell table:formula="of:=20*LOG10([.C1015]/['Params&amp;Config'.$C$11])" office:value-type="float" office:value="5.92678968768899" calcext:value-type="float">
            <text:p>5.93</text:p>
          </table:table-cell>
          <table:table-cell table:formula="of:=20*LOG10([.C1015]/['Params&amp;Config'.$C$12])" office:value-type="float" office:value="23.2102281069205" calcext:value-type="float">
            <text:p>23.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4" calcext:value-type="float">
            <text:p>1014</text:p>
          </table:table-cell>
          <table:table-cell table:formula="of:=(['Params&amp;Config'.$C$9]/['Params&amp;Config'.$C$10]) * [.C1016]" office:value-type="float" office:value="2.7132421875" calcext:value-type="float">
            <text:p>2.713</text:p>
          </table:table-cell>
          <table:table-cell table:style-name="ce2" table:formula="of:=[.D1016]*2" office:value-type="float" office:value="5.426484375" calcext:value-type="float">
            <text:p>5.426</text:p>
          </table:table-cell>
          <table:table-cell table:style-name="ce2" table:formula="of:=[.D1016]/1.4/2" office:value-type="float" office:value="0.969015066964286" calcext:value-type="float">
            <text:p>0.969</text:p>
          </table:table-cell>
          <table:table-cell table:formula="of:=20*LOG10([.C1016]/['Params&amp;Config'.$C$11])" office:value-type="float" office:value="5.93535988042973" calcext:value-type="float">
            <text:p>5.94</text:p>
          </table:table-cell>
          <table:table-cell table:formula="of:=20*LOG10([.C1016]/['Params&amp;Config'.$C$12])" office:value-type="float" office:value="23.2187982996612" calcext:value-type="float">
            <text:p>23.2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5" calcext:value-type="float">
            <text:p>1015</text:p>
          </table:table-cell>
          <table:table-cell table:formula="of:=(['Params&amp;Config'.$C$9]/['Params&amp;Config'.$C$10]) * [.C1017]" office:value-type="float" office:value="2.71591796875" calcext:value-type="float">
            <text:p>2.716</text:p>
          </table:table-cell>
          <table:table-cell table:style-name="ce2" table:formula="of:=[.D1017]*2" office:value-type="float" office:value="5.4318359375" calcext:value-type="float">
            <text:p>5.432</text:p>
          </table:table-cell>
          <table:table-cell table:style-name="ce2" table:formula="of:=[.D1017]/1.4/2" office:value-type="float" office:value="0.969970703125" calcext:value-type="float">
            <text:p>0.970</text:p>
          </table:table-cell>
          <table:table-cell table:formula="of:=20*LOG10([.C1017]/['Params&amp;Config'.$C$11])" office:value-type="float" office:value="5.94392162546802" calcext:value-type="float">
            <text:p>5.94</text:p>
          </table:table-cell>
          <table:table-cell table:formula="of:=20*LOG10([.C1017]/['Params&amp;Config'.$C$12])" office:value-type="float" office:value="23.2273600446995" calcext:value-type="float">
            <text:p>23.2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6" calcext:value-type="float">
            <text:p>1016</text:p>
          </table:table-cell>
          <table:table-cell table:formula="of:=(['Params&amp;Config'.$C$9]/['Params&amp;Config'.$C$10]) * [.C1018]" office:value-type="float" office:value="2.71859375" calcext:value-type="float">
            <text:p>2.719</text:p>
          </table:table-cell>
          <table:table-cell table:style-name="ce2" table:formula="of:=[.D1018]*2" office:value-type="float" office:value="5.4371875" calcext:value-type="float">
            <text:p>5.437</text:p>
          </table:table-cell>
          <table:table-cell table:style-name="ce2" table:formula="of:=[.D1018]/1.4/2" office:value-type="float" office:value="0.970926339285714" calcext:value-type="float">
            <text:p>0.971</text:p>
          </table:table-cell>
          <table:table-cell table:formula="of:=20*LOG10([.C1018]/['Params&amp;Config'.$C$11])" office:value-type="float" office:value="5.95247493944139" calcext:value-type="float">
            <text:p>5.95</text:p>
          </table:table-cell>
          <table:table-cell table:formula="of:=20*LOG10([.C1018]/['Params&amp;Config'.$C$12])" office:value-type="float" office:value="23.2359133586729" calcext:value-type="float">
            <text:p>23.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7" calcext:value-type="float">
            <text:p>1017</text:p>
          </table:table-cell>
          <table:table-cell table:formula="of:=(['Params&amp;Config'.$C$9]/['Params&amp;Config'.$C$10]) * [.C1019]" office:value-type="float" office:value="2.72126953125" calcext:value-type="float">
            <text:p>2.721</text:p>
          </table:table-cell>
          <table:table-cell table:style-name="ce2" table:formula="of:=[.D1019]*2" office:value-type="float" office:value="5.4425390625" calcext:value-type="float">
            <text:p>5.443</text:p>
          </table:table-cell>
          <table:table-cell table:style-name="ce2" table:formula="of:=[.D1019]/1.4/2" office:value-type="float" office:value="0.971881975446429" calcext:value-type="float">
            <text:p>0.972</text:p>
          </table:table-cell>
          <table:table-cell table:formula="of:=20*LOG10([.C1019]/['Params&amp;Config'.$C$11])" office:value-type="float" office:value="5.96101983893828" calcext:value-type="float">
            <text:p>5.96</text:p>
          </table:table-cell>
          <table:table-cell table:formula="of:=20*LOG10([.C1019]/['Params&amp;Config'.$C$12])" office:value-type="float" office:value="23.2444582581698" calcext:value-type="float">
            <text:p>23.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8" calcext:value-type="float">
            <text:p>1018</text:p>
          </table:table-cell>
          <table:table-cell table:formula="of:=(['Params&amp;Config'.$C$9]/['Params&amp;Config'.$C$10]) * [.C1020]" office:value-type="float" office:value="2.7239453125" calcext:value-type="float">
            <text:p>2.724</text:p>
          </table:table-cell>
          <table:table-cell table:style-name="ce2" table:formula="of:=[.D1020]*2" office:value-type="float" office:value="5.447890625" calcext:value-type="float">
            <text:p>5.448</text:p>
          </table:table-cell>
          <table:table-cell table:style-name="ce2" table:formula="of:=[.D1020]/1.4/2" office:value-type="float" office:value="0.972837611607143" calcext:value-type="float">
            <text:p>0.973</text:p>
          </table:table-cell>
          <table:table-cell table:formula="of:=20*LOG10([.C1020]/['Params&amp;Config'.$C$11])" office:value-type="float" office:value="5.96955634049818" calcext:value-type="float">
            <text:p>5.97</text:p>
          </table:table-cell>
          <table:table-cell table:formula="of:=20*LOG10([.C1020]/['Params&amp;Config'.$C$12])" office:value-type="float" office:value="23.2529947597297" calcext:value-type="float">
            <text:p>23.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19" calcext:value-type="float">
            <text:p>1019</text:p>
          </table:table-cell>
          <table:table-cell table:formula="of:=(['Params&amp;Config'.$C$9]/['Params&amp;Config'.$C$10]) * [.C1021]" office:value-type="float" office:value="2.72662109375" calcext:value-type="float">
            <text:p>2.727</text:p>
          </table:table-cell>
          <table:table-cell table:style-name="ce2" table:formula="of:=[.D1021]*2" office:value-type="float" office:value="5.4532421875" calcext:value-type="float">
            <text:p>5.453</text:p>
          </table:table-cell>
          <table:table-cell table:style-name="ce2" table:formula="of:=[.D1021]/1.4/2" office:value-type="float" office:value="0.973793247767857" calcext:value-type="float">
            <text:p>0.974</text:p>
          </table:table-cell>
          <table:table-cell table:formula="of:=20*LOG10([.C1021]/['Params&amp;Config'.$C$11])" office:value-type="float" office:value="5.97808446061191" calcext:value-type="float">
            <text:p>5.98</text:p>
          </table:table-cell>
          <table:table-cell table:formula="of:=20*LOG10([.C1021]/['Params&amp;Config'.$C$12])" office:value-type="float" office:value="23.2615228798434" calcext:value-type="float">
            <text:p>23.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20" calcext:value-type="float">
            <text:p>1020</text:p>
          </table:table-cell>
          <table:table-cell table:formula="of:=(['Params&amp;Config'.$C$9]/['Params&amp;Config'.$C$10]) * [.C1022]" office:value-type="float" office:value="2.729296875" calcext:value-type="float">
            <text:p>2.729</text:p>
          </table:table-cell>
          <table:table-cell table:style-name="ce2" table:formula="of:=[.D1022]*2" office:value-type="float" office:value="5.45859375" calcext:value-type="float">
            <text:p>5.459</text:p>
          </table:table-cell>
          <table:table-cell table:style-name="ce2" table:formula="of:=[.D1022]/1.4/2" office:value-type="float" office:value="0.974748883928572" calcext:value-type="float">
            <text:p>0.975</text:p>
          </table:table-cell>
          <table:table-cell table:formula="of:=20*LOG10([.C1022]/['Params&amp;Config'.$C$11])" office:value-type="float" office:value="5.98660421572174" calcext:value-type="float">
            <text:p>5.99</text:p>
          </table:table-cell>
          <table:table-cell table:formula="of:=20*LOG10([.C1022]/['Params&amp;Config'.$C$12])" office:value-type="float" office:value="23.2700426349532" calcext:value-type="float">
            <text:p>23.2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21" calcext:value-type="float">
            <text:p>1021</text:p>
          </table:table-cell>
          <table:table-cell table:formula="of:=(['Params&amp;Config'.$C$9]/['Params&amp;Config'.$C$10]) * [.C1023]" office:value-type="float" office:value="2.73197265625" calcext:value-type="float">
            <text:p>2.732</text:p>
          </table:table-cell>
          <table:table-cell table:style-name="ce2" table:formula="of:=[.D1023]*2" office:value-type="float" office:value="5.4639453125" calcext:value-type="float">
            <text:p>5.464</text:p>
          </table:table-cell>
          <table:table-cell table:style-name="ce2" table:formula="of:=[.D1023]/1.4/2" office:value-type="float" office:value="0.975704520089286" calcext:value-type="float">
            <text:p>0.976</text:p>
          </table:table-cell>
          <table:table-cell table:formula="of:=20*LOG10([.C1023]/['Params&amp;Config'.$C$11])" office:value-type="float" office:value="5.99511562222159" calcext:value-type="float">
            <text:p>6</text:p>
          </table:table-cell>
          <table:table-cell table:formula="of:=20*LOG10([.C1023]/['Params&amp;Config'.$C$12])" office:value-type="float" office:value="23.2785540414531" calcext:value-type="float">
            <text:p>23.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22" calcext:value-type="float">
            <text:p>1022</text:p>
          </table:table-cell>
          <table:table-cell table:formula="of:=(['Params&amp;Config'.$C$9]/['Params&amp;Config'.$C$10]) * [.C1024]" office:value-type="float" office:value="2.7346484375" calcext:value-type="float">
            <text:p>2.735</text:p>
          </table:table-cell>
          <table:table-cell table:style-name="ce2" table:formula="of:=[.D1024]*2" office:value-type="float" office:value="5.469296875" calcext:value-type="float">
            <text:p>5.469</text:p>
          </table:table-cell>
          <table:table-cell table:style-name="ce2" table:formula="of:=[.D1024]/1.4/2" office:value-type="float" office:value="0.97666015625" calcext:value-type="float">
            <text:p>0.977</text:p>
          </table:table-cell>
          <table:table-cell table:formula="of:=20*LOG10([.C1024]/['Params&amp;Config'.$C$11])" office:value-type="float" office:value="6.00361869645726" calcext:value-type="float">
            <text:p>6</text:p>
          </table:table-cell>
          <table:table-cell table:formula="of:=20*LOG10([.C1024]/['Params&amp;Config'.$C$12])" office:value-type="float" office:value="23.2870571156887" calcext:value-type="float">
            <text:p>23.2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23" calcext:value-type="float">
            <text:p>1023</text:p>
          </table:table-cell>
          <table:table-cell table:formula="of:=(['Params&amp;Config'.$C$9]/['Params&amp;Config'.$C$10]) * [.C1025]" office:value-type="float" office:value="2.73732421875" calcext:value-type="float">
            <text:p>2.737</text:p>
          </table:table-cell>
          <table:table-cell table:style-name="ce2" table:formula="of:=[.D1025]*2" office:value-type="float" office:value="5.4746484375" calcext:value-type="float">
            <text:p>5.475</text:p>
          </table:table-cell>
          <table:table-cell table:style-name="ce2" table:formula="of:=[.D1025]/1.4/2" office:value-type="float" office:value="0.977615792410714" calcext:value-type="float">
            <text:p>0.978</text:p>
          </table:table-cell>
          <table:table-cell table:formula="of:=20*LOG10([.C1025]/['Params&amp;Config'.$C$11])" office:value-type="float" office:value="6.01211345472659" calcext:value-type="float">
            <text:p>6.01</text:p>
          </table:table-cell>
          <table:table-cell table:formula="of:=20*LOG10([.C1025]/['Params&amp;Config'.$C$12])" office:value-type="float" office:value="23.2955518739581" calcext:value-type="float">
            <text:p>23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table:formula="of:=(['Params&amp;Config'.$C$9]/['Params&amp;Config'.$C$10]) * [.C1026]" office:value-type="float" office:value="2.74" calcext:value-type="float">
            <text:p>2.740</text:p>
          </table:table-cell>
          <table:table-cell table:style-name="ce2" table:formula="of:=[.D1026]*2" office:value-type="float" office:value="5.48" calcext:value-type="float">
            <text:p>5.480</text:p>
          </table:table-cell>
          <table:table-cell table:style-name="ce2" table:formula="of:=[.D1026]/1.4/2" office:value-type="float" office:value="0.978571428571429" calcext:value-type="float">
            <text:p>0.979</text:p>
          </table:table-cell>
          <table:table-cell table:formula="of:=20*LOG10([.C1026]/['Params&amp;Config'.$C$11])" office:value-type="float" office:value="6.02059991327962" calcext:value-type="float">
            <text:p>6.02</text:p>
          </table:table-cell>
          <table:table-cell table:formula="of:=20*LOG10([.C1026]/['Params&amp;Config'.$C$12])" office:value-type="float" office:value="23.3040383325111" calcext:value-type="float">
            <text:p>23.3</text:p>
          </table:table-cell>
          <table:table-cell table:number-columns-repeated="4"/>
        </table:table-row>
        <table:table-row table:style-name="ro1" table:number-rows-repeated="1047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lots &amp; Test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6">00/00/0000</text:date>, <text:time style:data-style-name="N2" text:time-value="21:31:44.101451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5H45M34S</meta:editing-duration>
    <meta:editing-cycles>19</meta:editing-cycles>
    <meta:generator>LibreOffice/5.0.2.2$Linux_X86_64 LibreOffice_project/00m0$Build-2</meta:generator>
    <dc:date>2016-01-16T22:41:28.991419507</dc:date>
    <meta:document-statistic meta:table-count="4" meta:cell-count="6202" meta:object-count="0"/>
    <meta:user-defined meta:name="Info 1"/>
    <meta:user-defined meta:name="Info 2"/>
    <meta:user-defined meta:name="Info 3"/>
    <meta:user-defined meta:name="Info 4"/>
  </office:meta>
</office:document-meta>
</file>